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4" style:family="paragraph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6" style:family="paragraph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margin-left="0.635cm" fo:margin-right="0cm" fo:orphans="0" fo:widows="0" fo:text-indent="-0.635cm" style:auto-text-indent="false"/>
    </style:style>
    <style:style style:name="P11" style:family="paragraph" style:parent-style-name="Standard">
      <style:paragraph-properties fo:margin-left="0cm" fo:margin-right="0cm" fo:orphans="0" fo:widows="0" fo:text-indent="0.635cm" style:auto-text-indent="false"/>
    </style:style>
    <style:style style:name="P12" style:family="paragraph" style:parent-style-name="Standard">
      <style:paragraph-properties fo:margin-left="0cm" fo:margin-right="0cm" fo:orphans="0" fo:widows="0" fo:text-indent="0.635cm" style:auto-text-indent="false" fo:break-before="page"/>
    </style:style>
    <style:style style:name="P13" style:family="paragraph" style:parent-style-name="Standard">
      <style:paragraph-properties fo:orphans="0" fo:widows="0" fo:break-before="page"/>
    </style:style>
    <style:style style:name="P14" style:family="paragraph" style:parent-style-name="Standard">
      <style:paragraph-properties fo:orphans="0" fo:widows="0" fo:break-before="page">
        <style:tab-stops>
          <style:tab-stop style:position="5.888cm"/>
        </style:tab-stops>
      </style:paragraph-properties>
    </style:style>
    <style:style style:name="P15" style:family="paragraph" style:parent-style-name="Standard">
      <style:paragraph-properties fo:orphans="0" fo:widows="0" fo:break-before="page">
        <style:tab-stops>
          <style:tab-stop style:position="7.105cm"/>
        </style:tab-stops>
      </style:paragraph-properties>
    </style:style>
    <style:style style:name="P16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orphans="0" fo:widows="0" fo:break-before="page">
        <style:tab-stops>
          <style:tab-stop style:position="5.9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0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orphans="0" fo:widows="0" fo:break-before="page">
        <style:tab-stops>
          <style:tab-stop style:position="5.1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7.9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9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98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" style:family="paragraph" style:parent-style-name="Standard">
      <style:paragraph-properties fo:orphans="0" fo:widows="0">
        <style:tab-stops>
          <style:tab-stop style:position="0.58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orphans="0" fo:widows="0">
        <style:tab-stops>
          <style:tab-stop style:position="2.679cm"/>
          <style:tab-stop style:position="3.309cm"/>
          <style:tab-stop style:position="4.533cm"/>
          <style:tab-stop style:position="5.842cm"/>
          <style:tab-stop style:position="6.7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7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54cm"/>
          <style:tab-stop style:position="4.163cm"/>
          <style:tab-stop style:position="4.817cm" style:leader-style="solid" style:leader-text="-"/>
          <style:tab-stop style:position="6.0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orphans="0" fo:widows="0" fo:break-before="page">
        <style:tab-stops>
          <style:tab-stop style:position="6.7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364cm" style:leader-style="dotted" style:leader-text="."/>
          <style:tab-stop style:position="4.396cm"/>
          <style:tab-stop style:position="7.90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orphans="0" fo:widows="0">
        <style:tab-stops>
          <style:tab-stop style:position="1.732cm"/>
          <style:tab-stop style:position="3.5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4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96cm"/>
          <style:tab-stop style:position="7.4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08cm"/>
          <style:tab-stop style:position="7.44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0" style:family="paragraph" style:parent-style-name="Standard">
      <style:paragraph-properties fo:orphans="0" fo:widows="0" fo:break-before="page">
        <style:tab-stops>
          <style:tab-stop style:position="5.6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1" style:family="paragraph" style:parent-style-name="Standard">
      <style:paragraph-properties fo:orphans="0" fo:widows="0" fo:break-before="page">
        <style:tab-stops>
          <style:tab-stop style:position="2.425cm"/>
          <style:tab-stop style:position="3.224cm"/>
          <style:tab-stop style:position="3.8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0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3" style:family="paragraph" style:parent-style-name="Standard">
      <style:paragraph-properties fo:orphans="0" fo:widows="0">
        <style:tab-stops>
          <style:tab-stop style:position="1.563cm"/>
          <style:tab-stop style:position="2.425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9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5" style:family="paragraph" style:parent-style-name="Standard">
      <style:paragraph-properties fo:orphans="0" fo:widows="0">
        <style:tab-stops>
          <style:tab-stop style:position="1.817cm"/>
          <style:tab-stop style:position="4.9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6" style:family="paragraph" style:parent-style-name="Standard">
      <style:paragraph-properties fo:orphans="0" fo:widows="0" fo:break-before="page">
        <style:tab-stops>
          <style:tab-stop style:position="4.085cm"/>
          <style:tab-stop style:position="5.108cm" style:leader-style="dotted" style:leader-text="."/>
          <style:tab-stop style:position="6.385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43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8" style:family="paragraph" style:parent-style-name="Standard">
      <style:paragraph-properties fo:orphans="0" fo:widows="0" fo:break-before="page">
        <style:tab-stops>
          <style:tab-stop style:position="3.695cm"/>
          <style:tab-stop style:position="4.3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325cm"/>
          <style:tab-stop style:position="5.934cm"/>
          <style:tab-stop style:position="7.105cm"/>
          <style:tab-stop style:position="7.9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2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1" style:family="paragraph" style:parent-style-name="Standard">
      <style:paragraph-properties fo:orphans="0" fo:widows="0">
        <style:tab-stops>
          <style:tab-stop style:position="3.706cm" style:leader-style="solid" style:leader-text="_"/>
          <style:tab-stop style:position="3.83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27cm"/>
          <style:tab-stop style:position="4.598cm"/>
          <style:tab-stop style:position="5.791cm"/>
          <style:tab-stop style:position="6.69cm"/>
          <style:tab-stop style:position="7.28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644cm"/>
          <style:tab-stop style:position="6.13cm"/>
          <style:tab-stop style:position="8.00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4" style:family="paragraph" style:parent-style-name="Standard">
      <style:paragraph-properties fo:orphans="0" fo:widows="0">
        <style:tab-stops>
          <style:tab-stop style:position="1.039cm"/>
          <style:tab-stop style:position="3.8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96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6" style:family="paragraph" style:parent-style-name="Standard">
      <style:paragraph-properties fo:orphans="0" fo:widows="0" fo:break-before="page">
        <style:tab-stops>
          <style:tab-stop style:position="3.67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721cm"/>
          <style:tab-stop style:position="8.08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8" style:family="paragraph" style:parent-style-name="Standard">
      <style:paragraph-properties fo:orphans="0" fo:widows="0">
        <style:tab-stops>
          <style:tab-stop style:position="5.957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b2327" style:font-weight-asian="normal" style:font-weight-complex="normal"/>
    </style:style>
    <style:style style:name="P59" style:family="paragraph" style:parent-style-name="Standard">
      <style:paragraph-properties fo:orphans="0" fo:widows="0" fo:break-before="page">
        <style:tab-stops>
          <style:tab-stop style:position="4.28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71cm"/>
          <style:tab-stop style:position="5.496cm"/>
          <style:tab-stop style:position="7.8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1" style:family="paragraph" style:parent-style-name="Standard">
      <style:paragraph-properties fo:orphans="0" fo:widows="0" fo:break-before="page">
        <style:tab-stops>
          <style:tab-stop style:position="6.481cm"/>
          <style:tab-stop style:position="7.6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2" style:family="paragraph" style:parent-style-name="Standard">
      <style:paragraph-properties fo:orphans="0" fo:widows="0" fo:break-before="page">
        <style:tab-stops>
          <style:tab-stop style:position="5.304cm"/>
          <style:tab-stop style:position="6.227cm"/>
          <style:tab-stop style:position="6.743cm"/>
          <style:tab-stop style:position="7.2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3" style:family="paragraph" style:parent-style-name="Standard">
      <style:paragraph-properties fo:orphans="0" fo:widows="0" fo:break-before="page">
        <style:tab-stops>
          <style:tab-stop style:position="7.6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4" style:family="paragraph" style:parent-style-name="Standard">
      <style:paragraph-properties fo:orphans="0" fo:widows="0">
        <style:tab-stops>
          <style:tab-stop style:position="3.8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348cm"/>
          <style:tab-stop style:position="4.734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6" style:family="paragraph" style:parent-style-name="Standard">
      <style:paragraph-properties fo:orphans="0" fo:widows="0" fo:break-before="page">
        <style:tab-stops>
          <style:tab-stop style:position="3.233cm"/>
          <style:tab-stop style:position="6.027cm"/>
          <style:tab-stop style:position="7.396cm"/>
          <style:tab-stop style:position="8.0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7" style:family="paragraph" style:parent-style-name="Standard">
      <style:paragraph-properties fo:orphans="0" fo:widows="0">
        <style:tab-stops>
          <style:tab-stop style:position="3.73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8" style:family="paragraph" style:parent-style-name="Standard">
      <style:paragraph-properties fo:orphans="0" fo:widows="0">
        <style:tab-stops>
          <style:tab-stop style:position="2.12cm"/>
          <style:tab-stop style:position="2.12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9" style:family="paragraph" style:parent-style-name="Standard">
      <style:paragraph-properties fo:orphans="0" fo:widows="0" fo:break-before="page">
        <style:tab-stops>
          <style:tab-stop style:position="4.34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orphans="0" fo:widows="0" fo:break-before="page">
        <style:tab-stops>
          <style:tab-stop style:position="7.97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1" style:family="paragraph" style:parent-style-name="Standard">
      <style:paragraph-properties fo:orphans="0" fo:widows="0" fo:break-before="page">
        <style:tab-stops>
          <style:tab-stop style:position="7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8.38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3" style:family="paragraph" style:parent-style-name="Standard">
      <style:paragraph-properties fo:orphans="0" fo:widows="0">
        <style:tab-stops>
          <style:tab-stop style:position="3.778cm"/>
          <style:tab-stop style:position="4.60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0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432cm"/>
          <style:tab-stop style:position="3.84cm"/>
          <style:tab-stop style:position="7.63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759cm"/>
          <style:tab-stop style:position="6.0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198652" style:font-weight-asian="normal" style:font-weight-complex="normal"/>
    </style:style>
    <style:style style:name="P78" style:family="paragraph" style:parent-style-name="Standard">
      <style:paragraph-properties fo:orphans="0" fo:widows="0">
        <style:tab-stops>
          <style:tab-stop style:position="5.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9" style:family="paragraph" style:parent-style-name="Standard">
      <style:paragraph-properties fo:orphans="0" fo:widows="0">
        <style:tab-stops>
          <style:tab-stop style:position="2.824cm"/>
          <style:tab-stop style:position="5.6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3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73cm"/>
          <style:tab-stop style:position="3.732cm"/>
          <style:tab-stop style:position="5.149cm"/>
          <style:tab-stop style:position="6.98cm"/>
          <style:tab-stop style:position="7.5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2" style:family="paragraph" style:parent-style-name="Standard">
      <style:paragraph-properties fo:orphans="0" fo:widows="0">
        <style:tab-stops>
          <style:tab-stop style:position="2.806cm"/>
          <style:tab-stop style:position="5.75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orphans="0" fo:widows="0">
        <style:tab-stops>
          <style:tab-stop style:position="2.806cm"/>
          <style:tab-stop style:position="6.5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0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371cm"/>
          <style:tab-stop style:position="4.607cm" style:leader-style="solid" style:leader-text="_"/>
          <style:tab-stop style:position="4.734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7" style:family="paragraph" style:parent-style-name="Standard">
      <style:paragraph-properties fo:orphans="0" fo:widows="0">
        <style:tab-stops>
          <style:tab-stop style:position="5.618cm"/>
          <style:tab-stop style:position="6.611cm"/>
          <style:tab-stop style:position="8.43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6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7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979cm"/>
          <style:tab-stop style:position="4.748cm"/>
          <style:tab-stop style:position="5.2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orphans="0" fo:widows="0">
        <style:tab-stops>
          <style:tab-stop style:position="4.357cm"/>
          <style:tab-stop style:position="7.7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21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8.3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5" style:family="paragraph" style:parent-style-name="Standard">
      <style:paragraph-properties fo:orphans="0" fo:widows="0" fo:break-before="page">
        <style:tab-stops>
          <style:tab-stop style:position="7.4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6" style:family="paragraph" style:parent-style-name="Standard">
      <style:paragraph-properties fo:orphans="0" fo:widows="0">
        <style:tab-stops>
          <style:tab-stop style:position="4.1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8" style:family="paragraph" style:parent-style-name="Standard">
      <style:paragraph-properties fo:orphans="0" fo:widows="0">
        <style:tab-stops>
          <style:tab-stop style:position="0.427cm" style:leader-style="solid" style:leader-text="-"/>
          <style:tab-stop style:position="0.663cm" style:leader-style="solid" style:leader-text="-"/>
          <style:tab-stop style:position="0.801cm" style:leader-style="solid" style:leader-text="-"/>
          <style:tab-stop style:position="1.173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9" style:family="paragraph" style:parent-style-name="Standard">
      <style:paragraph-properties fo:orphans="0" fo:widows="0" fo:break-before="page">
        <style:tab-stops>
          <style:tab-stop style:position="4.86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337cm"/>
          <style:tab-stop style:position="5.4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2" style:family="paragraph" style:parent-style-name="Standard">
      <style:paragraph-properties fo:orphans="0" fo:widows="0">
        <style:tab-stops>
          <style:tab-stop style:position="3.433cm"/>
          <style:tab-stop style:position="4.29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3" style:family="paragraph" style:parent-style-name="Standard">
      <style:paragraph-properties fo:orphans="0" fo:widows="0" fo:break-before="page">
        <style:tab-stops>
          <style:tab-stop style:position="4.949cm"/>
          <style:tab-stop style:position="6.793cm"/>
          <style:tab-stop style:position="7.3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7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9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618cm"/>
          <style:tab-stop style:position="3.752cm" style:leader-style="solid" style:leader-text="_"/>
          <style:tab-stop style:position="4.752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7" style:family="paragraph" style:parent-style-name="Standard">
      <style:paragraph-properties fo:orphans="0" fo:widows="0" fo:break-before="page">
        <style:tab-stops>
          <style:tab-stop style:position="4.822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8" style:family="paragraph" style:parent-style-name="Standard">
      <style:paragraph-properties fo:orphans="0" fo:widows="0">
        <style:tab-stops>
          <style:tab-stop style:position="5.5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9" style:family="paragraph" style:parent-style-name="Standard">
      <style:paragraph-properties fo:orphans="0" fo:widows="0">
        <style:tab-stops>
          <style:tab-stop style:position="2.73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419cm"/>
          <style:tab-stop style:position="6.20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8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2" style:family="paragraph" style:parent-style-name="Standard">
      <style:paragraph-properties fo:orphans="0" fo:widows="0">
        <style:tab-stops>
          <style:tab-stop style:position="5.76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84cm"/>
          <style:tab-stop style:position="4.607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1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037cm"/>
          <style:tab-stop style:position="4.00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03cm"/>
          <style:tab-stop style:position="7.1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74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3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576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7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1" style:family="paragraph" style:parent-style-name="Standard">
      <style:paragraph-properties fo:orphans="0" fo:widows="0" fo:break-before="page">
        <style:tab-stops>
          <style:tab-stop style:position="6.97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227cm"/>
          <style:tab-stop style:position="8.3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94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8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8" style:family="paragraph" style:parent-style-name="Standard">
      <style:paragraph-properties fo:orphans="0" fo:widows="0" fo:break-before="page">
        <style:tab-stops>
          <style:tab-stop style:position="3.357cm"/>
          <style:tab-stop style:position="4.84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9" style:family="paragraph" style:parent-style-name="Standard">
      <style:paragraph-properties fo:orphans="0" fo:widows="0" fo:break-before="page">
        <style:tab-stops>
          <style:tab-stop style:position="5.63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0" style:family="paragraph" style:parent-style-name="Standard">
      <style:paragraph-properties fo:orphans="0" fo:widows="0" fo:break-before="page">
        <style:tab-stops>
          <style:tab-stop style:position="7.07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3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3" style:family="paragraph" style:parent-style-name="Standard">
      <style:paragraph-properties fo:orphans="0" fo:widows="0">
        <style:tab-stops>
          <style:tab-stop style:position="0.762cm"/>
          <style:tab-stop style:position="3.73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4" style:family="paragraph" style:parent-style-name="Standard">
      <style:paragraph-properties fo:orphans="0" fo:widows="0">
        <style:tab-stops>
          <style:tab-stop style:position="2.4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65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276cm"/>
          <style:tab-stop style:position="6.107cm"/>
          <style:tab-stop style:position="6.84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212cm"/>
          <style:tab-stop style:position="7.14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02cm"/>
          <style:tab-stop style:position="6.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9" style:family="paragraph" style:parent-style-name="Standard">
      <style:paragraph-properties fo:orphans="0" fo:widows="0" fo:break-before="page">
        <style:tab-stops>
          <style:tab-stop style:position="5.011cm"/>
          <style:tab-stop style:position="5.588cm"/>
          <style:tab-stop style:position="7.39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0" style:family="paragraph" style:parent-style-name="Standard">
      <style:paragraph-properties fo:orphans="0" fo:widows="0" fo:break-before="page">
        <style:tab-stops>
          <style:tab-stop style:position="3.963cm"/>
          <style:tab-stop style:position="7.3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1" style:family="paragraph" style:parent-style-name="Standard">
      <style:paragraph-properties fo:orphans="0" fo:widows="0">
        <style:tab-stops>
          <style:tab-stop style:position="2.794cm"/>
          <style:tab-stop style:position="5.6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7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3" style:family="paragraph" style:parent-style-name="Standard">
      <style:paragraph-properties fo:orphans="0" fo:widows="0">
        <style:tab-stops>
          <style:tab-stop style:position="5.403cm"/>
          <style:tab-stop style:position="7.4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4" style:family="paragraph" style:parent-style-name="Standard">
      <style:paragraph-properties fo:orphans="0" fo:widows="0">
        <style:tab-stops>
          <style:tab-stop style:position="3.6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5" style:family="paragraph" style:parent-style-name="Standard">
      <style:paragraph-properties fo:orphans="0" fo:widows="0" fo:break-before="page">
        <style:tab-stops>
          <style:tab-stop style:position="3.937cm"/>
          <style:tab-stop style:position="4.84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999cm"/>
          <style:tab-stop style:position="6.36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1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962cm"/>
          <style:tab-stop style:position="4.946cm"/>
          <style:tab-stop style:position="7.795cm"/>
          <style:tab-stop style:position="8.5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9" style:family="paragraph" style:parent-style-name="Standard">
      <style:paragraph-properties fo:orphans="0" fo:widows="0" fo:break-before="page">
        <style:tab-stops>
          <style:tab-stop style:position="6.8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0" style:family="paragraph" style:parent-style-name="Standard">
      <style:paragraph-properties fo:orphans="0" fo:widows="0" fo:break-before="page">
        <style:tab-stops>
          <style:tab-stop style:position="3.279cm"/>
          <style:tab-stop style:position="4.572cm" style:leader-style="solid" style:leader-text="_"/>
          <style:tab-stop style:position="4.918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1" style:family="paragraph" style:parent-style-name="Standard">
      <style:paragraph-properties fo:orphans="0" fo:widows="0">
        <style:tab-stops>
          <style:tab-stop style:position="2.11cm"/>
          <style:tab-stop style:position="4.195cm"/>
          <style:tab-stop style:position="6.258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23634d" style:font-weight-asian="normal" style:font-weight-complex="normal"/>
    </style:style>
    <style:style style:name="P15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79cm"/>
          <style:tab-stop style:position="4.692cm" style:leader-style="solid" style:leader-text="_"/>
          <style:tab-stop style:position="4.85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3" style:family="paragraph" style:parent-style-name="Standard">
      <style:paragraph-properties fo:orphans="0" fo:widows="0" fo:break-before="page">
        <style:tab-stops>
          <style:tab-stop style:position="3.94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4" style:family="paragraph" style:parent-style-name="Standard">
      <style:paragraph-properties fo:orphans="0" fo:widows="0">
        <style:tab-stops>
          <style:tab-stop style:position="3.586cm"/>
          <style:tab-stop style:position="4.63cm"/>
          <style:tab-stop style:position="4.874cm" style:leader-style="solid" style:leader-text="-"/>
          <style:tab-stop style:position="5.233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5" style:family="paragraph" style:parent-style-name="Standard">
      <style:paragraph-properties fo:orphans="0" fo:widows="0" fo:break-before="page">
        <style:tab-stops>
          <style:tab-stop style:position="5.7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456cm"/>
          <style:tab-stop style:position="7.4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7" style:family="paragraph" style:parent-style-name="Standard">
      <style:paragraph-properties fo:orphans="0" fo:widows="0" fo:break-before="page">
        <style:tab-stops>
          <style:tab-stop style:position="7.705cm"/>
          <style:tab-stop style:position="8.20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0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32cm"/>
          <style:tab-stop style:position="5.572cm"/>
          <style:tab-stop style:position="6.373cm"/>
          <style:tab-stop style:position="7.571cm" style:leader-style="dotted" style:leader-text="."/>
          <style:tab-stop style:position="7.782cm" style:leader-style="dotted" style:leader-text="."/>
          <style:tab-stop style:position="8.11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778cm"/>
          <style:tab-stop style:position="3.233cm"/>
          <style:tab-stop style:position="7.6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1" style:family="paragraph" style:parent-style-name="Standard">
      <style:paragraph-properties fo:orphans="0" fo:widows="0" fo:break-before="page">
        <style:tab-stops>
          <style:tab-stop style:position="7.68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2" style:family="paragraph" style:parent-style-name="Standard">
      <style:paragraph-properties fo:orphans="0" fo:widows="0">
        <style:tab-stops>
          <style:tab-stop style:position="5.2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8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4" style:family="paragraph" style:parent-style-name="Standard">
      <style:paragraph-properties fo:orphans="0" fo:widows="0" fo:break-before="page">
        <style:tab-stops>
          <style:tab-stop style:position="2.055cm"/>
          <style:tab-stop style:position="4.41cm"/>
          <style:tab-stop style:position="4.72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0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19a934" style:font-weight-asian="normal" style:font-weight-complex="normal"/>
    </style:style>
    <style:style style:name="P167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officeooo:paragraph-rsid="00232634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font-name="Microsoft Sans Serif" fo:font-size="12pt" fo:letter-spacing="normal" style:rfc-language-tag="la-001" fo:language="la" fo:font-style="normal" style:text-underline-style="none" fo:font-weight="normal" officeooo:rsid="00232634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style:use-window-font-color="true" loext:opacity="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style:use-window-font-color="true" loext:opacity="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language="el" fo:country="GR" style:language-asian="el" style:country-asian="GR" style:language-complex="el" style:country-complex="GR"/>
    </style:style>
    <style:style style:name="T11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2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3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4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5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6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17" style:family="text">
      <style:text-properties fo:language="el" fo:country="GR" fo:font-style="normal" officeooo:rsid="0019a934" style:language-asian="el" style:country-asian="GR" style:font-style-asian="normal" style:language-complex="el" style:country-complex="GR" style:font-style-complex="normal"/>
    </style:style>
    <style:style style:name="T18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9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0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9a934" style:font-style-asian="normal" style:font-style-complex="normal"/>
    </style:style>
    <style:style style:name="T32" style:family="text">
      <style:text-properties fo:font-style="normal" officeooo:rsid="001b2327" style:font-style-asian="normal" style:font-style-complex="normal"/>
    </style:style>
    <style:style style:name="T33" style:family="text">
      <style:text-properties fo:font-style="normal" officeooo:rsid="00218ee6" style:font-style-asian="normal" style:font-style-complex="normal"/>
    </style:style>
    <style:style style:name="T34" style:family="text">
      <style:text-properties fo:font-style="normal" officeooo:rsid="0023634d" style:font-style-asian="normal" style:font-style-complex="normal"/>
    </style:style>
    <style:style style:name="T35" style:family="text">
      <style:text-properties style:text-position="super 58%" fo:font-style="normal" style:font-style-asian="normal" style:font-style-complex="normal"/>
    </style:style>
    <style:style style:name="T36" style:family="text">
      <style:text-properties style:text-position="super 58%" fo:font-style="normal" style:font-style-asian="normal" style:font-style-complex="normal"/>
    </style:style>
    <style:style style:name="T37" style:family="text">
      <style:text-properties style:text-position="super 58%" fo:font-style="normal" style:font-style-asian="normal" style:font-style-complex="normal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style:text-position="super 58%" fo:font-style="italic" style:font-style-asian="italic" style:font-style-complex="italic"/>
    </style:style>
    <style:style style:name="T42" style:family="text">
      <style:text-properties style:text-position="super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43" style:family="text">
      <style:text-properties style:text-position="super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44" style:family="text">
      <style:text-properties style:text-position="sub 58%" fo:font-style="normal" style:font-style-asian="normal" style:font-style-complex="normal"/>
    </style:style>
    <style:style style:name="T45" style:family="text">
      <style:text-properties style:text-position="sub 58%" fo:font-style="normal" style:font-style-asian="normal" style:font-style-complex="normal"/>
    </style:style>
    <style:style style:name="T46" style:family="text">
      <style:text-properties style:text-position="sub 58%" fo:font-style="normal" style:font-style-asian="normal" style:font-style-complex="normal"/>
    </style:style>
    <style:style style:name="T47" style:family="text">
      <style:text-properties style:text-position="sub 58%" fo:font-style="italic" style:font-style-asian="italic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50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5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style:font-name="Microsoft Sans Serif" fo:font-size="12pt" fo:letter-spacing="normal" style:rfc-language-tag="la-001" fo:language="la" fo:font-style="italic" officeooo:rsid="00198652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53" style:family="text">
      <style:text-properties style:font-name="Microsoft Sans Serif" fo:font-size="12pt" fo:letter-spacing="normal" style:rfc-language-tag="la-001" fo:language="la" fo:font-style="italic" officeooo:rsid="001fcd54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54" style:family="text">
      <style:text-properties style:font-name="Microsoft Sans Serif" fo:font-size="12pt" fo:letter-spacing="normal" style:rfc-language-tag="la-001" fo:language="la" fo:font-style="normal" officeooo:rsid="00198652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55" style:family="text">
      <style:text-properties style:font-name="Microsoft Sans Serif" fo:font-size="12pt" fo:letter-spacing="normal" style:rfc-language-tag="la-001" fo:language="la" fo:font-style="normal" officeooo:rsid="0023634d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56" style:family="text">
      <style:text-properties fo:color="#000000" loext:opacity="100%" style:font-name="Liberation Sans" fo:font-size="18.2000007629395pt" fo:letter-spacing="normal" style:rfc-language-tag="la-001" fo:language="la" fo:font-style="normal" fo:font-weight="bold" officeooo:rsid="0019a934" fo:background-color="transparent" loext:char-shading-value="0" style:font-name-asian="Noto Sans CJK SC" style:font-size-asian="18.2000007629395pt" style:rfc-language-tag-asian="la-001" style:language-asian="la" style:font-style-asian="normal" style:font-weight-asian="bold" style:font-name-complex="Lohit Devanagari" style:font-size-complex="18.2000007629395pt" style:rfc-language-tag-complex="la-001" style:language-complex="la" style:font-style-complex="normal" style:font-weight-complex="bold" style:text-scale="100%"/>
    </style:style>
    <style:style style:name="T57" style:family="text">
      <style:text-properties fo:color="#000000" loext:opacity="100%" style:font-name="Liberation Sans" fo:font-size="18.2000007629395pt" fo:letter-spacing="normal" style:rfc-language-tag="la-001" fo:language="la" fo:font-weight="bold" officeooo:rsid="0019a934" fo:background-color="transparent" loext:char-shading-value="0" style:font-name-asian="Noto Sans CJK SC" style:font-size-asian="18.2000007629395pt" style:rfc-language-tag-asian="la-001" style:language-asian="la" style:font-weight-asian="bold" style:font-name-complex="Lohit Devanagari" style:font-size-complex="18.2000007629395pt" style:rfc-language-tag-complex="la-001" style:language-complex="la" style:font-weight-complex="bold" style:text-scale="100%"/>
    </style:style>
    <style:style style:name="T58" style:family="text">
      <style:text-properties fo:color="#000000" loext:opacity="100%" style:font-name="Liberation Sans" fo:font-size="16.1000003814697pt" fo:letter-spacing="normal" style:rfc-language-tag="la-001" fo:language="la" fo:font-weight="bold" officeooo:rsid="001a2272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9" style:family="text">
      <style:text-properties fo:color="#000000" loext:opacity="100%" style:font-name="Liberation Sans" fo:font-size="16.1000003814697pt" fo:letter-spacing="normal" style:rfc-language-tag="la-001" fo:language="la" fo:font-weight="bold" officeooo:rsid="001b2327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60" style:family="text">
      <style:text-properties fo:color="#000000" loext:opacity="100%" style:font-name="Liberation Sans" fo:font-size="16.1000003814697pt" fo:letter-spacing="normal" style:rfc-language-tag="la-001" fo:language="la" fo:font-weight="bold" officeooo:rsid="001cb58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61" style:family="text">
      <style:text-properties fo:color="#000000" loext:opacity="100%" style:font-name="Liberation Sans" fo:font-size="16.1000003814697pt" fo:letter-spacing="normal" style:rfc-language-tag="la-001" fo:language="la" fo:font-weight="bold" officeooo:rsid="001dff7a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62" style:family="text">
      <style:text-properties fo:color="#000000" loext:opacity="100%" style:font-name="Liberation Sans" fo:font-size="16.1000003814697pt" fo:letter-spacing="normal" style:rfc-language-tag="la-001" fo:language="la" fo:font-weight="bold" officeooo:rsid="001fcd5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63" style:family="text">
      <style:text-properties fo:color="#000000" loext:opacity="100%" style:font-name="Liberation Sans" fo:font-size="16.1000003814697pt" fo:letter-spacing="normal" style:rfc-language-tag="la-001" fo:language="la" fo:font-weight="bold" officeooo:rsid="00218ee6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64" style:family="text">
      <style:text-properties fo:color="#000000" loext:opacity="100%" style:font-name="Liberation Sans" fo:font-size="16.1000003814697pt" fo:letter-spacing="normal" style:rfc-language-tag="la-001" fo:language="la" fo:font-weight="bold" officeooo:rsid="0023263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65" style:family="text">
      <style:text-properties fo:color="#000000" loext:opacity="100%" style:font-name="Liberation Sans" fo:font-size="16.1000003814697pt" fo:letter-spacing="normal" style:rfc-language-tag="la-001" fo:language="la" fo:font-style="normal" fo:font-weight="bold" officeooo:rsid="001b2327" fo:background-color="transparent" loext:char-shading-value="0" style:font-name-asian="Noto Sans CJK SC" style:font-size-asian="16.1000003814697pt" style:rfc-language-tag-asian="la-001" style:language-asian="la" style:font-style-asian="normal" style:font-weight-asian="bold" style:font-name-complex="Lohit Devanagari" style:font-size-complex="16.1000003814697pt" style:rfc-language-tag-complex="la-001" style:language-complex="la" style:font-style-complex="normal" style:font-weight-complex="bold" style:text-scale="100%"/>
    </style:style>
    <style:style style:name="T66" style:family="text">
      <style:text-properties officeooo:rsid="001dff7a"/>
    </style:style>
    <style:style style:name="T67" style:family="text">
      <style:text-properties officeooo:rsid="001fcd54"/>
    </style:style>
    <style:style style:name="T68" style:family="text">
      <style:text-properties officeooo:rsid="00218ee6"/>
    </style:style>
    <style:style style:name="T69" style:family="text">
      <style:text-properties officeooo:rsid="00232634"/>
    </style:style>
    <style:style style:name="T70" style:family="text">
      <style:text-properties officeooo:rsid="002363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HIPPOCRATIS PROGNOSTICON<text:line-break/>ET GALENI IN EUM LIBRUM<text:line-break/>COMMENTARIUS I.<text:bookmark-end text:name="bookmark0"/></text:h>
      <text:h text:style-name="Heading_20_2" text:outline-level="2">I.</text:h>
      <text:p text:style-name="P16"><text:span text:style-name="T21">Iseedicum providentiae studio incumbere optimum</text:span><text:span text:style-name="T26"> eise<text:line-break/>mihi videtur.</text:span></text:p>
      <text:p text:style-name="P18"><text:span text:style-name="T26">Pro praenotione dixisse providentiam perspicuum est.<text:line-break/>Subjungit namque, </text:span><text:span text:style-name="T21">praenoscens enim et praedicens apud<text:line-break/>aegros.</text:span><text:span text:style-name="T26"> At huic operi praefationem praetexuit uecessa-<text:line-break/>riam, quamquam non admodum utatur praefationibus, ob</text:span></text:p>
      <text:p text:style-name="P20"><text:span text:style-name="T26">quosdam ut par est medicos, qui illius saeculo extiterunt,<text:line-break/>quales et nunc sunt qui fese methodicos nominant, asse-<text:line-break/>runtque medici officium esse aut praesentem tueri sanita-<text:line-break/>tem ut bene valentibus aut ut aegrotantibus deperditam<text:line-break/>restituere, vatis vero praedicere futura. Itaque Hippo-<text:line-break/>crates hac praefatione demonstrat perutilem medico prae-<text:line-break/>notiouem esse ad tres praecipuas causas oratione deducta:<text:line-break/>prima quod aegrotos mandatis suis magis obsequentes ha-,<text:line-break/>biturus sit: fecunda, quod qui praeviderit aegrotantibus<text:line-break/>eventura, multo se ante tempore adversus ea' apparaverit:<text:line-break/>tertia, quod mortis aegrotantium auctor ipse non aesti-<text:line-break/>matus fuerit* Vult autem haud id minus ipsi esse ac<text:line-break/>sanitatis causam aestimari. Jam itaque verbis mentem<text:line-break/>adhibeamus, quibus praecipuas illis causas ad struit.</text:span></text:p>
      <text:h text:style-name="P7" text:outline-level="2">II.</text:h>
      <text:p text:style-name="P16"><text:span text:style-name="T21">Praenoscens enim ac praedicens apud aegrotos et praesen-<text:line-break/>tiat et praeterita et sutura, quaeque aegri praetermittunt<text:line-break/>exponens, res utique aegrotantium magis agnoscere cre-<text:line-break/>detur, adeo ut fese homines medico cornmittere jiudeant.</text:span></text:p>
      <text:p text:style-name="P18"><text:span text:style-name="T26">Primam rationem hoc loco constituit dicens, audere<text:line-break/>magis homines </text:span><text:span text:style-name="T21">fefe medico credere propter praedicendi<text:line-break/>certitudinem.</text:span><text:span text:style-name="T26"> Ob eam namque medicus certo putatur res<text:line-break/>omnes aegrotantium ad unguem nosse, hoc est qualisuam<text:line-break/>sit morbi quo tenentur constitutio. Est autem demonstra-<text:line-break/>tionis structura ejusmodi. Medicus ex siis quae praedicit </text:span><text:span text:style-name="T26">•<text:line-break/></text:span><text:span text:style-name="T26">hanc sibi fidem conciliat, ut morbi naturam novisse videa-<text:line-break/>tur. Ille de quo concepta talis opinio est, aegros magis<text:line-break/>obsequentes habet. Cui magis aegri parent;,</text:span><text:span text:style-name="T26">. </text:span><text:span text:style-name="T26">is facilius<text:line-break/>morbos curat. </text:span><text:span text:style-name="T21">Et quae Uli praetermittunt exponit.</text:span><text:span text:style-name="T26"> Prae-</text:span></text:p>
      <text:p text:style-name="P20"><text:span text:style-name="T26">termittunt aegri non ea quidem quae prorsus ignorant,<text:line-break/>ut interpretum quorundam sententia est, nempe locos imo<text:line-break/>in corpore affectos aut earum causas et dispositiones, fed<text:line-break/>potius ex causis quidem antecedentes tantum, quas </text:span><text:span text:style-name="T11">προ-<text:line-break/>καταρκτικὰς </text:span><text:span text:style-name="T26">appellant, e corporis autem symptomatis ea<text:line-break/>quae conspicua sunt; veluti genae rubrae in peripneumo-<text:line-break/>nicis; horum enim quaedam praetermittunt. Quorum ali-<text:line-break/>qua a medicis recenseri si aegri audierint, quae ipsi inter<text:line-break/>narrandum omiserant, eos merito admirantur. Quod qua<text:line-break/>ratione fieri possit progressu sermonis explicabo.</text:span></text:p>
      <text:h text:style-name="Heading_20_2" text:outline-level="2">III.</text:h>
      <text:p text:style-name="P16"><text:span text:style-name="T21">Curationem autem optime instituet qui ex praesentibus<text:line-break/>affectibus futuros praeviderit; sunos etenim omnes ae-<text:line-break/>grotos efficere nemo potest. Id enim saret praestantius<text:line-break/>quam sutura praenoscere.</text:span></text:p>
      <text:p text:style-name="P19"><text:span text:style-name="T26">Usum praecognitionis secundum hoc loco explicat:<text:line-break/>nam explorato diligenter aegrotantis affectu, alios quidem<text:line-break/>affectus isti fuccedere folitos vetabit, aliorum vero magni-<text:line-break/>tudinem imminuet. Breviter omnibus strenue adversabi-<text:line-break/>tur, multo jam ante instructus, perinde ac bonus guber-<text:line-break/>nator imminente tempestate.</text:span></text:p>
      <text:h text:style-name="Heading_20_2" text:outline-level="2">IV.</text:h>
      <text:p text:style-name="P16"><text:span text:style-name="T21">. Quum vero homines intereant, alii quidem vi morbi prius<text:line-break/>quam medicum arcejsunt detenti, alii</text:span><text:span text:style-name="T26"> vero etiam </text:span><text:span text:style-name="T21">vo-<text:line-break/>cato medico repente, hi intra primum diem, illi post<text:line-break/>plures aliquot dies moriuntur, prius quam medicus ad-<text:line-break/>versus singulos morbos arte resistat, debet utique me-<text:line-break/>dicus morborum ejusmodi naturas cognoscere</text:span><text:span text:style-name="T26">, quantum<text:line-break/></text:span><text:span text:style-name="T21">corporis vires exsuperent, stmulque et st quid su morbis<text:line-break/>divinum instt, hujus providentiam ediscere. Debet au-<text:line-break/>tem differentias morborum afstdue in vulgus grajfantium</text:span></text:p>
      <text:p text:style-name="P19"><text:span text:style-name="T21">cito animadvertere nec temporis statum ignorare. Sic<text:line-break/>enim eum omnes merito admirabuntur et medicus opti-<text:line-break/>mus censebitur. Namque et eos qui servari poscunt<text:line-break/>multo etiam melius servare poterit, longe ante</text:span><text:span text:style-name="T26"> singu-<text:line-break/>lorum </text:span><text:span text:style-name="T21">curationem praemeditatus et eos qui tum obituri<text:line-break/>mortem, tum evasuri stnt st praeviderit, praedixeritque,<text:line-break/>omni prorsus culpa vacabit:</text:span></text:p>
      <text:p text:style-name="P18"><text:span text:style-name="T26">Hac oratione duos, quos'ante explicavimus praecog-<text:line-break/>nitionis usus, denuo confirmat: atque tertium insuper ad-<text:line-break/>jecit, medico neminem vitio daturum, si eos qui mortem<text:line-break/>evasuri sunt et obituri praedixerit. Nuper enim ex me-<text:line-break/>dicis quidam adolescentem cui jam madores, quales in<text:line-break/>animi deliquiis fiunt, toto corpore prodire coeperant,<text:line-break/>ignarus in balneum intromisit. Deinde qunm. sudor co-<text:line-break/>piosus provenisset, ipse sibi vehementer gratulatus est,<text:line-break/>quasi lavandi opportunum tempus optime conjectasset.<text:line-break/>Verum juvenis ipfe non multo post obiit, ejusque assi-</text:span></text:p>
      <text:p text:style-name="P20"><text:span text:style-name="T26">nes medicum de caede postea accusarunt. Hactenus prae- /<text:line-break/>sationem excepta tantum divini significatione brevissime<text:line-break/>interpretati sumus; quod quidem interpretandi genus iis<text:line-break/>convenit, qui prima jam callent volantque statim ex libro<text:line-break/>fructum capere. At qui linguae Graecae ignari sunt vel<text:line-break/>orationis consequentiam non intelligunt vel optima qui-<text:line-break/>dem neglignnt, in sophisticis autem etiam nunc aride<text:line-break/>versantur, alius magis convenit interpretationis modus,<text:line-break/>qui longioribus verbis absolvitur, quem tamen totum illis<text:line-break/>licet qui compendio utilitatem quaerunt praetermittere,<text:line-break/>si quae in hujus libelli medio scripta sunt praetereant<text:line-break/>usque ad haec verba. </text:span><text:span text:style-name="T21">Sunt autem haec in acutis morbis<text:line-break/>consideranda. Medico providentiae studium, ut mihi qui-<text:line-break/>dem videtur, optimum esu</text:span><text:span text:style-name="T26"> 'Non videtur Hippocrates com-<text:line-break/>muni Graecorum more usus esse providentiae vocabulo.<text:line-break/>Hoc enim nomine curam et sollicitudinem significant, qno-<text:line-break/>modo etiam- ridetur hoc versu Euripides usurpasse:</text:span></text:p>
      <text:p text:style-name="P20"><text:span text:style-name="T21">At illi jam mordens tamen<text:line-break/>Sollicita multum est condecenter ut cadat.</text:span></text:p>
      <text:p text:style-name="P21"><text:span text:style-name="T26">Quin etiam providere verbum secundum omnes modos<text:line-break/>infinitas habet apud Graecos significationes. Significat<text:line-break/>enim et curam habere et quod utile sit ante praeparare.<text:line-break/>Sed et vulgatum illud problema, mundum </text:span><text:span text:style-name="T11">προνοία,' </text:span><text:span text:style-name="T26">pro-<text:line-break/></text:span><text:span text:style-name="T21">videntia,</text:span><text:span text:style-name="T26"> gubernari, eandem significationem habet. Verum<text:line-break/>Hippocrates non hoc modo, sed </text:span><text:span text:style-name="T11">τὴν πρόνοιαν </text:span><text:span text:style-name="T26">pro prae-<text:line-break/>coguitione usurpavit, nec id quidem uti mini videtur sim-<text:line-break/>pliciter, sed ex significato quodam, quod communiter<text:line-break/>utrique appellationi inest. Siquidem verbum </text:span><text:span text:style-name="T11">προνοεῖσθαι<text:line-break/></text:span><text:span text:style-name="T26">atque item </text:span><text:span text:style-name="T11">τῆς προνοίας, </text:span><text:span text:style-name="T26">hoc est providentiae, nomen ab<text:line-break/>Homero inventa sunt, </text:span><text:span text:style-name="T11">ἀπὸ </text:span><text:span text:style-name="T18">τον νοησαι</text:span><text:span text:style-name="T11"> τὰ πράγματα πρὶν<text:line-break/>ἔσεσθαι, </text:span><text:span text:style-name="T26">hoc est quod ree ante quam fiant videamus.<text:line-break/>Eandem vero originem habent </text:span><text:span text:style-name="T11">τὸ προγνῶναι καὶ ἡ πρό-<text:line-break/>γνωσις, </text:span><text:span text:style-name="T26">hoc est praecognoscere et praecognitio. Quaecun-<text:line-break/>que igitur natura quidem sub fensum cadunt, prius autem<text:line-break/>quam ipsa oculis intueamur, ratione inquirimus, haec me-</text:span></text:p>
      <text:p text:style-name="P20"><text:span text:style-name="T26">rito </text:span><text:span text:style-name="T11">προνοεῖν,; </text:span><text:span text:style-name="T26">hoc est praevidere, dicimus, verbo, ipso in-<text:line-break/>dicantes </text:span><text:span text:style-name="T11">τὸ πρὶν </text:span><text:span text:style-name="T18">ίσΐσ&amp;αι </text:span><text:span text:style-name="T21">voftv,</text:span><text:span text:style-name="T26"> id est quod ea ante quam<text:line-break/>sint videamus. Quocirca et res eas, quae derepente fiunt,,<text:line-break/></text:span><text:span text:style-name="T11">ἀκούσια καὶ ἀπρονόητα, </text:span><text:span text:style-name="T26">id est invito et improviso, quae<text:line-break/>autem consulto </text:span><text:span text:style-name="T11">ἐκ προνοίας </text:span><text:span text:style-name="T26">factas esse dicuut. In eadem<text:line-break/>porro significatione sumptum 'est quod a Solone dicitur,<text:line-break/>judices autem Areopagitae cognoscant de caede,, vulnere,<text:line-break/>incendio </text:span><text:span text:style-name="T11">εχ προνοίας, </text:span><text:span text:style-name="T26">hoe est providentia consnltoque per-<text:line-break/>petratis,; deque eo, qui exhibito medicamento homicidium<text:line-break/>fecerit. Sed antiquos etiam rhetoras videas nominibus<text:line-break/>verbisque istiusmodi frequentissime usos., apud quos quae<text:line-break/></text:span><text:span text:style-name="T11">ἐκ προνοίας </text:span><text:span text:style-name="T26">facta sunt, illis quae nullo ante initu consilio<text:line-break/>provenere opponuntur. Veluti si; quis nolens aliquem<text:line-break/>mutilaverit aut iratus percusserit. Haec enim non </text:span><text:span text:style-name="T11">ἐκ<text:line-break/>προνοίας, </text:span><text:span text:style-name="T26">, hoc est providentia consultoque facta esse di-<text:line-break/>cunt. Si autem aliquis multo ante meditatus rationem<text:line-break/>fecum inierit, qua facinus auderet, admiseritque </text:span><text:span text:style-name="T11">ἐκ προ-<text:line-break/>νοἰας, </text:span><text:span text:style-name="T26">jam factum id fuisse loquuntur- Est igitur </text:span><text:span text:style-name="T11">τῆς προ-<text:line-break/></text:span><text:span text:style-name="T18">νοίας</text:span><text:span text:style-name="T11"> </text:span><text:span text:style-name="T26">nomen apud Graecos commune rebus bene maleque</text:span></text:p>
      <text:p text:style-name="P20"><text:span text:style-name="T26">gestis ned,'"tit aliqui putant, lu bonis tantum sulet ustis-<text:line-break/>pari. Nam hoe ipsum problema quo quaeritur mundusne<text:line-break/>fortuna gubernetur, an </text:span><text:span text:style-name="T11">ἐκ προνοίας, </text:span><text:span text:style-name="T26">hoc est providentia<text:line-break/>secundum eommunem significationem dictum est; id quod<text:line-break/>ex fortunae oppositione palet. Quamquam suut qui non<text:line-break/>fortunam,' sed casum </text:span><text:span text:style-name="T11">τῇ προνοία </text:span><text:span text:style-name="T26">adverfum statuant, idem<text:line-break/>plane utroque nomine significantes. Praeterea faepe dici-<text:line-break/>tiara philoscphis mundum, </text:span><text:span text:style-name="T11">τῇ τον βελτίστου προνοίά </text:span><text:span text:style-name="T26">gu-<text:line-break/>bernari. Addunt auteur </text:span><text:span text:style-name="T11">τοΰ βελτίστου, </text:span><text:span text:style-name="T26">id est optimi, pro-<text:line-break/>pterea'quod providentiae nomen boni malique commune<text:line-break/>esse intelligunt. Itaque si </text:span><text:span text:style-name="T11">τῆς προνοίας </text:span><text:span text:style-name="T26">nomen hoc modo<text:line-break/>commune sit, perspicuum est </text:span><text:span text:style-name="T11">ἀπὸ τοΰ πρὶν ἔσεσθαι νοεῖν<text:line-break/></text:span><text:span text:style-name="T26">inditum illi nomen fuisse. Est vero </text:span><text:span text:style-name="T11">τῆς πρθ/ίώσεθίς, </text:span><text:span text:style-name="T26">hoc<text:line-break/>est praecognitionis, origo eadem. Nam quae cum sensibus<text:line-break/>apprehendere- possimus; signis tamen quibusdam investiga-<text:line-break/>rnus, merito talia </text:span><text:span text:style-name="T11">προνρεῖν» </text:span><text:span text:style-name="T26">hoc est praevidere dicimus,<text:line-break/>perinde ac- si diceremus ea nos videre animoquo concipere<text:line-break/>prius quam oculis subjiciantur et spectentur. Mihi vero<text:line-break/>videtur eam </text:span><text:span text:style-name="T11">πρόνοιαν, </text:span><text:span text:style-name="T26">quae fortunae ex adverio opponi</text:span></text:p>
      <text:p text:style-name="P19"><text:span text:style-name="T26">tnr,non habere, communem illam signisicationem. ' Talis<text:line-break/>enim </text:span><text:span text:style-name="T11">πρόνοια </text:span><text:span text:style-name="T26">boiiorum -tantum est, quamlo universi </text:span><text:span text:style-name="T11">πρὸ-</text:span></text:p>
      <text:p text:style-name="P16"><text:span text:style-name="T11">, νοια </text:span><text:span text:style-name="T26">malum -opus esse non .potest- Est igitur rerum fe-<text:line-break/>cundum tria-tempora, non tantum futuri, praecognitio.<text:line-break/>Nec vero minus-laudis meretur vates, qui praeterita quae<text:line-break/>iioti •viderit perinde ac si nunc essent recenset, quam qui<text:line-break/>sutura praedicit. Sed al qui ea dicit, quae nunc fiunt,<text:line-break/>prius quam viderit',nulla lu re illis inferior vates esu<text:line-break/>Id quod ipse Hippodrates his verbis indicavit; </text:span><text:span text:style-name="T21">nam qui</text:span></text:p>
      <text:p text:style-name="P16"><text:span text:style-name="T21">. praecognoscit et aegris praedicit:, quaepraesuntia sunt,,<text:line-break/></text:span><text:span text:style-name="T26">qttae praecesiere quaeque, fatura: fam. Itaque ejusdem<text:line-break/>artis est praeterite, qnae nunquam: videris dicere, quemad-<text:line-break/>modum facta sint et praefentia suturaque exponere. Usu<text:line-break/>tamen permultum iuter sc differunt. Est enim suturorum<text:line-break/>praecognitio utilissima, praeteritorum autem cum ad alias<text:line-break/>quidem res. inutilis sit sc illi modo, qui artem suam ossen-<text:line-break/>tare cupit, utilis esse potest. Caetesuni quae hactenus a<text:line-break/>me dicta sunt etsi minime ad artem medicam pertinent,'</text:span></text:p>
      <text:p text:style-name="P19"><text:span text:style-name="T26">non sunt tamen ab enarratione aliena, quae nominum<text:line-break/>significationes exponit. At vero illa quae interpretum<text:line-break/>plerique de auctoris moribus prodidere, ut aliqua in re<text:line-break/>utilia sint, enarrationis modum excedunt, veluti quum<text:line-break/>hoc loco ejus modestiam commendant,, quod dixerit sibi<text:line-break/>videri optimum esse. Ajunt enim eum sic dicere potuisse.<text:line-break/>Medico providentiae studium optimum esu Ipse tamen<text:line-break/>addidit sibi videri, quamvis id ipsum postea demonstraturus<text:line-break/>lesset. Verum quae Herophilus de discrimine praecognitio-<text:line-break/>.nis et praedictionis, disseruit, non modo nihil utilitatis<text:line-break/>habent et improprie dicta sunt, sed etiam, sophistica sunt<text:line-break/>atque falsa. Atqui ipse rerum differentias se tradere, non<text:line-break/>novas significationes comminisci arbitratur. Qua in re<text:line-break/>hoc primum ille quidem peccat, quod ignoret se de no-<text:line-break/>minum significatione, non de natura rerum quae ad me-<text:line-break/>dicinam conserunt disserere. Siquidem cognitio quae in<text:line-break/>praecognitionis nomine continetur, ut plurimum in re<text:line-break/>. certa flabilique solet usurpari, quae tamen si quid etiam</text:span></text:p>
      <text:p text:style-name="P20"><text:span text:style-name="T26">aliquando illi deest, quo minus certissima sit, ne tum qui-<text:line-break/>dem nomen amittit. Itaque qui eam exponunt, aliquando<text:line-break/>eum adjuncto vel exactam vel certam vel firmam vel etiam<text:line-break/>perpetuam cognitionem appellant; ex adjuncto ipso indi-<text:line-break/>cantes non sernper certam rem cognitionis nomine de-,<text:line-break/>signari. Est igitur et praecognitio gemina certa quidem,<text:line-break/>ut post hiemem suturum ver deinde aestatem, postea au-<text:line-break/>ctummim, non certa autem eorum, quae de luna scripsit<text:line-break/>Aratus:</text:span></text:p>
      <text:p text:style-name="P18"><text:span text:style-name="T21">Si bene promineant sublimia cornua.</text:span></text:p>
      <text:p text:style-name="P18"><text:span text:style-name="T21">Vim Loreae exspectes, austrum resupina ciebunt.</text:span></text:p>
      <text:p text:style-name="P21"><text:span text:style-name="T26">Sic enim ut plurimum evenire observatum est, sed tamen<text:line-break/>aliter nonnunquarn accidit. Existimat autem Herophilus<text:line-break/>praecognitionem quidem certam esse, praedictionem vero<text:line-break/>non' item. Dicit enim multa praedici, quae non eveniunt.<text:line-break/>Quasi vero praedicere aliquis ea possit, quae non ante</text:span></text:p>
      <text:p text:style-name="P20"><text:span text:style-name="T26">cognoverit aut aliquid voce enunciare, quod animo prius<text:line-break/>non perceperit. Quod, si nolint cognitum appellare, uti-,<text:line-break/>que </text:span><text:span text:style-name="T11">δοξαζόμενον</text:span><text:span text:style-name="T26">, id est existimatum vocabunt, lia tamen<text:line-break/>ut primum ni animo extiterit praedicentis, atque si non<text:line-break/>praecognitionem, at certe </text:span><text:span text:style-name="T11">προδόξασιν, </text:span><text:span text:style-name="T26">hoc est si dicere li-<text:line-break/>ceat, praeexistimationem, quo tamen nomine ut Graeci<text:line-break/>nunquam usi videntur, sic nec ipfie Herophilus, etiamsi plu-<text:line-break/>rimum barbare loquatur. Itaque vel nomen, istud </text:span><text:span text:style-name="T11">προδο-<text:line-break/>ξάσεως </text:span><text:span text:style-name="T26">imponat, quod aliquid a praecognitione diversum<text:line-break/>significet simulque hominibus persuadeat, ut novum hoc<text:line-break/>nomen recipiant vel si efficere id non potest, significationes<text:line-break/>nominum lutelligat et longo jam usu receptas admittat.<text:line-break/>Usitatum vero receptumque est fpem quae de suturis ut<text:line-break/>plurimum habetur et eam quidem certam vocari praecog<text:line-break/>nitionem. Verum non decet praestantem medicum difqui-<text:line-break/>rendis ejusmodi rebus distineri; sed rationem potius inire,<text:line-break/>qua praedicens aegris futura, saepe vera dicere et raro,<text:line-break/>aberrare possit. Haec quidem vox una est&gt;, qua dicitur</text:span></text:p>
      <text:p text:style-name="P20"><text:span text:style-name="T26">ut plurimum, </text:span><text:span text:style-name="T26">sed </text:span><text:span text:style-name="T26">quae res plurimas </text:span><text:span text:style-name="T26">magis minusque diffe-<text:line-break/>rentes et'multiplices </text:span><text:span text:style-name="T26">comprehendat. </text:span><text:span text:style-name="T26">Si quis enim ex<text:line-break/>viginti praedictionibus unam modo falsam proserat, verum-<text:line-break/>quidem perpetuo non dixit, attamen illi praestat., qui bis<text:line-break/>aberravit atque iste illi, qui ter, ut et is rursus illo qui<text:line-break/>quater mate praedixit longe verior esu .Inter se tamen<text:line-break/>omnes conveniunt, sic rem ut plurimum cecidisse, quo-<text:line-break/>modo praedixerant, ltaque praecepta ejusmodi ex quibus.?<text:line-break/>verius allero. praedicere quis potest , amplecti et tractare<text:line-break/>convenit, inutile autem supervacaneumque illud de norni-<text:line-break/>num significationibus studium aversari et fugere, quod</text:span></text:p>
      <text:p text:style-name="P16"><text:span text:style-name="T26">’ </text:span><text:span text:style-name="T26">Prodicus ille, tantus sophista quia plus aequo amplexatus<text:line-break/>est, doctorum omnium odium in se concitavit, atque apud .<text:line-break/>Platonem scommatis a Socrate saepissime lacessitur, vir<text:line-break/>alioqui multum, celebris et laudatus. Sed ego fortasse<text:line-break/>reprehensione, dignus sim, qui statim ab initio Herophili<text:line-break/>mentionem fecerim. Siquidem his qui ad artis operam.;<text:line-break/>festinant, veritatem quam celerrime exponere praestat nec<text:line-break/>ipsos decet sophistarum nugas partim exponendo, partim</text:span></text:p>
      <text:p text:style-name="P19"><text:span text:style-name="T26">etiam refellendo remorari. Itaque commodissime facturus<text:line-break/>videor , si his commentariis utilia tantum persequar , po-<text:line-break/>stea vero, alio opere, quum plus erit otii, quae Herophi-<text:line-break/>les contra Hippocratis prognosticum conscripsit examinem</text:span></text:p>
      <text:p text:style-name="P21"><text:span text:style-name="T26">-atque explorem. </text:span><text:span text:style-name="T21">Et qtcae illi</text:span><text:span text:style-name="T26"> praetermittunt </text:span><text:span text:style-name="T21">exponit,<text:line-break/>creditur aegrotantium res rectifstme intelligere.</text:span><text:span text:style-name="T26"> Qui ali- .<text:line-break/>quid ejusmodi explicare conantur, eos non prius decet<text:line-break/>animum ad scribendum appellere quam opere id ipfum<text:line-break/>demonstrariut. Est enim facile cuivis quod voles scribere,<text:line-break/>sed difficile admodum est rationem viamque ejusmodi ex-<text:line-break/>plicare, ut qui aegrotantibus non modo praedicit futura,<text:line-break/>verum etiam praeterita refert, quibus dum fierent non </text:span><text:span text:style-name="T26">:<text:line-break/></text:span><text:span text:style-name="T26">intererat, atque illa similiter quae nunc aegro accidere,<text:line-break/>quae nec ab illo intellexit nec ipse vidit magna ex parte<text:line-break/>verax sit; Sed scriptis quidem nostris fides haud temere<text:line-break/>adhiberi potest, ut’ qui re ipsa quam vera sit haec con-<text:line-break/>templatio ante comprobaverimus. Verum ne quae scripta<text:line-break/>funt a nobis in hujus praefationis expositione, postea quum</text:span></text:p>
      <text:p text:style-name="P19"><text:span text:style-name="T26">particulatini singulas sententias interpretabimur denuo fcri-<text:line-break/>bere compellamur, optime facturus rideor, si de his om-<text:line-break/>nibus dicere " supersedeam 'donec medica vocabula quae<text:line-break/>hoc in libro passim habentur enarrem, eoque potissimum<text:line-break/>quod quum apprime necessarium id sit nemo ex inter-<text:line-break/>pretibus praestitit. Quid enim -sit in quo Hippocrates me-<text:line-break/>dicum exerceri cupit, hoc quidem loco praetermisit nec<text:line-break/>•-ostendit quoque praeterita aut praesentia quidem, sed quae<text:line-break/>nullo sensu agnoverimus, praecognoscere oporteat. </text:span><text:span text:style-name="T21">Simub-<text:line-break/>que praevidere st quid in morbis divinum instt.</text:span><text:span text:style-name="T26"> Quidnam<text:line-break/>divinum hoc sit quod Hippocrates vult praevideri, non '<text:line-break/>convenit inter hujus libri interpretes. Sunt enim qui ar-<text:line-break/>bitrentur ira aliqua deorum homines morbo corripi, cujus<text:line-break/>rei faciunt quidem ex historiis fidem, sed nullam rationem<text:line-break/>adducunt, nec probant eam mentem Hippocrati-fuisse,<text:line-break/>quod tamen bonus interpres facere debuisset. Neque enim<text:line-break/>interpreti protinus dicendum est quicquid ipsi verum esse</text:span></text:p>
      <text:p text:style-name="P20"><text:span text:style-name="T26">videtur, scd quod cum auctoris sententia congruat, etiam<text:line-break/>si fortasse fassum est, dicere oportet. Atqui Hippocrates<text:line-break/>nullo prorsus in libro visus est morbi causam ad Deos<text:line-break/>retulisse, quippe qui tum libro de vieta in morbis acutis,<text:line-break/>de qup 'certe nullus dubitat, quin germanus sit, cur quos<text:line-break/>Graeci vocant </text:span><text:span text:style-name="T11">βλήτούς, </text:span><text:span text:style-name="T26">id est numine percussos', veteres<text:line-break/>sic appellarint exposuerit, tum libello quem de sacro<text:line-break/>morbo scripsit, plura contra eos dixerit qui morbos a diis<text:line-break/>immitti arbitrantur.. Quamohrem nec epilepsiam nec amo-<text:line-break/>rem sacros esse divinosque morbos putamus. Nam hi qui-<text:line-break/>dem quibus amorem ejusmodi esse nisum est, veram qui-<text:line-break/>dem historiam recitant regis filium prae amore aegrotasse,<text:line-break/>idque ab Erasi strato deprehensum fuisse. Non tamen osten-<text:line-break/>dunt Erasistratum aut Hippocratem aut alium quemvis<text:line-break/>medicum amorem divinum nuncupasse. Verum eos qui<text:line-break/>prae amore vel emaciati sunt vel pallent vel vigilant vel<text:line-break/>etiam febricitant sub </text:span><text:span text:style-name="T21">eo</text:span><text:span text:style-name="T26"> libri capite veteres comprehen-<text:line-break/>dunt, quo de antecedentibus causis tractatur. Quae quum</text:span></text:p>
      <text:p text:style-name="P20"><text:span text:style-name="T26">genere plures sint, luter eas moeror annumeratur. Moesti<text:line-break/>autem suut alii ob mortem liberorum, familiarium, cogna-<text:line-break/>forum aut amicorum; alii quod se solos malo affectum<text:line-break/>iri aut totius etiam patriae eversionem metuant. Moeror<text:line-break/>quoque pecuniarum cupidos corripit si' pecuniam perdant,<text:line-break/>similiter ambitiosos si honorem, atque alios eodem modo.<text:line-break/>Sunt autem et qtii propter amorem moerore afficiuntur,<text:line-break/>nihil quidem divini perpessi, sed humanitus affecti. Nisi<text:line-break/>forte quis fidem adhibeat fabulis et credat a parvo quo-<text:line-break/>dam et recens nato daemone ardentes faces gestanti ho-<text:line-break/>mines aliquos in hunc affectum trahi. Qui autem dies<text:line-break/>decretorios divinum illud esse asseruit, animum quidem;<text:line-break/>suum explicavit , mentem tamen Hippocratis non exposuit.<text:line-break/>Non enim quaecunque incognitas </text:span><text:span text:style-name="T35">1</text:span><text:span text:style-name="T26"> aut ab omnium opinione<text:line-break/>multum diversas habent causas, simpliciter divina nuncu-<text:line-break/>pamus, sed forsitan admiranda dumtaxat recte dici pos-<text:line-break/>sunt. Neque vero Hippocrates dierum decretoriorum cau-<text:line-break/>sas ignoravit, sicut a nobis in libris quos de ipsis edidi-</text:span></text:p>
      <text:p text:style-name="P19"><text:span text:style-name="T26">mus, demonstratum esu Caeterum quod ante dixi non<text:line-break/>esse his commentariis omnia quae perperam dicta sunt<text:line-break/>- inserenda, sed quae aliquam habent cum vero similitudi-</text:span></text:p>
      <text:p text:style-name="P21"><text:span text:style-name="T26">nem, qua ego de causa adductus ea quae Herophilus in<text:line-break/>Hippocratis prognosticum falso objecit, discutere imprae-<text:line-break/>sentiarum nolui, id ipsum nunc quoque et toto hoc libro<text:line-break/>praestabo , aliosque qui </text:span><text:span text:style-name="T21">in</text:span><text:span text:style-name="T26"> haec inciderint idem ut agant<text:line-break/>rogabo,, ne mihi succenseant, quod multa ab interpretibus,<text:line-break/>perperam dicta praetermittam. Quod si diligenter scripta<text:line-break/>nostra legant, de illis ipsi per le statuere et judicare po-<text:line-break/>terunt. Quamobrem omissis illis qui de divino nugantur<text:line-break/>demus operam ut quid Hippocrates senserit reperiamus.<text:line-break/>Quod igitur, divinum illud prorsus ad medicam artem per-<text:line-break/>tineat nec cognitionem ipsius ah Hippocrate probatam<text:line-break/>modo esse, verum etiam proditam omnibus manifestum<text:line-break/>est. Ineptus enim sit omnino auctor ille oportet, qui. rei<text:line-break/>alicujus. cognitionem commendat, quam penitus non do-<text:line-break/>cuerit. Itaque scriptam esse ab Hippocrate divini ipsius</text:span></text:p>
      <text:p text:style-name="P19"><text:span text:style-name="T26">praecognitionem necesse esu Audeamus igitur dicere id<text:line-break/>non esse aliud quam ambientis nos aeris constitutionem,<text:line-break/>de qua scripsit hunc in modum in apborifmis: </text:span><text:span text:style-name="T21">st hiems<text:line-break/>stcca septentrionales ventos habuit, ver autem austros et<text:line-break/>pluvias exhibet, neceste est aestate- acutas febres, Ophthal-<text:line-break/>mias et dysenterias excitari maximeque in mulieribus et<text:line-break/>humidiortbus natura corporibus.</text:span><text:span text:style-name="T26"> Haec et quae postea fcri-<text:line-break/>huntur praecognitiones sunt eorum quae in nobis cir-<text:line-break/>cumfusus aer suscitat,' de quibus brevissime quidem in<text:line-break/>aphorilmis, multo autem copiosius iu libris epidemiou</text:span></text:p>
      <text:p text:style-name="P16"><text:span text:style-name="T26">' </text:span><text:span text:style-name="T26">disseruit. Quae tamen in hoc ipso prognostico prorsus<text:line-break/>omisit, quamvis ad praesentem speculationem pertinerent.<text:line-break/>Praestitisset igitur causam inquirere cur nihil de divino<text:line-break/>dixerit quam male interpretari. Sed mihi quidem vide-<text:line-break/>tur propter instituti operis magnitudinem htiie libro mor- ;<text:line-break/>horum vulgarium disciplinam non inseruisse; namque isto<text:line-break/>jam absoluto haec ad extremum fubjuuxit: </text:span><text:span text:style-name="T21">oportet autem</text:span></text:p>
      <text:p text:style-name="P21"><text:span text:style-name="T21">, perpetuo adventantes populares morbos protinus agnoscere .</text:span></text:p>
      <text:p text:style-name="P17"><text:span text:style-name="T11">, </text:span><text:span text:style-name="T26">nec </text:span><text:span text:style-name="T21">ignorare temporis anni constitutionem.</text:span><text:span text:style-name="T26"> Quibus verbis<text:line-break/>ostendit medico, ut alia omnia quae ad praecognitionem<text:line-break/>maxime conducunt, sic morborum populariter vagantium<text:line-break/>generationem cognitam esse debere. Eam autem ipse seor-<text:line-break/>sum docuit in apborifmis quidem compendiosis, quemad-<text:line-break/>modum diximus, fusius autem multo in libris epidemion,<text:line-break/>eam que oh rem interpretum plerique merito post librum<text:line-break/>hunc epidemion libros enarrarunt, quos certe hac lu re<text:line-break/>etiam imitabimur.</text:span></text:p>
      <text:h text:style-name="Heading_20_2" text:outline-level="2">V.</text:h>
      <text:p text:style-name="P16"><text:span text:style-name="T21">Sunt autem haec in acutis morbis consideranda: primum<text:line-break/>quidem an ejus qui aegrotat facies stmilis</text:span><text:span text:style-name="T26"> sit </text:span><text:span text:style-name="T21">bene va-<text:line-break/>lentium, sed maxime an sthi tpstf talis namque optima<text:line-break/>esu Pefstma autem ea quae</text:span><text:span text:style-name="T26"> simili </text:span><text:span text:style-name="T21">prorsus contraria esu</text:span></text:p>
      <text:p text:style-name="P19"><text:span text:style-name="T26">Dicturum se hoc libro de mcrbis acutis ostendit exi-<text:line-break/>dentissime; incipit autem </text:span><text:span text:style-name="T21">a</text:span><text:span text:style-name="T26"> signis quae in facie conspi-<text:line-break/>ciuntur, quod ea tum cernantur primum tum vires magnas<text:line-break/>habeant. Ea quidem prima videri omnibus perspicuum<text:line-break/>est, quantum autem ad praesagiendum conferant, ex se-<text:line-break/>quentibus intelliges. At primum lu memoriam velim re-<text:line-break/>voces ipsius praefationem universae arti communem; quae<text:line-break/>scripta est in libro cui titulus est </text:span><text:span text:style-name="T11">κατ’ ἰητρεῖον. </text:span><text:span text:style-name="T26">An simi-<text:line-break/>lia an dissimilia primum a maximis, deinde a facillimis<text:line-break/>ab iis quae ex tuto et usquequaque accedunt et quae<text:line-break/>contueri licet visu, tactu, auditu, lingua et animo usur-<text:line-break/>pare. Siquidem non modo praecognitio, sed etiam agen-<text:line-break/>dorum indicatio ab illis initium desumit. Ac de his qui-<text:line-break/>dem quae agere convenit dictum est in libris methodi<text:line-break/>medendi. De praecognitione autem hoc ipso libro rideto,<text:line-break/>istud rursus memoria tenens, non futura modo, sed quae<text:line-break/>etiam praecessere, quaeque nunc in corpore sunt signis<text:line-break/>quibusdam investigare ad partem medicinae prognosticam</text:span></text:p>
      <text:p text:style-name="P20"><text:span text:style-name="T26">pertinere. Verumtamen praesentium rerum cognitionem<text:line-break/>proprio nomine </text:span><text:span text:style-name="T11">διάγνωσιν, </text:span><text:span text:style-name="T26">hoc est dignotionem, appellare-<text:line-break/>consuevimus. Caeterum jubet Hippocrates aegri faciem<text:line-break/>primum considerandam este similisue sit an dissimilis ab<text:line-break/>ea quam sani gerunt, praesertim vero an sibi ipsi. Hoc<text:line-break/>enim ex placitis Hippocratis est, omnia non solum ex<text:line-break/>natura quae communis est, fed etiam ea quae cuique est<text:line-break/>peculiaris secundum artum expendenda esse. Namque ubi<text:line-break/>praecepit affectas partes cum sanis comparare, non con-<text:line-break/>suluit aliorum inspiciendas esse, sed ejus ipsius qui morbo<text:line-break/>correptus .est. Itaque illius fames optima est quae sibi<text:line-break/>ipsi quam simillima perfeverat, pessima vero quae ab ea<text:line-break/>longissime distat; quae vero in medio optimi- pessimique<text:line-break/>•sunt,, tibi jam incumbit definitis extremis qualesnam sint<text:line-break/>indicare. Nam quae ad optimam magis accedunt meliores<text:line-break/>sunt, quae vero ad pessimam pejores. Sunt autem inter<text:line-break/>utramque mediae,; quae ab una magis quam altera, non<text:line-break/>recedunt. Quare optimam faciem breviter complexus est</text:span></text:p>
      <text:p text:style-name="P20"><text:span text:style-name="T26">et designavit: quae enim naturali quam simillima est<text:line-break/>optima censetur: pessima vero quae maxime contraria est;<text:line-break/>nt </text:span><text:span text:style-name="T21">quae</text:span><text:span text:style-name="T26"> nebis non sit congenita. Quae vero ex his prae-<text:line-break/>sagia habeantur, ipse ex particularibus notis ostendit, de<text:line-break/>quarum singulis seorsum postea edisseram.</text:span></text:p>
      <text:h text:style-name="Heading_20_2" text:outline-level="2">VI.</text:h>
      <text:p text:style-name="P21"><text:span text:style-name="T21">Fuerit autem ejusmodi nasus acutus.</text:span></text:p>
      <text:p text:style-name="P18"><text:span text:style-name="T26">Inter signa mala hoc unum primum, acutum nasum,<text:line-break/>commemoravit. . Sed illum cum eo qui cuique secundum<text:line-break/>naturam est, quemadmodum ante diximus, conferre opor-<text:line-break/>tet. Nam et qui natura simus est et qui aquilinus et qui<text:line-break/>rectum etiam habet, illi prorfus nasus acutior videbitur.<text:line-break/>Hoc autem perpetuo tenendum, est, ut quantum ipse a<text:line-break/>naturali forma recesserit, tanto deterior existimetur. . Ap-<text:line-break/>paret autem manifesto nasus acutior iis, qui ex diuturno<text:line-break/>morbo maciem contraxerunt., item nimio labore accisis</text:span></text:p>
      <text:p text:style-name="P20"><text:span text:style-name="T26">aut alio quovis modo exsolutis aut animo deficientibus<text:line-break/>atque adeo mortuis omnibus. Ex quo non absurde possit<text:line-break/>aliquis communi omnium hominum ratione usus epilo-<text:line-break/>gssmo concludere malum hoe signum esse, quoties in ma-<text:line-break/>ligno aliquo affectu acciderit. Quaenam autem illa affe-<text:line-break/>ctio fit, in qua nasus acuitur, jam ad dogmaticam specu-<text:line-break/>lationem attinet, tantumque analogifrno deprehendi potesu<text:line-break/>Analogismus vero ratio est, quae ab evidentia auspicatur<text:line-break/>rei obscurae faciens cognitionem. Epilogilmus vero com-<text:line-break/>munis ratio est et omnium assensu conspectu. Sed pri-<text:line-break/>mum epilogistice de singulis consideremus indiciis; rectius<text:line-break/>enim est ex confessa communique omnium hominum ra-<text:line-break/>tione facere principium doctrinae, quam statim luter lui-<text:line-break/>tia ad analogifmum venire.</text:span></text:p>
      <text:h text:style-name="Heading_20_2" text:outline-level="2">VII.</text:h>
      <text:p text:style-name="P21"><text:span text:style-name="T21">Oculi concavi, tempora collapsu, aures frigidae ct con-<text:line-break/>tractae et imis partibus inversae. Ad haec cutis circa</text:span></text:p>
      <text:p text:style-name="P19"><text:span text:style-name="T21">frontem dura., intenta et arida</text:span><text:span text:style-name="T26">, colorque totius </text:span><text:span text:style-name="T21">suciei<text:line-break/>niger aut etiam pallidus et Uvidus aut plumbeus.</text:span></text:p>
      <text:p text:style-name="P18"><text:span text:style-name="T26">Et omnia quidem signa haec in diuturnis morbis et<text:line-break/>laboribus et animi deliquiis et,morte potissimum apparent<text:line-break/>lu facie. Licet autem facile epilogismo colligere, quaeua<text:line-break/>naturalibus dissimilia sunt, aliquid mali designare posito<text:line-break/>eo, quod statim ab luitio nemo non potest non fateri,<text:line-break/>nimirum letalia esse quaecunque naturalibus: adversissima<text:line-break/>funt, similia autem salutaria. Haec ergo de illis epilogi-<text:line-break/>stice dicta sint a nobis. Jam vero universam eorum na-<text:line-break/>turam diligenter expendamus. Proqeniunt quidem ii affe-<text:line-break/>ctus aut ab- aliquo, quod exedit et carnosas animalium<text:line-break/>partes absumit, aut imbecillitate caloris nativi, qui ad<text:line-break/>extremas usque corporis partes proferre se et exserere non<text:line-break/>potest, sed solis lu vlsceribus exiguus remanet. Quo sit</text:span></text:p>
      <text:p text:style-name="P19"><text:span text:style-name="T26">ut tantum sanguinis spiritusqne in extremas corporis par-<text:line-break/>tes amplius non influat, quantum antea quum secundum<text:line-break/>naturalu se habebant, influebat. Eam igitur ob caufam<text:line-break/>facies a naturali permultum immutata manifesto cernitur.<text:line-break/>Quum etiam partes tum osseae tum humidiores tum ear-_<text:line-break/>nofae sibi mutuo adjaceant ac osseae quidem quod ter-<text:line-break/>, rena eurum substantia sit, sibi similes perpetuo existant,<text:line-break/>humidiores autem atque carnosae absumi facillime possint<text:line-break/>. et spiritus atque sanguinis luopia in se ipsas concidere,<text:line-break/>affectus evidentissimus est. Siquidem nasus tantum qua<text:line-break/>alas habet carnosus est, reliquis autem omnibus partibus<text:line-break/>osseus. Quare quum vel carnosa ejus portio contabuerit<text:line-break/>vel vacuata conciderit; extrema fui parte non fine, causa<text:line-break/>tenuis apparet. • Ad eundem.quoque modum, si sit vehe-<text:line-break/>rnenter etiam refrigeratus, sicut illis accidit qui vita fun-<text:line-break/>cti sunt. Namque carnosae partes frigore densatae-, • haud<text:line-break/>immerito summis partibus extenuantur. Nec vero alium<text:line-break/>- acutum nasum dicimus quam qui extrema parte tenuis</text:span></text:p>
      <text:p text:style-name="P21"><text:span text:style-name="T26">♦</text:span></text:p>
      <text:p text:style-name="P20"><text:span text:style-name="T26">est; hae quidem sunt acuti nasi causae. Oculi porro ab<text:line-break/>iisdem causis excavantur</text:span><text:span text:style-name="T26">, </text:span><text:span text:style-name="T26">fed tanto magis, quanto sunt<text:line-break/>'extremo nafo humidiores atque molliores.- Quin et illi<text:line-break/>plurimum animalis, spiritus et calorem mon exiguum con-<text:line-break/>tinent, quibus si quando destituantur, non praeter ratio-<text:line-break/>nem contrahuntur. Id autem est ©culorum caritas. Ad<text:line-break/>eundem vero modum etiam tempora collabuntur, musculos:<text:line-break/>enim ex universo capite sola habent, quos </text:span><text:span text:style-name="T11">κροταφίτας,<text:line-break/></text:span><text:span text:style-name="T26">hoc </text:span><text:span text:style-name="T21">eft</text:span><text:span text:style-name="T26"> temporales appellant, quumoreliqunm omne caput,<text:line-break/>carne prorsus careat. Aures porro, frigent et contrahun-<text:line-break/>tur, quod cartilagineae et sine carne, sint, parumque san-<text:line-break/>gninis habeant. Itaque ocissime: refrigerantur, ad asse-,<text:line-break/>ctum sua natura propensae. Verum quid causae est cur<text:line-break/>imae, earum partes invertantur ? An quod mollior sit illa-<text:line-break/>rum substantia quam reliquarum partium, quae non aliud<text:line-break/>sunt, quam tenuissima cartilago tenui cute obducta? Ob<text:line-break/>hae quidem praedictas causas infimae aurium partes ex-<text:line-break/>tenuantur; invertuntur; sicciores denfioresque evadunt;</text:span></text:p>
      <text:p text:style-name="P20"><text:span text:style-name="T26">Deinde retrahuntur et quam maxime possunt ad originem<text:line-break/>nervorum recurrunt, a quibus sensum accepere. Convelli<text:line-break/>namque coriaceis omnibus exsiccatis commune est, ad<text:line-break/>partem autem illam reflecti potius et reverti. Unde nervi<text:line-break/>qui in ipsam inseruntur originem ducunt, prorium est<text:line-break/>singularum corporis partium. Hoc namque etiam in digi-<text:line-break/>tis apertissime potest rideri. Nam si tendo internus ali-<text:line-break/>qua de causa male affectus fuerit, videas aperte digitos,<text:line-break/>inflecti, si vero externus, distendi. Est autem illa ipsa<text:line-break/>siccitas adstrictioque' causa cur tota cutis faciei dura ten-'<text:line-break/>faque sit. Quod tamen in fronte multo cernitur eviden-<text:line-break/>tlus, quoniam illic cafo admodum tenuis cuti subjecta esu<text:line-break/>Afficitur vero a praedictis causis multo facilius caro quam<text:line-break/>cutis. At vero coloris mutatio innigrum quidem omnium<text:line-break/>pessima est, ut quae sanguine refrigerato proveniat, non<text:line-break/>aliter quam quum extra vasa effusus in grumos concre-<text:line-break/>vit. Quae vero ad eum sit colorem, quem Graeci </text:span><text:span text:style-name="T11">χλωρὸν</text:span></text:p>
      <text:p text:style-name="P20"><text:span text:style-name="T26">vocant, mitior mullo esu Sic autem veteres vocare cou-'<text:line-break/>sueverunt alias pallidum, alias viride, quomodo multi<text:line-break/>brassicam et lactucam virides appellant , qui certe color<text:line-break/>nigrior est quam ruber et veluti initium quoddarn nigri-<text:line-break/>tiei et livoris, a frigiditate sumit et color niger prove-<text:line-break/>niens. Quamobrem haud temere facies his omnibus, quae<text:line-break/>dictae sunt foedata notis, letalis eenfetur. Atque in lon-<text:line-break/>gis quidem morbis saepenumero per initia autem morbo-<text:line-break/>rum raro talis evadit, eamqne ob causam periculosissima<text:line-break/>est, ut quae temporis longitudini accepta referri non<text:line-break/>possit. Namque mora temporis longiore et corpus conta-<text:line-break/>bescere et extremas aliquot corporis partes refrigerari,<text:line-break/>non debet cuiquam mirum videri. In recenti vero morbo<text:line-break/>maximeque acuto omnino exitiale est, nisi forte talis<text:line-break/>aliam quandam ob causam evaserit; quae autem id effi-<text:line-break/>cere possint, ipfe postea dicturus esu Nunc autem quod<text:line-break/>ab eo praetermissum videtur quodque adjiciendum a me<text:line-break/>est, prius ausculta. Nam quemadmodum per longos mor-</text:span></text:p>
      <text:p text:style-name="P22"><text:span text:style-name="T26">bos faciem talem evadere non est admodum perniciosum,<text:line-break/>ita nec lu regione frigida et hieme et frigido caeli statu<text:line-break/>et senili aetate; sicut in apborifmis didicimus, in morbis<text:line-break/>minus periculi este, qui naturae, aetati, habitui, tempori-<text:line-break/>que anni magis congruunt, quam qui nulla lu re cum<text:line-break/>istis conveniunt.</text:span></text:p>
      <text:h text:style-name="Heading_20_2" text:outline-level="2">VIII.</text:h>
      <text:p text:style-name="P16"><text:span text:style-name="T21">Itaque st principio morbi facies talis est et nondum potest<text:line-break/>aliis ex notis itlla haberi conjectura, interrogare opor-<text:line-break/>tet, an vigilia praecejsurit, an ventris resolutio, an</text:span><text:span text:style-name="T26"> in-<text:line-break/>edia. </text:span><text:span text:style-name="T21">Ac st eorum aliquid suteatur, minus pericult<text:line-break/>subejse arbitrandum esu An vero eas ob</text:span><text:span text:style-name="T26"> causias </text:span><text:span text:style-name="T21">facies<text:line-break/>talis evaserit, una die nocteque judicatur. Siri autem<text:line-break/>negat quicquam horum praecefstsoe</text:span><text:span text:style-name="T26"> nec ' intra iempus<text:line-break/></text:span><text:span text:style-name="T21">praedictum desinit, signum hoc mortiferum esae</text:span><text:span text:style-name="T26"> dubi-<text:line-break/></text:span><text:span text:style-name="T21">iandum. non esu</text:span></text:p>
      <text:p text:style-name="P19"><text:span text:style-name="T11">'• </text:span><text:span text:style-name="T26">Periculosissimus morbus est et prorsus incurabilis, in-<text:line-break/>quo. statim a principio facies letalis nullam externam ob<text:line-break/>causam evasit. Si vero evidens aliqua causa , ut immode-<text:line-break/>rata vigilia aut inedia . aut alni profluvium antecesserit;<text:line-break/>minus inest periculi. Nam praestaret quidem nec ab his<text:line-break/>causis vires per initia morborum tantopere exsolutas esse,<text:line-break/>at multo minus periculi fuerit ab- aliqua ejusmodi causa<text:line-break/>quam a morbi malignitate exfokttas fuisse. Quae autem<text:line-break/>corporis affectio sit, quae primis diebus faciem tam de-<text:line-break/>formem reddit, jam tibi aperte lireviterque exponam.<text:line-break/>Quum retentrix, quae in animali est, facultas imbecilla<text:line-break/>exliterit, simulque humores tenues cum febre calida scm-<text:line-break/>per quidem aliquid, quod propter pravitatem oculis cerni<text:line-break/>non potest, effluentibus nimirum tenuibus humoribus ex-<text:line-break/>tra cutem vacuatur, febris vero tenuissimos quidem hu-<text:line-break/>mores etiam magis absumit, crassiores autem extenuat,<text:line-break/>adeo ut mora nulla vacuationi interponatur nec multum<text:line-break/>differat ab assiduis vomitibus aut profluviis alvi aut itn-</text:span></text:p>
      <text:p text:style-name="P23"><text:span text:style-name="T26">calbhus tom. xvin. vaas n.<text:tab/>C</text:span></text:p>
      <text:p text:style-name="P20"><text:span text:style-name="T26">moderata per urinas vacuatione, nisi quod hae sensu de-<text:line-break/>prehendi possunt, et in hoc quidem posita est eorum diffe-<text:line-break/>rentia , illa autem de qua modo dixi propter eorum quae<text:line-break/>vacuantur tenuitatem visum- fugit. ; Nunquam ergo facies<text:line-break/>talis contigit'lu morbo pituitosc, ubi nec in plethorico, "<text:line-break/>propter sanguinis redundantiam. -Indigentiam potius in<text:line-break/>corpore esse et labores curasque praecessisse oportet. Sic<text:line-break/>enim aliquis plurimum biliosi humoris accumulat. Si vero<text:line-break/>regio praeterea calida est et tempus anni aestivum- caeli-<text:line-break/>que status calidus et siccus, tunc certe etiam facilius est<text:line-break/>affectu isto prehendi, et multo adhuc- magis si homo sua<text:line-break/>natura ad bilem propensior esu Sunt autem et quorum<text:line-break/>corpora resolvuntur atque difflantur perfacile, sunt etiam<text:line-break/>qui ventriculi os imbecillum habent, quae si cum supe- (<text:line-break/>rioribus concurrerint, eo affectu corripi facillimum est, a<text:line-break/>quo letalis hic vultus nascitur.: Itaque qui ista noverit,<text:line-break/>non modo momentum magnum: ad praecognoscendum, </text:span><text:span text:style-name="T21">ve-<text:line-break/>rum</text:span><text:span text:style-name="T26"> etiam ad curandam erit consequutns ; scopum hunc</text:span></text:p>
      <text:p text:style-name="P19"><text:span text:style-name="T26">habens cibis ventriculo optimis, </text:span><text:span text:style-name="T11">εύστομάχους </text:span><text:span text:style-name="T26">Graeci vocant,<text:line-break/>vires confirmare. Verum ista quasi viae haud breve, di-<text:line-break/>verticulum dicta sint. Jam vero de externis causis aceu-<text:line-break/>ratius disserendum. Sunt autem illae quas ego nomina-</text:span></text:p>
      <text:p text:style-name="P21"><text:span text:style-name="T26">' tim recensui, inedia, vigilia et alvi resolutio. Quibus<text:line-break/>addes, si libet, alia ipsis similia, ut immodicam sanguinis<text:line-break/>e naribus aut utero aut haemorrhoidibus aut vulnere aut<text:line-break/>alio quovis modo yacuationem. Praeterea tristitiam mag-<text:line-break/>nam quaecunque eam occasio, invexerit. Sed hanc forte<text:line-break/></text:span><text:span text:style-name="T44">t</text:span><text:span text:style-name="T26"> sub vigiliis ab Hippocrate comprehensam non absurde<text:line-break/>existimari possit. Namque ut alias oh causas, sic sclent<text:line-break/>etiam et multo quidem frequentius a tristitla excitari;<text:line-break/>Quamobrem illam sub vigilia contineri recte dici potest.<text:line-break/>Sic et alvus plurimum profluens omnis immoderatae </text:span><text:span text:style-name="T21">va~<text:line-break/></text:span><text:span text:style-name="T26">cnatlonis exemplum esu Ac ille quidem qui’ diligenter<text:line-break/>in artis operibus versatus est et in singularum rerum forma<text:line-break/>multum tritus exercitatusque, causam, saepenumero agtio-<text:line-break/>scit quae faciem ejusmodi induxerit, earum tamen notas</text:span></text:p>
      <text:p text:style-name="P20"><text:span text:style-name="T26">verbis explicare difficile est, ob idque ex medicis per-<text:line-break/>rnulti quamvis nossent, scripto tamen docere destiterunt.’<text:line-break/>Nos autem omnes propriis locis, ubi eas tractari oportuit,,<text:line-break/>explicavimus. Quas tu quoque si nosti, poteris aliquando<text:line-break/>ad aegrum accedens caulas illi aperire, a quibus facies<text:line-break/>ejusmodi profecta est, maxime si nota tibi sit victus om-&gt;<text:line-break/>nis ratio quam tenuit, atque insuper attenderis’ qualenam<text:line-break/>sit ipsius temperamentum et multo etiam facllius, si arte-<text:line-break/>riarum motum et febris qualitatem habueris exploratam.</text:span></text:p>
      <text:p text:style-name="P21"><text:span text:style-name="T26">Esto enim, exempli gratia, qui aestate calido siccoque’<text:line-break/>caeli statu, aetate juvenis et natura biliosus ex labore et<text:line-break/>inedia et moerore coeperit aegrotare. Esse praeterea calor<text:line-break/>ejusmodi qui tactum nostrum vehementer mordicet, Urina<text:line-break/>biliosa, pulsus.denique vfrlum imbecillitatem prae se serat;<text:line-break/>‘ eum quidem, sic affectum iri quemadmodum hic dicitur,<text:line-break/>faciemque mortiferam brevi habiturum existima , nisi prius<text:line-break/>opportune alatur. Age vero ista nec praecesserint lu ae-</text:span></text:p>
      <text:p text:style-name="P19"><text:span text:style-name="T26">gro nec prime et secundo, die apparuerint, sed tertio ubi<text:line-break/>ad :eurn accesseris, saries qualem nunc Hippocrates descri-<text:line-break/>psit videatur. Scito hunc ; externam aliquam', ob causam<text:line-break/>sic affectum suisse. Tenum igitur expende quid potius illi<text:line-break/>accidere, potuerit, magu ane. .aliqua vacuatio an vigilia.<text:line-break/>Namque ex inedia talis derepente i non evnserit; milio<text:line-break/>ejusmodi morbum praecedente. ‘ quale' recensuimus nec ea<text:line-break/>quam descripsi natura praeditus. Ac si quidem enm pri-<text:line-break/>die videras</text:span><text:span text:style-name="T11">ρ </text:span><text:span text:style-name="T26">latere tenon potuit.magna sponte,sua vacua-<text:line-break/>tlo ventura, quippe certissimae sunt ipsius, notae et a no-<text:line-break/>bis traditae libris de crisibus, atque aliis in qulbus doce-<text:line-break/>tur, quae sit ex pulsibus praecognitio. Itaque qunm pri-<text:line-break/>,anum': videris hominem, constanter asseverare/potes eum<text:line-break/>maxime pervigilem fuisse.; Siquidem oculos ejus permni-<text:line-break/>tum siccos intueberis, quod ab immodico vacuationibus<text:line-break/>, quae sensibus usurpari possunt, sicut a vigilia provenire</text:span></text:p>
      <text:p text:style-name="P18"><text:span text:style-name="T26">non solet. Ad haec videbis palpebrae vix attolli posse,</text:span></text:p>
      <text:p text:style-name="P20"><text:span text:style-name="T11">. </text:span><text:span text:style-name="T26">sed demitti et immotas manere, imn aliter quam in vigili<text:line-break/>foporte, qui </text:span><text:span text:style-name="T11">κῶμα </text:span><text:span text:style-name="T26">a Graecis nuncupatur, de quamvis tunc<text:line-break/>primum et nunquam ante aegrum videris, tamen et ex<text:line-break/>notis ejusmodi atque etiam pulsibus poteris judicare.. Si<text:line-break/>namque hanc faciem vacuatio immodica conciliavit, super--<text:line-break/>erit procul dubio, etiamsi parvum id signum est, in pulsu<text:line-break/>aliquid quod ipsam prodat. Sin autem vigiliae salem in-<text:line-break/>vexerunt, intentae chordae speciem feret. Cui vero ex<text:line-break/>-inedia sola facies talis evasit, nulla ex praedictis- signa ad-<text:line-break/>sunt, quae vel /acuationem vel vigiliam testari solent.<text:line-break/>Quare ex iis potius, quae accidere, quam ex propriis<text:line-break/>- notis eorum quibus cibi abstinentia sacrem 'hunc lu mo-<text:line-break/>dum affecit petenda praecognitio est, maxime si diligenter<text:line-break/>considerandi tibi caloris in halitum digerentis proprieta-<text:line-break/>tem febris non vehemeus esse videatur. Nam si talis<text:line-break/>apparet, ab ea potius quam alia'-ulla externa causa </text:span><text:span text:style-name="T21">far<text:line-break/>ciem tam</text:span><text:span text:style-name="T26"> gracilem factam esse existimandum est. Decet</text:span></text:p>
      <text:p text:style-name="P20"><text:span text:style-name="T26">autem tangentem diutius immorari, totaque manu aegri<text:line-break/>non modo brachiale, fed superiores etiam partes appre-<text:line-break/>liendere, atque animum diligenter advertere, an non iu-<text:line-break/>lum acris sit, verum etiam, copiofam fecum substantiam<text:line-break/>corpoream instar flammae evehat, quae et manus tuae;<text:line-break/>qua aegrum tangis, cutem pervadat et in imam quoque<text:line-break/>manum manifesto subeat et penetret. Febres enim a qui-<text:line-break/>bus praedicta facies inducitur ejusmodi sunt. Haec autem<text:line-break/>quemadmodum dicebam, doceri quidem difficulter possunt,<text:line-break/>non tamen nullo prorsus modo explicari aut ab exercita-<text:line-break/>tis cognosci, atque ab illis etiam qui saepius ea me prae-<text:line-break/>fagientem viderunt, ac potissimum quibus curae fuit ea,<text:line-break/>quae ex prognosticorum commentariis didicerunt facto ex-<text:line-break/>plorare. Qui sane quum rident ea evenisse quae praedi-<text:line-break/>cebantur, re ipsa intelligunt fieri illa posse nec animum<text:line-break/>interdum defpondent, qulu haec aliquando cognituri sint,<text:line-break/>quorum cognitio principio perdifficilis videbatur. Nemo<text:line-break/>enim geminos inter fe' simillimos fratres femel tantum<text:line-break/>atque iterum visos discernere, potest, quos tamen nemo</text:span></text:p>
      <text:p text:style-name="P19"><text:span text:style-name="T26">domesticorum non dignoscit. Ista quidem a me dicta funt,<text:line-break/>quo juvenes, adhorter eos praesertim, 'qui me talia prae-<text:line-break/>dicentem non spectarunt. , Nam non solum ad vigilias<text:line-break/>causam referre possunt, sed etiam ad tristitiam hac vel<text:line-break/>ista de causa contractam. Erasistratus enim non propterea<text:line-break/>juvenem amore captum deprehendit, quod cornices aut<text:line-break/>corvos volantes vidisset nec quod juvenis arterias , ut ple-<text:line-break/>rique scripsere, sensisset amatorium quiddam pulsantes,<text:line-break/>nullus enim pulsus est amori proprius et peculiaris, fed<text:line-break/>quemadmodum ego quoque aliquando comperi, posteaquam<text:line-break/>manum brachiali laborantis admovissem et ipse mulierem<text:line-break/>quandarn inter alias domi vidisset. Nam confestim inae-<text:line-break/>qualis et inordinatus pulsus evasit, paulo autem postea-<text:line-break/>quam illa discessit, in statum rediit naturalem. Pulsus<text:line-break/>namque hoc modo immutatus, affectu aliquo in universum<text:line-break/>aegri animum perturbatum esse testatur. Quis vero ille<text:line-break/>sit; ex his quae cum ipso partim dicuntur partim vi-<text:line-break/>dentur investigare convenit. Nam dictis etiam quibusdam</text:span></text:p>
      <text:p text:style-name="P20"><text:span text:style-name="T11">. </text:span><text:span text:style-name="T26">pulsus inaequales fiunt, aegris ob ea quae audierint per-<text:line-break/>turbatis. t ged de his quidem alio libro particulatirn. </text:span><text:span text:style-name="T21">a</text:span><text:span text:style-name="T26"> me<text:line-break/>dictum est; qui de praecognofcendo inscribitur. Nunc 'ad<text:line-break/>institutum redeamus. Erat autem ejusmodi; medicum lau-<text:line-break/>, dem magnam posse apud aegros consequi, si multa quae<text:line-break/>ante facta-funt, quaeque adhuc fiuut exponat, sicut, ea<text:line-break/>de quibus nunc dicebamus , vigiliam,, alvi, profluvium ec<text:line-break/>famem. Sed eorum quidem unum determinate dicere<text:line-break/>difficile interdum esu Duorum vero alterum aut ex tribus<text:line-break/>omnino unum esse facile praesciri potest. Nam et ab<text:line-break/>audientibus laudatur is, qui praecognoscendi causa inter-<text:line-break/>rogat hunc in modum. .Nonne quod nimium vigilaverit<text:line-break/>aut diutius cibo abstinuerit sic extenuatus est? Et faepe<text:line-break/>quidem utrumque .annuunt et' medicum duas ob caulas<text:line-break/>admirantur. Nonnunquam vero alterum tantum respon-<text:line-break/>dent et lu hoc etiam admirantur. Hoc igitur est quod<text:line-break/>ab Hippocrate dicitur interrogandum esse in vigilia, an<text:line-break/>ventris magna resulutio an inedia praecesserit. Deinde</text:span></text:p>
      <text:p text:style-name="P13"><text:span text:style-name="T2">quid ait? Ac si eorum aliquid fateatur, minus periculi<text:line-break/>subesse arbitrandum est. Praestaret enim vires tam vali- -<text:line-break/>das esse , ut nulla externa causa dejici possint. Minus<text:line-break/>tamen mali fuerit ab aliqua earum</text:span><text:span text:style-name="T2">, </text:span><text:span text:style-name="T2">quam morbi maligni-<text:line-break/>tate faciem in tantum contabuisse. Quum vero et externa<text:line-break/>aliqua causa, ut dictum est, corpori infesta et febris quo-<text:line-break/>que colliquans simul esse et concurrere possint, die nocte-<text:line-break/>que sequentibus id ipsum discernito. Nam si ab externa<text:line-break/>dumtaxat causa facies qualem descripsimus provenerit,<text:line-break/>•diei noctisque unius .spatio emendari potest: si vero eam<text:line-break/>corporis affectus excitarit, vel similis perseverabit aut de-<text:line-break/>terior etiam evadet, Isse quidem omnia rectissime videtur<text:line-break/>dixisse Hippocrates» Cur vero dixerit: itaque si </text:span><text:span text:style-name="T5">piincipto<text:line-break/>morbi facies talis est et nondum, potest aliis ex notis ulla<text:line-break/>haberi conjectura,</text:span><text:span text:style-name="T2"> deinceps expendamus. Duorum enim<text:line-break/>alterum consequi necesse est, signis ejusmodi non posse<text:line-break/>res dubias explicari, vel quod non existant ab initio 'vel</text:span></text:p>
      <text:p text:style-name="P24"><text:span text:style-name="T26">quod nihil certi denotent. Et mihi quidem videntur illa<text:line-break/>nec fieri perpetuo- nec si fiant ecrto aliquid prodere.<text:line-break/>Quod ,ita sc habere in horum quae sequuntur verborum<text:line-break/>interpretatione docebo.</text:span></text:p>
      <text:h text:style-name="Heading_20_2" text:outline-level="2">IX.</text:h>
      <text:p text:style-name="P16"><text:span text:style-name="T21">Si vero morbo sum vetustiora quam triduo aut quatriduo<text:line-break/>Jacies talis est, tum ea quae praecepi quaerere conver<text:line-break/>niet, tum signa etiam alia, considerare, quae et in tota<text:line-break/>facie et in corpore et in oculis.</text:span></text:p>
      <text:p text:style-name="P18"><text:span text:style-name="T26">Principii nomen tum primam illam morbi accessionem<text:line-break/>significat, quae mullam prorsus habet latitudinem, tum<text:line-break/>eam etiam quae-ad. aliquod temporis. fpatium, non tamen<text:line-break/>multum producta est; Praeterea primum illud morbi tem-<text:line-break/>pus, a quo secundum numerant incrementum, tertium<text:line-break/>fummum vigorem et quartum declinationem. Quare quum</text:span></text:p>
      <text:p text:style-name="P25"><text:span text:style-name="T11">' </text:span><text:span text:style-name="T26">paulo ante Hippocrates dixisset: </text:span><text:span text:style-name="T21">itaque st principio morbi<text:line-break/>facies talis est,</text:span><text:span text:style-name="T26"> illic quidem non ostendit, quodnam ex<text:line-break/>•tribus; illis principiis lutelligati Nunc autem quum suri-<text:line-break/>p ferit: • si vero in </text:span><text:span text:style-name="T21">morbo petere jam plus quam triduo aut<text:line-break/>quatriduo facies talis est,</text:span><text:span text:style-name="T26"> manifesto indicavit verba sc<text:line-break/>prius de illo fecisse;quod habet latitudinem; hoc enim<text:line-break/>ad tertium usque diem producitur. Tunc autem notis<text:line-break/>illis quarum antea fecit mentionem, vult altas quoque ab<text:line-break/>universo corpore adjungi, de quibus dixerat, et nondum<text:line-break/>potest-aliis ex notis ulla haberi conjectura. Eas autem<text:line-break/>deinceps enumerat scribens hunc lu modum.</text:span></text:p>
      <text:h text:style-name="Heading_20_2" text:outline-level="2">X.</text:h>
      <text:p text:style-name="P16"><text:span text:style-name="T21">Si namque lumen rcsugiant aut stne voluntate illacry-<text:line-break/>ment aut- pervertantur aut</text:span><text:span text:style-name="T26"> unus </text:span><text:span text:style-name="T21">altero minor stt aut<text:line-break/>quae in his alia ejsu debent rubescant atque 'in iisdem<text:line-break/>venulae lividae vel nigrae stnt aut surdes circum ocu-<text:line-break/>los appareant aut sucti sublimiores stnt vel promineant</text:span></text:p>
      <text:p text:style-name="P27"><text:span text:style-name="T26">vel </text:span><text:span text:style-name="T21">vehementer subfederint aut supercilia curva aut ri- </text:span><text:span text:style-name="T38">1<text:line-break/></text:span><text:span text:style-name="T21">gida maculosa aut visus fqualidus et stne splendore et<text:line-break/>vultus lividus et adspectu terribilis et dentes lividi stant </text:span><text:span text:style-name="T21">,<text:line-break/></text:span><text:span text:style-name="T21">aut calor totius faciei immutatus stt, haec omnia mala<text:line-break/>ejse et serniciofa existimandum esu '<text:tab/>.</text:span></text:p>
      <text:p text:style-name="P18"><text:span text:style-name="T26">Quae recensuit 'symptomata commune quidem hoc ha-<text:line-break/>Bent quod praeter naturam sint.. Differunt autem ab ,in-<text:line-break/>vicem quod alia iis quae secundum naturam sunt adversa<text:line-break/>tantum sint, alia vero quemadmodum ipse prius dixit ad-<text:line-break/>versissima. Quamohrem per communem epilogismum om-<text:line-break/>nia quidem perniciosa esse putare oportet/ prout vero<text:line-break/>magis minusve adversa fuerlut, etiam magis niinusve per—<text:line-break/>riciosa este. At vero affectus a quibus haec oriuntur ex-<text:line-break/>pendere praestiterit, a placiti' Hippocratis non recedentes<text:line-break/>Itaque lumen refugere hoc est aversari ab imbecillitate<text:line-break/>facultatis • videndi provenit, interdum quidem ob instru-<text:line-break/>mentorum affectionem laborantis, quemadmodum in in—</text:span></text:p>
      <text:p text:style-name="P20"><text:span text:style-name="T26">stammationibus oculorum, interdum vero, et tunc quidem<text:line-break/>exitiale signum est, </text:span><text:span text:style-name="T50">per.se </text:span><text:span text:style-name="T26">ipsam affectae. Similiter et la-<text:line-break/>crymae si. inflammatis </text:span><text:span text:style-name="T21">oculis decidunt .aut</text:span><text:span text:style-name="T26"> ex fluxione<text:line-break/>aliqua e capite oriuntur, contra naturam quidem est, non<text:line-break/>tamen prorsus mortiferum. Si vero ab imbecillitate re-<text:line-break/>tentricis facultatis, perniciosum -atque letale est. Porro<text:line-break/>oculi pervertuntur convulsis a quibus moventur musculis,<text:line-break/>qui affectus si illorum tantum est, susque deque habendum;,<text:line-break/>si vero- principii nervorum , . id est cerebri, extremam<text:line-break/>perniciem significat. Siquidem principii passiones proximi'<text:line-break/>nervi ante alios lentiunt, modo quidem illi qui in oculis<text:line-break/>siti sunt, de quibus nunc loquitur, modo vero temporales,<text:line-break/>qni a Graecis </text:span><text:span text:style-name="T11">κροταφῖται </text:span><text:span text:style-name="T26">dicuntur, de quibus libro de<text:line-break/>articulis tractavit; Quin etiam alterum, oculum minorem<text:line-break/>esse quam-natura factus sit, symptoma mortiferum est, ut<text:line-break/>quod indicet eam qua regebatur facultatem periisse. Ocu-<text:line-break/>lorum vero alba rubescere, quemadmodum per eorum lu-'<text:line-break/>flammationes et plerifque. temulentis accidit;, magnam ce-</text:span></text:p>
      <text:p text:style-name="P20"><text:span text:style-name="T26">rebri atque meningum, plenitudinem prodii, ac nonnun-<text:line-break/>quam etiam in illis excitatam inflammationem. Siquidem<text:line-break/>utroque in affectu sanguis ad oculorum venas 'truditur et<text:line-break/>proinde quae lu illis alba esse debent rubra videntur.<text:line-break/>Est autem album oculorum pars ea quae vocatam coro-<text:line-break/>nam ambit, cui scimus ex anatome omnes oculi membra-<text:line-break/>nas tunicafque conjunctas esse. Scimus vero et in eam<text:line-break/>membranae extremum quae calvariam ambit una cum ve-</text:span><text:span text:style-name="T26">,<text:line-break/></text:span><text:span text:style-name="T26">nis quas continet excurrere. Quod autem ab his quoque<text:line-break/>candidum oculorum rubere intellexeris, ex iis quae sub-<text:line-break/>junxit indicavit apertissime., atque si in iisdem venulae<text:line-break/>lividae vel nigrae sint, id quod omnium perniciosissimum<text:line-break/>est. Siquidem venae illae rubent vel a copia, sicut dice-<text:line-break/>bam, vel cerebri inflammatione. Nigrae vero lividaeque<text:line-break/>fiunt quia refrigerantur. Refrigerantur autem quod in<text:line-break/>propinquo mors sit. Quare colores ejusmodi nunquam non<text:line-break/>exitiales sunt. A.t vero surdes circum oculos tum instru-<text:line-break/>mentis ipsic affectis, et nunc quidem nihil habent periculi,</text:span></text:p>
      <text:p text:style-name="P20"><text:span text:style-name="T26">ut inflammatis oculis aut alio morbi genere laborantibus<text:line-break/>tum ah imbecillitate naturalis quae oculum moderatur<text:line-break/>facultatis eorum alimentum concoquere non valentiis ex-<text:line-break/>citari scimus. Ostensum enim est eas semicocti nutrimenti<text:line-break/>excrementum esse- Atqui inflammatis oculis tam propter<text:line-break/>humoris qui praeter naturam est copiam quam organa </text:span><text:span text:style-name="T26">-<text:line-break/></text:span><text:span text:style-name="T26">ipsa male affecta, eorum alimentum recte concoqui non<text:line-break/>posse haud absurdum videtur. Quum vero penuria quam<text:line-break/>cavitas prodit manifesta est, tunc ad copiam caufa referri<text:line-break/>nullo modo potest, sola autem fuperest facultatis imbe-.<text:line-break/>cillitas et ea quidem non levis, sed prorsus maxima, ut<text:line-break/>quae vel modicum oculorum nutrimentum concoquere non -<text:line-break/>possit. Caeterum oculi sublimes qui hoc loco </text:span><text:span text:style-name="T11">ἐναιωρούμε-<text:line-break/></text:span><text:span text:style-name="T26">voi ab Hippocrate dicuntur, hoc est instabiles et perpetuo,<text:line-break/>motu agitati, delirium vel musculorum oculi tremorem<text:line-break/>designant, quorum .utrumque in proposito affectu mortale<text:line-break/>est. Deliria namque gravissima sunt quae ob defectum<text:line-break/>proveniunt.. Tremores item qui ab instrumentorum sicci-<text:line-break/>tale oriuntur prorsus sunt incurabiles. Praeterea promi-</text:span></text:p>
      <text:p text:style-name="P20"><text:span text:style-name="T26">nentes oculos vel- qui vehementer sirbscderunt caviqne<text:line-break/>sunt damnati Prominent autem aliquando etiam principio<text:line-break/>morbi iis praefertiin, qui post ciborum potusque inglu-<text:line-break/>viem evomuerunt. Non tamen hanc ob causam multum<text:line-break/>subsidere solent. Quo .factum est ut neque id neque illud<text:line-break/></text:span><text:span text:style-name="T21">initio</text:span><text:span text:style-name="T26"> adscripserit, quum dixit: </text:span><text:span text:style-name="T21">nasus acutus, oculi con-<text:line-break/>cavi.</text:span><text:span text:style-name="T26"> lllud enim nunquam in letali vultu principio appa-<text:line-break/>ret, nam qui fieri polest oculos simul cavos esse et pro-<text:line-break/>minere? hoc vero, tunc nullo modo effici potest. Sed<text:line-break/>forte quod de prominentibus oculis dixit, cum praeceden-<text:line-break/>tibus pugnare videbitur. Quum enim de letali vultu di-<text:line-break/>xerit: </text:span><text:span text:style-name="T21">nasum acutum et oculos concavos,</text:span><text:span text:style-name="T26"> deinde illa cer-<text:line-break/>tius dijudicet et discernat iis quae tertium post diem ap-<text:line-break/>parent, non recte prominentes adjecit. Verum quid bis,<text:line-break/>verbis sensisse Hippocrates videatur, id jam ego immutatis<text:line-break/>hunc fn modunripsius verbis explicabo. </text:span><text:span text:style-name="T21">Si vero morbo<text:line-break/>Vetere jam plus quam triduo facies talis est tum ea quae<text:line-break/>praecepi quaerere conveniet tum signa etiam alta confide-</text:span></text:p>
      <text:p text:style-name="P20"><text:span text:style-name="T21">rare</text:span><text:span text:style-name="T26">, quae </text:span><text:span text:style-name="T21">in reliquo corpore et in oculis apparent.</text:span><text:span text:style-name="T26"> Sunt<text:line-break/>autem haec in oculis signa post tertium diem letalia, lu-<text:line-break/>cem refugere, illacrymari, perverti, unum altero mino-<text:line-break/>rem esse, eorum alba videri rubra, venas habere vel ni-<text:line-break/>gras vel lividas, sordibus scatere; sublimes esse aut pro-<text:line-break/>minentes vel vehementer subscdisse, atque immutatum esse<text:line-break/>totius faciei colorem. Haec enim omnia mortifera sunt,<text:line-break/>quorum si aliquod in descripta facie emerserit, non par-<text:line-break/>vum praebet futurae mortis argumentum. Isto quidem<text:line-break/>sensu etiam prominentes oculos una cum aliis signis, quae<text:line-break/>lu letali vultu simul concurrere possunt, videtur mihi<text:line-break/>annumerasse, etiam si una cum aliis nequeant existere<text:line-break/>propterea quod non solum de iis, quae simul in letali<text:line-break/>vultu concurrere possunt, dicere instituerit, verum alia<text:line-break/>etiam omnia mortalia quae in facie cernuntur signa re-<text:line-break/>censere, Quare si non modo unum, sed etiam plura eo-<text:line-break/>rum quae enumeravit, non possunt simul in mortifero</text:span></text:p>
      <text:p text:style-name="P20"><text:span text:style-name="T26">vultu convenire, non videtur secum Hippocrates pugnare,<text:line-break/>quippe qui ad doctrinam omnium signorum exitialium<text:line-break/>orationem jam converterit. Quod autem recte ab eo di-<text:line-break/>clum sit, et nondum potest aliis ex notis ulla haberi con-<text:line-break/>jectura , hac una brevi communique ratione adducta fa-<text:line-break/>ciam ut intelligas. Omnia quae dicta sunt aut non fiunt<text:line-break/>recente morbo aut non semper letalia sunt; id quod ve-<text:line-break/>tissimum esse judicabis, si lingula seorsum expenderis.<text:line-break/>Nam plerumque ex potufargiore et magnis vomitionibus<text:line-break/>aegri lucem quum primum aegrotare coeperint refugiunt<text:line-break/>et illis aeque oculi illacrimant, pervertuntur, sublimes<text:line-break/>"sunt aut prominent vel venas habent rubras. Atqui livi-<text:line-break/>dae aut nigrae per initia morbi venae nunquam evaserint<text:line-break/>nec similiter immensa illa cavitas nec sordes provenerint,<text:line-break/>•ut quae dies ad. minimum tres aut qiratuor ad generatio-<text:line-break/>nem requirant.</text:span></text:p>
      <text:h text:style-name="P7" text:outline-level="2">XI.</text:h>
      <text:p text:style-name="P18"><text:span text:style-name="T21">Sed et ipsas praeterea oculorum kypopbastas per fomnes<text:line-break/>in hunc modum contemplari oportet. Si namque pal-<text:line-break/>pebrae non committuntur, sed inter has ex albo oculo-<text:line-break/></text:span><text:span text:style-name="T26">z rum </text:span><text:span text:style-name="T21">aliquid apparet, neque id stuens divus aut medica-<text:line-break/>mentum exprefferit nec aeger hoc modo dormire salitus<text:line-break/></text:span><text:span text:style-name="T26">sit, </text:span><text:span text:style-name="T21">signum malum et admodum exitiale esu</text:span></text:p>
      <text:p text:style-name="P18"><text:span text:style-name="T26">A verbo </text:span><text:span text:style-name="T18">ύποφαίν(σ&amp;αί</text:span><text:span text:style-name="T11"> </text:span><text:span text:style-name="T26">Hippocrates </text:span><text:span text:style-name="T11">τὴν ύπόφασιν </text:span><text:span text:style-name="T26">no-<text:line-break/>men fecit, cujus pluralis est </text:span><text:span text:style-name="T11">αἱ ύποφάσεις, </text:span><text:span text:style-name="T26">ex quo per<text:line-break/>divisionem Ionicam </text:span><text:span text:style-name="T11">αἱ ύποφάσιες. </text:span><text:span text:style-name="T26">Sed nescio quid Arte-<text:line-break/>midorum et Dioscoridem impulerit, ut </text:span><text:span text:style-name="T11">ύποφύσιας </text:span><text:span text:style-name="T26">cum </text:span><text:span text:style-name="T18">υ<text:line-break/></text:span><text:span text:style-name="T26">' fcriberent, quum quid ipse Hippocrates dicat peripicuum<text:line-break/>sit. Explicavit enim quid per </text:span><text:span text:style-name="T11">ύπόφασιν </text:span><text:span text:style-name="T26">intelligat dicens,<text:line-break/>si namque palpebrae per somnum non committuntur, sed<text:line-break/>inter has ex' albo oculorum aliquid apparet. Quod ut<text:line-break/>melius etiam intelligeretur, adjecit ad distinctionem: ne-<text:line-break/>que id </text:span><text:span text:style-name="T21">stuens alvus aut medicamentum exprefsurit.</text:span><text:span text:style-name="T26"> Con-</text:span></text:p>
      <text:p text:style-name="P20"><text:span text:style-name="T26">venit autem praeterea alia quoque omnia, quae pares cum<text:line-break/>istis vires habent, subaudire. Dicere enim aliquis omnia<text:line-break/>verbo uno complexus possit, ab imbecillitate palpebras<text:line-break/>moventis facultatis, symptoma istud excitari. Quod, sane<text:line-break/>quum nnlla ipsum externa causa invexerit, perniciosum est.<text:line-break/>Haec autem procul dubio, natura oportet esse ejusmodi,<text:line-break/>ut vires exsolvant, sicut alvi profluvium est aut purgatio,<text:line-break/>per medicamentum aut tristitia ingens aut vigiliae aut ali-<text:line-break/>rnenti penuria aut copiosa sanguinis profusio aut alia bre-&gt;<text:line-break/>viter immoderata vacuatio. Quod autem paulo ante di-<text:line-break/>cebam recenseri ab eo signa omnia mortalia non ea tan-<text:line-break/>tum quae exitioso in vultu oriuntur, hoc loco ostendit<text:line-break/>evidentissime adjiciens istud nec alvi profluvio nec medi-<text:line-break/>camento accidisse. Hae enim etiam prius in mortifero<text:line-break/>vultu exceptione usus erat, qnum dixit, an ventris refo-<text:line-break/>lutio praecesserit. Resolvitur enim alvus tam profluvio<text:line-break/>quam medicamento. Quia verb iurfus alio sumpto exor-</text:span></text:p>
      <text:p text:style-name="P20"><text:span text:style-name="T26">dio signa omnia exitialia recenset, recte singulis proprias<text:line-break/>adhibet exceptiones.</text:span></text:p>
      <text:p text:style-name="P21"><text:span text:style-name="T21">s</text:span></text:p>
      <text:h text:style-name="Heading_20_2" text:outline-level="2">XII.</text:h>
      <text:p text:style-name="P21"><text:span text:style-name="T21">Si vero palpebrae aut labra aut nares una cum cujusdam<text:line-break/>alterius stgni accesuone pervertantur aut livescant aut<text:line-break/></text:span><text:span text:style-name="T21">. </text:span><text:span text:style-name="T21">palleant, mortem non longe abeste scito, Mortale vero<text:line-break/>est et labra resaluta, suspensu , frigida albaque videri.</text:span></text:p>
      <text:p text:style-name="P18"><text:span text:style-name="T26">In plurimis quidem codicibus sic habet hujus senten-<text:line-break/>tiae initium. Aliqui vero non </text:span><text:span text:style-name="T11">καμπύλον' </text:span><text:span text:style-name="T26">recurvum, fed<text:line-break/></text:span><text:span text:style-name="T11">ῥικνὸν </text:span><text:span text:style-name="T21">rigidum</text:span><text:span text:style-name="T26"> habent, ut hac voce contractum significe-<text:line-break/>tur, sicut a- gelu vehementer refrigeratis accidere solet.<text:line-break/>Hoc igitur exllucti emortuique caloris signum est aeque<text:line-break/>ac lividum. Perversum vero vel tensionis cujusdam con-<text:line-break/>vulsuriae vel resolutionis unius aut alterius musculi qui<text:line-break/>oculum claudit. Caelerum utrumque perniciosum est, si<text:line-break/>aliorum etiam signorum testimoniis confirmentur, quod</text:span></text:p>
      <text:p text:style-name="P20"><text:span text:style-name="T26">ipse ostendit, dicens, una cum cujusdam alterius signi ac-<text:line-break/>cessione, quasi unum ex his solum mortem non possit certo<text:line-break/>denunciare.</text:span></text:p>
      <text:h text:style-name="Heading_20_2" text:outline-level="2">XIII.</text:h>
      <text:p text:style-name="P16"><text:span text:style-name="T21">Debet autem medicus aegrum deprehendere in dextrum aut<text:line-break/>sinistrum latus jacentem, manibus collo cruribusque pa-<text:line-break/>rum reductis ei toto corpore humentem. Sic enim plu-<text:line-break/>rimi suni cubant. Gubare autem quo modo suni sulent<text:line-break/>optimum-</text:span></text:p>
      <text:p text:style-name="P18"><text:span text:style-name="T26">Et hoc quidem argutpentum est in hae tota libri parte<text:line-break/>mortifera signa recenseri. Ipse namque hoc etiam loco<text:line-break/>de signis quae toto corpore emergunt non sub alio titulo<text:line-break/>disserere, sed ea cum prius enumeratis conjungere mani-<text:line-break/>festo 'videtur. Quum enim antea letali in vultu admo-<text:line-break/>nuisset alia insuper signa esse consideranda, quae tum in</text:span></text:p>
      <text:p text:style-name="P20"><text:span text:style-name="T26">universo corpore tum in oculis consisterent, de omnibus<text:line-break/>deinceps perpetua oratione disserit. Quod vero ait aegrum<text:line-break/>a medicis qui eum invisunt non supino corpore ceu refo-<text:line-break/>lutis viribus jacentem, scd lu alteram latus quo tempore<text:line-break/>medicus ad illum accesserit'«periri debere, signum qui-<text:line-break/>dem propterea bonum est quod robur facultatis significet,<text:line-break/>quae corpus per musculos firmat et stabilit, sicut e con-<text:line-break/>trario imbecillitatis argumentum est, si in alterum latus<text:line-break/>jacere non possiti Porro autem Hippocrates communem<text:line-break/>addidit epilogifmum, dicens hoc modo permultos fanos<text:line-break/>cubare. Quod quidem de tempore quo medicus ipsos in-<text:line-break/>visit inteliigendum esse perspicuum esu Imo vero id in<text:line-break/>hac oratione subaudire praestiterit, ut quod potestate ab<text:line-break/>eo dictum sit et sub his verbis comprehensum quibus ait,<text:line-break/>aegrum cubantem a medico deprehendi debere. Neque<text:line-break/>enim nude dixit hominem in latus cubare oportere, sed<text:line-break/>hoc modo jacentem a medice deprehendi. Addit autem;<text:line-break/></text:span><text:span text:style-name="T21">manibus collo crurtbuique parum reductis.</text:span><text:span text:style-name="T26"> Sic enim plu-</text:span></text:p>
      <text:p text:style-name="P20"><text:span text:style-name="T26">fimi fani cubare consueverunt. Caeterurn quum plurimos<text:line-break/>adjecit, aliam tibi exceptionem significavit'per quam mag-<text:line-break/>nus saepe est ad praecognoscendum usus, quaeque memo-<text:line-break/>ria tibi tenenda semper est,, etiam si aliquando fuerit<text:line-break/>praetermissa. Quae autem illa sit jam dicam. -Quae cui-<text:line-break/>vis aegro praeter caeteros propria et peculiaria sunt, illa<text:line-break/>haud perfunctorie contemplari convenit. Etenim si eum<text:line-break/>cubantem repetiias: quo modo sanorum plerique cnbaut,<text:line-break/>probandum: sin plane, aliter, non protinus -ut malum<text:line-break/>signum damnandum, sed num aeger hoc modo jacere so-<text:line-break/>litus sit interrogare' conveniet. Quod autem corpore<text:line-break/>humentem jacere dixit, ad ejus differentiam qui artus<text:line-break/>quatuor distentos habet dixit., perinde ac si ita scripsisset;<text:line-break/>crura manusque parumper reducta sint, totumque corpus<text:line-break/>similiter jaceat, nulla extrema figura compositum. Dicun- ,<text:line-break/>tur autem extremae figurae, quae siimmam extensionem<text:line-break/>aut flexum habent, sive artuum sint sive spinalis medul-</text:span></text:p>
      <text:p text:style-name="P20"><text:span text:style-name="T26">lae cujus pars fnnt ipsae colli vertebrae. Itaque extre-<text:line-break/>mae quidem figurae extensis supra medum nervis fiunt,<text:line-break/>sicut in libello de motu musculorum ostendimus. Quae<text:line-break/>vero inter extremas media est tensionem non habet, atque<text:line-break/>idcirco eam humidam appellavit. Quippe humida corpora<text:line-break/>tendi natura non' solent.</text:span></text:p>
      <text:h text:style-name="Heading_20_2" text:outline-level="2">XIV.</text:h>
      <text:p text:style-name="P16"><text:span text:style-name="T21">Supinum vero jacere mansuns collo cruribusque porrectis<text:line-break/>minus bonum.</text:span></text:p>
      <text:p text:style-name="P18"><text:span text:style-name="T26">Decubitus iste nullo modo bonus est, proinde nec<text:line-break/>minus bonus recte dici videtur. Nam qui bonus esse<text:line-break/>nullo modo potest, quomodo recte 'minus bonus esse di-<text:line-break/>catur? Quod autem nullo prorsus modo bonus sit, ad-<text:line-break/>scriptis deinceps verbis etiam ipse profitetur: </text:span><text:span text:style-name="T21">quod st de-<text:line-break/>clivis est et a culcitra ad pedes delabitur, pe]as.</text:span><text:span text:style-name="T26"> Sic enim<text:line-break/>hunc pejorem esse dixit, quasi malus esset qui ante dictus</text:span></text:p>
      <text:p text:style-name="P20"><text:span text:style-name="T26">esu Verum mea quidem sententia decubitum hunc inter<text:line-break/>ambigua signa reponit, quae nec ad salutem nec ad per-<text:line-break/>niciem magnopere pertinere possunt, sed vel exquisite<text:line-break/>media sunt vel non multum lu alterutram partem pro-<text:line-break/>pensa adeo, ut qui de ipsis negligentius dicat cum am-<text:line-break/>bobus ea possit comparare. Quod et hoc loco Hippocra-<text:line-break/>tes fecisse videtur dicens decubitum ejusmodi minus<text:line-break/>quidem eo, quem ante descripserat, bonum esse, sed tamen<text:line-break/>illo pejorem alium de quo postea dicturus esset. Ubi et<text:line-break/>hoc interea admonet, in omnibus ejusmodi distinguendum<text:line-break/>esse num aeger supinus jacere consueverit. Nam si ita<text:line-break/>res habeat nec magna illi eura- sit ingredientis medici,<text:line-break/>tunc ne medius quidem hie inter bonum malumque decu-<text:line-break/>hitus recte 'censebitur, sed potius luter bonos numerandus<text:line-break/>venit. Sin autem aeger nec hoc jacere modo et medicum<text:line-break/>revereri solitus est, haud bonum signum est, praesertim si<text:line-break/>ipse natura pudoris multum habet. Quare talis jacentis<text:line-break/>habitus quantum ad ipsum spectat, inter bonum malum-</text:span></text:p>
      <text:p text:style-name="P19"><text:span text:style-name="T26">que collocandus est, qui tamen in utramque partem pro<text:line-break/>natura ejus qui aegrotat concidere et transferri potest.</text:span></text:p>
      <text:h text:style-name="Heading_20_2" text:outline-level="2">XV.</text:h>
      <text:p text:style-name="P18"><text:span text:style-name="T21">Quod st declivis est et a culcitra ad pedes delabitur pejusr</text:span></text:p>
      <text:p text:style-name="P18"><text:span text:style-name="T26">Ut jacere in latus aliquid adhuc roboris prae sc fert,<text:line-break/>sic esi supinus in summa lecti parte decubitus, quomodo<text:line-break/>omnes quoque cubamus. Proinde etiam si cadaver in la-<text:line-break/>tus alterum collocaveris, pronum tamen aut fupinum om-<text:line-break/>nino recidet, 'quemadmodum si summo quoque in lecto<text:line-break/>sublime statueris. In pedes namque etiam sic relabetur.<text:line-break/>Jure igitur signum hoc perniciosum esse dixit, quod </text:span><text:span text:style-name="T21">fa-<text:line-break/>cultatis</text:span><text:span text:style-name="T26"> corpus gubernantis interitum declaret.</text:span></text:p>
      <text:h text:style-name="P7" text:outline-level="2">XVI.</text:h>
      <text:p text:style-name="P21"><text:span text:style-name="T26">Si vero </text:span><text:span text:style-name="T21">nudis etiam pedibus deprehendatur nec tamen<text:line-break/>multum calidis et manus, collum cruraque inaequaliter<text:line-break/>dispersu et nuda habeat, malum. Inquietudinem enim ,<text:line-break/>' stg</text:span><text:span text:style-name="T38">n</text:span><text:span text:style-name="T21">ist</text:span><text:span text:style-name="T38">Ca</text:span><text:span text:style-name="T21">t, hoc est summam in stomacho molestiam.</text:span></text:p>
      <text:p text:style-name="P18"><text:span text:style-name="T26">Rectissime exceptionem hanc sermoni adjecit: nec </text:span><text:span text:style-name="T21">ta-<text:line-break/>men multum calidis,</text:span><text:span text:style-name="T26"> siquidem in febribus calidissimis una<text:line-break/>cum reliquis partibus etism pedes peruruntur: quo fit ut<text:line-break/>nudare se aegri cogantur. At si febris tanta non est, is<text:line-break/>qui pedes nudat fe vel mollem vel inquietum, arguit. Si<text:line-break/>vero manus, collum, cruraque non eo modo composita<text:line-break/>habere videatur, sicut ante exposuit, sed ea inaequaliter<text:line-break/>dispergat, signum malum esu Ait enim ex eo </text:span><text:span text:style-name="T11">ἀλυσμὸν,<text:line-break/></text:span><text:span text:style-name="T26">hoc est inquietudinem, significari. Quo quidem nomine<text:line-break/>intelligit molestum gravernque esse omnem situm et sub-</text:span></text:p>
      <text:p text:style-name="P19"><text:span text:style-name="T26">inde mutari. Ac siquidem leprae sente aeger eo quo di-<text:line-break/>ctum est modo cubans ' protinus se in aliam figuram in-<text:line-break/>vertat et artus praeterea collumqne inaequaliter jaetet,<text:line-break/>scito ipsum vel, vitio oris ventriculi vel propter virium<text:line-break/>• imbecillitatem sic inquietum esse, modo prius diligenter<text:line-break/>expenderis, num animo molli sit et delicato et vel levis-<text:line-break/>sima de causa statim remisso fractoque.</text:span></text:p>
      <text:h text:style-name="Heading_20_2" text:outline-level="2">XVII.</text:h>
      <text:p text:style-name="P18"><text:span text:style-name="T21">Letale autem est etiam ore hianti afstdae dormire.</text:span></text:p>
      <text:p text:style-name="P18"><text:span text:style-name="T26">Ex hoc quoque infirmos esse musculos testatur, qui<text:line-break/>os claudunt, quemadmodum paulo ante de his dictum est,<text:line-break/>qui' paIpebras committunt. Sic quidem scriptum’ suit,<text:line-break/>quemadmodum nunc a me scriptum est, nec aliud habetur<text:line-break/>in vetustis exemplaribus. Aliqua tamen, ut ea quibus est<text:line-break/>usus Dioscorides, non eo modo, sed isto habent: </text:span><text:span text:style-name="T21">grave</text:span></text:p>
      <text:p text:style-name="P20"><text:span text:style-name="T21">autem est etiam ore hianti dormire fernperr</text:span><text:span text:style-name="T26"> In qua duo<text:line-break/>simul junguntur signa, unum hiare femper, alterum dormire<text:line-break/>setnper. Quod quidem malum esse,, etiam si nullus hiatus<text:line-break/>sit , ex eo ipso aphorismo perspicuum feeit quo scribit;<text:line-break/></text:span><text:span text:style-name="T21">sumnum atque vigiliam ambo mala este, st modum excesue-<text:line-break/>rint.</text:span><text:span text:style-name="T26"> Sed verisimilius est hiatum illum oris inter dor-<text:line-break/>miendum intelligi. Sic enim frequenter videtur fieri.<text:line-break/>Quod si quis non dormiens nihilominus hiet, malum certe<text:line-break/>multo majus indicabit.</text:span></text:p>
      <text:h text:style-name="Heading_20_2" text:outline-level="2">XVIII.</text:h>
      <text:p text:style-name="P21"><text:span text:style-name="T21">Eoque supino jacente crura multum contracta difsuncia-<text:line-break/>. que ejje.</text:span></text:p>
      <text:p text:style-name="P18"><text:span text:style-name="T26">Participium quo utitur Hippoerates potest cum y vel<text:line-break/>cum </text:span><text:span text:style-name="T11">λ </text:span><text:span text:style-name="T26">utroque modo scribi. Significat autem plurimum<text:line-break/>inter sc distantia. Sed isto quidem modo decumbere per-<text:line-break/>absurdum est, adeo ut delirium portendat, quum nemo</text:span></text:p>
      <text:p text:style-name="P20"><text:span text:style-name="T26">sic jacere consueverit. Nee vero aliter judicandum, si<text:line-break/></text:span><text:span text:style-name="T11">περιπεπλεγμένα, </text:span><text:span text:style-name="T26">hoc est implicata, scribatur. Nam et hic -<text:line-break/>jacentis habitus longe anostro more abhorret, ut quis<text:line-break/>fupinus jacens contrahat crura sibique invicem implicet.</text:span></text:p>
      <text:h text:style-name="Heading_20_2" text:outline-level="2">XIX.</text:h>
      <text:p text:style-name="P21"><text:span text:style-name="T26">Pronum </text:span><text:span text:style-name="T21">vero in ventrem cubare, st modo per sanitatem<text:line-break/></text:span><text:span text:style-name="T26">. non </text:span><text:span text:style-name="T21">o{sueverit, aut delirium aut partium ad ventrem<text:line-break/>attinentium dolorem designat.</text:span><text:span text:style-name="T26"> </text:span><text:span text:style-name="T26">,j</text:span></text:p>
      <text:p text:style-name="P18"><text:span text:style-name="T26">Perpetuo nobis in memoriam reducit exceptionem<text:line-break/>illam quam rebus in omnibus adhibet, ut spectemus an<text:line-break/>sit consuetum. Nam nunc quoque in ventrem praeter -<text:line-break/>morem procumbere vel delirium quemadmodum et ante<text:line-break/>dictus decubitus portendit vel dolorem aliquem qui sitas<text:line-break/>illic partes quasdam fatiget. Est enim manifestum pluri-<text:line-break/>mis quibus dolor ventrem occuparit ejusmodi situm placere.</text:span></text:p>
      <text:h text:style-name="P7" text:outline-level="2">XX.</text:h>
      <text:p text:style-name="P16"><text:span text:style-name="T21">Quod st dum morbus viget aegrotus velit residere, hoc in<text:line-break/>omnibus quidem acutis morbis malum, in pulmonis vero<text:line-break/>instammationibus pefstrnum esu</text:span></text:p>
      <text:p text:style-name="P18"><text:span text:style-name="T26">Qui pulmonis inflammatione laborant, queruntur an-<text:line-break/>gustia sc rnagna lu thorace et pulmone premi, si quando<text:line-break/>supini jaceant, facilius autem multo, si resideant, spiritum<text:line-break/>ducere. Supinis enim pectus quodammodo lu spinam pro-<text:line-break/>cumbit, eamque ob causam et pulmo majori in angustia<text:line-break/>est nec potest sufficientem aerem inspirando admittere.<text:line-break/>At per alios morbos dum vigent quidem illi, namque hoc<text:line-break/>non temere adjectum esse existimare debes; aegrum resi-<text:line-break/></text:span><text:span text:style-name="T21">• deie</text:span><text:span text:style-name="T26"> velle pessimum est. Etenim qui laborant, solent id<text:line-break/>maxime temporis immoti jacere, ac si quis eos excitet,<text:line-break/>indignari. Itaque si vigente morbo aeger siedere conabi-</text:span></text:p>
      <text:p text:style-name="P20"><text:span text:style-name="T26">tur., conficito id vel a magna fpirandi difficultate vel in-<text:line-break/>quietudine vel delirio procedere.</text:span></text:p>
      <text:h text:style-name="Heading_20_2" text:outline-level="2">XXI.</text:h>
      <text:p text:style-name="P16"><text:span text:style-name="T21">Stridere autem dentibus nist quis, a puero consueverit,<text:line-break/>insaniam et mortem portendit. Sed quantum quidem<text:line-break/>ab utroque periculi immineat praedicendum. Si vero<text:line-break/>etiam delirans hoc agat, id jam valde perniciosum esa</text:span></text:p>
      <text:p text:style-name="P29"><text:span text:style-name="T26">Dentium stridor provenit musculis tum temporum</text:span></text:p>
      <text:p text:style-name="P21"><text:span text:style-name="T26">tum maxillarum convulsuris motis. Idque interdum ipsis<text:line-break/>folis vel a prima generatione vel postea aliquam ob cau-<text:line-break/>sam affectis, interdum vero nervorum principio in affectus<text:line-break/>ejusmodi consortium eos trahente, unde qui ab ipfo na-<text:line-break/>suuntur nervi maxime convelli possint. Contemplari enim<text:line-break/>et considerare oportet cujusque particulae constructionem,<text:line-break/>quam ab 'initio peculiarem obtinuit, de qua quoniam alibi<text:line-break/>copiosius disputatum est, nunc uno verbo dixisse sufficiet</text:span></text:p>
      <text:p text:style-name="P19"><text:span text:style-name="T26">et monere ut reliqua diligenter pensitemus, ne mirari<text:line-break/>subeat, quomodo communi nervorum omnium principio<text:line-break/>affecto musculus alias alius aut tremore corripiatur aut<text:line-break/>convulsione. Nam sicut'manisesto cernimus aliis quidem<text:line-break/>' -corporibus crura optime ,composita esse, aliis vero statim<text:line-break/>ab ortu pessime, sic ut illi quidem ocissime currant; isti<text:line-break/>vero vix pestibus consistant, atque alias firmiter corporis<text:line-break/>partus, ad eundem modum quod veI levissima occasione<text:line-break/>in nonnullis crura prompte noxain' sentiunt, lu aliis </text:span><text:span text:style-name="T21">vero<text:line-break/></text:span><text:span text:style-name="T26">imi pedes aut oculi aut caput aut alia quaevis particula<text:line-break/>facile. offendatur, id certe a primo naturae exordio ob<text:line-break/>vitiosam corporum constitutionem provenit. Non igitur<text:line-break/>mirum si ex musculis quoque nunc quidem illi qui oculos<text:line-break/>agunt, nunc vero quibus maxillae moventur quibusdam<text:line-break/>imbecilli sint, adee ut horum quidem vitio vel sernper<text:line-break/>vel exigua saltem de causa dentium stridor oriatur, illo-;<text:line-break/>rum vero perpetuus sit oculorum motus. -Dentibus enim<text:line-break/>a natura stridere persimile est affectioni illi oculorum quam<text:line-break/></text:span><text:span text:style-name="T11">ιππον, </text:span><text:span text:style-name="T26">hoc est equum appellant, una cum quibusdam ge-</text:span></text:p>
      <text:p text:style-name="P19"><text:span text:style-name="T26">nitae et ex utero simul prodeunti per quam ne temporis<text:line-break/>quidem momento oculi firmari et quiescere nequeunt, sed<text:line-break/>quasi trementes perpetuo dimoventur. Caeterum per </text:span><text:span text:style-name="T21">fe-<text:line-break/>briles</text:span><text:span text:style-name="T26"> morbos eos male affecta sua origine convelli, per-<text:line-break/>simile rursum est illi musculorum qui lu oculis sunt con-<text:line-break/>structioni, de quibus dixit, aut facti sublimiores sint- •' Sunt<text:line-break/>- enim corpora quaedam in quibus oculorum musculi pro-<text:line-break/>clivius affecta prima origine noxam participant, alia vero<text:line-break/>in quibus temporum aut maxillarum. Quare rectissime<text:line-break/>dixit symptoma hoc insaniam mortemque portendere. In-<text:line-break/>faniam quidem perinde ac si maximam mentis desipientiam<text:line-break/>dixisset; mortem vero, quia prima origo laesa sit. Sed<text:line-break/>non absurde quaeri potest cur quum dixerit ab eo por-<text:line-break/>tendi lusaniam tamen subjungat, si vero etiam delirans<text:line-break/>hoc agat, id jam valde perniciosum esse. Nam si dentium<text:line-break/>stridor delirium denunciat ubi jam delirare coeperit, non<text:line-break/>modo non desinet, sed etiam ingruet vehementius, prae-<text:line-break/>siertim quum alios insuper quosdam musculos idem malum</text:span></text:p>
      <text:p text:style-name="P19"><text:span text:style-name="T26">pervaserit. Quamobrem quod ait sic intelligendum vide-<text:line-break/>tur. Dentium stridor qui praeter morem est, symptoma<text:line-break/>est futuri delirii. Quare si quando ad aegrum accesseris<text:line-break/>et delirantem stridentemque dentibus rideris, jam morti<text:line-break/>propinquum esse conjicito. Verbis ergo prioribus quando<text:line-break/>scilicet aeger nondum delirans stridet dentibus, id suium,<text:line-break/>simpliciter indicatur, insaniam nimirum mortemque signi-<text:line-break/>ficari. Quum vero jam delirat simulque stridet dentibus,<text:line-break/>, haud procul abesse mortem. Id quod evidenter ipse osten-<text:line-break/>dit addens jam. Siquidem mortiferum hoc symptoma esse<text:line-break/>.verbis etiam prioribus dixerat. Posterioribus autem addi-<text:line-break/>drt valde et jam dicens, valde jam perniciosum esse, hoc<text:line-break/>est admodum perniciofum, quod videlicet non multo post,<text:line-break/>fed perbrevi aeger interiturus sit.</text:span></text:p>
      <text:h text:style-name="P7" text:outline-level="2">XXII.</text:h>
      <text:p text:style-name="P30"><text:span text:style-name="T26">Nee vero </text:span><text:span text:style-name="T21">ignorandum an ulcere vel ante morbum vel in<text:line-break/>ipsu morbo nato laboret. Nam si aeger moriturus est,<text:line-break/>lividum et stccum aut pallidum et siccum ante evadet,<text:line-break/></text:span><text:span text:style-name="T26">si*<text:tab/>...<text:tab/>- </text:span><text:span text:style-name="T26">»<text:tab/></text:span><text:span text:style-name="T26">S, i<text:tab/>.<text:tab/>."‘l ;: t </text:span><text:span text:style-name="T51">'dsu.su.</text:span></text:p>
      <text:p text:style-name="P18"><text:span text:style-name="T26">Siccum quidem omnino erit ulcus ob imbecillitatem<text:line-break/>corpus alentis facultatis. Color autem nunquam scmper<text:line-break/>unus erit, sed eum partim quod plurimum corpora humo-<text:line-break/>ribus a fe invicem differant,- partim ob noxae magnitu-<text:line-break/>dinem immutari necesse esu Si namque humores biliosi<text:line-break/>exsuperent, color erit pallidus; si vero melancholici' aut<text:line-break/>lividus aut altero </text:span><text:span text:style-name="T11">τοΰ χλωροΰ </text:span><text:span text:style-name="T26">significatu aeruginosus. Di-<text:line-break/>xluius vero antea idem nonnunquam </text:span><text:span text:style-name="T11">τὸ χλωρὸν </text:span><text:span text:style-name="T26">significare<text:line-break/>quod pallidum, aliquando vero colorem fere aerugini si-<text:line-break/>milem, quo quidem significatu etiam brassicam homines<text:line-break/>Graeci </text:span><text:span text:style-name="T11">χλωρὰν </text:span><text:span text:style-name="T26">dicere solent. Ad eundem modum ipsa<text:line-break/>quoque noxa major quidem colorem lividum, accedit<text:line-break/>enim 'is ad nigrum, minor vero rubrum atque pallidum</text:span></text:p>
      <text:p text:style-name="P20"><text:span text:style-name="T26">generati Eamque ob rem pleri que extremum fententiae<text:line-break/>scribunt hoc modo </text:span><text:span text:style-name="T11">ἠ ώχρόν </text:span><text:span text:style-name="T21">iit' </text:span><text:span text:style-name="T18">χαί</text:span><text:span text:style-name="T11"> ξηρὸν, </text:span><text:span text:style-name="T26">id est aut pal-<text:line-break/>lidum et siccum, alii vero ille </text:span><text:span text:style-name="T11">ἡ χλωρόν τί καὶ ξηρόν.</text:span></text:p>
      <text:h text:style-name="Heading_20_2" text:outline-level="2">XXIII.</text:h>
      <text:p text:style-name="P21"><text:span text:style-name="T18">. </text:span><text:span text:style-name="T21">Cnetemm de manuum gestibus stc statuendum esa Quo-<text:line-break/>ties in acuta sebre aut pulmonis inflammatione aat in-<text:line-break/>sunia aui capitis dolore aegrum videris manus ante su-<text:line-break/>- ciem attollere et quast muscas inani opera venari et<text:line-break/>festucas carpere atque stoccoi a vestibus vel ab ad-<text:line-break/>juncto pariete, st qua minuta eminent vellerem ea. omnia<text:line-break/>mala esu et mortifera censendum.</text:span></text:p>
      <text:p text:style-name="P18"><text:span text:style-name="T26">Gestus manuum, hoc est actiones et motus, quos hoc<text:line-break/>loco recensuit, eodem modo atque in. his qui suffusione,<text:line-break/>quam </text:span><text:span text:style-name="T11">ύπόχνσιν </text:span><text:span text:style-name="T26">Graeci dicunt., laborant ah imaginatione<text:line-break/>proveniunt. Cuncta enim quae inter crystallo similem<text:line-break/>humorem et corneam quae pupillam ambit tunicam hi</text:span></text:p>
      <text:p text:style-name="P19"><text:span text:style-name="T26">vident, foris posita esse arbitrantur, propterea quod dum<text:line-break/>recte valerent, omnia soliti semper erant in adverso aere<text:line-break/>conspicere. Illi vero de quibus nunc Hippocrates scripsit,<text:line-break/>eodem modo in febre acuta, pulmonis inflammatione, in-<text:line-break/>sania, quae Graecis </text:span><text:span text:style-name="T11">φρενΐτις </text:span><text:span text:style-name="T26">dicitur et dolore capitis ea<text:line-break/>quae intra oculos sunt, quasi extra sint videre sibi viden-<text:line-break/>tur/ Ostenfnm enim est spiritum illum quo videtur splen-<text:line-break/>dictum lncentemque assimilare sibi humorem illum, qui<text:line-break/>luter tunicam crystallo similem et pupillam medius con-<text:line-break/>tinetur, tenuem procul dubio purumque et illi persimilem<text:line-break/>' quem ovis inesse cernimus, quo etiam contra oculorum<text:line-break/>inflammationes utimur. Demonstratum vero aeque est<text:line-break/>spiritum ipsum per humorem hunc perque pupillae fora-<text:line-break/>men in circumfusum nobis aerem, cui contiguum illud est,<text:line-break/>deferri. Quod vero etiam aere isto pariter lucente utatur<text:line-break/>tanquam congenito instrumento, eandem prorsus vim ha-,<text:line-break/>bente, qualem lu corpore nervus habet, demonstratum<text:line-break/>est, conscripta privatim de visu disputatione libro nimi-<text:line-break/>rum decimo tertio de demonstratione et septimo de pla-</text:span></text:p>
      <text:p text:style-name="P20"><text:span text:style-name="T26">citis Hippocratis et Platonis. Quin etiam decimo de usu<text:line-break/>partium libro non pauca de ipfo diximus. Itaque quem-<text:line-break/>admodum cerebrum affectus, verbi gratia, digiti pedis,<text:line-break/>per nervum sentit, sic per circumfusum aerem res visibi-<text:line-break/>les foris positas quae longius quam par sit non distant.<text:line-break/>Ac suffusiones quidem in eo 'humore quem candidae te-<text:line-break/>nniorique parti ovi consimilem esse dicebamus, quique lu- ,<text:line-break/>ter pupillam et alterum crystallo similem medius est ex-<text:line-break/>'citantur, Iu eodem vero nonnullis etiam qui male eon-<text:line-break/>coxerunt imaginationes suffusis aut dissimiles oriuntur.<text:line-break/>Quum enim humor aliquis niger aut crassus medium scsc<text:line-break/>opponens</text:span><text:span text:style-name="T26">' </text:span><text:span text:style-name="T26">vetarit quominus visivus splendor foras exeat,<text:line-break/>illic nascuntur imagines pro natura impacti humoris. Si-<text:line-break/>quidem interdum velut pilos quosdam vel tomentum vel<text:line-break/>stamen vel filum; interdum nigros culices aut muscas<text:line-break/>praetervolantes videre se imaginantur, aliquando vero alia<text:line-break/>lentibus miliifve nigris similia. Sie certe quidem accidit<text:line-break/>per febres acutus inflammationesque pulmonis ut sublatis</text:span></text:p>
      <text:p text:style-name="P19"><text:span text:style-name="T26">lu caput humoribus, eorum vapore humor etiam ille pu-<text:line-break/>rus quem pupilla complectitur, 'inficiatur. Quo autem<text:line-break/>ipse modo locoque turbidas effectus fuerit praedictae<text:line-break/>imagines oboriuntur. Verum in vehementi dolore capitis<text:line-break/>, et insania similiter illa eadem symptomata fiunt, partim<text:line-break/>oh capitis repletionem., partim etiam &lt;juo humores in oca-<text:line-break/>los conscenderint. Et inde quidem verba illa </text:span><text:span text:style-name="T21">a</text:span><text:span text:style-name="T26"> Graecis<text:line-break/>medicis lu phreniticis maxime usurpari solita </text:span><text:span text:style-name="T11">κροκυδίζειν<text:line-break/></text:span><text:span text:style-name="T26">atque </text:span><text:span text:style-name="T11">«αρφολογεῖν</text:span><text:span text:style-name="T26">, quae significant tomentum et festucas<text:line-break/>legere, originem acceperunt. Sed enim plerique nobis<text:line-break/>tomentorum et stipularum ejusmodi imaginationem tum<text:line-break/>’ inierim dum fieret:, tum postea quam facta, esset, ejus<text:line-break/>etiamnum memores exposuere. Habent autem duplicem<text:line-break/>differentiam. Alii namque scnsifioa facullate laesa delira-<text:line-break/>runt., incolumi salvoque judicio , alii vero sunt qui cum<text:line-break/>judicio parum vacillarint, ob eximiam tamen qua prae-<text:line-break/>diti funt prudentiam</text:span><text:span text:style-name="T44">;</text:span><text:span text:style-name="T26">, non multo post judicandi vim rece-<text:line-break/>perunt et recnperarunt-adeo, ut vincerent, profligerent</text:span></text:p>
      <text:p text:style-name="P19"><text:span text:style-name="T26">et intelligerent, quaecunque accidissent. Et illi quidem<text:line-break/>ipsi nobis indicarunt quibusnam visis manus movissent,<text:line-break/>sicut scribit Hippocrates. Vestium enim villi multis locis<text:line-break/>excedere illis videbantur et stipulae parietibus haerere,<text:line-break/>saepe vero etiam festucas plurimas per stragula sparsas</text:span></text:p>
      <text:p text:style-name="P16"><text:span text:style-name="T26">- 'cernere, atque ante oculos parva animalia praetervolare. &lt;<text:line-break/>Quae dum sectari et comprehendere conantur, circumfe-<text:line-break/>runt manus, alia vero quae ipsi eminere putant, partim a<text:line-break/>vestimentis tollere, partim ab adjuncto pariete avellere<text:line-break/>contendunt. Caeteram graves sunt - merito affectus illi<text:line-break/>qui pariuut ejusmodi symptomata. Nam -febris quidem<text:line-break/>acuta et pulmonis inflammatio et dolor capitis propter<text:line-break/>humorum abundantiam illa parit, insania vero propter</text:span></text:p>
      <text:p text:style-name="P31"><text:span text:style-name="T26">• affectae partis- dignitatem. Haec enim oto genere pesti-<text:line-break/>fera est, febres autem et pulmonis capitisque dolores,<text:line-break/>sicut ante dictum est ob magnitudinem,<text:tab/></text:span><text:span text:style-name="T21">- r</text:span></text:p>
      <text:h text:style-name="P7" text:outline-level="2">XXIV.</text:h>
      <text:p text:style-name="P16"><text:span text:style-name="T21">Porro autem spiritus frequens quidem dolorem aut partis<text:line-break/>alicujus supra septum transversum inflammationem</text:span><text:span text:style-name="T26"> signi-<text:line-break/></text:span><text:span text:style-name="T21">stcat. Magnus vero et longo tempore inspiratus deli-<text:line-break/>rium ostendit. Qucrd st vero frigidus naribus et ore<text:line-break/>exspiretur, id jam valde perniciosum esu</text:span></text:p>
      <text:p text:style-name="P18"><text:span text:style-name="T26">Totam hanc sententiam accuratissime libro secundo<text:line-break/>de fpirandi difficultate explicavimus, proinde sola nunc<text:line-break/>- capita persequar. Spiritum hoc loco Hippocrates totam<text:line-break/>• respirationem appellat, quam quidem si frequens sit, in-<text:line-break/>• terdum dolorem significare dicit, interdum vero inflamma-<text:line-break/>tionem, quam </text:span><text:span text:style-name="T11">φλόγωσιν </text:span><text:span text:style-name="T26">Graeci nuncupant,. partium quae<text:line-break/>intra thoracem continentur, cordis scilicet et pulmonis,<text:line-break/>quae sunt supra transversum septum collocata. Siquidem<text:line-break/></text:span><text:span text:style-name="T11">φρένας </text:span><text:span text:style-name="T26">atque </text:span><text:span text:style-name="T11">διάφραγμα </text:span><text:span text:style-name="T26">idem Graeci veteres appellabant.<text:line-break/>Ac in dotorlbus quidem ostendit spiritum parvum frequen-<text:line-break/>temque duci, in phlogosi autem, quam inflammationem</text:span></text:p>
      <text:p text:style-name="P20"><text:span text:style-name="T26">interpretere, namque, phlogosin veteres phlegmonas solent<text:line-break/>vocare, frequentem et magnum. Spiritus </text:span><text:span text:style-name="T21">vero rarus,</text:span><text:span text:style-name="T26"> hoc<text:line-break/>est longis intervallis repetitus, cum magnitudine quidem<text:line-break/>delirium, cum pravitate vero exstinctum calorem nativum .<text:line-break/>prodit. Sed et hanc sane affectionem ex accidenti indi- .<text:line-break/>cavit scribens. </text:span><text:span text:style-name="T21">Quod st frigidus naribus et ore exspiretur,<text:line-break/>id jam valde perniciosum este.</text:span><text:span text:style-name="T26"> Quod autem in prognostico<text:line-break/>de morbis acutis, disserens has tantum spirandi difficulta-<text:line-break/>tes breviter exposuerit, libris autem epidemion de pluri-<text:line-break/>hus aliis fecerit mentionem, libro sic difficultate spirandi<text:line-break/>tertio ostensum esu</text:span></text:p>
      <text:h text:style-name="Heading_20_2" text:outline-level="2">XXV.</text:h>
      <text:p text:style-name="P16"><text:span text:style-name="T21">Spirandi vero facilitatem existimare oportet vatde magnam<text:line-break/>vim ad sulutem habere in omnibus acutis morbis quibus<text:line-break/>conjuncta subris est, quique diebus quadraginta judicantur.</text:span></text:p>
      <text:p text:style-name="P19"><text:span text:style-name="T26">Respirationem secundum naturam spirandi facilitatem<text:line-break/>appellavit, ex qua nec thoracem nec cor nec pulmonem<text:line-break/>nec praecordia nec ullam aliam partem quae ipsis connexa<text:line-break/>sit, dolore vexari cognoscitur. Nam sive tententur phle-<text:line-break/>gmone sive alio quovis dolorifico affectu teneantur, dolent<text:line-break/>quum per respirationem noventur. Haec autem sunt<text:line-break/>ventriculus, lien et jecur. Si quando igitur nulla earum<text:line-break/>laborat nec caloris copia tanta est ut exuri atque ardere<text:line-break/>videatur, nec eontra penuria tanta ut jam exstinguatur<text:line-break/>nativus calor; quis non fateatur permultum aegro spei<text:line-break/>esse ad recuperandam etiam ab acutis, morbis fanitatem,<text:line-break/>a quibus vel oh magnitudinem febris vel dictam proprie<text:line-break/>pblegmonem pericula imminent? Diuturni sane morbi<text:line-break/>quamvis horum expertes quia tamen vires dissolvunt, non<text:line-break/>carent periculo eamque ob caniam ipsos excepit Hippo-<text:line-break/>crates, folofque acutos morbos nominarim expressit. Quo-<text:line-break/>rum quum sit duplex differentia, sunt enim alii simplici-<text:line-break/>ter primumque acuti, alii autem ex istis decidui sunt,</text:span></text:p>
      <text:p text:style-name="P20"><text:span text:style-name="T26">utrumque spfe complexus est, scribens quibus conjuncta<text:line-break/>febris est, quique diebus quadraginta judicantur. Ubi •<text:line-break/>conjunctam quidem febrem esse addidit, quo eos separaret<text:line-break/>a convulsione-, distentione, cholera, atque alirs acutis<text:line-break/>morbis qui febris expertes sunt. Addidit vero et diebus<text:line-break/>quadraginta judicari, ut acutos morbos ex aliis deciduos,<text:line-break/>una cum his qui simpliciter et proprie acuti dicuntur,<text:line-break/>annumeraret. Sunt autem illi initio quidem acuti, postea<text:line-break/>vero decimo et quarto die vel etiam maturius crisin im-<text:line-break/>perfectam experiuntur, atque ex ea reliquiae quaedam<text:line-break/>morbi ad diem quadragesimum supersunt. Morbi namque<text:line-break/>acuti qui imperfecte judicati suere, non in eos modo, scd<text:line-break/>etiam iu diuturnos et maxime in marasmum, quartanam,<text:line-break/>suppurationem , phthoem, atque hydropas degenerant. Sed<text:line-break/>hos tamen impraesentiarum Hippocrates excludit, asserens<text:line-break/>solis simpliciter acutis quibus conjuncta febris est, atque<text:line-break/>aliis pariter deciduis qui ad quadragesimum diem perve-'<text:line-break/>niunt, signum optimum esse spirandi facilitatem non au-</text:span></text:p>
      <text:p text:style-name="P19"><text:span text:style-name="T26">tem acutis omnibus qui febre carent nec item longis, </text:span><text:span text:style-name="T21">ita-<text:line-break/>que</text:span><text:span text:style-name="T26"> tria sunt'omnia morborum genera temporum spatiis<text:line-break/>differentia: acutum quidem unum quod diebus , quatuor-<text:line-break/>decim judicatur, cui ex. adverso oppositi sunt diuturni;</text:span></text:p>
      <text:p text:style-name="P16"><text:span text:style-name="T26">. tertium vero ambiguum et velnti in utriusque confinio<text:line-break/>positum , cujus extremus inter eos qui judicandi vi pol-<text:line-break/>lent quadragesimus dies esu Haec quidem in aegris tam<text:line-break/>manifesta sunt ut nemo illa non fateatur: </text:span><text:span text:style-name="T50">quae.fi </text:span><text:span text:style-name="T26">quis<text:line-break/>diligentius in illis expenderit, intelliget plane rem fe isto<text:line-break/>habere modo. Caeterum qui dicunt antiquum illum vi-&gt; .<text:line-break/>rum, quum scribit acutos morbos diebus quatuordecim<text:line-break/>judicari, docere nos dierum judicantium numerum, non</text:span></text:p>
      <text:p text:style-name="P16"><text:span text:style-name="T26">, modo non noverunt, quae maxime eos scire oportuit,<text:line-break/>sed ne dictiones quidem ipsas intelligunt. Si namque hoc<text:line-break/>ipfum diebus quatuordecim acutos morbos judicari de-<text:line-break/>fignat dierum judicantium multitudinem, certe et quod<text:line-break/>nunc ait intra dies quadraginta judicari, dierum judican-<text:line-break/>tlum numerum significabit. Quaerant igitur an quod in </text:span><text:span text:style-name="T26">.</text:span></text:p>
      <text:p text:style-name="P19"><text:span text:style-name="T26">quatuordecim diebus faciunt usque ad quadragesimum,<text:line-break/>idem in dictis quadraginta diebus efficere possint.</text:span></text:p>
      <text:h text:style-name="Heading_20_2" text:outline-level="2">XXVI.</text:h>
      <text:p text:style-name="P18"><text:span text:style-name="T21">Sudores in omnibus acutis morbis optimi sunt, quum</text:span><text:span text:style-name="T26"> et<text:line-break/></text:span><text:span text:style-name="T21">diebits criticis proveniunt et subrem sirdrsus'ausurunrr<text:line-break/>Boni quoque qui toto corpore manant- saaittntqua ut<text:line-break/>homo facilius serat morbum. Qui vero nihil eorum<text:line-break/>ejstecerint, haud quaquam commodi videntur. Pefstmt-<text:line-break/>•• autem sunt frigidi et qui circum caput tantum et faciem<text:line-break/>et cervicem oriuntur. Isti enim cum subra quidem acuta<text:line-break/>mortem, cum mitiori v</text:span><text:span text:style-name="T26">ero </text:span><text:span text:style-name="T21">morbi longitudinem denun-</text:span></text:p>
      <text:p text:style-name="P21"><text:span text:style-name="T26">- -eiant. </text:span><text:span text:style-name="T21">Similiter et qui in toto corpore eodem, quo et<text:line-break/>in capite modo proveniunt. At qui milii instar pro-</text:span><text:span text:style-name="T38">:i<text:line-break/></text:span><text:span text:style-name="T26">deunt </text:span><text:span text:style-name="T21">quique salo in collo emergunt mali sunt. Boni</text:span></text:p>
      <text:p text:style-name="P21"><text:span text:style-name="T21">. vero</text:span><text:span text:style-name="T26"> qui </text:span><text:span text:style-name="T21">guttatim stillant et vaporem tollunto Cete-'<text:line-break/>rum universulent sudorum rationem novigsu oportet. Alti</text:span></text:p>
      <text:p text:style-name="P20"><text:span text:style-name="T21">namque exsolutis corporibus, alii vero propter phlegmo-<text:line-break/>nes vehementiam folent</text:span><text:span text:style-name="T26"> ecetlari.</text:span></text:p>
      <text:p text:style-name="P18"><text:span text:style-name="T26">Sudoris optimi duas notas scripsit, tertiam vero prae-<text:line-break/>termisit, quasi neqessario priores consequatur. Qui enim<text:line-break/>tum criticis diebus fiunt tum aegro febrem prorsus ad-<text:line-break/>imunt, tutq prolecto corpore mananit. Verum inter notas<text:line-break/>boni quidem, non tamen optimi sudoris scribens eum toto<text:line-break/>ccrpore prodire et partem aliquam morbi adimere, nihil<text:line-break/>praeterea de diebus criticis adjecit, quasi id etiam neces-'<text:line-break/>sario sudores bonos couconritaretur. Porro alius ordo<text:line-break/>tertius est sudorum qui modice mali fiunt, de quibus di-<text:line-break/>xit, qui vero nihil eorum effecerint, haud quaquam com-<text:line-break/>modi videntur, hoc est nisi toto corpore profluxerint et<text:line-break/>aeger postea morbum facilius serati Perspicuum autem est<text:line-break/>Iudores illos quibus nihil tale acciderit deterlores esse,<text:line-break/>quibus , vero alterum tantum, meliores. Ex his rursum</text:span></text:p>
      <text:p text:style-name="P20"><text:span text:style-name="T26">meliores illos esse, qui morbum reddunt tolerabiliorem;<text:line-break/>quamvis toto corpore non diffluant, deteriores t vero a; qui-<text:line-break/>bns ingravescit morbus etsi toto corpore sudetur. • Ac orn-<text:line-break/>nes quidem ii sudores calidi sunt, - eamque ob cautam<text:line-break/>dum tres eos ordines statueret , 'id ipsum nom"expressit;,<text:line-break/>quippe qni ea quae neeeflhrio aliquaeiinscqunntur- quae-s<text:line-break/>que facile ex eorum quae fubjiniuntur oppositione inteld<text:line-break/>ligi possunt, praetermittere consueverit. Atqui sudoribus<text:line-break/>omnibus de quibus primum hoc lu loco dixit frigidos<text:line-break/>opponit scribens ad hunc modum, pessimii autem sunt fri-<text:line-break/>gidi; atque simul cum illis malos esse commemorat qui<text:line-break/>circum caput tantum et faciem- et cervfeeiu oriuntur,<text:line-break/>etiam si frigidi non sint. Hi namque animi -deliquium<text:line-break/>minitantur. Qui fane partilius etiam istis, si frigidi vi-</text:span><text:span text:style-name="T26">r<text:line-break/></text:span><text:span text:style-name="T26">deantur, omnium pessimi suut. Neque enim amplius fu-’<text:line-break/>turam syncopen , sed jam incipientem ostendunt. Caere-’<text:line-break/>tum ex febris vehementia distinguun tur. Quippe si febris<text:line-break/>acuta est, tam frigidi illi sudores, etiam si tutu ecerpore</text:span></text:p>
      <text:p text:style-name="P19"><text:span text:style-name="T26">prodeantquam alii qui&gt; cervicem- tantum attque</text:span><text:span text:style-name="T44">:</text:span><text:span text:style-name="T26"> caput<text:line-break/>quamvis surte calidi occupant, certam perniciem asserunt.<text:line-break/>Slu autem mitis est poterunt tandem, vires vitiosus humo-<text:line-break/>rer spatni.coquere , modo ne </text:span><text:span text:style-name="T21">prius</text:span><text:span text:style-name="T26"> febris vehementia pes-<text:line-break/>sumdentnm Nullam vero Hippocrates, quum de-aliis sudo-,<text:line-break/>ribus diceret., mentionem dierum criticorum fecit; de qui-<text:line-break/>bus </text:span><text:span text:style-name="T44">:</text:span><text:span text:style-name="T26">tamen'luitio loquutus'erat, cum optimos describeret,<text:line-break/>tum quod dierum judicantium vim proprio libro sx-ptrca-<text:line-break/>turtrs: esset;’tum quod in; hac ipsa quam interpretamur<text:line-break/>scutentia eos .non obscure subindiearit. Est enim eorum<text:line-break/>- virtus una crisin fidam proferre, sive bonus sive malus</text:span></text:p>
      <text:p text:style-name="P18"><text:span text:style-name="T26">exitus illam ermsequatur. Sciendum, autem est propositae<text:line-break/>nobis feutentiae extremum a Diofcoride scribi, hune in<text:line-break/>modum </text:span><text:span text:style-name="T21">i- ^pestimi autem sunt frigidi et quicircum caput<text:line-break/>tantum eervicefnque oriuntur. Mortem enim</text:span><text:span text:style-name="T26"> aut </text:span><text:span text:style-name="T21">longitu-<text:line-break/>dinem morbisignificant.</text:span><text:span text:style-name="T26"> Quo quidem modo perfpicuum<text:line-break/>est, omnia diqi compendiosius quan alloqui supra scri-<text:line-break/>ptum est, vim autem, utrinque eandem esse et interpreti</text:span></text:p>
      <text:p text:style-name="P19"><text:span text:style-name="T26">addundumlalxiquodspgiore mede r jam </text:span><text:span text:style-name="T44">3</text:span><text:span text:style-name="T26">expressum;est; -fcilir.<text:line-break/>cet cum febre quidem .acuta mortem , eruo' mitiori vero<text:line-break/>. morbi? longitudinem.uiloAdscribuntur postea nonnulla de<text:line-break/>sudoribus quae in omnibus calicibus non repcrias et quae<text:line-break/>rente: cmn alii tum Veror Artemidorus et Dloscorides<text:line-break/>tairquamnothaex emere.'</text:span></text:p>
      <text:h text:style-name="Heading_20_2" text:outline-level="2">XXVII.</text:h>
      <text:p text:style-name="P21"><text:span text:style-name="T21">Qptsurtnn lier.otest stsiiypochomdria stnp ullo, fettsu, doloris<text:line-break/>‘ aequaliter&gt; mollia/ in"Mraque parte stnt,, iSin autem<text:line-break/>-psiiegmoiiei dabor,ena dtlef dolorem afferant aut tensu stnt<text:line-break/></text:span><text:span text:style-name="T18">α </text:span><text:span text:style-name="T21">ut, dextrum 'a sinistro varium aut sinistrum a dextro et<text:line-break/>-iudeqeseierkape. omnia' perese;conveniet.</text:span></text:p>
      <text:p text:style-name="P32"><text:span text:style-name="T26">&gt;' </text:span><text:span text:style-name="T26">r.r',5"</text:span><text:span text:style-name="T11">-.Γ; </text:span><text:span text:style-name="T26">34.-<text:tab/>; ... - </text:span><text:span text:style-name="T11">ς. </text:span><text:span text:style-name="T26">'<text:tab/></text:span><text:span text:style-name="T11">ο.σι</text:span><text:span text:style-name="T26"><text:tab/>j ,<text:tab/>, - , .</text:span></text:p>
      <text:p text:style-name="P18"><text:span text:style-name="T26">Pe.rbrevj..quidem .oratione rcm totam complectendo<text:line-break/>dici pecest, optime praecordla se hapere, quae naturalibus<text:line-break/>quam,simii lima sunt. Verum Hippocrates siglllatim nutas<text:line-break/>oinner persequitur, quarum primam ex his desumit, quae</text:span></text:p>
      <text:p text:style-name="P20"><text:span text:style-name="T26">non: insunt quae reeentiorexitnedlei </text:span><text:span text:style-name="T11">ἀφοσυμβεβῆἄότα</text:span><text:span text:style-name="T26">dsulent<text:line-break/>appellarer Reliquas autem duas' ab his quae praecordiis<text:line-break/>accidunt. Doloris namque expers esse, sumptum; ab</text:span><text:span text:style-name="T35">:</text:span><text:span text:style-name="T26"> etr est:<text:line-break/>quod non accidit, mulle vero et aequabile ab allis qaaei<text:line-break/>insunt; .sed molle quidem «x moderato renixu cognoscis<text:line-break/>tur. Huic enim contrarium quod fcilicet vehementer re-<text:line-break/>nititur, durum est. Aequale vero non hac modo nota<text:line-break/>deprehenditur. Nam possunt quidem omnia aeque mollia<text:line-break/>esse, quae tamen vel aliqua parte doloris, erunt expertia,<text:line-break/>alia vero dolore afficientur vel alio loco calidiora, alio<text:line-break/>frigidiora qtram debeant 'aut sublimiora uno et altero m a-<text:line-break/>gis depressa sunt. Quare- optimo- et aequali opponens: no-<text:line-break/>tas pessimi atque inaequalis nsin phlegmone; inquit; labo-<text:line-break/>rent aut </text:span><text:span text:style-name="T21">dolorem asperant aut tensu stnt aut dextrum a<text:line-break/>sinistro aut sinistrum a dextra nardum er inaequale,</text:span><text:span text:style-name="T26"> Ubi<text:line-break/>quod dixit phlegmone laborare de hypochondrio intelligi-<text:line-break/>tur. Est autem phlegmone laborare idem quod uri , lu-<text:line-break/>flammari et succendi. Aequet vero et dolorem afferre de</text:span></text:p>
      <text:p text:style-name="P20"><text:span text:style-name="T26">toto dicitur hypochondrio, quemadmodum et tensum, quod<text:line-break/>de ipso etiam toto dictum; est. </text:span><text:span text:style-name="T26">— </text:span><text:span text:style-name="T26">Dicitur vero inaequaliter,<text:line-break/>affectum este, quotles totum hypochondrium eandem non<text:line-break/>habet vel caloris vel frigoris vel doloris vel indolentiae<text:line-break/>vel gracilitatis vel laxitatis Vel tensionis affectionem. Ten-<text:line-break/>ditur. enim plerumque hypochondrium, ut tamen proprie<text:line-break/>dicta phlegmone nulla</text:span><text:span text:style-name="T26">, </text:span><text:span text:style-name="T26">sit, idque vel oh insignem quan-<text:line-break/>dam siccitatem non ipsius modo hypochondrii , sed etiam<text:line-break/>membranae costas succingentis et septi transversi vel quod<text:line-break/>musculi hypochondrii phlegmone, quae tumorem excitet<text:line-break/>nec tamen proprie phlegmone sit, quae dolorisicus tumor<text:line-break/>est afficiantur.</text:span></text:p>
      <text:h text:style-name="Heading_20_2" text:outline-level="2">XXVIII.</text:h>
      <text:p text:style-name="P21"><text:span text:style-name="T21">' Quod st in praecordiis pulsus quoque instt, perturbationis<text:line-break/>val. delirii indicium esu Verum oculos</text:span><text:span text:style-name="T26"> eorum </text:span><text:span text:style-name="T21">intueri</text:span></text:p>
      <text:p text:style-name="P19"><text:span text:style-name="T21">opertet. Si namque crebro moveantur, exspectanda in-<text:line-break/>sania est.</text:span></text:p>
      <text:p text:style-name="P18"><text:span text:style-name="T26">In quibusdam exemplaribus non pulsus, sed palpitatio<text:line-break/>scribitur. Eam autem a flatiiletrto? spiritu generari icom-<text:line-break/>pertum habemus. Verum plurima 'pulsum scriptum ha-<text:line-break/>bent sive ille sit, qui magnas inflammationes comitatur,<text:line-break/>sive ille aegro fensibilis motus arteriae magnae qua spi-<text:line-break/>nam perreptat, ut vir ille dixit"libro fecundo epidemion-<text:line-break/></text:span><text:span text:style-name="T21">quum vena quae in cubito est pulsuverit, insunum suri-<text:line-break/>bundumque est.</text:span><text:span text:style-name="T26"> Certum enim est pulsum etiam ab eo<text:line-break/>appellari magnumillum et vehementem arteriarum mo-<text:line-break/>tum, quem vel solus aeger ver qui illi assistunt' non ad-<text:line-break/>mota etiam manu manifesto percipiunt. Sed quidquid lio-<text:line-break/>rum acciderit non bonum signutn est, siquidem tum magna<text:line-break/>arteris tum ventriculus tum jecur atque ipsum adeo trans-<text:line-break/>versum septum inter partes principes habentur, quorum</text:span></text:p>
      <text:p text:style-name="P20"><text:span text:style-name="T26">unum necessario affectum esse oportet, sive palpitationem<text:line-break/>sive, pulsum legerimus. Verum tamectransy er sum septum<text:line-break/>.delirium promptissime sufcilat, eamque ob ©ausam </text:span><text:span text:style-name="T11">φρένας,<text:line-break/></text:span><text:span text:style-name="T26">quod mentem luterpretere, voeatum a veteribus, esse dia<text:line-break/>uont, atque- ipfo, non" minus ventriculi os,. si quando<text:line-break/>'magna: ipsum phlegmone invadat.. Reliquae vero partes<text:line-break/>quae .illic sunt,</text:span><text:span text:style-name="T44">:</text:span><text:span text:style-name="T26"> si . aliquo ex praedictis affectibus, cerri-<text:line-break/>piantur, plurimum habent periculi. Itaque Hippocrates<text:line-break/>ab hoc symptomate vel perturbatioueir vel delirium m</text:span><text:span text:style-name="T44">r<text:line-break/></text:span><text:span text:style-name="T26">pendere haud temere videtur &gt; -affirmasse</text:span><text:span text:style-name="T26">r </text:span><text:span text:style-name="T26">;</text:span><text:span text:style-name="T26">perturbationem<text:line-break/>quidem quod haec pericula, omnia </text:span><text:span text:style-name="T21">ex</text:span><text:span text:style-name="T26"> aequo ecnscquatur, </text:span><text:span text:style-name="T26">-<text:line-break/></text:span><text:span text:style-name="T26">quibus non aegri’ solum, verum 'etiam medici perturbari<text:line-break/>sclenti delirium vero propter feptum transversum et os<text:line-break/>•ventriculi. At vero de hypochondrii musculis confideran- -<text:line-break/>„dnm est, hi enim nec pulsantes nec palpitantes delirium<text:line-break/>.aut periculum necessario arcessunt. Quare non est vul-<text:line-break/>gari sensu verbum </text:span><text:span text:style-name="T21">instt</text:span><text:span text:style-name="T26"> interpretandum, quo usus est hoc<text:line-break/>in loco Hippocrates scribens, quod si in praecordiis pulsi</text:span></text:p>
      <text:p text:style-name="P19"><text:span text:style-name="T21">fas</text:span><text:span text:style-name="T26"> quoque insit. iiijppe eo verbo palpitationem au‘ pul-<text:line-break/>sum qui lu- ima praecordiorum sede fiat, designare voluit'.<text:line-break/>Verum oculos eorum intueri opertet;. Si namque crebro<text:line-break/>, moveantur, exspectanda insania est. Namf cum </text:span><text:span text:style-name="T44">eo</text:span><text:span text:style-name="T26"> syin-<text:line-break/>ptomate perturbationem ' vel delirium, portendi, dixisset,<text:line-break/>nunc distinguit et docet; quando delirium, quando pertuec<text:line-break/>hatio consequatur. Est autem distinctio' ab oculorum motu,<text:line-break/>ques non nunc modo, sed aliis omnibus in symptomatis<text:line-break/></text:span><text:span text:style-name="T21">‘a</text:span><text:span text:style-name="T26"> quibus delirium fore' metuis diligentissime contemplare.<text:line-break/>Ipfum enim instabiles illi praesagiunt. At hoc loco non<text:line-break/>solum simpliciter delirium, sed insaniam exspectandam<text:line-break/>'esse pronunciavit, indicans ab his notis vehemens delirium<text:line-break/>Venturum. Quod autem creber oculorum motus delirii<text:line-break/>suspicionem confirmet, potes, ut ego arbitror, facile ex iis<text:line-break/>colligere, quae modo retulimus quum musculos affectiones<text:line-break/>cerebri primos sentire ostenderemus. Cerebrum vero ipsum<text:line-break/>cum ab aliis nervosis partibus tum a fepto transversu et</text:span></text:p>
      <text:p text:style-name="P33"><text:span text:style-name="T26">ore ventriculi' afficitur.. Quumt enim ab eo nervi onlues<text:line-break/>oriantur, quae; partes? nervos plores aut maximos-reci-:<text:line-break/>piunt, illae; principium suum in consortium mali haud<text:line-break/>sine ratione:pertrahunt. rr </text:span><text:span text:style-name="T26">c-alr. cv<text:tab/></text:span><text:span text:style-name="T21">.rzrp Lvrsu</text:span></text:p>
      <text:h text:style-name="Heading_20_2" text:outline-level="2">XXIX.</text:h>
      <text:p text:style-name="P34"><text:span text:style-name="T26">At vero </text:span><text:span text:style-name="T21">tumor in hypochondrio durus et doloristcus pe/si-<text:line-break/>mus est, st totum hypochondrium occuparit. Sin autem<text:line-break/>alteram tantum partem pervaserit , periculi minus , habet .<text:line-break/></text:span><text:span text:style-name="T26">qui sinistram..,, </text:span><text:span text:style-name="T26"><text:tab/><text:tab/>„ </text:span><text:span text:style-name="T44">?</text:span><text:span text:style-name="T26">...<text:tab/></text:span><text:span text:style-name="T26">.</text:span></text:p>
      <text:p text:style-name="P21"><text:span text:style-name="T26">- . Hippocrates </text:span><text:span text:style-name="T11">οἴδημα, </text:span><text:span text:style-name="T26">quo nomine hic est usus, m&gt;s<text:line-break/>tumorem- vertimus,* vocare consuevit tumorem omnem<text:line-break/>praeter naturam. Medici vero-recentiores unum tantum;<text:line-break/>qui si comprimatur nullum dolorem infert et mollis est;<text:line-break/>Rursum quam illi</text:span><text:span text:style-name="T26">" </text:span><text:span text:style-name="T26">proprie appellant phlegmonen, eain<text:line-break/>Hippocrates composita dictione durum et dolorificum tu.-<text:line-break/>inorem vocat. Namque</text:span><text:span text:style-name="T35">1</text:span><text:span text:style-name="T26"> phlegmones nomlue pro phlogosi</text:span></text:p>
      <text:p text:style-name="P20"><text:span text:style-name="T26">utebatur. Perspicuum' autem est hujusmodi affectum -in,<text:line-break/>praecordiis exci latum parte .quidem dextra propter jecur;<text:line-break/>deteriorem esse , .sinistra</text:span><text:span text:style-name="T26">' </text:span><text:span text:style-name="T26">vero-mitiorem propter lieneiu,<text:line-break/>simul vero in utroque latere consistentem p.essimum. </text:span><text:span text:style-name="T26">... ii</text:span></text:p>
      <text:h text:style-name="Heading_20_2" text:outline-level="2">XXX.</text:h>
      <text:p text:style-name="P35"><text:span text:style-name="T21">Verum tumores ejusmodi per initia quidem nati mortem<text:line-break/>brevi suturatri significanti<text:line-break/></text:span><text:span text:style-name="T26">S. &gt;<text:tab/>..‘J •.&lt; </text:span><text:span text:style-name="T26">e<text:tab/>• s»</text:span></text:p>
      <text:p text:style-name="P18"><text:span text:style-name="T26">Scribit Hippocrates tumores illos duros et dolorem<text:line-break/>cientes, quos receutiores -medici proprio nomine phlegmo-<text:line-break/>nas appellant, qui praecordia occupare dicebantur; mor-<text:line-break/>tem brevi futuram portendere. </text:span><text:span text:style-name="T26">, </text:span><text:span text:style-name="T26">Qued.. sane, falsum est,;<text:line-break/>nisi internarum quoque partium aliqua simul affecta fue-<text:line-break/>rit. Internas vero esse novimus jecur, ventriculum, lie-<text:line-break/>nem et .septum transversum.. Musculi namque praecordio-<text:line-break/>rum phlegmone obfessi tollere hominem er vitanen pos-<text:line-break/>funt,, .nisi,, quod raro accidit , vel phlegmones magnitudo</text:span></text:p>
      <text:p text:style-name="P20"><text:span text:style-name="T26">eximia fuerit vel vires admosium imbecillae vel perperam<text:line-break/>curetur a medicis vel ipse etiam aege.r deliquerit, Rrc-<text:line-break/>inde confuse et indistincte fcripta haec lententia est.</text:span></text:p>
      <text:h text:style-name="Heading_20_2" text:outline-level="2">XXXI.</text:h>
      <text:p text:style-name="P16"><text:span text:style-name="T21">Si vero febris vigesimum diem superet, nec tumor interea<text:line-break/>considat, in suppurationem vertitur.</text:span></text:p>
      <text:p text:style-name="P18"><text:span text:style-name="T26">Omnes praeter naturam tumores resolutis a quibus<text:line-break/>fiunt humoribus , curantur atqqe considunt. Quare si non<text:line-break/>consederint humores procul dubio remanent, eosque tan-<text:line-break/>dem fecundum qualitatem immutari necesse est et vel pu-<text:line-break/>trescere, si natura veluti iu morticino corpore, nullam<text:line-break/>eorum concoctionem prae imbecillitate moliatur aut, si illa<text:line-break/>valida est, in pus converti.. Quamobrem rectissime .dixisse<text:line-break/>videtur Hippocrates : si </text:span><text:span text:style-name="T21">partes phlegmone laborantes, Mqtt’.<text:line-break/>resederint simuloue febris detineat, in pus</text:span><text:span text:style-name="T26"> mutari. Sedata</text:span></text:p>
      <text:p text:style-name="P20"><text:span text:style-name="T26">namque febre videndum ne phlegmone aliqua scirrhodes<text:line-break/>oboriatur. </text:span><text:span text:style-name="T21">- Sic</text:span><text:span text:style-name="T26"> enim plerumque accidere solet; quum tes'<text:line-break/>nuior quidem humorum portio, qui phlegmonem excita-<text:line-break/>runt, -in ambientem evanuerit; crassa vero lentaque in ipsis<text:line-break/>affectorum corporum majoribus spatiis minutatim impacta<text:line-break/>est. Cur vero vigesimum diem talium abscessuum suppu-<text:line-break/>rationis termluuih statuerit, dicemus libro de diebus eri-<text:line-break/>ticis secundo.</text:span></text:p>
      <text:h text:style-name="Heading_20_2" text:outline-level="2">XXXII.</text:h>
      <text:p text:style-name="P16"><text:span text:style-name="T26">Accidit autem his </text:span><text:span text:style-name="T21">in primo circuitu etiam sanguinis e<text:line-break/>naribus prostuvium, et plurimum confert, interrogare trero<text:line-break/>oportet an capite deleant aut hebetes sentiant oculos.<text:line-break/>Si quid enim earum adsit, illuc fertur. ~</text:span></text:p>
      <text:p text:style-name="P18"><text:span text:style-name="T26">'Quod quidem de praecordiorum pblegmonis indistincte<text:line-break/>loquutns sit ex his etiam, verbis perspicuum est, quibus<text:line-break/>eas ipsie distinguit. Nam et' in ipsis sanguinis e naribus’</text:span></text:p>
      <text:p text:style-name="P20"><text:span text:style-name="T26">profluvia dicit evenire et inde juvari plurimum. Quod<text:line-break/>pecte illis, praesertim inflammationibus accidit, quae jecur<text:line-break/>et lienem occupant. In quibus etiam alibi sanguinis "s«n<text:line-break/></text:span><text:span text:style-name="T11">ἴξιν, </text:span><text:span text:style-name="T26">hoc est e directo, fluxionem commendant, eam autem<text:line-break/>quae </text:span><text:span text:style-name="T11">ἀνάπαλιν, </text:span><text:span text:style-name="T26">hoc est e contrario, fit, vituperat expo-<text:line-break/>nens quid per </text:span><text:span text:style-name="T11">τὸ ἀνάπαλιν </text:span><text:span text:style-name="T26">intelligat, sicut quum in magno<text:line-break/>liene sanguis e dextra nare diffluit. Scribit autem in<text:line-break/>primo circuitu, dlerum videlicet criticorum, sanguinis ac-<text:line-break/>ciderefluxiones, quod duobus scribitur medis, singulari<text:line-break/>atque plurali numero: singulari quidem in primo cir-<text:line-break/>cuitu, plurali vero lu primis circuitibus. Si numero sin-<text:line-break/>gulari scriptum est, scptenarium circuitum indicat, sin plu-.<text:line-break/>ruiiter, potest quidem et scptenarius ipse significari.: quis<text:line-break/>bulliam enim secunda etiam septimana sanguis fluit:, ve-<text:line-break/>rurntamen quaternarii circuitus videntur potius iutelligendi.<text:line-break/>Siquidem plurimis sanguis profluit primis septem diebus,,<text:line-break/>paucis nono atque undecimo, paucissimis decimo quarto. &gt;<text:line-break/>Porro quod sursum humores ferantur, ex quo sanguinis</text:span></text:p>
      <text:p text:style-name="P36"><text:span text:style-name="T26">fluxiones fieri folent notus adjicit, tum capitis dolorem<text:line-break/>tum oculorum hebetudinem. Sed de 'his postea absulu-<text:line-break/>tius disseret, quo loco nos etiam disputationem omnem de'<text:line-break/>fanguinis fluxione absolvemus.<text:tab/></text:span><text:span text:style-name="T26">r</text:span></text:p>
      <text:h text:style-name="Heading_20_2" text:outline-level="2">XXXIII.</text:h>
      <text:p text:style-name="P21"><text:span text:style-name="T21">Varum potius in junioribus qui trigesimum quintum, annum.</text:span></text:p>
      <text:p text:style-name="P37"><text:span text:style-name="T26">--.agunt, </text:span><text:span text:style-name="T21">sunguinis profluvium exspectandum, senioribus<text:line-break/>. vero suppuratio.</text:span></text:p>
      <text:p text:style-name="P18"><text:span text:style-name="T26">Docet quomodo ex aetate fluxio fanguinis praevideri<text:line-break/>possit. Sperandas videlicet magis esse fanguinis fluxiones</text:span></text:p>
      <text:p text:style-name="P21"><text:span text:style-name="T26">-lu junioribus , . qui quinque et triginta annos agunt. Si-<text:line-break/>quidem id aetatis tum sanguinis plurimum est tum vires<text:line-break/>valentissimae tum calor exuberans.</text:span></text:p>
      <text:h text:style-name="P7" text:outline-level="2">XXXIV.</text:h>
      <text:p text:style-name="P16"><text:span text:style-name="T21">Tumores vero molles et dasuris axgertes quiqua' digito -dum -<text:line-break/>premuntur cedunt, rnutco—tardius judicantur, suntque<text:line-break/>minus quam illi pernicisst.</text:span></text:p>
      <text:p text:style-name="P18"><text:span text:style-name="T26">; </text:span><text:span text:style-name="T26">Isti: sunt quos reeentiores ''medici oedemata 'proprie<text:line-break/>appellant, quos quum veteres 'nominare' volunt ;hoe tan-<text:line-break/>tum dicunt tumores molles;iiijteestum vertraddunt siolo-<text:line-break/>ris expertes; quod si quando omiferint, id tanquarn a<text:line-break/>molli subindicatum omittunt. Mollis namque non cient<text:line-break/>dolorem.</text:span><text:span text:style-name="T35">!</text:span><text:span text:style-name="T26"> Hippocrates autem'non istud modo sed et ce-<text:line-break/>dentes. addidit, ratus mollis etiam nomine ista ‘omnia com-<text:line-break/>prehendi. Nisi forte quae ^compressu eavahtiir nunc lu-.<text:line-break/>telligat/id quod non-omnibus simpliciter accidit, 'quae<text:line-break/>cedunt, -sed a quibus cutis'ipsa intumuit. Quia vero<text:line-break/>omnes ejusmodi tumores pituitosi sunt, idcirbo et diutius<text:line-break/>perseverant et minus habent periculi. Ac diuturniores<text:line-break/>quidem sunt, quia frigidiores. Calore namque concoctio</text:span></text:p>
      <text:p text:style-name="P19"><text:span text:style-name="T26">perficitur. Minus vero periculosi, quia nihil habent do-<text:line-break/>loris. Dolor enim vires exsulvit.</text:span></text:p>
      <text:h text:style-name="Heading_20_2" text:outline-level="2">XXXV.</text:h>
      <text:p text:style-name="P16"><text:span text:style-name="T21">Quod st febris ultra sexagesimum diem detineat et tumor<text:line-break/>intertrn non resideat, in suppurationem vertendum esca</text:span></text:p>
      <text:p text:style-name="P16"><text:span text:style-name="T21">... indicium est nec eum, quidem modo , sed Ulum similiter<text:line-break/>qui in reliquo ventre constiterit.</text:span></text:p>
      <text:p text:style-name="P18"><text:span text:style-name="T26">Prius dixerat in oedematis phlegmonosis ut quae ca-<text:line-break/>lidiora sint futuram suppurationem, si febris post nigesi-<text:line-break/>mum diem non desierit; nunc vero in frigidioribus sup-<text:line-break/>- purationis terminum sexagesimum diem statuit. Sunt au-<text:line-break/>tem et alii, quidam inter istos medii, quorum terminus'est<text:line-break/>quadragesimus dies. Sed de his quidem omnibus, donec<text:line-break/>de diebus decretoriis tractemus., dicere distuli. Caeterum<text:line-break/>non eos modo tumores qui diutius in praecordiis immo-<text:line-break/>, rantur, in pus vertendos dicit, verum illos etiam qui in</text:span></text:p>
      <text:p text:style-name="P19"><text:span text:style-name="T26">reliquo ventre constiterint, quasi secundum aliquam signi-<text:line-break/>ficationem etiam praecordia inter ventris partes cen-<text:line-break/>seantur.</text:span></text:p>
      <text:h text:style-name="Heading_20_2" text:outline-level="2">XXXVI.</text:h>
      <text:p text:style-name="P18"><text:span text:style-name="T26">Itaque </text:span><text:span text:style-name="T21">qui tumores dolorern cient et duri magnique sunt,<text:line-break/>mortis periculum haiid longa abestse fignistcant. Qui<text:line-break/></text:span><text:span text:style-name="T26">. </text:span><text:span text:style-name="T26">vero molles </text:span><text:span text:style-name="T21">sunt et expertes doloris et digito comprejsi<text:line-break/>cedunt, illis</text:span><text:span text:style-name="T26"> diuturniores </text:span><text:span text:style-name="T21">axistunt.</text:span></text:p>
      <text:p text:style-name="P18"><text:span text:style-name="T26">Nihil praeterea his verbis docet quam quod docue-<text:line-break/>rat superioribus, nisi quod dolorem cientibus et duris ad-<text:line-break/>jecit magnitudinem , quam nos etiam ante adjeceramus,<text:line-break/>quum diceremus musculorum hypochondrii inflammationes<text:line-break/>nihil prorsus afferre periculi , nisi supra modum magnae<text:line-break/>fuerint.</text:span></text:p>
      <text:h text:style-name="P7" text:outline-level="2">XXXVII.</text:h>
      <text:p text:style-name="P38"><text:span text:style-name="T11">Ριΰ </text:span><text:span text:style-name="T26">vero </text:span><text:span text:style-name="T21">ventrem occupant tumores non tam abscejsus<text:line-break/>faciunt, quam - qui consistunt in praecordiis. Minime<text:line-break/>vero omnium qui sub umbilico sunt in suppurationem<text:line-break/>vertuntur»</text:span><text:span text:style-name="T26"><text:tab/>t </text:span><text:span text:style-name="T35">f</text:span><text:span text:style-name="T26"> -</text:span></text:p>
      <text:p text:style-name="P18"><text:span text:style-name="T26">, Tumorum qui digesti non sunt suppurationesnon<text:line-break/>modo citius, fed etiam magis in hypochondrio contingunt,<text:line-break/>propterea quod calidior locns ille -sit, a quo . quicunque<text:line-break/>longius ad infernas partes recedunt, etiam serius minus-<text:line-break/>que suppurant. Quare qui sub umbilico est, raro ,iu pus<text:line-break/>convertitur,</text:span></text:p>
      <text:h text:style-name="Heading_20_2" text:outline-level="2">XXXVIII.</text:h>
      <text:p text:style-name="P39"><text:span text:style-name="T21">Sed fanguinis profluvium</text:span><text:span text:style-name="T26"> e </text:span><text:span text:style-name="T21">supernis partibus maxime ex-<text:line-break/>spectare oportet.<text:tab/></text:span><text:span text:style-name="T21">•<text:tab/></text:span><text:span text:style-name="T21">.</text:span></text:p>
      <text:p text:style-name="P18"><text:span text:style-name="T26">In quibusdam exemplaribus adseripta est conjunctio<text:line-break/>et, per quam significatur sanguinis e naribus effluvium non<text:line-break/>affectis modo praecordiis, verum aliis etiam partibus in-</text:span></text:p>
      <text:p text:style-name="P40"><text:span text:style-name="T26">ferioribus suturum. Surit autem quae conjunctionem et<text:line-break/>non habeant, quod illis quoque, sed minus significat. In<text:line-break/>aliis vero exemplaribus adverbium </text:span><text:span text:style-name="T21">maxime</text:span><text:span text:style-name="T26"> non habetur,,<text:line-break/>sed hunc in modum legitur: </text:span><text:span text:style-name="T21">sed sanguinis</text:span><text:span text:style-name="T26"> prosiuvium e<text:line-break/></text:span><text:span text:style-name="T21">superitis' partibus exspectare oportet.</text:span><text:span text:style-name="T26"> Neque enim turno-<text:line-break/>ree qui iufernas partes occuparunt censet fanguinis flu- </text:span><text:span text:style-name="T26">-<text:line-break/></text:span><text:span text:style-name="T26">xiones excitare. - Sio autem veritas habet, a tumoribus<text:line-break/>qui umbilicum circumstant, sanguinis fluxiones contingere,<text:line-break/>sed si illi quidem in fuperioribus partibus consistant, ma-<text:line-break/>gis, si vero in supremis, maxime. Dicet autem etiam postea<text:line-break/>•de sanguinis profluvio, quo sane loco disputationem om-<text:line-break/>nem retexemus etabfolvemus.<text:tab/>-</text:span></text:p>
      <text:h text:style-name="Heading_20_2" text:outline-level="2">XXXIX.</text:h>
      <text:p text:style-name="P16"><text:span text:style-name="T21">Omnium autem tumorum, qut diutius istis in partibus man-<text:line-break/>serint , suppurationes contemplari oportet.</text:span></text:p>
      <text:p text:style-name="P18"><text:span text:style-name="T26">Urio verbo complexus est omnia quae sigillatim ante</text:span></text:p>
      <text:p text:style-name="P20"><text:span text:style-name="T26">explicaverat, proinde non eget hic locus nova inter-<text:line-break/>pretatione.</text:span></text:p>
      <text:h text:style-name="Heading_20_2" text:outline-level="2">XL.</text:h>
      <text:p text:style-name="P16"><text:span text:style-name="T26">Porro </text:span><text:span text:style-name="T21">suppurationes quae, ab ipsis prodeunt expendes, hoc<text:line-break/>modo. Quae foras quidem abscedunt,'' tum quae parvae<text:line-break/>sunt et permultum prominent atque in acutum</text:span><text:span text:style-name="T26">. attol-<text:line-break/>luntur optimae </text:span><text:span text:style-name="T21">sunt. Magnae vero et latae nec in<text:line-break/>acutum fastigiatac pefstmae, ,</text:span></text:p>
      <text:p text:style-name="P18"><text:span text:style-name="T26">Quod, quidem Hippocrates quum pus universum tu-<text:line-break/>rnore aliquo praeter naturam concocto collectum fuerit,<text:line-break/>fymptornata ejusmodi </text:span><text:span text:style-name="T11">ἐμπνήματα </text:span><text:span text:style-name="T26">atque </text:span><text:span text:style-name="T11">διαπυήματα</text:span><text:span text:style-name="T26">, hoc<text:line-break/>est suppurationes appellet,, facile intelliges, si totam eam<text:line-break/>sententiam perlegeris, qua ipsa de praecordiorum tumori-<text:line-break/>bus disseruit. , Ceterum puris rn eo fit abscessio, inter-<text:line-break/>dum quidem sub cute, saepe vero in prostando, idque ge-<text:line-break/>minam ob causam, quod vel para quae suppurat intra</text:span></text:p>
      <text:p text:style-name="P20"><text:span text:style-name="T26">peritonaeum posita sit vel pus ipfum etiamsi musculus sit<text:line-break/>qui laborat, sub involucris ejus detineatur, nec possit foras<text:line-break/>propter lentorem aut erassitiem aut tunicae, quae ipsum<text:line-break/>comprehendit, densitatem "egredi. Siquidem natura pus<text:line-break/>excernere et ab afflictis partibus abigere nititur, idque<text:line-break/>persaepe illa efficit, quum idemeos ad excernendum mea-<text:line-break/>tus' ceu canales quosdam nacta fuerit. Verum quum ta-<text:line-break/>les non semper habeantur, in propinqua spatia pus pro-<text:line-break/>pellit, quae si exigua luerluU, integumentum eorum ero-<text:line-break/>dit, quodque illi subesi ipatium dilatat. Ex his igitur<text:line-break/>quae hoc modo suppurant, illa multo leviora esse perspi-<text:line-break/>cuum est, quae foras et non intro abscedunt, tum quae<text:line-break/>non magnum oecupaut locum nec late extenduntur , fed<text:line-break/>ita contractu sunt, ut in fastigium tendant et coni figu-<text:line-break/>rarn repraesentent. Haec autem et robullam esse facultatem<text:line-break/>ostendunt quae pus foras propellit et non magnam corpo-<text:line-break/>rom quae exedunt partem corrumpunt. Verum sive hoc<text:line-break/>loco scriptum sit ab Hippocrate </text:span><text:span text:style-name="T11">εἰς </text:span><text:span text:style-name="T18">ὸξύ</text:span><text:span text:style-name="T11"> ἀποκυρτούμενα </text:span><text:span text:style-name="T26">sive</text:span></text:p>
      <text:p text:style-name="P41"><text:span text:style-name="T11">εἰς ὸξυ ἀποκορυφούμενα, </text:span><text:span text:style-name="T26">palam est idem ab utroque sig-<text:line-break/>nificari. </text:span><text:span text:style-name="T26">,.</text:span><text:span text:style-name="T44">f</text:span><text:span text:style-name="T26">,<text:tab/>..<text:tab/></text:span><text:span text:style-name="T26">»<text:tab/></text:span><text:span text:style-name="T26">,...</text:span></text:p>
      <text:h text:style-name="Heading_20_2" text:outline-level="2">XLI.</text:h>
      <text:p text:style-name="P16"><text:span text:style-name="T26">Quae vero interius </text:span><text:span text:style-name="T21">rumpuntur optimae quidem illae sunt,<text:line-break/>quibus, cu.m. externa spatio communicatio esa Sunt au-<text:line-break/>tem ea contracta et doloris expertia,, totaque loci facies<text:line-break/>exteriora concolor apparet.</text:span></text:p>
      <text:p text:style-name="P18"><text:span text:style-name="T26">Suppurationes istae non sunt simpliciter optimae, sed<text:line-break/>. inter eas optimae quae interius exteriusque rumpuntur.<text:line-break/>Siquidem deteriores illae sunt his quae foras exeunti<text:line-break/>Namque illa in multo nobiliores praecordiorum cute par-<text:line-break/>tes eruptio fit. Praetereaque curent medicamenta intus<text:line-break/>ruptis aeque admovere non possumus et pus dum per in-<text:line-break/>testi na vacuatur, ea mordet et abradit dysenteriamque<text:line-break/>concitat. Ac si forte per jejunum aut tenuia lutestina<text:line-break/>feratur, cibi in corpus digestionem vitiat, si vero per</text:span></text:p>
      <text:p text:style-name="P20"><text:span text:style-name="T26">ventriculum, etiam ipsi concoctioni detrimentum affert.<text:line-break/>Itaque perspicuum est eas omnium pessimas esse,' quae in<text:line-break/></text:span><text:span text:style-name="T21">partem utramque, tum internam</text:span><text:span text:style-name="T26"> tum externam, erupere.<text:line-break/>Sic enim geminatum malum esu Nullam namque tunc<text:line-break/>habet natura sedem nullumque, ut ita loquar, principium </text:span><text:span text:style-name="T26">‘<text:line-break/></text:span><text:span text:style-name="T26">renutritionis, quo ruptis possit opitulari et veluti in solo<text:line-break/>quodam firma jacere regenerandae carnis sundamenta.</text:span></text:p>
      <text:p text:style-name="P42"><text:span text:style-name="T26">'si • -<text:tab/>‘ XLIL' sc \ - •</text:span></text:p>
      <text:p text:style-name="P43"><text:span text:style-name="T26">Esi </text:span><text:span text:style-name="T21">autem pus optimum quod album aequale laeveque est<text:line-break/>et minime foetidum, quod autem e contrario su habet,<text:line-break/>deterrimum esu<text:line-break/></text:span><text:span text:style-name="T26">. z<text:tab/><text:tab/>’/ </text:span><text:span text:style-name="T26">r: ' </text:span><text:span text:style-name="T26"><text:s/>—**——)</text:span></text:p>
      <text:p text:style-name="P18"><text:span text:style-name="T26">Quod quidem pus minime foetidum esse oporteat,<text:line-break/>manifestum est. Namque immensus foetor putredinis po-<text:line-break/>tius quam concoctionis nota esse scleti Quod vero etiam<text:line-break/>album esse debeat, si generationem ejus noveris, ex iis,<text:line-break/>quae alibi demonstrata sput, iutelliges. Omnia siquidem<text:line-break/>omnibus locis demonstrare, sutilia notius dicentis est quam</text:span></text:p>
      <text:p text:style-name="P19"><text:span text:style-name="T26">docentis. Sunt autem haec aliis demonstrata libris, ut<text:line-break/>' libro quidem de facultatibus naturalibus, earum unam<text:line-break/>alteratricem esse., quae alimentum tum in ventriculo tum<text:line-break/>in jocinore concoquit, in hoc quidem ipsum in sanguinem<text:line-break/>convertens , in illo vero succum ex alimento gignens fan-<text:line-break/>. guini faciendo accommodum; praeterea sicgulas animalis<text:line-break/>partes in suam naturam succum ipsis proximum conver-<text:line-break/>tere. , Novissima enim, concoctio nutrientis appositione<text:line-break/>cumque eo quod alitur, assirnilatioue perficitur. Quam-<text:line-break/>ohrem quo similitudo ista concilietur, non est dubium<text:line-break/>multo illud ante tempore praeparari oportere. Diximus<text:line-break/>autem etiam in libris de femine in vasorum tunicis ex<text:line-break/>quibus testis nutrimentum hauriunt, saepenumero sangui-<text:line-break/>neci jam ante lu- semen commutatum manifesto videri.<text:line-break/>Neque enim ipsas vaforum tunicas alio quodam nutriri<text:line-break/>.verisimile esu Et eum quidem humorem ex Graecis </text:span><text:span text:style-name="T21">me-<text:line-break/>dicis</text:span><text:span text:style-name="T26"> nonnulli </text:span><text:span text:style-name="T11">θορώδη </text:span><text:span text:style-name="T26">appellant, atque oh </text:span><text:span text:style-name="T26">id </text:span><text:span text:style-name="T26">semen etiam<text:line-break/>ipsum </text:span><text:span text:style-name="T11">θορόν </text:span><text:span text:style-name="T26">vocant, illi praesertim qui </text:span><text:span text:style-name="T11">σπέρματσς, </text:span><text:span text:style-name="T26">hoc<text:line-break/>* </text:span><text:span text:style-name="T26">&gt;</text:span></text:p>
      <text:p text:style-name="P20"><text:span text:style-name="T26">est suminis; nomine non - corpoream quidem substantiam,<text:line-break/>sed ipsius vim saeultatemque significari volunt. Enimvero<text:line-break/>phlegmonae quoque ostendimus (anguine lu partes phle-<text:line-break/>gmone laborantes-decumbente excitari, qui primum qui-<text:line-break/>dem ipsa Colum vasa repleat et dissendat, mox vero etiam<text:line-break/>vicina ipsis inania spatia; quae singulis in partibus pltu-<text:line-break/>rima, exiguaque sunt eccupet. </text:span><text:span text:style-name="T21">Sunt autem</text:span><text:span text:style-name="T26"> ea </text:span><text:span text:style-name="T21">a</text:span><text:span text:style-name="T26"> nobis<text:line-break/>demonstrata </text:span><text:span text:style-name="T50">libello.de </text:span><text:span text:style-name="T26">tumoribus praeter naturam et di-<text:line-break/>-ctum aeque de,-illis in eo.; quem, de inaequali intemperie<text:line-break/>scripsimus. Sanguis igitur ille qui in partibus phlegmone<text:line-break/>/afflictis per minimas particulas dispersus </text:span><text:span text:style-name="T21">eff,</text:span><text:span text:style-name="T26"> redire ‘qui-<text:line-break/>•dem lu priorem naturam non potest, ut qui ortra vasa'<text:line-break/>-sua sit, immutatur autem et putrescit, non aliter quam<text:line-break/>-omnia, quae alieno in loco' vehementius incalescunt. Ita-<text:line-break/>que: si nativus quidem calor a propria temperie plurimum<text:line-break/>recesserit, (anguis ut in morticino corpore putrescit-. Sin<text:line-break/>: autem ille vim adhuc aliquam retinet, mixta quaedam<text:line-break/>fanguinis mutatio fit, partim quidem ab ea quae praeter<text:line-break/>naturam partim yero ab ea, quae fecundum naturam caufa</text:span></text:p>
      <text:p text:style-name="P20"><text:span text:style-name="T21">e&amp;</text:span><text:span text:style-name="T26"> Quarum ut illa putrefacit, sic ista concoquit. Earum<text:line-break/>vero utravis praevaluerit, protinus ludicla trrm in colore<text:line-break/>tum-inrodore tum, lu Substantia necessario consequuntur.<text:line-break/>Quum ergo ista? aliis commentariis, quemadmodum dixi,<text:line-break/>demonstrata sint, consequens est an. recte sanguis in<text:line-break/>pus versus sit ratione lu vestigare. Cujus sane Tei pri<text:line-break/>imim testimonium est, quod non computruerit, sed potius<text:line-break/>-concoctum sis; • fecundum quod tametsi notae quaedam<text:line-break/>putredinis praeter naturam conceptae in eo appareant,<text:line-break/>leves istae quidem sint et, sicut ait Hippocrates, mluimum<text:line-break/>foeteat. Nam quod ipse dixit </text:span><text:span text:style-name="T11">ώς ῆκιστα</text:span><text:span text:style-name="T26">, significat idem<text:line-break/></text:span><text:span text:style-name="T44">;</text:span><text:span text:style-name="T26">quod </text:span><text:span text:style-name="T11">ώς ἐλάχιστα. </text:span><text:span text:style-name="T26">Ad haec colore ipsum decet esse se-<text:line-break/>mini persimile nec tamen tam exactu candidum quam nix<text:line-break/>-ipsa videtur. Siquidem tum- semini 'tum puri natura co-<text:line-break/>lorem solidorum corporum, inducit, scd illi quidem ex-<text:line-break/>quisitum, huic vero ad certum quendam modum. Nulla<text:line-break/>namque lu sumine .causa praeter naturam .esse, quae ipsum<text:line-break/>afficiat, in pure autem ut noti sempei vis ejus par sicut<text:line-break/>diximus, ita certe - aliquid prorsus inest. quum sanguis<text:line-break/></text:span><text:span text:style-name="T26">t</text:span></text:p>
      <text:p text:style-name="P20"><text:span text:style-name="T26">extra sua vafa jaceat.- Et haec quidem causa est, cur et<text:line-break/>semen et pur alba.fiant. Nam pus quoque solidis etiam<text:line-break/>corporibus, quodammodo assimilatur;. quae sunt vasorum<text:line-break/>tunicae, nervi, ligamenta, membranae, cartilagines et<text:line-break/>ossa. Est vero eandem etiam ob causam candidum quod<text:line-break/>in urinis subsistet. Habet enim puri similem originem,<text:line-break/>nimirum illius et humorum qui-fecundum naturiun Iunt<text:line-break/>mediam. Quidquid enim alimenti dum in sanguinem ver-<text:line-break/>teretur, naturae aetionem declinavit, subsidet in urinis<text:line-break/>non immutatum quidem anatura, sicut sanguis, nec tamen<text:line-break/>ut pus a causa praeter naturam in ipsa generatione vi-<text:line-break/>tiatum.</text:span></text:p>
      <text:h text:style-name="P5" text:outline-level="1">HIPPOCRATIS PROGNOSTICON<text:line-break/>ET GALENI IN EUM LIBRUM<text:line-break/>COMMENTARIUS <text:span text:style-name="T10">II.</text:span></text:h>
      <text:h text:style-name="Heading_20_2" text:outline-level="2">I.</text:h>
      <text:p text:style-name="P16"><text:span text:style-name="T52">H</text:span><text:span text:style-name="T21">ydropes ex acutis morbis omnes mali , neque enim su-<text:line-break/>brem sulvunt et eum dolore sunt vehementi </text:span><text:span text:style-name="T38">aC</text:span><text:span text:style-name="T21"> letales.<text:line-break/>Incipiunt autem plurimi ab ilibus et lumbis, quidam<text:line-break/>vero a jecore.</text:span></text:p>
      <text:p text:style-name="P21"><text:span text:style-name="T26">Dixerat Hippocrates initio hujus libri; funt autem<text:line-break/>haec in acutis morbis consideranda, primum quidem an</text:span></text:p>
      <text:p text:style-name="P20"><text:span text:style-name="T26">aegri facies similis sit, bene valentium. Ex quo plerique<text:line-break/>existimarunt non de mortifera facie tantum in acute morbo<text:line-break/>contracta; sed etiam de reliquis omnibus institutam ab<text:line-break/>eo disputationem suisse. Sed non legere, arbitror, quod<text:line-break/>ipse extremo libro subjunxit his verbis: </text:span><text:span text:style-name="T21">haec autem dico<text:line-break/>de morbis acutis atque aliis omnibus qui ex ipsts habent<text:line-break/>originem.</text:span><text:span text:style-name="T26"> Attamen et de suppurationibus loquutuni esse<text:line-break/>constat, non iis modo quae vigesimo die- abrumpi debent,<text:line-break/>verum illis etiam quae est trigesimum, quadragesimum et<text:line-break/>fexagesimum diem producuntur, atque item de morbis<text:line-break/>qui uique ad quadragesimum diem differuntur, ubi ait:<text:line-break/></text:span><text:span text:style-name="T21">spirandi vero facilitatem existimare oportet valde magnam<text:line-break/>vim ad salutem habere in omnibus acutis morbis quibus<text:line-break/>conjuncta febris est, quique diebus quadraginta judicantur.<text:line-break/></text:span><text:span text:style-name="T26">Et nunc quidem non de omni specie aquae inter cutem,<text:line-break/>: ed ea dumtaxat quae acuto morbo supervenit, dicturum<text:line-break/>fe manifesto pofitetur. Quin etiam de purulentis et tabi-</text:span></text:p>
      <text:p text:style-name="P20"><text:span text:style-name="T26">dis atque insuper de quartanis postea dicet, quos fane<text:line-break/>morims nemo est quiidiulnrnos non esse 'fateatur. Ita-<text:line-break/>que aquam omnem luter cutem quae- acutomorbo super-<text:line-break/>venit malam esse dixit, ut quae nec febrem discutiat et<text:line-break/>dolorem perpetuo excitet. Ejus auteni ortum etiam, osten-.<text:line-break/>dit, dum et jecorisnnminatim facit mentionem et illas </text:span><text:span text:style-name="T26">i<text:line-break/></text:span><text:span text:style-name="T26">quae lu-ilibus continentur partes uno; communi vocabulo,<text:line-break/>complectitur, quae fuhtjejunum, laetes tenuiaque inte-<text:line-break/>stina; Namque verisimile est omnes eas partes ab Hippo-.<text:line-break/>crate </text:span><text:span text:style-name="T11">κενεῶνας </text:span><text:span text:style-name="T26">appellari, quae .inter extremam thoracis<text:line-break/>costam et' coxendicis: ossa continentur. 'Siquidem inaniat<text:line-break/>tota illa- regio videtur, risi i tam cum _ infernis ’ quam cum<text:line-break/>superis partibus' titrisque -osseis contuleris. Est vero etiam-<text:line-break/>pars illa tota gracilis, modo quis non parum ante cibum<text:line-break/>potumque sumpserit. Hasque ipsas propterea partes poeta<text:line-break/></text:span><text:span text:style-name="T11">λαπἀρας</text:span><text:span text:style-name="T26">, nam </text:span><text:span text:style-name="T11">λάπαρον </text:span><text:span text:style-name="T26">gracile significatvocare videtur;<text:line-break/>Enim vero omnis inter cutem aqua vitiato sanguificationis<text:line-break/>opere aeque provenit. Tanquarn enim in ventre cibi co-</text:span></text:p>
      <text:p text:style-name="P19"><text:span text:style-name="T26">quuntur, sic in jocluore et venis alimentum, quod prius<text:line-break/>in ventriculo concoctionem adeptum fuerat. Quin etiam<text:line-break/>sicut in ventriculo plus minus ve vitiata concoctio est, ita<text:line-break/>et lu jecinore. Nam ut venter, sic etiam jecur nunc per se<text:line-break/>primum, nunc ex consensu cum aliis partibus afficitur.<text:line-break/>, Est autem evidens omnia quae mutuo scsc afficiunt vel<text:line-break/>propter vicinitatem vel quod magnum inter se habeant<text:line-break/>per vasa et nervos commercium affici. Sic quidem jecur<text:line-break/>' cum liene, ventriculo et intestinis, magnis venis connecti<text:line-break/>i videtur, ac praeterea illis esse tam vicinum, ut ex his<text:line-break/>aliqua annexa, aliqua propemodum contigua sint. Verum<text:line-break/>Hippocrates nullam lienis mentionem fecit, quod ipfe de<text:line-break/>morbis acutis dicere proposuerit. Apparet tamen id vi-<text:line-break/>scus , si quando in veteri morbo scirrhosam aliquam affe-<text:line-break/>ctionem contraxerit, tum jecur ipsum similiter afficere,<text:line-break/>tum ejus occasione liydropas lu corpore, universo excitare.<text:line-break/>Meminit autem jocinoris et partium inanium et aquarum</text:span></text:p>
      <text:p text:style-name="P20"><text:span text:style-name="T26">inter cutem, quas illae pariunt, differentias exponit, id<text:line-break/>quod erit ex iis quae sequuntur dilucidum.</text:span></text:p>
      <text:h text:style-name="Heading_20_2" text:outline-level="2">II.</text:h>
      <text:p text:style-name="P16"><text:span text:style-name="T21">Quibus ergo ab ilibus et lumbis principia stunt hydropurn,<text:line-break/>pedes tument et diarrhoeae diuturnae detinent, quae<text:line-break/>neque ‘dolores 'ex ilibus ac lumbis obortas solvunt neque<text:line-break/>ventrem molliunt.</text:span></text:p>
      <text:p text:style-name="P18"><text:span text:style-name="T26">In omni fpecie aquae intermutem aeque tument pe-<text:line-break/>des. Nam id quoque Hippocrates evenire dicit , ubi vitio<text:line-break/>jocinoris .provenit» Quod autem etiam 'si a liene oriatur<text:line-break/>atque aliis item omnibus ut verbo uno dicamus , idem:<text:line-break/>malum contingat, cer.tu compertum nobis esu At ventris<text:line-break/>profluvium proprium peculiareque est ejus aquae inter<text:line-break/>cutem quam inanes partes jejuno intestino vel mesenterio<text:line-break/>phlegmone laborantlbus excitarint. His enim maxime<text:line-break/>imbecillae venae sunt, quibus jecur ad se trahit alimen-</text:span></text:p>
      <text:p text:style-name="P20"><text:span text:style-name="T26">tum adeo ut nec visceri ad digestionem fnbscrvlant nec<text:line-break/>alimentum in jejuno et tenuibus intestinis morari possit.<text:line-break/>Quae si infirma quoque fuepint. gravata alimento, id omne<text:line-break/>confestim deorsum propellunt. Et haec fluxus ventris<text:line-break/>causa est. Sed et nutrimentum corrumpi et plurimum<text:line-break/>excrementi biliosi acervari, propter partium qqac phle-<text:line-break/>gmone torquentur caliditatem verisimile est al nide quidem<text:line-break/>vehementer morderi intestina et irritari ad exeretionem<text:line-break/>.eorum quae in ipsis contluectur. Est .auteor hgeg altera<text:line-break/>fluxus ventris causa. Sed eum quidem haud tenmre nec<text:line-break/>dolores sedare nec ventrem subducere dixit, nam verbum<text:line-break/></text:span><text:span text:style-name="T11">λαπάττειν, </text:span><text:span text:style-name="T26">quo usus est Hippocrates, significat vacuare et<text:line-break/>ventris tumorem ad aequalitateurredigere, ex quibus etiam<text:line-break/>verbis oflendii eos, qui sic affecti sunt, cum dolore red-<text:line-break/>dere alvi excrementa et imum ventrem tutum ipsis in tu-<text:line-break/>muisse. Quippe dolores etrnitari necesse est tpm pecpter<text:line-break/>phlegmonae tum propter morsus. Vrntrem autem ictum<text:line-break/>intumescere, quod intestina flattmsu fpirilu plerta si ut, ex</text:span></text:p>
      <text:p text:style-name="P19"><text:span text:style-name="T26">cruditatibus, ut est rationi consentaneum, originem ducente.<text:line-break/>Quod autem intus non moretur, propter imbecillitatem<text:line-break/>retentricis facultatis intestinorum accidit.</text:span></text:p>
      <text:h text:style-name="Heading_20_2" text:outline-level="2">III.</text:h>
      <text:p text:style-name="P16"><text:span text:style-name="T21">Quibus vero ab hepate hydropes stunt, tusus et tuffiendi<text:line-break/>cupiditas ipsts innascitur, nihtlque effatu dignum ex-<text:line-break/>spuunt ad pedes tument venterque non dejicit, nisi et<text:line-break/>dura et ad necefsttatein et circa ventrem tumores pro-<text:line-break/>deunt, qui partim ad dextra partim ad sinistra tum<text:line-break/>consistunt tum desinunt.</text:span></text:p>
      <text:p text:style-name="P18"><text:span text:style-name="T26">Quod </text:span><text:span text:style-name="T21">Hippocrates </text:span><text:span text:style-name="T18">ϋυμαν</text:span><text:span text:style-name="T11"> </text:span><text:span text:style-name="T26">dixit, nos </text:span><text:span text:style-name="T21">cupiditatem</text:span><text:span text:style-name="T26"> verti-<text:line-break/>mus, ad tussim propensionem significat, ad quam illi tan-<text:line-break/>quam adversus symptoma irritantur, sed consestim vix<text:line-break/>etiamnum tussire aggressi conquiescunt. Nam jecinoris mo-<text:line-break/>les transverso septo incumbens, pulmoni parit angustiam.<text:line-break/>- Quae quidem affectio quum verae illi angustiae similis sit,</text:span></text:p>
      <text:p text:style-name="P19"><text:span text:style-name="T26">qua pulmo tum phlegmone occupatus tum destillatione, ex<text:line-break/>capite obrutus premitur, idcirco tussire quidem affectant,<text:line-break/>sperantes eo quod molestum est vacuato angustiae se<text:line-break/>mederi posse. Verum protinus ut coepere desistunt, ex-<text:line-break/>perientia ipsa affectum suum certo agnoscentes et ex se<text:line-break/>ipsis intelligentes frustra se eam spem concepisse. Sed et<text:line-break/>ipsa per se natura nobis etiam non molientibus tussim<text:line-break/>solicitat, ut saepe difficile sit resistere et ne accidat pro-<text:line-break/>hibere. Nunc igitur quando ob angustiam frustra aegri<text:line-break/>tussiculas movent, tanquam malum aliqua ex parte leva-<text:line-break/>turi, tamen facultatis naturalis auxilio destituti, protinus<text:line-break/>desinunt. Siquidem aegros eam ob rem tussiendi cupiditas<text:line-break/>incessit, sed diu tussis non detinet, quod nihil dictu di-<text:line-break/>gnoro exspuant, sed quantum modo serosi, .tenuisque hu-<text:line-break/>moris ex vasis serosum sanguinem continentibus in aspe-<text:line-break/>ram arteriam-, sudoris' cujusdam instar, exprimitur. Et<text:line-break/>bis quidem notis aqua inter cutem a jecinore orta distin-<text:line-break/>guitur a praedictis. Praeter lias autem aliud etiam discri-</text:span></text:p>
      <text:p text:style-name="P44"><text:span text:style-name="T11">.3<text:tab/></text:span><text:span text:style-name="T26">-'f-</text:span></text:p>
      <text:p text:style-name="P18"><text:span text:style-name="T26">nien ‘est u paucitate siccitateque eurum quae infra deji-<text:line-break/>ciuntur. ' Illi enim affectis scilicet vel intestinis; vel me-<text:line-break/>seirlerlo’ hrebrb irritantur. Quibus vero 'jecoris'Vitio<text:line-break/>aqua inter chtein provenit, 'tanquam nem male affectis istis<text:line-break/>partibus neccorrupto alimento nec gravatis ab eo mem-<text:line-break/>bris, valent enim, venter fuin fluit, sed illic diutius ali-<text:line-break/>hretiti reliquiae immorantur, partim, ad intima peritonaei<text:line-break/>spatia immistae, partim vero a jecinoris phlegmone quo-<text:line-break/>tlamtnodo adustae. At vero etiam -cutis universa, quod<text:line-break/>pitintefo' sanguine altu sit, tumet, ac si digito eam com-<text:line-break/>presseris, 'extemplo cavatur parumque postea ad pristinam<text:line-break/>aequalitatem redit. Quod tamen non accidit statim, ut<text:line-break/>morbus ex acutu degeneravit, sed pedes primum, ut qui-<text:line-break/>' a calidissimis partibus absunt longissime, tumorem contra-<text:line-break/>hunt , a quibus fursum conscendens malum, tutum etiam<text:line-break/>ventrem similiter occupat adeo ut si tumorem digito pre-</text:span></text:p>
      <text:p text:style-name="P20"><text:span text:style-name="T26">mas, locus ipse cavus quasique defossus appareat, deinde<text:line-break/>.paulo post iu priorem sedem reverti rideatur. Id quod<text:line-break/>Hippocrates dixit scribens : </text:span><text:span text:style-name="T21">atque circa ventrem tumores<text:line-break/>prodeunt qui consistunt st desinunt.</text:span><text:span text:style-name="T26"> Quamquam hoc etiam<text:line-break/>possit' ab eo .dictum esse de primo ipsorum ortu. Nam<text:line-break/>quando emergere incipiunt plerumque considunt, ut pror-<text:line-break/>ius desiisse videantur, delude vero exsurguut denuo rur-<text:line-break/>sumque considunt atque iterum postea renovantur. Ve-<text:line-break/>rnm temporis spatio permanent nec amplius sidunt. Ve-<text:line-break/>rum isti ab illis differunt, quos ab inanibus prodire dixi-<text:line-break/>mus, quod ab humore pituitofo, non autem a flatuofo<text:line-break/>spiritu, sicut illi geniti compressu excavantur.</text:span></text:p>
      <text:h text:style-name="Heading_20_2" text:outline-level="2">IV.</text:h>
      <text:p text:style-name="P16"><text:span text:style-name="T21">Quod st caput en manus pedesuue frigeant ventre et late-<text:line-break/>ribus calentibus, malum.</text:span></text:p>
      <text:p text:style-name="P19"><text:span text:style-name="T26">In longis morbis per hiemem praesertim et senibus<text:line-break/></text:span><text:span text:style-name="T11">ηοή </text:span><text:span text:style-name="T26">solum in principiis accessionum, </text:span><text:span text:style-name="T18">ϊΐΜσημασΐας</text:span><text:span text:style-name="T11"> </text:span><text:span text:style-name="T26">Graeci<text:line-break/>vocant, verum etiam quum morbus intermisit, si extremae<text:line-break/>corporis partes, quae et minime carnosae sunt et longissime<text:line-break/>absunt a visceribus, refrigerantur, non debet mirum vi-<text:line-break/>deri. Sed quum hoc libro Hippocrates non agat de rnor-<text:line-break/>bis longis, necesse est aliam quandam sub esse causam, cur<text:line-break/>in acutis morbis partes istae refrigescant, illi contrariam,<text:line-break/>quae per veteres morbos partibus his frigiditatem inducit,<text:line-break/>ln longis quidem morbis nativus calor propter imbecilli-<text:line-break/>tatem non potest usque ad ultimas animalis partes deve-<text:line-break/>nire. In acutis vero ob magnitudinem phlegmones qua<text:line-break/>..viscera opprimuntur, paucus admodum sanguis in corpus<text:line-break/>universum permeat, fed plurimus in partibus phlegmone<text:line-break/>affectis intercluditur. Quamobrem medlaeinorporis partes<text:line-break/>thorax* et venter multum calidae sentiuntur. At preheu-<text:line-break/>dit tamen aliquando in acutis accessio, quum horrore aut<text:line-break/>refrigeratione tanta, ut non extremum modo corpus, fed</text:span></text:p>
      <text:p text:style-name="P19"><text:span text:style-name="T26">ipfa etiam thoracis ventrisque cutis inalgescat. Verum<text:line-break/>haec nullum in vifceribus vitium arguit. Si vero partes<text:line-break/>quae lateribus et ventre - continentur calidae permaneant<text:line-break/>vel etiam quam natura esse folebant calidiores evaserint,<text:line-break/>''corpus autem extremum refrixerit, viscera jam ingenti</text:span></text:p>
      <text:p text:style-name="P21"><text:span text:style-name="T26">phlegmone detineri indicium est. Praestiterit autem sur- -<text:line-break/>tasse quod dixit Hippocrates, ventre et lateribus ealenti-<text:line-break/>bus sic accipere, ut haec longe calidiora, quam cum se<text:line-break/>haberent secundum-naturam, intelligantur, cujnsmodi fe-<text:line-break/>brern illam esse novimus, quae a Graecis </text:span><text:span text:style-name="T11">λειπυρίας </text:span><text:span text:style-name="T26">dicitur.</text:span></text:p>
      <text:h text:style-name="Heading_20_2" text:outline-level="2">V.</text:h>
      <text:p text:style-name="P18"><text:span text:style-name="T21">Optimum vero totum corpus calidum et molle aequaliter este.</text:span></text:p>
      <text:p text:style-name="P21"><text:span text:style-name="T26">Quum pessimo lu statu morbum esse dixerit, quando<text:line-break/>..medio corpore calente extrema algent, nunc ei ex ad-<text:line-break/>, versu optimum qui nobis contingere potest, comparat,.in</text:span></text:p>
      <text:p text:style-name="P19"><text:span text:style-name="T26">quo totum corpus calidum aequaliter est atque etiam ae-<text:line-break/>qualiter molle. Aequaliter enim amborum rommune est.<text:line-break/>-Nam calidum quidem aequaliter corpus est vel in arden-<text:line-break/>tissimis febribus, at tunc non molle.,' fed mordicans et<text:line-break/>/aridum manifesto videtur. Quod ,fl molle simul et cali-<text:line-break/>dum aequaliter sit, , testatur corporis optimam esseaffe-<text:line-break/>' -etionem.</text:span></text:p>
      <text:h text:style-name="Heading_20_2" text:outline-level="2">VI.</text:h>
      <text:p text:style-name="P16"><text:span text:style-name="T21">Oportet autem eum qui laborat, facile converti et in asu<text:line-break/>furgendo alacrem estsu.</text:span></text:p>
      <text:p text:style-name="P18"><text:span text:style-name="T26">Totius quidem praecognitionis eorum qui ex morbo<text:line-break/>vel interire veI servari debent caput est magnitudinis<text:line-break/>morbi cum aegri viribus comparatio. Morbo siquidem<text:line-break/>praevalente aeger nullo modo effugere mortem possit.<text:line-break/>Sin autem vires illi sunt morbo superiores, modo nulla<text:line-break/>in re peccet, nunquam intereat. Id quod ipfe illo etiam</text:span></text:p>
      <text:p text:style-name="P20"><text:span text:style-name="T26">aphorifmo prodidit, cujus initium est, </text:span><text:span text:style-name="T21">consectandum<text:line-break/>vero est an victus aegro sufficiat ad summum morbi vigod<text:line-break/>Tam.</text:span><text:span text:style-name="T26"> 'Haec igitur est prognosticae considerationis summa.<text:line-break/>Verum quum tres genere facultates sint in tribus positae<text:line-break/>principiis,-cerebro, corde et jecinore, eorum 'tutu insumi-!<text:line-break/>talem tnin robur ex singularum actionibus deprehendes.</text:span></text:p>
      <text:p text:style-name="P21"><text:span text:style-name="T26">, Sunt autem al&gt; illo quidem quod in cerebro est principio<text:line-break/>'proficifcentes actiones aliae principes quae in memoria al<text:line-break/>'ratiocinatione versantur, aliae vero ministrae, quae sen-<text:line-break/>tiendo et secundum appetitum movendo perficiuntur. Ems-<text:line-break/>nant autem ab leo quod in corde est, motus illi quos ar-<text:line-break/>teriae' edunt. Ad hoc autem cujus jecur sedes est, san-<text:line-break/>guis et humores pertinent. Itaque quum in haec summa<text:line-break/>capita prognostica contemplatio sit divisa, videndum etiam<text:line-break/>atque etiam est, ad quod genus singula sigua, quae Hip-<text:line-break/>pocrates tradiderit, referre oporteat; veluti hoc de quo<text:line-break/>sermo nunc habetur, eum qui laborat facile converti et<text:line-break/>dum assurgit se alacrem sibi videri. Sunt enim haec</text:span></text:p>
      <text:p text:style-name="P21"><text:span text:style-name="T21">f ,</text:span></text:p>
      <text:p text:style-name="P20"><text:span text:style-name="T26">virtutis, quae secundum appetitum corpus movet, testimo- </text:span><text:span text:style-name="T35">z<text:line-break/></text:span><text:span text:style-name="T26">nia., , Nec vero hic interest secundum appetitum vel </text:span><text:span text:style-name="T21">fe-<text:line-break/>cundam ejectionem</text:span><text:span text:style-name="T26"> aut voluntatem dicere. Erant autem<text:line-break/>ejusdem generis et illa' quae ante dixit de decubitu, quo-<text:line-break/>rum initium est: </text:span><text:span text:style-name="T21">caeterum medicus debet aegrum depre-<text:line-break/>hendere in dextrum aut sinistrum latus jacentem.</text:span><text:span text:style-name="T26"> Ostendit<text:line-break/>enim hunc jacentis habitum et illum aeque qui rectus est<text:line-break/>annitentibus musculis fieri. Hanc autem musculorum actio-<text:line-break/>nem tunicam solent appellare, de qua plurima diximus in<text:line-break/>libro de musculorum motu. Dicebat autem et Diocles<text:line-break/>animalium corpora ex serente et eo quod fertur constare.<text:line-break/>Eacultas quidem ipfa est quae fert, corpus autem id quod<text:line-break/>fertur. Tanquam igitur illi, qui onus portant vel oppressi<text:line-break/>pondere, vix moveri possunt vel leve esse ducentes sine<text:line-break/>molestia ferunt; sic facultas, siquidem robusta est, corporis<text:line-break/>pondus facile sustinet, ut nihilo segnius deteriusque mo-<text:line-break/>veatur, si vero infirma est, vix potest corporispartes pon-<text:line-break/>dere oppressa attollere.</text:span></text:p>
      <text:h text:style-name="P7" text:outline-level="2">Vll.</text:h>
      <text:p text:style-name="P16"><text:span text:style-name="T21">Sin autem tum reliquum corpus tum manus pedesuue gra-<text:line-break/>ves ejsc videantur, majus periculum esu</text:span></text:p>
      <text:p text:style-name="P18"><text:span text:style-name="T26">Quum aeger voluntarias actiones obire conatur, par-<text:line-break/>tium gravitas tunc se manifesto prodit. Crurum quidem<text:line-break/>aegro surgere cupiente vel ambulare vel ipsa etiam dum<text:line-break/>jacet transferre. Et manuum ad eundem modum, quum<text:line-break/>accipere aliquid et dimittere et loco movere contendit.<text:line-break/>Aeque vero et colli et spinae dum molitur per has partes<text:line-break/>corpus in alium habitum invertere. Est autem maximum<text:line-break/>et praecipuam imbecillae virtutis argumentum partium<text:line-break/>gravitas, non omnis quidem, ut ante dictum est, fed ejus<text:line-break/>modo quae in nervis et musculis residet,</text:span></text:p>
      <text:h text:style-name="Heading_20_2" text:outline-level="2">VIII.</text:h>
      <text:p text:style-name="P16"><text:span text:style-name="T26">Res vero </text:span><text:span text:style-name="T21">proxima jam periculo est, st praeter gravitatem<text:line-break/>Ungues digitique lividi evaserint, ,</text:span></text:p>
      <text:p text:style-name="P19"><text:span text:style-name="T26">Quod quidem facultates quae vitam animalis mode-<text:line-break/>rantur simul intereant et quamdiu earum aliqua' restat,<text:line-break/>superstitem prorsus esse hominem, alibi a nobis demonstra-<text:line-break/>tum esu Itaque post adducta exfolutae virtutis testimonia,<text:line-break/>per quam musculi moventur, nunc illis adjicit alterius fa-<text:line-break/>- cultatis exstinctae peculiares notas; lividitas enim exstincti<text:line-break/>caloris nativi, qui a corde proficiscitur, signum esu Quare<text:line-break/>non simpliciter ex lividitate ad corporis gravitatem aece-<text:line-break/>dente mortem portendi dixit, sed confestim' et abfque<text:line-break/>mora id futurum, quod jam utrlusque facultatis emortuae<text:line-break/>manifesta signa appareant.</text:span></text:p>
      <text:p text:style-name="P45"><text:span text:style-name="T21">’ ’<text:tab/>; •, i</text:span><text:span text:style-name="T26"> ni: t • . ff'. ni ..<text:tab/>• j</text:span></text:p>
      <text:h text:style-name="Heading_20_2" text:outline-level="2">IX.</text:h>
      <text:p text:style-name="P16"><text:span text:style-name="T21">Pedes autem digitique penitus nigri minus perniciosi sunt<text:line-break/>lividis. Sed et alia stgna considerare convenit. Nam<text:line-break/>st aeger malum leviter ferre videatur atque signum ali-<text:line-break/>quod sulubre praeterea se ostentet, morbum m abscefsum</text:span></text:p>
      <text:p text:style-name="P46"><text:span text:style-name="T21">versum iri spes est, ex quo homo quidem incolumis eva-<text:line-break/>det, partes autem corporis quae nigredinem contraxere<text:line-break/>decident.<text:tab/>'<text:tab/><text:tab/></text:span></text:p>
      <text:p text:style-name="P26"><text:span text:style-name="T26">Non erat dicendum minus perniciosos esse lividis,<text:line-break/>scd interdum quidem nullo modo, interdum vero maxime<text:line-break/>perniciofos esse- Quod tamen Hippocratem ignorasse forte<text:line-break/>aliquis suspicabitur propterea, quod dictione non proprie<text:line-break/>usus sit. Verum quum ipse postea distinctionem adjecerit<text:line-break/>et aperte declaraverit utrumque eorum, quae dixi, palam<text:line-break/>est cognitam quidem ab eo veritatem fuisse nec tamen<text:line-break/>diserte expressam. Nigrescit enim pars aliqua alias flu-<text:line-break/>xione in eum decumbente., alias vero exstincto in ea ca-<text:line-break/>lore.,. Quod quomodo deprehendi possit manifesto osten-<text:line-break/>dit. Nam si malum leviter ferre videatur, hoc est facile<text:line-break/>aeger toleret, unaqne aliud salutiferum signum accedat,<text:line-break/>destuxio est, sin autem contra eveniat, demortuam partem<text:line-break/>esse indicium est,<text:tab/>. </text:span><text:span text:style-name="T26">-</text:span></text:p>
      <text:h text:style-name="P7" text:outline-level="2">X.</text:h>
      <text:p text:style-name="P47"><text:span text:style-name="T21">Testes et pudenda retracta vehementes dolores et mortis<text:line-break/>periculum significant.<text:tab/>»</text:span></text:p>
      <text:p text:style-name="P18"><text:span text:style-name="T26">Videntur partes istae tum dolore excruciatis tum<text:line-break/>etiam morientibus convelli. - Neque id fieri fine ratione.<text:line-break/>Siquidem eum facultas vitalis deperit nec se potest eam<text:line-break/>ob rem ad extremas corporis partes extendere, sed per-<text:line-break/>turbata se ad suum principium recipit, necesse est una<text:line-break/>cum ipsa facultate partes quoque iutro fe referre et me-<text:line-break/>diis corporis partibus adjungi. Quod - autem . et dolores<text:line-break/>efficiant ut se facultas in se ipsam contrahat saepe jam<text:line-break/>didicimus, ut non amplius dubitandum sit etiam ob.do-<text:line-break/>lorem partes ad principium retrahi.</text:span></text:p>
      <text:h text:style-name="Heading_20_2" text:outline-level="2">XI.</text:h>
      <text:p text:style-name="P16"><text:span text:style-name="T21">Somnum inire oportet eadem modo quo per naturam con-<text:line-break/>suevimus, ut inter diu quidem vigilia, noctu vero sumnus</text:span></text:p>
      <text:p text:style-name="P48"><text:span text:style-name="T21">accedat. Quod st contra stat, malum est. Verum mi-<text:line-break/>nus incommodi attulerit, qui matutino tempore ad ter-<text:line-break/>tiam diei partem, deterior autem qui ab eo tempore<text:line-break/>invadit.</text:span></text:p>
      <text:p text:style-name="P18"><text:span text:style-name="T26">Non solum recte de- signis quae ex somno haberi<text:line-break/>possunt Hippocrates dixit, verum causam etiam ipsorum<text:line-break/>adjecit, omnium quidem quae prosunt causam ad natura-<text:line-break/>lem habitum referens, contraria autem eam ob rem dam-<text:line-break/>nans, quod praeter naturam sint. Est autem et consue-<text:line-break/>tudinis eadem ratio. Consuetum enim bonum, malum<text:line-break/>vero quod praeter consuetudinem - esu Verum Hippocratis'<text:line-break/>saeculo non aliud secundum naturam erat et aliud ex con-<text:line-break/>suetudine. Nunc cum in aliis quibusdam tum lu somno<text:line-break/>praepostere divites agunt qui interdiu, quidem dormiunt,<text:line-break/>noctes vero insomnes ducunt. Ergo in illis ut qui prae--<text:line-break/>ter naturam vivere consueverint, non est yerum quod<text:line-break/>nunc ab Hippocrate docetur. </text:span><text:span text:style-name="T26">. </text:span><text:span text:style-name="T26">Consuetudo enim istis qui-</text:span></text:p>
      <text:p text:style-name="P20"><text:span text:style-name="T26">dem temporibus non modo in divitibus mulieribus, fed<text:line-break/>yiris etiam non paucis majoris est quam natura momenti.</text:span></text:p>
      <text:h text:style-name="Heading_20_2" text:outline-level="2">XII.</text:h>
      <text:p text:style-name="P49"><text:span text:style-name="T21">Pefstmum alitem est st somnus neque noctu neque interdiu<text:line-break/>corripit, Ld enim a dolore laboreque provenit aut de-<text:line-break/>lirii suturi nota est.<text:tab/>.<text:tab/>'<text:tab/></text:span><text:span text:style-name="T21">. </text:span><text:span text:style-name="T21">'<text:tab/>'</text:span></text:p>
      <text:p text:style-name="P18"><text:span text:style-name="T26">Neque interdiu neque noctu dormmnt, qui dolore<text:line-break/>aliquo divexanturquique delirare incipiunt. Nam et<text:line-break/>deIirinm ob siccum cerebri temperamentum vigilias solet<text:line-break/>excitare.</text:span></text:p>
      <text:h text:style-name="Heading_20_2" text:outline-level="2">XIII.</text:h>
      <text:p text:style-name="P21"><text:span text:style-name="T21">Alvi excrementum ‘optimum est, quod reddit venter molle<text:line-break/>&gt; concretum, eodem sura tempore quo secunda valetudine<text:line-break/>ajsuevit, modo que conveniens his quae asuumuntur. Ta-<text:line-break/>' fis enimdejectidinferiorern nenttejn valere ostendit.</text:span></text:p>
      <text:p text:style-name="P19"><text:span text:style-name="T26">Dejectionem optimam ilb ierrerementoruin'concretione<text:line-break/>et modo et tempore quo reddi folentt judicat. Pessimam<text:line-break/>vero non ab his quidem sclisyfed a colore etiam et odore<text:line-break/>et sono insuper rquem dum.esamrnituj? emittit)- iConeretio-<text:line-break/>nem igi tur habent; eam quidem' quae sccunduih- naturam<text:line-break/>est, quaecunque nec prorsus dura, sunt; velut lapidea, tred<text:line-break/>admodum liquida ut diffluere .possint, fed ea tenus mollia<text:line-break/>ut adhuc compacta permaneant; 'Esto autem eti-eoruni<text:line-break/>modus his quae assumpta funt-conveniens atr ^tempus<text:line-break/>etiam quo. aeger excernere- consuevit. - Adsint quoque ef<text:line-break/>color etecdorrqualis secundum naturam esse 'sulet</text:span><text:span text:style-name="T35">1</text:span><text:span text:style-name="T26">, quad<text:line-break/>etsi Hippocrates diserte noni expresserit, facile tafniesi po-<text:line-break/>tes ex iis notis quas .praeter naturam esse dixit rutelli-<text:line-break/>gere ld enim illi familiare esse saepe a nobis ostensum<text:line-break/>est, ut. ex contrariis contraria quorum-nomina praetermi-<text:line-break/>serit . indicet. Porro inferiorem ventrem valere lixit, ad<text:line-break/>differentiam pectoris ut nomine inferioris Ventris tum<text:line-break/>ipsum ventriculum tum jejunum treliquaque intestina om-</text:span></text:p>
      <text:p text:style-name="P20"><text:span text:style-name="T26">nia audiamus. Verumtamen si forte aliter reddita sit de-<text:line-break/>jectio , non est protinus judicandum praeter naturam esse.<text:line-break/>Id enim -nec-ipse censet nec. est alloqui verum. Valere<text:line-break/>siquidem potest venter inferior et tamen ex jecore aut<text:line-break/>liene aliquid in .ecm deferri; a quo non ipse modo color<text:line-break/>qui secundum naturam est, verum etiam concretio odor-<text:line-break/>que excrementorum ni liatur. Quin et modus eorum saepe<text:line-break/>pon .servabitur,- inmixtis aliis qui affluunt humoribus.<text:line-break/>Undecfieri quidem potest 'ut nec illo etiam tempore ea<text:line-break/>reddat alvus quo assueverat. Itaque alvi dejectio naturali<text:line-break/>quam simillima non ventrem modo inferiorem optima sa-<text:line-break/>nitate frui ostendit, sicut ipse dixit, sed -nihil etiam ex<text:line-break/>illis ulceribus ni ipsum regnrgitare. At quae contra na-<text:line-break/>turam estsignificat quidem aliquando ventrem dumtaxat<text:line-break/>affectum esse, saepe vero confluentis in eum aliunde hu-<text:line-break/>moris .notas habet. Et- varia quidem ejusmodi dejectio<text:line-break/>est, propterea quod jecur; non sua modo excrementa et<text:line-break/>saniem humoresquq quos praeter naturam continet, in</text:span></text:p>
      <text:p text:style-name="P20"><text:span text:style-name="T26">ventrem refundit, fed universi: etiam corporis. &gt; Nam per<text:line-break/>ipsum venter Omnibus corporis partibus, annexus ;est,rper-<text:line-break/>que ipfum eorum excrementa recipit, alias quidem- de-<text:line-break/>cnmbentis in eum fluxionis .modo totum corpus expur-r<text:line-break/>gantia, alias vero ab una parte .aut duabus, autrpluribus<text:line-break/>simul prodeuntia, faepe vero tanquam symptomata,, quae<text:line-break/>vel corporis tutius vel partis, alicujus aut etiam plurium<text:line-break/>affectus testentur. Jam ergo animum iis quae deinceps<text:line-break/>de istis docet advertamus.</text:span></text:p>
      <text:h text:style-name="Heading_20_2" text:outline-level="2">XIV.</text:h>
      <text:p text:style-name="P16"><text:span text:style-name="T21">Verum st alvi excrementum Hquidum est , id nec stridere<text:line-break/>nec crebro et paulatirn excerni expedit. Festus enim<text:line-break/>homo ex continua exsurrectione succumbens insomnis stt,<text:line-break/>st vero affatim faepe dejiciat,, defectus animi pericu-<text:line-break/>lum efi.</text:span></text:p>
      <text:p text:style-name="P20"><text:span text:style-name="T26">rsq </text:span><text:span text:style-name="T26">Nerini -est qui dubitet' dejectionem liquidam fore,<text:line-break/>quurn.vj.la er </text:span><text:span text:style-name="T21">ventre</text:span><text:span text:style-name="T26"> lu' jecur digestum non est alimentum<text:line-break/>vel» </text:span><text:span text:style-name="T21">esc</text:span><text:span text:style-name="T26"> facinore aut .liecehumoris aliquid excrementitli lu<text:line-break/>spinm ceusiuxerit^ Sed cominestum quidem id esse potest,<text:line-break/>si aut: jecur aut lien esiuuivetscnncerpnsper-jecurex-<text:line-break/>ptrrgetur: inetimmodumsautem; si id veluf symptoma </text:span><text:span text:style-name="T21">ae~<text:line-break/></text:span><text:span text:style-name="T26">niderit, nmi probe digesto-'citiervel humoribus'qui as jeci-<text:line-break/>norfe lu ventrem dilabuiitur ali io aliquo infectis.' Ea au- '<text:line-break/>tem ipse discernes si non strideat",quod 'Hippocratus </text:span><text:span text:style-name="T11">τρύ-<text:line-break/>ζειν </text:span><text:span text:style-name="T26">dixit, qupd quidem et ecrn </text:span><text:span text:style-name="T11">σ </text:span><text:span text:style-name="T26">et sine eo scribi potest,<text:line-break/>estque verbum, utrovis scribatur modo, a sono qui editur,<text:line-break/>effictum. Ad haec si non cumulate et paulatim descende-<text:line-break/>riti Nam quate sic exesinf ratlonem habent' fymptoinatis.<text:line-break/>Quao vero 'longiori mora interposita cumulate' excernun-<text:line-break/>tur; faepenumero utiliter nituero i folent, quum natura ea<text:line-break/>moste aut qnalitate supenflua deponit, aut totum animaI<text:line-break/>vel’ aliquam ipsius familiarem portionem vacuat sive ex-<text:line-break/>purgat. Voco autem familiarium quidem vacuationem,</text:span></text:p>
      <text:p text:style-name="P20"><text:span text:style-name="T26">quando copia exsuperant, purgationem vero eorum quae<text:line-break/>sunt aliena qualitate. Caeterum ejusmodi dejectionibus<text:line-break/>alia' quaedam superveniunt, quae his verbis declaravit-<text:line-break/>Hippocrates. </text:span><text:span text:style-name="T21">Labar enim qui hominem crebro e cubili<text:line-break/>surgentem fatigat, vigilias inducit.</text:span><text:span text:style-name="T26"> Quin etiam plurima<text:line-break/>saepe excernere- non probat, quod lude vires exsolvantur.<text:line-break/>Raro enim ejusmodi vacuationes frugiferae sunt, quibus<text:line-break/>scilicet vicium resolutio , quae nunquam bona fuit, con-<text:line-break/>juncta est, aeque ae immoderatis, etiam si criticae fuerint,<text:line-break/>sanguinis eruptionibus.</text:span></text:p>
      <text:h text:style-name="Heading_20_2" text:outline-level="2">XV.</text:h>
      <text:p text:style-name="P16"><text:span text:style-name="T21">Sed oportet pro ascumptorurn copia aut bis aut ter inter-<text:line-break/>diu dejicere et noctu surnel. Sed mane plurimum ut<text:line-break/>naturalis homini consuetudo esu</text:span></text:p>
      <text:p text:style-name="P19"><text:span text:style-name="T26">Et hoc quidem ante scripferat. Verum praestaret<text:line-break/>ipsum de iis quae critice quidem, sed cumulate excernun-<text:line-break/>tur hoc loco dixisse idem quod ego modo dixi. Nec vero<text:line-break/>probare possum quod scripsit: bis aut ter interdiu et </text:span><text:span text:style-name="T21">semel<text:line-break/>noctu</text:span><text:span text:style-name="T26"> et quae postea subjunxit, quia superflua sint. Satis<text:line-break/>enim erat id modo dixisse, quod est positum ab eo lu fine<text:line-break/>sententiae, ut homini consuetudo erat, quod quidem in<text:line-break/></text:span><text:span text:style-name="T21">e-</text:span><text:span text:style-name="T26"> quibusdam codicibus scriptum invenitur cum verbo </text:span><text:span text:style-name="T11">ύπείτω<text:line-break/></text:span><text:span text:style-name="T26">in aliis vero absque eo hunc in modum,- </text:span><text:span text:style-name="T11">πλέον ύπὸ τὸ<text:line-break/>πρωὶ ῶσπερ σύνηθες ἡν τψ ἀνθρώπω, </text:span><text:span text:style-name="T26">id est </text:span><text:span text:style-name="T21">plus matu-<text:line-break/>- tino tempore ut homini consuetudo erat.</text:span><text:span text:style-name="T26"> Verum nihil in-<text:line-break/>' terest hoc an illo modo scriptum sit, servatur enim utro-<text:line-break/>bique eadem lententia, optimum id esse cui maxime assue-<text:line-break/>virnus.</text:span></text:p>
      <text:h text:style-name="Heading_20_2" text:outline-level="2">XVI.</text:h>
      <text:p text:style-name="P16"><text:span text:style-name="T21">Crafstorem autem fieri dejectionem oportet procedente ad<text:line-break/>cristn morbo.</text:span></text:p>
      <text:p text:style-name="P19"><text:span text:style-name="T26">Crassius quidem esse opertet id quod aquosum dilu-<text:line-break/>tumque non : quod crassum durumque erat. Itaque de iis<text:line-break/>nunc loquitur, qui incipiente morbo liquida dejiciunt.<text:line-break/>Verum id antiquae brevitatis est et maxime Hippocrati<text:line-break/>familiare, ut quae ipse nominatim non expresserit, per<text:line-break/>opposita nonnunquam significet.</text:span></text:p>
      <text:h text:style-name="Heading_20_2" text:outline-level="2">XVII.</text:h>
      <text:p text:style-name="P18"><text:span text:style-name="T26">Sit etiam </text:span><text:span text:style-name="T21">subsulva neque admodum graveolens dejectio.</text:span></text:p>
      <text:p text:style-name="P18"><text:span text:style-name="T26">Decebat haec principio dicta esse, quum de alvi ex-<text:line-break/>crementis disserebat et hunc in modum scribere. Excre-<text:line-break/>mentum optimum est, quod reddit venter molle, concre-<text:line-break/>tum , eodem fere tempore quo secunda valetudine assuevit,<text:line-break/>modoque conveniens his quae assumuntur, atque item sub-<text:line-break/>-rufum nec foedi multum odoris. Ut quemadmodum ego<text:line-break/>dicebam; ipsorum concretionem et modum et vacuationis<text:line-break/>tempus et'utrasque qualitates, quae tum visu tum odore</text:span></text:p>
      <text:p text:style-name="P20"><text:span text:style-name="T26">sentiuntur, simul definiret. Quod vero secundum naturam<text:line-break/>fe habens excrementum subrasum sit, bilem quae a jecluore<text:line-break/>lu ventrem confluit; qualitate quidem moderatam et quan-<text:line-break/>titate exiguam excipiens, medicis omnibus apertum eon-<text:line-break/>fessnmque esu Nam si meracior vel copiosior affluxerit^<text:line-break/>flavum aut rufum efficit. Sin . autem nullo modo feratur<text:line-break/>in intestina, id quod descendit album erit, sicut in iis<text:line-break/>cernitur, qui regio morbo laborant.</text:span></text:p>
      <text:h text:style-name="Heading_20_2" text:outline-level="2">XVIII.</text:h>
      <text:p text:style-name="P50"><text:span text:style-name="T21">Sed et lumbricos teretes morio judicium subeunte una<text:line-break/>'cum excrementis prodire utile suerit.<text:tab/></text:span><text:span text:style-name="T21">"</text:span></text:p>
      <text:p text:style-name="P21"><text:span text:style-name="T26">—r. </text:span><text:span text:style-name="T26">Quando una cum reliquis excrementis'lumbricos quo-<text:line-break/>que.' istos natura deorsum pessamdat, melius est quam si<text:line-break/>per superiora rejiciat et simul cum aliis fe prodant,' ut<text:line-break/>symptomata. Verum fusius in libris qui de crisibus con-<text:line-break/>scripti sunt differentiam omnem eorum quae critice pro-<text:line-break/>veniunt exposuimus.</text:span></text:p>
      <text:h text:style-name="P7" text:outline-level="2">XIX.</text:h>
      <text:p text:style-name="P16"><text:span text:style-name="T26">In omni' </text:span><text:span text:style-name="T21">nutem morbo ventrem mollem ejse et proba mole<text:line-break/>donatum oportet</text:span></text:p>
      <text:p text:style-name="P18"><text:span text:style-name="T26">Molle intento aut pleno modice - tumidum emaciato<text:line-break/>opponitur, ut primum quidem eorum quae intra- ventrem,<text:line-break/>alterum autem ventris ipsius habitum declaret, perinde<text:line-break/>ac si ita loquntus esset. In omni morbo vacuum justo<text:line-break/>modo ventrem esse oportet, ipsum autem sua substantia<text:line-break/>modice tumidum nec nimis extenuatum.</text:span></text:p>
      <text:h text:style-name="Heading_20_2" text:outline-level="2">ΧΧ.</text:h>
      <text:p text:style-name="P51"><text:span text:style-name="T26">At </text:span><text:span text:style-name="T21">valde aquosum aut album aut ex viridi pallidum aut<text:line-break/>vehementer rubrum</text:span><text:span text:style-name="T26"> aut </text:span><text:span text:style-name="T21">spumans dejicere, mala haec<text:line-break/>omnia.</text:span></text:p>
      <text:p text:style-name="P18"><text:span text:style-name="T26">Quod descendit perliquidum cruditatis signum est ;<text:line-break/>albidum autem sicut dictum jam ante est, nihil pallidae<text:line-break/>hilis a'jecinore lu partes ad ventrem attinentes descendisse</text:span></text:p>
      <text:p text:style-name="P20"><text:span text:style-name="T26">significat. Quod vero colorem, eum habet, quem </text:span><text:span text:style-name="T11">χλωρὸν<text:line-break/></text:span><text:span text:style-name="T26">dicunt, quoniam id duorum^ colorum, sicut ante diximus,<text:line-break/>nomen est, altera quidem significationepallidam nilem<text:line-break/>affatim immixtam esse, altera vero aeruginofam denotat.<text:line-break/>Porro spumans alias quidem spiritum flatuusurn humori<text:line-break/>vix suluhili mixtum esse, alias vero caloris copiam osten-<text:line-break/>dit. Nam in rebus etiam externis sic fieri animadvertimus,<text:line-break/>lu mari quidem ob ventorum impetus, in lebetibus au-<text:line-break/>tem; qui aliquid coquunt; a multo calore.</text:span></text:p>
      <text:h text:style-name="Heading_20_2" text:outline-level="2">XXI.</text:h>
      <text:p text:style-name="P16"><text:span text:style-name="T21">Sed malum quoque est et exiguum et glutinosum et album<text:line-break/>et subpallidum et laeve.</text:span></text:p>
      <text:p text:style-name="P18"><text:span text:style-name="T26">Duas hoc loco excrementorum species explicat, qua-<text:line-break/>rum utraque quidem ex, colliquatione provenit, differunt<text:line-break/>autem inter se quod exigua et glutinosa et alba dejiciun-<text:line-break/>tur, pinguedine a calore quidem igneo, fed non admodum</text:span></text:p>
      <text:p text:style-name="P20"><text:span text:style-name="T26">maligno, liquata, subpallidum autem et laeve-id quod<text:line-break/>excernitur est, pinguedine quidem etiam liquata, sed vel<text:line-break/>propter calorem longe vehementiorem vel quod pinguedo<text:line-break/>ipsa vetus sit et quodammodo scmiputris. Nam non ipsa<text:line-break/>modo pinguedo, verum etiam sevum temporis spatio pri-<text:line-break/>stinum Inum colorem mutare et subpallida fieri manifesto<text:line-break/>videntur. Ac si quidem id quod descendit subpallidum<text:line-break/>fuerit propter aeruginosam bilem;- nam ut ostendimus id<text:line-break/>alterum est </text:span><text:span text:style-name="T11">τον χλωροΰ </text:span><text:span text:style-name="T26">significatum, maximam prodit col-<text:line-break/>liquationem. At vero laeve fit, quidquid extra corpus<text:line-break/>emitti potest vel quod aequaliter coctum sit, itu ut nulla"<text:line-break/>ejus pars naturae alterationem effugerit vel a tam vebe-<text:line-break/>menti colliquatione ut nulla' humoris qui illic sit portio<text:line-break/>intacta remanserit. Itaque sicut omnia quae bona sunt,<text:line-break/>censentur meliora, si bona aequaliter sint; eodem modo<text:line-break/>quaecunque mala sunt, nt sunt aequaliter mala, sic pejora<text:line-break/>videntur. Eorum enim utraque per -se tota cernuntur,<text:line-break/>illa quidem naturae ornamentis insignitu, haec vero prae</text:span></text:p>
      <text:p text:style-name="P20"><text:span text:style-name="T26">hialignitate turpis atque foeda. Quod vero glutinosum<text:line-break/>aliquid saepe evadat, immodice excalefaetum perspicuum<text:line-break/>esu Nonnunquam vero etiam ciborum - qualitas succos<text:line-break/>tales efficit. Sed hi quidem haud exigui vacuantur. Quod<text:line-break/></text:span><text:span text:style-name="T21">vero</text:span><text:span text:style-name="T26"> glutineium exiguum excernitur, non est. quidem </text:span><text:span text:style-name="T21">ge-<text:line-break/>neris</text:span><text:span text:style-name="T26"> ejusdem, sed ad modicas colliquationes accedit. Quam-<text:line-break/>quam interdum vehemens etiam colliquatio permulta glu-<text:line-break/>tinosa excrementa pariat. Sunt autem tales foedi prorsus<text:line-break/>odoris eoque discernuntur a crudis humoribus qui,nullam<text:line-break/>habent odoris foeditatum,</text:span></text:p>
      <text:h text:style-name="Heading_20_2" text:outline-level="2">XXII.</text:h>
      <text:p text:style-name="P16"><text:span text:style-name="T21">His autem alui excrementis’ magis letalia suerint- nigra-,<text:line-break/>aut pinguia aut livida aut aeruginosa aut foetida.</text:span></text:p>
      <text:p text:style-name="P52"><text:span text:style-name="T26">» i<text:tab/>i<text:tab/></text:span><text:span text:style-name="T26">si &lt;<text:tab/>....<text:tab/></text:span><text:span text:style-name="T26">..:<text:tab/>.s—. si</text:span></text:p>
      <text:p text:style-name="P18"><text:span text:style-name="T26">Quae nigra dejiciuntur ab atra bile immodica colorem<text:line-break/>ejusmodi contraxere. Sin astem ea et modica et modice<text:line-break/>iis permixta fuerit, evadunt livida. Pinguia autem ex-</text:span></text:p>
      <text:p text:style-name="P19"><text:span text:style-name="T26">cernuntur colliquata pinguedine ab igneo calore. Quae<text:line-break/>vero foetent, putredinem arguunt.</text:span></text:p>
      <text:h text:style-name="Heading_20_2" text:outline-level="2">XXIII.</text:h>
      <text:p text:style-name="P18"><text:span text:style-name="T26">Ubi </text:span><text:span text:style-name="T21">vero varia excrementa rejiciuntur, longioris quidem<text:line-break/>morbi notae, sumt nea tamen minus habent pertculL Sunt<text:line-break/></text:span><text:span text:style-name="T21">r </text:span><text:span text:style-name="T21">autem ea strigmcntosu et biliosa et sanguinea et</text:span><text:span text:style-name="T26"> porra—<text:line-break/></text:span><text:span text:style-name="T21">can et nigra eaque alias universa, altas' particulatim</text:span></text:p>
      <text:p text:style-name="P53"><text:span text:style-name="T21">- alvus effundit.</text:span></text:p>
      <text:p text:style-name="P18"><text:span text:style-name="T26">Varia multiplices affectus subesse produnt. Quare<text:line-break/>temporis spatium requirunt ad concoctionem. Quando<text:line-break/>. inter tam multos affectus aliquos diuturnos esse verisimile<text:line-break/>est, si non lex fe, at certe quod ad naturam, quam quidem<text:line-break/>ut contra multos adversarios depugnantem plurimum tern-<text:line-break/>poris insumere oportet.</text:span></text:p>
      <text:h text:style-name="Heading_20_2" text:outline-level="2">XXIV.</text:h>
      <text:p text:style-name="P16"><text:span text:style-name="T21">Optimum autem est statum abstquc seno et crepitu exire,<text:line-break/>sed eum tamen praestat cum sono prodire quam ibi</text:span></text:p>
      <text:p text:style-name="P20"><text:span text:style-name="T21">revolvi. Et stc quidem prodiens hominem vel</text:span><text:span text:style-name="T26"> dolore<text:line-break/>qffiigi vel </text:span><text:span text:style-name="T21">delirare arguit, nist ipse fortafsts de industria<text:line-break/>crepitum emittat. . </text:span><text:span text:style-name="T21">'</text:span></text:p>
      <text:p text:style-name="P18"><text:span text:style-name="T26">Flatum aliqui cum crepitu nulla verecundia expellunt,<text:line-break/>alii’ vel mortem perpeti malint quam pedere. Istos ergo<text:line-break/>si quando crepitum plurimis audientibus ediderint, scire<text:line-break/>oportet duorum alterum, vel ad ea non advertere quae<text:line-break/>agunt,vel propter doloris magnitudinem adigi ut quae'<text:line-break/>nolint faciant. Quod spectat ad alios quibus eorum qui<text:line-break/>praesentes sunt nulla cura est; non oportet putare aliquidi<text:line-break/>sinistri ex crepitu portendi, fed utilius tamen esse in iis<text:line-break/>quoque absque sono flatum elabi. . llle enim </text:span><text:span text:style-name="T44">ve</text:span><text:span text:style-name="T26">l spiritus<text:line-break/>statnosi copiam vel vasorum angustiam designat. Si vero<text:line-break/>flatus nec nimium abundat et vasa p</text:span><text:span text:style-name="T44">er</text:span><text:span text:style-name="T26"> quae fertur ad-<text:line-break/>modum ampla sunt, in his ipse'solet sine crepitu egredi.</text:span></text:p>
      <text:h text:style-name="P7" text:outline-level="2">XXV.</text:h>
      <text:p text:style-name="P16"><text:span text:style-name="T21">Dolores tumoresque praecordiorum qui recentes sunt et sine<text:line-break/>inflammatione sanus in - praecordiis excitatus dijstolvit,<text:line-break/>magifque st cum stercore et urina excejstt $ stn autem<text:line-break/>ipse non excejscrtt, at prodest tamen ad inferiores par-<text:line-break/>tes evolutus.</text:span></text:p>
      <text:p text:style-name="P18"><text:span text:style-name="T26">Quae hypochondriorum </text:span><text:span text:style-name="T11">κυρτώματα </text:span><text:span text:style-name="T26">dixit, ea sunt<text:line-break/>qnae ante </text:span><text:span text:style-name="T18">οίθήματκ</text:span><text:span text:style-name="T11"> </text:span><text:span text:style-name="T26">appellavit. Sunt autem illa omnes<text:line-break/>praeter naturam tumores, qui si absque inflammatione sint,<text:line-break/>folo flatu distenduntur, maxime quando recentes sunt, Eos<text:line-break/>autem dissolvi dixit sonitu in praecordiis excitato, Is<text:line-break/>enim non modo flatus indicium est, sed eum etiam hu-<text:line-break/>mori corporique solido permixtum esse ostendit, ltaque<text:line-break/>flatuosus ille spiritus in flatum versus sive deorsum ex-<text:line-break/>cedat sive non excedens ad inferiores aliquas partes de-<text:line-break/>scendat, utrumque symptoma, et dolorem et tumorem,</text:span></text:p>
      <text:p text:style-name="P20"><text:span text:style-name="T26">praecordiis adimit, magisque si cnm urina et stercore va-<text:line-break/>cuetur. Talis enim vacuatio nihil prorsus superflui in<text:line-break/>praecordiis relinquit.</text:span></text:p>
      <text:h text:style-name="Heading_20_2" text:outline-level="2">XXVI.</text:h>
      <text:p text:style-name="P16"><text:span text:style-name="T21">Optima autem urina est, in qua per totum morbi curri-<text:line-break/>culum donec ipse judicatus-stt, substdet album, loeve et<text:line-break/>aequale. Securitatem enim et brevitatem morbi pollice-<text:line-break/>tur. Si. vero modo liquida et pura est, modo habet -<text:line-break/>quaedam subsidentia alba atque laevia morbus longior<text:line-break/>erit et minus securus.</text:span></text:p>
      <text:p text:style-name="P18"><text:span text:style-name="T26">Sicut paulo-anle dixi facultatis unius quam ipse su-<text:line-break/>premi principii dicebat esse; quamque, ego aliis commen-<text:line-break/>tariis in cerebroconstitutam ostendi robur aut imbecilli-<text:line-break/>tatem significari per voluntarias actiones, ita nunc Hsp-<text:line-break/>poerates alterius facultatis naturalis notas partim jam ex-<text:line-break/></text:span><text:span text:style-name="T26">?</text:span></text:p>
      <text:p text:style-name="P20"><text:span text:style-name="T11">' </text:span><text:span text:style-name="T26">plicavit, partim vero praesenti oratione exponit. Vocatur<text:line-break/>autem virtus ea de qua nunc agitur alteratrix atque con-<text:line-break/>coetrix. Ac signa quidem illius quae ventrem regit, per<text:line-break/>' ea quae alvus dejicit quotidie deprehenduntur; ejus autem<text:line-break/>quae lu jecinore et venis est ex urinis. Habent enim et<text:line-break/>illae apertissimas notas concoctionis veI exquisitae vel non<text:line-break/>perfectae vel etiam penitus nullae, </text:span><text:span text:style-name="T21">non</text:span><text:span text:style-name="T26"> aliter quam quae<text:line-break/>e ventre prodeunt. Ad haec ut illinc externi alterius<text:line-break/>affectus signa quaedam, sic inde simul exeunt. Fecit igitur<text:line-break/>Hippocrates docendi initium, a signis concoctionis ac ipsis<text:line-break/>deinde' alia adjunget. Verum de illis primum dicamus,<text:line-break/>. quae ipfe in proposita lententia prima complexus est. Ju-<text:line-break/>b'et ea quae subsistent in urinis contemplari ari alba, lae-<text:line-break/>via' et aequalia cuncta sint et an modo talia modo di-<text:line-break/>verfa. Id enim accidere solet frequentissime. Et quidam<text:line-break/>secunda die probam urinam reddidit, qui sequenti nocte<text:line-break/>vitiosam fecit, rursus die tertia mane vitio carentem, de-</text:span></text:p>
      <text:p text:style-name="P20"><text:span text:style-name="T26">inde vesperi malam emisit. Urinae quidem ejusmodi ali-<text:line-break/>quam humorum qui vasis contineutur portionem conco- •<text:line-break/>ctarn esse , et evictam a natura testantur, aliam vero ca-<text:line-break/>rere coctione. Si vero, inter coctas urinas nulla cruda<text:line-break/>inciderit, ea demum optima urina est. Quod si ex ea<text:line-break/>aliquid desidet, album et laeve et aequale perpetuo esse<text:line-break/>oportet,. donec morbus integre solutus, sit. Sin autem<text:line-break/>nihil desideat, utique nubes quaedam alba pendebit, quam<text:line-break/>quidem necessario tum colore modice pallidam esse decet,<text:line-break/>tum substantia mediam inter tenuem et aquosam et craf-<text:line-break/>sam qualem jumenta excernunt. Verum urinae quae nulla -<text:line-break/>prorsus habent sedimenta iis contingunt, qui tenuiter ad-<text:line-break/>modum victitant; quae vero multa habent iis qui libera-<text:line-break/>liter ; quibus vero pauca insunt iis qui moderato victu<text:line-break/>utuntur. Praeterea in biliosis morbis quod subsidet, flavum<text:line-break/>magis est, lu iis autem quos crudi humores pariunt, ma-<text:line-break/>gis ad album vergit, Porro urinae quae ex crudis humo-<text:line-break/>ribus proveniunt quam plurimum habent sedimenti, quae</text:span></text:p>
      <text:p text:style-name="P20"><text:span text:style-name="T26">vero ex biliosis, aut nihil prorsus aut certo perexiguum,<text:line-break/>ut quibus fatis .sit, si suspensa quaedam, quae .Graece </text:span><text:span text:style-name="T11">ἐναιω-<text:line-break/>ρήματα </text:span><text:span text:style-name="T26">dicuntur , contineant-. Sic autem' appello- quod</text:span><text:span text:style-name="T35">:<text:line-break/></text:span><text:span text:style-name="T26">crassius et albidius, non in superficie 'quidem aut fundo<text:line-break/>vasis, fed medio spatio vel exquisitu medium-vel supra<text:line-break/>magis quam infra perpendet in urinar Haec quidem ego<text:line-break/></text:span><text:span text:style-name="T11">ἐναιωρήματα </text:span><text:span text:style-name="T26">appellare ioleo. Vocantur autem liaee quo-<text:line-break/>que ab Hippocrate nubes, ut quae ita ad urinam se ha-<text:line-break/>beant, quemadmodum verae nubes ad serem. Siquidem<text:line-break/>illa circumfusu humore istae aere crassiora sunt. Ac saepe<text:line-break/>quidem aliquid in urinis surfnm adscendit, quod ego pro-<text:line-break/>prie nubem consuevi nominare. Haec ergo primum in-<text:line-break/>telligas et memineris, deinde his mentem adhibe quae<text:line-break/>Hippocrates scripsit. Urina enim quae perpetuo sedimen-<text:line-break/>tum habet, quale descripsit, tum securitatem pollicetur,<text:line-break/>hoc est nihil periculi esse in morbo' et integre folutum<text:line-break/>iri , ut nunquam postea revertatur; tum morbum prope-</text:span></text:p>
      <text:p text:style-name="P20"><text:span text:style-name="T26">diem finem habiturum adeo ut si primo die et proxime<text:line-break/>eum sequenti nocte ac secundo etiam die nocteque primi<text:line-break/>judicantium dierum .eircuitus similis perseveret, lutra id<text:line-break/>tempus- morbus, sit .conquieturus. Caeterum baee Hippo-<text:line-break/>esiates dicit ,_de'ecorbis quibus .adjuncta febris est, non de<text:line-break/>iis-qni sure febre consistunt vel in cerebro et ejus mem-<text:line-break/>branis aut in thorace et pulmone, quod eos aliis indiciis<text:line-break/>an talo lares brevesque, an periculosi et longi sint, depre-<text:line-break/>hendamus. Cur autem id quod in urinis residet album<text:line-break/>esse oporteat, in fine primi horum commentariorum, quum<text:line-break/>de pure ageretur.-, ostendimus.</text:span></text:p>
      <text:h text:style-name="Heading_20_2" text:outline-level="2">XXVII.</text:h>
      <text:p text:style-name="P21"><text:span text:style-name="T21">At st suerit et urina subrubra et sedimentum ejus simile<text:line-break/>subrubrum et laeve, haec quidem diuturnior priore fit,<text:line-break/>: sud admodum salutaris.</text:span></text:p>
      <text:p text:style-name="P19"><text:span text:style-name="T26">Quum serum sanguinis simul cum urina elabitur,<text:line-break/>apparet quidem ea subrubra, verum sanguinem noji probe<text:line-break/>.confectum redundare significat. Itaque quod humor ille<text:line-break/>redundat qui omnium optimus est, idcirco caret periculo;<text:line-break/>quia vero is humidior atque serosior est,- oh id concoqui<text:line-break/>debet. Quare si tempus ad concoctionem necessarium est,<text:line-break/>haud immerito ejusmodi urina ferius solutum ici morbum<text:line-break/>quam prior ostendit.</text:span></text:p>
      <text:h text:style-name="Heading_20_2" text:outline-level="2">XXVIII.</text:h>
      <text:p text:style-name="P21"><text:span text:style-name="T21">Malum vero st urinarum sedimenta tnnquam ferinam crasu<text:line-break/>storem repraesentent, pesus cutem st quast bracteolas.<text:line-break/>Tenuia quoque atque alba sunt admodum viiiasu; om-<text:line-break/>nium autem pejstmum st quod subsidet sursuraceum est.</text:span></text:p>
      <text:p text:style-name="P18"><text:span text:style-name="T21">Jsusuva</text:span><text:span text:style-name="T26"> significant partes reficcati hordei grandiuscu-<text:line-break/>Ias reliquae farinae permixtas, quae scilicet exacte frangi<text:line-break/>conficique a mola non potuerunt. Itaque si quando ejus-</text:span></text:p>
      <text:p text:style-name="P20"><text:span text:style-name="T26">modi subsidere in urina videbuntur, non est bonum signum.<text:line-break/>Nam in' farina quidem id crassius est, quod in subtiles<text:line-break/>admodum partes confractum non est, in urinis vero non<text:line-break/>si quid cibi una cum reliquo digestum non fuit, id etiam<text:line-break/>durum est, fed crasso sanguine vehementer assato aut carne<text:line-break/>inaequaliter contabescente, ejusmodi evadunt. Eit autem<text:line-break/>id inaequaliter quum a febrili calore quidquid carnis molle<text:line-break/>est et recens in tenuem humorem solvitur, durum autem<text:line-break/>perinde ac quae in sartagine torrentur, arefactum consti-<text:line-break/>tit. Primam enim nova et mollis pinguedo per has </text:span><text:span text:style-name="T21">fe-<text:line-break/>bres</text:span><text:span text:style-name="T26"> colliquatur, deinde quae durior est et vetustior, mox<text:line-break/>recens mollifque caro et secundum hanc dura et vetus et<text:line-break/>postea jam solidae corporis partes. Quibus rursum inae-<text:line-break/>qualiter contabescentibus una cum urinis bracteolis similia<text:line-break/>exeunt. Quare urinae ejusmodi pejores sunt quam in<text:line-break/>quibus id quod subsidet tanquam farinam crassiorem re-<text:line-break/>praesentat. Desident ' vero et in urinis alia, tenuia , hoc<text:line-break/>est crassitie carentia et'quae aliquis spumae assimilare pos-</text:span></text:p>
      <text:p text:style-name="P20"><text:span text:style-name="T26">sit. Illa autem protinus etiam alba sunt, propterea quod<text:line-break/>multo magis quam crassa circumfusi aeris fplendorem per .<text:line-break/>se tota admittant. Ortum autem illae habent </text:span><text:span text:style-name="T21">a</text:span><text:span text:style-name="T26"> statuosc<text:line-break/>spiritu qui cum semicocto humorum' excremento, indisso-<text:line-break/>lubili modo remixtus esu Nam quod ille aequale vocare<text:line-break/>solet iis modo convenit, quae perfectam adepta sunt con-<text:line-break/>coctionem. Id autem fit quum universa similium partium<text:line-break/>existunt. Quod enim cum diverso corpore mixtum est,<text:line-break/>habet utique partes tum fiubstantia tum' colore differentes.<text:line-break/>Verum ex iis quae inaequalia sunt, pejora censeridebent<text:line-break/>quae exiguis portionibus quam quae majoribus inaequali-<text:line-break/>tatem habent. Haec enim magnum esse robur naturae<text:line-break/>ostendunt et tantum, quanta est moles substantiae perfecte<text:line-break/>elaboratae. Illa vero quae in minutis-partibus est, vices<text:line-break/>a tuta vinci testantur et veIut aequali pugna cum ipsa<text:line-break/>contendere. Est id quidem omnium quae inaequalis sunt<text:line-break/>commune. Differentiae vero quae parliculatim esse pof-<text:line-break/>sunt, partim ex humoris qui concoctus est bonitate., par-</text:span></text:p>
      <text:p text:style-name="P20"><text:span text:style-name="T26">tim ejus qui concoctus non est vitio sumuntur; Post has<text:line-break/>porro tres sedimentorum differentias aliam quartam recen-</text:span></text:p>
      <text:p text:style-name="P16"><text:span text:style-name="T26">• sct,: furfuraceam, tertia deteriorem. Nam ipsa aeque ac<text:line-break/>prima et secunda caloris febrilis ardentis atque eolliquantis<text:line-break/>testimonium est, eamque non quartam, fed tertiam collo-<text:line-break/>catam esse oportuit.</text:span></text:p>
      <text:h text:style-name="Heading_20_2" text:outline-level="2">XXIX.</text:h>
      <text:p text:style-name="P16"><text:span text:style-name="T26">Nubes </text:span><text:span text:style-name="T21">vero quae in urinis efferuntur albae quidem bonae,<text:line-break/>nigrae vero malae sunt.</text:span></text:p>
      <text:p text:style-name="P54"><text:span text:style-name="T26">•<text:tab/>. -<text:tab/>• z .</text:span></text:p>
      <text:p text:style-name="P18"><text:span text:style-name="T26">Postquam subsidentium in urinis differentias exposcit,<text:line-break/>transit ad nubeculas, quo quidem nomine ea quae pendent<text:line-break/>lu urinis, </text:span><text:span text:style-name="T11">ἐναιωρήματα </text:span><text:span text:style-name="T26">Graeci dicunt, significare manifesto<text:line-break/>ridetur ex eo verbo quod adjecit. Quarum nigras quidem<text:line-break/>merito damnari certum est, si modo nigrum vel a vehe-<text:line-break/>menti frigiditate fiat, quomodo sanguis in grumos concre-'<text:line-break/>tus et quaecunque summe refrigerata intereunt, in atrum</text:span></text:p>
      <text:p text:style-name="P20"><text:span text:style-name="T26">vertuntur vel ab immodico calore. Nam et ipse quoque<text:line-break/>sanguis exustus nigrescit aeque ac alia omnis corpora<text:line-break/>quique in aestivo sole moram diu traxere nigri evadunt;</text:span></text:p>
      <text:h text:style-name="Heading_20_2" text:outline-level="2">XXX.</text:h>
      <text:p text:style-name="P55"><text:span text:style-name="T21">Quoad autem urina fulva suerit ei tenuis, crudum estsu<text:line-break/>morbum stgnistcat. <text:tab/></text:span></text:p>
      <text:p text:style-name="P18"><text:span text:style-name="T26">Naturalis urina modice paIlida est, ut quae ex hu-<text:line-break/>more concocto secreta sit et parum flavae bilis receperit.<text:line-break/>Cujus sane si plus affinat quam convenit vel sincera ad-<text:line-break/>modum urinae misceatur, urina rufa fit. Si ergo praeter<text:line-break/>ejusmodi colorem etiam consistentiae tenuitas accedat,<text:line-break/>, morbum crudum esse ostendit. Nam ut colore eam modice<text:line-break/>pallidam esse debere dicebamus, quae secundum naturam<text:line-break/>se habet, ita et consistentia mediocri praeditam esse decet,<text:line-break/>nec instar aquae tenuem nec tam crassam, ut jumentorum</text:span></text:p>
      <text:p text:style-name="P56"><text:span text:style-name="T26">urinae similis videatur. Enimvero omnem urinarum na-<text:line-break/>turam differentiasque in libris de crisibus absolute expli-<text:line-break/>cavimus, ex quibus ille ea discat, qui prognosticae disci-<text:line-break/>plinae cupiditate tenetur.- Nam interpretationis scopus is<text:line-break/>esse debet, ut quae obscure dicta ridentur perspicua fiant,<text:line-break/>judicium vero interponere quaenam vere et quae falso di-<text:line-break/>cta sint et singulis demonstrationem adhibere ex abun-<text:line-break/>danti est. .<text:tab/>'</text:span></text:p>
      <text:h text:style-name="Heading_20_2" text:outline-level="2">XXXI.</text:h>
      <text:p text:style-name="P16"><text:span text:style-name="T21">Si vero et morbus longus stt et urina talis, periculum est<text:line-break/>ne sufficere homo non postsit, quoad concocta stt urina.</text:span></text:p>
      <text:p text:style-name="P18"><text:span text:style-name="T26">Si longiori tempore morbus crudus perseveret, pc-<text:line-break/>riculum est ne aeger intereat, nisi robustissima sit Illi n</text:span><text:span text:style-name="T44">a-<text:line-break/></text:span><text:span text:style-name="T26">tura quae morbo repugnet. Perspicuum igitur est id esse<text:line-break/>revocandum in memoriam quod in aphorismis ipse pro- '</text:span></text:p>
      <text:p text:style-name="P20"><text:span text:style-name="T26">didit, considerandumque quantum sit robur facultatis et<text:line-break/>quantam postulet morbus concoctionem. Itemqne an ae-<text:line-break/>ger ad summum vigorem morbi sufficiet.</text:span></text:p>
      <text:h text:style-name="Heading_20_2" text:outline-level="2">XXXII.</text:h>
      <text:p text:style-name="P57"><text:span text:style-name="T21">At magis letales sunt urinae foetidae et aquosae et nigrae<text:line-break/>et erasae.<text:tab/>'<text:tab/>,</text:span></text:p>
      <text:p text:style-name="P18"><text:span text:style-name="T26">Aquosae urinae’tenuem quidem consistentium habent,<text:line-break/>colorem vero album, lndicant autem humorum maximam<text:line-break/>cruditatem et coctricis facultatis imbecillitatem. De foe-<text:line-break/>tidis atque nigris antea diximus. Et hae quidem tam per<text:line-break/>fe quam cum aliis mortiferae sunt. Sed de crassis jure<text:line-break/>quaeri potest an eas quoque per fe exitiales esse putan-<text:line-break/>dum sit, an cum praecedentibus et nigris conjungere opor-<text:line-break/>teat. De quo quidem ea dicemus quae nobis diligenter<text:line-break/>explorata cognitaque sunt, ut qui ad ea attenderit et ve-<text:line-break/>ritatem intelligat et meliorem interpretationem fequatur, ,</text:span></text:p>
      <text:p text:style-name="P20"><text:span text:style-name="T26">Urinas nigras quo fuerint crassiores, tanto deteriores, esse<text:line-break/>observavimus. Crassae autem quae colorem naturalem re-<text:line-break/>tineant, alias in perniciem alias in salutem non longo<text:line-break/>tempore desideratam redditas esse, perinde ac alia plurima<text:line-break/>quae praeter naturam, sunt, quod per ea corpus expurge-<text:line-break/>tur. Caeterurn crassas ab illo dictas esse manifestum est<text:line-break/>quae etiam atque etiam crassae sunt. Nam quae simplici-<text:line-break/>ter crassiores funt naturalibus, non sunt prorfus mortiferae.</text:span></text:p>
      <text:h text:style-name="Heading_20_2" text:outline-level="2">XXXIII.</text:h>
      <text:p text:style-name="P16"><text:span text:style-name="T21">Surit autem viris quidem et mulieribus urinae</text:span><text:span text:style-name="T26"> ntgraede-<text:line-break/>terrimae, pueris aero </text:span><text:span text:style-name="T21">aquosae.</text:span></text:p>
      <text:p text:style-name="P18"><text:span text:style-name="T26">In omni aetate letales funt urinae nigrae et aquosae,<text:line-break/>verum in aetatis flore inter perniciosas primum locum<text:line-break/>tenent nigrae, in aetate autem puerili aquosae. Dictum<text:line-break/>enim'antea est omnia quae naturalibus adversissima funt</text:span></text:p>
      <text:p text:style-name="P20"><text:span text:style-name="T26">deterrima esse. At in pueris non tam nigrae urinae quam<text:line-break/>tenues ab iis dissident, quas secundum naturam excer-<text:line-break/>nunt. Excernunt enim ipsi secundum naturam crassas et<text:line-break/>in quibus' multa sedimenta sunt. 'Qui vero aetate florent,<text:line-break/>tenuissimas et parum sedimenti habentes. Quare urinae<text:line-break/>in istis nigrae praecipue mortiferae sunt, in pueris vero<text:line-break/>et aliam quidem ob causam exitiales^ sunt aquosae, </text:span><text:span text:style-name="T26">- </text:span><text:span text:style-name="T26">Om-<text:line-break/>nia enim ipsi-concoquunt celerrime ob robur alteratricis<text:line-break/>facultatis. Concoctio vero non urinas modo;-iscd-etiam •<text:line-break/>alvi excrementa'iis , -qui cruditate laborant, ineraflal etr<text:line-break/>sputa similiter peripneumonicis, plenriticisque vj.pituitam',<text:line-break/>quae eatarrinrm atque gravedinem committit, et fordes' lu<text:line-break/>inflammationibus oculorum et pns in ulceribnsf Itaque si<text:line-break/>diu ia pueris aquosa urina permanet, nec ullam erassitiem<text:line-break/>comparat</text:span><text:span text:style-name="T21">, mortiferum signum est. -</text:span></text:p>
      <text:h text:style-name="P7" text:outline-level="2">XXXIV.</text:h>
      <text:p text:style-name="P21"><text:span text:style-name="T21">Qui urinas tenues et crudas mejunt multo tempore seque<text:line-break/>caetera ut supersuturis stgna stnt, his abfcestum ad loca<text:line-break/>dinfra septum transversum exspectare oportet. - •</text:span></text:p>
      <text:p text:style-name="P21"><text:span text:style-name="T26">-e </text:span><text:span text:style-name="T26">Hoc quoque verissime dictum est ab Hippocrale. Morbi<text:line-break/>enim qui aegerrime concoquuntur, propterea quod ex<text:line-break/>crassiore et frigidiore humore originem habent, plerum-<text:line-break/>qfte per asiscessurn judicantur, quos vero calidus et tenuis.<text:line-break/>humor excitavit, per. vacuationem. ltaque quum urina<text:line-break/>incocta diu permanet, discernendum an aeger ferendo<text:line-break/>longc morbo sufficiet, an per abfcessum judicabitur. Id<text:line-break/>autem alia signa distinguent. Mortifera namque interitum<text:line-break/>portendunt. Bona vero sanitatem pollicentur. At vero<text:line-break/>abscessus in vetustis quidem multum morbis tum propter<text:line-break/>frigiditatem crassitiemque humoris tum naturae imbecilli-<text:line-break/>tatem longo jam spatio fatigatae in inferioribus partibus<text:line-break/>oriuntur, in acutioribus vero juxta aures, ln his enim</text:span></text:p>
      <text:p text:style-name="P20"><text:span text:style-name="T26">et humor minus crassus et caliditas multa et virtus robu-<text:line-break/>'stior esu Qui vero horum medii morbi sunt, abscessus<text:line-break/>indifferentes committunt nec in iis ex tempore conjectura </text:span><text:span text:style-name="T35">J<text:line-break/></text:span><text:span text:style-name="T26">esse potest, sursumne an deorsum potius erumpent, sed ex<text:line-break/>aliis signis id oportet dijudicare.</text:span></text:p>
      <text:h text:style-name="Heading_20_2" text:outline-level="2">XXXV.</text:h>
      <text:p text:style-name="P16"><text:span text:style-name="T26">(tuin </text:span><text:span text:style-name="T21">pinguedines supra innatantes araneosae improban-<text:line-break/>dae } colliquationis enim stgna sunt,</text:span></text:p>
      <text:p text:style-name="P18"><text:span text:style-name="T26">Veluti in fnmmo pinguis jusculi refrigerati fuperstat,<text:line-break/>quod a multis crusta dicitur, sic et in urinis quae conta-<text:line-break/>bescente corpore redduntur, quarum nunc et mentionem<text:line-break/>fecit et causam etiam adjunxit.</text:span></text:p>
      <text:h text:style-name="Heading_20_2" text:outline-level="2">XXXVI.</text:h>
      <text:p text:style-name="P16"><text:span text:style-name="T21">Spectare autem oportet urinarum nubeculas sursumne an<text:line-break/>deorsum suerint et quales hae habeant colores; </text:span><text:span text:style-name="T26">et </text:span><text:span text:style-name="T21">quae</text:span></text:p>
      <text:p text:style-name="P20"><text:span text:style-name="T21">deorsum cum 'qui dicti sunt coloribus feruntur, eas este<text:line-break/>bonas censere ac laudare; quae vero sursum cum dictis<text:line-break/>coloribus, eas -parvas ese, talesuue improbare decet.<text:line-break/></text:span><text:span text:style-name="T26">e</text:span></text:p>
      <text:p text:style-name="P18"><text:span text:style-name="T26">Quod ea quae ego ini libris de crisibus enaeoremata<text:line-break/>faepe vocavi, Hippocrates nubeculas appellare solitus sit,<text:line-break/>his etiam verbis aperte declaravit. Ipse tamen alio loco<text:line-break/>enaeoremata geniturae similia dixit; itaque duorum alte-<text:line-break/>rum dicendum est, aut </text:span><text:span text:style-name="T21">Ivaunpnpa</text:span><text:span text:style-name="T26"> generalioris-cujusdam rei'<text:line-break/>nomen esse, quae lu nubeculas et alia geniturae similia<text:line-break/>dividatur, aut si id non est, nubeculas </text:span><text:span text:style-name="T11">ἐνάιωρήματα </text:span><text:span text:style-name="T26">ab eo<text:line-break/>nuncupari. At vero omnia quae lu urinis deorsum fe-<text:line-break/></text:span><text:span text:style-name="T26">. </text:span><text:span text:style-name="T26">runtur tanto esse meliora, quanto magis deorsum fubside-<text:line-break/>rint, tacite ridemur antea innuisse, quum diceremus non-<text:line-break/>nunquam cum talibus remixtum esse flatuosum spiritum.<text:line-break/>Itaque quod perfecte concoctum, secretum, aequale simi—<text:line-break/>lareque est, id certe quoniam nihil flatus habet, in sun-</text:span></text:p>
      <text:p text:style-name="P20"><text:span text:style-name="T26">dum vasis urinarii descendit ; quod vero magis est aereum<text:line-break/>et vaporosum, id eam ob causam levius sursum magis<text:line-break/>minusque fertur, pro modo ejus a quo sublevatur.</text:span></text:p>
      <text:h text:style-name="Heading_20_2" text:outline-level="2">XXXVII.</text:h>
      <text:p text:style-name="P16"><text:span text:style-name="T26">Ne </text:span><text:span text:style-name="T21">vero tc fallat st vestca aliquo morbo laborans hujus-<text:line-break/>modi urinas reddat , non enim totius corporis, fed ipsius<text:line-break/>per fe indicium' esu</text:span></text:p>
      <text:p text:style-name="P18"><text:span text:style-name="T26">Hoc etiam pulcherrime scripsit Hippocrates admonens<text:line-break/>nos ejus quod aliquando forte in- aegris non animadvei-<text:line-break/>timus. Neque id quidem in excrementis etiam quae alvus<text:line-break/>effundit negligendum esu Est enim utrique vacuationr<text:line-break/>commune .ut a toto corpore haec excrementa sufciplant<text:line-break/>et ab iis partibus per quas illa vacuantur. Accidit autem<text:line-break/>nobis omnibus dum quidem valemus, excrementa totius<text:line-break/>corporis per urinas expurgari, partium autem ad ventrem</text:span></text:p>
      <text:p text:style-name="P19"><text:span text:style-name="T26">attinentium una cum stercore descendere, quum vero male<text:line-break/>habemus, cum urinis quidem testimonia aliqua morborum<text:line-break/>qui renes et vesicam tenent simul exire, cum stercore vero<text:line-break/>totius. corporis, ltaque non raro de iis quaesitum est, qui<text:line-break/>purulenta erninxernnt, unde pus ipsum veniret. Quaeri-<text:line-break/>tur aeque de urinis, in quibus quasi bracteolae cernuntur,<text:line-break/>item de acribus et foetidis et biliosis. Id enim plerumque<text:line-break/>' vitio vesicae et. renum contingit, non raro autem totius</text:span></text:p>
      <text:p text:style-name="P21"><text:span text:style-name="T26">corporis, hoc est facultatis in toto animali succos concc-r<text:line-break/>quentis, [cujus, sicuti ostendimus, velut focus ardens et<text:line-break/>fons jecur eft, Quamquam luterdurn illa ipsa nullo modo<text:line-break/>affecta totum animal per renes et vesicam expurgatur aut<text:line-break/>partium ejus aliquarum excrementa quaedam in venas de-<text:line-break/>lapsa, purgato a renibus sanguine simul vacuantur, sicut<text:line-break/>et abscessus pluribus locis geniti per urinas abeunt.</text:span></text:p>
      <text:h text:style-name="P7" text:outline-level="2">XXXVIII.</text:h>
      <text:p text:style-name="P16"><text:span text:style-name="T21">Vomitus autem utilifstmus bile et pituita quam maxime<text:line-break/>permixtus, neque admodum crajsas neque multus voma-<text:line-break/>tur. Sinceriores ernirn deteriores sunt.</text:span></text:p>
      <text:p text:style-name="P18"><text:span text:style-name="T26">Apertu hic exposuit quid vocet purum, ut cui mixtum<text:line-break/>opposuerit, quamquam satis per se nuta est hujus nominis<text:line-break/>significatio. Vinum enim purum este dicimus cui aut<text:line-break/>nulla aut perexigua mixta est aqua. Et alia aeque omnia<text:line-break/>pura sunt et dicuntur a Graecis , quum ipsa per se sola<text:line-break/>funt et cum nullo altero mixta. Flavam ergo bilem vi-<text:line-break/>demns aliquando et per vomitum et per alvum dejici<text:line-break/>crassam et admodum flavam, quam plerique vitellinam nun-<text:line-break/>cupant, saepe vero liquidiorem mluusque flavam, quae<text:line-break/>proprie pallida appellatur, habentem pituitosum succum<text:line-break/>tenuem aut aquosum aliquod excrementum per fe totam<text:line-break/>remixtum. Neutrum igitur succum vult Hippocrates pu-</text:span></text:p>
      <text:p text:style-name="P19"><text:span text:style-name="T26">rum videri, sed eos quodammodo fecum mixtos esse. Nam<text:line-break/>qui pure biliosus est, insignem calorem, pituitosus vero<text:line-break/>frigiditatem significat. Sed et qui puri funt, iisdem vi-<text:line-break/>dentur etiam crassiores esse. Pituitosus enim ob frigidi-<text:line-break/>tatem quasi concrevit. Biliosus vero a vehementia caloris<text:line-break/>aridus et quasi torridus efficitur. Hae namque duae cau-<text:line-break/>fae funt contrariae eorum quae crassescunt, calor et frigi-<text:line-break/>, ditas immodica, quarum hic quidem exsiccat, illa rero</text:span></text:p>
      <text:p text:style-name="P18"><text:span text:style-name="T26">compingit.</text:span></text:p>
      <text:h text:style-name="Heading_20_2" text:outline-level="2">XXXIX.</text:h>
      <text:p text:style-name="P16"><text:span text:style-name="T21">Si vero quod vomitur porraceum aut lividam aut Agrum<text:line-break/>suerft, quisquis horum colorum suerit, eum malum este<text:line-break/>existimare oportet.</text:span></text:p>
      <text:p text:style-name="P18"><text:span text:style-name="T26">De livido et nigro colore diximus antea. N</text:span><text:span text:style-name="T35">unc an</text:span><text:span text:style-name="T26">“<text:line-break/>tem primum porracei mentionem fecit, qui nomine qui-</text:span></text:p>
      <text:p text:style-name="P20"><text:span text:style-name="T26">dem proprio caret, a porris autem ipsum mutuatur; nisi<text:line-break/>forte quis e contrario dicat porrum </text:span><text:span text:style-name="T11">ύ </text:span><text:span text:style-name="T26">porraceo, non a<text:line-break/>porro porraceum nuncupatum fuisse. Nam lu quibusdam<text:line-break/>derivatio nominum tam manifesta est, ut quod primitivum,<text:line-break/>sicut vocant grammatici, quodque ab eo derivatum sit, du-<text:line-break/>bitari nesi possit, veluti in lacteo colore. In aliis vero<text:line-break/>non item perfnicuum est. Dici namque potest phoeniceum<text:line-break/>non a phoenice nuncupationem fortitum esse, sed phoeni-<text:line-break/>cem a phoeniceo. Atque cyanum non mugis a cyaneo<text:line-break/>quam cyaneum ah illo esse vocatum. Sic apud Graecos'<text:line-break/></text:span><text:span text:style-name="T11">ῶχρα </text:span><text:span text:style-name="T26">et eoior quem ipsi </text:span><text:span text:style-name="T11">οιχρὸν</text:span><text:span text:style-name="T42">1</text:span><text:span text:style-name="T11"> </text:span><text:span text:style-name="T26">appellant. Dico autem<text:line-break/></text:span><text:span text:style-name="T11">ῶχραν </text:span><text:span text:style-name="T26">non accentu in ultima acuto, ut qimm dicunt<text:line-break/>adolescentem </text:span><text:span text:style-name="T11">ώχρὸν </text:span><text:span text:style-name="T26">et mulierem </text:span><text:span text:style-name="T11">ώχρἀν </text:span><text:span text:style-name="T26">esse, sic enim<text:line-break/>pallidum significat, sed in penultima. Est enim </text:span><text:span text:style-name="T11">ῶχρα </text:span><text:span text:style-name="T26">ter-<text:line-break/>rae quoddam genus, in quo Attica praecipue excellit. Sed<text:line-break/>haec quidem semel a me dicta sint. Semper autem me-<text:line-break/>mineris ut eatenue vaces dictionibus, quatenus </text:span><text:span text:style-name="T21">ea</text:span><text:span text:style-name="T26"> quae</text:span></text:p>
      <text:p text:style-name="P19"><text:span text:style-name="T26">dicuntur facilius ex ipsis lutelligas. Si quam autem prae-<text:line-break/>terea operam hac in re impenderis, superflue insumptam<text:line-break/>putato, in studiis autem melioribus tempus impende. Sane<text:line-break/>, ut in corpore bene habente pallida bilis nascitur, sic in<text:line-break/>eo quod praeter -naturam affectum est, porracea alia ge-<text:line-break/>neratur. Ea autem saepe quidem in ipfo ventre fieri ob<text:line-break/>cruditatem aliquorum ciborum aut olerum videtur , qua-<text:line-break/>lia sunt betae, caepae atque brassicae. Interdum. vero.<text:line-break/>ejusmodi assumpto per morbos in venis gignitur et defluit<text:line-break/>modo in summum modo in imum ventrem, ostendens pro-<text:line-break/>cul dubio calorem aliquem in corpore praeter naturam<text:line-break/>esse et excrementi speciem ita temperati, ut succus ole-<text:line-break/>rum quae diximus.</text:span></text:p>
      <text:h text:style-name="Heading_20_2" text:outline-level="2">XL.</text:h>
      <text:p text:style-name="P16"><text:span text:style-name="T21">Si vero omnes idem homo colores vomat, id admodum<text:line-break/>exitiale jam est.</text:span></text:p>
      <text:p text:style-name="P19"><text:span text:style-name="T26">Si quod omnes dixit ad praedictus colores porra-<text:line-break/>ceum, lividum, nigrumque referre velis, sive ad alios etiam<text:line-break/>qui praeter naturam incidunt, certe utroque modo perni-<text:line-break/>ciosissimum est, quod plures 'in corpore graves esse mor- •<text:line-break/>bos indicetur.</text:span></text:p>
      <text:h text:style-name="Heading_20_2" text:outline-level="2">XLI.</text:h>
      <text:p text:style-name="P16"><text:span text:style-name="T21">Celerrimam autem mortem prodit vomitio livida , st gra-<text:line-break/>viter oleat.</text:span></text:p>
      <text:p text:style-name="P18"><text:span text:style-name="T26">Talis enim putredinem una cum extinctione siguifi-<text:line-break/>cat, si eorum furnus memores quae ante dicta sunt.</text:span></text:p>
      <text:h text:style-name="Heading_20_2" text:outline-level="2">XLII.</text:h>
      <text:p text:style-name="P16"><text:span text:style-name="T21">Omnas autem supputridi foedique odores in omni vomitu<text:line-break/>mali sunt.</text:span></text:p>
      <text:p text:style-name="P18"><text:span text:style-name="T26">Nam si cuivis affectui accedat putredo , is deterior<text:line-break/>quarn sit evadet.</text:span></text:p>
      <text:h text:style-name="P7" text:outline-level="2">XLllI.</text:h>
      <text:p text:style-name="P16"><text:span text:style-name="T26">At </text:span><text:span text:style-name="T21">sputum in omnibus doloribus pulmonem et costas obsi-<text:line-break/>dentibus celeriter ac facile exspui oportet.</text:span></text:p>
      <text:p text:style-name="P18"><text:span text:style-name="T26">Citu, hoc est per initia morbi. Leviter vero signi-<text:line-break/>ficat facile prompteque. ld autem contingit iis qui cito<text:line-break/>et sine difficultate excreant. Nam, cito fieri geminum est,<text:line-break/>ex eo namque vel totius morbi primum tempus designa^<text:line-break/>tur vel spatium illud quo ipsa actio perficitur. Sputum<text:line-break/>enim leviter, hoc est prompte et facile educitur, quando<text:line-break/>neque dolor ullus vehemens thoracem affligit, siquidem hic<text:line-break/>interpellat nec permittit thoracem opus quod adhuc agit,<text:line-break/>absolvere, neque imbecilla est facultas; nam ipsa quoque<text:line-break/>medio lu opere desistit, opusque imperfectum relinquit.<text:line-break/>. Quod autem educitur si admodum lentum est, ita partibus<text:line-break/>adhaerescit ut inde non possit eximi ac saepe sublatum<text:line-break/>intra pulmonis fistulas glutinis modo adhaerens detinetur.</text:span></text:p>
      <text:p text:style-name="P19"><text:span text:style-name="T26">sicut etiam quod crassum valde est nec nisi magna diffi--<text:line-break/>cultate attollitur, tum longiorem affectum-necessario in-<text:line-break/>ducit tum in angustis quibusdam viis sic intercluditur ut<text:line-break/>quosdam ad suffocationem adegerit. Sed et quod tenue<text:line-break/>multum est, quia aquosum sit, aegre exspuitur, circum<text:line-break/>spiritum diffluens. Est enim haec prima educendi sputi<text:line-break/>causa, quam etiam continentem vocant; duplex namque<text:line-break/>.prima causa est, sicut in libris de causis -divisa fuit, sci-<text:line-break/>licet humoris* vitium atque id quod principium motus ha-<text:line-break/>bet. Est autem principium motus in his qui tussiunt ab<text:line-break/>ea facultate quae thoracem movet, sicut a nobis demon-<text:line-break/>'stratum est in libris de symptomatum causis. Hujus autem<text:line-break/>vehemens compressio spiritum violenter foras abire com-<text:line-break/>pellit. Sic vero ille abiens ea fecum ducit, quae in pul-<text:line-break/>monis fistulis, quae asperae arteriae funt, continentur. Ita-.<text:line-break/>que si thorax robustus est et humor, qui fistulis pulmonis<text:line-break/>iuest, modice crassus, facile exspuitur; sin autem neutrum</text:span></text:p>
      <text:p text:style-name="P20"><text:span text:style-name="T26">adsit, aegre et cum magna difficultate. Quod si altera<text:line-break/>caufa est, altera vero abest, sputum medio inter optimum<text:line-break/>pessimumque modo vacuabitur. Atque ut semel dicam,<text:line-break/>prout causa aliqua magis mluusve vehemens aut languida<text:line-break/>fuerit, quidam facilius, alii difficilius excreant. Itaque<text:line-break/>quid sit leviter excreare, videor mihi dilucide et vere<text:line-break/>ostendisse. Quod si verum est, ut certe est, verum quoque<text:line-break/>est etiam cito. Non enim temporis spatium tussi conjun-<text:line-break/>ctum, fed primum morbi tempus significat, de quo etiam<text:line-break/>in aphorifmis dixit: in </text:span><text:span text:style-name="T21">pleuriticis sputum st cito appareat<text:line-break/>incipiente morbo, eum brevem sare ostendit.</text:span><text:span text:style-name="T26"> Nam si quis<text:line-break/>de tempore, quo ipfa 'actio obitur, cito dictum esse intel-<text:line-break/>ligat, quod quidem in adverbio, leviter, designari osten-<text:line-break/>dimus, geminum errorem committet, tum quod bis tem-<text:line-break/>pus ab eo indecore dictum sit, tum quod alterum, cujus<text:line-break/>etiam in aphorifmis fecit mentionem, praetermissirm sit,<text:line-break/>vires alloqui magnas habens. Quod autem non' propter</text:span></text:p>
      <text:p text:style-name="P20"><text:span text:style-name="T26">haec modo, sed etiam ea quae deinceps scripta funt, sic<text:line-break/>intelligere oporteat, planum tibi fiet quum locum-illum<text:line-break/>enarrabo.</text:span></text:p>
      <text:h text:style-name="Heading_20_2" text:outline-level="2">XLIV.</text:h>
      <text:p text:style-name="P18"><text:span text:style-name="T21">Et valde commixtum sputo stavurn apparere.</text:span></text:p>
      <text:p text:style-name="P18"><text:span text:style-name="T26">Vehementer ad permixtum, non ad flavum referendum<text:line-break/>est, quasi hoc modo dixisset, et flavum illi permixtum<text:line-break/>' vehementer videri. Porro vehementer idem significat<text:line-break/>quod valde et maxime. Ipse quidem prius dixerat: vo-<text:line-break/>mitum fi quis inciderit, utilissimum esse, fi maxime mix-<text:line-break/>’ tus esset bile et pituita, hoc autem loco de fputis dixit<text:line-break/>vehementer. Quod autem id recte interpretati simus, ex<text:line-break/>. sequenti sententia intelliges.</text:span></text:p>
      <text:h text:style-name="P7" text:outline-level="2">XLV.</text:h>
      <text:p text:style-name="P16"><text:span text:style-name="T21">8l namque multo post doloris initium stavum exspuatur<text:line-break/>aut sulcum aut quod multam' tusum excitet, neque valde<text:line-break/>commixtum, deterius esu</text:span></text:p>
      <text:p text:style-name="P18"><text:span text:style-name="T26">Pollicitus eram me hoc loco demonstraturum utram-<text:line-break/>que interpretationem adverbiorum' cito et vehementer ve-<text:line-break/>ram esse. Nam ad contraria., sicut solet, transiens adver-<text:line-break/>bio cito opposuit; nam si multo postquam dolor coeperit<text:line-break/>excreet et permixto vehementer quod non vehementer<text:line-break/>permixtum est et leviter excreato quod multam tussim<text:line-break/>excitat. Nam quod sine difficultate citoque effertur, exi-<text:line-break/>guam tussim requirit. Ego enim ante ostendi longe prae-<text:line-break/>stare mixta quodammodo fecum esse ea quae vacuantur,<text:line-break/>nihilque sincerum et purum vacuari. Dictum etiam a me<text:line-break/>est in libris de crisibus et commentariis, quos scripsi in<text:line-break/>aphorismos, de eo quod expediat pleuriticis cito eripuere.</text:span></text:p>
      <text:h text:style-name="P7" text:outline-level="2">XLVI.</text:h>
      <text:p text:style-name="P16"><text:span text:style-name="T21">' Flavum enim st sincerum suerit,, periculosum, album au-<text:line-break/>tem et viscidum et rotundum inutile.</text:span></text:p>
      <text:p text:style-name="P18"><text:span text:style-name="T26">Non aliud hic dicit quam quod antea dixerat. Nam<text:line-break/>quod permixtum non est, purum esu Et flavum quidem<text:line-break/>fit propter flavam bilem, album vero et lentum et rotuu-</text:span><text:span text:style-name="T35">1<text:line-break/></text:span><text:span text:style-name="T26">dum ab adusta pituita. Saepe enim ostendimus fluxiones<text:line-break/>in partes aliquas decumbentes., quae phlegmonae et ery-<text:line-break/>sipelata et oedemata et scirrhos et cancros excitant, pro<text:line-break/>humorum varietate qui 'in ipsis superant, faciles et ma-<text:line-break/>lignas evadere. Nam sanguineae atque pituitosae modera-<text:line-break/>tae siint, quas autem flava aut atra bilis parit, molestae.<text:line-break/>Earum enim .utraque corpora aeque exedit; verum hoc<text:line-break/>flava hilis habet peculiare, quod febres acutas invehat;<text:line-break/>atra autem quod contumacem affectum generet, llla enim</text:span></text:p>
      <text:p text:style-name="P20"><text:span text:style-name="T26">crassa nimirum et terrena partibus, quae ipsam exeepe-<text:line-break/>rint, adeo impingitur, ut aegre detergeri possit.</text:span></text:p>
      <text:h text:style-name="Heading_20_2" text:outline-level="2">XLVII.</text:h>
      <text:p text:style-name="P58"><text:span text:style-name="T21">Malum autem et quod viride admodum et quod spumo-<text:line-break/>sum esu </text:span><text:span text:style-name="T21">. ------<text:tab/>,</text:span></text:p>
      <text:p text:style-name="P18"><text:span text:style-name="T26">Quod nos pallidum vertimus, Hippocrates Graece<text:line-break/></text:span><text:span text:style-name="T11">χλωρὸν </text:span><text:span text:style-name="T26">dixit; de quo faepe dictum est et pallidum </text:span><text:span text:style-name="T26">et </text:span><text:span text:style-name="T26">quod<text:line-break/>a quodam aeruginosum vocatur, significare; quorum utrum-<text:line-break/>que si fupra modum tale est, dicere quod malum sit non<text:line-break/>est necesse, quum jam de omnibus puris humoribus disse-<text:line-break/>ruerim. Omnis enim purus humor excepto sanguine vi-<text:line-break/>tium quoddam subesse testatur, quippe qui ah inflammato<text:line-break/>calore ducat originem, flavus enim humore ipso seroso<text:line-break/>torrefacto, pallidus immixto, aeruginosus vehementer tor-<text:line-break/>rido generatur. Niger' vero aut eodem supra modum tor-<text:line-break/>refacto, qui sane tunc nigra bilis pessima et exedentissima<text:line-break/>evadit, aut crasso fanguine aeque reficcato aut propter ex-</text:span></text:p>
      <text:p text:style-name="P19"><text:span text:style-name="T26">stinctionem atque frigiditatem provenit. . Itaque horum<text:line-break/>- le memorem esse decet nec velle debes ut eadem tibi</text:span></text:p>
      <text:p text:style-name="P18"><text:span text:style-name="T26">saepius iisdem de rebus dicantur.. Caeterum sputum quod<text:line-break/>-spumosum est, hoc enim in extrema continetur sententia,<text:line-break/></text:span><text:span text:style-name="T21">ex</text:span><text:span text:style-name="T26"> pituitosa et aerea substantia secum mixtis componitur.<text:line-break/>Omnis enim spuma his constat, in pelago quidem aqua<text:line-break/>ipsa in minutas partes discissa vi. et impetu ventorum., lu<text:line-break/>iis vero quae elixantur a caloris copia. Utraque autem<text:line-break/>bullas plurimas et exiguas gignit et quae haud facile dis-<text:line-break/>solvuntur; praesertim fi aer turbidus simulque nebulosus<text:line-break/>humor lentoris aliquid et crassitiei habens concurrerint.<text:line-break/>Humor namque tenuis, qualis vera aqua est, si aerem pu-<text:line-break/>rum conceperit, eum non potest diu continere, scd pro-<text:line-break/>tinus ruptis bullis sinit in suum locum se recipere. Quo<text:line-break/>fit ut in mari spuma cito solvatur. Verum crassus et len-<text:line-break/>tus humor si turbidam, ut dictum est, et nebulosam (ab-<text:line-break/>stantiam intra fe concluserit, longo spatio continet, quum</text:span></text:p>
      <text:p text:style-name="P20"><text:span text:style-name="T21">nec</text:span><text:span text:style-name="T26"> ipsa sicuti pinus aer fursum ferri conetur et ille </text:span><text:span text:style-name="T21">ae-<text:line-break/>gre</text:span><text:span text:style-name="T26"> abrumpi possit. Nam velnti bullae ipsae ex humida<text:line-break/>substantia aerem intra se comprehendente excitantur, sic<text:line-break/>eadem dllrupta exsolvuntur. Rumpitur vero facile spiritu<text:line-break/>tenui fursum aheunte, non rumpitur autem si ille nec<text:line-break/>subtilis est nec sursum rapitur. Talis autem nebulosus<text:line-break/>est, quippe qui nec sursum conscendat nec tenuis sit, sed<text:line-break/>multum humidus, ut circumsutum ipsum humorem sustinere<text:line-break/>queat. Eam quidem oh rem bullae, quae in aqua, dum<text:line-break/>ipfa coquitur, emergunt, haud difficniter dissipantur, sed<text:line-break/>quas pinguis et crassus humor suscitaverit, ex quo spiri-<text:line-break/>tus qui prodit flatuosus vaporosusque est, tum humor qui<text:line-break/>desuper in lebete superstat, oleagineus, pinguis atque<text:line-break/>lentus. Itaque lu corporibus etiam animalium spumam<text:line-break/>eodem modo generari necesse esu Neque enim existiman-<text:line-break/>dum est vehementes ventorum procellas tanquam in mari<text:line-break/>sic in animantium corporibus ingruere posse, calorem ta-<text:line-break/>men igneum posse qui et consumat et spiritum flatuosum</text:span></text:p>
      <text:p text:style-name="P20"><text:span text:style-name="T26">pariat, qnem vel ipsis etiam oculis in multis aegris licet<text:line-break/>usurpare. Haec quidem nos satis superque diximus. Tu<text:line-break/>vero memoriae' manda quomodo vel sputa vel quae aIvus<text:line-break/>reddit vel urinae spumam contrahant, nam in his quoque<text:line-break/>bullae quas diximus superstant, ne postea audire denuo<text:line-break/>eadem desideres,</text:span></text:p>
      <text:h text:style-name="Heading_20_2" text:outline-level="2">XLVIII.</text:h>
      <text:p text:style-name="P16"><text:span text:style-name="T21">At st adeo sincerum fuerit, ut et nigrum appareat , hoc<text:line-break/>deterius esu 'Malum quoque st nihil expurgetur neque<text:line-break/>projiciat pulmo, fed plenus in gutture fervent.</text:span></text:p>
      <text:p text:style-name="P18"><text:span text:style-name="T26">Diximus ante lu universum de puris omnibus et quae-<text:line-break/>dam etiam speciatim de nigris. Quorum si te oblivio ce-<text:line-break/>perit, ea denuo relege, quod quidem ipse commodius<text:line-break/>feceris quam fl ego eadem saepius iisdem de rebus scribam.</text:span></text:p>
      <text:h text:style-name="P7" text:outline-level="2">XLIX.</text:h>
      <text:p text:style-name="P16"><text:span text:style-name="T21">'In omnibus autem morbis qui pulmonem exercent, malum<text:line-break/>est gravedines atque sternutamenta praecefstjse et conse-<text:line-break/>qui. In aliis vero maxime exitialibus morbis sternuta-<text:line-break/>menta utilia sunt.</text:span></text:p>
      <text:p text:style-name="P18"><text:span text:style-name="T26">Humorem illum tenuem et crudum qui per nares<text:line-break/>excernitur veteres omnes medici gravedinem vocare con-<text:line-break/>sueverunt ; uti et similem ubi per palatum descendit, ca-<text:line-break/>tharrum </text:span><text:span text:style-name="T21">destillationem</text:span><text:span text:style-name="T26"> appellant. Sed miror quomodo Hip-<text:line-break/>pocrates non destillationem, sed sternutamenta cnm grave-<text:line-break/>dine conjunxerit. Ipsa quidem gravedo uno modo nocere<text:line-break/>solet, si his morbis supervenerit, destillatio vero gemino.<text:line-break/>Et dictum saepe a nobis ante est nonnulla noxia per </text:span><text:span text:style-name="T21">ac-<text:line-break/>cidens inter</text:span><text:span text:style-name="T26"> mala signa numerari, alia autem nihil aliud<text:line-break/>quam mala esse signa ut quae noxam nullam inferunt, fed<text:line-break/>gravem quendarn affectum a quo prodierint, testentur, alia<text:line-break/>vero esse ab his tertia utroque modo mala et sicut signa</text:span></text:p>
      <text:p text:style-name="P20"><text:span text:style-name="T26">et tanquam causas: signa quidem, quum gravis aliquis<text:line-break/>affectus ea excitaverit, causas vero, quum ab his rursus<text:line-break/>malignus alius affectus oritur. Itaque destillationes et gra-<text:line-break/>vedines morbis pulmonis superveniunt, ubi caput calidos<text:line-break/>vapores susceperit,' laedunt autem pulmonem non ambae '<text:line-break/>quidem, sed sola destillatio. Quod enim ex gravedine de-<text:line-break/>scendit, per nares foras exit. Quare destillationes grave-<text:line-break/>dinibus deteriores funt. Itaque non video cur illas Hip-<text:line-break/>pocrates in proposita lententia praetermiserit, nisi quis<text:line-break/>eas velit fub gravedine comprehensas esse. Forte vero<text:line-break/>qui primus librum hunc transcripsit eas omisit. Nam sex-<text:line-break/>centa hoc modo depravata nunc video. Gravedines igitur<text:line-break/>et destillationes non est putandum bona unquam signa esse,<text:line-break/>ut quae si quidem praecesserint, pulmonem vitiofo humore<text:line-break/>impleant, sin autem trahente jam morbo supervenerint,<text:line-break/>tum pulmonis vehementem affectum prodant tum ah eo<text:line-break/>offensum esse caput </text:span><text:span text:style-name="T50">testentur.--.At </text:span><text:span text:style-name="T26">vero gravedinem ster-</text:span></text:p>
      <text:p text:style-name="P20"><text:span text:style-name="T26">nutamenta Iaepemnnero consequuntur. Sed haec quidem<text:line-break/>pulmonem etiam aliquo modo offendunt propterea, quod<text:line-break/>thoracem totum vehementer concutiant. Nunquam autem<text:line-break/>illa si simul cum quovis morbo invaserint, uti nec aliud<text:line-break/>ullum symptoma, salutaria esse possunt, si vero proce-<text:line-break/>dente morbo supervenerint, securitatem pollicentur, etiam<text:line-break/>si eum letalem esse alia signa declarent. Sunt enim con-<text:line-break/>coctionis argumenta et cerebri facultatem expultricem ro-<text:line-break/>bustam esse ostendunt, quae dejectis in nares flatuosis<text:line-break/>spiritibus cum quadam humiditate interdum quidem sensu<text:line-break/>perceptibili et manifesta interdum obscura et insensili ster-<text:line-break/>nutamenta commovet*</text:span></text:p>
      <text:h text:style-name="Heading_20_2" text:outline-level="2">L.</text:h>
      <text:p text:style-name="P21"><text:span text:style-name="T26">Sputum </text:span><text:span text:style-name="T21">vero stavum mixtum cum pauco sungmne in pe-<text:line-break/>ripneumonicis si inter initia edatur, sulutare est et valde<text:line-break/>confert, fi vero septimo die vel etiam ferius procedat,<text:line-break/>. securitatis minus est. -</text:span></text:p>
      <text:p text:style-name="P19"><text:span text:style-name="T26">Communis omnium inflammationum sententia haec<text:line-break/>est, quam jam saepe multis in locis usurpavimus; omnis<text:line-break/>humoris, qui in aliquam partem decumbens phlegmonem<text:line-break/>commiserit, portionem tenuiorem exsudare, modo ne quod<text:line-break/>partem phlegmone, obsessam contegit, tam densum natura<text:line-break/>sit quam exterior’ haec cutis densa esu Et eam quidem<text:line-break/>ob causam sive narium meatus sive oculos sive os phle-<text:line-break/>gmone occupaverit , tenuis humiditas ab ea delebitur, haud<text:line-break/>dissimilis a sanie quae ex ulceribus manat. Sic pulmo<text:line-break/>phlegmone prehensus humiditatem quandarn in integra sua<text:line-break/>spatia, quae afperae arteriae funt, effundit,- eamque tussi<text:line-break/>sublatam excreat, indicium fluxionis ejus quae peripneu-<text:line-break/>rnoniam excitavit. Est enim illius veluti serum. Itaque<text:line-break/>si admodum biliosus humor est, ea flava tantum erit, si<text:line-break/>vero sanguineus, rubra; sin autem ex utroque mixtus, rubra<text:line-break/>simul et </text:span><text:span text:style-name="T21">flava,</text:span><text:span text:style-name="T26"> lsta quidem humiditas bona est. Ab ea<text:line-break/></text:span><text:span text:style-name="T26">' </text:span><text:span text:style-name="T26">vero non longe abest sincerus sanguis per sputa emissus.</text:span></text:p>
      <text:p text:style-name="P19"><text:span text:style-name="T26">Sed hoc tamen signum formidabile aliquas ob causas forte<text:line-break/>videbitur, ut quum ulcus rupto vase in pulmone est; nam<text:line-break/>tunc quoque sanguinem excreant. Quin etiam quibusdam<text:line-break/>peripneumonicis sanguis' admodum exiguus efferri videtur<text:line-break/>eodem prorsus modo ac si per diapedesin, quam medici<text:line-break/>' vocant, rejiceretur. Td enim symptoma provenit, ubi san-<text:line-break/>guis quidem substantia tenuis in os profluxerit, gingivae<text:line-break/>vero rarefactae sunt, ut eum continere non possint. Non-<text:line-break/>nunquam vero eandem ob causam etiam ex gutture sero-<text:line-break/>sus sanguis aeque prorumpit. Ergo si et pulmoni idem<text:line-break/>contingat, non debet absurdum videri. Verum id facile<text:line-break/>difcernes tum ex sanguinis consistentia tum ipsius multi-<text:line-break/>tudine. Hic enim neque crassus neque multus est, qui<text:line-break/>ita excreatur. Non oportet autem symptoma ad diem<text:line-break/>septimum perseverare, sed praecipue quidem lutra primos<text:line-break/>quatuor dies mutari et concoqui, sin minus, at certe ante<text:line-break/>septimum. Quod si qualis ab initio erat,, perduret, non<text:line-break/>est dubium quin ostendat morbum longius tempus habitu-</text:span></text:p>
      <text:p text:style-name="P19"><text:span text:style-name="T26">rum. Ubi enim usque ad septimum diem nullum prin-<text:line-break/>- cipium coctionis accedit, longo utique post spatio inte-*<text:line-break/>grarn concoctionem fore indicium essi Atqui spatio in<text:line-break/>tanto quum multa' sinistreeccidere solent vel aegri'errore<text:line-break/>-vel eorum qui ipsi serviunt vel ab externis etiam rebus,<text:line-break/>quae praeter spem eveniunt vel aliquando ib iplo etiam •<text:line-break/>medico tum vero periculum est, quamvis nihil eorum<text:line-break/>intervenerit, ne prius,quam morbus concoctus sit, vires<text:line-break/>exsclvantutr Has quidem ob causas scribit minus secu-<text:line-break/>ritatis esse, si sipusa ejusmodi in plnres dies porrigantur.</text:span></text:p>
      <text:h text:style-name="Heading_20_2" text:outline-level="2">LI.</text:h>
      <text:p text:style-name="P16"><text:span text:style-name="T21">Omnia autem sputa mala sunt, quae dolorem non sudant;<text:line-break/>pefstma vero nigra, ut descriptum est; omnium autem<text:line-break/>quum excreantur optima quae dolorem sedant.</text:span></text:p>
      <text:p text:style-name="P18"><text:span text:style-name="T26">Et haec quidem, sententia ad omnia aeque pertinet,<text:line-break/>quae</text:span><text:span text:style-name="T44">;</text:span><text:span text:style-name="T26"> e corpore excernuntur, quam eum in libris aliis</text:span></text:p>
      <text:p text:style-name="P20"><text:span text:style-name="T26">tum in aphorismis ipfe citavit;, spectandum inquiens quam<text:line-break/>facile aeger ferat. Nam saepe natura potuit prava affe-<text:line-break/>ctione superata corpus expurgare; idque multis terrorem<text:line-break/>incutit, qui quum excretorum pravitatem intueantur, in-<text:line-break/>certi sunt, an symptomatis modo vacuatio illa, contingat,<text:line-break/>an natura vitiosos humores pellente. ' Sed in aphorismis<text:line-break/>quidem facile ferre tantum dixit, hic vero dolorem non<text:line-break/>sentire , ob quod sputa illa maxime commendat, quibus<text:line-break/>ipse dolor tollitur. Paulo autem postea notas omnes mor-<text:line-break/>boiurn qui leviores fiunt, ordine recensebit, quas sub<text:line-break/>ferendi facilitate complexus esu Deinde vero jubet dili-<text:line-break/>genter expendi omnium, quae ipse persequutus est, signo-<text:line-break/>rum vires, ut qui ea inter se contulerit intelligat quan-<text:line-break/>tum vel in melius corpus profecerit vel versum sit in<text:line-break/>deterius. Quod et ipfe in hac sententia quam nunc ex-<text:line-break/>plicamus effecit. Nam si sputo dolores non levantur,<text:line-break/>haud bonum signum est. Nec id tamen novisse satis est,</text:span></text:p>
      <text:p text:style-name="P20"><text:span text:style-name="T26">ut. futura optime praesagias, sed alia quoque symptomata<text:line-break/>consideranda veniunt, quod ipse procul dubio signisicavit<text:line-break/>de sputis nigris faciens mentionem. Itaque quum' dolo-<text:line-break/>rem non desinere commune signum sit, si pallidum qui-<text:line-break/>dem aut’ rubrum fuerit, quod excreatur, minus basiet pe-<text:line-break/>riculi, sin autem nigrum, perniciosissimum esu Quare si<text:line-break/>non praedicta modo, fed etiam universa spectaveris, ex<text:line-break/>ipsis facultatem optime praesagiendi consequeris. Quin et<text:line-break/>ipfe Hippocrates signa omnia tam bona quam mala postea<text:line-break/>descripsit, repetitis iis de quibus ante dixerat.</text:span></text:p>
      <text:h text:style-name="Heading_20_2" text:outline-level="2">LII.</text:h>
      <text:p text:style-name="P16"><text:span text:style-name="T21">Quicunque vero dolores ex his locis neque per sputorum<text:line-break/>expurgationes neque</text:span><text:span text:style-name="T26"> per </text:span><text:span text:style-name="T21">alvi dejectionem neque per ve-<text:line-break/>nae sectiones et nictus rationes et purgationes sedantur,<text:line-break/>eos suppurationem concitaturos esa sciendum esu</text:span></text:p>
      <text:p text:style-name="P19"><text:span text:style-name="T26">Omnes dolores pecteris, et pulmonis qui remediis<text:line-break/>non'cedunt et in quibus id modo malum apparet, neque ’<text:line-break/>aliud mortiferum signum accedit, vomicas aliquas polii-’<text:line-break/>centur. Medii enim illi quodammodo sunt luter eos qui<text:line-break/>cito desinunt et eos qui discuti non possunt.</text:span></text:p>
      <text:h text:style-name="Heading_20_2" text:outline-level="2">LIII.</text:h>
      <text:p text:style-name="P16"><text:span text:style-name="T21">Quaecunque purulenta etiamnum biliosa quidem existente<text:line-break/>sputo suppurant, admodum exitiosa, stve biliosum illud<text:line-break/>sputum feparatim sto e eum pure exspuatur.</text:span></text:p>
      <text:p text:style-name="P18"><text:span text:style-name="T26">Quae in manifestis corporis partibus suppurationes<text:line-break/>excitantur, si scorium pus et reliquum humorem crudum<text:line-break/>tenuemque feorfum contineant, non facile iis curatio ad-<text:line-break/>hiberi potest- Si vero nec quidquam puris confectum sit<text:line-break/>et malignum aliquod signum praeterea accedat, multo de-<text:line-break/>teriores funt. Has vero etiam malignitate superant illae,<text:line-break/>quae principes partes occuparunt Est enim infestantis</text:span></text:p>
      <text:p text:style-name="P59"><text:span text:style-name="T26">.humoris feronissimi indicium, si. cum natura accinctam se<text:line-break/>ad concoctionem ostendat, ipsi tamen nullo modo ille<text:line-break/>cesserit.</text:span></text:p>
      <text:h text:style-name="Heading_20_2" text:outline-level="2">LIV.</text:h>
      <text:p text:style-name="P16"><text:span text:style-name="T21">Maxime pero st ab hoc sputo septimo aui vetustiore pro-<text:line-break/>deunte morbi die suppuratio procedere coeperit.</text:span></text:p>
      <text:p text:style-name="P60"><text:span text:style-name="T26">Hoc etiam aeque omnibus commune est, quae diebus<text:line-break/>decernentibus proveniunt. Dies- namque decernens prae-<text:line-break/>cognitionem facit certiorem. At bonumne an malum sit<text:line-break/>quod evenit, aliis argumentis deprehendes. Nam sive<text:line-break/>sudor die leptirn provenerit sive alvus descenderit sive<text:line-break/>profluxerit sanguis, bona signa sunt, si ex his aeger melius<text:line-break/>habet, si vero deterius, mala sunt. Et horum quidem<text:line-break/>utrumque certissimum est, incertum alloqui, si alio die<text:line-break/>accidisset. Verum de his copiose disserui in libris de</text:span></text:p>
      <text:p text:style-name="P20"><text:span text:style-name="T26">diebus criticis et de crisibus, in quibus primum exercita-<text:line-break/>tum esse oportet eum,’qui cupit ea quae Hippocrates di-<text:line-break/>xit optime assequi. </text:span><text:span text:style-name="T26">i”:</text:span></text:p>
      <text:p text:style-name="P28"><text:span text:style-name="T26">Eum autem qui </text:span><text:span text:style-name="T21">talia exspuerit, mortem decimo quarto<text:line-break/>die' obiturum spes certa est, ni/i ipst aliquid interea<text:line-break/>boni obtigerit.</text:span></text:p>
      <text:h text:style-name="Heading_20_2" text:outline-level="2">LV.</text:h>
      <text:p text:style-name="P18"><text:span text:style-name="T26">Vos re - ipsa horum veritatem comperistis, me prae-<text:line-break/>dicentem experti. Quare debetis diligenter animum his<text:line-break/>advertere, quae dicit'Hippocrates, nec putare illa paria<text:line-break/>iis esse, quae plerique medici scripserunt, quae intra Ii-<text:line-break/>teras quidem et verba verisimilitudinem habent, sed facto<text:line-break/>ipso in morbis salsa esse deprehenduntur. Namque si ad<text:line-break/>scopum respicias, quem ille inter omnia alia bona atque<text:line-break/>mala medium proposuit, poteris diem praedicere, lu quo<text:line-break/>aliquis morietur. Esto enim exspuerit aeger die septimo</text:span></text:p>
      <text:p text:style-name="P19"><text:span text:style-name="T26">purulentum nec quidem sincerum nec toto die sequenti,<text:line-break/>sed vel cum illo biliosum vel ipsum solum fine purulento.<text:line-break/>Sint vero et alia omnia lu ipso media, aetas, natura,<text:line-break/>anni tempus, regio et vires nec robustissimae nec debi-<text:line-break/>lissimae. Similiter temperamentum nec temperatissimum<text:line-break/>nec intemperatissimum. Ac tempus anni aeque et regio-<text:line-break/>nem et aeris constitutionem et aegri aetatem inter optima<text:line-break/>pessimaque ponamus. Sic vero et signa cujusque generis<text:line-break/>in aegro media statuuntur. Eum die decimo quarto peri-<text:line-break/>. turum existima, est enim terminus hic mortis utrinque<text:line-break/>medius. Verum fi </text:span><text:span text:style-name="T21">alia</text:span><text:span text:style-name="T26"> signa accesserint, bona quidem<text:line-break/>terminum mortis' ulterius producunt, mala vero mortem<text:line-break/>ante diem quartum et decimum accelerant. Quaenam vero<text:line-break/>bona sint et quaenam mala ipfe 'postea tum nominatim<text:line-break/>tum per capita recensuit. Quibus omnibus ne putes pa-<text:line-break/>res esse vires, sed tu memor eorum quae ipse scripsit.</text:span></text:p>
      <text:p text:style-name="P19"><text:span text:style-name="T26">quaeque nos annotavimus et numerum ipsum et faculta-<text:line-break/>,lem observa. Ac primo quidem lu ordine id - colloca,<text:line-break/>quod ille valde, salutare et valde exitiale dicit,- quorum<text:line-break/>illud inter bona, hoc vero inter mala refertur. Similiter<text:line-break/>ubi proximam esse mortem dixit ,, aut perniciosissimum ad-<text:line-break/>jecit nec simpliciter dixit perniciosum. Quin et in signis<text:line-break/>falutarlbus quum scribit magnam vim habere ad salutem<text:line-break/>;et rursus securitatem brevitatemque morbi pollicetur aut<text:line-break/>, aliquid ejusmodi adjecit. Quae vero simpliciter mortifera<text:line-break/>vel rursus simpliciter salutaria dicuntur, haec pro natura<text:line-break/>sua medio in ordine censentur. Quae vero in eorum con-<text:line-break/>finio posita per, comparationem protulit, ea vel pernici©-<text:line-break/>siora vel salutaria dixit aut magis: et minus utrisque ad-<text:line-break/>didit. Nam si cum mortiferis illis sputis quae septimo<text:line-break/>die prodiisse diximus, malum aliquod primae classis signum<text:line-break/>sc proferat, nemo utique aeger est, qui vel ad undeci-<text:line-break/>mum diem pervenire possit, maxirneque si illa uno plura</text:span></text:p>
      <text:p text:style-name="P61"><text:span text:style-name="T11">_</text:span><text:span text:style-name="T26">fuerint. Ad eundem vero modum si quaedam multum<text:line-break/>bona signa apparent, morbus prorogabitur lu tertiam fe-<text:line-break/>ptimanam. Quod si et mortifera et salutaris mixta fecum<text:line-break/>fuerint aut ea quae in utroque genere plus habent virium<text:line-break/>cum iis quae imbecilliora sunt aut alio quovis modo; si<text:line-break/>plura quidem valentioraque sint bona signa, spes aliqua est<text:line-break/>aegrum tempus vitae longius habiturum, sin autem contra<text:line-break/>acciderit , interiturum citius. Aeque si senex est aut im-<text:line-break/>becillus aeger aut tempus , anni et regio et aeris constitu-<text:line-break/>tio prava atque disternperata, maturius mortem exspecta-<text:line-break/>bis. In quo crede plurimum valere illam quae a viribus<text:line-break/>sumitur indicationem.»<text:tab/>-<text:tab/>-</text:span></text:p>
      <text:h text:style-name="Heading_20_2" text:outline-level="2">LVI.</text:h>
      <text:p text:style-name="P16"><text:span text:style-name="T21">Sunt autem haec bona morbum ipsum non difficulter surre,<text:line-break/>ex facili spirare, dolorem sudatum esu, facile excreare,<text:line-break/>corpus aequaliter molle et calidum , sttis nuUa, urinae.</text:span></text:p>
      <text:p text:style-name="P19"><text:span text:style-name="T21">defectiones, fomni, sudores quales a nobis dicti suat;<text:line-break/>singula intelligere bona succederet Haec enim omnia st<text:line-break/>supervenerint, aeger ex toto tutas esu Quod st alia<text:line-break/>quidem ex his apparent, alia autem non; is quartum<text:line-break/>decimum diem non evadet, quin intra illum pereundum<text:line-break/>stt. Mala vero his contraria sunt, st morbum non fa-<text:line-break/>cile sustinet, st spiritus magnus et frequens est, st dolor<text:line-break/>non definit, st sputum difficulter edit, st valde sttit, st<text:line-break/>corpus a calore inaequaliter affectum est, st ventre et<text:line-break/>lateribus vehementer calentibus, frons, manus, pedesque<text:line-break/>refrixerunt, st urinae et dejectiones et fomni et sudores<text:line-break/>quales descripsimus provenerint, haec omnia mala estse<text:line-break/>sciendum est. Nam st aliquod ex his cum- sputo se -<text:line-break/>ostenderit, certa mors est nono vel undecimo die prius-<text:line-break/>quam aeger ad decimum quartum proveniat. Ista igitur<text:line-break/>ratio conjecturae debet ejse i</text:span><text:span text:style-name="T47">n</text:span><text:span text:style-name="T21"> hoc sputo, quod admo-<text:line-break/>dum mortiferum est nec ad diem decimum qddrutm per-</text:span></text:p>
      <text:p text:style-name="P20"><text:span text:style-name="T21">ducit aegrotantem atque bona moiaque stgna quae su~ ,<text:line-break/></text:span><text:span text:style-name="T26">perveniunt, reputantem </text:span><text:span text:style-name="T21">ex ipsts praesagire oportet, stc<text:line-break/>enim veriststme praesagias.</text:span></text:p>
      <text:p text:style-name="P18"><text:span text:style-name="T26">Hic incipit bona malaque signa recensere , de quibus<text:line-break/>ante dinium est; quare his omissis reliqua quae sequuntur<text:line-break/>aggrediar. Ergo ut servetur quidem aeger, omnia bona<text:line-break/>' signa adesse necesse esu At si,vel unum malum sit, certa<text:line-break/>mors esse potest, quae maturiusne an serius occupatura<text:line-break/>sit, ex multitudine vel paucitate bonorum aut malorum<text:line-break/>indicatur.</text:span></text:p>
      <text:h text:style-name="Heading_20_2" text:outline-level="2">LVII.</text:h>
      <text:p text:style-name="P16"><text:span text:style-name="T21">At aliae suppurationes rumpuntur, plurimae vigesimo dies<text:line-break/>aliae trigesimo, aliae quadragesimo, aliae ad suxagtnta'<text:line-break/>dies perveniunt.</text:span></text:p>
      <text:p text:style-name="P19"><text:span text:style-name="T26">Incertum est quas alias lutelligat. Potest enim de<text:line-break/>vomicis nunc dicere quae aliis in partibus excitantur,<text:line-break/>relicto thorace et pulmone de quibus hactenus disseruit<text:line-break/>vel de ipsis etiam dicere potest quae iisdem in partibus<text:line-break/>consistunt, sed a praedictis dissimiles funt. Forte vero<text:line-break/>etiam de utrisque loquitur. Sed quum dissimiles a prae-<text:line-break/>dictis dixerim, id oportet interpretari. Dico enim non.<text:line-break/>de omnibus suppurationibus eum, sed de iis, ut ipse dixit,<text:line-break/>quae habeant * permixtam bilem hactenus fecisse doctrinam,<text:line-break/>nec de his quidem omnibus, sed quae circa septimum diem<text:line-break/>ruptae funt. Verum id perrarum esu Siquidem plurimae<text:line-break/>vigesimo rumpuntur et quaedam etiam tardius, de quibus<text:line-break/>nunc verba facit. Differentiae autem omnium duae com-<text:line-break/>munes funt, quibus a fe invicem etiam spatio discrepant,<text:line-break/>follicet ab affecta parte et redundante humore. Partes<text:line-break/>enim quae calidiores sunt et molliores maturius suppurant,<text:line-break/>frigidiores autem siccioresque tardius. Sic et humores</text:span></text:p>
      <text:p text:style-name="P20"><text:span text:style-name="T26">calidi citius, frigidi serius. Has quidem differentias ipsa<text:line-break/>rei substantia subministrat, quibus accedunt externae ab<text:line-break/>aetate, natura, tempore anui, regione et aeris constitu-<text:line-break/>tione et praeterea aegri viribus. In illis autem omnibus<text:line-break/>humores quidem calidiores promptius, frigidiores autem<text:line-break/>pigrius lu suppurationem vertuntur. Haec quidem omni-<text:line-break/>bus suppurationibus communia novisse operae pretium esu<text:line-break/>Mihi vero videtur de iis adhuc dicere, quae thoracem et<text:line-break/>pulmonem occuparunt.</text:span></text:p>
      <text:h text:style-name="Heading_20_2" text:outline-level="2">LVIII.</text:h>
      <text:p text:style-name="P16"><text:span text:style-name="T21">Spectare autem oportet principium suppurationis et nu-<text:line-break/>merare ab eo die quo primum homo febricitavit aut st<text:line-break/>rigor eum prehendit aut st pro dolore gravitatem subi<text:line-break/>factam este dixerit, in eo quo dolebat loco. Haec enim<text:line-break/>per initia jiunt suppurationum. Lx his igitur tempori-<text:line-break/>bus ruptionem oportet spectare suppurationum ad prae-<text:line-break/>dicta tempora fote.</text:span></text:p>
      <text:p text:style-name="P19"><text:span text:style-name="T26">Id unum medici omnes confitentur, propterea quod<text:line-break/>manifesto cernatur, phlegmonas omnes quae principes<text:line-break/>partes tenent, nisi praesidiis digerantur; fed in suppura-<text:line-break/>tionem vertantur, horrorem, </text:span><text:span text:style-name="T11">ῥῖγος </text:span><text:span text:style-name="T26">Graeci dicunt, et sccun-<text:line-break/>• dum hunc febrem excitare. Demonstratum autem est eo<text:line-break/>in libro qui </text:span><text:span text:style-name="T11">περὶ ῥιγονς </text:span><text:span text:style-name="T26">scriptus est, nascentis puris acri-<text:line-break/>moniam mordentem et exedentem vicina corpora horro-<text:line-break/>rem producere, eo modo quo Iolent acria: medicamenta.<text:line-break/>Quae si aliquando , malignis ulceribus aut affectui cuidam<text:line-break/>carioso adhibeantur, horrorem febremque invehunt. Fe-<text:line-break/>bris autem horrori illi femper succedit.' Sed Hippocrates<text:line-break/>quidem utriusque meminit et febrem priorem nominavit<text:line-break/>scribens: ab eo die quo primum febricitavit aeger non<text:line-break/>eum quidem diem significans,, qui totius morbi primus<text:line-break/>fuit, fed quo horror. febrisqu</text:span><text:span text:style-name="T21">e</text:span><text:span text:style-name="T26"> multo sane quam quae<text:line-break/>praecessit vehementior , prehenderunt. Quin et aegri tunc<text:line-break/>gravitatem manifesto sentiunt, quod humor qui per cor-</text:span></text:p>
      <text:p text:style-name="P62"><text:span text:style-name="T26">pora phlegmone laborantia multis et exiguis partibus spar-<text:line-break/>Ius erat, posteaquam in pus versus est, lu vacuum aliquod<text:line-break/>spatium parti omni, in qua phlegmone est, continuum abs-<text:line-break/>cedat. Itaque ab his diebus in quibus haec primum<text:line-break/>acciderunt exspectandum est suppurationes ruptum lui,<text:line-break/>alias die vigesimo, alias trigesimo, alias quadragesimo, alias<text:line-break/>autem sexagesimo. Indicia autem quibus illi cognoscantur;<text:line-break/>tria funt, gravitas, horror et febris praecedente, uti dixi,<text:line-break/>multo vehementior.</text:span></text:p>
      <text:h text:style-name="Heading_20_2" text:outline-level="2">LIX.</text:h>
      <text:p text:style-name="P16"><text:span text:style-name="T21">Si vero suppuratio fuertt in altero latere, sulum et vertere<text:line-break/>et condiscere oportet in his wm aliquem habeat dolo--<text:line-break/>rem in altero latere et an alteram altero stt calidius et<text:line-break/>aegra in latus senum decumbente, interrogare ipsum<text:line-break/>st quod ei pondus desuper impendere videatur. Si enim</text:span></text:p>
      <text:p text:style-name="P16"><text:span text:style-name="T26">, hoc </text:span><text:span text:style-name="T21">suerit, in altero latere suppuratio est, in quo pon-<text:line-break/>dus ajsuerit.</text:span></text:p>
      <text:p text:style-name="P19"><text:span text:style-name="T26">Exploratum habemus per anatumen membranas a pe-<text:line-break/>ctore ad spinam protensas thoracem distinguere sic, ut<text:line-break/>geminos sinus producant. Quo fit ut vomicae, quae al-<text:line-break/>teram partem infestant, reliquam pervadere non possint,<text:line-break/>uti fieri in illis folet, quae intra peritonaeum constitere.<text:line-break/>Siquidem, in eo pus circum omnia intestina diffunditur,<text:line-break/>hic autem nec a dextra thoracis parte ad sinistram nee<text:line-break/>rursus quod in sinistra continetur in dextram permeare<text:line-break/>potest. Quare praecipit ipse ut sciatur an pus utraque .<text:line-break/>in parte sit, an modo in altera. Namque ubi peripneu-<text:line-break/>monia in suppurationem convertitur, pus vel utraque in<text:line-break/>.parte vel in altera colligitur, per pleuritides autem alte-<text:line-break/>ram potius partem quam ambas occupat. Caeterum latus<text:line-break/>affectum deprehenditur tum ex caloris differentia, in quo<text:line-break/>enim malum est, id calidius est, tum quod homo in op-<text:line-break/>positum latus decumbens, pondus in superiori parte sed-</text:span></text:p>
      <text:p text:style-name="P20"><text:span text:style-name="T26">tiat. Nam dubium non est quin pus illa lu parte col-<text:line-break/>lectum ponderis sensum invehat.</text:span></text:p>
      <text:h text:style-name="Heading_20_2" text:outline-level="2">LX.</text:h>
      <text:p text:style-name="P16"><text:span text:style-name="T21">At purulentos omnes hifce signis cognoscere oportet, PrL<text:line-break/>rnurn quidem st febris non dintittit, verum interdiu te-<text:line-break/>nuis detinet, noctu vero major, et multi sudores oboriun-<text:line-break/>tur, tuffesque et suffiendi cupiditas ipsts inest et nihil<text:line-break/>effatu dignum exspuunt, oculique cavi fiunt, malas ru-<text:line-break/>bores obsident et ungues quidem rnanuum adunci eva-<text:line-break/>dunt, digiti vero summi maxime incalescunt et in pedi- .<text:line-break/>bus tumores stunt et cibos non appetunt et phlyctaenae<text:line-break/>per totum corpus nascuntur.</text:span></text:p>
      <text:p text:style-name="P18"><text:span text:style-name="T26">Qui pus cumulatum intra corpus habent sive adhuc<text:line-break/>in parte phlegmone laborante detinetur prius quam ipsa<text:line-break/>rumpatur, sive etiam jam rupta suppuratione effusum est.</text:span></text:p>
      <text:p text:style-name="P20"><text:span text:style-name="T26">dici quidem recte possunt </text:span><text:span text:style-name="T11">ὲμπυοι, </text:span><text:span text:style-name="T26">hoc est suppuratione<text:line-break/>affecti , verum apud medicos 'receptum est eos dumtaxat<text:line-break/>aut. potissimum </text:span><text:span text:style-name="T18">ίμτΐύονς</text:span><text:span text:style-name="T11"> </text:span><text:span text:style-name="T26">appellari, quibus lu thorace et<text:line-break/>pulmone affectus iste constiterit. Porro post ruptionem<text:line-break/>pus illud in medio thoracis pulnionisque spatio continetur<text:line-break/>ac nisi protinus excreetur, aegros tabe consumit. Hi au-<text:line-break/>tem leviter quidem febricitant, attamen calor noctu in-<text:line-break/>crementum accipere videtur, ld quod omnibus accidere<text:line-break/>solet, qui febre hectica prehensi sunt, non quod nox </text:span><text:span text:style-name="T21">fe-<text:line-break/>brem</text:span><text:span text:style-name="T26"> ipsis affectus ergo adaugeat , sed ex aliquo accidenti<text:line-break/>quod est ejusmodi in iis febribus quae hecticae nuncu-<text:line-break/>pautur, partes ipsae animalis solidae ignem fervoremque<text:line-break/>concipiunt. Febris itaque sibi similis perpetuo manet,<text:line-break/>ejusque calor ut -et calcis ad tactum obtusus est, cibo au-<text:line-break/>tem sumpto et potu multo evadit vehementior, sicuti calx<text:line-break/>cui affusa</text:span><text:span text:style-name="T35">1</text:span><text:span text:style-name="T26"> aqua est, quod quidem manifesto illi sentiunt,<text:line-break/>qui manum admoverint. Hoc autem faepe vobis in aegris<text:line-break/>ostendi, qui febre illa correpti erant, diversu temporibus</text:span></text:p>
      <text:p text:style-name="P19"><text:span text:style-name="T26">•cibum ipsis exhibens, ut crederetis id a cibo, non a morbo<text:line-break/>procederer .Cernitur enim evidenter febrilis calor ad cibi<text:line-break/>tempora inclinari et nutare , quippe qui dum ipse cibus<text:line-break/>sumitur, increscere, dum digeritur in corpus se ipsio vehe-<text:line-break/>mentior fieri videatur. Caelorum propter imbecillitatem<text:line-break/>virium sudores frequenter oriuntur, per halitum abeunte<text:line-break/>alimento quod digestum fuit. Quin etiam tussis et tussiendi<text:line-break/>cupiditas infestant et pene nihil exspuunt. Nam si' spue-<text:line-break/>rent, non essent purulenti.- Quod autem nihil prope fpnti<text:line-break/>rejiciant, causa triplex est, leutor.et erassities ipsius pu-<text:line-break/>ris, densitas membranae quae pulmonem complectitur et<text:line-break/>praeterea virium aegrotantis imbecillitas. Sed et oculos<text:line-break/>" dicit </text:span><text:span text:style-name="T21">cavos</text:span><text:span text:style-name="T26"> fieri, id qued febribus omnibus, inveteratis<text:line-break/>commune est et iis maxime 'quae vehementer exsiccant.<text:line-break/>Malae quoque rubent a calore pulmonis-et tussi. Haec<text:line-break/>enim ambo tum faciem tum caput universum excalefaeiunt.<text:line-break/>Ad haec vapores in eas feruntur ex fluxione, quae in</text:span></text:p>
      <text:p text:style-name="P19"><text:span text:style-name="T26">pulmonem decubuit. Fiunt autem adunci ungues absum-<text:line-break/>pta qua firmantur utrimque cerne. Digiti vero quamvis<text:line-break/>per omnes veteres morbos refrigerentur, attamen in om-<text:line-break/>nibus febribus hecticis calidi permanent, propterea quod<text:line-break/>illae sclidas corporis partes maxime occuparunt. Et hi<text:line-break/>sane extrema fui parte non extra quidem, sed intra ubi<text:line-break/>ipsorum caro est, sentiuntur manifesto calidiores.. Cujus<text:line-break/>rei perspicua protinus causa est, si eorum quae de exhi-<text:line-break/>bitione cibi diximus, recordamur. Nam quo loco plus<text:line-break/>est humiditatis, illic etiam calor copiosius exuberat. Porro<text:line-break/>in pedibus morbo trahente tumores excitentur, quod ab<text:line-break/>illis primum tutius corporis incipiat interitus, ut a par-<text:line-break/>tibus longissime a principio distantibus. Jam tum ipsis<text:line-break/>concidit appetitus, exstincta scilicet una cum alus appe-<text:line-break/>tendi facultate. Pustulae etiam aliquae oriuntur, rodenti<text:line-break/>simie in corpore ecacervata. Sic enim eas libro secundo</text:span></text:p>
      <text:p text:style-name="P19"><text:span text:style-name="T26">epidemion Hippocrates docuit generari, hunc in modum<text:line-break/></text:span><text:span text:style-name="T21">r</text:span><text:span text:style-name="T26"> </text:span><text:span text:style-name="T26">scribens:; </text:span><text:span text:style-name="T21">suniss quidem in cute supervenit, illic autem de-<text:line-break/>tenta incalescit. Haec enim sanies quum rarifsttnarn cutis </text:span><text:span text:style-name="T21">•<text:line-break/></text:span><text:span text:style-name="T21">partem pertransterit , in</text:span><text:span text:style-name="T26"> extima </text:span><text:span text:style-name="T21">ipsius superficie, quae den-<text:line-break/>sior est, impingitur, hanc autem illa ab illa interna cute<text:line-break/>dirimit et sejungit atque in ea collecta pustulas suscitat, .</text:span></text:p>
      <text:h text:style-name="Heading_20_2" text:outline-level="2">LXI.</text:h>
      <text:p text:style-name="P16"><text:span text:style-name="T21">Quaecunque igitur diuturnae sunt suppurationes ista ha-<text:line-break/>bent signa et iis admodum sidendum est; quae vero<text:line-break/>pauci sunt temporis, his signis deprehendere oportet,<text:line-break/>st quid eorum appareat, qualia et iis quae inter initia<text:line-break/>jiunt i</text:span><text:span text:style-name="T26"> simul autem et </text:span><text:span text:style-name="T21">st aliquanto difficilius spiret horno.</text:span></text:p>
      <text:p text:style-name="P18"><text:span text:style-name="T26">Recte dixit veterum suppurationum signis fidem ad-<text:line-break/>hibendam esse. Nam vires tantas habent, ut nullam du-</text:span></text:p>
      <text:p text:style-name="P19"><text:span text:style-name="T26">bitandi uniam relinquant. Quae vero breves sunt, aliis<text:line-break/>ante dictis «ignoscuntur, nempe horrore, febre et grani-,<text:line-break/>tate et iis praeterea, quae jam de longis explicata funt;<text:line-break/>ad haec ii aeger spiritum difficilius quam ante trahat. Id<text:line-break/>enim necessario accidit propter pulmonis angustiam, quam<text:line-break/>pus vacua thoracis spatia occupans parit.</text:span></text:p>
      <text:h text:style-name="Heading_20_2" text:outline-level="2">LXII.</text:h>
      <text:p text:style-name="P16"><text:span text:style-name="T21">At ex bis quae celerius aut tardius rumpuntur, his signis<text:line-break/>cognoscere oportet; st dolor quidem per initia, oriatur<text:line-break/>et spirandi difficultas ac tusas et sputatio perseverans<text:line-break/>ad vigesimum diem obsideat, exspectare ruptionem vel<text:line-break/>etiamnum prius oportet, si nero quietior stt dolor et pro<text:line-break/>husus natione caetera omnia istis exspectare ruptionem<text:line-break/>posterius. Praeterea vero et dolorem et dyspnoeam et<text:line-break/>/putationem ante puris eruptionem oboriri neceste esa </text:span><text:span text:style-name="T47">k</text:span></text:p>
      <text:p text:style-name="P19"><text:span text:style-name="T26">Ex iisdem notis quae vomicae ruptionem periculosam<text:line-break/>esse ostendunt, intelliges etiam au serius erumpere debeat.<text:line-break/>Sunt autem istae: dolor, Iphitus difficultas, tussis et screa-<text:line-break/>tus. Quae quidem si et perpetuo et vehementer infestant;</text:span></text:p>
      <text:p text:style-name="P21"><text:span text:style-name="T35">L</text:span><text:span text:style-name="T26"> cito futuram folutionem portenduut. . Si vero nec per-<text:line-break/>petuo nec vehementer urgent tardius. Caeterurn dum<text:line-break/>puri vicinum corpus ipsum acrimonia eroditur, ‘dolorem<text:line-break/>excitari necesse est, fanie autem aliqua jam tenui per<text:line-break/>corpus id in quo conclusum pns est, transeunte, tussim et<text:line-break/>screatum. Spiritum autem illi difficulter trahunt quum<text:line-break/>per totam morbi constitutionem, quum maxime propter<text:line-break/>recens obortum dolorem.</text:span></text:p>
      <text:h text:style-name="Heading_20_2" text:outline-level="2">LXIII.</text:h>
      <text:p text:style-name="P16"><text:span text:style-name="T21">Supersunt autem ex his potifstmum, quos febrit eodem post<text:line-break/>ruptionem die dimiserit et qui cibos celeriter appetant<text:line-break/>et</text:span><text:span text:style-name="T26"> sili </text:span><text:span text:style-name="T21">liberati stnt; et venter tum exigua tum compacta<text:line-break/>dejiciat et pus album</text:span><text:span text:style-name="T26"> et </text:span><text:span text:style-name="T21">laeve ei ejusdem coloris stt et</text:span></text:p>
      <text:p text:style-name="P19"><text:span text:style-name="T21">a pituita liberum et citra dolorem et tusum vehementem<text:line-break/>expurgetur. Sic quidem optime et celerrime liberantur,<text:line-break/>stn minus, hi quibus proxima his contigerint. Intereunt<text:line-break/>vero quos at febris eodem die non dimiserit, sed quum<text:line-break/>videntur</text:span><text:span text:style-name="T26"> dimisiise, iterum </text:span><text:span text:style-name="T21">recalescens appareat et sitim<text:line-break/>quidem habuerint, cibos nero non appetiverint et alvus<text:line-break/>liquida fuerit, pusuue ex viridi pallidum</text:span><text:span text:style-name="T26"> et </text:span><text:span text:style-name="T21">lividum<text:line-break/>exspuerint dut pituitosum aut spumosum. Si haec omnia<text:line-break/>contigerint, intereunt. At quibus ex his quaedam ac-<text:line-break/>cesterint, quaedam non, ipsarum quidam intereunt, qui-<text:line-break/>dam etiam multo post tempore superstites evadunt. Ve-<text:line-break/>rum ex omnibus signis quae adsunt tum in his tum in<text:line-break/>aliis omnibus conjecturam</text:span><text:span text:style-name="T26"> facere </text:span><text:span text:style-name="T21">oportet.</text:span></text:p>
      <text:p text:style-name="P18"><text:span text:style-name="T26">Tota haec sententia ab hac dictione incipiens plane<text:line-break/>perspicua est iis qui quae ante 'dicta funt memoria tenent.<text:line-break/>Quare ea omissa ad reliqua progrediar.</text:span></text:p>
      <text:h text:style-name="P7" text:outline-level="2">LXIV.</text:h>
      <text:p text:style-name="P16"><text:span text:style-name="T21">Quibuscunque ex peripneumonicis morbis abfcejsus ad au-<text:line-break/>res</text:span><text:span text:style-name="T26"> siant et ad </text:span><text:span text:style-name="T21">inferiores partes suppurant fistulamque<text:line-break/>gignunt, hi superstites evadunt.</text:span></text:p>
      <text:p text:style-name="P18"><text:span text:style-name="T26">Fistulae solum nomen in hac sententia obscurum est,<text:line-break/>dicitur autem per metaphoram. Nam quae fistulae pro-<text:line-break/>prle vocantur, illae, inquam, quibus utuntur musici, longos<text:line-break/>habent sinus; quibus si qui similes in corporibus aniiuan-<text:line-break/>tium oriantur, eodem designantur nomine. Et mihi qui-<text:line-break/>dem Hippocrates propter viae, qua pus fertur, longitudi-<text:line-break/>nem fistulae nomen videtur usurpasse., Est autem totius<text:line-break/>sententiae caput de abscessibus qui peripneumonicis super- </text:span><text:span text:style-name="T35">J<text:line-break/></text:span><text:span text:style-name="T26">veniunt, interdum lu adenas qui sub auribus sunt, inter-<text:line-break/>dum in partes thoraci subjectas.-</text:span></text:p>
      <text:h text:style-name="P7" text:outline-level="2">LXV.</text:h>
      <text:p text:style-name="P18"><text:span text:style-name="T21">Ista vero hunc in modum consideranda sunt. Si febris<text:line-break/>detineat, neque dolor sedatus stt neque sputum ex ra-<text:line-break/>tione procedat neque biliosae alvi dejectiones neque sa-<text:line-break/></text:span><text:span text:style-name="T26">' ' ... lutu </text:span><text:span text:style-name="T21">faciles neque sincerae stant neque urina admodum</text:span></text:p>
      <text:p text:style-name="P18"><text:span text:style-name="T21">multa et cragsu at copiosum habens sedimentum. Ob-<text:line-break/>servatur autem superstes suturus ab omnibus reliquis sa-<text:line-break/>lutaribus stgnis, his oportet tales abfcejsus suturos sperare.</text:span></text:p>
      <text:p text:style-name="P18"><text:span text:style-name="T26">. Docet quomodo ante dicti abscessus praevideri possint<text:line-break/>divifa in duas partes demonstratione, quarum priore qui-<text:line-break/>dem futurum abfeessum ostendit, posteriore vero distin-<text:line-break/>guit suprane thoracem in adenas , qui sub auribus funt,<text:line-break/>an sub transverso septo debeat excitari. Et nos igitur<text:line-break/>priorem partem tractemus, in qua hoc caput est; morbum<text:line-break/>aegre quidem concoqui posse, nec tamen esse- mortiferum.<text:line-break/>Nam si facile concoquatur; non per abscessum, sed per</text:span></text:p>
      <text:p text:style-name="P19"><text:span text:style-name="T26">vacuationem aut paulatim concoctus desinet , si vero' mor-<text:line-break/>tiferus est, non potest ullus abscessus bonus exoriri. Ita-<text:line-break/>que illum inter faciles- et perniciosus medium esse oportet,<text:line-break/>'eamque ob rem Hsppocrates notas alias' quidem bonae,<text:line-break/>alias vero malas assignavit, quas ego jam tibi sigillatim<text:line-break/>exponam a prima exorsus, quam ille initio proposuit his<text:line-break/>vepbis: </text:span><text:span text:style-name="T21">fi febris detinet,</text:span><text:span text:style-name="T26"> id est prehendit hominem, ut<text:line-break/>integrum nunquam corpus dimittat. Et </text:span><text:span text:style-name="T21">st dolor finitus<text:line-break/>non est;</text:span><text:span text:style-name="T26"> hic enim si cessavit, utique abfcestu non est opus,<text:line-break/>quo morbus placidus et facilis abigatur. Atque si </text:span><text:span text:style-name="T21">sputum,<text:line-break/></text:span><text:span text:style-name="T26">inquit, </text:span><text:span text:style-name="T21">bono modo non editur,</text:span><text:span text:style-name="T26"> neque enim oportebit abs-<text:line-break/>, cessum ex eo morbo fieri, quem sputa perpetuo repur-<text:line-break/>gant. Scribit deinde: si </text:span><text:span text:style-name="T21">alvus biliosa non descendit,</text:span><text:span text:style-name="T26"> . In<text:line-break/>morbis enim biliosis non nasci abscessus ante tibi ostendi-<text:line-break/>mus. Siquidem humores crudos et crassos este oportet,<text:line-break/>ut in longum tempus porrigatur morbus nec vacuatione,<text:line-break/>sed vel abscessu vel sola concoctione remedium inveniat.</text:span></text:p>
      <text:p text:style-name="P20"><text:span text:style-name="T11">, </text:span><text:span text:style-name="T26">Quod autem postea sequitur, alii scribunt hunc in modum:<text:line-break/>nec </text:span><text:span text:style-name="T21">folutu facilis nec stncera descendit ;</text:span><text:span text:style-name="T26"> ut quemadmodum<text:line-break/>dixit: nec </text:span><text:span text:style-name="T21">biliosu, stc nec solutu sucilis nec stncera de-<text:line-break/>scendat.</text:span><text:span text:style-name="T26"> Interpretantur autem sinceram, quae nullius al-<text:line-break/>terius humoris est particeps, propterea quod unam modo<text:line-break/>qualitatem habeat, quae, biliosis inest; facilem autem so-<text:line-break/>lutu de copia vacuationis intelligunt, adeo ut si alvus<text:line-break/>biliosa sit et folutu facilis, crisis per vacuationem potius<text:line-break/>quam per abscessum exspectari debeat. Alii vero contra<text:line-break/>fcribunt hunc in modum: . si alvus non </text:span><text:span text:style-name="T21">bilwsu, fed so-<text:line-break/>lutu facilis et stncera descendit,</text:span><text:span text:style-name="T26"> solutu , quidem facilem<text:line-break/>appellantes, quae modo convenientia reddit, sinceram<text:line-break/>vero aqnofam atque impermixtam. Diximus, enim antea<text:line-break/>impermixtam qualitatem sinceram vocari. Itaque,, ajunt<text:line-break/>illi, quum Hippocrates alvum biliosam a sincera., hoc est<text:line-break/>, immixta et una tantum qualitate insigni fejunxerit, non<text:line-break/>est dubium qnin aquofam, quae cruda sane est et spatium,<text:line-break/>quo abfcessus creari solent, ad concoctionem requirit, in-</text:span></text:p>
      <text:p text:style-name="P17"><text:span text:style-name="T11">' </text:span><text:span text:style-name="T26">itelligat. Morbi namque acuti potius per vacuationem,<text:line-break/>longi vero per ahfcessum judicari consuevere. Verum<text:line-break/>utriusque lectionis differentiam potes rursus in ocio ex- .<text:line-break/>pendere. Nune autem tibi totius en tentiae argumentum,<text:line-break/>quo usum quem ad medendum praestat, consequaris, bre-<text:line-break/>viter proponam. Instituit quidem Hippocrates morbos,<text:line-break/>qui in abscessus vertuntur, praesagire. Sed hos quidem<text:line-break/>humoribus crudis, crassisque constare ne cesse est nec </text:span><text:span text:style-name="T21">ta-<text:line-break/>men mortiferis.</text:span><text:span text:style-name="T26"> Hi enim si diutius trahant,; abscessus<text:line-break/>committunt, nisi prius per concoctionem , quam </text:span><text:span text:style-name="T11">σύμπεψιν<text:line-break/></text:span><text:span text:style-name="T26">Hippocratis sectatores nuncupare solent, solvatur. Caete-<text:line-break/>rum concoctionis testimonium erit urina eopiusa et quae<text:line-break/>plurima habet subsidentia. At in qua multa subsidunt,<text:line-break/>naturali utique crassior est. Quare locus hic haud temere<text:line-break/>gemino scriptus est modo. Sic enim quidam scripsere:<text:line-break/>si urina nec admodum </text:span><text:span text:style-name="T21">multa nec cragsu est nec plurima<text:line-break/>habet sedimenta.</text:span><text:span text:style-name="T26"> Alii vero ita: si </text:span><text:span text:style-name="T21">urina nec admodum<text:line-break/>multa est nec plurima habet sedimenta.</text:span></text:p>
      <text:h text:style-name="P7" text:outline-level="2">LXVI.</text:h>
      <text:p text:style-name="P16"><text:span text:style-name="T26">At </text:span><text:span text:style-name="T21">oboriuntur absuestsus hi quidein ad insuriores regiones<text:line-break/>primus circa hypochondria phlegmatis aliquid affuerit,<text:line-break/>itU nero ad superiores quibus hypochondrium molle et<text:line-break/>doloris expers permanferit; et quum difficultas spirandi<text:line-break/>aliquamdiu sucta citra aliam evidentem causam quieverit.</text:span></text:p>
      <text:p text:style-name="P18"><text:span text:style-name="T26">Evidentes causas Hippocrates </text:span><text:span text:style-name="T11">προφάσεις </text:span><text:span text:style-name="T26">solet appellare.<text:line-break/>Itaque si quando oborta repente in his affectibus spicandi<text:line-break/>difficultas rursus subito conquiescit, atque ut coepit, sic<text:line-break/>etiam sine evidenti causa desinit, humores lu caput repere<text:line-break/>ostendit', sicut rursus in partes inferas descendere testatur<text:line-break/>calor aliquis in praecordiis' aperte excitatus. Sic enim<text:line-break/>interpretari oportet nec putare pituitosum humorem de-<text:line-break/>signari </text:span><text:span text:style-name="T18">τοΰ</text:span><text:span text:style-name="T11"> φλέγματος </text:span><text:span text:style-name="T26">nomine, quo usus est Hippocrates<text:line-break/>hoc loco, scribens istum in modum: </text:span><text:span text:style-name="T21">quibus aliquid phle-<text:line-break/>gmatis</text:span><text:span text:style-name="T26"> circa hypochondria </text:span><text:span text:style-name="T21">adfit.</text:span><text:span text:style-name="T26"> Siquidem magis conve-<text:line-break/>nit </text:span><text:span text:style-name="T11">τὸ φλέγμα </text:span><text:span text:style-name="T26">calorem praeter naturam conceptum signi-</text:span></text:p>
      <text:p text:style-name="P20"><text:span text:style-name="T26">ficare. Hunc autem vel erysipelas vel proprie dicta phle-<text:line-break/>gmone accendit. Si vero contra acniderit et; praecordia<text:line-break/>quidem gracilia dolorisque expertia sint, humores autem<text:line-break/>fursum efferantur, id quod praedicta spirandi difficultas<text:line-break/>-declarat, in superioribus partibus abscessum exspecta.</text:span></text:p>
      <text:h text:style-name="Heading_20_2" text:outline-level="2">LXVII.</text:h>
      <text:p text:style-name="P16"><text:span text:style-name="T26">At </text:span><text:span text:style-name="T21">absuejsus qui ad crura stant pertpnaumonicis tum ve-<text:line-break/>hementibus tum periculosis, amnes sane utiles sunt.<text:line-break/>Optimi vero qui</text:span><text:span text:style-name="T26"> quum </text:span><text:span text:style-name="T21">sputum in mutatione suni est,<text:line-break/>sunt. Si namque et oedema at dolor suboriatur, ac<text:line-break/>sputum pro suro purulentum stt, ac foras prodeat, ita<text:line-break/>fecurifstme et komo superstes evadet et absuestsus citra<text:line-break/>dolorem celerrime sudabitur.- At si sputum non probe<text:line-break/>excernatur neque urina bonum sedimentum habere viden-<text:line-break/>tur , periculum est claudum jieri articulum aut multum<text:line-break/>molestiarum exhibiturum.</text:span></text:p>
      <text:p text:style-name="P20"><text:span text:style-name="T26">Per vehementes peripneumonias aliquid in crura abs-<text:line-break/>cedere, bonum quidem certe est, si modo verissimum est,<text:line-break/>quod libro secundo epidemion de bonis abscessibus dici-<text:line-break/>tur; illos omnium optimos censeri, qui deorsum et lon-<text:line-break/>gissime a morbo discedunt, praesertim si cnm his con-<text:line-break/>coctio accessit. Id namque ipse libro primo epidemion<text:line-break/>commendavit his verbis: </text:span><text:span text:style-name="T21">concoctiones judicii celeritatem<text:line-break/>et tutam valetudinem pollicentur.</text:span><text:span text:style-name="T26"> Est autem concoctionis<text:line-break/>argumentum sputi mutatio et facilis largaque 'vacuatio;<text:line-break/>id enim ipse declaravit fcribens: </text:span><text:span text:style-name="T21">et sputum suras prodeat.<text:line-break/>Si vero</text:span><text:span text:style-name="T26"> etiam minime cocto morbo abscessus in cruribus<text:line-break/>oriatur, ille quidem hominem a periculo eximet, quod'<text:line-break/>peripneumonia minabatur, at articulus in quem humor<text:line-break/>procubuit, curatu prorsus difficilem abscessum sustinebit<text:line-break/>et ex eo forte horno ipse interdum claudicabit. Caeterum<text:line-break/>•Hippocrates hoc loco non unam cruditatis ficuti conco-<text:line-break/>ctionis notam designavit, sed praeter sputa etiam urinas</text:span></text:p>
      <text:p text:style-name="P20"><text:span text:style-name="T26">in testimonium citavit, , Enimvero ipse perniciusa sputa<text:line-break/>describens non dixit minime eocta esse, etiam si illa con-<text:line-break/>coctis opponerentur, fed tantum dixit non extussiri, ra-<text:line-break/>tus id satis magnum esse maligni morbi argumentum. Ne-<text:line-break/>que enim fatis est dumtaxat extussiri vel dumtaxat con-<text:line-break/>coqui, quoniam et’ multum faepe crudo adhuc morbo ex-<text:line-break/>tussitur et nonnunquam morbus concoquitur neo tamen,<text:line-break/>sputi satis prodit, sive ob imbecillitatem facultatis thora-<text:line-break/>cem moventis sive ob crassitiem et lentorem sputi, quae<text:line-break/>duae etiam causae aliquando possunt concurrere. Itaque'<text:line-break/>per eos affectus ex quibus fecunda valetudo speratur, de-<text:line-break/>cet et concoctum esse morbum et optime sputa edi. In<text:line-break/>contrariis autem affectibus abnnde id modo sit est cogni-. -<text:line-break/>tionem, sputum non extussiri. Verum ex abundanti illi<text:line-break/>iidem affectus maligni poterunt judicari, si praeterquam<text:line-break/>quod sputum non probe rejicitur nec quae pulmonem </text:span><text:span text:style-name="T35">et<text:line-break/></text:span><text:span text:style-name="T26">thoracem infestant, evacuantur, accedant etiam aliqua</text:span></text:p>
      <text:p text:style-name="P20"><text:span text:style-name="T26">crudi humoris testimonia. Est enim evidens affectum il-<text:line-break/>lnm graviorem esse,' in quo nec aegri spuunt ef cruditas<text:line-break/>perseverat, mitiorem vero ubi coctio quidem est-, fed non<text:line-break/>quantum expedit exscreatur nec integra purgatio succedit.<text:line-break/>Quod vero maxime in articulos abscessus ejusmodi de-,<text:line-break/>cumbant, quod et lu epidemiis ipfe scripsit, hoc </text:span><text:span text:style-name="T21">loco ob-<text:line-break/>iter significavit, dicens: periculum esae ne articulus elaudso<text:line-break/>cat.</text:span><text:span text:style-name="T26"> Est autem horum abscessuum causa articulorum am-<text:line-break/>plitudo irruentes fluxiones excipiens. Ad hoc autem potest<text:line-break/>etiam eorum- motus conducere. Siquidem ad partes, mo-<text:line-break/>tas et calentes promptius humores omnes confluunt.</text:span></text:p>
      <text:h text:style-name="Heading_20_2" text:outline-level="2">LXVIll.</text:h>
      <text:p text:style-name="P16"><text:span text:style-name="T21">Si vero dispareant abfcejsus et intro recurrant sputo non<text:line-break/>prodeunte et subre obsidente, grave ; periculum enim est<text:line-break/>ne delirat, et intereat homo.</text:span></text:p>
      <text:p text:style-name="P19"><text:span text:style-name="T26">Non idem est tumores praeter naturam subscdisse et<text:line-break/>finitos esse. Etenim finitus esse generalius quiddam signi-<text:line-break/>ficat, subfedisse vero cito desistere et quasi derepente.<text:line-break/>Quod fieri quidem solet propter humoris tenuitatem, par-<text:line-break/>tis raritatem, circumfusi nobis aeris caliditatem, admoti<text:line-break/>medicamenti potentiam et aegri virium robur. Haec enim<text:line-break/>'omnia si concurrerint, tumor, qui praeter naturam ortus<text:line-break/>est, protinus digeretur. At illi ut plurimum sublidunt,<text:line-break/>humoribus, qui eos pariunt, refluentibus in eadem loca<text:line-break/>unde venerant, id quod Hippocrates </text:span><text:span text:style-name="T11">παλινδρομεῖν, </text:span><text:span text:style-name="T21">reverti,<text:line-break/></text:span><text:span text:style-name="T26">proprie appellat, vel lu quaedam alia, quae imo in cor-<text:line-break/>pqre habentur loca. Itaque quemadmodum a causis ma-<text:line-break/>xime contrariis tumores praeter naturam fubsidunt, sic<text:line-break/>etiam maxime contrarios exitus sortiuntur. Siquidem ex<text:line-break/>eo constat vel infesta omnia prorsus discussa esse vel affe-<text:line-break/>ctus acerbioris metum imminere, vitiosis humoribus in<text:line-break/>principes partes remeantibus. Et haec quidem cunctis</text:span></text:p>
      <text:p text:style-name="P19"><text:span text:style-name="T26">abscessibus communia sunt. Sed et discriminis ratio illis<text:line-break/>quoque communis est, qui subsistunt. Verum praeter haec<text:line-break/>alia quoque signa spectare convenit, ea praesertim quae<text:line-break/>sunt affectis partibus peculiaria. Id autem nunc Hippo-<text:line-break/>crates fpeciatim lu instrumentis ad respirationem perti-<text:line-break/>neutibus docuit distinguere,, ex formula videlicet, quae<text:line-break/>ad omnes aeque fpectat. Scribit autem hunc in modum:<text:line-break/></text:span><text:span text:style-name="T21">si quae etiam absuestsure substdunt, sputo non exeunte et<text:line-break/>manente adhuc febre malum</text:span><text:span text:style-name="T26"> esi. Nam minime dubium<text:line-break/>' est, quin, corpus in imum ad partes nobiles sc receperint.</text:span></text:p>
      <text:p text:style-name="P18"><text:span text:style-name="T26">Si enim per halitum digesti essent, febris quoque nulla<text:line-break/>esset et facile exspuerent. Quare probabile est fluxionem<text:line-break/>totam in pulmonem revertisse, unde futurum etiam deli-<text:line-break/>rium rationi videtur consentaneum; quum id unum ex<text:line-break/>illis sit, quae sic affecto pulmoni accidere consueverunt.<text:line-break/>Quod autem spiritum difficulter trahentes morituri sint,<text:line-break/>non dixit, quippe qui sciat id nos facile ex praedictis<text:line-break/>cognituros esse.</text:span></text:p>
      <text:h text:style-name="P7" text:outline-level="2">LXIX.</text:h>
      <text:p text:style-name="P16"><text:span text:style-name="T26">At </text:span><text:span text:style-name="T21">suppuratorum ex peripneumonicis morbis seniores magia<text:line-break/>intereunt,, ex caeteris autem suppurationibus juniores<text:line-break/>potius moriuntur.</text:span></text:p>
      <text:p text:style-name="P18"><text:span text:style-name="T26">Seniores accipere oportet non simpliciter senes, fed<text:line-break/>per collationem vel comparationem aut si aliter appellare<text:line-break/>libet, cum iis qui adhuc aetate juvenili funt. Nam qui<text:line-break/>annis jam multum provecti sunt, ex nullo morbo facilius<text:line-break/>quam natu minores servantur. At qui inter hos et flo-<text:line-break/>rentes aetate medii sunt, quibus dimidia canities et cruda<text:line-break/>senectus est, Graeci </text:span><text:span text:style-name="T18">μισαιηολίους</text:span><text:span text:style-name="T11"> </text:span><text:span text:style-name="T26">atque </text:span><text:span text:style-name="T11">ώμογέροντας </text:span><text:span text:style-name="T26">vo-<text:line-break/>cant, a morbo interdum facilius quam aetate florentes li-<text:line-break/>berari videmus, sicut ipfe Hippocrates docuit, quum lu<text:line-break/>phlegrnonofis aurium affectibus tum isto loco de fuppura-<text:line-break/>tionibus, quas pulmonum morbi invexere. Nam quia in<text:line-break/>his curatio, quae exspuendo perficitur, ni magna indiget,<text:line-break/>propterea juniores potius quam seniores evadunt. Excae-</text:span></text:p>
      <text:p text:style-name="P21"><text:span text:style-name="T26">A</text:span></text:p>
      <text:p text:style-name="P20"><text:span text:style-name="T26">teris vero juniores magis periclitantur, ob dolores et fe-<text:line-break/>bres, quae, m ipfe ait, ex aurium suppurationibus nafcun-<text:line-break/>tur. Eebres enim et deliria illis minus accidere solent,<text:line-break/>eamque ob rem Jn suppurationem aures vertuntur. At<text:line-break/>quibus aetas juvenilis est, prius faepe intereunt quam<text:line-break/>auris' suppurare potuerit. Nam si pus ex aure profluat,<text:line-break/>fpee salutis est. Et ex aliis quoque suppurationibus </text:span><text:span text:style-name="T21">eo<text:line-break/></text:span><text:span text:style-name="T26">tempore que suppurant, juniores potius prae magnitudine<text:line-break/>. febrium </text:span><text:span text:style-name="T21">et</text:span><text:span text:style-name="T26"> doloris intereunt.</text:span></text:p>
      <text:h text:style-name="Heading_20_2" text:outline-level="2">LXX.</text:h>
      <text:p text:style-name="P16"><text:span text:style-name="T26">At qui cum </text:span><text:span text:style-name="T21">febre stunt dolores circa lumbos et inscros<text:line-break/>locos, st septum transversum attingant, inserat relin-<text:line-break/>quentes, exitiales sunt admodum. Adhibere igitur ani-<text:line-break/>mum oportet caeteris signis, ut st quod aliorum signo-<text:line-break/>rum parvum appareat, desperatus homo esu Quicun-<text:line-break/>que nero suppuratorum uruntur, quibus purum quidem<text:line-break/>pus stt et album nec foetidum, ii serpantur; at quibus</text:span></text:p>
      <text:p text:style-name="P20"><text:span text:style-name="T21">subcruentum et caenosum pereunt. Si vero resiliente ad<text:line-break/>feptum transversum morbo et caetera signa non prava<text:line-break/>superveniant, suppuratum hunc sare multa spes.</text:span></text:p>
      <text:p text:style-name="P18"><text:span text:style-name="T26">Transverium septum occupare aliqui pro delirare in- '<text:line-break/>terpretati sunt; perinde ac si hunc in modum scripsisset:<text:line-break/></text:span><text:span text:style-name="T21">si dolor cum sebre ilia et infernas panes divexans sur-<text:line-break/>sum adsuendat et delirium excitet, acerbum esa</text:span><text:span text:style-name="T26"> Sed me-<text:line-break/>lius alii qui particulam corporis Hippocratem </text:span><text:span text:style-name="T11">φρένας </text:span><text:span text:style-name="T26">di-<text:line-break/>xisse ajunt; quae sane etiam </text:span><text:span text:style-name="T11">διάφραγμα, </text:span><text:span text:style-name="T21">transversum se-<text:line-break/>ptum,</text:span><text:span text:style-name="T26"> appellatur. Et hanc quidem sententiam plane con-<text:line-break/>firmat quod sub finem dicitur, id spem magnam futurae<text:line-break/>suppurationis ostendere. Namque morbo in thoracem con-<text:line-break/>scendente, censet vel hominem repente interiturum vel si<text:line-break/>spes melior effulget, suppurationem prorsus perpessurum<text:line-break/>esse. Verum id ex aliis signis distinguendum. Nam si</text:span></text:p>
      <text:p text:style-name="P20"><text:span text:style-name="T26">non mala funt, excitabitur suppuratio, si vero aliquod<text:line-break/>malum intervenit-, mors minime dubia esse potest.</text:span></text:p>
      <text:h text:style-name="Heading_20_2" text:outline-level="2">LXXI.</text:h>
      <text:p text:style-name="P16"><text:span text:style-name="T21">At vesicae et durae et dolentes graves omnino nc exitia-<text:line-break/>les , sed exitiostfstrnae quaecunque cum subre continua<text:line-break/>jiunt. Etenim qui ab ipsis vestcii dolores prodeunt in-<text:line-break/>terimere susisiciunt et alvi in talibus ac eo tempore nihil<text:line-break/>nisi durum ac ad necefsttatem excernunt.</text:span></text:p>
      <text:p text:style-name="P18"><text:span text:style-name="T26">Dictum saepe a me est Hippocratem phlegmones no-<text:line-break/>men pro phlogosi usurpare, verbo ipso indicare eam quam<text:line-break/>Erasistratus et ejus sectatores uno nomine phlegmonem ap-<text:line-break/>pellant, ut et nunc ipse utique accepit. Verum cur ve-<text:line-break/>sica dura et dolens affectus ejusmodi tam graves invehat,<text:line-break/>praesertim si febris acuta supervenerit, id ipse aperte in-<text:line-break/>dicavit , lu magnitudinem doloris et suppressas alvi deje-</text:span></text:p>
      <text:p text:style-name="P19"><text:span text:style-name="T26">ctiones causam referens. Hae autem tum propter recti<text:line-break/>intestini angustiam tum ob vesicae dolorem supprimuntur.<text:line-break/>Namque ubi alvum aegri reddere aggrediuntur, si repente<text:line-break/>dolorem excitari contigerit, ipsi ab opere desistunt, id<text:line-break/>quod est omnibus doloribus commune. Dolor autem ob<text:line-break/>. phlegmonen instrumentorum, /quae actionem edunt aut</text:span></text:p>
      <text:p text:style-name="P18"><text:span text:style-name="T26">partium ipsis annexarum provenire solet. Sic enim qui-<text:line-break/>bus phlegmone lienem aut ventrem aut jecur et praecor-<text:line-break/>diorum musculos obsedit, respirando dolorem lentiunt,<text:line-break/>eamque ob rem spirandi illa difficultate necessario labo-<text:line-break/>rant, quae spiritum parvum et frequentem trahit. Hujus<text:line-break/>autem dyspnoeae causam et aliarum aeque omnium reddi-<text:line-break/>dimus libro de spirandi difficultate primo. &lt;</text:span></text:p>
      <text:h text:style-name="Heading_20_2" text:outline-level="2">LXXII.</text:h>
      <text:p text:style-name="P16"><text:span text:style-name="T21">Solvit autem urina purulenta micta album et laeve habens<text:line-break/>sedimentum.</text:span></text:p>
      <text:p text:style-name="P19"><text:span text:style-name="T26">Concocta phlegmone quae vesicam affecerat, in inter-<text:line-break/>num ipsius spatium concocti humores confluunt et cum<text:line-break/>urinis procul dubio excernuntur, probae concoctionis no- '<text:line-break/>tas ubi subsederint prae </text:span><text:span text:style-name="T21">fe</text:span><text:span text:style-name="T26"> ferentes.</text:span></text:p>
      <text:h text:style-name="Heading_20_2" text:outline-level="2">LXXllI.</text:h>
      <text:p text:style-name="P16"><text:span text:style-name="T26">Ai </text:span><text:span text:style-name="T21">vero neque quidquam urina concestsurit netsuc vesica<text:line-break/>mollescat et febris continua stt, ne in primis morbi cir-<text:line-break/>cuitibus aeger intereat metus esu</text:span></text:p>
      <text:p text:style-name="P18"><text:span text:style-name="T26">, Urinam quidem non esse .molliorem effectam et </text:span><text:span text:style-name="T21">fe-<text:line-break/>brem</text:span><text:span text:style-name="T26"> perseverare perspicuae sunt significationis. Sed<text:line-break/></text:span><text:span text:style-name="T11">ούρον μηδὲν ἐνδοΰναι, </text:span><text:span text:style-name="T26">urinam </text:span><text:span text:style-name="T21">nihil</text:span><text:span text:style-name="T26"> remittere, obscure pro-<text:line-break/>fecto dictum esu Id namque verbum in ipsis affectibus et<text:line-break/>.symptomatis usurpare consuevit, ut et alii post eum orn-<text:line-break/>nes qui phlegmonen, tumorem, duritiem, tensionem et<text:line-break/>dolorem remitti dicunt Sed nemo unquam dixit urinam<text:line-break/>remitti. Ergo fortassis Hippocrates ab illis verbum hoc</text:span></text:p>
      <text:p text:style-name="P20"><text:span text:style-name="T26">transtulit ad urinam, ut sic eam meliorem affectam esse<text:line-break/>intelligeremus. Quod si admiferimus, ille utique potuit<text:line-break/>urinae ante suppressae vacuationem significasse, ut simul<text:line-break/>cum vesicae phlegmone urinam quoque suppressam fuisse<text:line-break/>intelligamus. Sic enim interdum evenire solet. Sed mor-<text:line-break/>bus hic tunc summam habet perniciem et raro ex eo fer-<text:line-break/>vantur aegri. Hoc quidem modo scriptum habent tum.<text:line-break/>pleraque alia exemplaria tum ea quibus Artemidorus et<text:line-break/>Dioscorides usi funt. In aliis autem hunc in modum;<text:line-break/></text:span><text:span text:style-name="T21">at st nec urinae quidquam stt nec dolor remiscui est,</text:span><text:span text:style-name="T26"> ut<text:line-break/>nihil quaeri nec de aliquo dubitari possit.</text:span></text:p>
      <text:h text:style-name="Heading_20_2" text:outline-level="2">LXXIV.</text:h>
      <text:p text:style-name="P16"><text:span text:style-name="T21">Hic autem modus potifstmum attingit septennes pueros,<text:line-break/>donec ad decimum quintum annum pervenerint.</text:span></text:p>
      <text:p text:style-name="P18"><text:span text:style-name="T26">Propterea quod intempestive et multum pueri come--<text:line-break/>dunt, plurimum crudi humoris cumulant, qui quum per</text:span></text:p>
      <text:p text:style-name="P63"><text:span text:style-name="T26">renes quotidie expurgetur et per ureteras dimissus in </text:span><text:span text:style-name="T21">ve-<text:line-break/></text:span><text:span text:style-name="T26">sicam coacervetur, modo calculos in ea parit</text:span><text:span text:style-name="T21">, saepe</text:span><text:span text:style-name="T26"> vero<text:line-break/>phlegmonae, ubi vesica assiduo ejusmodi liumcrum transitu<text:line-break/>vehementius divexata fuerit.<text:tab/>- , </text:span><text:span text:style-name="T26">.</text:span></text:p>
      <text:h text:style-name="P5" text:outline-level="1"><text:bookmark-start text:name="bookmark20"/><text:span text:style-name="T26">HIPPOCRATIS PROGNOSTICON<text:line-break/>ET GALENI IN EUM LIBRUM<text:line-break/>COMMENTARIUS I</text:span><text:span text:style-name="T54">I</text:span><text:span text:style-name="T26">I.</text:span><text:bookmark-end text:name="bookmark20"/></text:h>
      <text:h text:style-name="Heading_20_2" text:outline-level="2">I.</text:h>
      <text:p text:style-name="P16"><text:span text:style-name="T21">Febres diebus numero iisdem judicantur, ex quibus ho-<text:line-break/>mines tum servantur tum etiam intereunt.</text:span></text:p>
      <text:p text:style-name="P18"><text:span text:style-name="T26">Duos libros habetis, hoc enim vobis dico, c lodales,<text:line-break/>qui me nihil tale meditantem coegistis commentarios in<text:line-break/>libros Hippocratis scribere, in quibus cuncta de criticis</text:span></text:p>
      <text:p text:style-name="P20"><text:span text:style-name="T26">diebus et crisibus explicata sunt. Et hos quidem scitis a<text:line-break/>me, non ut ederentur, sed in gratiam tantum vestram<text:line-break/>conscriptos esse. Exciderunt tamen illi et in manus mul-<text:line-break/>torum pervenerunt, sicut et pleraque alia a nobis scripta.<text:line-break/>Quamobrern non lustitueram commentarios ullos in libros<text:line-break/>Hippocratis componere. Nam quae ab eo discere expe-<text:line-break/>' diebat ad artem utilia, ea saepe multis lu locis adduxi<text:line-break/>et interpretatus sum. Sed quum sententias aliquot obscu-<text:line-break/>riores plerique perperam interpretati sint et neminem ex<text:line-break/>iis probetis,' qui commentarios edidere, ego autem vobis<text:line-break/>viderer melius assequi Hippocratis mentem, ideo efflagita-<text:line-break/>stis, ut illa mandarem literis quae vos aliquando ex stu-<text:line-break/>diorum nostrorum colloquiis audiveratis. Hoc ego vobis<text:line-break/>praefatus sum propterea, quod necesse est inaequales esse<text:line-break/>nec omnes sibi similes sententiarum enarrationes. Nam<text:line-break/>de quibus nihil prorsus a nebis dictum est aliis volumi-<text:line-break/>nihus, illa accuratius explicare convenit, quae autem jam<text:line-break/>funt lu illis tradita, de his dicere compendiosius, ne fae-</text:span></text:p>
      <text:p text:style-name="P20"><text:span text:style-name="T26">pius iisdem de rebus fcribere compellamur. Itaque quum<text:line-break/>jam omnem de diebus criticis disputationem atque jam<text:line-break/>de crisibus aliquot libris absolverimus, hic summa tan--<text:line-break/>tum capita eorum quae illic scripta simt, recensebo. Inde<text:line-break/>autem exordlar. Judicii seu crisis quod morbi subeunt<text:line-break/>appellatio a causis, quae in foro aguntur, translata est et<text:line-break/>fabitam illam quae morbo accidit mutationem significat.<text:line-break/>Est autem illa quadruplex. Nam vel morbus repente<text:line-break/>solvitur vel multo mitior evasit vel statim interficit vel<text:line-break/>multo factus est deterior. Sed duas quidem priores eri-<text:line-break/>fes appellant simpliciter crises, reliquis autem faepe addunt<text:line-break/>aliquid, malam aut pravam crisin aut alio simili nomine<text:line-break/>appellantes. Interdum vero simpliciter crisin vocant nec<text:line-break/>quidquam adjiciunt. Scitis autem etiam cunctas crises<text:line-break/>cum insigni aliqua vacuatione aut abscessu provenire. Soli<text:line-break/>namque pueruli raro admodum ex somno profundo lon-<text:line-break/>goque mutationem lu melius adepti sunt, sedeam quidem</text:span></text:p>
      <text:p text:style-name="P20"><text:span text:style-name="T26">ut plerique crisis nomine dignantur, sic alii crisin appel--<text:line-break/>lari nolunt. Dies autem criticos vocant in quibus mu-<text:line-break/>taliones ejusmodi minime dubiae et quam plurimae pro-<text:line-break/>veniunt, in aliis yero diebus eriles certae et frequentes<text:line-break/>non videmus evenire. Nec primus quidem modo, verum<text:line-break/>etiam excellenter dierum eriticorum naturam admirandus<text:line-break/>ille Hippocrates deprehendit, eorumque causam demon-<text:line-break/>stravit, quam et nos in libris de diebus criticis explicavi-<text:line-break/>mus. Illic autem a nobis ostensum est septimum dierum '<text:line-break/>criticorum circuitum reliquis valentiorem esse et ab eo<text:line-break/>secundum esse facultate quaternarium, quod in duo. septi-<text:line-break/>mus dividatur; crises-vero per circuitus septenarios futu-<text:line-break/>raa a quaternariis indicari. Quartum namque diem indi-<text:line-break/>cem esse septimi, undecimum decimi quarti. Hos autem<text:line-break/>Hippocrates indices et contemplabiles appellat. Censet<text:line-break/>autem hoc modo hebdomadas numerandas esse, duas qui-<text:line-break/>dem priores sibi proximas per disjunctionem, tertiam au-</text:span></text:p>
      <text:p text:style-name="P20"><text:span text:style-name="T26">tem quae has consequitur, per connexionem. Est autem *<text:line-break/>difjunctio, quum hebdomas prior in diem unum definit<text:line-break/>et quae illam proxime sequitur ab altero incipit. Con-<text:line-break/>nexio autem est quum dies unus utrique hebdomadi com-<text:line-break/>munis est, sic ut in eundem prior desinat et ab eodem<text:line-break/>posterior incipiat. Et hanc ob causam diem vigesimum<text:line-break/>statuit extremum tertiae hebdomadis. Nam si per disjun-<text:line-break/>ctionem haec quoque numeraretur, oporteret utique vi-<text:line-break/>gesimum primum diem facultate praestare vigesimo. At<text:line-break/>non ita rem fe habere deprehenditur. Nam vigesimus et<text:line-break/>plurimum et certo videtur judicare. Itaque quum tres<text:line-break/>hebdomadae viginti dies contineant, deinde quarta a vige-<text:line-break/>simo primo die incipiat et tres quae sequuntur viginti<text:line-break/>dies complectuntur, haud tumere Hippocrates diem qua-<text:line-break/>dragesimum judicare dixit, non autem quadragesimum fe-'<text:line-break/>cundum. Similiter et sexagesimum et octogesimum, non<text:line-break/>sexagesimum tertium nec octogesimum quartum. Hi qui-<text:line-break/>dem in modum-septenarii circuitus, enumerantur, Caele-</text:span></text:p>
      <text:p text:style-name="P20"><text:span text:style-name="T26">rum ipsis divisio, quae per quaternarios fit, respondet.<text:line-break/>Nam si singulas hebdomadas in duos, quos continent qua-<text:line-break/>ternarios secueris, quartus ille a primo quo morbus in-<text:line-break/>vasit dies finis quidem erit primi quaternarii, ab eo au-<text:line-break/>tem secundus incipiet. Mox qui hunc sequitur tertius<text:line-break/>quaternarius ab octavo die inchoabit, quia secunda heb-<text:line-break/>domas ab eo ducit initium. Quare fiet ut 'dies undeci-<text:line-break/>mus finis quidem tertii quaternarii, origo autem tertii sit.<text:line-break/>At quintus quaternarius principium ' habebit a decimo<text:line-break/>quarto die, quod,tertia etiam hebdomas ad eum perve-<text:line-break/>niat Ipse igitur decimo septimo die finem accipit, qui<text:line-break/>dies rurius duobus quaternariis, quinto sexloque, commu-<text:line-break/>nis est, in quos tertia hebdomas divisa erat. Sic vigesi-<text:line-break/>mus morbi dies finis trium hebdomadum et fex quater-<text:line-break/>nionum est. Hi quidem dies sic </text:span><text:span text:style-name="T26">p </text:span><text:span text:style-name="T26">&gt;r circuitus distincti<text:line-break/>judicanti Verum in ipsus etiam alii per morbos acutos<text:line-break/>incidunt, cujus rei causam exposui lu libris de diebus<text:line-break/>criticis. Sunt autem hi tertius, quintus, nonus. Incidit</text:span></text:p>
      <text:p text:style-name="P19"><text:span text:style-name="T26">autem inter eos interdum etiam sextus, malus profecto<text:line-break/>judex tum quod aliquando cum periculo plenis fympto-<text:line-break/>matis judicet tum quod </text:span><text:span text:style-name="T11">ύπέρκρισιν </text:span><text:span text:style-name="T26">quam vocant inducat;<text:line-break/>tum quod non plane, sed imperfecte morbos dissolvat aut<text:line-break/>si quando perfecte sciverit, recidivas prorsus excitet. Sed<text:line-break/>de his et aliis plerisque dictum a nobis est in libris de<text:line-break/>diebus criticis-, quae quidem fere omnia his et illis libris<text:line-break/>Hippocrates fcripsit; nos autem in unum 'librum qui dies<text:line-break/>criticos explanat congessimus, sirnulque quae non erant<text:line-break/>explicata explicavimus; et persecte ea fumus persequuti<text:line-break/>. quae ab Hippocrate minus absolute scripta esse videban-<text:line-break/>tur. Itaque qui volet certo praesagire, libros illos legat<text:line-break/>oportet, qui tum de diebus criticis tum de crisibus com-<text:line-break/>positi funt. Hic enim tantum instituimus eorum, quae<text:line-break/>ab Hippocrate hoc in libello dicta sunt, sensum enarrare.<text:line-break/>Quod ergo scriptum est, ex quibus homines tum fervan-<text:line-break/>tur tum etiam intereunt vel de crisibus vel de diebus<text:line-break/>criticis dicitur. Verum commodius est non de diebus.</text:span></text:p>
      <text:p text:style-name="P19"><text:span text:style-name="T21">fed</text:span><text:span text:style-name="T26"> de crisibus intelligere. Nam quamquam id vel maxi-'<text:line-break/>me possit ad dies referri, primum tamen crisibus ipsis<text:line-break/>-convenit et per eas diebus. Quod autem dictum est ex</text:span></text:p>
      <text:p text:style-name="P18"><text:span text:style-name="T26">his homines fervari aut interire, ostendit plane crisin ab<text:line-break/>eo vocari repentinam omnem mutationem, non eam modo<text:line-break/>'quae salutem attulit.</text:span></text:p>
      <text:p text:style-name="P64"><text:span text:style-name="T26">:<text:tab/>n.</text:span></text:p>
      <text:p text:style-name="P16"><text:span text:style-name="T26">Nam et </text:span><text:span text:style-name="T21">mittfstmae subres et quae in sucurifstmis incedunt<text:line-break/>signis, die quarto dut ante desinunt; maxime vero ma-<text:line-break/>lignae et quae eum grauisumis stunt signis, quarto vel<text:line-break/>prius interstciunt.</text:span></text:p>
      <text:p text:style-name="P18"><text:span text:style-name="T26">Dicuntur autem mites homines etiam maligni simu-<text:line-break/>latione quadam, sicuti simia formosa. Dicuntur autem et<text:line-break/>ii, qui bonis moribus praediti sunt. Sed prima quidem<text:line-break/>significatio apud Graecos frequens est, fecunda autem mi-<text:line-break/>nus est usitata. Nec vero </text:span><text:span text:style-name="T18">τον ΐύή&amp;η</text:span><text:span text:style-name="T11"> </text:span><text:span text:style-name="T26">solum hoc usurpant</text:span></text:p>
      <text:p text:style-name="P20"><text:span text:style-name="T26">modo, sed et ipsam </text:span><text:span text:style-name="T11">τὴν εύήθειαν, </text:span><text:span text:style-name="T26">pro illa animi affectione<text:line-break/>accipiunt, quae mores optime compositos habet. Siqui-<text:line-break/>dem Dinarchus in oratione quam in Daonem habuit, sic<text:line-break/>ait: </text:span><text:span text:style-name="T21">fortunas autem suas Cephalion juveniliter admini-<text:line-break/>strans natura probus erat ct simplex.</text:span><text:span text:style-name="T26"> Demosthenes autem<text:line-break/>in oratione contra Aeschinem, his verbis judices alloqui-<text:line-break/>tur: nunc vero, ob </text:span><text:span text:style-name="T21">vestram simplicitatem et facilitatem<text:line-break/>quaestiones, etiam quando libet, exercet.</text:span><text:span text:style-name="T26"> At Plato libro<text:line-break/>tertio de repuhlica ait: </text:span><text:span text:style-name="T21">honestus igitur sermo et congruen-<text:line-break/>tia et condecentia et concinnitas consequentia sunt simpli-<text:line-break/>citatis et bonitatis morum.</text:span><text:span text:style-name="T26"> Neque nunc eam dico sim-,<text:line-break/>plicitatern bonitatemque, quam amentiam revera existen-<text:line-break/>tem nos specioso nomine sic vocamus, tanquam a bonis </text:span><text:span text:style-name="T26">,<text:line-break/></text:span><text:span text:style-name="T26">moribus manet, sed eam dico bonitatem, quae ob id ita<text:line-break/>dicta est, quasi mentem recte beneque constitutam habeat. _<text:line-break/>Sic et in Euthydemo </text:span><text:span text:style-name="T11">τον εύήθη </text:span><text:span text:style-name="T26">accepit pro eo, qui mo-<text:line-break/>res habet simplices et honestos, his verbis: </text:span><text:span text:style-name="T11">καὶ ώς </text:span><text:span text:style-name="T18">ΐϋαύ-<text:line-break/>μασϊν </text:span><text:span text:style-name="T21">OLitog</text:span><text:span text:style-name="T26"> </text:span><text:span text:style-name="T11">ἐστι νέος τε καὶ εύήθης. </text:span><text:span text:style-name="T26">Satis ejusmodi exem-<text:line-break/>plorum est, ex quibus intelligas Graecos </text:span><text:span text:style-name="T11">τῆς εύηθείας </text:span><text:span text:style-name="T26">et</text:span></text:p>
      <text:p text:style-name="P20"><text:span text:style-name="T18">ΐνή&amp;ους</text:span><text:span text:style-name="T11"> </text:span><text:span text:style-name="T26">nominibus gemina significatione uti solitus. Et<text:line-break/>nunc quidem Hippocrates </text:span><text:span text:style-name="T11">είηθεστάτους πυρετούς </text:span><text:span text:style-name="T26">dixit pro<text:line-break/>mitissimis, simplicissimis et nullam morum pravitatem ha-<text:line-break/>bentibus. Quae sane si praeterea signa ex quibus securi-<text:line-break/>tas sperari solet accesserint, ultra priores quatuor dies<text:line-break/>haud porriguntur, sed vel quarto ipso die vel etiam ma-<text:line-break/>turius desinunt. Si vero malignae fuerint et signa habue-<text:line-break/>rint exitialia, quarto aeque die vel ante eum occiduus.<text:line-break/>Itaque inter criticos dles etiam tertium censeri perspicuum<text:line-break/>est, quum dicit quarto die vel etiam ante quartum desi-<text:line-break/>nere. Id quod illi etiam libro primo epidemion visum<text:line-break/>est, tertium diem inter criticos dies primum enumeranti.<text:line-break/>Porro signa ipse securissima intelligit, quae particulatim<text:line-break/>maxime commendavit et quorum paulo postea nomina pro-<text:line-break/>feret et pro exemplo citabit.</text:span></text:p>
      <text:h text:style-name="P7" text:outline-level="2">III.</text:h>
      <text:p text:style-name="P65"><text:span text:style-name="T26">Primus </text:span><text:span text:style-name="T21">itaque earum 'insultus sic desinit, fecundus ad se-<text:line-break/>ptimum perducitur, tertius autem nd undecimum, quar-<text:line-break/>tus ad decimum quartum, quintus ad decimum septi-<text:line-break/>mum, sextus ad vigesimum. Hi ergo insultus ex acu-<text:line-break/>tifstmis, morbis per quatuor ad viginti cx additione ter-<text:line-break/>minantur.<text:tab/><text:tab/></text:span></text:p>
      <text:p text:style-name="P18"><text:span text:style-name="T26">Saepe scriptum invenies apud Graecos </text:span><text:span text:style-name="T11">ἐφοδον, </text:span><text:span text:style-name="T26">incur-<text:line-break/>fum hestium aut latronum, a quo nunc Hippocrates simis<text:line-break/>litudine quadam nomen hoc transtulit ad circuitus dierum<text:line-break/>criticorum. Reliqua omnia cum per se nota sunt, tum<text:line-break/>maxime illis , qui eorum quae modo dixi meminere.</text:span></text:p>
      <text:h text:style-name="Heading_20_2" text:outline-level="2">IV.</text:h>
      <text:p text:style-name="P16"><text:span text:style-name="T26">Neque vero horum quidquam integris </text:span><text:span text:style-name="T21">diebus exacte nume-<text:line-break/>rari potesu Neque enim annus neque menses integris<text:line-break/>diebus numerari falent.</text:span></text:p>
      <text:p text:style-name="P19"><text:span text:style-name="T26">Quoniam tres hebdomadas vigesimo die conclusit, ob<text:line-break/>id dixit haec non posse diebus integris numerari. Nam<text:line-break/>nec annum nec menses dies lutegros habere, id quod ab eo<text:line-break/>verissime proditum est. Siquidem annus non trecentorum<text:line-break/>inodo et fexaginta quinque dierum est, verum etiam tertiam<text:line-break/>diei partem continet et praeterea fere centesimam. Men-<text:line-break/>sis autem unusquisque minor quidem est triginta diebus,<text:line-break/>fed vigesimum annum excedit. Vocabatur autem a vete-<text:line-break/>ribus Graecis </text:span><text:span text:style-name="T18">μην </text:span><text:span text:style-name="T21">mensis,</text:span><text:span text:style-name="T26"> ut et plurimae nunc lu Grae-<text:line-break/>cia civitates faciunt, tempus illud medium inter duas so-<text:line-break/>lis atque lunae coitiones, quod si quis volet per proprias<text:line-break/>demonstrationes expendere quantum sit, librum habet in-<text:line-break/>tegrum ab Hipparcho scriptum, ut et alium a me de<text:line-break/>anno. Et hoc quidem modo Hippocrates hebdomada ac-<text:line-break/>cepit. Perspicuum vero est nec quaternionem quidem ab-<text:line-break/>solutis constare diebus, sed deesse portionem tantam, ut<text:line-break/>tres hebdomadas dies viginti absolvant. Horum autem</text:span></text:p>
      <text:p text:style-name="P66"><text:span text:style-name="T26">causam in tertio sie diebus criticis libro conati sumus<text:line-break/>ostendere, quum tamen nemo antea vel aggressus sit de<text:line-break/>ea dicere.<text:tab/>,<text:tab/></text:span><text:span text:style-name="T26">’<text:tab/>.<text:tab/></text:span><text:span text:style-name="T26">-</text:span></text:p>
      <text:p text:style-name="P67"><text:span text:style-name="T26">J •<text:tab/>. </text:span><text:span text:style-name="T26">U.</text:span></text:p>
      <text:p text:style-name="P16"><text:span text:style-name="T21">Postea vero eadem ratione</text:span><text:span text:style-name="T26"> juxta eandem </text:span><text:span text:style-name="T21">additionem pri»<text:line-break/>mus-circuitus est quatuor et triginta dierum, secundus<text:line-break/>quadraginta dierum , tertius scxaginta dierum.</text:span></text:p>
      <text:p text:style-name="P18"><text:span text:style-name="T26">Non id dicit Hippocrates hoc loco nullum diem cui<text:line-break/>judicandi vis insit medium inter vigesimum et trigesimum<text:line-break/>quartum intervenire. Nam et ipse secum pugnaret, qui<text:line-break/>medios quosdam dies judicantes in epidemiis recensuit et<text:line-break/>quae manifesto aegris usu venire videntur, ipsum falsi<text:line-break/>convincerent. Sed quia tres hebdomades quae mutuo<text:line-break/>fele consequentes vigesimo die concluduntur, non eodem<text:line-break/>componuntur modo , namque fecunda disjuncta est a prima</text:span></text:p>
      <text:p text:style-name="P20"><text:span text:style-name="T26">et eam ob rem die decimo quarto desiit, tertis vero illi<text:line-break/>connexa est et propterea finem capit vigesimo. Idcirco<text:line-break/>et illas quae vigesimum diem sequuntur hebdomadas eodem<text:line-break/>modo procedere volens ita, ut ex duabus quidem diljun-<text:line-break/>ctis, tertia vero connexa viginti diebus absolvantur, diem<text:line-break/>quidem quadragesimum trium posteriorum hebdomadum<text:line-break/>terminum extremum posuit; ipsis autem duabus terminum<text:line-break/>circumscripsit quartum et. trigesimum diem; eamque ob<text:line-break/>causam ipsum ante quadragesimum nominavit. Fit autem<text:line-break/>similiter ut tres quae postea veniunt hebdomades est fex-<text:line-break/>agesimum devolvantur.' Sed </text:span><text:span text:style-name="T21">et</text:span><text:span text:style-name="T26"> octogesimum, non octo-<text:line-break/>gesimum quartum in observatione vulgarium morborum<text:line-break/>judicare vidlu Sic tres hebdomades numerum viginti die-<text:line-break/>rum complectuntur, quod fit duabus quidem primis per<text:line-break/>disjunctionem computatis, ut intra diem decimum quartum<text:line-break/>desinant, tertia, autem connexa secundae’, ut et ipsa die<text:line-break/>vigesimo concludatur.</text:span></text:p>
      <text:h text:style-name="P7" text:outline-level="2">VI.</text:h>
      <text:p text:style-name="P16"><text:span text:style-name="T26">At </text:span><text:span text:style-name="T21">per horum initia difficilius est cos praenoscere, qui<text:line-break/>intra longifstmum tempus judicari debeant, similia nam-<text:line-break/>que f itnt eorum principia, Verum a primo die animad-<text:line-break/>vertendum est et ad quemque quaternarium additum con-<text:line-break/>siderandum nec latebit quo fe versurus stt morbus.</text:span></text:p>
      <text:p text:style-name="P18"><text:span text:style-name="T26">Hoc etiam loco rursus nomen crisis mutationi utrique<text:line-break/>accommodavit, ex qua aeger tum melius tum etiam de-<text:line-break/>terius habet. Dicit autem per initia morborum facile in-'<text:line-break/>telligi quemnam illi qui intra paucos dies judicari debent,<text:line-break/>exitum habituri sint. Id enim ipse paulo ante ostendit,-<text:line-break/>de illis disserens qui primo dierum quaterniene judicandi<text:line-break/>funt. Nam quae discutr debet sebris mitior est, quae veri»<text:line-break/>vitam aegro ademptura est, solet esse malignissima, </text:span><text:span text:style-name="T11">ί </text:span><text:span text:style-name="T26">-Quin<text:line-break/>etiam signa quae utramque comitantur, omnia quidem in<text:line-break/>illa optima, in hac autem pessima sunt. Ex quo sit ut</text:span></text:p>
      <text:p text:style-name="P20"><text:span text:style-name="T26">neutra diem ultra quartum prorogetur. Id enim certo<text:line-break/>compertum habemus,; judicia scmper vel vincente natura<text:line-break/>morbum vel victa </text:span><text:span text:style-name="T21">a morbo contingere.</text:span><text:span text:style-name="T26"> At morbos natura<text:line-break/>facile superat mitissimos, eadem saevissimis protinus suc-<text:line-break/>cumbit. Sic quidem maxime a se invicem dissident morbi<text:line-break/>qui brevi judicantur. His autem respondent et illi qui-<text:line-break/>hus longa mora quo solvantur necessaria esu Nam sicuti<text:line-break/>in brevibus morbis interdum natura, interdum morbus<text:line-break/>longe excellit, ita quum neque illa neque hic mullum<text:line-break/>praevalent, fed veluti adversarii quidam robore inter se<text:line-break/>aequales dimicant, etiam tempore opus est longiori ad al-<text:line-break/>terius victoriam. Sic eos qui'luctantur dignoscunt illi,<text:line-break/>qui artis palaestricae periti sunt. Eum quidem extemplo<text:line-break/>victurum sperantes, quem multo validiorem adspexerint,<text:line-break/>ani si neuter viribus longe praecellit, certi longam inter<text:line-break/>eos fore luctam. Necdum tamen ipsi compertum habent<text:line-break/>utet victoriam consequetur. Verum id quoque postea qui</text:span></text:p>
      <text:p text:style-name="P20"><text:span text:style-name="T26">e plebe primi funt intelligunt, ut qui ea, quae veI mini-<text:line-break/>mo excedunt promptissime discernant. Eo siquidem po-<text:line-break/>tissimum peritus artis ab imperito differt, quod vel minima<text:line-break/>rerum discrimina persentiat, quarum tamen aliquae cum<text:line-break/>propter sui parvitatem nullo modo sensibus percipi possint;<text:line-break/>etiam ejus, qni peritus artis est cognitionem effugiunt,<text:line-break/>mox autem , ubi cadere sub sensum possunt, tum demum<text:line-break/>veniunt lu notitiam. Quamobrem Hippocrates jussit eas<text:line-break/>quae singulis mensibus accidunt mutationes animadvertere,<text:line-break/>nam te non latebit, quo fe vertet, hoc est faIutemne et<text:line-break/>incolumitatem aegri natura utique vincente, an ad inter-<text:line-break/>ilum, eadem succumbente. Hoc quidem est sententiae<text:line-break/>caput. Quod qua ratione consequi quis possit difcere pot-<text:line-break/>es es nostris quos de crisibus fcripfimus cennmentariis.</text:span></text:p>
      <text:h text:style-name="Heading_20_2" text:outline-level="2">VII.</text:h>
      <text:p text:style-name="P16"><text:span text:style-name="T21">sut autem quartanarum conJTiiutio ex hujusmodi con-<text:line-break/>cinnitate.</text:span></text:p>
      <text:p text:style-name="P20"><text:span text:style-name="T26">Ignorant et id permulti, eamque ob rem admirantur<text:line-break/>et nos faepe ex divinatione quadam praedixisse existimant<text:line-break/>eum, qui quartana febre laboraret, post dies, exempli<text:line-break/>gratia, quindecim minime a febre liberum fore. Atqui<text:line-break/>in tertianis id praesagiri febribus haud dignum ducunt<text:line-break/>admiratione, quum tamen sit utriusque febris ratio eadem.<text:line-break/>Nam veluti in febribus continuis dies omnes conscquen-<text:line-break/>tes numeramus, quo certo crisin futuram possimus prae-<text:line-break/>videre, - sic in intermittentibus accessiones, ut quod in<text:line-break/>continuis septimus dies potest, idem in lutermittentibus<text:line-break/>feptirnus circuitus valeat. Quare exquisita tertiana septem<text:line-break/>* circuitibus, non diebus solet judicari. Quin etiam quam<text:line-break/>habet quartus a primo dies est septimum rationem, ean-<text:line-break/>dem prorsus et quartus circuitus ad septimum circuitum.<text:line-break/>Quartus namque dies index est septimi et quarta quoque<text:line-break/>periodus septimam commonstrat. Est autem de his omnibus<text:line-break/>dictum in libris de crisibus; proinde id modo sufficiet</text:span></text:p>
      <text:p text:style-name="P20"><text:span text:style-name="T26">intelligere, febrium quartanarum judicia non dierum an-<text:line-break/>mero, sed circuituum exerceri. Porro per concinnitatem<text:line-break/>eandem dierum judicantium ordinem intellexit. Ut enim<text:line-break/>inconcinnitatis proprium est inordinatio, </text:span><text:span text:style-name="T21">flc</text:span><text:span text:style-name="T26"> conclunitatis<text:line-break/>proprius ordo est. Unde et hoc universum </text:span><text:span text:style-name="T11">κόσμον </text:span><text:span text:style-name="T26">appeI- '<text:line-break/>larunt; propterea quod omnia quae eo continentur, orna-<text:line-break/>tam sortita sunt' concinnitatem. , Terra quidem sita in<text:line-break/>medio ipsique exterius circumfuso mari, aere vero ipsum<text:line-break/>undique ambiente et hunc rursus aethere, delude vero<text:line-break/>caelo haec omnia circulo comprehendente. Sed et ipsae<text:line-break/>fixarum stellarum' motiones quid attinet dicere quantum<text:line-break/>habeant ornamenti? quippe quae perpetuo eaedem sint,<text:line-break/>errantium - vero siderum motus etiamsi quotidie aequales<text:line-break/>non sint; at certi sunt et definiti, aequalibus .temporum<text:line-break/>intervallis dum scmper eadem zodiaci loca percurrunt.</text:span></text:p>
      <text:h text:style-name="P7" text:outline-level="2">VllI.</text:h>
      <text:p text:style-name="P16"><text:span text:style-name="T21">Qui vero brevifstmo ternporesudicandi sunt, facilius prae-<text:line-break/>noscuntur; maxime namque ab initio inter se diffident.<text:line-break/>Qui enim super suturi sunt, facile fpirant,</text:span><text:span text:style-name="T26"> 'dolore va-<text:line-break/>cant, </text:span><text:span text:style-name="T21">noctu dormiunt, aliaque fecurijstma habent stgna.<text:line-break/>Qui vero pereunt, difficile spirant, delirant , vigilant,<text:line-break/>caeteraque stgna habent peststma.</text:span></text:p>
      <text:p text:style-name="P18"><text:span text:style-name="T26">Hippocrates etiam ante usus est verbo </text:span><text:span text:style-name="T11">εύπετέως, </text:span><text:span text:style-name="T26">quod<text:line-break/>prompte et facile significat ; nunc quod' dicit </text:span><text:span text:style-name="T11">εύπετέστερα,<text:line-break/></text:span><text:span text:style-name="T26">utique faciliora significat et cognitu promptiora. Dixerat<text:line-break/>ergo paulo ante* febres enim simplicissimae'et signis fe-<text:line-break/>curissimis comitatae quarto die vel etiam ante desinunt.<text:line-break/>Id quod ipfe nunc repetiit, quo evidenter doceat exem-<text:line-break/>plis quaenam optima signa sint. Ait enim: nam </text:span><text:span text:style-name="T21">qui mor-<text:line-break/>bum evasuri sunt tum ex facili spirant tum vacant dolore<text:line-break/>tum noctu dormiunt. At qid moriuntur, difficiliter sptri-</text:span></text:p>
      <text:p text:style-name="P20"><text:span text:style-name="T21">tum trahunt, delirant, vigilant,</text:span><text:span text:style-name="T26"> Deinde utrique adjecit<text:line-break/>sententiae, priori quidem; </text:span><text:span text:style-name="T21">aliaque stgna habent securisu<text:line-break/>stma;</text:span><text:span text:style-name="T26"> alteri vero: </text:span><text:span text:style-name="T21">et reliqua stgna pofstdent pejstma.</text:span><text:span text:style-name="T26"> Ex<text:line-break/>quibus plane ostendit se quo exempla proferret signorum<text:line-break/>utriusque generis meminisse. Hoc autem etiam recte vi-<text:line-break/>detur adjecisse: siquidem </text:span><text:span text:style-name="T21">ab illis statim ai initio quam<text:line-break/>maxima diffident,</text:span><text:span text:style-name="T26"> de quo et a-me dictum antea est, nempe<text:line-break/>morbos illos permultum a se invicem differre, qui dies<text:line-break/>lutra paucos mortis vel salutis judicium Cubice debent,<text:line-break/>sicut eorum qui tempus in longum protrahunt, signa esse<text:line-break/>similia. Caeterum delirant; Hippocrates' dixit, dictione<text:line-break/>apud Graecos haud multum usitata. Significat autem vel<text:line-break/>eos , qui delirant vel qui huc et illuc fefe disiiciunt, quos<text:line-break/>aliter </text:span><text:span text:style-name="T11">ἀσωμε'νονς </text:span><text:span text:style-name="T26">appellant. Sed prior quantum ex ipfa<text:line-break/>votis licet conjicere, magis probanda est interpretatio, ut<text:line-break/>verbum </text:span><text:span text:style-name="T11">ἀλλοφάσσειν </text:span><text:span text:style-name="T26">ab alia atque alia loquendo derive-</text:span></text:p>
      <text:p text:style-name="P20"><text:span text:style-name="T26">tur. Alii vero quod Puninde oculos huc illuc circumfe-<text:line-break/>rant, deductum esse verbum prodidere.</text:span></text:p>
      <text:h text:style-name="Heading_20_2" text:outline-level="2">IX.</text:h>
      <text:p text:style-name="P16"><text:span text:style-name="T21">His igitur stc contingentibus conjectare oportet tum ex<text:line-break/>tempore tum ax unaquaque additione, morbis ad cristn<text:line-break/>prodeuntibus.</text:span></text:p>
      <text:p text:style-name="P18"><text:span text:style-name="T26">Quemadmodum omnia quae ante de </text:span><text:span text:style-name="T21">nrirno</text:span><text:span text:style-name="T26"> quater-<text:line-break/>nione dixerat, repetiit, adjectis etiam exemplis sic,denuo<text:line-break/>tractat hoc loco eadem, quae illic scripta funt, ubi dicit:<text:line-break/>verum a primo statim die diligentur animum attendere<text:line-break/>convenit et quaterniones singulos qui accesserint obser-<text:line-break/>vare, nec te latebit quo </text:span><text:span text:style-name="T21">fe</text:span><text:span text:style-name="T26"> morbus vertet.</text:span></text:p>
      <text:p text:style-name="P68"><text:span text:style-name="T21">X.</text:span><text:span text:style-name="T21"><text:tab/></text:span><text:span text:style-name="T21">r </text:span><text:span text:style-name="T21">... ... .... .</text:span></text:p>
      <text:p text:style-name="P16"><text:span text:style-name="T21">Ad eundem vero modum etiam mulieribus crises pr partu<text:line-break/>contingunt.</text:span></text:p>
      <text:p text:style-name="P19"><text:span text:style-name="T26">A quo die mulier pepererit, ab eo numerare incipias,<text:line-break/>non a quo coepit febricitare. Nam aliquae fecundo ter-<text:line-break/>tiove die postquam pepereriut, in febrem incidunt, atque<text:line-break/>ab eo plerique futuram crisin enumerant. Verum res fe-<text:line-break/>cus habet, quum oporteat a die quo foetum edet, enu-<text:line-break/>merationem exordiri. Sed quum haec omnia de diebus<text:line-break/>criticis Hippocrates breviter periequutus sit, subiit mihi<text:line-break/>admonere te ejus rei, de qua saepe me disserentem audi-<text:line-break/>visti, est autem ejusmodi. Utique nonnulla de quibus-<text:line-break/>quaeritur, nihil prorsus ad artis opera conferre, sed logi-<text:line-break/>cam habere speculationem. Est enim is praecognitionis<text:line-break/>usus diem certo nosse, quo morbus judicabitur, qui acu-<text:line-break/>tusne vocandus sit, an peracutus, an longus, an acutus<text:line-break/>productus, an acutus commutatus, de nominibus jotius<text:line-break/>litigare est quam res contemplari. Quas tamen quaestio-<text:line-break/>nes si quis etiam de rebus esse contenderit, at non de illis<text:line-break/>certe funt, quae vel ad praecognitionem vel ad rectam</text:span></text:p>
      <text:p text:style-name="P19"><text:span text:style-name="T26">curationem pertinent. Pone enim certo praecognitum esse<text:line-break/>a nobis aegrum vigesimo die morbo'solutum iri ; deinde -<text:line-break/>quum res secundum 'fpern evenerit, aliquem dicere aegrum<text:line-break/>acuto morbo 'conflictatum fuisse, alium autem non ferre<text:line-break/>morbum hunc acutum nuncupari; acutos namque morbos<text:line-break/>die decimo quarto desinere. Deinde inter fe contendere<text:line-break/>.et ab altero quidem morbum plane longum vocari, quod<text:line-break/>acutorum fines excesserit; neque enim aliam ullam arbi-<text:line-break/>trandum esse tertiam in morbis differentiam, quae a tem- '<text:line-break/>poris modo petatur. Ab altero autem morbum hunc acu-<text:line-break/>tum commutatum appellari; ab alio vero acutum produ-<text:line-break/>ctum diciy alium vero non sic plane, sed acutum parum</text:span></text:p>
      <text:p text:style-name="P16"><text:span text:style-name="T26">- productum nominare. Si quis ergo jam cupit audire sin-<text:line-break/>gulorum rationes, quibus illi inter fe dissidentes opinio-<text:line-break/>nem suam tuentur et postea judicare quis melius pejusve<text:line-break/>sentiat, non parvam quidem temporis jacturam faciet nec<text:line-break/>interim ulla lu re artem ipfam promovebit Similiter qui<text:line-break/>praevidere potest morbum vigesimo septimo die discussum</text:span></text:p>
      <text:p text:style-name="P20"><text:span text:style-name="T26">iri,, non tamen decernere acutusne vocandus sit, an lon-<text:line-break/>gus, an acutus productus, an acutus commutatus, nulla<text:line-break/>ille quidem in re minus est ad artem aptus. Convenit,<text:line-break/>enim maxime tot numero esse morborum penes tempus<text:line-break/>differentias, quot circuitus sunt judicandi facultate prae-<text:line-break/>diti, ut morbus ille brevissimus sit, qui primo quatemione<text:line-break/>concluditur; post eum, qui secundo; deinde qui tertio,<text:line-break/>mox qui quarto, demum qui quinto; deinceps autem qui<text:line-break/>sexto, id quod die accidit vigesimo; postea vero quater-<text:line-break/>. nlones aboleri et crises esse hebdomadicas et eas quoque<text:line-break/>progressu temporis tandem supprimi, ut per viginti die-<text:line-break/>rum spatia morbi solvantur et tandem lu meusium nume-<text:line-break/>rum transire. Sunt enim definita duo morborum tempora,<text:line-break/>ut vel acuti vel diuturni dicantur. Verum quo clarius<text:line-break/>intelligamur, hoc modo perfaepe appellamus. Deinde res<text:line-break/>ipsae nos cogunt inter eos ponere alios medios, qui per</text:span></text:p>
      <text:p text:style-name="P20"><text:span text:style-name="T26">commutationem acuti funt et differentias omnes triplices<text:line-break/>facere et rursus earum singulas dividere, ut inter acu-<text:line-break/>tos primos, ne longe abeas, alius simpliciter acutus, alius<text:line-break/>peracutus etiam ab ipso Hippocrate nuncupatur. Quorum<text:line-break/>hic quidem dicitur, qui ultra diem scptirnum non proce-<text:line-break/>dit, sed vel illo ipso die vel etiam maturius judicatur,<text:line-break/>ille vero; orti lu diem decimum septimum protrahitur;<text:line-break/>cui si morula etiam aliqua accesserit, ut crisis in diem<text:line-break/>septimum et decimum differatur, haesitamus quonam<text:line-break/>morbum hunc nomine appellemus , quum proprio carea-<text:line-break/>mus, et illum aeque cujus judicium die vigesimo exercetur,<text:line-break/>ut hac in re dubitatio illa, quam suriticam vocant, oria-<text:line-break/>tur. Quo fit ut interdum probabile esse putem acutis<text:line-break/>morbis vigesimo potius quam decimo quarto finem sta-<text:line-break/>tuere. Est autem et alia non parva super hac re dubi-<text:line-break/>tatio. Morbus enim acutus non sine febris magnitudine<text:line-break/></text:span><text:span text:style-name="T21">et</text:span><text:span text:style-name="T26"> assiduitate animo concipitur, quando eum, qui non est<text:line-break/>ejusmodi, non ita censemus nuncupandum, etiam si decimo</text:span></text:p>
      <text:p text:style-name="P20"><text:span text:style-name="T26">quarto die aut celerius etiam difcussus fuerit. Hae qui-<text:line-break/>dem sunt’ e‘t tot praefiniti acutorum morborum finis diffe-<text:line-break/>rentiae. Sunt vero et aliae dierum post vigesimum, qui-<text:line-break/>bus inest judicandi vis, qui et ipsi magnam habent lati-<text:line-break/>tudinem. Arbitror autem maxime convenire ut qui ad<text:line-break/>diem usque quadragesimum perveniunt, peculiarem quan-<text:line-break/>darn differentiam constituant et secundum hos aliam, qui<text:line-break/>in septimum mensem porriguntur. Similiter autem et<text:line-break/>annuos in alia esse differentia et illos praeterea, quos an-<text:line-break/>norum non mensium spatiis dimetimur. Sunt autem haec,<text:line-break/>uti ego scmper admonui, praetermittenda et danda sedulo<text:line-break/>opera ut ternpns, quo solvendus morbus est, sciamus<text:line-break/>praesagire. Perspicuum enim est Hippocratem in uno<text:line-break/>morbi genere, quod ille suppurationem solet appellare,<text:line-break/>ruptionis diem statuere interdum vigesimumaliquando<text:line-break/>'trigesimum aut quadragesimum' aut sexagesimum. Itaque<text:line-break/>alios quidem qui optime id callent, sinito nomina ut<text:line-break/>volent iis indere et disce praesagire, quonam die vomcia</text:span></text:p>
      <text:p text:style-name="P20"><text:span text:style-name="T26">rumpi debet. Id autem tibi duo, veluti quaedam lustru-<text:line-break/>rnenta indicabunt, experientia et ratio. Quarum illa qui.<text:line-break/>dem docet unum atque alterum empyema, certo utrum-<text:line-break/>que tempore difruptum fuisse. Haec vero et materiae,<text:line-break/>quae committit empyema, substantiam lutelligit tum cau-<text:line-break/>sam quae ipsam efficit quaeque una cum illa agunt. Nam<text:line-break/>qui consideravit primum empyema, quod die, ut exempli<text:line-break/>gratia dicamus; quadragesimo ruptum est, ab humore pa-<text:line-break/>rurn frigido et tempore similiter et aetate et regione et<text:line-break/>natura</text:span><text:span text:style-name="T44">;</text:span><text:span text:style-name="T26"> totius corporis, partisque affectae moderate frigi-<text:line-break/>dis ortum habuisse et rursus alterum vidit ruptum, die<text:line-break/>sexagesimo, quum essent omnia fupradicta calidiora, et<text:line-break/>aliud fortassis die vigesimo adapertum fuisse, quod essent<text:line-break/>calidiora, si haec sequatur, potest aliorum omnium em-<text:line-break/>pyemalum conjecturam facere, scopos quidem illos atten-<text:line-break/>dens, quos per experientiam observavit-, conferens autem<text:line-break/>cum, ipsis eum qui nunc est calorem et frigus non hu-<text:line-break/>morum modo, qui alterationem subeunt, verum etiam</text:span></text:p>
      <text:p text:style-name="P19"><text:span text:style-name="T26">agentis causae, quae quidem calor ipse nativus est, a qua<text:line-break/>illi alterantur, tum ea aestimans, quibus ipsa juvatur, re-<text:line-break/>gionem, anni tempus, caelique statum, ipsius vero cau-<text:line-break/></text:span><text:span text:style-name="T21">fae</text:span><text:span text:style-name="T26"> agentis magnitudinem perpendens tum ex aetate tum<text:line-break/>ex propria ipsius natura et partis in qua obortum est<text:line-break/>empyema tum signis aliis, quae robur et imbecillitatem<text:line-break/>facultatis in arteriis venifque sitae testantur. Qui enim<text:line-break/>nihil eorum novit, sed exspectat donec omnium ernpye-<text:line-break/>matum cognitionem per observationem sit confequutus, vix<text:line-break/>illi annorum mille tempus sufficiet, sicut is rursus qui<text:line-break/>-• nativum calorem quantus est considerat et cum eo con-<text:line-break/>fert humorum, qui concoqui debent, naturam , viam fe-<text:line-break/>quitur ad inveniendum id, quod investigat, compendio-<text:line-break/>farn. llle quidem ipfe est qui ex his quae novit potest<text:line-break/>eorum etiam quae non novit artificiose facere conjectu-<text:line-break/>ram. Ille solus dicet, hoc quidem circa diem vigesimum,<text:line-break/>illud circa trigesimum suppuraturum esse, et de aliis ad<text:line-break/>eundem modum, nihil praeterea additurus, anne acutum<text:line-break/>hunc morbum, an longum an ex commutatione acutum</text:span></text:p>
      <text:p text:style-name="P20"><text:span text:style-name="T26">vocare oporteat; Haec enim non medici quidem dijudi-<text:line-break/>cant, qui artis opera persequuntur, sed fophistae potius,<text:line-break/>qui tempus et operam in,verbis inaniter collocant, pro-<text:line-break/>indeque multi in alto sedentes folio venusie admodum de<text:line-break/>hujuscemodi problematis disserentes discipulos suos fabu-<text:line-break/>lis perfundunt, qui autem casus aegrum maneat magis<text:line-break/>quam maris congios ignorant. Alii rursus valent quidem<text:line-break/>et discernere morbos et futura praesagire, de logicis vero<text:line-break/>quaestionibus dicere non possunt. Quo fit ut alii qui-<text:line-break/>dem apud homines habeantur medici, alii vero sophistae<text:line-break/>et </text:span><text:span text:style-name="T11">λογιατροί: </text:span><text:span text:style-name="T26">.sic enim eos appellant : atque si quem vi-<text:line-break/>derint in libro legentem et rationem in explicandis utili-<text:line-break/>bus medicamentis adhlbentem, eum statim lex logiatris<text:line-break/>aliquem esse suspicantur.</text:span></text:p>
      <text:p text:style-name="P21"><text:span text:style-name="T21">. A </text:span><text:span text:style-name="T38">XL</text:span></text:p>
      <text:p text:style-name="P16"><text:span text:style-name="T21">Capitis autem dolores et vehementes et continui cum fe-<text:line-break/>bra, st quod certe letalium signorum praeterea accejsu-</text:span></text:p>
      <text:p text:style-name="P20"><text:span text:style-name="T21">rit, exitiosum admodum i st vero sine ejusmodi stgnit<text:line-break/>dolor vigesimum diem superet et febris detineat, sangui-<text:line-break/>nis e naribus eruptionem aut alium quendarn absuestsurn<text:line-break/>ad inferas partes exspectare oportet. Verum quoad do-<text:line-break/>lor recens suerit, eodem modo fanguinis ex naribus<text:line-break/>eruptionem aut suppurationem exspectare convenit cum<text:line-break/>alias tum st dolor circa tempora et spontem fuerit.</text:span></text:p>
      <text:p text:style-name="P18"><text:span text:style-name="T26">Hoc quidem inordinate expositum est, cujus tamen<text:line-break/>maxima est lu praesagiendo utilitas. Sic autem poterit<text:line-break/>ordinate dici. Capitis dolores vehementes et continui cum<text:line-break/>febre, si quidem aliquod mortiferum signum praeterea<text:line-break/>accesserit, supra modum perniciosi Iunti Verum si ex his<text:line-break/>quae didicisti speras aegrum tandem couvalitururn, prin-<text:line-break/>cipio quidem usque ad diem septimum sanguinem per na-<text:line-break/>res fluxurum existima, morbo vero veterascente, etiam<text:line-break/>hoc idem quamquam et pus per nares vel aures commode<text:line-break/>excerni potest. Sin autem capitis dolor etiam vigesimo</text:span></text:p>
      <text:p text:style-name="P69"><text:span text:style-name="T26">die detinet, tunc quoque tametsi rarius sanguinis proflu-<text:line-break/>vium contingere potest, at frequentius suppuratio aut abs-<text:line-break/>cessus in partibus inferis oriuntur. Caeterum quo tem-<text:line-break/>pore futuri profluvii sanguinis suspicio est; fidem tibi<text:line-break/>majorem faciet vehemens dolor tempora alontemque ob-<text:line-break/>sidens.<text:line-break/>.<text:tab/>—-</text:span></text:p>
      <text:h text:style-name="Heading_20_2" text:outline-level="2">XII.</text:h>
      <text:p text:style-name="P16"><text:span text:style-name="T21">Magis autem exspectanda est sanguinis quidem eruptio ju-<text:line-break/>nioribus</text:span><text:span text:style-name="T26"> quinque </text:span><text:span text:style-name="T21">et triginta annis, at senioribus sup-<text:line-break/>puratio.</text:span></text:p>
      <text:p text:style-name="P18"><text:span text:style-name="T26">Nota est ab aetate an sanguinis per nares proflu-<text:line-break/>vium sperari magis debeat. Causa autem evidens est et<text:line-break/>faepe ante dicta, aetatem videlicet, quae,annis quinque<text:line-break/>et triginta inferior est, sanguinem affatim gignere, atque<text:line-break/>etiam tum aetatis sanguinem esse calidiorem et biliosiorem.<text:line-break/>Id quod supra etiam diximus ad eruptiones sanguinis quas</text:span></text:p>
      <text:p text:style-name="P20"><text:span text:style-name="T26">per se natura molitur accommodatissimum esse; at vero<text:line-break/>in senioribus qui triginta quinque annos excesserunt, sup-<text:line-break/>puratio magis exspectanda esu</text:span></text:p>
      <text:h text:style-name="Heading_20_2" text:outline-level="2">XIII.</text:h>
      <text:p text:style-name="P16"><text:span text:style-name="T26">Auris </text:span><text:span text:style-name="T21">dolor acutus cum febre continua et vehementi gra-<text:line-break/>vis. Periculum enim est hominem delirare ac interire.<text:line-break/>Proinde quum hic motus minime tutus stt, cito mentem<text:line-break/>advertere oportet etiam aliis</text:span><text:span text:style-name="T26"> signis, a </text:span><text:span text:style-name="T21">primo statim die.</text:span></text:p>
      <text:p text:style-name="P18"><text:span text:style-name="T26">Nunquam magnus dolor externam hanc visuque con-<text:line-break/>spicuam auriculam invadit, nec fi quando invaserit, peri-<text:line-break/>culi quidquam habet, quod et particula haec nullius pene<text:line-break/>dignitatis sit nec ulli principi parti continua esse videa-<text:line-break/>tur. At aurium dolores Graeci </text:span><text:span text:style-name="T11">ώταλγίας </text:span><text:span text:style-name="T26">dicunt, vocari<text:line-break/>solitum est, quum in imo meatu audiendi doloris sensus<text:line-break/>excitatus fuerit. Tunc enim nervus ipfe, quem audito-<text:line-break/>rium appellant, afficitur, qui cum cerebro non parum</text:span></text:p>
      <text:p text:style-name="P20"><text:span text:style-name="T26">cohaeret adeo, ut plurimi non praeter rationem prae ve-<text:line-break/>hementia doloris aurium interierint, cerebro in doloris<text:line-break/>consortium perducto. Quare multi aegri et delirant et<text:line-break/>derepeute quidam etiam moriuntur, perinde atque apo-<text:line-break/>plectici, ubi fluxio, quae dolorem aurium concitabat,<text:line-break/>cerebrum confertim pervaferit.</text:span></text:p>
      <text:h text:style-name="Heading_20_2" text:outline-level="2">XIV.</text:h>
      <text:p text:style-name="P21"><text:span text:style-name="T21">Intereunt autem ex hoc morbo juniores quidem homines<text:line-break/>septimo die aut etiam citius, seniores vero multo tar-<text:line-break/>• dius. Nam et febres et deliria minus eis superveniunt,<text:line-break/>aurejque ob eam causam suppuratio praeoccupat. Verum<text:line-break/>his quidem aetatibus succedentes morbi reversiones plu-<text:line-break/>rimos enecant. Juniores vero priusquam</text:span><text:span text:style-name="T26"> auris fappu-<text:line-break/></text:span><text:span text:style-name="T21">rarit intereunt. Quum quidem pus album ex aure stu-<text:line-break/></text:span><text:span text:style-name="T26">xerit, </text:span><text:span text:style-name="T21">juniorem supersuturum spes est, st quidem et aliud<text:line-break/>quoddam ei bonum stgnum supervenerit.</text:span></text:p>
      <text:p text:style-name="P19"><text:span text:style-name="T26">Juvenes vehementius febricitant et in furorem fani-<text:line-break/>lius vertuntur] propter biliosum calidumque temperarnen-.<text:line-break/>tum. Quare haud praeter rationem celerius moriuntur<text:line-break/>quam aures suppurent. Senibus haec quidem minus affe-<text:line-break/>runt periculum. Morbus vero reverti solet, quoniam hu-<text:line-break/>mor, qui parit dolorem, non- absolute concoquitur pro-<text:line-break/>pter temperamenti frigiditatem. Reliqua satis manifesta<text:line-break/>sunt.</text:span></text:p>
      <text:h text:style-name="Heading_20_2" text:outline-level="2">XV.</text:h>
      <text:p text:style-name="P16"><text:span text:style-name="T21">Fauces autem exulceratae cum febre grave, fed st 'quod<text:line-break/>aliud etiam</text:span><text:span text:style-name="T26"> signum </text:span><text:span text:style-name="T21">fuerit ex his quae ante prava esae<text:line-break/>judicata sunt, hominem in periculo versuri praedicendum.</text:span></text:p>
      <text:p text:style-name="P18"><text:span text:style-name="T26">Fauces ulceratae mali succi erodentis indicio sunt;<text:line-break/>eaedemqne non parvum exhibent negotium, propterea<text:line-break/>quod nonnisi; aegre transglutire possunt. Itaque quo sit<text:line-break/>eventus magis absoluta cognitio, oportet notas alias con-</text:span></text:p>
      <text:p text:style-name="P20"><text:span text:style-name="T26">templari. Hoc autem praeceptum habe in omnibus notis<text:line-break/>commune, sed in his maxime; quae inter bonas et pessi-<text:line-break/>mas medio sc habent modo. In quibus etiam ipse Hip-<text:line-break/>pocrates alia quoque signa consideranda censet.</text:span></text:p>
      <text:h text:style-name="Heading_20_2" text:outline-level="2">XVI.</text:h>
      <text:p text:style-name="P16"><text:span text:style-name="T21">Anginae gravifstmae quidem sunt et celerrime interimunt<text:line-break/>quaecunque neque in suucibus neque in cervice quidquam<text:line-break/>conspicuum faciunt, plurimum vero dolorem exhibent ct<text:line-break/>orthopnoeam i hae namque et eodem die et secundo et<text:line-break/>tertio et quarto strangulant.</text:span></text:p>
      <text:p text:style-name="P18"><text:span text:style-name="T26">Hippocrates </text:span><text:span text:style-name="T11">φἀρυγγα </text:span><text:span text:style-name="T26">haud dubie appellavit spatium<text:line-break/>illud quod ante gulam gutturque situm esu Id quod vel<text:line-break/>ex hoc loco perspicuum est, ubi scribit, anginas illas sae-<text:line-break/>vissimas esse., ex quibus: neque in faucibus neque in </text:span><text:span text:style-name="T21">cer-<text:line-break/>vice</text:span><text:span text:style-name="T26"> vel color .vel calor vel tumor praeter naturam ap-<text:line-break/>paret. Siquidem per </text:span><text:span text:style-name="T11">αύχένα </text:span><text:span text:style-name="T26">collum lutelligit, </text:span><text:span text:style-name="T18">φάρυγγα</text:span></text:p>
      <text:p text:style-name="P70"><text:span text:style-name="T26">autem vocat eam capacitatem, quae adaperto ore lingua-<text:line-break/>que depressa cernitur. In qua duo ostia, unum gulae,<text:line-break/>alterum gutturis apparent. Itaque si nec in faucibus nec<text:line-break/>in cervice aliquid praeter naturam fe ridendum praebet,<text:line-break/>corpus aliquod eorum, quae intra guttur habentur, pu-<text:line-break/>tare oportet phlegmone affectum esse, quae spiritum eli-<text:line-break/>dit. Cujus quum perangusta natuialiter via sit, si eam<text:line-break/>phlegmone circumpositorum corporum prorsus occludat,<text:line-break/>strangulari necesse esu Quamobrem coguntur aegri recta<text:line-break/>cervice spiritum trahere, quo vel tantillum meatum pate-<text:line-break/>faciant. Supinus enim decubitus eum penitus obturat,<text:line-break/>prioribus corporibus in colli vertebras plus justo procum-<text:line-break/>bentibus. Et eam quidem, ob causam quodque gutturis<text:line-break/>musculi inflammatione, lententur, haud temere dolore<text:line-break/>cruciantur.<text:tab/>'</text:span></text:p>
      <text:h text:style-name="Heading_20_2" text:outline-level="2">XVII.</text:h>
      <text:p text:style-name="P16"><text:span text:style-name="T21">Quaecunque vero in caeteris quidem similiter dolorem ex-<text:line-break/>hibent , </text:span><text:span text:style-name="T26">tument autem et in </text:span><text:span text:style-name="T21">faucibus tumores excitant.</text:span></text:p>
      <text:p text:style-name="P19"><text:span text:style-name="T21">admodum exitiales, prioribus tamen diuturniores, st in-<text:line-break/>gens rubor suerit.</text:span></text:p>
      <text:p text:style-name="P18"><text:span text:style-name="T26">Alteram anginae differentiam exponit, in qua et cer-<text:line-break/>vix intumescit et faeces rubenti Nec tamen minor hos<text:line-break/>quam illos dolor exercet, nisi quod recta cervice spirare<text:line-break/>non coguntur, hoc est non magna premuntur spirandi dif-<text:line-break/>ficultate, quod musculi gutturis non vehementi phlegmone<text:line-break/>urgeantur. Recte ergo has quidem pestiferas esse dicit,<text:line-break/>attamen non esse tam praecipitem, ut a prioribus pestem.</text:span></text:p>
      <text:h text:style-name="Heading_20_2" text:outline-level="2">XVIII.</text:h>
      <text:p text:style-name="P16"><text:span text:style-name="T21">Quibus cunque vero fauces et cervix simul rubuerint, hae<text:line-break/>anginae diuturniores sunt et ex ipsis maxime evadunt st<text:line-break/>et cervix et pectus ruborem habeat, ncque intro erysi-<text:line-break/>pelas recurrat.</text:span></text:p>
      <text:p text:style-name="P19"><text:span text:style-name="T26">Tertiam hanc anginam proponit, quam Graecorum<text:line-break/>plerique synanchen, non autem cynanchen appellari vo-<text:line-break/>lunt. Nam quod Hippocrates ait eos suffocari et dolore<text:line-break/>nihilque vel phlegmones vel erysipelatis simile neque in<text:line-break/>cervice neque lu faucibus videri, id cynanchen vocant.<text:line-break/>Sed quod ego perpetuo testatus sum Hippocrates manifesto<text:line-break/>facere videtur, non est de nominibus fcrupulofe folicitus<text:line-break/>appellat, ut succurrit. Et scriptum sane est in vetustis<text:line-break/>aliquot exemplaribus sermonis'hujus initium, quem de<text:line-break/>anginis instituit, hunc in modum, </text:span><text:span text:style-name="T11">αἱ δὲ συνάγχαι. </text:span><text:span text:style-name="T26">Ex<text:line-break/>quo perspicuum est quam sit inutile de x et </text:span><text:span text:style-name="T11">σ </text:span><text:span text:style-name="T26">literis,<text:line-break/>quemadmodum recentiores medici faciunt, litigare. Nam<text:line-break/>quando de re convenit, absurdum est contendere de no-<text:line-break/>minibus. sit vero res ipsa iis manifesta est, qui artis<text:line-break/>opera intelliguut. Siquidem eorum, quos tanta suffoca-<text:line-break/></text:span><text:span text:style-name="T21">tio</text:span><text:span text:style-name="T26"> premit, ut residere cogantur, pessime illi affecti sunt,<text:line-break/>qui quum acerbissimo dolore vexentur, nihil tamen in<text:line-break/>cervice et faucibus prae se ferunt, quod praeter naturam</text:span></text:p>
      <text:p text:style-name="P20"><text:span text:style-name="T26">accidisse videatur. Secundum hos qui non spirant qui-<text:line-break/>dem difficulter, sed graviter dolent, simulque cervicem<text:line-break/>intumuere, faucesque habent plurimo rubore perfusas.<text:line-break/>Deinde vero isti, de quibus hoc loco Hippocrates verba<text:line-break/>fecit, qui nec magnopere dolent nec difficilem habent re-<text:line-break/>fpirationem, nulla in re affecto gutture, fed universa flu-<text:line-break/>xione vel in fauces vel in cervicem vel in utrumque de-<text:line-break/>cumbente. Hanc autem fluxionem prorsus biliosam esse<text:line-break/>necesse est, ut repente aut erysipelas aut phlegmonem<text:line-break/>erysipelati similem excitare possit. Qua </text:span><text:span text:style-name="T21">de</text:span><text:span text:style-name="T26"> re ipfe dixit,<text:line-break/>nec fe erysipelas intro recipiat. Si quando vero oedema<text:line-break/>phlegmonodes obortum suerit, celerrime curatur neque<text:line-break/>vero ab ipsis etiam primordiis morbus hic acutus esu Cae-<text:line-break/>tera manifesta funt,</text:span></text:p>
      <text:h text:style-name="Heading_20_2" text:outline-level="2">XIX.</text:h>
      <text:p text:style-name="P16"><text:span text:style-name="T21">St vero neque diebus criticis evanescat erysipelas neque<text:line-break/>tuberculum ad exteriorem partem conversum stt neque</text:span></text:p>
      <text:p text:style-name="P20"><text:span text:style-name="T21">pus extujfiai, facileque ac stne dolore habere videatur*<text:line-break/>mortem stgnisuat aut ruboris reversionem.</text:span></text:p>
      <text:p text:style-name="P18"><text:span text:style-name="T26">Quam noxium sit erysipelas vel ruborem, utroque<text:line-break/>enim modo scriptum est, sine tuberculo aut sputis facili-<text:line-break/>hus aboleri, perspicuum esu Quod autem dicit nec in<text:line-break/>diebus criticis dijudicandum videtur, an hoc modo intel-<text:line-break/>ligi debeat, ut diebus criticis aboleatur, sive nullum adsit<text:line-break/>signum malum, sive aliquod adsit, sic enim aliqui inter-<text:line-break/>pretati sunt, an id sequentibus conjungere oporteat, quasi<text:line-break/>illa velit Hippocrates in die critico fieri, quo plus sit lu<text:line-break/>illis fiduciae. Haec mihi videtur verior esse opinio. Nam<text:line-break/>si criticis in, diebus materia in pulmonem transferatur,<text:line-break/>recurrente intro erysipelate non discusso per exteriorem<text:line-break/></text:span><text:span text:style-name="T26">' </text:span><text:span text:style-name="T26">cutem, non’modo non bonum est, sed ingens etiam ma-<text:line-break/>lum quod ex fiducia, quam ex ipso die haberi oportuit,<text:line-break/>malitiam suam multo magis confirmaris. Si vero et tu-</text:span></text:p>
      <text:p text:style-name="P13"><text:span text:style-name="T6">. </text:span><text:span text:style-name="T2">llierculum quidem foras prodeat et facile extussiat, ipfum-<text:line-break/>- que erysipelas ruborve evanescat, tunc nihil minus quam<text:line-break/>aegri mortem sperare convenit.</text:span></text:p>
      <text:h text:style-name="Heading_20_2" text:outline-level="2">XX.</text:h>
      <text:p text:style-name="P16"><text:span text:style-name="T26">At </text:span><text:span text:style-name="T21">securius est tumorem et ruborem quam maxime suras<text:line-break/>verti; quod st ad pulmonem vertatur et dementiam pa-<text:line-break/>rtt et ex his .nonnulli suppurati plerumque evadunt.</text:span></text:p>
      <text:p text:style-name="P18"><text:span text:style-name="T26">Et haec et quae postea sequuntur nota funt iis</text:span><text:span text:style-name="T26">, </text:span><text:span text:style-name="T26">qui<text:line-break/>praecedentia meminere.</text:span></text:p>
      <text:h text:style-name="Heading_20_2" text:outline-level="2">XX<text:span text:style-name="T66">I</text:span>.</text:h>
      <text:p text:style-name="P21"><text:span text:style-name="T21">Gurguliones vero periculose inciduntur et scarificantur et<text:line-break/>uruntur quamdiu rubri et magni fuerunt. His enim<text:line-break/>instammationes et fanguinis eruptiones succedunt. Sed<text:line-break/></text:span><text:span text:style-name="T26">. hos aliis </text:span><text:span text:style-name="T21">machinamentis eo tempore extenuare conandum .</text:span></text:p>
      <text:p text:style-name="P19"><text:span text:style-name="T21">esu Ubi vero separatum jam suerit id totum quod<text:line-break/>uvam vocant et summa quidem gurgulionis pars et ma-<text:line-break/>jor et rotundat superior autem et-tenuior extiierit, per<text:line-break/>id tempus manum admovere tutum esa Praestat autem<text:line-break/>et alvo subducta manus hac uti chirurgia, st et tempus<text:line-break/>stnat et non suffocetur aeger.</text:span></text:p>
      <text:p text:style-name="P18"><text:span text:style-name="T26">Hippocrates.praesagiendi theorema exponens, aliquid<text:line-break/>etiam inseruit quod ad curationem pertineret, sine quo<text:line-break/>non poterat tuto praesagium explicari. Gurgulionem in—<text:line-break/>flammatum si dissefeueris vel scarificaris , sanguinis profu-<text:line-break/>' siones et phlegmonae consequuntur. Quum vero id, quod<text:line-break/>uvam appellant, separatum est, parsqne ima gurgulionis<text:line-break/>crassior rotundaque, superior autem gracilis evasit, tunc<text:line-break/>manu aliquid audere tutum est, maxime si vel sponte vel<text:line-break/>medici cura alvus cita antecesserit.</text:span></text:p>
      <text:h text:style-name="P7" text:outline-level="2">XXII.</text:h>
      <text:p text:style-name="P16"><text:span text:style-name="T21">Quibus autem febres cejsunt neque apparentibus sulutionif<text:line-break/>stguis neque in diebus criticis, iis recidiva exspectanda esu</text:span></text:p>
      <text:p text:style-name="P18"><text:span text:style-name="T26">Quum neutrum adest eorum quae dixit, tunc reci-<text:line-break/>divam timere convenit,, non quum unum adest, alterum<text:line-break/>deest. Nam quae sine ratione desierunt, reverti solent,<text:line-break/>etiamsi diebus criticis desierint. Perspicuum autem est ea<text:line-break/>dici fine ratione desinere, quae et sine bonis signis nec<text:line-break/>in diebus criticis finita esse videntur.</text:span></text:p>
      <text:h text:style-name="Heading_20_2" text:outline-level="2">XXIII.</text:h>
      <text:p text:style-name="P16"><text:span text:style-name="T21">Quaecunque vero febris longior stat afsccto ad salutem<text:line-break/>homine neque dolore detinente ob inflammationem ali-<text:line-break/>quam neque ob ullam aliam evidentem causam; huic<text:line-break/>ahfcejsus cum tumore et dolore ad articulum aliquem<text:line-break/>maximeque in inferioribus partibus exspectandus est.</text:span></text:p>
      <text:p text:style-name="P19"><text:span text:style-name="T26">De quibus ante dixit particulatim, primum quidem<text:line-break/>his qui in praecordiis oriuntur, deinde vero illis, qui in<text:line-break/>pectore et pulmone consistunt, nunc univerfim disserit.<text:line-break/>Nam quum tribus de causis febres omnes longae sint, aut<text:line-break/>propter aliquam partem male affectam difficulterque cnra-<text:line-break/>bilem aut propter humores crudos, crassos et incoctos,<text:line-break/>aut errorem aliquem commissum , ’ si nec pars male affecta<text:line-break/>est nec ulla alia fubest causa, quam vel aegri vel famu-<text:line-break/>lorum error attulerit, vel aliquid eorum, quae exterius<text:line-break/>posita sunt', ut tempus anni, regio, temporis constitutio,<text:line-break/>habitatio mala, molestiae, curae, tristitia, consequens est<text:line-break/>febrem non aliam ob causam diutius trahi quam quod<text:line-break/>eam humores crudi eoncoctnque difficiles pariant. Hos<text:line-break/>ergo natura solet in aliquam ignobilium partium capaci-<text:line-break/>tatem deponere, quando vacuatlone extra corpus propel-<text:line-break/>lere non potest. Jam enim alias faepe diximus calidiores<text:line-break/>- tenuioresque corporis humores ad vacuationem esse quam<text:line-break/>aptissimos., crudos autem et crassos naturam vel'per abs-<text:line-break/>cessum vel per concoctionem curare solitam. Est autem</text:span></text:p>
      <text:p text:style-name="P20"><text:span text:style-name="T26">ea concoctio vacuatio quaedamquae ut plurimum per<text:line-break/>urinas, rarius autem per alvum succedit.</text:span></text:p>
      <text:h text:style-name="Heading_20_2" text:outline-level="2">XXIV.</text:h>
      <text:p text:style-name="P16"><text:span text:style-name="T26">.Magis autem </text:span><text:span text:style-name="T21">oboriuntur et breviori tempore hujusmodi<text:line-break/>abscejsus annis triginta junioribus.</text:span></text:p>
      <text:p text:style-name="P18"><text:span text:style-name="T26">Dictum,faepe est morbos, qui a calidioribus humori-<text:line-break/>bus ortum habent, si vires aegri validae sunt, vacuatione<text:line-break/>judicari Sunt autem his contrarii, quum et vires imbe-<text:line-break/>cillae sunt et humores frigidi nec per vacuationem aut<text:line-break/>abscessum solvuntur, sed. vel aegros perimunt vel longissimo<text:line-break/>temporis spatio vix tandem concoquuntur. Medii vero<text:line-break/>existunt, qui abscessu finiuntur. -Inest illis ex propositis<text:line-break/>duabus oppositionibus alterum quidem ab una, alterum<text:line-break/>vero a reliqua. Duas enim diximus esse oppositiones;<text:line-break/>unam ex humorum natura, alteram </text:span><text:span text:style-name="T21">ex.</text:span><text:span text:style-name="T26"> viribus desumptum,<text:line-break/>ln quarum utraque duo inter se opponqutur. , In humo-</text:span></text:p>
      <text:p text:style-name="P20"><text:span text:style-name="T26">ribus quidem calidi frigidis, lu viribusrautem infirmae tet<text:line-break/>valentes. Itaque si humores calidi sunt, non oportet. vi-<text:line-break/>res esse robustas, si fieri abfcessus debet: si vero frigidi<text:line-break/>-robustas vires ad generationem abscessus necessario requi-<text:line-break/>runt. Caeterum vires qua 'ratione .dijudicentur antea<text:line-break/>/quidem per maxime propria signa ab actionibus desumpta<text:line-break/>.explicatum est, nunc autem ab aetate cognoscendas pro-<text:line-break/>ponit Hippocrates juvenili et senili, Dicitque juniores'<text:line-break/>triginta annis hujusmodi abfeessibus magis obnoxios, esse<text:line-break/>atque in his celerius perfici. Seniores autem istis, nec-<text:line-break/>dum tamennsenes minus seriusque; corripi.: • Senibus au-<text:line-break/>tem eos minime omnium accidere. Qua in re meminisse<text:line-break/>illa oportet, quae sermonis istius initio Hippocrates pro-<text:line-break/>loquutus esu Si febres longae, sed tamen salubres sine<text:line-break/>.dolore remanent, quem vel inflammatio vel alia manifesta<text:line-break/>causa attulerit. Quae ille nobis in.memoriam revocans,<text:line-break/>dixit ejusmodi abscessus in junioribus magis fieri solitos.</text:span></text:p>
      <text:h text:style-name="P7" text:outline-level="2">XXV.</text:h>
      <text:p text:style-name="P16"><text:span text:style-name="T21">Suspectandum vero kis statim de abseejsu est, st viginti<text:line-break/>dies febris detinens superet.</text:span></text:p>
      <text:p text:style-name="P18"><text:span text:style-name="T26">Et jam antea disserens de longis morbis diem vige-<text:line-break/>firnum nominavit, quasi ipsi non ante diem hunc longi<text:line-break/>existereut. Nos autem causam prius reddidimus quare;<text:line-break/>non possit certus morborum acutorum terminus assignari.<text:line-break/>Itaque minime mirum est Hippocratem interdum dicere<text:line-break/>' acutos morbos die quarto decimo judicari et rursus vige-<text:line-break/>simi facere mentionem. Nam et in ipsis aphorismis ubi<text:line-break/>dixit acutos morbos </text:span><text:span text:style-name="T21">die</text:span><text:span text:style-name="T26"> ad summum quarto decimo judi-<text:line-break/>cium fubire, meminit etiam decimi - septimi. Est autem<text:line-break/>initium quidem illius: aphorismi: </text:span><text:span text:style-name="T21">morbi acuti quarto de-<text:line-break/>cimo die judicantur.</text:span><text:span text:style-name="T26"> Eluis autem: esi vero </text:span><text:span text:style-name="T21">et decimus<text:line-break/>septimus contemplandus;</text:span><text:span text:style-name="T26"> quippe qui quartus est a quarto<text:line-break/>decimo, feptimus autem ab undecimo.</text:span></text:p>
      <text:h text:style-name="P7" text:outline-level="2">XXVI.</text:h>
      <text:p text:style-name="P21"><text:span text:style-name="T21">Senioribus autem rninusstunt, quum subns diuturnior existit.</text:span></text:p>
      <text:p text:style-name="P18"><text:span text:style-name="T26">Recte, nam si morbus lu abfcessum verti debet,ne-<text:line-break/>cesse est aliquod virium robur esse nec ipsas ad extremum<text:line-break/>concidisse. Itaque quanto aegri aetate provectiores erant,<text:line-break/>eo minus ad' generandum abscessum apti videbuntur’. Se-<text:line-break/>nes autem non minus, fed omnium minime. Caeterum<text:line-break/>hoc loco non dixit simpliciter senes, </text:span><text:span text:style-name="T21">fed</text:span><text:span text:style-name="T26"> comparans cum<text:line-break/>triginta annis, qui hoc excedunt feniores vocavit. Quod<text:line-break/>autem lenioris nomen ad hunc , modum usurpet fupra<text:line-break/>demonstratum est et in sequentibus aeque patebit,</text:span></text:p>
      <text:h text:style-name="Heading_20_2" text:outline-level="2">XXVI<text:span text:style-name="T66">I</text:span>.</text:h>
      <text:p text:style-name="P16"><text:span text:style-name="T21">Hujusmodi autem abscejsus exspectandus est, quum sebris<text:line-break/>continua est, in quartanam vero cestsuram, st et inter-</text:span></text:p>
      <text:p text:style-name="P20"><text:span text:style-name="T21">mifetit et erratico modo prehenderit, atque haec faciens<text:line-break/>ad</text:span><text:span text:style-name="T26"> autumnum </text:span><text:span text:style-name="T21">accestscritr '</text:span></text:p>
      <text:p text:style-name="P18"><text:span text:style-name="T26">- ' Dictum est etiam in libris, qui sunt scripti de fe-<text:line-break/>brium differentiis, quartanas ab humore melancholico ex-<text:line-break/>citari. Dictum quoque est hujus humoris originem gemi-<text:line-break/>nam este , partim ex crasso sanguine, qui in venis exi-<text:line-break/>stens: similitudinem habet cum vini faece in doliis desi-<text:line-break/>denti, partim vero ex hile flava supra modum exusta. Et<text:line-break/>haec quidem nigra bilis cum multis nominibus maligna<text:line-break/>est, tum partes etiam erodit in quibus redundarit. Illa<text:line-break/>vero mitior est, praesertim si in corpore animalis non diu<text:line-break/>manserit nec illam plurimus praeter naturam calor accen-<text:line-break/>derit. Quum igitur haec ita se habeant, si febris conti-<text:line-break/>nua est, id est si nunquam integrum corpus dimittit, illa<text:line-break/>veterascens vertitur in supra dictos abscessus. Sin autem<text:line-break/>intermittit, idqufe aestate desinente, verisimile est morbum</text:span></text:p>
      <text:p text:style-name="P19"><text:span text:style-name="T26">in febrem quartanam mutatum iri. Nam qui humores<text:line-break/>postquam aestate ferbuerunt, per continuas febres versi<text:line-break/>, funt in atram bilem, exstincti sunt quodammodo eamque<text:line-break/>ob causam scntit aeger febrilem calorem levatum este et<text:line-break/>maxime posteaquam fudores eruperint. Verum si natura<text:line-break/>.illum veluti cinerem humoris supra modum exusti non<text:line-break/>propere vacuarit, ille rursus manens in corpore et con-<text:line-break/>calefactus, magnam quandam propensionem ad putredinem<text:line-break/>acquirit, quam simul atque nactus est, fervidus' febrem<text:line-break/>excitavit, deinde sudore iturum oborto in ambientem </text:span><text:span text:style-name="T21">eva-<text:line-break/>nuit</text:span><text:span text:style-name="T26"> quidquid atrae bilis ferbuerat. Rursum aliae reli-<text:line-break/>quiae concepto fervore aliam febrem denuo suscitarunt.<text:line-break/>Quoniam igitur non est una corporis universi dispositio,<text:line-break/>fed nonnullis quidem in partibus atra bilis adhuc move-<text:line-break/>tur, in aliquibus vero immobilis manet, in aliis autem<text:line-break/>putrescit aut effervere incipit, inconstantes febres oriri<text:line-break/>necesse esu Quum vero venas omnes atra bilis abundans<text:line-break/>aeque afficit, febris quartana provenit, eo praesertim tem-</text:span></text:p>
      <text:p text:style-name="P20"><text:span text:style-name="T26">pore, quo aestas in autumnum commigrans humores ex-<text:line-break/>tra ferri et transpirare prohibet, </text:span><text:span text:style-name="T26">fed </text:span><text:span text:style-name="T26">introrsum potius re-<text:line-break/>pellit. Ac siquidem affecto corpore hiems fequens, ut<text:line-break/>quae recursum humorum ad interna suo frigore adjuvet,<text:line-break/>etiam calorem alium majorem invehit et corpons aegritu-<text:line-break/>dinem quam deprehendit conservat.</text:span></text:p>
      <text:h text:style-name="Heading_20_2" text:outline-level="2">XXVIII.</text:h>
      <text:p text:style-name="P16"><text:span text:style-name="T21">Quemadmodum autem junioribus triginta annis absuescsus<text:line-break/>stunt; ita quartanae magis his sui triginta sunt anno-<text:line-break/>rum et senioribus, -</text:span></text:p>
      <text:p text:style-name="P11"><text:span text:style-name="T2">De mutatione aetatis dictum est alibi copiosius. Nunc<text:line-break/>fatis erit summatior dicere. Pueruli plurimum habent<text:line-break/>sanguinis eumque solum humorem si aetatis temperamen-<text:line-break/>tum spectemus, deberent possidere. Verum quum et </text:span><text:span text:style-name="T5">affa-<text:line-break/>tim</text:span><text:span text:style-name="T2"> et sine ordine cibos ingerant, aliquos etiam humores<text:line-break/>crudos reponunt. Quum vero ad adulescentiam pervene-</text:span></text:p>
      <text:p text:style-name="P20"><text:span text:style-name="T26">rint, aliqui ex his melius educati victu utuntur bono<text:line-break/>eamque ob causam solus sanguis in illis redundat. Alii<text:line-break/>vero longe pejorem quam parui pueri rationem victus<text:line-break/>sequuntur. Quare cumulata humorum crudorum copia<text:line-break/>assiduis et vehementibus morbis conflictantur. Aetate vero </text:span><text:span text:style-name="T26">,<text:line-break/></text:span><text:span text:style-name="T26">sequenti biliosus humor gignitur, his potissimum qui pra-<text:line-break/>vis cibis victitarunt adeo, ut non modo sanguis redundet,<text:line-break/>sed humor etiam ille, qni et pallida et flava bilis nun-<text:line-break/>-cupatur. Id autem fit usque ad annum trigesimum vel<text:line-break/>usque ad trigesimum quintum. Est enim primum adve-<text:line-break/>nientis frigoris initium ausius trigesimus, extremum tri-<text:line-break/>gesimus et quintus. Multis vero medii inter hos anni<text:line-break/>tum propter naturam ab ipso ortu contractam tum pro-<text:line-break/>pter alia omnia, quae circumstantiis aut consuetudinum<text:line-break/>vel studiorum varietate adulescentiam immutant, caloris<text:line-break/>in frigus mutationem primi attulere. Et hanc quidem ob<text:line-break/>causam Hippocrates, plerumque trigesimum dicit, </text:span><text:span text:style-name="T26">ut </text:span><text:span text:style-name="T26">hoc<text:line-break/>loco saepe trigesimum quintum nominat. Neque enim</text:span></text:p>
      <text:p text:style-name="P19"><text:span text:style-name="T26">certo constitui potest unus omnium communis modus, quod<text:line-break/>aliae aliis mutationes incidant. Verum hujus tu mihi,<text:line-break/>de quo etiam prius dictum est in libro tertio de diebus<text:line-break/>criticis, perpetuo recordare. Quod si feceris et praeceden-<text:line-break/>tibus conjunxeris, non erit difficile eorum causam </text:span><text:span text:style-name="T26">quae<text:line-break/></text:span><text:span text:style-name="T26">hoc loco scripsit Hippocrates reperire. Nam quemadmo-<text:line-break/>dum in ipsis anni temporibus necesse est humores plus<text:line-break/>justo per aestatem excalefactos atque ut ita dicam </text:span><text:span text:style-name="T21">fer-<text:line-break/>vefactos</text:span><text:span text:style-name="T26"> in atram bilem converti, quam in corpore coa-<text:line-break/>cervatam autumnus excipiens, quoniam frigidus est, non<text:line-break/>patitur aeque difflari nec facile vacuari, ita et </text:span><text:span text:style-name="T26">in </text:span><text:span text:style-name="T26">aetati-<text:line-break/>bus declinatio. Quae totum illum humorem qui per vi-<text:line-break/>gorem aetatis fervens in atram bilem transiit, difficulter<text:line-break/>exhalans, multo est ad febres quartanas propensior. Et<text:line-break/>illi quidem qui hanc aetatem degunt, longe, majus fpa-<text:line-break/></text:span><text:span text:style-name="T26">r ' </text:span><text:span text:style-name="T26">tiurn ad vacuationem hujusmodi humoris desiderant. Quam-</text:span></text:p>
      <text:p text:style-name="P18"><text:span text:style-name="T26">obrein dum ab ea ad fenectutem itor, quidam magis, alii<text:line-break/>autem minus morbis omnibus melancholicis scatent, ut</text:span></text:p>
      <text:p text:style-name="P71"><text:span text:style-name="T26">elephantis, cancris, lepris, melancholiis et febribus<text:line-break/>quartanis.<text:tab/>.</text:span></text:p>
      <text:h text:style-name="Heading_20_2" text:outline-level="2">XXIX.</text:h>
      <text:p text:style-name="P16"><text:span text:style-name="T21">Scire autem .convenit abfcestsus hieme magis contingere,<text:line-break/>tardiusque cestsure et minus recurrere.</text:span></text:p>
      <text:p text:style-name="P18"><text:span text:style-name="T26">Tres de abscessibus enunciationes hac oratione Hippo-<text:line-break/>crates confecit. Quarum prima est, eos potissimum per<text:line-break/>hiemem excitari. Secunda tardius desinere. Tertia mi-<text:line-break/>nus reverti. Quod quidem magis hieme generentur , hu-<text:line-break/>rnor in ipsa exfuperans indicati Dictum enim etiam ante<text:line-break/>fuit calidos excerni, frigidos autem abscedere. Quod<text:line-break/>autem tardius desinant, ad naturam humoris et ambientis<text:line-break/>frigiditatem causa referenda est. Namque necesse est hu-<text:line-break/>morem digeri, qui abscessit, ut ipse abscessus curetur.</text:span></text:p>
      <text:p text:style-name="P19"><text:span text:style-name="T26">Atqui difficillime digeruntur crassi frigidique, praesertim<text:line-break/>si ambiens frigidus esu Sed et frigidi haud facile </text:span><text:span text:style-name="T21">moven-<text:line-break/>tur,</text:span><text:span text:style-name="T26"> quas quidem ob causas etiam reverti non solent.</text:span></text:p>
      <text:h text:style-name="Heading_20_2" text:outline-level="2">XXX.</text:h>
      <text:p text:style-name="P16"><text:span text:style-name="T21">Quicunque vero in, subre non letali dixerit caput dolerc<text:line-break/>aut etiam prae oculis tenebrosum quiddam apparere<text:line-break/>aut oris ventriculi morsus accesterit, ei biliosa vomitio<text:line-break/>aderit; si vero etiam rigor accesterit et inferiores hypo-<text:line-break/>chondrii partes frigidas habuerit et adhuc citius vomitus<text:line-break/>aderit; at st quid sub id tempus biberit aut ederit, id</text:span></text:p>
      <text:p text:style-name="P18"><text:span text:style-name="T21">-- perquam celeriter evomet.</text:span></text:p>
      <text:p text:style-name="P18"><text:span text:style-name="T26">. De vomitibus sponte per crisin excitatis nunc disserit<text:line-break/>. Hippocrates. Qua in </text:span><text:span text:style-name="T21">re</text:span><text:span text:style-name="T26"> geminam adhibet distinctionem.</text:span></text:p>
      <text:p text:style-name="P18"><text:span text:style-name="T26">Primam quidem ne sit letalis morbus, quem Hippocrates<text:line-break/>non raro antea morbum salubrem appellavit. Secundam</text:span></text:p>
      <text:p text:style-name="P19"><text:span text:style-name="T26">vero ut aeger capitis dolore vexatus nigra quaedam, quae<text:line-break/>• Hippocrates </text:span><text:span text:style-name="T11">όρφνώδη, </text:span><text:span text:style-name="T26">dixit, ante oculos versari putet, ld<text:line-break/>quod accidit flava bile sincera vaporem emittente. Haec<text:line-break/>enim ubi sapra modum incaluerit et, ut ita loquar, su-<text:line-break/>. peradusta suerit, atrum quendam vaporem non dissimilem<text:line-break/>fuligini exhalat in caput, a quo capitis dolores prove-<text:line-break/>niunt. Quod, autem ex eo pervenit in oculos id humo-<text:line-break/>rem, quem hi splendentem purumque natura continent,<text:line-break/>offuscat adeo, ut purissimo et splendidissimo aeri, qui fit<text:line-break/>repente prae fumo aut fuligine obscuratus, similis este<text:line-break/>'videatur. Quem vaporem ille videndi spiritus, qui a ce-<text:line-break/>rebro in oculos proficiscitur hauriens, nigra illa, quae<text:line-break/>dixit Hippocrates, sicut per suffusiones imaginatur. Sed<text:line-break/>quum vapor ille possit etiam ex pulmone efferri, cordis<text:line-break/>dolore discernimus ab eo, quem ventriculus mittit. Hi<text:line-break/>namque humores pulmonem latent, quod vel non facile<text:line-break/>ipfe sentiat vel nullam prorsus possideat sentiendi vim.</text:span></text:p>
      <text:p text:style-name="P20"><text:span text:style-name="T26">At vero ventriculi os, quod etiam cor dici neminem fu-<text:line-break/>git, propter nervorum quos habet sentientium magnitudi-<text:line-break/>nem nihil </text:span><text:span text:style-name="T11">ηοη, </text:span><text:span text:style-name="T26">percipit 'quod in ipso est. Itaque de-<text:line-break/>morsum ab humore bilioso cordis dolores invehit, unde<text:line-break/>et bilis vomitus procedunt. Id enim etiam Thucydides<text:line-break/>indicavit scribens hunc in. modum': </text:span><text:span text:style-name="T21">atque ubi inhaesit<text:line-break/>cordi ipsum subvertit et subfequutae sunt bilis vacuationes,<text:line-break/>quas medici prodidere.</text:span><text:span text:style-name="T26"> Nam quod ait cor subversum<text:line-break/>fuisse, de illo vomendi conatu intellexit. Ecce autem </text:span><text:span text:style-name="T21">et<text:line-break/></text:span><text:span text:style-name="T26">cor vocant ventriculi os, propterea quod illius morsus<text:line-break/>cordis dolores dici solitum esu Scripsit autem alio in<text:line-break/>loco Hippocrates iu his, qui isto affecti sunt modo idem<text:line-break/>a labro inferiore non quieto, sed motu vehementer agi-<text:line-break/>tato indicari. Namque interna ventriculi tunica a bile<text:line-break/>demorsa talis in labro motus concitatur. Didicimus enim<text:line-break/>ex anatome hanc lotam tunicam omni ex parte continuam<text:line-break/>esse tum universo ventriculo tum gulae; tum linguae tum</text:span></text:p>
      <text:p text:style-name="P20"><text:span text:style-name="T26">palato tum toti ori. Haec igitur est quae labra motu<text:line-break/>exagitat, si quando ab acri bile in ore ventriculi collecta<text:line-break/>mordeatur. Solet enim is humor prae levitate emergere.<text:line-break/>Eamque ob causam relicto ventriculi fundo in os ipsius<text:line-break/>conscendit et vomitu facile educitur. Quod si tunc etiam<text:line-break/>horror hominem invaserit, ille bilem multo non modo<text:line-break/>citius, 'verum etiam abundantius evomet.' Horror enim<text:line-break/>saepe vomitum bilis provocat, quemadmodum lu libro,<text:line-break/>qui de ipso scriptus est, ostendimus. Si vero aliquid sub<text:line-break/>hoc tempus aeger ederit vel biberit, multo etiam celerius<text:line-break/>vomet, quod illa quae sumpta sunt, bilis in ventriculo<text:line-break/>contenta corrumpat,</text:span></text:p>
      <text:h text:style-name="Heading_20_2" text:outline-level="2">XXXI.</text:h>
      <text:p text:style-name="P16"><text:span text:style-name="T21">Quibus autem horum inceperit dolor primo die eseeri, ii,<text:line-break/>quarto die premuntur maxime et quinto, at septimo<text:line-break/>liberantur. Quin eorum plerique tertio die dolere indi-</text:span></text:p>
      <text:p text:style-name="P72"><text:span text:style-name="T21">piunt, jactantur autem maxime quinto , verum nono aut.<text:line-break/>undecimo liberantur. (sui vero quinto die dolere coe-<text:line-break/>perit et caeler a pro ratione prioribus ipfis accidunt, ad<text:line-break/>decimum quartum diem judicatur morbus.<text:tab/></text:span><text:span text:style-name="T47">t</text:span></text:p>
      <text:p text:style-name="P18"><text:span text:style-name="T26">Tres doloris capitis in tempore differentias expressit<text:line-break/>totidemque praefcripsit dies in quibus singulae judicantur.<text:line-break/>Quarum prima est doloris capitis primo die, quo coepit<text:line-break/>morbus, invadentis. Secunda tertio. . Tertia autem quinto.<text:line-break/>Horum'quidem dolorum omnium commune est die fere '<text:line-break/>feptimo postquam corripuerint desinere. Ergo qui primo.<text:line-break/>inchoavit, septimum habet decretorium, qni tertio coepit,<text:line-break/>decimum, si numerum quidem septenarium spectemus. At<text:line-break/>quia decimus non solet judicare , nono vel undecimo ju-<text:line-break/>dicium fiet, uno scilicet die celerius vel tardius definito<text:line-break/>illo per hebdomadas tempore. Velim autem memineris<text:line-break/>adductum esse hoc loco diem nonum ut judicantem,</text:span></text:p>
      <text:p text:style-name="P20"><text:span text:style-name="T26">quemadmodum et prius, sicut ostendi, tertium, non quod<text:line-break/>hi dies ex quaternis scptenisve circuitibus vim judicandi<text:line-break/>possideant, sed quod ratio in hunc ordinem eos inserat,<text:line-break/>sicut in- libris de dlebus decretoriis demonstravimus. At<text:line-break/>vero tertia doloris capitis differentia die quinto exoriens<text:line-break/>ad quartum decimum protenditur propterea quod nec ca-<text:line-break/>liditas magna est nec vehementia. Perspicuum autem est,<text:line-break/>quod quum dolor die quinto prehenderit et prioribus illis<text:line-break/>quinque diebus septem alii accedant, omnes effici duode-<text:line-break/>cirn, diem vero duodecimum non esse decretorium nec<text:line-break/>vero posse judicium die uno maturius fieri. Hoc enim<text:line-break/>acutissimis morbis proprium esse ostensum est. Jure ita-<text:line-break/>que ad quartum decimum pervenit.</text:span></text:p>
      <text:h text:style-name="Heading_20_2" text:outline-level="2">XXXI<text:span text:style-name="T66">I</text:span>.</text:h>
      <text:p text:style-name="P16"><text:span text:style-name="T21">Ista autem viris quidem et mulieribus in tertianis maxime<text:line-break/>contingunt. Junioribus vero stuht quidem et in his,<text:line-break/>verum magis et in perafstduis febribus et in legitimis<text:line-break/>tertianis.</text:span></text:p>
      <text:p text:style-name="P20"><text:span text:style-name="T11">« </text:span><text:span text:style-name="T26">His quibus aetas integra est, quos Hippocrates viro-<text:line-break/>rum et mulierum nomine solet designare, haec eveniunt<text:line-break/>per omnes febres tertianas propter bilem quae tum ae-<text:line-break/>tatis copiosissima esu Natu vero minoribus non per om-<text:line-break/>nes, fed exquisitas dumtaxat quae biliosissimae sunt. Fiunt<text:line-break/>autem et per morbos acutissimos, nam et illi sunt ma-<text:line-break/>xime biliosu Et multo quidem magis in ipso aetatis vi-<text:line-break/>gore. . Id quod non est adfcriptum, quia et ex praece-<text:line-break/>dentibus consequitur et sacile a nobis intelligi potest.</text:span></text:p>
      <text:h text:style-name="Heading_20_2" text:outline-level="2">XXXlll.</text:h>
      <text:p text:style-name="P16"><text:span text:style-name="T21">At quibus per hujusmodi febrem, caput dolentibus pro te-<text:line-break/>nebris ante oculos apparentibus visus hebetudo contingit,<text:line-break/>vibrantesque splendores obversantur et pro oris ventri-<text:line-break/>culi morsu in hypochondrio ad dextra aut ad sinistra<text:line-break/>aliquid contenditur neque cum dolore neque cum instam-<text:line-break/>matione, iis pro vomitu sunguinem e naribus stuxurum<text:line-break/>exspectandum esu Magis vero et hic juvenibus fangui-</text:span></text:p>
      <text:p text:style-name="P20"><text:span text:style-name="T21">nis eruptionem exspectare oportet; at trigesimum annum<text:line-break/>agentibus aut etiam senioribus minui, fed his vomitio-<text:line-break/>nes exspectandae.</text:span></text:p>
      <text:p text:style-name="P18"><text:span text:style-name="T26">Per febrem ejusmodi intelligit illam, quam initio<text:line-break/>hujus sermonis designavit his verbis: </text:span><text:span text:style-name="T21">st cui in subre non<text:line-break/>letali caput dolet.</text:span><text:span text:style-name="T26"> Quod quidem febri utrique commune<text:line-break/>retinens, hoc insuper illis commune dicit esse, judicari<text:line-break/>vacuatione. Verum utrique peculiarem quandam vacua-'<text:line-break/>tionis speciem assignavit. Priori quidem vomitum bilio-<text:line-break/>fum , alteri vero sanguinis profusionem. Et priori quidem<text:line-break/>notas vomitum indicantes, spectra quaedam mente con-<text:line-break/>cepta et dolorem cordis; alteri vero oculorum hebetudi-<text:line-break/>nem, splendores, tensionem praecordiorum citra dolorem<text:line-break/>et inflammationem, maxima profecto humoris fursum ad-<text:line-break/>-frendentis documenta. Est autem prius quoque dictum ex<text:line-break/>inflammationibus praecordiorum sanguinem decretorie pro-<text:line-break/>fundi solitum, praesertim junioribus, lu quibus sanguinis</text:span></text:p>
      <text:p text:style-name="P20"><text:span text:style-name="T26">abundantia esu Quod et ipse nunc denuo adjecit, atque<text:line-break/>etiam vomitus biliosos, esse in ipso aetatis vigore. Sed et<text:line-break/>primo libro epidemion invitos illacrymare dicit, quibus<text:line-break/>sanguis per neres exiturus est. Quae omnia si componas<text:line-break/>atque his praeterea adjungas quae sunt ab eo libris aliis<text:line-break/>prodita, futurum sanguinis profluvium nunquam non prae-<text:line-break/>sagies et maxime si vacnationis signum, quod pulsus ex-<text:line-break/>bibent, quodque scmper decretorias sanguinis prolusiones<text:line-break/>praecedit, eo tempore deprehenderis.</text:span></text:p>
      <text:h text:style-name="Heading_20_2" text:outline-level="2">XXXIV.</text:h>
      <text:p text:style-name="P16"><text:span text:style-name="T21">At vero pueris convulsiones accidunt st febris acuta fuerit<text:line-break/>et venter non dejiciat et vigilent et perterreantur et<text:line-break/>ejulent et colorem immutent et ex viridi pallidum aut<text:line-break/>lividum aut rubrum induant. Hctec autem puerulis qui-<text:line-break/>dem recens natis ad septimum usaue annum protnptifst-<text:line-break/>me eveniunt. Adultiores autem pueri et viri non jam<text:line-break/>per febres convulsionibus prehenduntur, nisi vekernentisu</text:span></text:p>
      <text:p text:style-name="P19"><text:span text:style-name="T21">stmorum ac pefstmorum signorum quae phrenitidi ob-<text:line-break/>oriuntur quoddam accejsuru.</text:span></text:p>
      <text:p text:style-name="P18"><text:span text:style-name="T26">Nunc de convulsionibus edisserit, non illis quidem<text:line-break/>quae partem modo unam occupant, sed quae totius 'cor-<text:line-break/>poris sunt. Excitantur autem hae in pueris promptissime,<text:line-break/>fed praesertim lactantibus, cum alias ob causas tum ma-<text:line-break/>xime propter lac ipsum eoque magis quo crassius extite-<text:line-break/>rit tum quod multo atque intempestivo utantur alimento,<text:line-break/>quippe qui non aliud ex his, quae in vita aguntur, no-<text:line-break/>rint quam manducare. Est enim illis omne genus ner-<text:line-break/>vosum infirmum. Nam quum tres existant facultates qui-<text:line-break/>hus corpus regitur, duas quidem pueri quam aliis magis<text:line-break/>validas possident, unam autem quae per nervos est, habent<text:line-break/>imbecilliorem. Et eam quidem ob causam facillime con-<text:line-break/>velluntur, rursumque in fletum naturalem haud difficulter<text:line-break/>redeunt. At quibus jam aetas integra est; neque facile<text:line-break/>eonvulsio supervenit, neque .discedit propter robur lu</text:span></text:p>
      <text:p text:style-name="P19"><text:span text:style-name="T26">nervis sitae facultatis. Fit igitur convulsio etiam citra<text:line-break/>febrem a vehementi admodum refrigeratione et copia cru-<text:line-break/>dorum crassorumque humorum, praeterea nervorum atque<text:line-break/>• tendinum inflammationibus, si quando malum ad ipsum<text:line-break/>principium adscenderiti Caeterum hoc loco verba ipse<text:line-break/>facit de convulsionibus, quae per febres generantur, sicuti<text:line-break/>ab initio instituerat praesagiendi rationem tam. iu acutis<text:line-break/>morbis quam aliis, qui ex ipsis degenerant, explicare.<text:line-break/>Convulsiones igitur quae talibus in morbis proveniunt,<text:line-break/>in adultis quidem notae illae testantur potissimum, quae<text:line-break/>. -per graves phrenitidas apparent, sed maxime partium fa-<text:line-break/>ciei tortu aut stridore dentium aut oculorum mobilitate<text:line-break/>vel inversione produntur. In pueris vero vigilare modo<text:line-break/>fatis esu Interdum vero et fupra modum timuisse, quod<text:line-break/>Hippocrates Graece </text:span><text:span text:style-name="T11">ἐκπλαγῆναι, </text:span><text:span text:style-name="T26">hoc est expavisse, dixit<text:line-break/>similiter et flevisse magna cum vehementia et alvum non<text:line-break/>descendisse. Haec quidem causarum rationem obtinent.<text:line-break/>Praeter has vero causas futurae convulsionis signa sirnt<text:line-break/>colores praeter naturam ex quibus humorum pravitas, qui</text:span></text:p>
      <text:p text:style-name="P20"><text:span text:style-name="T26">convulsionem adferre solent, declaratur. Nam pallidus<text:line-break/>quidem aut lividus humorem maligna imbutum qualitate<text:line-break/>significat, ruber vero sanguinis abundantiam patefacit.</text:span></text:p>
      <text:h text:style-name="Heading_20_2" text:outline-level="2">XXXV.</text:h>
      <text:p text:style-name="P73"><text:span text:style-name="T26">Morituros autem et </text:span><text:span text:style-name="T21">supersuturos tum pueros tutm alios ex<text:line-break/>' omnibus signis conjicies, prout in singulis singula de-<text:line-break/>scripta sunt.</text:span></text:p>
      <text:p text:style-name="P18"><text:span text:style-name="T26">Hoc etiam supra dixerat et nunc repetit et paulo<text:line-break/>post rursum dicet. Quare non parum habet utilitatis..<text:line-break/>Verum tamen plerique medicorum id parvi pendunt,, qui<text:line-break/>si quando signum aliquod malum conspexerint et aegrum<text:line-break/>postea incolumem evasisse, Hippocratem falsi insimulant;<text:line-break/>eundem rursus, si visis aliquot bonis indiciis aeger mor-<text:line-break/>tem obierit, non vera loquutum vociferantur, nequaquam<text:line-break/>animadvertentes signum unum- malum etiam valentissimum<text:line-break/>. a multis salutaribus superari et multas contra exitiales<text:line-break/>notas uni bonae vel maximae praepollere.</text:span></text:p>
      <text:h text:style-name="P7" text:outline-level="2">XXX<text:span text:style-name="T20">VI</text:span>.</text:h>
      <text:p text:style-name="P74"><text:span text:style-name="T21">Haeo autem dico et de morbis acutis et caeteris quae ex<text:line-break/>his oriuntur.<text:tab/></text:span><text:span text:style-name="T21">'</text:span></text:p>
      <text:p text:style-name="P18"><text:span text:style-name="T26">Istam quoque sicut et superiorem sententiam Hippo-<text:line-break/>crates adscripsit, divinans sure qqosdam qui et negligen-<text:line-break/>ter et inconsiderate libros suos lecturi essent et quaesituri,<text:line-break/>quamobrem in isto fecisset quadragesimi et sexagesimi diei<text:line-break/>ac suppuratorum et aqua luter cutem laborantium febrium-<text:line-break/>que quartanarum mentionem. Nam quum ipse aperte scri-<text:line-break/>pserit se non modo de acutis, verum etiam aliis, qni ex<text:line-break/>horum mutatione vetustatem acquirunt, verba habuisse,<text:line-break/>qui tales nihilominus quaestiones agitant, facturi videren-<text:line-break/>tur, sihoc ipfe non expressisset?</text:span></text:p>
      <text:h text:style-name="Heading_20_2" text:outline-level="2">XXXVII.</text:h>
      <text:p text:style-name="P16"><text:span text:style-name="T21">Oportet autem qui recte praecogniturus stt superstites sutu-<text:line-break/>ros et morituros et auibtts plures dies et quibus paucio-</text:span></text:p>
      <text:p text:style-name="P17"><text:span text:style-name="T21">'res permansurus est morbus, eum stgna omnia ediscen-<text:line-break/>tem ac eorum vires inter se conserentem discernere<text:line-break/>quemadmodum praescriptum est, de de caeteris tum<text:line-break/>urinis tum sputis, ubi una pus ac bilem extufstt.</text:span></text:p>
      <text:p text:style-name="P21"><text:span text:style-name="T26">Quod signa omnia considerare oporteat nec uni ad-<text:line-break/>hibere fidem, etiam ante dictum esu Verum hoc loco<text:line-break/>adjecit quod est in primis ad hanc rem utile, Id autem<text:line-break/>est, ut ait, signorum vires expendere, nec id quidem modo,<text:line-break/>verum etiam inter se comparare. Sunt enim pleraque<text:line-break/>signa, quae ex se mala magis minusque sunt, quorum vi-<text:line-break/>res metiri oportet verbis, sicut et ante prodidit. Vocat<text:line-break/>. enim vel perniciosum vel perniciosius vel oppido quam<text:line-break/>perniciosum et alicubi jam adjicit. Similiter quum bona<text:line-break/>signa recenset aut salutiferum appellat aut simpliciter sa-<text:line-break/>lutare aut magnam vim habens aut oppido quam magnam.<text:line-break/>Plus enim est dicere oppido quam magnam vim habere ad</text:span></text:p>
      <text:p text:style-name="P20"><text:span text:style-name="T26">salutem quam nude et solum’vim habere magnam.. At<text:line-break/>'nunc porro censet inter se conferendas esse signorum vi-<text:line-break/>res, non eorum modo, quae sunt ejusdem generis, ut<text:line-break/>bona eum bonis et mala cum malis , sed etiam bona cum<text:line-break/>malis. Per hanc enim contentionem illa etiam innuit,<text:line-break/>quae praeter rationem eveniunt. Siquidem primum nosse<text:line-break/>conveniet, id praeter rationem accidisse. Deinde non<text:line-break/>terreri. .Postea dijudicare unde acciderit aut quid natum<text:line-break/>sit designare. Quae omnia quamquam perfequuti sumus<text:line-break/>in libris nostris et maxime in his, qui de crisibus fcripti<text:line-break/>sunt,attamen non erit inutile, si quaedam exempli gratia<text:line-break/>repetamus, a communi principio totius artis prognosticae<text:line-break/>exorsi. Ante omnia considerare oportet an pars una prae-<text:line-break/>cipue male affecta sit, an vitium sit humorum qui intra<text:line-break/>vasa continentur. Deinde </text:span><text:span text:style-name="T21">a</text:span><text:span text:style-name="T26"> qua potissimum facultate pe-<text:line-break/>r i culum aegro impendeat. Has autem tres esse dictum<text:line-break/>esu Mox quas bonas malasve notas facultas illa prae fe</text:span></text:p>
      <text:p text:style-name="P19"><text:span text:style-name="T26">ferat. Pone enim illam, quae a cerebro est, facultatem<text:line-break/>innocuam existere, partes item corporis carere vitio, scd<text:line-break/>ex putrescentibus solis humoribus excitatum totum ejus-<text:line-break/>modi morbum, hoc est febrem, sustinere. Deinde his ita<text:line-break/>fe habentibus omnia in urinis bona, signa ab initio videri.<text:line-break/>Hic quidem ut intereat sicri non potest, ltaque si quod<text:line-break/>formidolosum symptoma intervenerit,, non modo non ter-<text:line-break/>rebere, sicut medicorum vulgus, fed etiam crisin ab </text:span><text:span text:style-name="T21">eo<text:line-break/></text:span><text:span text:style-name="T26">nnnciari existimabis. Namque per crisin capitis dolore<text:line-break/>lentantur,- delirant, nigra flavaque intuentur,- hebescunt<text:line-break/>oculi, cordis dolor invadit, spiritus vix trahitur, disten-<text:line-break/>duntur praecordia. Deinde, vero dejectiones pessimae spu-<text:line-break/>taque et vomitus conscqueutes, ad haec partes nigrescen-<text:line-break/>• tes, putrescentes et emortuae hominem reddunt prorsus,<text:line-break/>meliorem. Nam et spirandi facilitatem et appetentiam<text:line-break/>aegri recuperant, melius dormiunt-, minus sentiunt dolo-<text:line-break/>ris-, surgunt alacrius, atque ut uno dicam verbo, saepe<text:line-break/>post ejusmodi vacuationes levius omnino habent. Qua in</text:span></text:p>
      <text:p text:style-name="P20"><text:span text:style-name="T26">re expurgari corpus ea quae vacuantur manifesto osten-<text:line-break/>dunt, natura praeter opinionem ea profligante, a quibas<text:line-break/>prope ricta ante videbatur.</text:span><text:span text:style-name="T35">;</text:span><text:span text:style-name="T26"> Haec vero cuncta libro isto<text:line-break/>potestate praedicta sunt et definita atque eas modo ; quae<text:line-break/>a pulsibus sumuntur, notas oportet adjicere. Quas omnes<text:line-break/>in libris de pulsibus aperte explicavimus, nullis usquam<text:line-break/>propositis Sphingis aenigmatibus; qualia Archigenes sex-<text:line-break/>centa conscripsit Haec igitur omnia memoria prompta<text:line-break/>'complectens considera et inter se comparato. Ex his enim<text:line-break/>poteris illa etiami quae aegri omittunt praedicere, quae<text:line-break/>interdum ne ipsi quidem domestici plane cognoverunt;<text:line-break/>veluti me saepenumero dicentem vidistis de his quidem<text:line-break/>qui dentibus stridebant, per naturam sic stridere solitos<text:line-break/>•adeo, ut qui me ex domesticis audirent, id non quidem<text:line-break/>per artem medicam, sed per vaticinationem praedictum<text:line-break/>fuisse arbitrarentur. Interdum vero de his, qui oculis<text:line-break/>apertis dormiebant, hoc quoque fecundum naturam esse.</text:span></text:p>
      <text:p text:style-name="P21"><text:span text:style-name="T26">' Et de quodam, qui in ventrem jacebat, talem decubitum</text:span></text:p>
      <text:p text:style-name="P20"><text:span text:style-name="T26">necessario illi esse a natura. Sed et cujusdam mulieris<text:line-break/>ad quam ego adibam,dexter eculirs altero visus est multo<text:line-break/>prominentior, de qua dixi priusquam morbus hic invade-<text:line-break/>ret, procidentia laborasse. In, alio ingentem temporum<text:line-break/>cavitatem adspiciens, hanc quoque illi naturalem esse ju-<text:line-break/>diuavi. Aliorum vero rubentes sanguine oculos secundum<text:line-break/>maturam se habere. Convulsam vero in alio, supercilii<text:line-break/>partem aut. oculorum aut labrorum etiam ante morbum<text:line-break/>fuisse externam aliquam ob causam. Quin etiam pulsum<text:line-break/>intermittentem et varium aliaque ejusmodi dixi quibus-<text:line-break/>dam secundum, naturam esse, quae aliquando ne ipsi qui-<text:line-break/>dem aegri sciebant, sed videbant, posteaquarn pristinae<text:line-break/>sanitati restituti erant, perseverare: vocem item afperam<text:line-break/>aut raucam aut clangosam, huic quidem secundum naturam<text:line-break/>esse; in illo vero ex morbo</text:span><text:span text:style-name="T26">,</text:span><text:span text:style-name="T26">matam fuisse. De quibus<text:line-break/>quum ego abunde disseruerim illo libro, quem de prae-<text:line-break/>cognitione edidi, non est necesse rursus hoc loco dicere,<text:line-break/>•sed fummo explicato capite per quod inveniri haee post-</text:span></text:p>
      <text:p text:style-name="P21"><text:span text:style-name="T26">sunt, finem dicendi faciam. Nam ubi omnibus aliis ex,</text:span></text:p>
      <text:p text:style-name="P20"><text:span text:style-name="T26">notis morbum periculo -vacare deprehenderis, existima<text:line-break/>fymptorna illud formidolosum secundum naturam esse aut<text:line-break/>certe evidentem aliquam ob causam ante morbum genitum<text:line-break/>esse. Itaque et mihi et Hippocrati adhibentes fidem cou-<text:line-break/>siderate, uti supra dictum est, et signorum, inquam, vires<text:line-break/>quemadmodum ipse praemonuit expendite. Quod enim,<text:line-break/>alt, quando simul pus bilemque extussit, pro exemplo<text:line-break/>adductum est. Id autem scriptum ab eo fuit quo loco<text:line-break/>ait hunc in modum, inter suppurationes vero illae valde<text:line-break/>perniciosae sunt, quae sputo adhuc bilioso suppurant, sive<text:line-break/>biliosum sputum atque pus a fe invicem separata, sive<text:line-break/>etiam mixta excreentur. His enim verbis cenfuit omnia<text:line-break/>diligentissime expendenda esse, quae in aegro simul con-<text:line-break/>curruttt, quorum aliqua et bona quidem recensuit, ubi<text:line-break/>scribit', sunt autem haec bona, morbum ipsum non diffi-<text:line-break/>culter ferre, ex facili spirare, dolorem sedatum esse, facile<text:line-break/>excreare. Quibus omnibus enumeratis sic incipit de ma-<text:line-break/>lis dicere. Mala vero his contraria sunt, si morbum non</text:span></text:p>
      <text:p text:style-name="P20"><text:span text:style-name="T26">facile sustinet, ni spiritus magnus et frequens est, si do-<text:line-break/>lor non definit, si sputum difficulter edit, si valde sitit,<text:line-break/>si corpus a calore inaequaliter affectum est. Hoc quidem<text:line-break/>initium est de malis signis prius institutae ab eo disputa-<text:line-break/>tionis, in qua sputa pro exemplo, sicuti dictum est, sub-<text:line-break/>jecit. Ergo, ait, quod in his feci idem agas in reliquis<text:line-break/>nullo signo praetermisso, fed sigillarim expensa cujusque<text:line-break/>facultate, deinde illorum inter fe contentionem facito,</text:span></text:p>
      <text:h text:style-name="Heading_20_2" text:outline-level="2">XXXVIll.</text:h>
      <text:p text:style-name="P21"><text:span text:style-name="T21">Quin etiam morborum femper in vulgus grajsuntiurn im-<text:line-break/>petus at tempestatis constitutionem cito animo concipere<text:line-break/>’ oportet.</text:span></text:p>
      <text:p text:style-name="P18"><text:span text:style-name="T26">Ut nosse possis ventura aegris fymptomata ante quam<text:line-break/>fiant, maxime conducit popularium morborum cognitio,<text:line-break/>non eorum modo qui jam grassantur, led qui etiam grassa-<text:line-break/>turi sunt. Est autem ipfe brevibus sententiis complexus in</text:span></text:p>
      <text:p text:style-name="P20"><text:span text:style-name="T26">aphorismis, tum qui singuli anui temporibus frequentius<text:line-break/>nascuntur, tum quos vel praesens vel praeterita tempestas<text:line-break/>parit. ''Dixit enim vere frequentes esse affectus atrae<text:line-break/>bilis et insanias atque </text:span><text:span text:style-name="T21">alia, quae deinceps</text:span><text:span text:style-name="T26"> connumeravit,<text:line-break/>quae et verno tempori propria sunt, atque aliis in tem-<text:line-break/>poribus oriuntur, si suam fervarint naturam. Quam,qui-<text:line-break/>dem si non fervarint, adventure dicit morbos alios prae-<text:line-break/>cedenti tempestati congruentes. Et eorum quidem quinam<text:line-break/>postea nascituri sint, qui vero simul cum prima ipsa tem-<text:line-break/>pestate prodeant, explicavit. De his quidem sic prodidit,<text:line-break/>qui postea oriuntur: 'si hiems sicca </text:span><text:span text:style-name="T21">septentrionales ventos<text:line-break/>habuit, ver autem austros et pluvias, exhibet,</text:span><text:span text:style-name="T26"> et reliqua<text:line-break/>quae deinceps scripta sunt. De his autem quitipfa tem-<text:line-break/>pestate adhuc vigente excitantur sic ait: exi anni </text:span><text:span text:style-name="T21">tempe-<text:line-break/>statibus 'salubriores in tptum sunt stccae quam pluviae</text:span><text:span text:style-name="T26"> et<text:line-break/>alia quae deinceps ab eo scribuntur. Itaque in aphoris-<text:line-break/>rnis quidem compendiofe populares morbos persequutus<text:line-break/>est, libris autem epidemion de ipsis, parliculatim disseruiti</text:span></text:p>
      <text:p text:style-name="P20"><text:span text:style-name="T26">Quorum librorum quanta sit utilitas, etsi quodammodo lu<text:line-break/>his, quae universim scripta sunt, videntur contineri, ex-<text:line-break/>ponarn in ipsis epidemion commentariis, quos ego statim<text:line-break/>post istos aggrediar. Nunc totius praecognitionis argu-<text:line-break/>mentum breviter proponam, de quo Hippocrates sermonem<text:line-break/>hoc loco facere instituit; Nam praeter notas ipsorum<text:line-break/>morborum proprias, quas in hoc de praecognitione libro,<text:line-break/>descripsit, habendam etiam censet rationem aeris ambien-<text:line-break/>tis. Pone enim apparuisse notas quasdam, si ita ratio<text:line-break/>morbi ferat, profusionis sanguinis; esse vero et tempus<text:line-break/>vernum,</text:span><text:span text:style-name="T44">;</text:span><text:span text:style-name="T26"> multo certe magis exspectanda sanguinis prolusio<text:line-break/>esu Si vero praesens etiam tempestas calida humidaque<text:line-break/>est, multo sane magis et duorum triumve anni temporum<text:line-break/>constitutiones generando sanguini idoneae praecesserint,<text:line-break/>fluxuri sanguinis spem multo adhuc firmiorem habemus.<text:line-break/>Caeterurn quod dicimus de profusione fanguinis, reliquis<text:line-break/>etiam omnibus convenit. Ac dictum fatis esse videbitur,<text:line-break/>si nuum exemplum de futuris sudoribus adduxero. Per<text:line-break/>aestus siccos febres ut plurimum sine sudore sunt, si vero</text:span></text:p>
      <text:p text:style-name="P19"><text:span text:style-name="T26">cuin aestu minutula pluvia decidit, fudores facilius eli-<text:line-break/>ciuntur. Itaque perfpicuum est si praeter alias notas, quae<text:line-break/>funt morbi propriae venturum fudorem prodentes, alia<text:line-break/>etiam a caeli statu testimonia accesserint, futurae rei ex-<text:line-break/>spectationem longe haberi certiorem.</text:span></text:p>
      <text:h text:style-name="Heading_20_2" text:outline-level="2">XXXIX.</text:h>
      <text:p text:style-name="P16"><text:span text:style-name="T21">Probe sune nojje oportet de certis, indiciis ac caeteris<text:line-break/>stgnis nec ignorare quod quovis anno et quavis anui,<text:line-break/>tempestate mala malum et bona bonum denunciant.</text:span></text:p>
      <text:p text:style-name="P75"><text:span text:style-name="T26">Quaesitum est non modo a medicis, sed etiam a rhe-<text:line-break/>turibus:, quid inter </text:span><text:span text:style-name="T11">τεκμήριον </text:span><text:span text:style-name="T26">et </text:span><text:span text:style-name="T11">σημεῖον </text:span><text:span text:style-name="T26">interesset, quibus<text:line-break/>duobus nominibus usus, est hoc loco Hippocrates, pos au-<text:line-break/>tem argumenta et notas vertimus, quae quidem quaestio,<text:line-break/>ut alia quaepiam, non solum ea quae significantur inqui-.</text:span><text:span text:style-name="T26">.'<text:line-break/></text:span><text:span text:style-name="T26">rit, verum etiam de rebus ipsis est. Namque invenienda<text:line-break/></text:span><text:span text:style-name="T26">- «i<text:tab/>'<text:tab/></text:span><text:span text:style-name="T35">z</text:span><text:span text:style-name="T26"><text:tab/>'</text:span></text:p>
      <text:p text:style-name="P20"><text:span text:style-name="T26">est gemina rerum natura, ex quibus medici quidem prae-<text:line-break/>fagiunt, rhetores vero demonstrant aut persuadent. Eo-<text:line-break/>rum quidem quae ad demonstrationem assumuntur, sive<text:line-break/>illa certam afferat scientiam sive probabilis sit, una qui-<text:line-break/>dem differentia est, alia necessaria esse atque ad ea alte-<text:line-break/>rum semper consequi ex quibus propositio componitur,<text:line-break/>alia vero neque necessario neque semper, sed ut plurimum<text:line-break/>concludere. Altera vero quod quaedam per empiricam<text:line-break/>observationem, quaedam per consequutionem logicam, hoc<text:line-break/>est demonstrationem, ostendunt. Hoc quidem est lu ipsis<text:line-break/>rebus discrimen. His autem non omnes similiter nomlua<text:line-break/>indiderunt, sed qui loquutur disertius, alios enim lubens<text:line-break/>omitto, in prima quidem disserentia id, quod perpetuo<text:line-break/>aliquid ostendit, </text:span><text:span text:style-name="T11">τεκμἠριον </text:span><text:span text:style-name="T26">nuncupari volunt, alterum vero<text:line-break/></text:span><text:span text:style-name="T11">σημεῖον </text:span><text:span text:style-name="T26">appellant. In secunda vero quod ab observatione<text:line-break/>est, </text:span><text:span text:style-name="T11">σημεῖον, </text:span><text:span text:style-name="T26">quod autem per demonstrationem concludit,<text:line-break/></text:span><text:span text:style-name="T11">τεκμἠριον. </text:span><text:span text:style-name="T26">Ac quod nominibus quidem Graeci hoe modo<text:line-break/>utantur, non solum medicis conducit scire, sed etiam om-<text:line-break/>nibus quos ex artu decet Graece loqui. Quod autem</text:span></text:p>
      <text:p text:style-name="P20"><text:span text:style-name="T26">ejusmodi rerum discrimen novisse maxime et ad demon-<text:line-break/>strandum et ad praesagiendum expediat, arbitror omni-<text:line-break/>bus esse perspicuum. At vero utraque eandem semper<text:line-break/>habere vim, sive bonum significent sive malum, jure vide-<text:line-break/>tur disquirendum. Ipse enim scripsit in aphorismis: mor-<text:line-break/>bos </text:span><text:span text:style-name="T21">minus periculosus este, qui magis cum natura, aetate,<text:line-break/>habitu corporis, annique tempore consentiunt., quam qui<text:line-break/>nihil habent cum aliquo horum affinitatis.</text:span><text:span text:style-name="T26"> Quod sane ab<text:line-break/>hoc non discrepat, quod modo dixit. Namque mala-ait<text:line-break/>malum perpetuo designare nec tamen aut aeque aut non<text:line-break/>aeque adjectum est lu eo quem citavimus aphorisino.<text:line-break/>Neutrurn autem in contrariam transit naturam , verum id<text:line-break/>magis minusqne utrique eorum inesse dicit pro ratione<text:line-break/>naturae et aetatis, atque aliorum omnium quae recensuit.<text:line-break/>, Itaque non videtur hac in re Hippocrates sibi contrarius<text:line-break/>esse. At </text:span><text:span text:style-name="T21">eo</text:span><text:span text:style-name="T26"> loco magis fecum pugnare videatur, ubi scri-<text:line-break/>hit: non </text:span><text:span text:style-name="T21">este admodum his sidendum , quae morbum stne<text:line-break/>ratione leviorem exhibent nec valde metuenda mala, quae</text:span></text:p>
      <text:p text:style-name="P20"><text:span text:style-name="T21">praeter rationem oborta sunt, horum enim pleraque sunt<text:line-break/>incerta nec permanere diuque perseverare salita.</text:span><text:span text:style-name="T26"> Et eam<text:line-break/>quidem ob causam videtur hanc quam nunc explicamus<text:line-break/>in prognostico inseruisse sententiam. Namque symptomata<text:line-break/>et ex malis quodammodo fiunt bona et ex bonis mala.<text:line-break/>Signa vero nunquam in contrariam naturam 'vertuntur,<text:line-break/>fed majoris minorisque mali aut boni testimonia sunt;.<text:line-break/>Nec tamen quod nunc bonum est, postea malum erit, aut<text:line-break/>quod nunc malum postea bonum. Ergo quae in urinis<text:line-break/>mala esse signa docuit, nunquam bona evadent, uti nec<text:line-break/>bona fient unquam mala. Sic quae fputa aut alni excre-<text:line-break/>menta bona vel mala esse dixit, nunquam in contrarium<text:line-break/>degeneranti Ad eundem modum nec quas notas lu facie<text:line-break/>descripsit ex colore aut tumore aut figura nec quae dixit<text:line-break/>de jacentium habitu nec quae de livore et nigredine par-<text:line-break/>tis aut ullo alio ejusmodi affectu. Cuncta enim vim pro-<text:line-break/>priam retinent, non parem quidem magnitudine, quippe</text:span></text:p>
      <text:p text:style-name="P19"><text:span text:style-name="T26">dictum ante fuit illa intendi atque remitti, sed eandem<text:line-break/>genere. Namque nihil quod bonum sit, in malorum genus<text:line-break/>migrat nec horum quidquam in honorum genus desciscit,<text:line-break/>si modo propriae distinctiones lu dijudicando adhibeantur.<text:line-break/>Verum non sic habet in symptomatis. Nam plerique et<text:line-break/>magna cum difficultate spirant et insaniunt et praecordio-<text:line-break/>rum contractionem fentinnt et splendores cernere se</text:span><text:span text:style-name="T35">1</text:span><text:span text:style-name="T26"> pu-<text:line-break/>tant et atra quaedam oculis observari per crisin. Ad haec<text:line-break/>cordis dolor corripit, labrum inferius crebro agitatur motu,<text:line-break/>parotides aut alii quidum abfcessus proveniunt. Haec enim<text:line-break/>- omnia partim ut dictum est,- vis ipsa ratioque crisis pro-<text:line-break/>ducit, partim vero increscentibus morbis succedere viden-<text:line-break/>tur. Quare haud absurde id quoque dictum ab illo fuit:<text:line-break/></text:span><text:span text:style-name="T21">quae judicandi vi praedita non judicant alia mortem,<text:line-break/>alia difficilem crisin minari.</text:span><text:span text:style-name="T26"> Verum haec omnia cum aliis<text:line-break/>quibusdam in libris tum in his, quos de crisibus fcripsi-<text:line-break/>mus, tam sunt aperte a nonis explicata, ut jam nihil ad<text:line-break/>praecognitionem deesse videatur. Quamobrem quod ego<text:line-break/>semper consilium do, nunc etiam dare non pigebit. In</text:span></text:p>
      <text:p text:style-name="P20"><text:span text:style-name="T26">primis quidem potissimumque ediscendis medicae artis ope-<text:line-break/>ribus studium impendendum esse censeo, alias vero ejus-<text:line-break/>modi de voce et significatione quaestiones, quaeque logi-<text:line-break/>cam habent contemplationem, postremo et magno in otio<text:line-break/>tractanda. Quemadmodum hoc etiam loco facimus de<text:line-break/>nominum </text:span><text:span text:style-name="T11">τεκμηρίου </text:span><text:span text:style-name="T26">atque </text:span><text:span text:style-name="T21">arjutsev</text:span><text:span text:style-name="T26"> significatione. Quum<text:line-break/>enim' quidquid ad artem videtur conducere exposuerim,<text:line-break/>aliam nunc a priore afferam istorum interpretationem-<text:line-break/>Est autem ejusmodi. In symptomatis quae vim habent<text:line-break/>judicandi, licet aliquando </text:span><text:span text:style-name="T11">τον. σημείον </text:span><text:span text:style-name="T26">nomen damnare,<text:line-break/>verum </text:span><text:span text:style-name="T11">τὸ τεκμήριον </text:span><text:span text:style-name="T26">non licet. Nam illa tantummodo a<text:line-break/>Graecis </text:span><text:span text:style-name="T11">σημεῖα </text:span><text:span text:style-name="T26">simul et </text:span><text:span text:style-name="T11">τεκμἠριά </text:span><text:span text:style-name="T26">vocantur, ex quibus sa-<text:line-break/>lus aegri aut pernicies certa est. Quae si quis uno no-<text:line-break/>mine complecti velit, dicet esse facultatum, quibus cor-<text:line-break/>pus gubernatur testimonia quam imbecillae sint aut robu-<text:line-break/>stae , inter quae etiam cruditatis coctionilque signa con-<text:line-break/>tinentur. At nulla symptomata quae judicandi vim possi-<text:line-break/>dent, tali praedita funt natura, fed futuram quidem</text:span></text:p>
      <text:p text:style-name="P20"><text:span text:style-name="T26">crisin per excretionem vel abfcessum ostendunt et prae-<text:line-break/>terea excretionis vel abscessus speciem, veluti sanguinis<text:line-break/>prolusionem aut vomitus aut parotidas. An vero bona<text:line-break/>crisis erit, an mala fieri non potest, ut per haec signa<text:line-break/>intelligas. Namque crises ejusmodi bonum aeque ac ma-<text:line-break/>lnm exitum consequuntur. Verum enim vero certissimam<text:line-break/>dijudicandi rationem nos docuit non ex quibusdam sym-<text:line-break/>ptomatis, sed notis atque argumentis: </text:span><text:span text:style-name="T21">concoctio enim,<text:line-break/></text:span><text:span text:style-name="T26">luquit, cito </text:span><text:span text:style-name="T21">suturam cristn et tutam valetudinem pollice-,<text:line-break/>tur: cruda vero atque incocta, quaeque in malos versu<text:line-break/>sunt abscestsus aut nullam aut surum cristn vel dolores vel<text:line-break/>mortem vel eorum recidivas minitantur.</text:span><text:span text:style-name="T26"> Itaque, fore<text:line-break/>quidem crisin ex judicantibus symptomatis, quae etiam<text:line-break/>judicantes notas licet appellere, praefciri potest, an vero<text:line-break/>bene an male cedet, ex his quae concocni sunt, sumenda<text:line-break/>cognitio est. Sed haec rursus futuram crisin non produnt,<text:line-break/>salutis autem aut interitus documenta praebent. Ista qui-<text:line-break/>dem. est praeter fupra dictas nominum interpretatio, una</text:span></text:p>
      <text:p text:style-name="P19"><text:span text:style-name="T26">cum iis, quae ad artem conducunt explicata. Nec vero<text:line-break/>te lateat notas etiam vim judicandi habentes genere fym-<text:line-break/>, ptomata esse, quae futuras excretiones aut abscessus de-<text:line-break/>nunciant. Hae autem causae quidem primum funt ab-<text:line-break/>igendi morbi aut exsolvendarum virium; per accidens<text:line-break/>vero etiam inter signa censentur.</text:span></text:p>
      <text:h text:style-name="Heading_20_2" text:outline-level="2">XL.</text:h>
      <text:p text:style-name="P16"><text:span text:style-name="T21">Quandoquidem et in Libya et in Delo et in Scythia prius<text:line-break/>scripta stgnn- vera este comprobantur.</text:span></text:p>
      <text:p text:style-name="P18"><text:span text:style-name="T26">Dicens der regionibus non est usus ea qua solet bre- -<text:line-break/>vitate. Nam fi priori sententiae duas modo syllabas ad-<text:line-break/>jecisset , non fuisset necesse hanc adscribere. Ego vero<text:line-break/>illas addam quo plane intelligatis qualis fuisset oratio.<text:line-break/>Nec vero latere quemquam debet, fed certo tenendum est<text:line-break/>et argumenta et rerum notas mala quidem malum, bona<text:line-break/>vero bonum cum lu omni anno tum in omnibus anni</text:span></text:p>
      <text:p text:style-name="P19"><text:span text:style-name="T26">temporibus tum regionibus designare. Cui sententiae lu-<text:line-break/>serens regionum nomen superflua esse proposita nunc verba<text:line-break/>tibi aperte ostendi. Haec enim non aliud docent quam<text:line-break/>utraque signa tam bona quam mala aliquid sui simile<text:line-break/>indicare in omni regione, five calida sive 'frigida sive<text:line-break/>temperata sit. Africam enim tanquain calidam, Scythiam,<text:line-break/>ut frigidam, Delum pro temperata et inturutramque me-<text:line-break/>dia exempli causa adduxit;</text:span></text:p>
      <text:h text:style-name="Heading_20_2" text:outline-level="2">XLI.</text:h>
      <text:p text:style-name="P76"><text:span text:style-name="T21">Probe .itaque sciendum est quod in his regionibus longe<text:line-break/>plura his ajsequi haud arduum stt st quis ea cognitione<text:line-break/>complexus recte</text:span><text:span text:style-name="T26"> tum </text:span><text:span text:style-name="T21">judicare tum recte ratione colli-<text:line-break/>gere fciat.<text:tab/>-<text:tab/>'</text:span></text:p>
      <text:p text:style-name="P18"><text:span text:style-name="T26">Quod nos prius quodam loco diximus, prout oratio<text:line-break/>postulare videbatur,, id nunc Hippocrates ipfe adscripfit;<text:line-break/>qui recte calluerit signorum vires, si non perpetuo possit<text:line-break/>futura certo praesagire, multa tamen saepius vera dictu-</text:span></text:p>
      <text:p text:style-name="P19"><text:span text:style-name="T26">tum esse quam secus eveniat atque praedixerit. Qua<text:line-break/>quidem in re alter alteri praesagiendo excellit. Quippe<text:line-break/>nunquam errare supra hominem est, rarissime autem so-<text:line-break/>lius est artificis. Sed in hoc quidem magna etiam est di-<text:line-break/>versitas. Nam qui vigesima modo praedictione aberrat,<text:line-break/>non parum illi praestat qui decima quaque semel fallitur<text:line-break/>atque is rursus illi ipsi, qui centesima quaque semel dum-<text:line-break/>taxat, decipitur, quemadmodum et hic rursus ab illo vin-<text:line-break/>citur,,, qui ducentesima. Itaque non recte videntur em-<text:line-break/>pirici nos percontari, ecquod tandem theorema magna ex<text:line-break/>parte verum rationis accessione firmum perpetuumque esse-<text:line-break/>cimus. Quod quum ostendere non possimus, sibi videntur<text:line-break/>convicisse adjectam frustra a nobis fuisse rationem. Nos<text:line-break/>enim quamvis non perpetuo , saepius tamen quam illi ut<text:line-break/>futura praesagiendo, sic aegros curando finem artis con-<text:line-break/>fequitur.</text:span></text:p>
      <text:h text:style-name="P7" text:outline-level="2">XLll.</text:h>
      <text:p text:style-name="P18"><text:span text:style-name="T21">At nullius morbi nomen quod hic scriptum non stt expe-<text:line-break/>‘ tendum esa Omnes enim qui in praedictis temporibus<text:line-break/>judicantur, iisdem stgnis cognosces.</text:span></text:p>
      <text:p text:style-name="P18"><text:span text:style-name="T26">Hoc mihi ridetur extremo libro adjecisse propterea<text:line-break/>quod in isto de morbis acutis atque aliis qui ab ipsis<text:line-break/>nasicuntur se disseruisse professus esu Itaque memor ple-<text:line-break/>raque signa tam bona quam mala simpliciter a fe propo-<text:line-break/>sita fuisse, ut morbis omnibus communia, pauca autem<text:line-break/>certis quibusdam morbis assignata, id nobis revocavit in<text:line-break/>memoriam : simulque addidit nullum prorsus praetermissum<text:line-break/>fuisse. Quod forte nobis falsum esse rideatur, quum non-<text:line-break/>nullos quidem ipsc nominarim expresserit, alios autem rni-<text:line-break/>nime. Hoc enim non temere nec nullam ob causam sic<text:line-break/>factum ab eo fuisse declarat. Nam quia morbi quidam<text:line-break/>praeter caeteros peculiarem disciplinam postulare videban-<text:line-break/>tur, ideo mentionem illorum nominarim fecit, alii vero</text:span></text:p>
      <text:p text:style-name="P19"><text:span text:style-name="T26">omnes quorum nomina tacuit, sub communibus signis<text:line-break/>comprehenduntur. Et ne longe abeas, quae primum ab<text:line-break/>eo depicta est mortifera, nt vocant, facies in omni morbo<text:line-break/>- acuto recte dicitur perniciosa este. Aeque vero et omnia<text:line-break/>quae scriptu funt de jacentium habitu, de respiratione, de<text:line-break/>somno , de vigilis et aliis, quae passirn omnibus in mor-<text:line-break/>bis accidunt, qui antedictis temporibus judicantur. Neque<text:line-break/>enim de longis morbis scriptus ab eo liber est, fed quem-<text:line-break/>admodum ipfe dixit, acutis et qui ab his prodeunt. Quo-<text:line-break/>rum spatia ipfe quoque explicavit, nonnullis quidem ex-<text:line-break/>tremurn diem vigesimum, aliis vero quadragesimum aut<text:line-break/>sexagesimum praescribens.</text:span></text:p>
      <text:h text:style-name="P5" text:outline-level="1"><text:bookmark-start text:name="bookmark22"/>HIPPOCRATIS DE FRACTURIS<text:line-break/>LlBER ET GALENI IN EUM<text:line-break/>COMMENTARIUS <text:bookmark-end text:name="bookmark22"/><text:span text:style-name="T20">I.</text:span></text:h>
      <text:h text:style-name="P8" text:outline-level="2">Praefatio.</text:h>
      <text:p text:style-name="P77"><text:span text:style-name="T26">A.nte singularium explanationem om-<text:line-break/>nem universalium explicationem percepisse praestiterit,<text:line-break/>quod sit ipsius vis quaecunque in operibus, obscura sunt<text:line-break/>ea dilucida reddere; quiddam autem eorum quae scripta<text:line-break/>sunt ut verum demonstrare vel ut falsum refellere, ut si<text:line-break/>quis captiose arguerit eum patrocinari, ab explanatione<text:line-break/>dissidet. Consuevit tamen fieri ab omnibus, ut dixi, com-<text:line-break/>mentarios scribentibus. Id certe explanatorem medio-</text:span></text:p>
      <text:p text:style-name="P20"><text:span text:style-name="T26">criter attingere nihil prohibet. Sed de auctoris decretis<text:line-break/>silane contendere, id explanationis terminum excedit.</text:span></text:p>
      <text:p text:style-name="P21"><text:span text:style-name="T26">Quum itaque non ad hunc, sed ad commemoratum sco-<text:line-break/>pum ego inspiciam, ubique his veris explanationibus con-<text:line-break/>cisa fidei faciendae gratia ex his quae pronunciata sunt<text:line-break/>adjiciam. Verum quum duplex sit hujus explanationis<text:line-break/>differentia, quodque id ipsum obscurum duplex etiam exi-<text:line-break/>stat, de hoc quoque aliquid praefari praestantius esse mihi<text:line-break/>videtur. Ai quae in commentario de explanatione seor-<text:line-break/>sam productioribus verbis enunciata sunt, haec ipse tam-<text:line-break/>quam epitome quaedam perpaucis enunciabuntur. Illic<text:line-break/>enim monstratum est aliud quidem revera obscurum esse<text:line-break/>quod per se tale existis; aliud vero quod in se prius or-<text:line-break/>tum non habet, idque praecipue quum permultae sint<text:line-break/>auditorum differentiae tum prout prius sermonibus eruditi<text:line-break/>sunt </text:span><text:span text:style-name="T21">et</text:span><text:span text:style-name="T26"> exercitati'vel omnino rudes; tum prout natura<text:line-break/>perspicaces sunt et prudentes veI hebetes et imprudentes.<text:line-break/>Jam primum ergo hoc in proposito libro de fracturis irn-</text:span></text:p>
      <text:p text:style-name="P20"><text:span text:style-name="T11">. </text:span><text:span text:style-name="T26">moremur, ubi pronuneiavit Hippocrates: dicendum igitur<text:line-break/>de medicorum erroribus de manus natura, quos tum do-<text:line-break/>cere tum dedocere velim. Obscuritatem habet, per se<text:line-break/>hic textus, quum mluime nos probemus quosdam esse<text:line-break/>errores quos docere oporteat; Hujusmodi etiam illud est:<text:line-break/>praeterea exteusio articuli hoc in habitu curvata est. Ex-<text:line-break/>tensi namque brachii figuram curvatam, inquit, ad cubi-<text:line-break/>tum habet articulus; videtur autem et hoc absurdum, id<text:line-break/>curvari dicere quod rectum esu Item illud ab eo ita<text:line-break/>prolatum: nam si ita collocetur imum caput humeri, quod<text:line-break/>cardinis modo in cubiti Iluum incumbit Hoc in habitu<text:line-break/>humeri et cubiti ossibus rectitudinem conciliat, ac si to-<text:line-break/>tum unum sit. Sed si quis inspexerit quale sit utrum-<text:line-break/>que ossium de quibus est sermo, nullam habet obscuritatem.<text:line-break/>At articulationis cubiti naturam ignoranti haec obscura<text:line-break/>jure conspicitur oratio. Mihi autem melius esse ridetur,<text:line-break/>etiam hujusmodi omnia explicare: quod qui librum hunc<text:line-break/>legunt, eorum plurimi anatomes imperiti sum. Quae vero</text:span></text:p>
      <text:p text:style-name="P19"><text:span text:style-name="T26">nihil quidquam tale continent, ea me praetermittere con-<text:line-break/>scntaneurn est, tantum de his etiamnum hunc libram le-<text:line-break/>cturis prolocutum, si aliquam, dictionem textuum quos<text:line-break/>explicaverim quiddam ahditunf habere censueris, inspi-<text:line-break/>• ciendum in primis tibi esse an- liber tuus erroribus fca-<text:line-break/>teat cum exemplaribus fido dignis conferendus et exami-<text:line-break/>nandus, Tum si recte habere videatur, eandem dictionem<text:line-break/>et secundo et tertio legito, ipsique explorate mentem ad-<text:line-break/>‘hibe. Ego siquidem quum praesentem cum praesenti lego<text:line-break/>librum, ad unguem explanationis modum possum conjicere,<text:line-break/>passim addlscentis ingenium inspiciens. At/pium omnibus<text:line-break/>scribo, neque quid maxime idoneum exigat ingenium con-<text:line-break/>jicio. Nam illud plerisque obscurum erit, hoc iniquo<text:line-break/>animo ferunt qui in rebus claris immorantur. Optimum<text:line-break/>igitur censeo, quid ingenium mediocre postulet conjicere.<text:line-break/>Quod ubi </text:span><text:span text:style-name="T11">ηοή </text:span><text:span text:style-name="T26">succedit, magis ad id spectare quod prae-<text:line-break/>stantius esu Neque enim omnino commentarios legendos<text:line-break/>puto, quibus ingenium inferius est mediocri quibusciim</text:span></text:p>
      <text:p text:style-name="P20"><text:span text:style-name="T26">bene agitur , si postquam de doctoribus eadem saepius an-<text:line-break/>dierint, aliis atque aliis verbis explanata percipiunt.</text:span></text:p>
      <text:h text:style-name="Heading_20_2" text:outline-level="2"><text:span text:style-name="T61">I</text:span>.</text:h>
      <text:p text:style-name="P16"><text:span text:style-name="T21">Medicum oportet tum luxationum tum fracturarum inten-<text:line-break/>siones quam rectifstmas facere.</text:span></text:p>
      <text:p text:style-name="P18"><text:span text:style-name="T26">Nonnulli textus etiamsi nihil doceant quod sit magni<text:line-break/>momenti, eos tamen explanationis particulas esse credi- '<text:line-break/>tum est: tales sunt qui diversas scripturas notant. Hujus-<text:line-break/>modi quidquam et nunc in proposita oratione existit.<text:line-break/>Medicum oportet nonnullis quidem scribentibus, nonnus-<text:line-break/>lis vero citra principium, medicum oportet. Id enim<text:line-break/>profecto etiam consuetum est Atticis, quorum linguam<text:line-break/>aliquantulum ita usurpat Hippocrates ut ipsam pristinam<text:line-break/>esse Atticam quidam profiteantur. At in altero libello<text:line-break/>quae de Hippocratis idiomate judicia feramus , ea seor-<text:line-break/>fum declarata sunt. Atque nunc lu explanationis exordio</text:span></text:p>
      <text:p text:style-name="P20"><text:span text:style-name="T26">satis est praenunciasse, me hujusmodi omnia praetermissu-<text:line-break/>rurn, quum propositae tractationis necessariae non sint<text:line-break/>partes et immensam commentariis molem advectura sint.<text:line-break/>Tum luxationum tum fracturarum extensiones quam re-<text:line-break/>ctissimas facere. Non solum prolapsiones et procidentias<text:line-break/>vocat ossium e propria sede secessus citra fracturas factos,<text:line-break/>fed et his nominibus tum luxationes tum exarticulationes<text:line-break/>addidit. De fracturis autem id notatu dignum est, Hip-<text:line-break/>pocratem ut qui ipsas saepius </text:span><text:span text:style-name="T11">χατάγματα </text:span><text:span text:style-name="T26">nominat, parcius<text:line-break/>vero </text:span><text:span text:style-name="T11">ἀγμὸς </text:span><text:span text:style-name="T26">fcripsit, eo vocabulo quod rarius usurpavit<text:line-break/>hujus operis inscriptionem fecisse. Unde nonnulli profe-<text:line-break/>runt, haec opera ab ipso Hippoerate minime superata<text:line-break/>fuisse, sed ambo unicum solum conscriptum esse, quum<text:line-break/>liber de articulis inscriptus huic nobis nunc proposito<text:line-break/>vicinus adhaereat; postea prae mole duos in libros a quo-<text:line-break/>dam divisum suisse,- atque ubi unum ambo constituerunt,<text:line-break/>communem etiam titulum ipsis inscriptum esse de officina<text:line-break/>medici. Atque hujus rei ipsi testimonium ferre male co-</text:span></text:p>
      <text:p text:style-name="P19"><text:span text:style-name="T26">nantur asserentes nimirum a prisco viro primo Hippo-<text:line-break/>crate Guosidici filio unum opus esse de officina medici.<text:line-break/>Non enim certe praesentem parvum , libellum ita inscri-<text:line-break/>ptum magnus Hippocrates scripsit, qui maximus inter<text:line-break/>Graecos et auctor et medicus habitus esu Sed quia de<text:line-break/>iis quae in medici officina fiunt in his duobus libris ipsi<text:line-break/>oratio est, propterea narrant inscriptos fuisse de officina<text:line-break/>medici, proindeque etiam doctrinae ordinem exquisite non<text:line-break/>servari. Nam et hoc in libro de fracturis ipfum quarum-<text:line-break/>dam luxationum mentionem secesse, et in sequenti de ar-<text:line-break/>ticulis luxatis quaedam non pauca de fracturis inseruisse/<text:line-break/>; Verum quibus praesset hosce libros non ab aliquo sejun-<text:line-break/>ctos, sed a principio duos scriptos fuisse ab iis in quibus<text:line-break/>magis versantur, inscriptum nomen dedisse pronunciant.<text:line-break/>Sic enim opinantur ipsi eorum inscriptiones fecisse, inde-<text:line-break/>que auspicati prolixam orationem ducunt ostendentes plu-<text:line-break/>rimos ipsius libros hac ratione inscriptos esse. . Equidem<text:line-break/>an in unum contulerit ipfe Hippocrates ambo haec opera</text:span></text:p>
      <text:p text:style-name="P19"><text:span text:style-name="T26">an non, dicere non habeo. Procedente autem oratione<text:line-break/>ostensurum me polliceor fracturas doctrinae cognitione,<text:line-break/>, luxationibus; de quibus hoc in opere scripsit, esse con-<text:line-break/>junctissimas; item luxationes fracturis quas in libro de<text:line-break/>.articulis docuit, juxta ea quae in illo opere de luxatio-<text:line-break/>nibus dicta </text:span><text:span text:style-name="T21">furit.</text:span><text:span text:style-name="T26"> Cur vero in proposito nunc textu tum<text:line-break/>luxationum tum fracturarum protulerit , permutato oratio-<text:line-break/>nis ordine, quum scriptis mandare debuerit, tum fractu-<text:line-break/>:rerum tum luxationum, ut qui primum de fracturis do-<text:line-break/>ceat hanc unam rationem proferendam habeo. Etenim<text:line-break/>tum ab Hippocrate multoties et-a cunctis majoribus qui-<text:line-break/>cunque eloquentissimi suerunt, talem eloquntiouis 'ideam<text:line-break/>comparatam fuisse constat. Fortassis igitur non dicendo-<text:line-break/>rum ordinem, sed ordinis concentum animadverterunt;<text:line-break/>imo vero exquisitum ordinem in hujusmodi orationibus<text:line-break/>prorsus neglexerunt: extensiones quam rectissimas faceret<text:line-break/>In quibus membra luxata aut fracta funt, extensiones<text:line-break/>quam rectissimo habitu figurari praecipit; fed an ipsa ex-</text:span></text:p>
      <text:p text:style-name="P20"><text:span text:style-name="T26">tendi debeant hic non apposuit. De habitu vero in quo<text:line-break/>membra collocari deceat, dum extensio celebratur, longa<text:line-break/>oratione pertractat. Licebat igitur ipsi in opere rei ve-<text:line-break/>ritatem docenti eos qui fecus sentirent silentio praeter-<text:line-break/>mittere. Enimvero non hac in oratione solum, sed etiam<text:line-break/>in ceteris omnibus honestius est agnoscere, orationum<text:line-break/>nonnullas quidem esse quae summatim res proserunt atque<text:line-break/>hae profecto sunt brevissimae; nonnullas vero his maxime<text:line-break/>contrarias quae res fuse lateque explicant, nulla omnino<text:line-break/>praetermissa quae utiliter enunciari valeat. Ceteras vero<text:line-break/>ad omnes his interjectas esse: has quidem ad brevissimas,<text:line-break/>illas longissimis propius accedere; quemadmodum rursus<text:line-break/>alias a medio distare paululum secedentes. Utriusque<text:line-break/>igitur generis singulas pro arbitrio et otio legere opus est.<text:line-break/>Eos autem minime accusare qui ob breviloquentiam oh-<text:line-break/>fcurius fcribunt neque eos qui perspicuitatis studio pro-<text:line-break/>ductius feruntur. Non enim lex illis imponenda est,<text:line-break/>quum haec nullum profectum allatura sint, fed accipere</text:span></text:p>
      <text:p text:style-name="P19"><text:span text:style-name="T26">debet unusquisque quod sibi utile sit intuitus doctrinae<text:line-break/>scopos non omnibus libris eosdem esse. Verbi gratia quod<text:line-break/>hi duo libri tum de fracturis tum de luxationibus copiofe<text:line-break/>quidem fe docturos denuncient, surnmatim vero vectiarius,<text:line-break/>qui eandem ac ceteri doctrinam complectuntur. Quod<text:line-break/>ad res spectat, idem surnmatim agit. Est autem oratio<text:line-break/>copiosa ad perspicuitatem idonea, compendiosa vero ad<text:line-break/>memoriam. Haec oratio a me semel enunciata tuae me-<text:line-break/>moriae perpetuo insideat. Jam vero’ mihi de rebus quas<text:line-break/>docet posthac disserenti accurate mentem adhibe. Ipse<text:line-break/>namque postea quaerit, an sive fractum os componendum<text:line-break/>sive luxatum in suam sedem- collocandum sit, extundere<text:line-break/>prius oporteat. Mihi autem nunc se prodit occesio, ipsi<text:line-break/>perspicuitatem explanationis scopum habenti, ad' quam<text:line-break/>orationis ordo quam plurimum confert rerum omnium con-<text:line-break/>sentanearum nihil quidem denunciare ipse. Non ordluis<text:line-break/>dumtaxat, verum etiam modi singularum omnium oratio-</text:span></text:p>
      <text:p text:style-name="P19"><text:span text:style-name="T26">num est peripicuitas. Non enim alia de causa explicatio-<text:line-break/>nem scribimus. • Ia libris igitur de motu musculorum do-<text:line-break/>cuimus maxime quidem proprium ipsis esse, prout ad*<text:line-break/>reliquas corporis partes referuntur, maxime vero com-<text:line-break/>mune, prout est fefe luvicem lu fe ipsos sublidere exem-<text:line-break/>plo simili lori, chordae aut funis. Quemadmodum enim<text:line-break/>haec distendimus, ubi utrisque extremorum prehensis lu<text:line-break/>contrarium attrahimus, quibus dimissis ac positis ipsa con-<text:line-break/>trahuntur: sic etiam musculi in ossa utrisque extremis<text:line-break/>inserti connexiones quidem suas iis quae manibus fiunt<text:line-break/>, prehensionibus consimiles sortiantur. Ab ipsis autem attra-<text:line-break/>cti ad contrarium extremorum medium, quod est univer-<text:line-break/>nsum ipfum corpus extensum detinenti Quamobrem quum<text:line-break/>quis eorum omnes fibras transversim interciderit, partes<text:line-break/>vulneratae plurimum a sc invicem diducuntur, illa qui-<text:line-break/>, dem fursum ad totum musculi caput , haec vero deorsum<text:line-break/>ad caudam, ubi alteri ossi in membrum inseritur post<text:line-break/>articulationem. Quum igitur articulatum, os citra musculi</text:span></text:p>
      <text:p text:style-name="P20"><text:span text:style-name="T26">tensionem a propria sede exciderit vel illam in partem,<text:line-break/>ad quam inserta musculi cauda luxationem fecerit, ut qui<text:line-break/>totus ad eundem concurrat et ad proprium caput attra-<text:line-break/>hatur pars membri ipsius cui nectitur simul revellitur,<text:line-break/>quod caput est ossis, quod in articulationem inseritur,<text:line-break/>quo contracto os quoque contrahitur.</text:span></text:p>
      <text:p text:style-name="P78"><text:span text:style-name="T26">- A. ; si. '*<text:line-break/>Praecisarum musculi partium Ollis caput </text:span><text:span text:style-name="T21">a</text:span><text:span text:style-name="T26"> masculo contracto<text:line-break/>retractio.<text:tab/>altius sublatum.-</text:span></text:p>
      <text:p text:style-name="P18"><text:span text:style-name="T26">Hoc autem in affectu accidit caput ossis, quod lu<text:line-break/>articulatlone subjectum est; in obsequenti sede sublimius<text:line-break/>collocari. Quare fieri non potest, ipsam in propriam se-<text:line-break/>dem restitui, priusquam protenso tuto osse deorsum tan-<text:line-break/>tum compellatur, quantum praeter naturam se extulit..<text:line-break/>Haec igitur causa datur qua ossa luxata prius protendenda<text:line-break/>funt. Quod autem et contrita ossa protensiones desiderent,<text:line-break/>inde maxime didiceris Quemadmodum' lu luxatis resti-<text:line-break/>tuendum est quod excidit, sic lu fractis quod affectum est</text:span></text:p>
      <text:p text:style-name="P20"><text:span text:style-name="T26">componendum, ita ut contriti membri extrema se tangant.<text:line-break/>Est enim fractura continuitatis in osse corruptio, quem-<text:line-break/>admodum ulcus in cerne. Utrique autem extremum sa-<text:line-break/>nationis est' ab initio unitatem reducere. Hoc autem fieri<text:line-break/>non potest, nisi fracti ossis partes e regione collocentur.<text:line-break/>Haec autem operatio conformatio vocatur. Itaque si exi-<text:line-break/>lis fractura fuerit, utrimque affecti ossis partium sedem<text:line-break/>propriam tuebitur'; si vero universum os contritum sit,<text:line-break/>ejus partes inter fe mutuo cedere necesse est; has quidem<text:line-break/>si ita fors tulerit, in anteriorem, illas vero lu posterio-<text:line-break/>rem regionem; alias quidem in dextram, alias in sinistram<text:line-break/>luxari. Quamobrem ambabus manibus utrumque membrum<text:line-break/>prehendentes, quod in anteriorem luxatur, in posteriorem<text:line-break/>impellimus; quod in posteriorem, in anteriorem compel-<text:line-break/>limus; quod in sinistram discedit, in dextram trudimus;<text:line-break/>quod hane in regionem prolapsum est, in alteram deduci-<text:line-break/>mus, ita ut omnes contriti ossis partes per manus cornpo-<text:line-break/>rientes lu contrarias partes mutuo urgeantur. Itaque dum</text:span></text:p>
      <text:p text:style-name="P19"><text:span text:style-name="T26">haec fit operatio, periculum est, ne quaedam fracti ossis<text:line-break/>eminentiae perfringantur. Non enim certe ita exacte<text:line-break/>utrumque os extremum laeve redditur, ut a gladiis serris<text:line-break/>similibus. Qui namque dentati vocantur, hi asperitates<text:line-break/>efficiunt.</text:span></text:p>
      <text:p text:style-name="P79"><text:span text:style-name="T26">C.<text:tab/>£&gt;.<text:tab/>.E.</text:span></text:p>
      <text:p text:style-name="P16"><text:span text:style-name="T26">Fracti ossis altenia- Serra cultraria. Serra dentata,<text:line-break/>tio et afperitas.</text:span></text:p>
      <text:p text:style-name="P18"><text:span text:style-name="T26">Quarnohrem fracti ossis partes in diversa mutuo, illa<text:line-break/>fursum, haec deorsum deducentes ad fe invicem accedi-<text:line-break/>mus, caventes in adducendo partes immutatas in fe invi-<text:line-break/>cem aliquas ipsarum eminentias confringi. Hoc autem pror-<text:line-break/>fus accidit, quum ossa sub aliis alia condantur. Sic enim<text:line-break/>Hippocrates ossium quae conformantur partes nominavit,<text:line-break/>quum in propriam regionem reducuntur. Ut igitur quae<text:line-break/>sejunctae introducuntur partes; alteram quidem sursum,<text:line-break/>alteram vero, deorsum attrahere oportet, quod jam omnes<text:line-break/>medici ita faciunt; rem quidem interdum solis ministro-<text:line-break/>rum manibus committentes, interdum vero laqueos inji-</text:span></text:p>
      <text:p text:style-name="P19"><text:span text:style-name="T26">cientes, quum contraria vehementi contentione opus ha-,<text:line-break/>beant. Quod igitur ab extensione tum luxationem tum<text:line-break/>fracturarum curationem </text:span><text:span text:style-name="T21">incipere</text:span><text:span text:style-name="T26"> deceat demonstratum est.<text:line-break/>Quod vero ipsa extensio non in temeraria figura facienda<text:line-break/>sit, deinceps dicendum. Atque illud in primis quum in<text:line-break/>fracturarum curatione quatuor sint operationes, extensio,<text:line-break/>conformatio, deligatio et depositio, unum in omnibus ha-<text:line-break/>bitum esse communem oportet. Conformatio quidem in<text:line-break/>extensione fit. Quod conformatum est, id quam primum<text:line-break/>deligandum conservato membri habitu, quo conformatum<text:line-break/>esu Hunc ipfum rursus tueri oportet per depositionem.<text:line-break/>Translatae siquidem nonnullae deligationis partes laxas<text:line-break/>fasciarum injectiones habebunt, nonnullas vero premen-<text:line-break/>tes. Laxae quidem ossibus moveri concedentes conforma-<text:line-break/>- tionem corrumpunt•' prementes vero dolorem excitantes -<text:line-break/>inflammationem procreant. Quod igitur unum habitum<text:line-break/>esse oporteat, quatuor enunciatis operationibus comma-<text:line-break/>nem demonstratum est. Deinde vero speculamur, quibus</text:span></text:p>
      <text:p text:style-name="P20"><text:span text:style-name="T26">fcopis incumbentes hunc habitum invenire deceat, quod<text:line-break/>tendentium quidem optimus habitus sit, qui citra magnam<text:line-break/>tensionem ossa separata in continuitatem ducit; quum<text:line-break/>continetur ille qui minime laedit, utrumque praestat, qui<text:line-break/>ita figurat, ut musculorum fibrae directae intendantur.<text:line-break/>Directae autem intenduntur, quum ab ima membri parte<text:line-break/>universus musculus collocatur: nam si musculus qui suum<text:line-break/>luitrum habet a parte interiori ita collocetur, ut medius<text:line-break/>ah interiori parte membri extremus ali exteriori vel sic<text:line-break/>ut medius a superiori, extremus ab interiori litus siti Hoc,<text:line-break/>pacto cicca membrum in cochleam ferpens magnam vim.<text:line-break/>requirit, quum intenditur.</text:span></text:p>
      <text:p text:style-name="P80"><text:span text:style-name="T21">— A.<text:tab/>B.</text:span></text:p>
      <text:p text:style-name="P16"><text:span text:style-name="T26">. Musculorum directio. Musculorum distortio in fapi-<text:line-break/>nae manus figuratione.</text:span></text:p>
      <text:p text:style-name="P18"><text:span text:style-name="T26">Itaque si hoc modo figuratum musculum extundas,<text:line-break/>dum fracti ossis partes abunde diducantur, vehementer<text:line-break/>dolebit, magno cum periculo ne convellatur. Conflet enim<text:line-break/>intensionis vi convulsos interdum musculos fuisse; quare</text:span></text:p>
      <text:p text:style-name="P19"><text:span text:style-name="T26">eundem habitum esse constat, qni 'minime laedit et qui<text:line-break/>musculos nullo modo perversos continet, quod aperte Hip-<text:line-break/>pocrates expressit volens, brachium cubitu tantum inniti,<text:line-break/>non ex toto curvatum aut extentum, fed in medio inter<text:line-break/>haec collocatum. Quem habitum ipsc docuit optimum<text:line-break/>.esse, primo quod cubiti os longius est radii sede, ipsum-<text:line-break/>que firmiter fustluet, delude quia .musculi qui oriuntur<text:line-break/>ab interiori tuberculo humeri, extrema habent ab inte-<text:line-break/>riori parte totius brachii, qui ab exteriori lueipiunt, ab<text:line-break/>interiori finiuntur. Cujus autem musculi initium et finis<text:line-break/>ab interiori parte funt totius brachii hujus et reliquae<text:line-break/>omnes partes et propterea totus ipfe musculus. Similiter<text:line-break/>cujus extrema ab exteriori parte funt et ipsu totus ab<text:line-break/>exteriori parte est totius membri. Quin et experimentum<text:line-break/>indicat, hunc habitum minime laedere; ex duobus vero<text:line-break/>quibus hic interjicitur fupinus, musculos plurimum per-</text:span></text:p>
      <text:p text:style-name="P20"><text:span text:style-name="T26">vertit minusque dolori esu Habes de brachio figurando<text:line-break/>surnmatim omnia quae latius deinceps Hippocrates docebit,<text:line-break/>lea ratione usus quae perfecte planeque rem exponit, ita<text:line-break/>ut paucis omnino opus sit ad ea exponenda, iis praefer-<text:line-break/>tim qui imbuti funt puerilibus disciplinis vel apud docto-<text:line-break/>res librum legerunt, quilius sane commentaria scribuntur.</text:span></text:p>
      <text:h text:style-name="Heading_20_2" text:outline-level="2">II.</text:h>
      <text:p text:style-name="P21"><text:span text:style-name="T26">Ea </text:span><text:span text:style-name="T21">namque justifstma est natura.</text:span></text:p>
      <text:p text:style-name="P18"><text:span text:style-name="T26">Ac si dixerit maxime proprium. Quum enim uni-<text:line-break/>cuique rei quod proprium est servatur tum ea juste se res<text:line-break/>habet tum administratur. Quid autem aliud in corpore ,<text:line-break/>proprium est, quum quod secundum naturam fit, non fa-<text:line-break/>cile lutelligitur. Quum ergo unicuique parti et figurae<text:line-break/>et colori et magnitudini luest proprium, optime afficiuntur.</text:span></text:p>
      <text:h text:style-name="P7" text:outline-level="2">III.</text:h>
      <text:p text:style-name="P16"><text:span text:style-name="T21">Quod st quis in hanc vel illam</text:span><text:span text:style-name="T26"> 'partem </text:span><text:span text:style-name="T21">propendeat, prae-<text:line-break/>stat in pronam tendere. 'Levius enim pronam eam iri<text:line-break/>panem peccatum est, quam in supinam.</text:span></text:p>
      <text:p text:style-name="P18"><text:span text:style-name="T26">Duos habitus supinum et pronum commemoravit, qui<text:line-break/>. -et univerfo corpori attribuuntur; attribuuntur quoque,<text:line-break/>uni ipsius parti, veluti manui. ‘Totum igitur corpus pro-<text:line-break/>nnnr jacere dicimus, quum venter quidem inferne, dor-<text:line-break/>fnrn vero superne jacet; contra vero supinum, ubi supine<text:line-break/>quidem venter, inferne vero dorfurn; quorum habituum<text:line-break/>etiam ipse memor orationem de brachio se habiturum in-<text:line-break/>dicavit: non enim certe totum corpus ab aliquo frangi -<text:line-break/>aut luxari potesu Sed causam cur praestet manum ipsam<text:line-break/>in pronum quam siupinum habitum propendere, ubi quis<text:line-break/>deceptus rectum non assequatur, ipse in sequentibus edocuit.</text:span></text:p>
      <text:h text:style-name="P7" text:outline-level="2">IV.</text:h>
      <text:p text:style-name="P16"><text:span text:style-name="T21">Qui igitur praevio consitio njhil prospiciunt, plerumque<text:line-break/>nihil peccant. Qui namque deligatur, ipse justa natura<text:line-break/>coactus manum ita porrigit,</text:span></text:p>
      <text:p text:style-name="P18"><text:span text:style-name="T26">Medici,; inquit, qui ante naturalem brachii habitum<text:line-break/>nihil attendunt, plerumque melina, curant quam qui male<text:line-break/>ratiocinantur. Idiota enim qui alligandus est medico bra-<text:line-break/>chium porrigo figuratum, quemadmodum minime laedat<text:line-break/>instructus a natura, quam nunc justam dixit, quippe quae<text:line-break/>generationis initio et postea in tuta vita degenda </text:span><text:span text:style-name="T11">οἰκεῖον,<text:line-break/></text:span><text:span text:style-name="T26">id est convenientem singulis: partibus habitum luvenit,<text:line-break/>Ipfe enim quialeligabitur brachium porrigit. Vocabulum<text:line-break/>porrigit </text:span><text:span text:style-name="T11">ἀπορὲγει </text:span><text:span text:style-name="T26">dixit, quod nonnulli accipiunt pro </text:span><text:span text:style-name="T11">ὸρέ-<text:line-break/>γει, </text:span><text:span text:style-name="T26">id est porrigit medico; nonnulli pro </text:span><text:span text:style-name="T11">ἀποχωλύει, </text:span><text:span text:style-name="T26">hoc<text:line-break/>est non permittit, ut medicus indoctior membrum in con-<text:line-break/>trarium convertat. Omnes enim homines natura singulas<text:line-break/>partes figurant, quemadmodum minime laedant: quem ha-</text:span></text:p>
      <text:p text:style-name="P20"><text:span text:style-name="T26">bitum indicat Hippocrates esse maxime rectum. Porri-<text:line-break/>gunt igitur aegri </text:span><text:span text:style-name="T21">fe</text:span><text:span text:style-name="T26"> ipsos ita' figuratus atque aegre ferunt,<text:line-break/>ubi aliter </text:span><text:span text:style-name="T26">a </text:span><text:span text:style-name="T26">medicis collocentur, fenitunturque atque oh<text:line-break/>dolorem docenti non parent. Hoc autem -volunt Hippo-<text:line-break/>cratem significasse verbo </text:span><text:span text:style-name="T11">ἀπσρέγει. </text:span><text:span text:style-name="T26">Sed utrovis modo ac-<text:line-break/>ceperit, res eadem manet. 'Nam idiotae</text:span><text:span text:style-name="T26">, </text:span><text:span text:style-name="T26">quum </text:span><text:span text:style-name="T26">ita </text:span><text:span text:style-name="T26">bra-<text:line-break/>chium collocent, quemadmodum minime laedat, praestan-<text:line-break/>tiores </text:span><text:span text:style-name="T26">funt </text:span><text:span text:style-name="T26">medicis, qui quum sibi sapientes videantur,<text:line-break/>male </text:span><text:span text:style-name="T26">hoc </text:span><text:span text:style-name="T26">figurant.</text:span><text:span text:style-name="T35">;</text:span><text:span text:style-name="T26"> </text:span><text:span text:style-name="T26">Sunt </text:span><text:span text:style-name="T21">et.</text:span><text:span text:style-name="T26"> </text:span><text:span text:style-name="T26">qui ad utrumque referant,<text:line-break/>sic a justa natura coactus brachium porrigit. Sed quum<text:line-break/>proposita </text:span><text:span text:style-name="T26">res </text:span><text:span text:style-name="T26">servetur, quomodocunque verbum id acci-<text:line-break/>piatur, supervacaneum est in his amplius insistere: inuti-<text:line-break/>lia enim funt </text:span><text:span text:style-name="T26">et </text:span><text:span text:style-name="T26">inventu facilia quae ambiguis verbis tra- _</text:span></text:p>
      <text:p text:style-name="P21"><text:span text:style-name="T26">' duntur. Quare illi omittenda funt qui tempori parcit,<text:line-break/>quum </text:span><text:span text:style-name="T35">1</text:span><text:span text:style-name="T26"> in iis’ ’ </text:span><text:span text:style-name="T26">quae utilia sunt id consumere magis con-<text:line-break/>veniat.</text:span></text:p>
      <text:h text:style-name="P7" text:outline-level="2">V.</text:h>
      <text:p text:style-name="P16"><text:span text:style-name="T26">(lui </text:span><text:span text:style-name="T21">vero medici sapientes</text:span><text:span text:style-name="T26"> sibi videntur, hi </text:span><text:span text:style-name="T21">sunt nimirum<text:line-break/>qui peccant. Arduum igitur opus non est, manum fra- ,<text:line-break/>ctarn tractare, idque cuivis prope dixerim medico pro-<text:line-break/>clive est.</text:span></text:p>
      <text:p text:style-name="P81"><text:span text:style-name="T21">' . -<text:tab/>/ </text:span><text:span text:style-name="T21">/ ui </text:span><text:span text:style-name="T21">- -<text:tab/></text:span><text:span text:style-name="T21">"•••-.<text:tab/>• i </text:span><text:span text:style-name="T21">r'<text:tab/>.</text:span><text:span text:style-name="T26"><text:tab/>... </text:span><text:span text:style-name="T26">t</text:span></text:p>
      <text:p text:style-name="P18"><text:span text:style-name="T26">Sophistas intelligit eos qui sapienter aliquid sibi in-<text:line-break/>-venisse videntur , errantes tamen atque idcirco non ob-<text:line-break/>servantes quod recte omnes idiotae cognoverunt. </text:span><text:span text:style-name="T26">/-</text:span></text:p>
      <text:h text:style-name="Heading_20_2" text:outline-level="2">VI.</text:h>
      <text:p text:style-name="P21"><text:span text:style-name="T21">Verum en de re cogor plura</text:span><text:span text:style-name="T26"> sicribere, </text:span><text:span text:style-name="T21">quod medicos e (se<text:line-break/>noverim, qui in deligatione ex manus si guris se sapien-<text:line-break/>tes effe duxerunt; ex quibus eosdem potius ig naros este,<text:line-break/>' ac aestimari par erat: alia enim multa hujus artis sita<text:line-break/>judicantur. Quod enim exoticum est nec dum constat<text:line-break/>utrum stt utile, consueto, quod jam non</text:span><text:span text:style-name="T26"> utile </text:span><text:span text:style-name="T21">ejse no-<text:line-break/>runt, anteponunt, quodque alienum est magis laudant<text:line-break/>quam quod probe notum esu-. </text:span><text:span text:style-name="T21">- .</text:span></text:p>
      <text:p text:style-name="P19"><text:span text:style-name="T26">ipsemet tibi ostendit in sequentibus quae omnia obs-<text:line-break/>_cura funt, cur sermonem de figurando brachio dilatavit,<text:line-break/>quamquam locus per se nec difficilis est nec </text:span><text:span text:style-name="T21">ita</text:span><text:span text:style-name="T26"> multa<text:line-break/>verba desiderat, ex quo-protinus causam invenies, quam-<text:line-break/>obrenr: lu iis quae tradidit ordinem omnino exquisitum<text:line-break/>non fer vari t. Quisque enim'prius de eo'quod magis ur-<text:line-break/>get verba facit. Ergo quis medici ejus feculi pro com-<text:line-break/>perto habebant est omnem tam comminuti quam prolapsi<text:line-break/>ossis curationem extensione opus esse, fed ignorabant qui-<text:line-break/>nam- habitsis secundum naturam esset, idcirco de hoc in<text:line-break/>primis egit. Ac multo adhuc magis, quia'medici quidem<text:line-break/>optimo deterrimum habitum anteponentes, pravis rationi-<text:line-break/>bus</text:span><text:span text:style-name="T35">1</text:span><text:span text:style-name="T26"> eaiu trem sibi ipsis atque aliis persuadebant. Quodsi<text:line-break/>ignari omnino fuissent, oportebat verum ipsos' docere. At<text:line-break/>quum non solutu ignari essent, fed etiam cognitionem sibi<text:line-break/>vihdicareut, decesse* fuit Hippocratem id primo convellere,<text:line-break/>deinde animum jam purum -vera lcientia instruere.</text:span></text:p>
      <text:h text:style-name="P7" text:outline-level="2">Vll.</text:h>
      <text:p text:style-name="P16"><text:span text:style-name="T21">Pronunciandum igitur quinam medicorum errores de ma-<text:line-break/>nus natura tum docere tum dedocere velim.</text:span></text:p>
      <text:p text:style-name="P18"><text:span text:style-name="T26">Dedocere quidem vult eos errores quos medici revera<text:line-break/>non esse statuant, eos vero docere quos esse arbitrantur,<text:line-break/>qui tamen non sunt.</text:span></text:p>
      <text:h text:style-name="Heading_20_2" text:outline-level="2">Vlll.</text:h>
      <text:p text:style-name="P16"><text:span text:style-name="T21">Etenim aliorum quoque,, corporis . ofstum doctrinam haec<text:line-break/>complectitur oratio.</text:span></text:p>
      <text:p text:style-name="P18"><text:span text:style-name="T26">Jure pronunciatlianc orationem multorum ac cetero-<text:line-break/>rum ossium curationi nimirum communem esse. Scopi<text:line-break/>namque ad quos qui spectant, eos invenire oportet natu-<text:line-break/>ralem uniuscujusque partis figuram, communes funt om-<text:line-break/>nibus, qui duo sunt, doloris vacuitas et rectitudo, llla</text:span></text:p>
      <text:p text:style-name="P20"><text:span text:style-name="T26">quidem doloris vacuitas experimento, haec vero rectitudo<text:line-break/>ex partium positura invenitur, quam ex anatume discimus.</text:span></text:p>
      <text:h text:style-name="Heading_20_2" text:outline-level="2">IX.</text:h>
      <text:p text:style-name="P16"><text:span text:style-name="T26">Ergo tnamt, de qua </text:span><text:span text:style-name="T21">nobis sermo, qitidam in pronum<text:line-break/>devincire augurabatur. Hic autem coegit manum statui<text:line-break/>sugittarwrurn habitu, quum sagitta surientes humerum<text:line-break/>conjiciunt, atque ita habentem devinxit, hunc este ratus<text:line-break/>naturalem ejus habitum. Cujus rei testimonium adstrue-<text:line-break/></text:span><text:span text:style-name="T26">bant tum </text:span><text:span text:style-name="T21">cubiti offa omnia, quod inter fe rectitudinem<text:line-break/>haberent, tum partium^ aequabilitatem, quod ipsu ster fe<text:line-break/>eandem directionem prae fe ferret , idque tam exteriori-<text:line-break/>bus quam interioribus partibus. Ita quoque et carnes<text:line-break/>et nervos a natura productos esae dicebat. Sagittariam<text:line-break/>quoque artem in testimonium adducebat. His tum dictis<text:line-break/></text:span><text:span text:style-name="T26">tum </text:span><text:span text:style-name="T21">suctis sapiens ejsu sibi videbatur. Ceterarum vero<text:line-break/>artium oblitus erat, quae et robore virium aut artificio<text:line-break/>opus</text:span><text:span text:style-name="T26"> siuum </text:span><text:span text:style-name="T21">moliuntur, nescius alium in alio este habitum</text:span></text:p>
      <text:p text:style-name="P19"><text:span text:style-name="T21">fecundum naturam, Quin et in eodem opere, st fors ita<text:line-break/>tulerit, alias este dextrae manus stguras secundum na-<text:line-break/>turam, alias sinistrae. Alius enim est habitus fecundum<text:line-break/>nataram, in jaculatione, alius in funditoris jactu, alius<text:line-break/>. in lapidatione, alius in pugillatu, alius in quiete. Quas-<text:line-break/>cunque vero artes quis investigaverit, in iis non cadent<text:line-break/>fecundum naturam manuum stgura esa Sed in una-<text:line-break/>quaque arte ei ad idoneum instrumentum quod</text:span><text:span text:style-name="T26"> habet<text:line-break/>quisque et ad opus </text:span><text:span text:style-name="T21">quod perficere intendit manuum fi-<text:line-break/>gurae accommodantur.</text:span></text:p>
      <text:p text:style-name="P18"><text:span text:style-name="T26">De his quoque semel aliquando, meminisse oportet,<text:line-break/>quam rem nos minime praeteribimus. - Quidam ex iis me-<text:line-break/>dicis qui sapientes habentur praeposita verba ergo bra-<text:line-break/>cbium de quo sermo tanquam mendosa jure sno corrigens<text:line-break/>Graece ita scripsit, </text:span><text:span text:style-name="T11">τὴν </text:span><text:span text:style-name="T18">ουν</text:span><text:span text:style-name="T11"> χεῖρα περὶ ῆς ὸ λύγος ἠν, </text:span><text:span text:style-name="T26">ad-<text:line-break/>jecto verbo </text:span><text:span text:style-name="T11">ἡν, </text:span><text:span text:style-name="T26">hoc est </text:span><text:span text:style-name="T21">erat</text:span><text:span text:style-name="T18">,</text:span><text:span text:style-name="T11"> </text:span><text:span text:style-name="T26">suo animo ostentans disci-<text:line-break/>plinam qua fuerat a grammaticis rhetoribusque eruditus.</text:span></text:p>
      <text:p text:style-name="P19"><text:span text:style-name="T26">ita ut ignoret modum praecise loquendi omnibus antiquis<text:line-break/>, usitatum. Erit autem plena oratio, si perflolatur hoc<text:line-break/>modo, ergo brachium; de quo sermo erat, quidam vincien-<text:line-break/>dum dedit pronum. Idiotae plerumque medicis brachium<text:line-break/>porrigunt convenienter figuratum, sed horum: quidam ni-<text:line-break/>mium curiosi recedentes ab eo quod naturaliter propositum<text:line-break/>esse debet, id'autem fuit doloris carentia, pronum habitum<text:line-break/>eligunt, utpote quem commodiorem existiment.</text:span><text:span text:style-name="T35">1</text:span><text:span text:style-name="T26"> Nullus<text:line-break/>tamen idiota medico brachium porrigit resupinatum: mul-<text:line-break/>tum enim abest hic habitus ab. eo qui. minime laedit.<text:line-break/>Quem aliqui medici et ob inscitiam et ut sapientes videan-<text:line-break/>tur, interdum non admittunt, atque ea de causa sagitta-<text:line-break/>riorum exemplo brachium universum collocant, quidam<text:line-break/>penitus resupinatum, quidam non multum ab hujusmodi<text:line-break/>habitu recedens. Peccant igitur non modo in hanc par-<text:line-break/>tem, fed quod- extentum figurent. Quos Hippocrates pro-<text:line-break/>didit ea ratione moveri, quod ubi totum brachium sa-<text:line-break/>gittariorum exemplo figuretur, ossa diriguntur et totius</text:span></text:p>
      <text:p text:style-name="P19"><text:span text:style-name="T26">brachii superjectae culis partes aequantur. Sed haec valde<text:line-break/>probabilia sunt et fe vicissim consequuntur. Illud revera<text:line-break/>non sic habet, carnem et nervos eo habitu perinde atque<text:line-break/>ossa in rectu situ omnibus partibus servari: quodsi ita res<text:line-break/>haberet; uon modo probabiliter, sed firmissime demon—<text:line-break/>strarent hujusmodi habitum naturalem esse. Verum haec<text:line-break/>tolerabilia sunt; transferre autem huc sagittariorum exem-<text:line-break/>plum. existimari debet prorsus fatuum satiusque fuit eos<text:line-break/>ab Hippocrate nullo modo commemorari quam acerrime<text:line-break/>. refelli... Nam quae prorsus stulta sunt deridenda magis-<text:line-break/>funt quam a scriptoribus confutanda; non tamen prohi-<text:line-break/>beo quo minus, dum viventes agunt, redarguantur, </text:span><text:span text:style-name="T21">ac<text:line-break/></text:span><text:span text:style-name="T26">praesertim ubi qui haec nugatur audientibus persuadet, ut<text:line-break/>sibi hominis curationem committant. Fit etiam interdum<text:line-break/>ut nos quoque in scribendo stultis opinionibus contradi-<text:line-break/>camus, ubi multos videmus, illis credere quasi verae sint,<text:line-break/>quod nunc accidit Hippocrati qui nihil esse commune</text:span></text:p>
      <text:p text:style-name="P20"><text:span text:style-name="T26">sagittariis et vincientibus ostendit. Quae vero afferuntur<text:line-break/>de ossibus, nervis et carne recto statu collocandis, quam-<text:line-break/>vis nullum per haec fuisset' Hippocrates reprehensurus,<text:line-break/>per </text:span><text:span text:style-name="T21">fe</text:span><text:span text:style-name="T26"> necessaria fuerant ad optimum habitum invenien-<text:line-break/>dum, cujus caput est, si argumentum ex signo colligamus,<text:line-break/>doloris carentia; id enim neque ipsus idiotas latet, verum<text:line-break/>si rei causam naturamque spectemus, rectus partium </text:span><text:span text:style-name="T21">fla-<text:line-break/>tus</text:span><text:span text:style-name="T26"> qui idiotis non item patet, fed illis dumtaxat qui<text:line-break/>incidendis corporibus operam dederunt. Quae ab Hippo-<text:line-break/>crate subjiciuntur maxima ex parte plana funt nec quid-<text:line-break/>quarn habent quod in quaestionem vocetur. Quare uni-<text:line-break/>versa haec mihi praetereunda, quod non accidit iis qui<text:line-break/>librum legunt, quibus longiore tempore sunt consideranda.<text:line-break/>Quod inquit, hic autem coegit ipsum collocari modo sa-<text:line-break/>gittariorum, quum humeri caput conjiciunt, obscurum est<text:line-break/>et incertum. Quocirca nonnulli verbum conjiciunt, quod<text:line-break/>dixit </text:span><text:span text:style-name="T11">ἐμβάλλωσι, </text:span><text:span text:style-name="T26">propterea scriptum ab Hippocrate existi-<text:line-break/>mant, quod extento brachio humeri caput in sinum cer-<text:line-break/>vicis, quae in lato fcapniarum osse est, conjiciatur, in</text:span></text:p>
      <text:p text:style-name="P19"><text:span text:style-name="T26">quem antea non conjiciebatur, quum brachium demissum<text:line-break/>erat. Tunc enim juxta erat' dumtaxat et contingebat,<text:line-break/>• quam rem his verbis expressit: versatur humerus in lato<text:line-break/>scapularum osse transversus, ubi brachium juxta latus ex-<text:line-break/>tenditur. Censent alii </text:span><text:span text:style-name="T11">ἔμβάλλωσιν </text:span><text:span text:style-name="T26">dixisse Hippocratem<text:line-break/>translatione usum a navium impetu, </text:span><text:span text:style-name="T11">ἐμβολἠ </text:span><text:span text:style-name="T26">Graece dici-<text:line-break/>tur, ubi datur opera ut naves hostium mergantur, quan-<text:line-break/>, documque signo dato prora aptatur ad navem alteram per-<text:line-break/>fringendam , potissimum a latere totamque dissolvendam ac<text:line-break/>submergendam. Tunc quasi paratum esse ad </text:span><text:span text:style-name="T11">ἐμβολὴν, </text:span><text:span text:style-name="T26">id<text:line-break/>est ad impetum faciendum,iiijunt. Item apud comicos por-<text:line-break/>recni membra dicuntur ad </text:span><text:span text:style-name="T11">ἐμβολὴν, </text:span><text:span text:style-name="T26">id est ad impetum<text:line-break/>faciendum parata, quod Aristophanes ostendit, quum inquit:</text:span></text:p>
      <text:p text:style-name="P18"><text:span text:style-name="T11">.Χώρεῖ ἐπὶ γραμμὴν λορδὸς ώς ἐμβολῇ.</text:span></text:p>
      <text:p text:style-name="P21"><text:span text:style-name="T26">id est recta accedit incurvus quasi ad impetum faciendum<text:line-break/>paratus. Quae subdit omnia, si animadvertantur, mani-<text:line-break/>festa sunt usque dum inquit:</text:span></text:p>
      <text:h text:style-name="P7" text:outline-level="2">X.</text:h>
      <text:p text:style-name="P16"><text:span text:style-name="T21">Toxicam exercenti hanc alterius manus stguram optimam<text:line-break/>esae consentaneum esi Hoc enim habitu humeri cardo<text:line-break/>cubiti stnui incumbens cubiti et, humeri ostsibus rectitu-<text:line-break/>dinem efficit, ac st unum potum escet.</text:span></text:p>
      <text:p text:style-name="P18"><text:span text:style-name="T26">Scribit nunc adversius eos qui universum brachium<text:line-break/>intentum devinciunt, sicut; sagittarii sinistrum continent.<text:line-break/>Ait enim ad id agendum jure opus fuisse brachio extento,<text:line-break/>quum nervus dextra tenditur versus partem posteriorem;<text:line-break/>totus vero arcus in eadem regione continetur a sinistra,<text:line-break/>ne in alteram partem inclinetur. Nam si nervus dextra<text:line-break/>valide in posteriorem partem intentus totum arcum fecum<text:line-break/>adducat, ductio sagittae in posteriorem partem impedie-<text:line-break/>tur, ut quae debeat a valido , nervo contentoque emitti.<text:line-break/>Ergo quantum ex ultima contentione remittitur, tantum<text:line-break/>demitur de emissione sagittae, quod quum in confesso sit</text:span></text:p>
      <text:p text:style-name="P19"><text:span text:style-name="T26">Hippocrates causam adjungit hujusmodi: nam si ita collo-<text:line-break/>cetur imum humeri caput, qnod cardinis modo in sinum<text:line-break/>cubiti conjicitur, efficit ut humeri atque brachii, ossa di-<text:line-break/>rigantur et brachium totum sine inclinatione servetur.<text:line-break/>Vocat autem </text:span><text:span text:style-name="T11">γιγγλνμοειδὲς </text:span><text:span text:style-name="T26">imum caput humeri, quod car-<text:line-break/>dinis modo cum cubito committitur, quandoquidem car-<text:line-break/>dines, Graece </text:span><text:span text:style-name="T11">γἰγγλυμοι, </text:span><text:span text:style-name="T26">et quosdam sinus habent et quos-<text:line-break/>dam processus sinibus recipiunt eorum cum quibus com-<text:line-break/>mittuntur processus, processibus in ipsorum sinus inserun-<text:line-break/>tur. Similiter imum caput humeri in gibbum ambitum<text:line-break/>desinens duo a lateribus tubercula exigit, unde similitudo<text:line-break/>trochleae fit. Haeret, autem homini ambitu trochleam re-<text:line-break/>ferente in sinibus cubiti. Extremus hic ambitus et a<text:line-break/>. priori et a posteriori parte cavum habet, in utroque se<text:line-break/>insinuant cubiti processus rostro similes.</text:span></text:p>
      <text:p text:style-name="P82"><text:span text:style-name="T21">A. .<text:tab/></text:span><text:span text:style-name="T26">B.<text:tab/>C.</text:span></text:p>
      <text:p text:style-name="P83"><text:span text:style-name="T26">Tetius brachii ex- Ossis brachii car- Sinui cubiti figma-<text:line-break/>tensio.<text:tab/>linamentum leu<text:tab/>toides.</text:span></text:p>
      <text:p text:style-name="P21"><text:span text:style-name="T26">trochlearis rotun-</text:span></text:p>
      <text:p text:style-name="P21"><text:span text:style-name="T26">• i datio.</text:span></text:p>
      <text:p text:style-name="P19"><text:span text:style-name="T26">Siquidem cubiti caput superius C Iiteram refert, qua<text:line-break/>cum humero committitur, accipitque humeri ambitum qui<text:line-break/>trochleam refert fere totum, ubi brachium sic collocatur,<text:line-break/>ut cubitus'atque humerus rectum angulum ostendant. At<text:line-break/>rursus ubi humero quiescente cubitus’ circa gibbum ejus<text:line-break/>ambitum moveatur, si in priora feratur, cubiti comrnissu-<text:line-break/>ram flectit. Si in posteriora tendit, in maximo quidem<text:line-break/>flexu prior cubiti processus in humeri cavum, quod a<text:line-break/>priori parte est, conjicitur j' in extensione posterior proces-<text:line-break/>sus in posterius cavum, quod quum majus sit, majorem pro-<text:line-break/>cessurn accipit. Quare plurimum extendere et curvare to-<text:line-break/>tum, brachium possumus, quod nullo quidem modo con-<text:line-break/>. tingeret, si nullum cavum in humero fuisset. Quum<text:line-break/>hujusmodi ergo sit cubiti junctura, nbi totum brachium<text:line-break/>ad rectum angulum figuretur, ita ut humerus </text:span><text:span text:style-name="T21">et</text:span><text:span text:style-name="T26"> cubitus<text:line-break/>rectum angulum ostendant, quem habitum Hippocrates<text:line-break/>solitus est appellare </text:span><text:span text:style-name="T11">ὲγγώνιον, </text:span><text:span text:style-name="T26">ambitus trochleam referens<text:line-break/>medius haerent cavo cubiti, quod C iiteram repraesentat.</text:span></text:p>
      <text:p text:style-name="P17"><text:span text:style-name="T26">At ubi totum brachium extenditur, cubitus in posteriorem<text:line-break/>partem fertur et processus, qui ab ea parte est, motui<text:line-break/>praeest, cessat autem quiefeitque quum primum ad humeri<text:line-break/>cavum quod ea parte est pervenit; Quo fit ut commisi-<text:line-break/>sura extendatur et imum humeri caput cardinis modo<text:line-break/>sinu cubiti innitatur. Vocat autem Hippocrates </text:span><text:span text:style-name="T11">βαθμίδα<text:line-break/></text:span><text:span text:style-name="T26">non modo humeri sinum, fed ceteros omnes lu quibus<text:line-break/>recipiuntur ossium processus.</text:span></text:p>
      <text:h text:style-name="Heading_20_2" text:outline-level="2">X<text:span text:style-name="T66">I</text:span>.</text:h>
      <text:p text:style-name="P16"><text:span text:style-name="T21">Atque eo habitu recurvata su articuli reflexio. Ergo con-<text:line-break/>sentaneum est stc locum istum minime stecti plurimum-<text:line-break/>que tendi , neque superant neque concedere dum </text:span><text:span text:style-name="T18">ά </text:span><text:span text:style-name="T21">dex-<text:line-break/>tra manu nervus trahitar,' stcque nervum quidam quam<text:line-break/>plurimum trahet, validifstrno et celerrimo impetu jacu-<text:line-break/>labitur. Ab hujusmodi namque sagittarum emiffionibus</text:span></text:p>
      <text:p text:style-name="P20"><text:span text:style-name="T21">celares tum vehementiae tum altitudines concitantur.<text:line-break/>Deligatio Vero et arti sagittandi nihil ,commune datur.</text:span></text:p>
      <text:p text:style-name="P18"><text:span text:style-name="T26">Ex modis quibus brachium figuratur extensio , flexui<text:line-break/>contraria est", supinus habitus prono. Hi ergo extremi<text:line-break/>suntret quasi quatuor habituum, excessus; duo alii medii<text:line-break/>sunt, unus quidem inter extremum flexum ct extensionem,<text:line-break/>quem Hippocrates, ut dixi, </text:span><text:span text:style-name="T11">ἐγγώνιον </text:span><text:span text:style-name="T26">appellat; alter inter<text:line-break/>pronum et supinum, sub quo ait cubitum radio subjici.<text:line-break/>Igitur sicut hunc justum et rectum dicit, sic etiam illum<text:line-break/>qui </text:span><text:span text:style-name="T11">ἐγγώνιος </text:span><text:span text:style-name="T26">dicitur, sub quo humerus cum cubito ad<text:line-break/>rectum angulum collocatur. Quodsi hic habitus rectus<text:line-break/>est, sequitur ut ubi brachium extenditur non debeat </text:span><text:span text:style-name="T21">re-<text:line-break/>ctus</text:span><text:span text:style-name="T26"> appellari. Si rectus non sit, certe erit in exterio-<text:line-break/>rem partem recurvatus, quemadmodum si in posteriorem<text:line-break/>partem ita recurvetur oe cubiti,. ut cum humero angulum<text:line-break/>ostendat: quod jam nounullis accidisse perspectum est,</text:span></text:p>
      <text:p text:style-name="P20"><text:span text:style-name="T26">quibus necesse est posterius humeri cavum abunde altum<text:line-break/>esse, in quod se inserit posterior cubiti processus. -Quodsi<text:line-break/>hujusmodi cavum nobis omnibus altissimum esset, flectere</text:span></text:p>
      <text:p text:style-name="P84"><text:span text:style-name="T26">, </text:span><text:span text:style-name="T26">in posteriorem partem brachium possemus, ut dixi, </text:span><text:span text:style-name="T26">. </text:span><text:span text:style-name="T26">de<text:line-break/>iis quibus aliquantulum id licet, utpote qui posterius ca-<text:line-break/>vum non secundum naturam penitus habent, fed nimis<text:line-break/>sinuatum.<text:tab/></text:span><text:span text:style-name="T26">.</text:span></text:p>
      <text:h text:style-name="Heading_20_2" text:outline-level="2">XII.</text:h>
      <text:p text:style-name="P16"><text:span text:style-name="T21">Enimvero st quis deligatam manum ita stguratam conti-<text:line-break/>nere desideret, longe alios plerosque dolores vulnere<text:line-break/>majores propagaturus' est Quod st manum flectere ju'<text:line-break/>beat, neque osta neque nervi neque carnes amplius eodem<text:line-break/>habitu consistent, imo superata, deligatione alio trans*<text:line-break/>mutabuntur. Ecquid, opus est sagittariorum habitu?<text:line-break/>Quare surtafsts non peccaret</text:span><text:span text:style-name="T26"> faphista, si </text:span><text:span text:style-name="T21">permitteret<text:line-break/>vulneratam ipsum manum porrigerer</text:span></text:p>
      <text:p text:style-name="P19"><text:span text:style-name="T26">Qui intentum brachium devincit omnino, inquit, vel<text:line-break/>ita contineri jubet vel curvari sinit, utrumvis fecerit, ae-<text:line-break/>grotantem . laedit: nam si in eodem habitu contineatur,<text:line-break/>dolor assidue urget, sin aliter figuretur, depravatur bra-<text:line-break/>chium sub vinculo, quod eo spectat ut membrum sicuti<text:line-break/>compositum ab injectis fasciis contentum fine ullo pressu<text:line-break/>tueatur. At si aliter figuretur, contrarium accidet, nempe<text:line-break/>ut fractura vinculo non contineatur, sed moveatur trans-<text:line-break/>feraturque una cum nervis habitum mutantibus musculis-<text:line-break/>que quos carnem vocavit, eorum nobis naturam ostendens.<text:line-break/>Sunt enim musculi caro sentiendi vim habens a simplici<text:line-break/>carne,, ex qua maxime constant, caro nominati, per quos<text:line-break/>fibrae distribuuntur.a nervis ac ligamentis diductae. Crea-<text:line-break/>tur enim totus musculus a natura ejusmodi fibris conten-<text:line-break/>tus, quibus caro simplex undique ccnicrescit, atque haec,<text:line-break/>est propria musculi natura, per quem venae et arteriae<text:line-break/>discurrunt, ut non secus ac ceterae partes alatur et vi-</text:span></text:p>
      <text:p text:style-name="P20"><text:span text:style-name="T26">vat; proprium vero musculorum corpus fibrae sunt quae<text:line-break/>simplici carne cinguntur, plurimum quidem mediis mufcu-<text:line-break/>lts, tum subinde minus praescrtimque in initio ac fine<text:line-break/>ipsorum. Quocirca extremi musculi nervosi magis funt,<text:line-break/>medii vero carnosi.</text:span></text:p>
      <text:h text:style-name="Heading_20_2" text:outline-level="2">XII<text:span text:style-name="T66">I</text:span>.</text:h>
      <text:p text:style-name="P21"><text:span text:style-name="T21">Alius porro medicas supinam manum</text:span><text:span text:style-name="T26"> praebens ' </text:span><text:span text:style-name="T21">extendere<text:line-break/>imperabat, eoque habitu devinciebat eum naturalem este<text:line-break/>ratus, tum ex cutis planitie conjecturam faciens tum<text:line-break/>.quod osca secundum naturam stc su habere existimaret,<text:line-break/>ex eo quod os ad manus juncturam suxta parvum digi-<text:line-break/>tum e.directo illius ofsts</text:span><text:span text:style-name="T26"> situm, ex quo homines </text:span><text:span text:style-name="T21">ulvam<text:line-break/>metiuntur. Atque his argumentis eum estsu naturalem<text:line-break/>habitum contendebat rationique consentanea loqui vide-<text:line-break/>batur. Verum hic habitus st supina manus extendatur,<text:line-break/>vehementer</text:span><text:span text:style-name="T26"> doluerit. Noverit </text:span><text:span text:style-name="T21">autem quivis eum habi-<text:line-break/>tum propria manu itu extensu dolorem 'excitare. Et-</text:span></text:p>
      <text:p text:style-name="P19"><text:span text:style-name="T21">enim vir imbecillior robustiorem ita manibus suis com-<text:line-break/>prehensum , </text:span><text:span text:style-name="T26">ut </text:span><text:span text:style-name="T21">cubiti stexura supina reflectatur, quocun-<text:line-break/>que Volet deduxerit. Neque enim st gladium hac manu<text:line-break/>teneat, eo uti poterit, usuue adeo violenta ista figura<text:line-break/>esu Ad haec st quis deligatam manum eo habitu</text:span><text:span text:style-name="T26"> sinat,<text:line-break/></text:span><text:span text:style-name="T21">major- quidem dolor ubi obambulaverit; magnus etiam<text:line-break/>ubi decubuerit sentietur. Quod st quis manum</text:span><text:span text:style-name="T26"> siectat,<text:line-break/></text:span><text:span text:style-name="T21">musculos contrahi et offa aliam habere figuram prorsus<text:line-break/>. neceste esu. Quin et praeter cetera perniciosa hujus<text:line-break/>habitus incommoda kaec ignorabat. Os enim ad manus<text:line-break/>juncturam juxta parvum digitum prominens, hoc qui-<text:line-break/>dem ad cubitum pertinere, illud vero in cubiti stexura<text:line-break/>quo ulnam homines metiuntur, id humeri caput esca.</text:span></text:p>
      <text:p text:style-name="P18"><text:span text:style-name="T26">Si quis supinam manum figuraverit, videbitur hu-<text:line-break/>meri caput ab interiore parte, quod Graece </text:span><text:span text:style-name="T11">κόνδνλος, </text:span><text:span text:style-name="T26">id<text:line-break/>est tuberculum, nominatur, esse caput superius cubiti,</text:span></text:p>
      <text:p text:style-name="P19"><text:span text:style-name="T26">quum quodammodo e regione se ostendat capitis inferioris,<text:line-break/>quod in prima palmae parte exstat a parte mluimi digiti.</text:span></text:p>
      <text:p text:style-name="P85"><text:span text:style-name="T26">' Non tamen omnes cubitum metiuntur ab humeri tuber-<text:line-break/>culo, sed sunt qui metiri incipiant, idque recte a cubiti<text:line-break/>eminentia, quam Graeci </text:span><text:span text:style-name="T11">ὸλέκρανον </text:span><text:span text:style-name="T26">dicunt et </text:span><text:span text:style-name="T11">ἀγκῶνα. </text:span><text:span text:style-name="T26">At<text:line-break/>Hippocrates quum dixit unde cubitum metitur, significare ,<text:line-break/>videtur vel omnes vel plerosque inde metiri. Quomodo<text:line-break/>autem scfe res habeat, hic quaerere supervacaneum est.<text:line-break/>Illud meminisse oportet, quod inferius cubiti caput situm<text:line-break/>in prima palmae parte e regione superiori capiti respondet,<text:line-break/>ubi secundum naturam brachium figuretur, ut scilicet<text:line-break/>curva pars interior sit, gibba exterior. In quo habitu fit<text:line-break/>ut minimus digitus ab inferiori parte subjiciatur, pollex<text:line-break/>a superiori insidat.<text:tab/></text:span><text:span text:style-name="T26">/</text:span></text:p>
      <text:h text:style-name="Heading_20_2" text:outline-level="2">XIV.</text:h>
      <text:p text:style-name="P16"><text:span text:style-name="T21">Hic vero idem os este tum hoc tum illud existimabat,<text:line-break/>itemque multi alit.</text:span></text:p>
      <text:p text:style-name="P19"><text:span text:style-name="T26">Non ita pronunciaxit idem os esse tum hoc tum il-<text:line-break/>lud, ut aliquem eundem sibi ipsi existere dicimus, veluti<text:line-break/>Ajacem Telamonium eundem ac Aeacidem; sed quod<text:line-break/>utnimque ossis extremum conjiciat ejusdem esse cubiti.</text:span></text:p>
      <text:h text:style-name="Heading_20_2" text:outline-level="2">XV.</text:h>
      <text:p text:style-name="P16"><text:span text:style-name="T21">. Quod autem os cubiti gibbus vocatur cui nimirum inniti-<text:line-break/>mur, idem quod illud esu</text:span></text:p>
      <text:p text:style-name="P18"><text:span text:style-name="T26">Ut in praescripto textu dixi ipsum pronunciasse di-<text:line-break/>ctionem </text:span><text:span text:style-name="T21">idem,</text:span><text:span text:style-name="T26"> sic lu praesenti re intelligere consentaneum<text:line-break/>est quod ejusdem ossis partes et eam quae juxta car-<text:line-break/>pum posita est et eam quae interiorem articulationis cu-<text:line-break/>biti extremitatem efficit, idem esse arbitrentur.</text:span></text:p>
      <text:h text:style-name="Heading_20_2" text:outline-level="2">XVI.</text:h>
      <text:p text:style-name="P16"><text:span text:style-name="T21">Sic igitur supinam manum habenti hoc quidem os perver-<text:line-break/>sum apparet, partim vero ipsi nervi, qui a manus jun-</text:span></text:p>
      <text:p text:style-name="P19"><text:span text:style-name="T26">ctura et </text:span><text:span text:style-name="T21">digitis interiore parte praeceptum supina manu<text:line-break/>distorquentur. Hi namque nervi ad os brachii, unde<text:line-break/>cubitum metimur, tendunt. Hi faepe tanti ac tales sunt<text:line-break/>de natura manas errores ac ignorantiae. Si quis au-<text:line-break/>tem, prout ego subeo, fractam manum extendat, is<text:line-break/>quidem os quod ad garvum digitum est et ad cubiti<text:line-break/>stexurarn tendit, in directum convertet, nervique a ma-<text:line-break/>nus carpo ad brachii extrema tendentia rectitudinem<text:line-break/>habituri sunt. Manus vero dum appensu continetur,<text:line-break/>eodem habitu quo deligata est collocabitur, ita ut ne<text:line-break/>deambulanti quidem dolorem ullum aut decumbenti la-<text:line-break/>borem ac defatigationem astserat.</text:span></text:p>
      <text:p text:style-name="P18"><text:span text:style-name="T26">Quum accidit ut ossis cujuspiam vel nervi vel mu-<text:line-break/>sculi initium sit ab interiori parte membri, finis vel ab<text:line-break/>exteriori vel ab inferiori, constat partem hanc perverfam<text:line-break/>esse. Recte igitur, dixit omnia haec perverti, ubi totum<text:line-break/>brachium resupinetur. Ac ne longius exempla petamus.</text:span></text:p>
      <text:p text:style-name="P19"><text:span text:style-name="T26">nervi qui ab interiori parte feruntur ad manum cum cu-<text:line-break/>bito junguntur circa totum humeri caput. Fiet itaque<text:line-break/>resupinato brachio, ut nervorum qui cubito alligantur<text:line-break/>initia ab interiori parte collocentur, fines a superiori.<text:line-break/>Idem accidet musculis et ipsius cubiti ossi; horum enim<text:line-break/>omnium initia ab interiori parte sunt juxta tuberculum<text:line-break/>humeri. Poterant autem per sc musculi, quum perverte-<text:line-break/>rentur, abunde dolorem excitare atque ea de causa inflam-<text:line-break/>mationem. Si quis autem brachium figuraverit, ut Hip-<text:line-break/>pocrates jussit, musculi qui ab interiori parte cubiti orinn-<text:line-break/>tur toti ab interiori parte cubiti siti erunt, qui ab exte-<text:line-break/>riori, in hac similiter continebuntur: quemadmodum qui<text:line-break/>a superiori positum a superiori tuebuntur lu universo.</text:span></text:p>
      <text:p text:style-name="P21"><text:span text:style-name="T26">' membro. Ab inferiori autem cubiti parte nullus situs est<text:line-break/>omnino musculus, fed si cubiti musculorum omnium situm<text:line-break/>cognoscere tibi curae est, ex primo libro de incidendo-<text:line-break/>rum corporum ratione addiscere poteris; tum ex musculis</text:span></text:p>
      <text:p text:style-name="P20"><text:span text:style-name="T26">incidendis, ubi musculorum omnium natura ad compen-<text:line-break/>dium confertur magis quam in libro de incidendorum<text:line-break/>corporum ratione.</text:span></text:p>
      <text:h text:style-name="Heading_20_2" text:outline-level="2">XVll.</text:h>
      <text:p text:style-name="P86"><text:span text:style-name="T21">Hominem autem collocari stc oportet, ut quae pars ofsis<text:line-break/>prominet praestantium luminum splendidifstmo obversu<text:line-break/>stt, ut in extensione manu operantem lateat, num sutis<text:line-break/>stt in directum constituta. Non enim prosecto periti<text:line-break/>artificis admotam manum os prominens contactu latere<text:line-break/>potest.<text:tab/><text:tab/><text:tab/></text:span></text:p>
      <text:p text:style-name="P18"><text:span text:style-name="T26">Sive decumbere sive sedere verbo </text:span><text:span text:style-name="T11">καθίκνυσθαι</text:span><text:span text:style-name="T26">, hoc<text:line-break/>est collocari, declaretur, eorum alterum utrum ipfo intel-<text:line-break/>ligendum esu Si namque tum virium robur tum fractu-<text:line-break/>rae magnitudinem recipias, interdum quidem decumben-<text:line-break/>tem , interdum vero sedentem hominem deligaveris. At<text:line-break/>utervis figuratus habitus prostantium luminum splendorem</text:span></text:p>
      <text:p text:style-name="P20"><text:span text:style-name="T26">sortiatur, pars affecta perspicienda est, ut eam chirurgus<text:line-break/>facile fpeculetur,</text:span></text:p>
      <text:h text:style-name="Heading_20_2" text:outline-level="2">XVIII.</text:h>
      <text:p text:style-name="P16"><text:span text:style-name="T21">Ofstum cubiti, quum utrumque fractum non est, facilior<text:line-break/>est curatio. Si os superius sauciatum fuerit, etiamsi<text:line-break/>cnasaus id exstat, partim quidem quod ei pro funda-<text:line-break/>mento subtendatur, partim vero quod facilius occultetur,<text:line-break/>nist juxta manus juncturam suuciori contingat. Cragsu<text:line-break/>namque carnis est epiphysis quae superiore parte adna-<text:line-break/>suitur, Os vero inferius neque carnem habet neque fa-<text:line-break/>cile latet atque vekementiore extensione indiget.</text:span></text:p>
      <text:p text:style-name="P18"><text:span text:style-name="T26">Quod duo sint ossa'cubiti his verbis declaravit: quum<text:line-break/>utrumque fractum non esu Neque enim Graeci sub una,<text:line-break/>neque sub tribus aut pluribus dictionibus </text:span><text:span text:style-name="T11">ἀμφότΊρα, </text:span><text:span text:style-name="T26">sive<text:line-break/>utraque proferre consueverunt. Ex his autem duobus<text:line-break/>ossibus quod subtenditur proprie cubitus nominatur, quod</text:span></text:p>
      <text:p text:style-name="P19"><text:span text:style-name="T26">sane longior existit; quod vero incumbit, rarius. Plana<text:line-break/>autem est non solum haec oratio, sed etiam ceterae fere<text:line-break/>omnes quae hoc in libro sunt. Quae nunc enuncio, ea<text:line-break/>sola explanationem desiderant. Quare si quid praeteihaec<text:line-break/>obscurum esse tibi videatur, </text:span><text:span text:style-name="T21">jam</text:span><text:span text:style-name="T26"> explora, quum exemplar<text:line-break/>mendis erraverit, quo probe correcto, si quid semel le-<text:line-break/>ctum non ' comprehenderis, idem insuper tum secundo<text:line-break/>tum tertio relegens propositum omnino percipies.</text:span></text:p>
      <text:h text:style-name="Heading_20_2" text:outline-level="2">XIX.</text:h>
      <text:p text:style-name="P16"><text:span text:style-name="T21">Ubi non hoc, fed illud fuerit comminutum, sutis faciet<text:line-break/>simplicior vis in intendendo, ubi utramque extendere<text:line-break/>valentius oportet. Puerum jam vidi plus justo inten-<text:line-break/>sum. Sed plerique minus quam res postulat extenduntur.</text:span></text:p>
      <text:p text:style-name="P18"><text:span text:style-name="T26">Simpliciorem et sine magno negotio factam extensio-<text:line-break/>nem leviorem fen' </text:span><text:span text:style-name="T11">φαυλοτέραν </text:span><text:span text:style-name="T26">pronunciavit. Non enim<text:line-break/>vitiatum dumtaxat </text:span><text:span text:style-name="T11">φαύλον </text:span><text:span text:style-name="T26">dictione, sed et leve et simplex<text:line-break/>apud veteres significatur.</text:span></text:p>
      <text:h text:style-name="P7" text:outline-level="2">XX.</text:h>
      <text:p text:style-name="P16"><text:span text:style-name="T26">Distentione </text:span><text:span text:style-name="T21">vero sucta distenta volis manuum admotis di-<text:line-break/>rigenda sunt.</text:span></text:p>
      <text:p text:style-name="P18"><text:span text:style-name="T26">Quae manuum partes prominent, eas volas, </text:span><text:span text:style-name="T11">θε’ναρα<text:line-break/></text:span><text:span text:style-name="T26">. </text:span><text:span text:style-name="T11">ἀπὸ τοΰ θεἰνειν, </text:span><text:span text:style-name="T26">a percutiendo deducta nominant, ut non-<text:line-break/>nulli volunt qui veris verborum originibus student. Nam<text:line-break/>quaecunque percutimus his prominentibus partibus percu-<text:line-break/>timus. Nonnulli vero non omnes prominentes manus<text:line-break/>partes sic vocari profitentur, fed eas solas quae magnis<text:line-break/>digitis subjiciuntur.</text:span></text:p>
      <text:h text:style-name="Heading_20_2" text:outline-level="2">XXI.</text:h>
      <text:p text:style-name="P16"><text:span text:style-name="T21">Deinde illito serato non admodum copiose, ut ne fasciae<text:line-break/>circumjluitent, ita devinciendum est.</text:span></text:p>
      <text:p text:style-name="P18"><text:span text:style-name="T26">Duo funt deligationis usus; alter quidem est ossis<text:line-break/>fracti partes a nobis inter fe probe compositas tuto con-<text:line-break/>tinere, aIter vero quae lintea liquorem vel medicamen-</text:span></text:p>
      <text:p text:style-name="P20"><text:span text:style-name="T26">tum exceperint quod inflammationis prohibitorium esse<text:line-break/>exploraverimus, affectis partibus imposita tueri. Itaque<text:line-break/>nonnulli quidem emplasticis medicamentis' utuntur ipsa<text:line-break/>linteis inducentes, a quorum impositione foris fascias ad-<text:line-break/>hibent. Nonnulli vero humorum ad id idoneorum ali—<text:line-break/>quem ingerunt, quale vinum vel per fe vel cum oleo; et<text:line-break/>faepe liquidorum medicamentorum aliquod, quale ceratum<text:line-break/>est quod duobus modis praeparatur. Interdum quidem<text:line-break/>cera vel in aqua rosacea vel oleo liquatur; interdum vero<text:line-break/>picis aridae portio adjicitur, quam piceum ceratum nomi-<text:line-break/>nant. Sed liquida medicamenta tum concretionem tum<text:line-break/>crassitudinem sortiuntur, cujusmodi liquidum ceratum exi-<text:line-break/>stit. Eiunt autem et ex emplastris inflammationem pro-<text:line-break/>hibentibus in oleo liquatis, in quibus tum in libris de<text:line-break/>simplicium medicamentorum facultatibus proditum est tum<text:line-break/>ac liberalius in operibus methodi medendi et in operibus<text:line-break/>de compositorum medicamentorum facultatibus. Hippo-<text:line-break/>crates igitur liquido cerato usus est, quod multo magis</text:span></text:p>
      <text:p text:style-name="P19"><text:span text:style-name="T26">inflammationem coercet-quam quod durum est aut quod-<text:line-break/>cunque quis aliud nominare voluerit. Modum autem<text:line-break/>utendi hujusmodi cerato scopum his verbis declaravit,<text:line-break/>non admodum copiose ut ne fafciae circumfluitent, con-<text:line-break/>trarium vero terminum non declaravit, tanquam nobis<text:line-break/>intelligentibus. Is autem est ne ita pauco cerato uti de-<text:line-break/>ceat, ut fasciarum lintea siccescant, priusquam tertio quo-<text:line-break/>que die solvantur. At cur imperat nunc uti cerato, spe-<text:line-break/>culatione dignum est. Nam in quibus os cutem excedit<text:line-break/>austero vino nigro usus esu Mihi autem videtur vinum<text:line-break/>excogitasse ad haec tanquam nobilius praesidium', ipsum<text:line-break/>vero in aliis fracturis omisisse, in quibus contritorum os-<text:line-break/>sium nullum nudatum eft, quod vini usus diligentiam po-<text:line-break/>stulet. Nisi enim assidue infundatur, maxima exsiccato-<text:line-break/>rum ossium oboritur laesio. Qui enim laborantibus inler-<text:line-break/>viunt, eorum plurimi continuo ac noctu praesertim vinum</text:span></text:p>
      <text:p text:style-name="P87"><text:span text:style-name="T26">-infundere nolunt. Verum quia extremis morbis extrema<text:line-break/>remedia omnino sunt optima, propterea in quibus os pro-<text:line-break/></text:span><text:span text:style-name="T21">.<text:tab/>' •<text:tab/>t "<text:tab/></text:span><text:span text:style-name="T38">:</text:span></text:p>
      <text:p text:style-name="P20"><text:span text:style-name="T26">minet, vinum usurpare jubet. At ubi vino utitur, de<text:line-break/>ipsius facultate plura dicturi fumus. Nunc autem sufficit<text:line-break/>illa tantum enarrasse, quum aliae fracturae etiam absque<text:line-break/>vino solo cerato nobis utentibus curari potuerint, non<text:line-break/>necesse esse in his curandis qui vinum admovent, eos in-<text:line-break/>terdum ob ministrorum negligentiam graviter peccare.<text:line-break/>Tunc autem magnum incumbit periculum; tunc etiam ipsi<text:line-break/>ministri se labores exantlare constituunt, atque nobis im-<text:line-break/>perantibus parent nec non etiam his frequentius adsumus<text:line-break/>et interdum ob periculi magnitudinem universam noctem<text:line-break/>immoramur, quum ministris imperata omnia probe per-<text:line-break/>agere non admodum confidimus.</text:span></text:p>
      <text:p text:style-name="P21"><text:span text:style-name="T21">;_ </text:span><text:span text:style-name="T38">1</text:span></text:p>
      <text:h text:style-name="Heading_20_2" text:outline-level="2">XXII.</text:h>
      <text:p text:style-name="P21"><text:span text:style-name="T21">Ut ne summa manus cubiti stexu insurior, imo paulo etiam<text:line-break/></text:span><text:span text:style-name="T38">4</text:span><text:span text:style-name="T21"> superior-collocetur, quo sanguis minime ad imum ex-<text:line-break/>tremum defluat, sed revocetur.</text:span></text:p>
      <text:p text:style-name="P19"><text:span text:style-name="T26">Quod igitur cubitum ita figurari deceat ut radio sub-<text:line-break/>- jiciatur et angulum rectum ad os humeri efficiat, supe-<text:line-break/>rius enunciaturn esu Quum autem hoc fieri possit 'et in-<text:line-break/>feriori summae manus ut et ad cubiti flexum superiori<text:line-break/>regione posita merito hoc quoque definivit, quum impe-<text:line-break/>ravit summam manum cubiti flexu paulo superiorem ha-<text:line-break/>bere. Novimus enim deorsum propendentes figuras sum-<text:line-break/>rnis membris fluxionum causas effici. Propterea quemad-<text:line-break/>modum et qui totum diem obambulant et quibus crura<text:line-break/>calidiora sunt omnino existimant ipsa noctu universo </text:span><text:span text:style-name="T21">cor-<text:line-break/>pore</text:span><text:span text:style-name="T26"> sublimiora componere. Itaque sic imperat Hippocra-<text:line-break/>tes deorsum propendentem figuram .vitari, fursum vero<text:line-break/>tendentem sectari. Qundsi ipsam manum cubiti junctura<text:line-break/>multo sublimiorem figurari jussisset, hujusmodi habitus<text:line-break/>aegris in ipso diu morantibus universae manui dolorem<text:line-break/>excitaret, potissimumque anterioribus humeri musculis.<text:line-break/>Itaque hunc habitum dolorificum esse docebit experientia,<text:line-break/>doloris vero causam musculorum flexurae cubiti articula-</text:span></text:p>
      <text:p text:style-name="P19"><text:span text:style-name="T26">tionem moventium natura demonstrabit. Hi namque sunt<text:line-break/>tum ab anterioribus tum interioribus humeri partibus,<text:line-break/>quos ubi flectimus, ad proprium caput contrahuntur et<text:line-break/>fursum tenduntur, cumque ipsis totus cubitus simul con-<text:line-break/>trahitur ac sursum versus tenditur, in quem suis imis<text:line-break/>, partibus iuseruntur. Ne sanguis ad extremum defluat, sed<text:line-break/>revocetur. Hic textus ad illum referendus est, ne summa<text:line-break/>manus cubiti flexu inferior collocetur, lu utrisque autem<text:line-break/>medio haec inseruit,' imo paulo etiam superior, ut tota<text:line-break/>oratio sit hujusmodi: ut ne'summa manus cubiti flexu<text:line-break/>inferior, imo paulo etiam superior collocetur, quo sanguis<text:line-break/>non ad imum extremum defluat, fed revocetur.</text:span></text:p>
      <text:h text:style-name="Heading_20_2" text:outline-level="2">XXIII.</text:h>
      <text:p text:style-name="P18"><text:span text:style-name="T21">Postea linteo deligare capite supra fracturam injecto.</text:span></text:p>
      <text:p text:style-name="P19"><text:span text:style-name="T26">Haec Iententia, ad fracturam caput injici et non in-<text:line-break/>jici duobus fit modis: interdum quidem nobis ipsam fe-<text:line-break/>cundum membri longitudinem accipientibus, interdum<text:line-break/>vero et secundum latitudinem. Termini autem injiciendi<text:line-break/>fasciae caput in longitudluern sunt, hic primam fasciae<text:line-break/>circumvolutionem in orbem factam universam fracturam<text:line-break/>operire. Quodsi vel tantopere superius injicias, quam ut<text:line-break/>fracturam nullo modo contingat vel rursum tanto luse-<text:line-break/>rius, quam nt ad ipfam accedat. Hoc fasciae caput fere<text:line-break/>quis assere poterit non supra fracturam injectum. Sic<text:line-break/>mihi intellige supra fracturam injici et non injici caput<text:line-break/>linteorum, fed in latitudinem, quum scilicet primam de-<text:line-break/>ligationem fascia quadantenus fracturae aut exterius fece-<text:line-break/>rit. Hic 'igitur Hippocrates tanquam ad membri longitu-<text:line-break/>dinem spectans fafciae caput fupra fracturam injici de-<text:line-break/>uunciavit, hoc est neque fracturae inferius, neque subli-<text:line-break/>mius. Quae prodidit per ea quae his verbis infert, quum,<text:line-break/>inquit, ubi fupra fracturam bis terve circumvolveris, fur- .</text:span></text:p>
      <text:p text:style-name="P20"><text:span text:style-name="T26">sum intuitus deligato. At in libro de medicatrina, huc,<text:line-break/>inquit, fasciae caput non super ulcus injiciendum, fed<text:line-break/>huc aut illuc. Ad membri latitudinem referens pronnn-<text:line-break/>'ciavit, ut iterum declarat his verbis, huc aut illuc. , His<text:line-break/>enim vocibus Graeci utuntur ad latitudinem spectantes.<text:line-break/>In multis autem exemplaribus textus sic habet: fasciae<text:line-break/>caput injici non ad ulcus, fed ad nodum refertur.</text:span></text:p>
      <text:h text:style-name="Heading_20_2" text:outline-level="2">XXIV.</text:h>
      <text:p text:style-name="P21"><text:span text:style-name="T21">Sic ut strmet quidem, non tamen vehementer comprimat.</text:span></text:p>
      <text:p text:style-name="P18"><text:span text:style-name="T26">Docet hoc loco vinculi moderationem; id siquidem<text:line-break/>insidere debet eatenus dum fracti ossis extrema immobilia<text:line-break/>tueatur, non tamen ita arctari ut dolorem afferat labo-<text:line-break/>ranti. Quilibet enim dolor, quum perseverat, praefertim<text:line-break/>si ex compressione est, inflammationem concitat. Haec<text:line-break/>igitur spectari debent in fasciis coarctandis quae initio</text:span></text:p>
      <text:p text:style-name="P20"><text:span text:style-name="T26">ad unguen conjicere non licet; licet autem ubi saepius<text:line-break/>devinxerimus: nam diligenter animadvertentes modum ad-</text:span><text:span text:style-name="T35">-<text:line-break/></text:span><text:span text:style-name="T26">stringendi</text:span><text:span text:style-name="T26">, </text:span><text:span text:style-name="T26">quum vinculum injecimus, luterrogantesque<text:line-break/>hominem qualem circumdatam fasciam sentiat, iterum ae-<text:line-break/>que ac primo injicientes laxare vel adstringere oportet,<text:line-break/>siquidem premi fe dixerit, procul dubio laxare; sin vin-<text:line-break/>culum ita laxum affirmet ut injectum minime sentiat ad-<text:line-break/>stringere. Licet autem prius quam eum alligemus, quem<text:line-break/>fractura male habet, exerceri, fanum puerum saepius<text:line-break/>vinciendo, fed cnm eo ut percontemur quae paulo ante<text:line-break/>interroganda proposuimus: sic enim promptiores erimus<text:line-break/>ad fracturas deligandas. Illud enim perspicere oportet,<text:line-break/>quod quaecunque corpora robustiora sunt ac duriora, vlu-,<text:line-break/>culum sustinent arctius adstrictum; quae vero infirmiora<text:line-break/>sunt et molliora, lenius adstringi debent.</text:span></text:p>
      <text:h text:style-name="P7" text:outline-level="2">XXV.</text:h>
      <text:p text:style-name="P21"><text:span text:style-name="T21">Ubi super eandem fracturam bis ferve susciam pircumje~<text:line-break/></text:span><text:span text:style-name="T26">. ceris, qui </text:span><text:span text:style-name="T21">deligat, ad superiora sijstrsoupt, quo sangui-</text:span></text:p>
      <text:p text:style-name="P88"><text:span text:style-name="T21">nis ajstuxus intercipiatur, Uliqque desinat. </text:span><text:span text:style-name="T47">r<text:line-break/></text:span><text:span text:style-name="T26">z<text:tab/>. .</text:span></text:p>
      <text:p text:style-name="P18"><text:span text:style-name="T26">Ipse causam dixit qua' primum imperat fasciarum dis-<text:line-break/>tributionem sursum fieri. Vult enim sanguinis affiuxum<text:line-break/>a fuperioribus membri partibus prohiberi. Commemoraia<text:line-break/>vero deligatione non solutu qui affluit fanguis coercetur^<text:line-break/>verum etiam qui fracturae partes obsidet exprimitur. Ita-<text:line-break/>que sanguinis affiuxus unam viam siortitur superne deor-<text:line-break/>sum, expressio utramque tum iqperne deorsum tum inferne<text:line-break/>sursum. Etenim aliquid exprimi potest et ad inferiorem<text:line-break/>et ad superiorem membri partem. Et consulit fane utris-<text:line-break/>que operam dare; quum duabus uti fasciis imperat, utris-<text:line-break/>que ab affecta parte principium habentibus habita longi-<text:line-break/>tudinis ratione; hinc priore quidem 'urium, fecunda vero<text:line-break/>deorsum distributa. Praestat enim partis affectae stingui-</text:span></text:p>
      <text:p text:style-name="P20"><text:span text:style-name="T26">nem ad superjacentes membri partes atque ad totum cor-<text:line-break/>pus exprimi. Quandbquidem extremum minus est quam<text:line-break/>ut citra noxam copiosum humorem recipere queat. Ubi<text:line-break/>post primam fasciam quae partis affectae sanguinem ad<text:line-break/>manus initium exprimit, si altera vehementius adstrin-<text:line-break/>gatur, ad carpum et digitos inflammatio oboritur. Quas<text:line-break/>ob res in primis fursum exprimendum est, maxime qui-<text:line-break/>dem, si fieri queat, quidquid infestat. Si quid vero panlu-<text:line-break/>lum relictum fuerit, id altera fascia injecta deorsum ex-<text:line-break/>cludendnm esu Totam hanc Iententium perfectius intel-<text:line-break/>liges lu fermone de ratione vlu ciendi.</text:span></text:p>
      <text:h text:style-name="Heading_20_2" text:outline-level="2">XXV<text:span text:style-name="T66">I</text:span>.</text:h>
      <text:p text:style-name="P21"><text:span text:style-name="T26">Ai prima </text:span><text:span text:style-name="T21">lintea minime longa effe oportet.</text:span></text:p>
      <text:p text:style-name="P18"><text:span text:style-name="T26">Decenter pronunciavit: quum enim primae 'fasciae a<text:line-break/>fractura incipiant et fursutn ferantur ibique desinant, quae</text:span></text:p>
      <text:p text:style-name="P19"><text:span text:style-name="T26">quam secundas paucioris esse longitudinis necesse est prio-<text:line-break/>res excepturas , in quibus vult iterum deorsum primo a<text:line-break/>fractura prodeuntes sursum rurius ad eum locum proce-<text:line-break/>dere, ubi primae fasciae finem fecimus.</text:span></text:p>
      <text:h text:style-name="Heading_20_2" text:outline-level="2"><text:span text:style-name="T26">XXVII</text:span><text:span text:style-name="T26">.</text:span></text:h>
      <text:p text:style-name="P16"><text:span text:style-name="T21">Secundarum vero fasciarum caput quidem supra fracturam<text:line-break/>injiciendum ejt.</text:span></text:p>
      <text:p text:style-name="P89"><text:span text:style-name="T26">Consulto, inde namque , vult liberalius exprimi san-<text:line-break/>guinem.</text:span></text:p>
      <text:h text:style-name="Heading_20_2" text:outline-level="2">XXVI<text:span text:style-name="T66">II</text:span>.</text:h>
      <text:p text:style-name="P18"><text:span text:style-name="T21">At semel eodem involvatur.</text:span></text:p>
      <text:p text:style-name="P18"><text:span text:style-name="T26">Semel fecundae fasciae caput circumjicere consulit,<text:line-break/>non bis terve ut prioris. Vult enim fursum magis quam<text:line-break/>deorsum ob commemoratam causam, sursum magis quam</text:span></text:p>
      <text:p text:style-name="P20"><text:span text:style-name="T26">deorsum id excludi, quod proximis fracturae partibus ob-<text:line-break/>ductum est.</text:span></text:p>
      <text:h text:style-name="Heading_20_2" text:outline-level="2">XXIX.</text:h>
      <text:p text:style-name="P16"><text:span text:style-name="T26">Tam </text:span><text:span text:style-name="T21">deorsum demittatur, lenius adstnngatur, atque ex<text:line-break/>majori intervallo circumdetur.</text:span></text:p>
      <text:p text:style-name="P18"><text:span text:style-name="T26">Minus adstrlugi membrum jussit a fecunda fascia ob<text:line-break/>causas propositas, quin et ejus circuitus non ita spissos<text:line-break/>adhiberi, quum id opis quod fpissi afferunt circuitus a<text:line-break/>priori fafcia satis afferatur.</text:span></text:p>
      <text:h text:style-name="Heading_20_2" text:outline-level="2">XXX.</text:h>
      <text:p text:style-name="P21"><text:span text:style-name="T26">Ut </text:span><text:span text:style-name="T21">postsit relata ad partem qua prior desinit pervenire.</text:span></text:p>
      <text:p text:style-name="P18"><text:span text:style-name="T26">Hippocrates antequam pannos superimponat binas fa-<text:line-break/>srias adhibet. Alii vero ternis utuntur, una quae a sta-</text:span></text:p>
      <text:p text:style-name="P14"><text:span text:style-name="T2">ctura incipiens fursum tendat, quemadmodum Hippocrates<text:line-break/>praecepit; altera quae a fractura deorsum, ac tertia quae<text:line-break/>ab inseriori parte sursum per priorem utramque in coch-<text:line-break/>leam serpat. Verum hi secundam fasciam duabus priori-<text:line-break/>bus breviorem injiciunt, illas vero luter se aequales pro-<text:line-break/>pterea quod prima fascia super fracturam ipsam iterum<text:line-break/>ac tertio circumeat membrumque ipsum fpissicri ambitu<text:line-break/>complectatur; secunda semel super fracturam voluta ex<text:line-break/>majori lutervallo circumdetur; tertia super utramque ob-<text:line-break/>volvatur et quia minus spisse circumagitur, primae longi-<text:line-break/>tudinem non excedat. Sed constat, etiam me tacente tres<text:line-break/>positas fafcias duabus quas Hippocrates prodidit contineri,<text:line-break/>quum secunda duplicem usum praestet, quem illi partiti<text:line-break/>funt, unam injicientes, quae a fractura procederet ad par-<text:line-break/>tem inferiorem, alteram quae hinc surfum, qua prima<text:line-break/>finiebatur.<text:tab/></text:span><text:span text:style-name="T2">'</text:span></text:p>
      <text:h text:style-name="P7" text:outline-level="2">XXXI.</text:h>
      <text:p text:style-name="P16"><text:span text:style-name="T21">Attrahere vero fascias in hoc casu vel </text:span><text:span text:style-name="T18">α </text:span><text:span text:style-name="T21">dextra debemus vel a<text:line-break/></text:span><text:span text:style-name="T26">sinistra, </text:span><text:span text:style-name="T21">prout ab hac vel illa parte ad fracturae habitum<text:line-break/>atque inclinationem in hanc vel illam regionem confert.</text:span></text:p>
      <text:p text:style-name="P18"><text:span text:style-name="T26">Ossa quae sub fracturis pervertuntur modo in dex-<text:line-break/>tram membri partem, modo in sinistram declinantur. Quo-<text:line-break/>circa priores duae fasciae attrahi a contraria debent , ab<text:line-break/>ea scilicet orsae lu quam membrum convertitur atque in<text:line-break/>contrariam inclinatae. Si enim fractum os aeque in utram- •<text:line-break/>que partem inclinabit, atque hoc est quod nunc ab Hip-<text:line-break/>pocrate proponitur, quum praecipit, ut fracturae habitum<text:line-break/>intuiti fasciam circumagamus, hoc est ut ad contrariam<text:line-break/>partem atque fractura luclinat fasciam adducamus.</text:span></text:p>
      <text:h text:style-name="Heading_20_2" text:outline-level="2">XXXI<text:span text:style-name="T61">I</text:span>.</text:h>
      <text:p text:style-name="P16"><text:span text:style-name="T21">Post haec panni superdentur modico cerato inuncti, siqui-<text:line-break/>dem leniores sunt et stabiliores.</text:span></text:p>
      <text:p text:style-name="P90"><text:span text:style-name="T26">Panni duas fascias priores fulciunt quas proprie </text:span><text:span text:style-name="T11">ύπο-<text:line-break/>δεσμίδας </text:span><text:span text:style-name="T26">vocat. Injiciuntur autem contraria ratione ac<text:line-break/>insciae: illae enim serpunt cicca membrum transveriae,<text:line-break/>panni vero in longitudinem dantur, universum vinculum<text:line-break/>ex binis prioribus, fasciis excipientes. Jussit autem cerato<text:line-break/>modice inungi: fluerent enim ubi cerati copia laborent,<text:line-break/>non secus ac si paulum inungerentur, quod subjeetis fa- '<text:line-break/>sciis minime coirent; exhibet enim ceratum vicem gluti- ,<text:line-break/>nantis. Conflat autem in aliis quae glutine colligantur<text:line-break/>modum esse optimum. Panni igitur comprimunt, ubi sicci<text:line-break/>imponantur, cui opponitur quod inquit leniores, sicut et<text:line-break/>quod dicit stabiliores. Illis contrarium est qui oh cerati<text:line-break/>copiam non haerent. Jure itaque ait, si quidem leniores<text:line-break/>sunt et stabiliores; namque ubi panni nullo pacto, cerato<text:line-break/>inunguntur, non amplius lenes funt; ubi plures justo*<text:line-break/>uncti sunt, non amplius stabiles, labuntur enim copia<text:line-break/>cerati.<text:tab/></text:span><text:span text:style-name="T26">.</text:span></text:p>
      <text:h text:style-name="P7" text:outline-level="2">XXXIll.</text:h>
      <text:p text:style-name="P16"><text:span text:style-name="T18">Ήΐ </text:span><text:span text:style-name="T21">sufciis alligandi sunt inter fe diversis, aliis a dextra<text:line-break/>parte , allis a sinistra plurimum ab inferiori parta sur-<text:line-break/>sum ductis, aliquatenus a superiori deorsum.</text:span></text:p>
      <text:p text:style-name="P18"><text:span text:style-name="T26">Fasciae quae primo dabantur non circuihant inler se<text:line-break/>'adversae,, sed utraque membrum quod perversum erat a<text:line-break/>contrario habitu ad naturalem restituebat, sed quae pannis<text:line-break/>superinjiciuntur cum eo pertineant, ut membrum univer-<text:line-break/>sum alligent tueantur que vinculum universum, ’ quale ex-<text:line-break/>ceperint, adverfae inter fe procedunt, atque una quidem<text:line-break/>a dextra parte, altera a sinistra circumagitur, similiter<text:line-break/>altera a. superiori, altera ab inferiori. Sic enim quum<text:line-break/>inter le adversae sint vinculum quale acceperint potissi-<text:line-break/>mum servabunt. Quare quatenus a dextra parte vel sini-<text:line-break/>ilra procedunt, junctura ex toto sit aequalis; quatenus<text:line-break/>vero a snperion vel inferiori feruntur, altera non longe<text:line-break/>alteram excedit. Saepius tamen circuit quae ab inferiori</text:span></text:p>
      <text:p text:style-name="P20"><text:span text:style-name="T26">parte sursum tendit: hoc siquidem tutius est ob causam<text:line-break/>quae paulo supra posita est, ubi jussit sanguinem a fra-<text:line-break/>ctura depelli ad summum membrum.</text:span></text:p>
      <text:h text:style-name="Heading_20_2" text:outline-level="2">XXXIV.</text:h>
      <text:p text:style-name="P16"><text:span text:style-name="T26">Quae </text:span><text:span text:style-name="T21">extremitate tenuantur pannis aequanda sunt in or-<text:line-break/>bem datis, qui ubi ea dirigimus, non subito, sed pau-<text:line-break/>latim plurimi obvolvendi sunt.</text:span></text:p>
      <text:p text:style-name="P18"><text:span text:style-name="T26">Tenuantur membrorum extrema, quae dixit </text:span><text:span text:style-name="T18">ΰποξηρα.<text:line-break/></text:span><text:span text:style-name="T26">Has igitur' partes circumdatis pannis transversis compleri<text:line-break/>voluit et pluribus fasciae circuitibus cingi, cum eo ut<text:line-break/>quod tenuius est non subito, sic enim vinculum inaequale<text:line-break/>redderes</text:span><text:span text:style-name="T26">, </text:span><text:span text:style-name="T26">fed paulatim impleatur.</text:span></text:p>
      <text:h text:style-name="Heading_20_2" text:outline-level="2">XXXV.</text:h>
      <text:p text:style-name="P18"><text:span text:style-name="T21">Laxeque circa primam palmae partem variis locis vinciendi.</text:span></text:p>
      <text:p text:style-name="P19"><text:span text:style-name="T26">Solent juxta vitiatam sedem loca omnia inflammatione<text:line-break/>affici ac praecipue membrorum extremitates, quoniam<text:line-break/>parvae sunt et minime carnosae et idcirco materiam a lo-<text:line-break/>cis qui juxta fractufam funt descendentem non recipiunt<text:line-break/>citra noxam. Eas igitur levare constituit cerati inunctione,<text:line-break/>quod non expedit per se membris imponi sine ullo teg-<text:line-break/>mento, sine aliis fasciis. Nam quam caput et finem ha-<text:line-break/>beret Ilue aliquo fulcro, cito caderet; 'idcirco usus </text:span><text:span text:style-name="T26">est<text:line-break/></text:span><text:span text:style-name="T26">fasciis totius fracturae quas jure laxas injicit, ut nullam<text:line-break/>afferant molestiam, fed id unum dumtaxat efficiant, </text:span><text:span text:style-name="T26">-ut<text:line-break/></text:span><text:span text:style-name="T26">inflammationem arceant: non enim admoventur ad id quod<text:line-break/>fractum est continendum.</text:span></text:p>
      <text:h text:style-name="Heading_20_2" text:outline-level="2">XXXVI.</text:h>
      <text:p text:style-name="P16"><text:span text:style-name="T21">Quod ad linteorum multitudinem pertinet duas partes pri-<text:line-break/>mo abunde est superdare.</text:span></text:p>
      <text:p text:style-name="P19"><text:span text:style-name="T26">Ad universum vluculum quod primum omnium da-<text:line-break/>mus, censet paucioribus linteis opus esse quam proce-<text:line-break/>dente tempore futurum sit; docuit enim paulo lusca quo<text:line-break/>tempore plurimis uti fasciis conveniat. Sed quum linteo-<text:line-break/>rum multitudo et fasciarum et pannorum numero longi-<text:line-break/>tudineque augeatur, quaeret quis nnrn idoneo tempore<text:line-break/>majora an plura lintea injici velit; quin et quanta singula<text:line-break/>esse debeant. Porro longitudinem et latitudinem fascia-<text:line-break/>rum definivit in libro de officina medici quum inquit:<text:line-break/>quod vero ad longitudinem et latitudinem pertinet, im-<text:line-break/>pleant trium, quatuor, quluque aut sex, longitudinem<text:line-break/>quidem cubitorum, latitudinem vero digitorum. At neque<text:line-break/>numerum nunc silentio praeteriit; ex fasciis enim quae<text:line-break/>primae injiciuntur duas dari jussit per universum vincu-<text:line-break/>lnm; pannos item duplices triplicesque fuperinjiciendos<text:line-break/>esse ibi quoque explicavit, quos esse voluit tot numero<text:line-break/>ut complecti queant nniverfum membrum. Sed fasciae<text:line-break/>quae super pannos dantur plerumque duae sint, quarum</text:span></text:p>
      <text:p text:style-name="P19"><text:span text:style-name="T26">una ab luseriori parte sursum tendat, altera a superiori<text:line-break/>deorsum. Has etiam licet et ternas et quaternas impo-<text:line-break/>nere. Nos autem binis, ubique utimur. Igitur qui lu<text:line-break/>haec incumbet duas linteorum partes initio, sed quo tem-<text:line-break/>pore vitiatus locus inflammatione vacat, tres dandas esse<text:line-break/>conjiciat. In libro itaque, ut diximus, de officina medici<text:line-break/>fasciaram longitudinem definivit jubens ut superinjician-<text:line-break/>tur longae ternos vel quaternos cubitos, nimirum hominis<text:line-break/>qui devincitur. Nam 'ridiculum esset puerum exempli causa<text:line-break/>bimum vel trimum fasciis ita longis alligare, ut robusii<text:line-break/>hominis quaternos cubitos aequent vel ad robustum ita<text:line-break/>breves adhiberem ut quaternos pueri cubitos impleant. Sed<text:line-break/>in hoc opere fasciarum longitudinem non statuit, sicut<text:line-break/>neque latitudinem ea nobis conjicienda relinquens. Con-<text:line-break/>stat autem fracturae magnitudine inspecta inveniri a nobis<text:line-break/>, longitudinem fasciarum, quum, ut ipse imperavit, debeat<text:line-break/>vinculum femper plurimum integrae partis comprehendere.</text:span></text:p>
      <text:p text:style-name="P20"><text:span text:style-name="T26">Haec non convenit eadem ubique, sed pro magnitudine<text:line-break/>fracturae, ut diximus. Quodsi iterum aut tertio super<text:line-break/>fracturam circumagenda prima fascia est, postea crebris<text:line-break/>circuitibus- voluta non prius finienda quam integrae sudis<text:line-break/>plurimum complexa fuerit, plane debet ita longa sumi,<text:line-break/>ut propositis ab Hippocrate circuitibus sufficiat. Eadem<text:line-break/>ratione et aliarum fasciarum longitudo tanta sit, ut suffi-<text:line-break/>ciat descriptis ab ipso vinculis. Porro fasciarum latitudi-<text:line-break/>nem comperies, si ad ea quae ipfe docuit respexeris ; in- ,<text:line-break/>quit enim fulciantur, non tamen cogantur. Significat<text:line-break/>autem fulciri quasi haerere. Quod fiet ubi fasciae non’<text:line-break/>ita latae parentur, hae siquidem rugant quum circum-<text:line-break/>aguntur. Nam alioquin latior fascia ut quae plurimum<text:line-break/>amplectatur fracti ossis partes firmius continet. Atque<text:line-break/>hac de causa latissima fascia ex ufu maxime esu Verum<text:line-break/>quia quae talis est rugas contrabans, quum super affectas<text:line-break/>partes est obvoluta, laxiori fit et quae subjecta funt minus</text:span></text:p>
      <text:p text:style-name="P19"><text:span text:style-name="T26">fideliter continet, idcirco expedit non ita latam imponere,<text:line-break/>sed eatenus ejus latitudinem augere, quare nulla pars<text:line-break/>' laxatur, Quamobrem experiens haec omnia melius prae-<text:line-break/>stabit: ejusmodi enim observationes conjecturales sunt,<text:line-break/>neque scriptura comprehendi aut lectione possunt. Ob<text:line-break/>quam vero causam plures fascias dari postea velit, tunc<text:line-break/>intelliges quum ad eum locum pervenerimus.</text:span></text:p>
      <text:h text:style-name="Heading_20_2" text:outline-level="2">XXXVII.</text:h>
      <text:p text:style-name="P16"><text:span text:style-name="T21">Hinc autem cognosces recte hominem curatum esae ac ter-<text:line-break/>minum deligandi, ubi num prematur rogaveris; atque<text:line-break/>is responderit se premi quidem, sed leviter, idque prae-<text:line-break/>sertim qua fractura esu Haec itaque sto habere necejse<text:line-break/>est fateatur qui recte est alligatus.</text:span></text:p>
      <text:p text:style-name="P18"><text:span text:style-name="T26">Quoniam ea quae nos spectamus in fasciis obvolven-<text:line-break/>dis intelligit non comprehendi scientia, sed conjectura, ex</text:span></text:p>
      <text:p text:style-name="P19"><text:span text:style-name="T26">certis indiciis judicandum censet quae recte injectae fue-<text:line-break/>rint, quae male. Quodsi homo abunde sub fasciis urgea-<text:line-break/>tur, celerrime solventes aptius deligabimus; sin fasciarum<text:line-break/>circuitus justo laxiores fuerint, non patiemur diutius sic<text:line-break/>habere: natu quae arctius adstringuntur dolent, inflam-<text:line-break/>rnantur et interdum etiam extrema parte emoriuntur,<text:line-break/>quae laxius prorsus ejusmodi periculo vacant, fed non<text:line-break/>prohibent membrum quo minus qua fractura est depra-<text:line-break/>vetui. Urget igitur arctior junctura sic ut necesse sit </text:span><text:span text:style-name="T21">eo-<text:line-break/>dem</text:span><text:span text:style-name="T26"> die solvere et rursus deligare; quae laxioi est non<text:line-break/>item, potest enim unum diem et interdum alterum susti-<text:line-break/>neri. Hac igitur de causa diligenter rogare eum qui alli-<text:line-break/>gatus est convenit, qualem sentiat fasciarum circuitum,<text:line-break/>' ut ex iis quae refpondet aliquid de fasciis emendandis<text:line-break/>intelligamus. Debet enim, inquit., respondere qui allipa-<text:line-break/>tus est, sentire fe vinculum arctius juxta fracturam, quam<text:line-break/>aliis partibus ipsius membri. Ea enim fedes inter eas</text:span></text:p>
      <text:p text:style-name="P20"><text:span text:style-name="T26">quae adstringuntur acerrime sentit, quod et aegra sit et<text:line-break/>fascia a nobis magis compressa, utpote qui operam dede-<text:line-break/>rimus ut sanguis universus a fractura longe ad utramque<text:line-break/>membri extremitatem exprimeretur, siquidem hac via fu-<text:line-break/>turum sit ut quod vitiatum est ab inflammatione defendatur.</text:span></text:p>
      <text:h text:style-name="Heading_20_2" text:outline-level="2">XXXVllI.</text:h>
      <text:p text:style-name="P16"><text:span text:style-name="T21">Moderationis autem indicta sunt,</text:span><text:span text:style-name="T26"> si eodem </text:span><text:span text:style-name="T21">die ac nocte<text:line-break/>quo deligatus suerit ipfe stbi videatur non levius, sed<text:line-break/>valentius adstringi; postridie vero tumor in manu oria-<text:line-break/>tur mollis ac parvus. Indicant hae vinculum fuijsu abi<text:line-break/>te moderate adstrictum</text:span></text:p>
      <text:p text:style-name="P18"><text:span text:style-name="T26">Quum adstringendi. modus lu vinciendo omnium ma-<text:line-break/>xime momentum habeat, quurnque hic variari consueverit,<text:line-break/>tam quod quaedam partes mollitie ac duritie inter se di-<text:line-break/>stent, quam- quod alia corpora hebetioris sensus natura<text:line-break/>funt, alia acrioris, merito contendit ex pluribus notis</text:span></text:p>
      <text:p text:style-name="P20"><text:span text:style-name="T26">fecuritatem aegrotantium investigare. Atque hac de causa<text:line-break/>non contentus sola posuisse indicia quae ex interrogatione<text:line-break/>sumuntur inspiciendas etiam nobis ipsas partes existimat,<text:line-break/>potissimUm extremas. Inquit enim ubi moderate adstrlu-<text:line-break/>xerimus, futurum postridie in manu parvum tumorem rnol-<text:line-break/>lem, hoc est cedentem, si superdatis digitis prematur.<text:line-break/>Quare si tumor hic vel nullus appareat vel durus , plane<text:line-break/>scire licet vinculum, ubi nullus apparet, non satis fuisse<text:line-break/>adstrictum, ubi durus, nimis arctatum. Constat enim ex-<text:line-break/>tremum membrum succis sub. vinculo ad ipsum transmissis<text:line-break/>quum multi sint, impleri ligilisque pressum non cedere,<text:line-break/>ldque tibi indicio erit vinculi valentius adstricti, non<text:line-break/>secus atque ubi munus nullo modo tumeat, conjicere po-<text:line-break/>teris nihil fuisse sub vinculo expressum. Namque adstrin-<text:line-break/>gendi modo modus eorum quae exprimuntur perpetuo re-<text:line-break/>fpondet et huic modus tumoris. Quare non immerito<text:line-break/>renititur tumor in extremitate membri; atque ingens est.</text:span></text:p>
      <text:p text:style-name="P19"><text:span text:style-name="T26">ubi comminuta pars ejus fortiter fuerit adstricta; cedit<text:line-break/>atque exiguus est, ubi leviter;, non secus autem, ubi non<text:line-break/>adstringitur, nullus tumor excitatur. Ergo evidentissimum<text:line-break/>est, ubi postridie in manu tumor magnus sit et renitatur,<text:line-break/>membrum solvi protinus debere perfundique multa aqua<text:line-break/>calida, cui oleum copiose fuerit adjectum rurfusque alli-<text:line-break/>gari modice adstrictum; ubi postero die nullus tumor ap-<text:line-break/></text:span><text:span text:style-name="T26">- </text:span><text:span text:style-name="T26">pareat, tertio resolvi et arctius alligari. Quodsi tumor<text:line-break/>modicus fuerit, Hippocrates tertio die rescivit, nos usque<text:line-break/>ad quartum, interdum quintum diem trahentes, hieme<text:line-break/>potissimum nihil vidimus deterius accidisse,</text:span></text:p>
      <text:h text:style-name="Heading_20_2" text:outline-level="2">XXXIX.</text:h>
      <text:p text:style-name="P16"><text:span text:style-name="T21">Labente jam die minus adstrictas fascias sentiat , fed ter-<text:line-break/>tio die paene resalutas. Scire autem licet, stquid ho-</text:span></text:p>
      <text:p text:style-name="P19"><text:span text:style-name="T21">rum quae proposuimus</text:span><text:span text:style-name="T26"> absit, </text:span><text:span text:style-name="T21">vinculum non fatis arcta-<text:line-break/>tum i st quid superet, fuigse justo plus adstrictum. Haec<text:line-break/>itaque indicia intuitus deinceps vel laxius alligabis vel<text:line-break/>arcte magis.</text:span></text:p>
      <text:p text:style-name="P18"><text:span text:style-name="T26">Relaxantur fasciae non mehercule, ut nonnulli pu-<text:line-break/>tant, quod intensae tempore'longiores appareant, sed quod<text:line-break/>membrum extenuatum contrahatur, ubi recte fuerit alli-<text:line-break/>gatum , quod evidenter in omni fractura perpetuum con-<text:line-break/>' fpicitur, quemadmodum et ipse Hippocrates ostendet.</text:span></text:p>
      <text:h text:style-name="Heading_20_2" text:outline-level="2">X<text:span text:style-name="T61">L</text:span>.</text:h>
      <text:p text:style-name="P16"><text:span text:style-name="T21">Tertio die postquam extenderis atque direxeris, salvere<text:line-break/>membrum oportet, Quodfi primis diebus moderate 'de-<text:line-break/>vinxeris, paulo magis fascias adstringes. Deligare au-<text:line-break/>tem incipies a fractura, quemadmodum pri</text:span><text:span text:style-name="T47">US: nam</text:span><text:span text:style-name="T21"> fi<text:line-break/>hanc pariem prius devinxeris, materiam inde ad atram-</text:span></text:p>
      <text:p text:style-name="P19"><text:span text:style-name="T21">que membri, extremitatem depelles; sin aliam prius ad~<text:line-break/>strinxeris, inde ad fracturam adduces, quod intellexijse<text:line-break/>pertinet ad multos locos. Sic ergo ordiri semper vin-<text:line-break/>culum debet, atque hunc locum primum adstringere,<text:line-break/>alios vero proportione. Quo enim longius a fractura<text:line-break/>procedit, eo lenius arctari; nunquam vero ex. toto la-<text:line-break/></text:span><text:span text:style-name="T26">. xari, </text:span><text:span text:style-name="T21">fed adhaereret post haec adjiciendae fasciae sunt,<text:line-break/>quotiescunque devincimus. Rogatus autem homo re-<text:line-break/>spondeat adstringi Je paulo magis quam ante, praeser-<text:line-break/>tim qua suactura est atque alibi pro ratione. Tumeat<text:line-break/>item membrum, urgeatur, levetur pro ratione prioris<text:line-break/>juncturae. Abhinc tertio die sentiat fascias relaxari.<text:line-break/>Tum salvere convenit, ac rursus deligare paulo arctius<text:line-break/>omnibus fasciis injectis quibus utendum erit. Post haec<text:line-break/>laboranti omnia eveniant quae sin superioribus alligandi<text:line-break/>circuitibus exposita sunt.</text:span></text:p>
      <text:p text:style-name="P19"><text:span text:style-name="T26">Si primo die homine propter fracturam dolente,<text:line-break/>quantum adstringendum est, non adstrinxerimus uti, om-<text:line-break/>nibus recte factis tertio die dolor remittatur, arctius al-<text:line-break/>ligamus, neque tunc quoque quantum res postulat: hoc<text:line-break/>siquidem quum omnia recte procedunt quinto die conve-<text:line-break/>nit. Quare tunc plurimis fasciis utemur et quantum res '<text:line-break/>exigit adstrictis non obliti hoc ab ipso praecipi, uti om-<text:line-break/>nia convenienti ordine sequantur. Nam si propterea quod<text:line-break/>, aliquid interim peccatum sit, brachium nondum quinto<text:line-break/>die ex toto inflammatione vacet, neque nos fasciis omni- :<text:line-break/>bus utemur. Exhibet quidem fasciarum multitudo, ut<text:line-break/>ipse ait, vinculi firmitatem. Potissimum vero ea utemur,<text:line-break/>quo tempore ddedit locus qui circa fracturam est et ipsum<text:line-break/>os quod perfractum est laxius effectum est et facilius </text:span><text:span text:style-name="T21">tra-<text:line-break/>ctatur</text:span><text:span text:style-name="T26"> ut componi possit. At si quando hoc quinto die<text:line-break/>non cedat, differemus lu alium circuitum qui ad diem</text:span></text:p>
      <text:p text:style-name="P19"><text:span text:style-name="T26">septimum perveniet. Jubet enim donec ferulae ad fractu-<text:line-break/>ram dentur, tertio quoque die solui ac rursus deligari ea<text:line-break/>de causa, ut aqua calida infundatur ad educendos succos<text:line-break/>in comminuta parte existentes qui tenues funt et feri na-<text:line-break/>turam habent digestionemque requirunt; et simul etiam<text:line-break/>ad leniendum dolorem et. pruriginem finiendam. Itaque<text:line-break/>ubi nec dolor nec prurigo hominem exerceat atque indi-<text:line-break/>cia illa omnia le ostendant, ex quibus recte fracturam<text:line-break/>habere cognoscimus, etiamsi quarto quoque die solves,<text:line-break/>nihil laedes, hieme potissimum, atque adeo'magis homines<text:line-break/>agrestes, qui lavari fere non consuerunt, sed eos qui quo-<text:line-break/>tidie lavari solent et qui praesertim bis id facient, con-<text:line-break/>venit non longo interposito spatio refolvere, ac praecipue<text:line-break/>ubi carne fuerint molliori.</text:span></text:p>
      <text:h text:style-name="Heading_20_2" text:outline-level="2">XL<text:span text:style-name="T62">I</text:span>.</text:h>
      <text:p text:style-name="P16"><text:span text:style-name="T21">Inde ubi ad tertium diem ventum erit, qui septimus est a<text:line-break/>primo, quum infectum vinculum suit, st recte alligatus</text:span></text:p>
      <text:p text:style-name="P19"><text:span text:style-name="T21">fuerit, tumor in manu apparebit, isque non admodum<text:line-break/>magnus; locus item cui vinculum injicitur, quotiescun-<text:line-break/>que deligabitur, tenuior et gracilior conspicietur, feptimo<text:line-break/>autem die tenuifstrnus; atque offa perrupta tractahun-<text:line-break/>• tur facilius magisque ducentur, ut dirigantur. Quodst<text:line-break/>haec ita habeant, dirigere oportet alligareque ac feru-<text:line-break/>. lis excipere, pauloque amplius quam ante adstringere,.<text:line-break/></text:span><text:span text:style-name="T26">nisi si tumor qui in manu est </text:span><text:span text:style-name="T21">majorem dolorem afferat.<text:line-break/>Ubi vero susuias injeceris, imponendae ferulae sunt su-<text:line-break/>perque fasciae alligandae admodum laxae, stc tt cir-<text:line-break/>- cumdatae surulae contineantur nec quidquam brachium<text:line-break/>adstringant. Quo sucto prematur offensus eodem modo<text:line-break/>et rscevetur atque in prioribus vinciendi circuitibus. At<text:line-break/>ubi</text:span><text:span text:style-name="T26"> ad </text:span><text:span text:style-name="T21">tertium diem perveniens laxum vinculum sentiat,<text:line-break/>neceste est surulae magis arctentur, potifstmum qua fra-<text:line-break/>ctura est, atque alibi pro ratione: siquidem ipsum vin-<text:line-break/>culum laxum potius erat quam adstrictum. Pleniores</text:span></text:p>
      <text:p text:style-name="P19"><text:span text:style-name="T21">autem adhibendae surulae sunt ab ea parte, qua fra-<text:line-break/>ctura exstat, non multo tamen. Videndumque est ne e<text:line-break/>regione pollicis collocentur, sed hinc</text:span><text:span text:style-name="T26"> vel </text:span><text:span text:style-name="T21">hinc, neque<text:line-break/>item e regione minimi digiti qua os in prima palmae<text:line-break/>parte excedit, sed hinc nel hinc; lJerum st suactura<text:line-break/>omnino surulas requirit, bis locis brevifstmae super ac-<text:line-break/>commodandae, sic ut ad ojsu qaae in prima palmae<text:line-break/>parte exstant maxime pertineant; periculum enim escet .<text:line-break/>ne ulcus steret</text:span><text:span text:style-name="T26"> et </text:span><text:span text:style-name="T21">nervi nudarentur. Debemus autem<text:line-break/>surulas arctare tertio quoque die paululum omnino id<text:line-break/>spectantes, quod eo nomine imponuntur ut vinculum<text:line-break/>tueantur, non ut adstringant. Quod st optime perspe-<text:line-break/>xeris ostsu sub prioribus vinculis abunde suijsc directa,<text:line-break/>neque locum prurigo aliq‘u</text:span><text:span text:style-name="T47">a</text:span><text:span text:style-name="T21"> infestat neque ulla exulce-<text:line-break/>rationis suspicio esi, ultra vigesimum diem sinito alli-<text:line-break/>gatas ferulas manere; </text:span><text:span text:style-name="T47">na</text:span><text:span text:style-name="T21">m plerisque ad summum tri-<text:line-break/>ginta diebus brachii osta conferventi</text:span></text:p>
      <text:p text:style-name="P19"><text:span text:style-name="T26">Si tertius dies fractum os nobis daret , quale fere<text:line-break/>Peplimus exhibet, necessario ad ferulas veniremus, sed’<text:line-break/>quia, nt ipfe dixit, septimo die </text:span><text:span text:style-name="T18">πάνυ νεπτύν,</text:span><text:span text:style-name="T11"> </text:span><text:span text:style-name="T26">id est te-<text:line-break/>nuissimum apparet, quo vocabulo significavit gracilius fieri,<text:line-break/>quam quum erat in pristino statu salubri, idcirco die eo-<text:line-break/>' dem ferulas circumponit, tunc scilicet membrum diligen-<text:line-break/>tius componens, utpote quum ossa laxiora sint; eo autem<text:line-break/>ferulae pertinent, quo et pannos ante diximus, nempe<text:line-break/>ut fractum os contineant; at quum ossa ob siccitatem<text:line-break/>naturalem nequeant cernis modo coalescere,' callo circa<text:line-break/>fracturae oras increscente quasi quodam vinculo circum-<text:line-break/>dantur. Hic autem creatur de eo quod superat ex ipso<text:line-break/>fracti, ossis alimento; quod si laborans vel non idoneo<text:line-break/>victu utatur vel plenus sit, rd quod superat copiosius est<text:line-break/>effusumque safcias totas vel uti crasso sanguine madefacit.<text:line-break/>Quidquid igitur ex eo dum effunditur circa fracturae oras</text:span></text:p>
      <text:p text:style-name="P20"><text:span text:style-name="T26">concrescit, tempore ab osse cui haeret mutatur et simile<text:line-break/>ipsi redditur, callnsque nominatur. Ergo si fracti ossis<text:line-break/>orae agitentur dimoveanturque; prohibebitur quo minus<text:line-break/>adstrictum maneat, atque:idcirco creari callus et aggluti-<text:line-break/>nari non poterit. Quod enim gluten lignis efficit quae<text:line-break/>glutinantur, id callus praestat ossibus fractis. Jure igitur<text:line-break/>famma quiete opus est ad fracturas quae callo debent fo-<text:line-break/>lidari: nam si agitetur coactus callus, dissolvitur perinde<text:line-break/>ac gluten quo ligna cohaerent et coactum lac'; summam<text:line-break/>vero hanc quietem praebent fasciae adstrictae et quae fn-<text:line-break/>perdata continent; porro continent fasciarum multitudo<text:line-break/>ac ferulae. Quae deinceps sequuntur omnia plana: funt<text:line-break/>his qui. animum adjungunt: praecepit enim ut sicubi vin-<text:line-break/>culum laxetur, ferulae tertio quoque die arctentur, non<text:line-break/>tamen resolvatur tota junctura, nisi homo ingenti pruri-<text:line-break/>glue vexetur vel exulcerationis alicujus suspicio sit. Pru-<text:line-break/>rit autem fractura initio magis, delude minus, quoniam</text:span></text:p>
      <text:p text:style-name="P20"><text:span text:style-name="T26">vitiata pars exhauritur: excitatur enim prurigo a vapo-<text:line-break/>ribus qui ab eo quod superest profusi leviter mordent.<text:line-break/>At ubi acrius mordeant, prurigini jam dolor jungitur.<text:line-break/>Igitur quando pars inanis est, nihil omnino tale superat<text:line-break/>vel certe minimum.</text:span></text:p>
      <text:h text:style-name="Heading_20_2" text:outline-level="2">XLI<text:span text:style-name="T62">I</text:span>.</text:h>
      <text:p text:style-name="P16"><text:span text:style-name="T21">Nihil autem perpetuum est; multum enim et aetas ab ae-<text:line-break/>tate distat.</text:span></text:p>
      <text:p text:style-name="P18"><text:span text:style-name="T26">Non dixit simpliciter differre aetatem ab aetate, sed<text:line-break/>adjecta conjunctione indicat alias etiamnum caulas esse cur<text:line-break/>non omfies brachii fracturae triginta diebus consanescant,<text:line-break/>fed quaedam paucioribus. Sunt enim in causa anni tem-<text:line-break/>pus, regio, natura aegrotantis, anni temperatio, ratio<text:line-break/>victus et vinciendi modus. Nam citius confervescunt,<text:line-break/>hoc est callo firmantur et ob materiae ex qua callus ori-,<text:line-break/>tur quantitatem ac qualitatem moderatam et ob robur vi-</text:span></text:p>
      <text:p text:style-name="P19"><text:span text:style-name="T26">rium ipsam cogentium. Diutius autem trahitur ex mate-<text:line-break/>riae inopia; quod enim breviori tempore ob materiae co-<text:line-break/>piam vires efficiunt, id longiori praestant ob inopiam et<text:line-break/>interdum etiam ob copiam immodicam. Callus enim con-<text:line-break/>, crescens abluitur humore qui ab interiore parte fluit, ubi<text:line-break/>multus sit et continetur. Porro materia crassa commode<text:line-break/>spissescit et in callum vertitur; humor autem ubi aquosus<text:line-break/>fuerit et habitu tenuis spissando callo maxime est alienus.<text:line-break/>Vires quoque quum valent- mature suo munere fungi; sero,<text:line-break/>quum imbecillae sunt. Nihil attinet dicere quibus de<text:line-break/>causis callus diverso tempore fractis ossibus circumdatur.</text:span></text:p>
      <text:p text:style-name="P21"><text:span text:style-name="T26">'Haec autem ipsa quae nunc dicuntur ob causas prius po-<text:line-break/>sitas mutantur, quoniam materia et plus et minus abun-<text:line-break/>dat et crassior est ac tenuior ob temperamentum tam<text:line-break/>uniuscujusque naturale quam ’ adventitium ipsius fracturae<text:line-break/>eo tempore quo curatur, atque item ob victus rationem</text:span></text:p>
      <text:p text:style-name="P20"><text:span text:style-name="T26">qua homo utitur et ob modum quo deligatur; praeter<text:line-break/>haec aetatem, tempus anni, regionem, ex quibus omni-<text:line-break/>bus validiores vires sunt aut infirmiores.</text:span></text:p>
      <text:h text:style-name="Heading_20_2" text:outline-level="2">XLllI.</text:h>
      <text:p text:style-name="P16"><text:span text:style-name="T21">Vbt salveris, aqua calida perfundito et rursus Alligato<text:line-break/>fasciis lenius quam ante adstnctis, paucioribus item quam<text:line-break/>ante injectis; inde tertio quoque die salvens, rursus la-<text:line-break/>xioribus susuiis et paucioribus devincito,</text:span></text:p>
      <text:p text:style-name="P18"><text:span text:style-name="T26">A primo die usque dum ad ferulas veniat et fascia-<text:line-break/>rnm numerum auget et arctius adstringit; eas autem im-<text:line-break/>ponens septimo die membrum non solvit usque ad vigesi-<text:line-break/>mum , flatuere quasi firmam basin volens calli producendi,<text:line-break/>quo circumdato fracturam penitus immobilem non amplius<text:line-break/>tuetur; nutrire enim callum oportet, ubi altius radices<text:line-break/>egit. Nutritur autem« quum materia in ipsum derivatur,</text:span></text:p>
      <text:p text:style-name="P20"><text:span text:style-name="T26">quam sicuti 'ab initio avertimus ab affecta Cede ad alias<text:line-break/>corporis partes, ita nunc evocare debemus aqua calida<text:line-break/>perfusa; quin et luitio fasciis multis atque adstrictis quo-<text:line-break/>minus ad vitiatum locum confluerer ex toto ipsam prohi-<text:line-break/>buimus ; nunc paulatim numero demimus pressumque la-<text:line-break/>xamus, quum non expediat prohibere ne confluat.</text:span></text:p>
      <text:h text:style-name="Heading_20_2" text:outline-level="2">XL<text:span text:style-name="T62">I</text:span>V.</text:h>
      <text:p text:style-name="P16"><text:span text:style-name="T21">Qttodst alligatis surulis suspicio stt ne ostsu recte concurre-,<text:line-break/></text:span><text:span text:style-name="T26">rint </text:span><text:span text:style-name="T21">vel aliud quidpiam infestet, ubi dimidium temporis<text:line-break/>praeterierit vel paulo ante salvere oportet et rursus de-<text:line-break/>vincire.</text:span></text:p>
      <text:p text:style-name="P18"><text:span text:style-name="T26">Superiora dicta sint quum omnia recte procedant;<text:line-break/>namque ubi sit sensus aliquis doloris vel exulcerationis<text:line-break/>suspicio aut vereamur ne fractura male composita sit aut<text:line-break/>casu aliquo interveniente membrum motum sit, folvere .</text:span></text:p>
      <text:p text:style-name="P20"><text:span text:style-name="T26">vinculum ante vigesimum diem cogimur. Id autem ipsum<text:line-break/>definivit, ne quis existimet perpetuum esse quod fupra<text:line-break/>imperavit, fracturam quamlibet usque ad vigesimum diem<text:line-break/>fervandam esse penitus immobilem. Semper enim pugnare<text:line-break/>medicus debet adversius id quod magis urget, neque ob-<text:line-break/>ligare fe praeceptis tanquam legi quam contemnere nefas<text:line-break/>sit, quum omnia praeter rationem eveniunt.</text:span></text:p>
      <text:h text:style-name="Heading_20_2" text:outline-level="2">XLV.</text:h>
      <text:p text:style-name="P91"><text:span text:style-name="T21">Quibus ,initio cutis non abrumpitur neque os cute excedit,<text:line-break/>idonea est ratio victus prope quaevis; minus tamen cibi<text:line-break/>sumant ufque ad decimum diem, praesertim quum<text:line-break/>quiescant.<text:tab/></text:span><text:span text:style-name="T21">&gt;'<text:tab/>’<text:tab/>'</text:span></text:p>
      <text:p text:style-name="P18"><text:span text:style-name="T18">Φαϋλον</text:span><text:span text:style-name="T11"> </text:span><text:span text:style-name="T26">vocabulum solent veteres Graeci fere omnes<text:line-break/>usurpare, quum significare volunt simplex aut quodvis;<text:line-break/>huic opponitur exquifitjim, quod Iones </text:span><text:span text:style-name="T11">σκεθρὸν </text:span><text:span text:style-name="T26">appellant.<text:line-break/>Sicut igitur exquisitam victus rationem </text:span><text:span text:style-name="T11">σκεθρὰν </text:span><text:span text:style-name="T26">vocat,</text:span></text:p>
      <text:p text:style-name="P20"><text:span text:style-name="T26">ita huic contrariam' </text:span><text:span text:style-name="T11">φἀύληνς </text:span><text:span text:style-name="T26">atque hac ratione nunc eam<text:line-break/>quae prope quaevis sit </text:span><text:span text:style-name="T11">ύποφαύλην </text:span><text:span text:style-name="T26">dicit; quae media est<text:line-break/>luter quamvis simpliciter et exquisitam. Exquisitam victus<text:line-break/>rationem imperat quibus luitio praeter ossis fracturam<text:line-break/>cernis quoque vulnus accessit, ac praecipue quum ex fra-<text:line-break/>ctu osse aliquid cute excedit, simplicem, id est, quam vis,<text:line-break/>illis qui omnino periculo, vacant; prope </text:span><text:span text:style-name="T21">vero</text:span><text:span text:style-name="T26"> quamvis<text:line-break/>mediamque quibus os fractum est primis diebus, quorum<text:line-break/>terminum constituit decimum, non: quod non interdum<text:line-break/>maturius, interdum ferius mutare victum liceat, fed quod<text:line-break/>plerumque ita accidat. Utitur autem media victus ratione"<text:line-break/>propterea quod neque ita magnum periculum est, sicut<text:line-break/>quum ossa nudantur, neque ita res tuta, sicut cum in- -<text:line-break/>tacto osse caro simpliciter vulneratur. Merito igitur iis<text:line-break/>qui medifc sunt luter eos qui periculo vacant et eos qui<text:line-break/>periclitantur, mediam victus rationem indicit;praesertim<text:line-break/>quum usque ad decimum diem , quibus brachium fractum<text:line-break/>est ex tuto quiescant, quod Iones </text:span><text:span text:style-name="T11">ἐλινύειν</text:span><text:span text:style-name="T26">dicunt. Itaque</text:span></text:p>
      <text:p text:style-name="P20"><text:span text:style-name="T26">par est exquisitiori nictu sustinendos esse quiescentes quam<text:line-break/>qui moventur. At quum a decimo die plerique fufpenso<text:line-break/>brachio inambulent, merito praecipit ut in eum usque<text:line-break/>diem medio victus genere utantur, praesertim quum quie-<text:line-break/>scant. Quod </text:span><text:span text:style-name="T21">praesertim</text:span><text:span text:style-name="T26"> vertimus Hippocrates habet </text:span><text:span text:style-name="T11">ῆδη,<text:line-break/></text:span><text:span text:style-name="T26">quod plerumque tempus notat; sed adjicitur etiam ad ali-<text:line-break/>quid comprobandum, ut si dicamus et ob alia et. </text:span><text:span text:style-name="T11">'ῆδη<text:line-break/></text:span><text:span text:style-name="T26">hoc praesertim propter haec credendum huic, faciendum<text:line-break/>hoc est, quomodo videtur nunc ab Hippocrate usurpatum,<text:line-break/>sic ut oratio talis sit: mediocri victu utendum usque ad<text:line-break/>decimum diem et alia de causa et praesertim quum homo<text:line-break/>interlui ex toto conquiescat.</text:span></text:p>
      <text:h text:style-name="Heading_20_2" text:outline-level="2">XLV<text:span text:style-name="T62">I</text:span>.</text:h>
      <text:p text:style-name="P16"><text:span text:style-name="T21">Adhibeantque ex obfoniis mollibus quaecunque modice ad-<text:line-break/>modum dejiciunt alvum.</text:span></text:p>
      <text:p text:style-name="P19"><text:span text:style-name="T26">Ptisanam videlicet, betam aut malvam, atriplioem,<text:line-break/>sive blitum vel cucurbitam et pisces teneros.</text:span></text:p>
      <text:h text:style-name="Heading_20_2" text:outline-level="2">XLVII.</text:h>
      <text:p text:style-name="P21"><text:span text:style-name="T21">Sed a</text:span><text:span text:style-name="T26"> vino et </text:span><text:span text:style-name="T21">carne stii temperent.</text:span></text:p>
      <text:p text:style-name="P18"><text:span text:style-name="T26">Docuit ipse exquisiti victus rationem et ejus qui qui-<text:line-break/>vis est et ejus qui prope quinis quam nunc praecipit us-<text:line-break/>que in decimum diem servari: nam quum aeger carnem<text:line-break/>edit et vluum potat, victus simplex est et quivis; sed<text:line-break/>quum solo ptisanae cremore et mulsa nivit, victus tenuis<text:line-break/>est atque exquisitus. Inter utrumque est ille quem pro-<text:line-break/>xime indicavit, quum luqnit, adhibeantque ex obsoniis<text:line-break/>mollibus quaecunque alvum modice dejiciunt.</text:span></text:p>
      <text:h text:style-name="Heading_20_2" text:outline-level="2">XLV<text:span text:style-name="T62">II</text:span>I.</text:h>
      <text:p text:style-name="P16"><text:span text:style-name="T26">Tum </text:span><text:span text:style-name="T21">paulatim fe reficiant. Oratio haec lex justa fertur<text:line-break/>de curatione sudcturae.</text:span></text:p>
      <text:p text:style-name="P19"><text:span text:style-name="T26">Reficiant dixit </text:span><text:span text:style-name="T11">ἀνακομίζεσθαι</text:span><text:span text:style-name="T26">, quo vocabulo nihil<text:line-break/>aliud significat quam ut cur comminutum os est postea<text:line-break/>recreetur. Scribit autem </text:span><text:span text:style-name="T11">ἐκ προσαχωγῆς, </text:span><text:span text:style-name="T26">hoc est paula-<text:line-break/>tim, cui contrarium est repente; damnat enim quod fubito<text:line-break/>plurimum implet aut demit vel quid aliud praestat.</text:span></text:p>
      <text:h text:style-name="Heading_20_2" text:outline-level="2">XLIX.</text:h>
      <text:p text:style-name="P16"><text:span text:style-name="T21">Quare danda opera est ut susta curatione adhibita res<text:line-break/>bene procedat ; ubi autem non stc procedit, fejre licet<text:line-break/>aliquid curationi desuijse aut superaste.</text:span></text:p>
      <text:p text:style-name="P18"><text:span text:style-name="T26">Justam vocavit eam qttae laboranti omne id praebet<text:line-break/>quod ei convenit et nihil praetermittit; curationem vero<text:line-break/>quam </text:span><text:span text:style-name="T11">χείριξιν </text:span><text:span text:style-name="T26">dixit, vel pro chirurgia vel pro univerfa<text:line-break/>simpliciter rerum omnium admotione accipit. Graeci enim<text:line-break/></text:span><text:span text:style-name="T11">μεταχειρίζεσθαι </text:span><text:span text:style-name="T26">dicunt non solum quae manibus prehen-<text:line-break/>dunt, sed quaecunque tractant.</text:span></text:p>
      <text:p text:style-name="P21"><text:span text:style-name="T26">- - &lt;</text:span></text:p>
      <text:p text:style-name="P92"><text:span text:style-name="T26">•<text:tab/>'<text:tab/>x.</text:span></text:p>
      <text:h text:style-name="P7" text:outline-level="2">L.</text:h>
      <text:p text:style-name="P16"><text:span text:style-name="T21">Illud praeterea animadvertere in hoc stmplici modo con-<text:line-break/>venit, quod medici non admodum attendunt, quamquam<text:line-break/>st non recte stat, corrumpere curam omnem omnemque<text:line-break/>vinciendi rationem potest.</text:span></text:p>
      <text:p text:style-name="P18"><text:span text:style-name="T26">Simplicem modum fracti ossis et prolapsi vocat ubi<text:line-break/>, non accedit ulcus, non nudatur os, neque quod perfrin-<text:line-break/>gitur in multas partes comminuitur, quod fracturae ge-<text:line-break/>nus recentiores a farina </text:span><text:span text:style-name="T11">ἀλφιτηδὸν </text:span><text:span text:style-name="T26">appellant, ita ut nul-<text:line-break/>lus ex propositis modis simplex sit, fed ille dumtaxat<text:line-break/>ubi fracturae nullus alius casus adjicitur: sic autem a fe<text:line-break/>usurpari vocabulum </text:span><text:span text:style-name="T11">ἁπλοϋν, </text:span><text:span text:style-name="T26">id est simplex, apte ostendit<text:line-break/>paulo infra in hoc ipso libro, ubi proprie eam rem agit.<text:line-break/>Quod si ossa simplici fracturae modo perfringantur, </text:span><text:span text:style-name="T21">pec-<text:line-break/>catur</text:span><text:span text:style-name="T26"> videturque id peccatum leve, si quis tamen diligen-<text:line-break/>ter simul omnia aestimet, maximum momentum habet, id<text:line-break/>enim si committatur, priorem curam universam corrumpit:</text:span></text:p>
      <text:p text:style-name="P19"><text:span text:style-name="T26">quid autem hoc sit in scquentibus ostendet. Scribitur item<text:line-break/>aliter eadem oratio sic,, quamquam si non recte fiat, cor-<text:line-break/>rumpi omnis cura omnisqne vinciendi ratio potest; ubi<text:line-break/>curam ipsam, quum aliquid peccatur, damnare videtur<text:line-break/>ut quae corrumpere possit quaecunque ad laborantem par—<text:line-break/>ticulam recte adhibita funt,</text:span></text:p>
      <text:h text:style-name="Heading_20_2" text:outline-level="2">LI.</text:h>
      <text:p text:style-name="P16"><text:span text:style-name="T26">puodsi </text:span><text:span text:style-name="T21">utroque oste comminuto vel eo quod subjectum est<text:line-break/>tantum, deligatum brachium mitella suspendetur, eaque<text:line-break/>plurima circa Jracturam detur} partes vero hinc atque<text:line-break/>hinc suspensae stnt, nec esae est os ad superiora perverti.</text:span></text:p>
      <text:p text:style-name="P21"><text:span text:style-name="T26">Diligenter voluit animadvertendum esse qua ratione<text:line-break/>, totum brachium suspendatur, quum homo jam ingreditur<text:line-break/>et non amplius cubat, hoc est a decimo die. Ante siqui-</text:span></text:p>
      <text:p text:style-name="P19"><text:span text:style-name="T26">dem plerumque cubabat brachio, quemadmodum supra<text:line-break/>ostensum est, ita figurato ut manus paulo sublimior habe-<text:line-break/>retur; sed quum jam inambulat, ut fieri consuerit, bra-<text:line-break/>chio ex cervicibus suspenso mitellam adhiberi praecipit<text:line-break/>. lic latam ut brachium universum fustineat totumque ae-<text:line-break/>qualiter amplectatur, neque ullam partem ejus relinquat,<text:line-break/>quam non fulciat, quo fieret ut brachii os a parte cum<text:line-break/>qua jungitur deorsum inclinaret ac depravaretur; nam<text:line-break/>priusquam vitiaretur, totum perpetuum erat; Corruptu<text:line-break/>autem ejus unitates ubi perruptum est, potest aItera ejus<text:line-break/>pars a subjecta mitella sustineri; altera vero pars, ut<text:line-break/>quae non amplius cum illa continuetur, deorsum incli-<text:line-break/>nata perverti. 'Potest item ex eadem parte, ubi non recte<text:line-break/>mitella subjiciatur, altera extremitas ab hac elata sursum<text:line-break/>ferri, altera deorsum inclinata perverti. Quatuor igitur<text:line-break/>modis mitella brachio male subjicietur, primo ubi fractu-</text:span></text:p>
      <text:p text:style-name="P12"><text:span text:style-name="T2">ram solummodo festinet, partes autem hluc atque hinc<text:line-break/>suspensae manent; fecundo ut extremae brachii partes et<text:line-break/>fupra a cubito et infra a manu diligenter mitella fulciun-<text:line-break/>tur, medium non suspenditur; tertio et quarto ubi inter-<text:line-break/>dum prior brachii </text:span><text:span text:style-name="T5">pars,</text:span><text:span text:style-name="T2"> interdum posterior mitella exci-<text:line-break/>pitur. Ex- his quatuor modis hluos dumtaxat scripsit, qui<text:line-break/>maxime membrum pervertunt;. reliquos binos praeteriit ut<text:line-break/>qui ex enarratis intelligi possint. Eorum duorum quos<text:line-break/>scripsit alterum propositis verbis ostendit, ubi censet in<text:line-break/>his, quibus utrumque brachii os fractum sit vel tantum<text:line-break/>id quod subjectum est cubitus proprie nuncupatur, intel-<text:line-break/>- ligendurn esse primum ex propositis modis; sed commune,<text:line-break/>id est duobus modis de quibus verba faciet; proprium<text:line-break/>vero est utriusque prioris quidem, quem nunc indicat, sub-<text:line-break/>jecta brachiu mitella angusiiori, quam ut totum mem-<text:line-break/>brum complectatur fracturam solummodo fulcire; alterius</text:span></text:p>
      <text:p text:style-name="P20"><text:span text:style-name="T26">rursus utramque membri extremitatem sustinere fractura<text:line-break/>tantum non fultu. Depravari autem inquit priori modo<text:line-break/>brachium in superiorem partem conversum, sed in inferio-<text:line-break/>rem altero modo quem subdet proximis verbis: priorem<text:line-break/>qui sursum versus pervertit nunc proposuit-. Nam quum<text:line-break/>brachium qua fractum est a mitella sustineatur partibus<text:line-break/>quae utrimque funt deorsum inclinatis; quum non sit cui<text:line-break/>firmiter innitantur, accidet uti quod a mitella excipitur<text:line-break/>altius excitatum callo glutinetur. Eum vero habitum quo '<text:line-break/>membrum callo solidetur lu posterum perpetuo servabit.<text:line-break/>Quare saepius necessarium est quae sic perversa sunt a<text:line-break/>nobis de integro abrumpi, extentu membro rursus fractu-<text:line-break/>ram qualis initio fuerat reddentibus, quam fupra diximus<text:line-break/>nullo modo coalescere,- sed alligari a callo qni circurn-<text:line-break/>datur. Hunc igitur extendendo dissolvimus rurfusque ope-<text:line-break/>ram damus ut callus increscat fractura convenientei figu-<text:line-break/>rata. Videre autem licet in aliis animalibus comminuta</text:span></text:p>
      <text:p text:style-name="P20"><text:span text:style-name="T26">ossa omnino coalescere, ut in </text:span><text:span text:style-name="T21">fue,</text:span><text:span text:style-name="T26"> apro, bove, capra, ove,<text:line-break/>gallo, gallina. Si quando invenies, invenies autem saepe,<text:line-break/>quemadmodum et nos fracturae oras callo inter se gluti-<text:line-break/>natus, ubi hoc tibi curae sit, callum deradens conspiciens<text:line-break/>fracturae oras se contingere, non tamen coaluisse solida-<text:line-break/>tasque esse eo modo, quo lu vulneribus glutinata curo<text:line-break/>coalescit. At cur, ubi utrumque brachii os comminutum<text:line-break/>sit et quod proprie cubitus vocatur et quod radius , acci-<text:line-break/>dat ut membrum adeo pervertatur, si in suspendendo ali-<text:line-break/>quid peccetur; fed minus, si alterum tantum, cubitus sci-<text:line-break/>licet; ac si radius per se nihil omnino depravetur; non<text:line-break/>magno negotio comperies, si eorum quae ipse retulit me-<text:line-break/>mineris,,, quia quod subjectum est, inquit, fundamenti, vi-<text:line-break/>- cem praestat ei quod abruptum est atque ipsum depravari<text:line-break/>non patitur. Sed, radius ubi intactus sit cubitum quodam-<text:line-break/>modo fecum dirigit, si recte vinculum adhibeatur; tueri -<text:line-break/>autem ipsum a depravatione ex toto non valet ubi ali-</text:span></text:p>
      <text:p text:style-name="P20"><text:span text:style-name="T26">quis error sit in suspendendo, quandoquidem cubitus sub-<text:line-break/>jectus nihil habet quo fulciatur praeter vinculum ipsum.</text:span></text:p>
      <text:h text:style-name="Heading_20_2" text:outline-level="2">L<text:span text:style-name="T62">II</text:span>.</text:h>
      <text:p text:style-name="P16"><text:span text:style-name="T21">Sin ofstbus stc fractis mitella manum dumtaxat et articu-<text:line-break/>lum cubiti, excipiat, reliquum vero brachium suspensum<text:line-break/>stt, depravatum inclinabitur deorsum.</text:span></text:p>
      <text:p text:style-name="P18"><text:span text:style-name="T26">Ex quatuor modis quos paulo supra declaravi siecun-<text:line-break/>dum hic tradit, qui primo contrarius est: siquidem in<text:line-break/>priori, mitella solam fracturam sustinebat; in hoc quum<text:line-break/>cetera sustineantur sola fractura sine fulcro esu Quemad-<text:line-break/>modum igitur in priori suspendendi ratione, ubi fractura<text:line-break/>quum' scla a mitella sustineretur sublimior fuit, reliquae<text:line-break/>vero partes utrimque humiliores jure dixit depravari bra-<text:line-break/>chinm totum in superiorem partem conversum, ini nunc</text:span></text:p>
      <text:p text:style-name="P19"><text:span text:style-name="T26">quum ea tantum membri pars, qua fractura est non susti-<text:line-break/>neatur, deprimetur et deorsum versus inclinabitur, quo<text:line-break/>fiet ut brachium lu eam partem curvetur, atque ea de<text:line-break/>causa ubi callus circumdatus fuerit perversum deorsum<text:line-break/>spectet. Exposuimus igitur universam propositae oratio-<text:line-break/>nis sententiam. Legitur autem scripta duobus modis, si<text:line-break/>vocem spectemus, maxime inter se contrariis, re tamen,<text:line-break/>si animadvertantur, inter se minime discrepantibus. Ita-<text:line-break/>que brachium fuspensum nonnulli intelligunt quod a mi-<text:line-break/>tella non excipitur, sed folumin aere suspenditur; alii<text:line-break/>contra omne id quod a mitella sustineatur, ntpote quum<text:line-break/>in inferiora minime inclinetur, neque fiat ob id humi-<text:line-break/>lius, quod suspenso contrarium est. Merito igitur scri-<text:line-break/>pturae verbis luter, fe pugnant, sententia conveniunt;<text:line-break/>namque haec vox </text:span><text:span text:style-name="T11">μετέωρον, </text:span><text:span text:style-name="T26">hoc est suspensum, quum<text:line-break/>apud expositores contraria significet, a quibusdam eorum<text:line-break/>citra negationem scribitur, reliquum vero brachium suspen-<text:line-break/>sum; ab aliis negatione adjecta, reliquum vero brachium</text:span></text:p>
      <text:p text:style-name="P19"><text:span text:style-name="T26">non suspensum verba; ut illis ridetur, accommodantibus<text:line-break/>: ad utramque significationem vocabuli </text:span><text:span text:style-name="T11">μετεώρου, </text:span><text:span text:style-name="T26">hoc est<text:line-break/>suspensi.</text:span></text:p>
      <text:p text:style-name="P21"><text:span text:style-name="T26">LUI.</text:span></text:p>
      <text:p text:style-name="P18"><text:span text:style-name="T21">Debet ergo brachium suspendi per mitellam latam rnollem-<text:line-break/>que multum brachii cum prima palmae parte aequaliter<text:line-break/>... / sustinentem.</text:span></text:p>
      <text:p text:style-name="P18"><text:span text:style-name="T26">Duas hic indicat suspendendi rationes quas praeter-<text:line-break/>ierat. Eas inquam duas quarum commune est extremam<text:line-break/>brachii partem sustinere; proprium autem utriusque vel<text:line-break/>eam quae a'cubiti commissura vel eam quae a manu tan-,<text:line-break/>tum. Exsequutus enim eam suspendendi rationem, ubi<text:line-break/>mitella solummodo fracturam excipiebat, atque alleram<text:line-break/>ubi utramque. extremitatem; deinde subjiciens verba pro-<text:line-break/>xime posita in quibus praecipit ut plurimum ex brachio<text:line-break/>cum prima palmae parte mitella aequaliter sustineatur;</text:span></text:p>
      <text:p text:style-name="P20"><text:span text:style-name="T26">reliquas duas suspendendi rationes evidenter reprehendit,<text:line-break/>quum non habeant id quod maxime requiri vult: siqui-<text:line-break/>dem neutra primam palmae partem et plurimum ex </text:span><text:span text:style-name="T21">bra-<text:line-break/>chio</text:span><text:span text:style-name="T26"> aequaliter fulcit , non tamen propria eas hic expressit,<text:line-break/>praecipue, ut dixi, quod intelligi ex superioribus possint,<text:line-break/>tum quod levem omnino noxam afferant, ubi nihil in<text:line-break/>deligando peccetur. Duae enim superiores suspendendi<text:line-break/>rationes ea de causa plurimum erant alienae, quod fra-<text:line-break/>ctura contineretur contrario modo atque ejus partes utrim-<text:line-break/>qne, quum interdum sola a mitella attolleretur nulla ejus<text:line-break/>particula fulta, interdum sola deorium converteretur.</text:span></text:p>
      <text:h text:style-name="P5" text:outline-level="1"><text:bookmark-start text:name="bookmark26"/>HIPPOCRATIS DE FRACTURIS<text:line-break/>LIBER ET GALENI IN EUM<text:line-break/><text:span text:style-name="T20">CO</text:span>MMENTARIUS <text:span text:style-name="T10">II.</text:span><text:bookmark-end text:name="bookmark26"/></text:h>
      <text:h text:style-name="Heading_20_2" text:outline-level="2">I.</text:h>
      <text:p text:style-name="P21"><text:span text:style-name="T26">J </text:span><text:span text:style-name="T21">St ubi humerus perfringatur.</text:span></text:p>
      <text:p text:style-name="P18"><text:span text:style-name="T26">Testantur nonnulli ex iis qui librum hunc exponunt,<text:line-break/>Hippocratem, ut fupra </text:span><text:span text:style-name="T18">πηχυν </text:span><text:span text:style-name="T21">vocavit,</text:span><text:span text:style-name="T26"> modo eam partem<text:line-break/>totam quae luter manum et cubiti articulum est, modo<text:line-break/>cubitum qui e duobus ossibus longior est, ita nunc hu-<text:line-break/>merum appellare </text:span><text:span text:style-name="T11">βραχἰονα, </text:span><text:span text:style-name="T26">nempe id os quod a cubiti</text:span></text:p>
      <text:p text:style-name="P20"><text:span text:style-name="T26">articulo pertinet ad humeri caput Alii non ipsa ossa, sed<text:line-break/>partes quae inter articulos funt volunt iis vocabulis nun-<text:line-break/>cupari, quod consueverimus ita loqui, ille in capite pla-<text:line-break/>gam accepit vel lu malis aut naso et ubi plaga cutem’<text:line-break/>tantum violavit; et ubi altius aliquid laesit, puta musculi<text:line-break/>membranam, nervum, arteriam .aut venam; quin quum<text:line-break/>humerum : exulceratum dicimus r, ostendimus humero id<text:line-break/>mali incidisse quod- ulcus vocatur.; , At quum .definitione<text:line-break/>ulceris cero contineatur, quamvis nominatim non eixpli-<text:line-break/>cetur, ulceris tamen vocabulo notatur: carnis enim divi-<text:line-break/>sionem appellamus ulcus, sicut , quum dicimus , Dionis,<text:line-break/>exempli causa, humerum esse exulceratum, carnem humeri<text:line-break/>significemus. Eadem ratione quum fractum humerum di-<text:line-break/>cimus, significari volunt os hujus partis eo vitio teneri<text:line-break/>quod fractura nuncupatur. Sed controversia haec de no-<text:line-break/>minibus ac significationibus nullo modo ad fracturae cu-<text:line-break/>rationem pertinet. Neque enim quidquam officit aut prod-</text:span></text:p>
      <text:p text:style-name="P19"><text:span text:style-name="T26">esu Quae vero in fequentibus docet, qua ratione curare<text:line-break/>fractum humerum conveniat ostendunt. Cuncta autem;<text:line-break/>ut mihi videtur, plana funt, non secus atque alia quae<text:line-break/>' fupra dc brachio tranidit; ea enitn paucis admodum ver-</text:span></text:p>
      <text:p text:style-name="P18"><text:span text:style-name="T26">bis exceptis clara ' erant. Longius autem Iapsi fumus,<text:line-break/>quum causam adjecerimus, cur singula praecipit: quae res<text:line-break/>etsi expositionis fines excedat; fieri tamen, ut retuli, ab<text:line-break/>, omnibus expositoribus consuevit; at quum hae rationes<text:line-break/>alibi paucis ab ipso ostendantur, neque nos hic eas tan-<text:line-break/>quam auctores adjecimus, sed ordinem mutavimus. To-<text:line-break/>tus autem nunc propositus ferrno, si per </text:span><text:span text:style-name="T21">fe</text:span><text:span text:style-name="T26"> examinetur<text:line-break/>considereturque, perquam facilis est; adde quod ratio siu-<text:line-break/>gulorum quae tractantur fuit in scrmone de brachio ex-</text:span></text:p>
      <text:p text:style-name="P16"><text:span text:style-name="T26">• plicatu. Ad communia enim praecepta quae ibi tradita<text:line-break/>funt haec quoque referuntur, primum de universo brachio<text:line-break/>figurando; tum de extendendo, de componendo; postremo</text:span></text:p>
      <text:p text:style-name="P20"><text:span text:style-name="T26">de continendo ac suspendendo, quae continendi species<text:line-break/>est. His itaque habitis, si quid fe offeret quod breve<text:line-break/>sit et non planum, </text:span><text:span text:style-name="T26">in </text:span><text:span text:style-name="T26">sequentibus aperiemus.</text:span></text:p>
      <text:h text:style-name="Heading_20_2" text:outline-level="2">II.</text:h>
      <text:p text:style-name="P93"><text:span text:style-name="T21">Si brachium extendatur coque stc stgurato intensio adhi-<text:line-break/>beatur</text:span><text:span text:style-name="T26"> , humeri </text:span><text:span text:style-name="T21">lacertus intentus alligabitur; atque ubi<text:line-break/>qui deligatus est cubitum curvet, humeri lacertus habi-<text:line-break/>tum mutabit.<text:tab/></text:span><text:span text:style-name="T21">A</text:span></text:p>
      <text:p text:style-name="P18"><text:span text:style-name="T26">Propositae orationi illud adjicere oportet quod antea<text:line-break/>dictum est, scilicet ubi humeri lacertus ab injecto vinculo<text:line-break/>aliter figuretur, suturum esse nit alias ejus partes vehe-<text:line-break/>menter vinculum comprimat, aliis laxius sit atque dela-<text:line-break/>batur. Compressae item partes inflammatione tentantur,<text:line-break/>fed relaxatis vinculis membrum pervertatur. Quare bra-<text:line-break/>chii habitus nullo modo variandus est, fed perpetuo ut<text:line-break/>fupra demonstratum est</text:span><text:span text:style-name="T35">z</text:span><text:span text:style-name="T26"> a principio ad finem servandus.</text:span></text:p>
      <text:p text:style-name="P19"><text:span text:style-name="T26">At contra si ille habitus fervetur in quo extentum mem-<text:line-break/>brurn devinctum est, vinculum quidem nullo loco arctius<text:line-break/>erit aut laxius, fed ipse habitus, quqj vitiatus sit, ut sa-<text:line-break/>pra declaravimus, dolorem atque idcirco inflammationem<text:line-break/>asseret.</text:span></text:p>
      <text:h text:style-name="Heading_20_2" text:outline-level="2">III.</text:h>
      <text:p text:style-name="P16"><text:span text:style-name="T21">Justifstma itaque, intensio ad humerum stc adhibetur. Li-<text:line-break/>gnum quod cubitum aequet vel paulo brevius stt, qualia<text:line-break/>sunt ligonum manubriola, habena ab utraque parte<text:line-break/>alligatum suspenditur. Horno autem sublimiori alicui<text:line-break/>sudi</text:span><text:span text:style-name="T26"> insidet </text:span><text:span text:style-name="T21">brachiumque super manubriolum imponit, sta<text:line-break/>ut id in alam indatur ea moderatione, ut ille vix con-<text:line-break/>fidere poffit nihilo ue propius stt quam ut suspendatur.<text:line-break/>Tum aliquid aliud paretur., cui brachium inhaereat<text:line-break/>fcorteo pulvino superdato uno vel pluribus ita at ad<text:line-break/>eam altitudinem perveniat, ut cubitus ad rectum angu-<text:line-break/>lum collocetur. Cominodijstme autem lorum molle la-</text:span></text:p>
      <text:p text:style-name="P19"><text:span text:style-name="T26">tumque </text:span><text:span text:style-name="T21">seu lata habena circumdatur, atque inde'magni<text:line-break/>ponderis aliquid suspenditur, quod extendere convenien-<text:line-break/>ter poffit aut invicem hujus robustus aliquis in inferio-<text:line-break/>rem partem cogit cubito cum humero ad rectum angu-<text:line-break/>lum figurato.</text:span></text:p>
      <text:p text:style-name="P18"><text:span text:style-name="T26">Ostensum est in libris de philosophia naturae justi-<text:line-break/>tiam lu eo consistere, ut quod unicuique convenit distri-<text:line-break/>buat, non lege aliqua, fed suopte nutu, quod jam supra<text:line-break/>quoque dictum est. Dictum est insuper, eum esse justum<text:line-break/>habitum qui aptum situm uniuscujusque particulae mern-<text:line-break/>bri tuetur. Demonstratum est etiam hujusmodi habitum<text:line-break/>minime omnium laedere; hic autem lu brachio est ubi<text:line-break/>cubitus cum humero ad rectum angulum collocetur. Toto<text:line-break/>itaque brachio sic figurato praecipit hominem sedere; juxta<text:line-break/>ipsum vero a priori parte poni lignum transversum, quale<text:line-break/>ac quantum est ligonis manubriolum. Ligones vero ap-<text:line-break/>pellat </text:span><text:span text:style-name="T11">σκάφιἀ, </text:span><text:span text:style-name="T26">quibus terram fodimus, Graeci </text:span><text:span text:style-name="T11">σκάπτειν </text:span><text:span text:style-name="T26">di-</text:span></text:p>
      <text:p text:style-name="P19"><text:span text:style-name="T26">cunt, his adnumerantur etiam bipalia, Attici </text:span><text:span text:style-name="T11">μηνυὰς </text:span><text:span text:style-name="T26">vo-<text:line-break/>cant. VUIt autem hujusmodi lignum quod juxta 'colloca-<text:line-break/>tur immobile reddi, sic ut dum manus admovetur nec<text:line-break/>sursum feratur nec deorsum, quod continget si ab utroque<text:line-break/>extremo habenis vinciatur, quae ad aliquid sublime reli-<text:line-break/>- gantur ut lignum inde suspendatur. Praecipit ut aeger</text:span></text:p>
      <text:p text:style-name="P18"><text:span text:style-name="T26">brachium ante super ipsum imponat, hoc est ut lignum,<text:line-break/>transversum alae subjiciatur; tum is cujus humerus fra-<text:line-break/>ctus est sedeat -ita sublimis ut parum absit quin suspenda-<text:line-break/>tur. Sedere autem aegrum jubet, ut vires dum manus<text:line-break/>adhibetur sufficiant, neque propterea quod stet eonvellan-<text:line-break/>tur, neque in humiliori sedili hominem collocant, sed<text:line-break/>quam maxime potest alto, quum sedet et ob ipfum me-<text:line-break/>dicum ut rectus agere possit, neque plurimum cogatur<text:line-break/>deorsum inclinari; et ob aegrotantem ipsum, cui magis<text:line-break/>expediat ita sedere. Solent enim quibus brachium exteu-<text:line-break/>ditur prae dolore ducentem scqui atque attolli nec in ea-</text:span></text:p>
      <text:p text:style-name="P19"><text:span text:style-name="T26">dem sede penitus qua collocati funt a principio perma- &gt;<text:line-break/>nere, quo. fit ut intensio remittatur. Hoc igitur cavens<text:line-break/>imperat ut homo sedeat quantum maxime potest sublimis<text:line-break/>et prope suspendatur', ac fi paulum attollatur steti Quod<text:line-break/>ubi eveniat, neque ipsum aegrotantem, neque alios late-<text:line-break/>bit; atque ubi non lateat, parvo negotio rursus ,vel ab<text:line-break/>aliis vel per se ipsum in priorem sedem restituetur; quin<text:line-break/>ubi horno ita sedens stabit paulum mutabitur; plurimum<text:line-break/>vero ubi humilior fuerit collocatus. Quare ex, sessionis<text:line-break/>mutatione minimum laeduntur qui sublimiori insident se-</text:span><text:span text:style-name="T44">x<text:line-break/></text:span><text:span text:style-name="T26">drli, plurimum qui humiliori. Constat itaque transversum<text:line-break/>lignum ab Hippocrate ea de causa fusi alam demitti, ne<text:line-break/>' brachio ab inferiori parte intenso </text:span><text:span text:style-name="T21">aeger sequatur</text:span><text:span text:style-name="T26"> atque<text:line-break/>intensionem solvat, quod nos sine ligno soliti sumus sae-<text:line-break/>pius, facere per laqueos alae circumdatos, quorum extrema<text:line-break/>versus posteriorem partem extendenda funt; non secus</text:span></text:p>
      <text:p text:style-name="P19"><text:span text:style-name="T26">etiam aliis laqueis circumligatis fractum os lu diversa de-<text:line-break/>ducimus, ubi intensio quae per manus adhibetur imbeeil-.<text:line-break/>lior sit quam oporteat. Verum si hanc credamus per fe<text:line-break/>posse effectum praestare, ut in puerili corpore, non opus<text:line-break/>est amplius laqueis et multo minus machinamentis haben-<text:line-break/>tibus axes, ad quos extremos laqueos alligantes.valentius<text:line-break/>in diversa contendamus, quo extendendi modo ad luxata<text:line-break/>potissimum utimur. In ea autem extendendi ratione quam<text:line-break/>nunc probat praecipit ut brachium rei cuipiam haereat,<text:line-break/>quam ipfe vocat </text:span><text:span text:style-name="T11">ἔφεδρον, </text:span><text:span text:style-name="T26">hoc est hujusmodi quidpiam cui<text:line-break/>firmiter insideat scorteis pulvinis, subjectis; deinde ab imo<text:line-break/>humero juxta cubiti articulum grave aliquod corpus fus-<text:line-break/>, pendatur, quae pondera </text:span><text:span text:style-name="T11">σταθμἰον </text:span><text:span text:style-name="T26">nuncupavit. Haec sunt<text:line-break/>, quibus uti consuevimus ex ferro, aere aut plumbo con-<text:line-break/>fectis; praeterea lorum molle, latum vel habena valida<text:line-break/>imo humero circumdetur unde pondera suspendantur.</text:span></text:p>
      <text:h text:style-name="P7" text:outline-level="2">IV.</text:h>
      <text:p text:style-name="P16"><text:span text:style-name="T26">Debet autem </text:span><text:span text:style-name="T21">medicus curare stans altero pede super qua-<text:line-break/>piam re sublimiori collocato</text:span><text:span text:style-name="T26">; componere autem os pro-<text:line-break/></text:span><text:span text:style-name="T21">minentioribus palmarum partibus. Facile autem compo-<text:line-break/>nitur; ea enim extendendi ratio optima est, st quis con-<text:line-break/>venienter ipsum adhibeat; P°st sufctas injicere a fractura<text:line-break/>orsus, reliqua vero omnia ut antea jujsus est exsequi<text:line-break/>eademque de homine requirere} tum ex iisdem indiciii<text:line-break/>intelligere moderata necne stnt; ac tertio quoque die<text:line-break/>salvere et rursus deligare arctiusque adstruigere.</text:span></text:p>
      <text:p text:style-name="P18"><text:span text:style-name="T26">Eligit hunc chirurgici habitum tanquam firmiorem,<text:line-break/>idem in opere de officina medici praecepit</text:span><text:span text:style-name="T26">, </text:span><text:span text:style-name="T26">quum inquit:<text:line-break/></text:span><text:span text:style-name="T26">' </text:span><text:span text:style-name="T26">stantem vero oportet pariter ambobus pestibus bene insi-<text:line-break/>dere, sed agere altero insistentem, at non ejus partis<text:line-break/>cujus manus agit.</text:span></text:p>
      <text:h text:style-name="P7" text:outline-level="2">V.</text:h>
      <text:p text:style-name="P16"><text:span text:style-name="T21">. Dein septimo aut nono die ferulas alligare, quodst verea-<text:line-break/>tur ne recte offa concurrerint, interea salvere dirigens-<text:line-break/>que rursus devincire.</text:span></text:p>
      <text:p text:style-name="P18"><text:span text:style-name="T26">Quod in superioribus qua de brachio supplendum este<text:line-break/>existimavi,idern nunc existimo, scilicet quum omnia commode<text:line-break/>respondeant, eo tempore ferulas imponendas esse. Verum<text:line-break/>ubi de brachio egit, septimo die simpliciter jussit ferulas<text:line-break/>circumdari; in ferrnone vero de humero conjunctionem<text:line-break/>quam dlljungentern appellamus usurpavit: ait enim septimo<text:line-break/>aut nono dieferula alligare, </text:span><text:span text:style-name="T21">eo</text:span><text:span text:style-name="T26"> quod in humero ob mu-<text:line-break/>fculorum quibus continetur magnitudinem, quae circa fra-<text:line-break/>cturam sunt diuturniori tempore ex toto gracilia fiant la-<text:line-break/>xaque. Ubi vero talia essent ostendimus opportune tunc<text:line-break/>ad ferulas venire.</text:span></text:p>
      <text:h text:style-name="P7" text:outline-level="2">VI.</text:h>
      <text:p text:style-name="P16"><text:span text:style-name="T21">Humeri os sure quadraginta diebus conservet. Quos ubi<text:line-break/>excestsurtt, salvere</text:span><text:span text:style-name="T26"> oportet et </text:span><text:span text:style-name="T21">pauciores fascias dare lea<text:line-break/>viusque arctatas, ac diutius uti victu magis exquisito<text:line-break/>quam ante. Intueri autem manus tumorem et vires.</text:span></text:p>
      <text:p text:style-name="P18"><text:span text:style-name="T26">Confervere </text:span><text:span text:style-name="T11">κρατύνεσθαι </text:span><text:span text:style-name="T26">dixit, iutelligit </text:span><text:span text:style-name="T26">ubi </text:span><text:span text:style-name="T26">fracti<text:line-break/>ossis partes callo firmantur, ut lu fuperioribus etiam qua<text:line-break/>de brachio.. Quo antem grandius est humeri </text:span><text:span text:style-name="T26">os, </text:span><text:span text:style-name="T26">eo lon-<text:line-break/>giori tempore per callum glutinatur. Reliqua omnia' ex<text:line-break/>iis quae dicta funt de brachio plana sunt; nulla igitur<text:line-break/>opus est explanatione.</text:span></text:p>
      <text:h text:style-name="Heading_20_2" text:outline-level="2">Vll.</text:h>
      <text:p text:style-name="P16"><text:span text:style-name="T21">Illud etiam ignorare non oportet^puad humerus natura ab<text:line-break/>exteriori parte gibbus est et perverti facile solet</text:span><text:span text:style-name="T26">, ubi</text:span></text:p>
      <text:p text:style-name="P20"><text:span text:style-name="T21">male curetur. Quin et alia asta omnia quae naturali-<text:line-break/>ter aliqua parte gibba sunt, ubi comminuta curantur,<text:line-break/>facile ab ea pervertuntur. Ergo ubi tale 'quidpiam ti- •<text:line-break/></text:span><text:span text:style-name="T26">metur, lata </text:span><text:span text:style-name="T21">fascia humerum excipiens in orbem circa<text:line-break/>pectus agatur et quum quiescere humentm oporteat,<text:line-break/>pannus multiplex implicitus inter cubitum et latus sub-<text:line-break/>jiciatur vel quidpiam hujus generis aliud: hac enim via<text:line-break/>os gibbum dirigetur. Est autem cavendum ne nimis in<text:line-break/>interiorem partem convertatur.</text:span></text:p>
      <text:p text:style-name="P18"><text:span text:style-name="T26">Quae in sermone de humero usque ad finem scribun-<text:line-break/>tur omnia clara sunt; namque ipfe causam exponit cur<text:line-break/>in exteriorem partem convertatur et quo pacto in con-<text:line-break/>trariam coactum dirigi debeat. Jussit autem ut multiplex<text:line-break/>pannus luter latus et cubitum demitteretur, ne humerus<text:line-break/>attingat latus, sed in mediu spatium sit, quo compulsus<text:line-break/>habena ad pectus adducente minime depravetur, quum</text:span></text:p>
      <text:p text:style-name="P20"><text:span text:style-name="T26">natura in exteriorem partem spectans ad interiorem con-<text:line-break/>versus dirigitur.</text:span></text:p>
      <text:h text:style-name="Heading_20_2" text:outline-level="2">Vlll.</text:h>
      <text:p text:style-name="P16"><text:span text:style-name="T21">Pes hominis ex multis, mimitisque oscstbus constat, quem-<text:line-break/>admodum et manus.</text:span></text:p>
      <text:p text:style-name="P18"><text:span text:style-name="T26">Similitudinem quandarn habent inter fe totius cruris<text:line-break/>et brachii partes. Qualis enim est humerus in brachio,<text:line-break/>tale est lu crure femur; quale item in brachio est id quod<text:line-break/>est inter cubitum et manum, tale lu crure id quod inter<text:line-break/>genu est et pedem; reliqua vero pars, scilicet manus, pedi<text:line-break/>respondet. Ceterum manus apud Graecos proprium no-<text:line-break/>men non inveni distinctum a toto brachio, sicut pes qui<text:line-break/>nomen habet distinctum a toto crure. Quare Hippocrates<text:line-break/>merito pedem simpliciter </text:span><text:span text:style-name="T11">πόδα </text:span><text:span text:style-name="T26">vocavit, </text:span><text:span text:style-name="T11">ἄκρον </text:span><text:span text:style-name="T26">vocabulo non<text:line-break/>adjecto; manum vero non uno verbo expressit, sed </text:span><text:span text:style-name="T11">χεῖρα<text:line-break/></text:span><text:span text:style-name="T26">dixit, quod brachium significat, </text:span><text:span text:style-name="T11">ἄκραν </text:span><text:span text:style-name="T26">adjiciens, quo extre-<text:line-break/>mum notatur. Sed satis dixi de usu nominum, venio ad</text:span></text:p>
      <text:p text:style-name="P20"><text:span text:style-name="T11">, </text:span><text:span text:style-name="T26">res. Iis quae siiperius tractavit proximus erat sermo de<text:line-break/>manu; ipse vero non tantum agit de hac, sed etiam de<text:line-break/>pede, sermonemque de ipso dilatat quod majorem diligen-<text:line-break/>tiam requirat. Dicit ergo utramque partem ex multis<text:line-break/>minutisque ossibus constare; nos autem adjungimus et du-<text:line-break/>ris, quandoquidem medulla carent, cava minimum funt<text:line-break/>et a lapillis parvis non abhorrent. Simile igitur est </text:span><text:span text:style-name="T21">to-<text:line-break/>tam</text:span><text:span text:style-name="T26"> brachium 'toti cruri, atque, itidem unius extremum<text:line-break/>extremo alterius, qualis enim in manu primae palmae pars<text:line-break/>est, tale est in pede id quod inter talos est et plantam;<text:line-break/>tum qualis in manu palma, talis plauta in pede est. Si- .<text:line-break/>militudo autem quae inter digitos est vel me tacente clara<text:line-break/>est; praeter haec in pede sunt ossa juxta calcem, atque<text:line-break/>idcirco de pede plura verba fecit quam de manu; quae<text:line-break/>quidem pes habet communia quoque ipsius manus primum<text:line-break/>enarrat, delude illa subdit, quae proprie ad pedem per-<text:line-break/>tinent. Primam igitur palmae partem complent octo ossa,<text:line-break/>palmam quatuor ; at singuli digiti ternis ossibus continen-</text:span></text:p>
      <text:p text:style-name="P20"><text:span text:style-name="T26">tur ut in universum ossa manus septem sint et viginti,<text:line-break/>fed in pede quatuordecim sunt digitorum: nam magnus<text:line-break/>digitus ex binis'constat, planta ex quinis. Quocirca in<text:line-break/>,utraque parte sunt decem et novem. Totidem in manu<text:line-break/>palmam et digitus explent, quum planta uno osse palmam<text:line-break/>excedat, ac digiti manns pedis digitos aeque uno osse </text:span><text:span text:style-name="T21">ex-<text:line-break/>superent;</text:span><text:span text:style-name="T26"> quocirca si utraque pars ad utramque conferatur<text:line-break/>idem erit ossium numerus. Restant in manu ossa octo<text:line-break/>quae primam palmae partem constituunt; in pede autem<text:line-break/>ea pars quae inter talos et plantam sita est cum calce ac .<text:line-break/>talo, quae omnia ossibus octo, continentur. Calcis autem<text:line-break/>os omnium quae in utriusque extremitate sunt maximum<text:line-break/>festinet talum et crus ac prope corpus fert universum,<text:line-break/>ubi stamus; a priori autem parte committitur cum osse<text:line-break/>quod a cubi similitudine </text:span><text:span text:style-name="T11">κνβοειδὲς </text:span><text:span text:style-name="T26">appellatur, perinde at-<text:line-break/></text:span><text:span text:style-name="T21">que</text:span><text:span text:style-name="T26"> tali caput cum eo osse quod quia scapham repraesen-<text:line-break/>tat </text:span><text:span text:style-name="T11">σκαφοειδὲς </text:span><text:span text:style-name="T26">dicitur. Cum utroque horum junguntur<text:line-break/>alia ossa quae partem potissimum inter talos et plantam</text:span></text:p>
      <text:p text:style-name="P20"><text:span text:style-name="T26">explent. Si quis autem velit talum extremo cruri red-<text:line-break/>dere, idem erit ossium numerus in utriusquer membri ex-<text:line-break/>tremitate, ita ut docendi modo non natura ipsa rerum<text:line-break/>inter se discrepent, qui viginti septem et qui viginti sex<text:line-break/>ossa pedis esse affirmant. Erunt enim viginti septem, ubi<text:line-break/>talus non adnumeretur oraris ossibus, sed sine hoc viginti<text:line-break/>fex. Recte igitur scribit, pes hominis ex multis minutis-<text:line-break/>que ossibus constat, quemadmodum et manus. Agit enim<text:line-break/>cum his qui prima elementa didicerunt et incidendis coi-<text:line-break/>poribus operam dederunt, in memoriam rrevocans qnae<text:line-break/>perceperunt ad hunc locum facientia. Quum non folum<text:line-break/>scire conveniat propohtanrm partium utramque ex multis<text:line-break/>duris minutisque ossibus constare, scd meminisse etiam<text:line-break/>habitus et magnitudinis singulorum et qua ratione cum<text:line-break/>proximis connectantur, quod </text:span><text:span text:style-name="T11">θέσιν, </text:span><text:span text:style-name="T26">id est positionem </text:span><text:span text:style-name="T21">vo-<text:line-break/>cant,</text:span><text:span text:style-name="T26"> ut ubi aliquod ex ossibus quae his partibus sita funt<text:line-break/>fuo loco movetur prompte restituamus.</text:span></text:p>
      <text:h text:style-name="P7" text:outline-level="2">IX.</text:h>
      <text:p text:style-name="P16"><text:span text:style-name="T21">Offa haec fere non rumpuntur nist acuta vel gravi qua-<text:line-break/>piam re carnosae partes vulnerentur. Devul/ieratsu<text:line-break/>autem, dicemus ubi ulcerum curationem perfequentur.</text:span></text:p>
      <text:p text:style-name="P18"><text:span text:style-name="T26">Carnosas partes </text:span><text:span text:style-name="T11">χρῶτα </text:span><text:span text:style-name="T26">nuncupavit, quo vocabulo Io-<text:line-break/>nes vocant quidquid in nostro corpore carnosiim est, cujus<text:line-break/>generis praecipuefunt cutis et musculi, tum viscera; ossa<text:line-break/>' vero cartilaginem et ligamenta </text:span><text:span text:style-name="T11">χρωτὸς </text:span><text:span text:style-name="T26">vocabulo non signi-<text:line-break/></text:span><text:span text:style-name="T26">- </text:span><text:span text:style-name="T26">ficant. Ad hoc etiam exemplum ridetur usurpari ab Ho-<text:line-break/>mero, quum cutem </text:span><text:span text:style-name="T11">χρῶτα </text:span><text:span text:style-name="T26">vocat his versibus :</text:span></text:p>
      <text:p text:style-name="P18"><text:span text:style-name="T21">Ati </text:span><text:span text:style-name="T18">των</text:span><text:span text:style-name="T11"> ἔσται χρώς </text:span><text:span text:style-name="T21">fpmtdoq </text:span><text:span text:style-name="T18">η</text:span><text:span text:style-name="T11"> καὶ ἀρείων.</text:span></text:p>
      <text:p text:style-name="P18"><text:span text:style-name="T26">Et iterum</text:span><text:span text:style-name="T11">:</text:span></text:p>
      <text:p text:style-name="P18"><text:span text:style-name="T21">'Qg av </text:span><text:span text:style-name="T18">μη κλαίουσα</text:span><text:span text:style-name="T11"> κατἀ χρόα καλὸν ἰἀπτης.</text:span></text:p>
      <text:p text:style-name="P18"><text:span text:style-name="T26">Propositarum igitur partium ossa ait fere non perfringi<text:line-break/>sine ulcere. Illud enim, nisi carnosae partes vulnerentur</text:span></text:p>
      <text:p text:style-name="P19"><text:span text:style-name="T26">idem sibi vult quod ,sine ulcere. Nihil autem interest<text:line-break/>quod ad hunc locum attinet, ulcusne an vulnus nomine-<text:line-break/>tur; atqui carnosa pars extremis membris minima est,<text:line-break/>plurima autem in humero et femore. Ea igitur tota fa-<text:line-break/>cile laeditur, nhi externum aliquid super manum vel pe-<text:line-break/>dem incidat quod frangere aliquid possit ex ipsorum ossi-<text:line-break/>bus.. Abrumpitur autem os quatuor de caulis maxime ge-<text:line-break/>• neralibus: super ipsum enim vehementi impetu incidit<text:line-break/>aut aliquid conterendi vim habens quod plane necesse est<text:line-break/>. natura duruin esse et mole non exiguum ant aliquid quod<text:line-break/>non tantum cutem et quae luter cutem funt et ossa,. fed<text:line-break/>haec quoque fecare possit, quem morbum Hippocrates in<text:line-break/>libro de vulneribus capitis </text:span><text:span text:style-name="T11">ἕδραν </text:span><text:span text:style-name="T26">appellat, nonnulli etiam<text:line-break/>oh saltum, ex aItiori loco fregerunt tibiae vel femoris os<text:line-break/>quod sicciora his essent et non ita densa, videmus item<text:line-break/>in palaestra, comminui os </text:span><text:span text:style-name="T11">κατὰπερἰκλασιν, </text:span><text:span text:style-name="T26">hoc est ubi</text:span></text:p>
      <text:p text:style-name="P19"><text:span text:style-name="T26">tibia una cum sura perfringitur et praeter fracturam vul-<text:line-break/>nus quoque magnum accedit atque, ossa nudantur quod<text:line-break/>fracturae genus accidit, qUum luctantis membrum cruri<text:line-break/>ipsi transversum subjicitur atque utrumque ejus, extremum,<text:line-break/>fam quod a genu quam quod a pede </text:span><text:span text:style-name="T21">efl,</text:span><text:span text:style-name="T26"> deorsum versus<text:line-break/>cogitur. Evenit hujusmodi tale lignis quae nos de ludu-<text:line-break/>stria rumpimus; imposita enim super utrumque femur ob-<text:line-break/>liqua et manibus ab utroque extremo lu inferiorem par-<text:line-break/>tern eoacta effringi media videmus..</text:span></text:p>
      <text:p text:style-name="P21"><text:span text:style-name="T21">' •.</text:span><text:span text:style-name="T21">.. '... r.</text:span><text:span text:style-name="T38">;</text:span></text:p>
      <text:p text:style-name="P18"><text:span text:style-name="T26">Quemadmodum igitur neque magnum lignum, neque<text:line-break/>validum, sed parvum et infirmum hac ratione frangitur,<text:line-break/>ita quum os infirmum natura fuerit, medium sub propo-<text:line-break/>sitis palaestrae generibus perrumpitur. At ossa. quibus<text:line-break/>extrema membra continentur sub hujusmodi palaestrae ge-<text:line-break/>neribus sive ex superiori loco saltantes deorsum ferantur<text:line-break/>et in terram incidant, sive pes vehementer convellatur,<text:line-break/>non facile rumpuntur': his enim ictibus franguntur liga-</text:span></text:p>
      <text:p text:style-name="P20"><text:span text:style-name="T26">menta ossium .magis, quam apia ossa. Cujus causa est eo-<text:line-break/>rumnon tam exiguitas.quam durities, sed nequerexterna,<text:line-break/>quum magna vi superincidunt, possunt haec ossa facile<text:line-break/>perfringere, -nisi duriora illis fini et grandia;: at quod tale<text:line-break/>est' neque carnem inviolatam relinquit, quemadmodum nec<text:line-break/>netus ab actita fe; nam et hic priusquam attingat ossa<text:line-break/>quae ipsis superinjecta sunt discutit; quare merito dixit<text:line-break/>ossa haec fere non abrumpi sine ulcere. Sed quoniam in<text:line-break/>fequentibus seorsum de fracturis aget, quibus carnis quo-<text:line-break/>que'vulnus accedit., haec ad eum hujus libri focum re-<text:line-break/>servavit.</text:span></text:p>
      <text:h text:style-name="Heading_20_2" text:outline-level="2">X.</text:h>
      <text:p text:style-name="P16"><text:span text:style-name="T21">Si quid erumpat , ex digitorum articulis vel aliud quid-<text:line-break/>piam ex iis ofstbus quibus continetur pars pedis quae<text:line-break/>inter talos ad plantam est-compellere stngula in suam<text:line-break/>sudem oportet, quemadmodum in manu.</text:span></text:p>
      <text:p text:style-name="P20"><text:span text:style-name="T11">• </text:span><text:span text:style-name="T26">Quod ait, quemadmodum in manu, accipiendum est<text:line-break/>-non quasi aliquid praefatus! </text:span><text:span text:style-name="T50">sit . de </text:span><text:span text:style-name="T26">ossibus quae .lu manu<text:line-break/>sita sunt, sed quasi ita fcripferit,: • singula ossa pedis in<text:line-break/>rfuam sedem compellenda sunt; id quod etiam fieri debet<text:line-break/>-in manu, </text:span><text:span text:style-name="T26">-v </text:span><text:span text:style-name="T26">Compellere autem Hippocrates dixit, </text:span><text:span text:style-name="T11">ἀναχκάζειν<text:line-break/></text:span><text:span text:style-name="T26">vel ut alia, exemplaria habent </text:span><text:span text:style-name="T11">χατανάχκἀζειν, </text:span><text:span text:style-name="T26">quod idem<text:line-break/>.-sibi vult ac si dicat, os suo loco restituere. Movetur au-<text:line-break/>tem ubi ligamenta -per quae cum proximis annectitur ab-<text:line-break/>rumpuntur, -noti tamen abrumpuntur omnia ligamenta quae<text:line-break/>prolapsum os in. orbem comprehendunt; raro-enim id ex<text:line-break/>/toto accidit lu 'que -casu os quod ita laeditur luam fe-<text:line-break/>dem relinquens ad euteiu .prorumpit, praesertim quibus<text:line-break/>ea laxior est, ita ut ossi quod-prolabitur parum renitatur.<text:line-break/>Ea vero de causa fere non solet os quod movetur lu in-<text:line-break/>feriorem .partem .pedis excidere, • quia cutis -quae pedi<text:line-break/>-Subjecta est, </text:span><text:span text:style-name="T11">ἴχνος </text:span><text:span text:style-name="T26">Graecedicitur., erassa est et dura, adde<text:line-break/>quest quae pedem serui ut plerumque a superiori parte fu-</text:span></text:p>
      <text:p text:style-name="P20"><text:span text:style-name="T26">per ipsum cadunt. Ergo hac una via os quod suo loco<text:line-break/>movetur in inferiorem .partem excidet, scilicet quum a<text:line-break/>superiori loco quis saltaverit super rem aliquam: quae emi-<text:line-break/>nentias habeat admodum asperas</text:span><text:span text:style-name="T35">1</text:span><text:span text:style-name="T26"> acutasve. Quaecunque</text:span></text:p>
      <text:p text:style-name="P21"><text:span text:style-name="T26">igitur undique prorsus resoluta, sunt, ubi sua sede mota<text:line-break/>iu superiorem vel inscriorem pedis regionem veniunt; ae-<text:line-break/>gre reconduntur; si quando 'autem quod raro accidit re-<text:line-break/>- condantur, semper magno negotio lu sua sede servantur.,-</text:span></text:p>
      <text:p text:style-name="P21"><text:span text:style-name="T26">Namque ubi os rurfus vehementer moveatur, : nihil erit<text:line-break/>quod ipfum contineat; utpote solutum ligamentis quibus<text:line-break/>alligabatur; quae si non fuerint ex toto abrupta, sed ali-<text:line-break/></text:span><text:span text:style-name="T26">- </text:span><text:span text:style-name="T26">qua ex parte integra, sicut evenit quibus procidere solet,<text:line-break/>distendentes totum, pedem'urgebimus.</text:span></text:p>
      <text:h text:style-name="Heading_20_2" text:outline-level="2">XI.</text:h>
      <text:p text:style-name="P16"><text:span text:style-name="T21">Tum cerato mederi pannis fasutisque non secus, atque nbt<text:line-break/>frangitur, excepto quod omittendae ferulae sunt, eodem-</text:span></text:p>
      <text:p text:style-name="P16"><text:span text:style-name="T26">que- </text:span><text:span text:style-name="T21">modo adstringere ac tertio quoque die alligare. </text:span><text:span text:style-name="T53">I</text:span><text:span text:style-name="T21">s</text:span></text:p>
      <text:p text:style-name="P20"><text:span text:style-name="T21">autem qui devincitur similiter atque in fracturis adstringi<text:line-break/>fe respondeat vel laxari.</text:span></text:p>
      <text:p text:style-name="P18"><text:span text:style-name="T26">Qualem curationem ad fracturas tradidit, talem nunc<text:line-break/>ad ossa quae extremis membris moventur praecipit adhi-<text:line-break/></text:span><text:span text:style-name="T35">L</text:span><text:span text:style-name="T26"> heris Primo si quidem extendere convenit, ad .hoc ut<text:line-break/>ossa quae prolapsa sunt' in suam sedem compellantur; tum<text:line-break/>ubi reposita fuerint, devincire consilio ad idem directo.<text:line-break/>' Propositum enim est membrum ab inflammatione tueri </text:span><text:span text:style-name="T21">et<text:line-break/></text:span><text:span text:style-name="T26">sub linteis adstringere continereque os quod restitutum esu<text:line-break/>In fuperioribus autem ostensum est haec nullo modo recte<text:line-break/>fieri posse, nisi fanguis, qui lu affecta sede subsistit, ad<text:line-break/>summum atque imum membrum depellatur; prohibeatur-<text:line-break/>que quominus alter concurrat. Haec itaque si in memoria<text:line-break/>habeamus spectantes universam xinciendi rationem fractu-<text:line-break/>iis idoneam inveniemus, quam hic utendam dixit, nisi<text:line-break/>quod ferulae non debent circumdari, quandoquidem loci</text:span></text:p>
      <text:p text:style-name="P20"><text:span text:style-name="T26">natura eas non patitur; nam partes quibus ferulae inji-<text:line-break/>ciendae sunt- aeque planae esse-debent, cujusmodi non est<text:line-break/>ea pars pedis" quae inter talos et plantam sita est.</text:span></text:p>
      <text:h text:style-name="Heading_20_2" text:outline-level="2">XII.</text:h>
      <text:p text:style-name="P21"><text:span text:style-name="T21">'Omnia haec viginti diebus persecte md sanitatem perducun-<text:line-break/>tur, nist quae cum cruris ofstbus junguntur vel ex esus<text:line-break/>regione sua sunt. Interim vero jacere 'ctuwenii, non<text:line-break/>tamen id sustinent qui morbufn parvi suciunt , sud in- -<text:line-break/>grediuntur prius quam convalescant, coque stt ut pleri-<text:line-break/></text:span><text:span text:style-name="T26">' que </text:span><text:span text:style-name="T21">non bene fanentur,, scd subinde languoris sensu asm<text:line-break/>quo teatentur , ,atque id quidem non injuria; .Ferunt<text:line-break/>enim pedes onus corporis totius. Ubi ergo .nondum<text:line-break/>cdro&gt; aluerunt, st ambulant,, articuli qui moti sunt maie<text:line-break/>confirmantur., atque rhac de causa subinde osca dolent<text:line-break/>quae cruri junguntur. Porro quae .cruris ofsibus jun-<text:line-break/>guntur ceteris majora sunt et quum monentur, longiori<text:line-break/>tempore ronstrrnantur,fed medendi ratio eadem esu</text:span></text:p>
      <text:p text:style-name="P19"><text:span text:style-name="T26">Cruris ossa lutelligit tam suram quam tibiam, volens<text:line-break/>autem significare e regione </text:span><text:span text:style-name="T11">κατ’ ἴξιν </text:span><text:span text:style-name="T26">dixit, quam loquu-<text:line-break/>tionem saepius variisque in locis usurpavit, fed et paulo<text:line-break/>•inferius eadem </text:span><text:span text:style-name="T21">.ter ex</text:span><text:span text:style-name="T26"> ordine utitur de crure pertractans<text:line-break/>quum ait: femoris enim caput superius corpus -fert; id<text:line-break/>autem ab interiori cruris-parte situm est, at non ab ex-<text:line-break/>teriori; fed e regione tibiae;: tum quia pars altera-eorpo-<text:line-break/>ris e regione huc propius aecedit , quam ad ‘exterius eos.<text:line-break/>.Adde quod os interius plenius est quam exterius, oen<text:line-break/>fecus atque . in brachio , ubi os quod e regione minimum<text:line-break/>digitum spectat tenuius est et longius.</text:span></text:p>
      <text:h text:style-name="Heading_20_2" text:outline-level="2">X<text:span text:style-name="T62">III</text:span>.</text:h>
      <text:p text:style-name="P18"><text:span text:style-name="T21">iPlurlmis autem fasciis plurimisque pannis utendum est.</text:span></text:p>
      <text:p text:style-name="P18"><text:span text:style-name="T26">Ut ossaquae reposita sunt suo loco maneant-, solent<text:line-break/>tum fasciis tum pannis circumdari , praesertimque quum<text:line-break/>loci inaequalitas alligari ferulas non sinit.</text:span></text:p>
      <text:h text:style-name="P7" text:outline-level="2">XIV.</text:h>
      <text:p text:style-name="P94"><text:span text:style-name="T21">,Fere autem btnc atque hinc vincire vonvenit adstringere-<text:line-break/>que sicut .cetera omnia, ,ea parte</text:span><text:span text:style-name="T26"> potiysimumqua os pro-<text:line-break/></text:span><text:span text:style-name="T21">lapsum est primitmque ibi fascias circumagere.<text:tab/>, -</text:span></text:p>
      <text:p text:style-name="P18"><text:span text:style-name="T26">In prioribus imperavit ut fractum, os in aliquam<text:line-break/>partem convertatur, si ad dextram inclinet, ut est sini-<text:line-break/>estram adducatur; si ad hanc, spectat, urgeatur ad dextram.<text:line-break/>.At ubi alligare pedem oportet, in neutram partem debet<text:line-break/>vinculum inclinari, quum ossa quae sua sede excidunt<text:line-break/>non ad latera, sed ad superlorem partem convertantur.</text:span></text:p>
      <text:h text:style-name="Heading_20_2" text:outline-level="2">XV.</text:h>
      <text:p text:style-name="P16"><text:span text:style-name="T21">Quoties cunque vinculum sulvitur, multa aqua oalida foven-<text:line-break/>dum. su. omnibus autem, qui juxta articulos sunt affe-<text:line-break/>ctibus liberaUter calida aqua persundenda</text:span><text:span text:style-name="T26"> est. </text:span><text:span text:style-name="T21">Quod ad<text:line-break/>laxandum vel adstringendurn pertinet, Hsdern temporibus</text:span></text:p>
      <text:p text:style-name="P19"><text:span text:style-name="T21">eadem indicia se ostendant quae in superioribus; resol-<text:line-break/>vere item et rursus deligare stmiliter expedit. Hi au-<text:line-break/>tem quadraginta diebus ex toto convalescunt, praeser-<text:line-break/>tim st jacere sustinent;</text:span><text:span text:style-name="T26"> sin minus, </text:span><text:span text:style-name="T21">in eadem mala inci-<text:line-break/>dunt quae superius postta sunt atque etiamnum graviora.</text:span></text:p>
      <text:p text:style-name="P18"><text:span text:style-name="T26">Quum leniendus dolor est et corpora quae adstricta<text:line-break/>sunt laxanda, tunc praecipitat multa calida aqua per-<text:line-break/>fundatur; id potissimum accidit in affectibus articulorum,<text:line-break/>quum hae partes ossibus magis et nervis contineantur.<text:line-break/>Comprimuntur igitur cum inflammatione et magis dolo-.<text:line-break/>rem sentiunt, quod magis nervosae sint. Appellavit au-<text:line-break/>tem affectus </text:span><text:span text:style-name="T21">eivea,</text:span><text:span text:style-name="T26"> quoniam affici </text:span><text:span text:style-name="T11">σίνεσθαι </text:span><text:span text:style-name="T26">dicit.</text:span></text:p>
      <text:h text:style-name="Heading_20_2" text:outline-level="2">XV<text:span text:style-name="T62">I</text:span>.</text:h>
      <text:p text:style-name="P16"><text:span text:style-name="T21">Quicunque ex superiori loco saltantes calci vehementer in-<text:line-break/>sistunt , his offa diducuntur, venae sanguinent effundunto</text:span></text:p>
      <text:p text:style-name="P95"><text:span text:style-name="T21">carne circa os attrita, tumor magnus oritur et dolor.<text:line-break/>Hoc' enim os’ exiguum' non est exstatque &amp; regione sub<text:line-break/>tibia.<text:tab/></text:span><text:span text:style-name="T21">, ••</text:span></text:p>
      <text:p text:style-name="P21"><text:span text:style-name="T11">ίΕκχνμοῆσθαι </text:span><text:span text:style-name="T26">dixit venas significare volens effundere<text:line-break/>. sirccum quem continent, nempe sanguinem. Quod fit<text:line-break/>quum colliditur earum tunica-; corpora enim quae colli-<text:line-break/>duntur naturalem unitatem amittunt, quum pluribus exi-<text:line-break/>guisqne partibus divellantur quibus sanguis suffunditur,<text:line-break/>siunc igitur effusum sanguinem recipiunt loca quae venam<text:line-break/>cingunt. Quibus non scrvatur qualis recipitur, tempore<text:line-break/>siquidem nigrescit, perinde atque ubi extra corpus effusus<text:line-break/>diu manet; concrescit insuper, quam rem Graeci </text:span><text:span text:style-name="T11">θρόμβωσιν<text:line-break/></text:span><text:span text:style-name="T26">appellant. Hinc factum est ut 'sanguis propterea quod<text:line-break/>concrescat, </text:span><text:span text:style-name="T11">θρόμβος </text:span><text:span text:style-name="T26">jam et dicatur et sit; prius autem<text:line-break/>nigrescit, deinde redditur admodum putris. Atqui non<text:line-break/>possunt gravissima haec accidere sanguini qui a venis lu<text:line-break/>corpore funditur: namque ubi natura vincit, hunc non</text:span></text:p>
      <text:p text:style-name="P20"><text:span text:style-name="T26">secus mutat atque alium qui in inflammatione suppurante<text:line-break/>continetur vertitque in pus. Ad hoc autem ut partium<text:line-break/>natura sanguinem superet duo observanda sunt: alterum<text:line-break/>ne inflammatio corpori supervenlat, id qua ratione fiat<text:line-break/>supra habuimus; alterum ut sanguis qui effusus est repel-<text:line-break/>latur. Iu haec itaque incumbens Hippocrates omnia quae<text:line-break/>subjiciuntur praecepta sigillatim tradit. Diducuntur, in-<text:line-break/>quit, ossa his qui ita saltant abruptis nimirum ligamentis<text:line-break/>quibus ipsa pectebantur, sicut paulo supra de ea parte<text:line-break/>quae inter talos et plantam est dicebamus. Jungitur au-<text:line-break/>tern cum casce a superiori parte-talus; a priori id os<text:line-break/>quod a cubi similitudine Graece </text:span><text:span text:style-name="T11">κυβοειδὲς </text:span><text:span text:style-name="T26">vocatur, sicnti<text:line-break/>cum talo a priori parte id ossis committitur quod a sca-<text:line-break/>phae similitudine </text:span><text:span text:style-name="T11">σκαφοειδὲς </text:span><text:span text:style-name="T26">Graece nominatur; cum<text:line-break/>utroque autem horum, scilicet cum eo quod cubum et cum<text:line-break/></text:span><text:span text:style-name="T21">eo</text:span><text:span text:style-name="T26"> quod scapham refert, quatuor ossa quae inter talos et<text:line-break/>plantam sunt committuntur. Omnia autem haec ossa tam<text:line-break/>manus quam pedis in commentario de ossibus exposita funt.</text:span></text:p>
      <text:h text:style-name="P7" text:outline-level="2">XVI<text:span text:style-name="T62">I</text:span>.</text:h>
      <text:p text:style-name="P21"><text:span text:style-name="T21">Conjungitur autem venis et nervis grandioribus, posterior-<text:line-break/>que chorda huic offi innectitur. Hos igitur curare<text:line-break/>, oportet cerato, pannis fasutisque, ad haec calidam aquam<text:line-break/>large infundere susuiarumque numerum augere, tum aliis<text:line-break/>uti optimis praesidiis ac maxime lenibus.</text:span></text:p>
      <text:p text:style-name="P18"><text:span text:style-name="T26">Conjungitur, inquit, os calcis nervis quos nominat<text:line-break/></text:span><text:span text:style-name="T11">ἐπικαίρους, </text:span><text:span text:style-name="T26">id est grandiores, tum venis non parvis. Iu-<text:line-break/>nectitur item huic ossi posterior chorda quae diducitur a<text:line-break/>musculis qui siti funt in parte cruris quae carnosa a po-<text:line-break/>steriori parte prominet. De his autem abunde diximus<text:line-break/>tam in eo libro qui de corporum quam in eo qui de<text:line-break/>musculorum incidendorum-ratione esu Ea autem tenere<text:line-break/>ad unguem debet qui assequi vult quae nunc ab Hippo-<text:line-break/>crate traduntur.</text:span></text:p>
      <text:h text:style-name="P7" text:outline-level="2">XVIII.</text:h>
      <text:p text:style-name="P16"><text:span text:style-name="T11">' </text:span><text:span text:style-name="T26">Quod si cutis quae calcem </text:span><text:span text:style-name="T21">tegit naturaliter tenera est, re-<text:line-break/>linquenda est</text:span><text:span text:style-name="T26">, quomodo </text:span><text:span text:style-name="T21">fe habet</text:span><text:span text:style-name="T26">; sin </text:span><text:span text:style-name="T21">dura et crafsu,<text:line-break/>qualis in quibusdam conspicitur, aequaliter succidenda<text:line-break/>est atque extenuanda, non tamen vulneranda.</text:span></text:p>
      <text:p text:style-name="P18"><text:span text:style-name="T26">Propositis vitiis circa calcem atque adjunctas partes<text:line-break/>periculum est ne ingens dolor atque inflammatio non mo-<text:line-break/>dica superveniat; hujusmodi enim partes ossibus continen-<text:line-break/>tur, non quibuslibet, fed valde minutisrinter se com-<text:line-break/>missis, ita ut vel levis inflammatio magnum dolorem pos-<text:line-break/>sit comprimendo excitare; chordae vero qua calci a po-<text:line-break/>steriori parte innectitur, quum grandior sit, ubi inflammatur,<text:line-break/>periculum erit ne nervorum distentio superveniat; quin<text:line-break/>et cum hac parte junguntur multi nervi qui ossa cbntin-<text:line-break/>gunt, quod in libro de incidendis nervis ostendimus. Re-<text:line-break/>liqua igitur universa curatio diligentem animadversionem:<text:line-break/>requirit et quod ad nictum tenuem pertinet et quod ad</text:span></text:p>
      <text:p text:style-name="P20"><text:span text:style-name="T26">modum calidae aquae perfundendae, sed et cutis quae<text:line-break/>pedi subjecta est </text:span><text:span text:style-name="T11">ἴχνος </text:span><text:span text:style-name="T26">Graece dicitur, incidenda est magna<text:line-break/>cum moderatione; ubi dura est, altitudo plagae debet du-<text:line-break/>ritiei altitudinem aequare: occallescit enim quibusdam, ita<text:line-break/>ut ne paululum quidem sanguinis fundat, nisi scalpellus<text:line-break/>alte admodum demittatur. Illa igitur secunda est quae<text:line-break/>sanguinem non fundit, quae vero statim cruentatur relin-<text:line-break/>quenda est: nam si fecetur, dolet. Atnieque in illa quae<text:line-break/>dura est quovis modo, fed aequaliter incidere convenit id<text:line-break/>quod ex ipsa cute durum esu Specture autem tria debet<text:line-break/>qui aequaliter incidit, primo longitudinem sectionis, deinde<text:line-break/>altitudinem, tertiq intervallum. Sectiones autem ileque<text:line-break/>. longae atque altae sint oportet et aeque inter fe distantes,<text:line-break/>ut universa cutis quae pedi subjecta est sine tormento in-<text:line-break/>flammationis tempore similiter distendatur. Constat autem<text:line-break/>omnem inflammationem distendere, quodque distenditur<text:line-break/>dolere,'atque idcirco inflammationem augeri et nervorum<text:line-break/>distensionem excitari. Quemadmodum igitur liberalis aquae</text:span></text:p>
      <text:p text:style-name="P20"><text:span text:style-name="T26">calidae perfusio cui oleum copiose sit adjectum saluberrima<text:line-break/>est, ita etiam secandam cutem dixit scalpello eatenus alte<text:line-break/>dimisso ut haec minime cruentetur. Utiliter autem exco-<text:line-break/>gitavit hujusmodi fectionem, quandoquidem lu aliis par-<text:line-break/>tibus, ubi vehementer inflammantur, cogimur cutem scal-<text:line-break/>pello exasperare, partim educentes aliquid ejus sanguinis<text:line-break/>qui in inflammatione superat, partim exspirationem essi-<text:line-break/>cientes, partim laxantes quae sub inflammatione distende-<text:line-break/>bantur, At in pede inflammatione nondum orta festinabi-<text:line-break/>mns ad cutem incidendam, eo quod durissima sit; ubi vero<text:line-break/>talis est nequit sub luflammatione amplius extendi; quam-<text:line-break/>obrem dolebit haec et vehementissime premet intensione<text:line-break/>quadam - proximas partes, praecipueque latam chordam<text:line-break/>quae illi juncta est cujusque intinm est ex fine unius ex<text:line-break/>musculis sitis in posteriori parte cruris quae carnosa pro-<text:line-break/>minet. Igitur ubi haec dolore atque inflammatione ten-<text:line-break/>tetur, periculum est ne totus musculus eadem sentiat; id</text:span></text:p>
      <text:p text:style-name="P20"><text:span text:style-name="T26">si accidat nervorum distensionem fequi verisimile esu Ob<text:line-break/>haec itaque omnia cutem quae sub pede est secare, ut di-<text:line-break/>ctum est, convenit; deinceps ut retulit, extenuare, hoc<text:line-break/>est tenuem reddere. Id autem fiet, si molliatur ipsius<text:line-break/>durities et multitudo exhauriatur. Ad haec ambo valet<text:line-break/>oleum et aqua calida, si copiose infundatur; </text:span><text:span text:style-name="T21">a</text:span><text:span text:style-name="T26"> perfusione<text:line-break/>vero priusquam vluculum detur, olei quod nullam adstrin-<text:line-break/>genui vim habeat inunctio.</text:span></text:p>
      <text:h text:style-name="Heading_20_2" text:outline-level="2">XIX.</text:h>
      <text:p text:style-name="P16"><text:span text:style-name="T21">Haec bene alligare non cujus vis est. Nam st quis vinciat<text:line-break/>eo modo quo cetera circa talos vinciuntur, fnfcia modo<text:line-break/>ad pedem data, modo ad ipsum chordam, circumactae<text:line-break/>fasciae compreffio calcem qua ictus suit expellet.</text:span></text:p>
      <text:p text:style-name="P18"><text:span text:style-name="T26">Dictionem bene </text:span><text:span text:style-name="T11">ἀγαθῶς </text:span><text:span text:style-name="T26">dixit, faepe enim ab aliis<text:line-break/>veteribus ita usurpatur. Praecipit autem ut vitia quae</text:span></text:p>
      <text:p text:style-name="P19"><text:span text:style-name="T26">circa calcem sunt vinciantur ea ratione qua fracturae eos<text:line-break/>reprehendens, qui eo modo deligant, quo deligare saepius<text:line-break/>consuevimus, ut medicamenta (eu cataplasmata, seu quae-<text:line-break/>dam ex perfusione madentia ea parte teneantur/ Vinciendi<text:line-break/>modus quem damnat sic se habet.</text:span></text:p>
      <text:p text:style-name="P96"><text:span text:style-name="T21">A.<text:tab/>B.</text:span></text:p>
      <text:p text:style-name="P96"><text:span text:style-name="T26">A initium fasciae ete.<text:tab/>A initium fafciae etc.</text:span></text:p>
      <text:p text:style-name="P18"><text:span text:style-name="T26">Fascia ab aItera parte talorum orsa obliqua fertur a<text:line-break/>priori parte extremi cruris, qua talus exstat quem </text:span><text:span text:style-name="T11">ἀστρά-<text:line-break/>γαλον </text:span><text:span text:style-name="T26">vocant; inde transversa fub pede demittitur, eoque<text:line-break/>circumdato usque ad contrariam partem obliqua rursus<text:line-break/>. inferne rursum procedit ad priorem partem tali, cique<text:line-break/>injicitur, quemadmodum ante. At ubi ita circumeat, ne-,<text:line-break/>cesse est in priori parte pedis sibi occurrat et </text:span><text:span text:style-name="T18">χ</text:span><text:span text:style-name="T11"> </text:span><text:span text:style-name="T26">literam<text:line-break/>repraesentet; inde in orbem circa talos data eo redeat,<text:line-break/>unde incepit, sic autem i ter mu circumagitur ita ut eodem</text:span></text:p>
      <text:p text:style-name="P19"><text:span text:style-name="T26">revertatur; tertioque similiter voluta rursus ad suum ini-<text:line-break/>tlurn redit, atque inde rnrins circa talos porrigitur. Ve-<text:line-break/>rum alii ubi transverfam sub pede fasciam dederunt, non<text:line-break/>protinus obliquam fursum attrahunt ad talos, sed ante per<text:line-break/>fuperiorern partem pedis in orbem ipsam adducunt, quem-<text:line-break/>admodum alii in orbem circa talos; sic ut obliqui circui-<text:line-break/>tus ab iis qui in orbem funt comprehendantur. Hae qui-<text:line-break/>dem vinciendi rationes usitatae sirnt, ubi musculi sint,<text:line-break/>sed ad proposita vitia minime accommodantur, quod ante<text:line-break/>fascias nihil imponatur quod illis continendum sit, neque<text:line-break/>calx vitio vacet, sicut in eo casu qui illas requirit, sed<text:line-break/>primo laesus sitr Quare proposita vinciendi ratio, quum<text:line-break/>ad calcem sanguinem exprimat, ipsum expellit, at con-<text:line-break/>trarium fieri debet: sanguis enim a calce ad partes quae<text:line-break/>juxta funt per vinculum expellendus est, quam rem ea<text:line-break/>dumtaxat vinciendi -ratio praestat quae ad fracturas per-<text:line-break/>tinet, quam supra demonstravit ; eadem igitur ntinc utitur.</text:span></text:p>
      <text:h text:style-name="P7" text:outline-level="2">XX.</text:h>
      <text:p text:style-name="P18"><text:span text:style-name="T21">Atque hoc pacto periculum est ne oi calcis corrumpatur.</text:span></text:p>
      <text:p text:style-name="P18"><text:span text:style-name="T26">Corrumpatur dixit </text:span><text:span text:style-name="T11">σφακελισαι; </text:span><text:span text:style-name="T26">nam quum pars ex<text:line-break/>toto corrumpitur, veteres dicere id vitium folent </text:span><text:span text:style-name="T11">σφάκελον,<text:line-break/></text:span><text:span text:style-name="T26">quod ubi carnosis partibus accidit aliis norninlbus appel-<text:line-break/>lant. Vocat item Hippocrates carnem quae putrescit<text:line-break/></text:span><text:span text:style-name="T11">σαπρὰν, μνδῶσαν, σηπομένην </text:span><text:span text:style-name="T26">atque aliis etiamnum voca-<text:line-break/>bulis. At ubi os ex toto corrumpitur, </text:span><text:span text:style-name="T11">σφάκελον </text:span><text:span text:style-name="T26">usurpat,<text:line-break/>quod vitium ossibus accidit, ubi a superjecta carne perni—<text:line-break/>ciosa fanies profluit, quae haec ipsa irrigando corrumpit. „</text:span></text:p>
      <text:h text:style-name="Heading_20_2" text:outline-level="2">XXI.</text:h>
      <text:p text:style-name="P18"><text:span text:style-name="T26">Quod </text:span><text:span text:style-name="T21">ubi corrumpitur, morbus aevum durat.</text:span></text:p>
      <text:p text:style-name="P21"><text:span text:style-name="T26">Apertius dixisset totam aetatem hominis. Habet au-<text:line-break/>tem ipsius oratio hanc mentem: </text:span><text:span text:style-name="T26">si </text:span><text:span text:style-name="T26">quando calx currum-</text:span></text:p>
      <text:p text:style-name="P19"><text:span text:style-name="T26">patur, casiis, curationem non recipit, quodque ex eo fe-<text:line-break/>quitur malum totam aetatem hominis durat.</text:span></text:p>
      <text:h text:style-name="Heading_20_2" text:outline-level="2">XXII.</text:h>
      <text:p text:style-name="P18"><text:span text:style-name="T26">Nam </text:span><text:span text:style-name="T21">alioquin ubi calx hoc modo non corrumpitur</text:span><text:span text:style-name="T26">, sied<text:line-break/></text:span><text:span text:style-name="T21">quod nigrescat, quia dum homo jacet negligenter habi-<text:line-break/>tus stt vel quia crus jam diu grave vulnus acceperit,<text:line-break/>quod calx etiam fentit, vel vitiati femoris aut alterius<text:line-break/>affectus causu diu jacuerit i diuturna tamen res est et.<text:line-break/>molesta, suum subinde recrudescit nist summa diligentia<text:line-break/></text:span><text:span text:style-name="T21">, </text:span><text:span text:style-name="T21">et longa quiete attendatur. Quare quaecunqjfe hoc modo<text:line-break/>corrumpuntur praater aliam noxani corpori summum<text:line-break/>quoque periculum afferunt.</text:span></text:p>
      <text:p text:style-name="P18"><text:span text:style-name="T26">Calcis os,? inquit, non modo ex propositis affectibus<text:line-break/>vitiari solet, sed ex eo quod calx diu jacuerit, quam rem<text:line-break/></text:span><text:span text:style-name="T11">ύπτιασμὸν </text:span><text:span text:style-name="T26">dixit, nigrescit faepe quando negligenter fuerit</text:span></text:p>
      <text:p text:style-name="P20"><text:span text:style-name="T26">collocatus. Id autem evenit ubi stiper quapiam re dura<text:line-break/>continetur, neque subinde attollitur, sed iis quae subjectu,<text:line-break/>funt continenter calefit premiturque. Quocirca attollen-<text:line-break/>dus est mutandusque orbiculus ex lana molli, quem non-<text:line-break/>nulli ex Graecis </text:span><text:span text:style-name="T11">τρόφιον </text:span><text:span text:style-name="T26">dicunt. Ejus autem cavum re-<text:line-break/>spondere debet magnitudini calcis; quo orbiculo ita calx<text:line-break/>fulcitur ut imum ejus attollatur, ne comprimatur ; ne* lu-<text:line-break/>calescat, ne exipirare prohibeatur.</text:span></text:p>
      <text:h text:style-name="Heading_20_2" text:outline-level="2">XXll<text:span text:style-name="T62">I</text:span>.</text:h>
      <text:p text:style-name="P16"><text:span text:style-name="T21">Sequuntur enim febris acutae admodum continentesque cum<text:line-break/>tremore, singultu, mentis alienatione,</text:span><text:span text:style-name="T26"> quae </text:span><text:span text:style-name="T21">paucis diebus<text:line-break/>hominem praecipitant.</text:span></text:p>
      <text:p text:style-name="P18"><text:span text:style-name="T26">Haec fieri inquit ubi calx corrumpitur, non ea de<text:line-break/>causa quia os alienatur: ipsum enim si per se circum-<text:line-break/>fcribatur nullam superiorum partium afficit, fed quia ad<text:line-break/>partes quae ipsum cingunt ipsique alligantur ejus vitium</text:span></text:p>
      <text:p text:style-name="P19"><text:span text:style-name="T26">pertinet, idcirco superiores quoque corporis partes lae-<text:line-break/>duntur. Chorda igitur quae calci annectitur, ubi inflam-<text:line-break/>matione teneatur, musculos quidem posterioris partis cru-<text:line-break/>ris quae carnosa promluet propter consortium afficiet,<text:line-break/>quum ab ipsis oriatur. Quibus musculis affectis nervi qui<text:line-break/>per eos distribuuntur prompte laedentur, quemadmodum<text:line-break/>et arteriae per quas cor noxas sentit, sicut per nervos<text:line-break/>cerebrum. Sed quoniam cor' innati caloris fons,est,; 'ce-<text:line-break/>rebrum vero per fe rationis domicilium habet et per mu-<text:line-break/>fculos partes movet motu quem voluntarium dicunt, con-<text:line-break/>sequens est ut propter cor febris oriatur, mentis alienatio<text:line-break/>propter cerebrum, tremor nervorumque distensio propter<text:line-break/>musculos, singultus propter stomachum, qui plurimum ner-<text:line-break/>, vofus est.</text:span></text:p>
      <text:h text:style-name="P7" text:outline-level="2">XXIV.</text:h>
      <text:p text:style-name="P16"><text:span text:style-name="T21">His accedunt venarum sunguinem fundentium livor, nausea,<text:line-break/>gangraena. Causa comprefsu esa Poscunt haec allo-<text:line-break/>quia incidere, etiamst nihil corrumpatur. Hactenus de<text:line-break/>iis quae superveniunt, ubi ictus vehemens admodum sue-'<text:line-break/>rit.</text:span><text:span text:style-name="T26"> Pleraque </text:span><text:span text:style-name="T21">tamen leviter coUiduntur , neque ita ma-<text:line-break/>gnum studium et diligentiam exigant, sed curari nihil-<text:line-break/>ominus recte debent. Quodst casus videatur asperior,<text:line-break/>fulcire oportet aliaque efficere quae proposui.</text:span></text:p>
      <text:p text:style-name="P18"><text:span text:style-name="T26">Sanguinem fundentes lutellexit venas grandiores, quan-<text:line-break/>doquidem his divisis sanguis effunditur, quod exiguis venis<text:line-break/>non accidit. Parum enim ab his sanguis profluit celeriter-<text:line-break/>que circa noxam iu oris pIagae concrescit. Nauseae no-<text:line-break/>men dixit a nauseantibus atque ea de causa vomentibus,<text:line-break/>quam appellavit </text:span><text:span text:style-name="T11">ναυσίωσιν, </text:span><text:span text:style-name="T26">quum Iones </text:span><text:span text:style-name="T11">ναυτίαν, </text:span><text:span text:style-name="T26">id est<text:line-break/>nauseam, sic appellent; ac fere quod ante dixit </text:span><text:span text:style-name="T11">χυμώσεις<text:line-break/></text:span><text:span text:style-name="T26">vocat nunc </text:span><text:span text:style-name="T11">ναυσιώσεις </text:span><text:span text:style-name="T26">ubi venae fanguluem exspuunt et</text:span></text:p>
      <text:p text:style-name="P20"><text:span text:style-name="T26">quasi vomunt, oppressae tum sua imbecillitate quam inflam-<text:line-break/>matio attulit, tum multo vitiosoque sanguine quem con-<text:line-break/>stat sub hujusmodi affectibus vitiari. Gangraenam vocavit<text:line-break/>quum venae ex ingenti inflammatione emoriuntur. Quo-<text:line-break/>rum omnium causam esse affirmat alienam vinciendi </text:span><text:span text:style-name="T21">ra-<text:line-break/>tionem</text:span><text:span text:style-name="T26"> quae duplex caput habet, unum quod calcem non<text:line-break/>comprehendit, sed nudum relirguit; alterum quod partes<text:line-break/>quas complectitur arctius adstringit. Diligentiam expressit<text:line-break/>vocabulo </text:span><text:span text:style-name="T11">μελέτης</text:span><text:span text:style-name="T26">: sic enim ab Ionibus appellari solet et<text:line-break/>ab ipso saepius nomluatur.</text:span></text:p>
      <text:h text:style-name="Heading_20_2" text:outline-level="2">XXV.</text:h>
      <text:p text:style-name="P16"><text:span text:style-name="T21">Fasuiamque maxima ex parte ad calcem dare et modo<text:line-break/></text:span><text:span text:style-name="T26">circa extremum </text:span><text:span text:style-name="T21">pedem, modo circa medium, modo etiam<text:line-break/></text:span><text:span text:style-name="T26">xirca crus </text:span><text:span text:style-name="T21">obvolvere ; tum quae his proxima sunt hinc</text:span></text:p>
      <text:p text:style-name="P19"><text:span text:style-name="T21">atque hinc omnia comprehendere,</text:span><text:span text:style-name="T26"> quemadmodum </text:span><text:span text:style-name="T21">supra<text:line-break/>ostensum est, neque arcte admodum alligare.</text:span></text:p>
      <text:p text:style-name="P18"><text:span text:style-name="T26">Vinciendi rationem probat contrariam illi quam su-<text:line-break/>pra damnavit quaeque apud multos in usu est, sub qua<text:line-break/>fanguis ex aliis partibus pedis ad calcem transmittitur.<text:line-break/>Debemus enim siiperantes succos a calce ad alias partes<text:line-break/>depellere hunc vincientes, quomodo supra ad fracturas</text:span><text:span text:style-name="T26">,<text:line-break/></text:span><text:span text:style-name="T26">docuit fasciamque maxima ex parte ipsi obvolventes,' non<text:line-break/>tamen minus arctantes.</text:span></text:p>
      <text:h text:style-name="Heading_20_2" text:outline-level="2">XXVI.</text:h>
      <text:p text:style-name="P21"><text:span text:style-name="T21">Sed linteorum numerum augere.</text:span></text:p>
      <text:p text:style-name="P97"><text:span text:style-name="T26">In superioribus etiam indicavimus Hippocratem velle<text:line-break/>ut vinculi firmitatem, vel fasciarum numero moliamur vel<text:line-break/>arctius adstringendo, . </text:span><text:span text:style-name="T26">-<text:tab/>- </text:span><text:span text:style-name="T26">.</text:span></text:p>
      <text:h text:style-name="P7" text:outline-level="2">XXVII.</text:h>
      <text:p text:style-name="P16"><text:span text:style-name="T21">Praestat veratrum eodem die epotum vel certe posteriori,<text:line-break/>praeterea tertio dic rescivere- et rursus deligare.</text:span></text:p>
      <text:p text:style-name="P98"><text:span text:style-name="T26"><text:tab/><text:tab/><text:tab/>:<text:tab/>;- - </text:span><text:span text:style-name="T26">. . •</text:span></text:p>
      <text:p text:style-name="P18"><text:span text:style-name="T26">Veratrum potui praestat, non eo nomine tantum ut<text:line-break/>quae supersunt-purget, sed et in aliam partem avertat.<text:line-break/>Constat autem dari ab Hippocrate' album quod vomitum<text:line-break/>excitat et a toto corpore materium in ventriculum avocat,<text:line-break/>priusquam asi intestinorum sinus deducatur. Quod autem<text:line-break/>album intelligi debeat plane licet rex sequentibus colli-<text:line-break/>gere. Inquit enim, sed si homo vacat febre, per supe-<text:line-break/>riora convenit purgare, sicut nictum esu Quod igitur ea<text:line-break/>quae superant utiliter educantur, quodque ad contrariam<text:line-break/>partem atque affecta est materiam depellere magnum mo-<text:line-break/>rnentum habeat evidentissime apparet; at num albo </text:span><text:span text:style-name="T21">ve-<text:line-break/>ratro</text:span><text:span text:style-name="T26"> moliri id expediat nondum est manifestum: strangu-<text:line-break/>lare enim interdum folet, ubi redundat in corpore glu-<text:line-break/>tinosus succus aut crassus. Quocirca hio prius dissipari</text:span></text:p>
      <text:p text:style-name="P19"><text:span text:style-name="T26">debet nictu extenuandi viin habente, de quo totum li-<text:line-break/>brum compofuimus. Fallacissimum ergo est veratrum dare<text:line-break/>antequam corpus nictu praeparetur, quum saepius non<text:line-break/>facile sit ut quales corpori supersint succi dignoscantur.<text:line-break/>Hippocratis saeculo veratrum album fortasse tuto solveba-<text:line-break/>tur ob rationem victus eorum hominum qui curabantur.<text:line-break/>Qui vitae genus non otiosum sequebantur aut intemperans,<text:line-break/>fed laboriosum paucisque alimentis erant contenti, sic ut<text:line-break/>crassos succos nulla ratione contraherent. Neque enim<text:line-break/>. nos latet fieri hos quum otio tum 'abundantia. Quodsi<text:line-break/>vim aestimaveris corporum ejus faeculi quam ex ejus-<text:line-break/>modi nictu comparabant, magis adhuc dari veratrum per-<text:line-break/>miseris, quum quae vomitus affert incommoda ferre ho-<text:line-break/>mines illi facile potuerint.</text:span></text:p>
      <text:h text:style-name="Heading_20_2" text:outline-level="2">XXVlll.</text:h>
      <text:p text:style-name="P16"><text:span text:style-name="T21">Ex eo autem intelligitur sutarum necne stt ut hi affectus<text:line-break/>recrudescant. Namque ubi sanguis a venis transsufus</text:span></text:p>
      <text:p text:style-name="P19"><text:span text:style-name="T21">nigrities et quae his proxima sunt subrubicunda sunt et<text:line-break/>subdura, periculum est ne recrudescant.</text:span></text:p>
      <text:p text:style-name="P18"><text:span text:style-name="T26">Malos affectus qui recrudescunt vocat </text:span><text:span text:style-name="T11">παλίγκοτα πα-<text:line-break/>θἡματα </text:span><text:span text:style-name="T26">et </text:span><text:span text:style-name="T11">παλιγκοταίνειν </text:span><text:span text:style-name="T26">dicit quasi mala rursus fieri.<text:line-break/>Docet autem quibus indiciis cognofcantur propositi affectus,<text:line-break/>quando futurum est ut rursus mali fiant, quae indicia ad<text:line-break/>supervenientem inflammationem spectant, quam in primis<text:line-break/>cavit ne oriretur. Quaelibet igitur inflammatio rubicun-<text:line-break/>diorem durioremque cutem efficit, quorum neutrum opus<text:line-break/>est affectis partibus. Mollis enim esse debet ac subviridis<text:line-break/>Ianguis a venis transfusus, hunc enim voluit citra inflam-<text:line-break/>mationem fuppurare. Quare si membrum molle sit et non<text:line-break/>rubeat, inflammationem abesse demonstrabit. Suppurantis<text:line-break/>fanguinis indicium erit carentia utriusque coloris, ruboris<text:line-break/>scilicet et nigritiei. Nam ubi ruber est, inflammari, ubi ex<text:line-break/>toto niger est, neque superari, neque concoqui se a natura<text:line-break/>denunciant, sed concretum esse. Hoc enim ipsi accidit.</text:span></text:p>
      <text:p text:style-name="P20"><text:span text:style-name="T26">ubi diutius extra venas maneat, etiamsi in corpore con-<text:line-break/>tineatur, siquidem in eo casu nunquam in pus vertitur<text:line-break/>Contra si natura in corpore superet, vertitur in pus; si-<text:line-break/>ea vincatur, putrescit non secus ac ubi extra corpus est,<text:line-break/>ulme adeo magis, quum lu calido loco retineatur.</text:span></text:p>
      <text:h text:style-name="Heading_20_2" text:outline-level="2">XXIX.</text:h>
      <text:p text:style-name="P16"><text:span text:style-name="T21">Sed st homo vacat febre, vomitu purgetur r sicut dictum<text:line-break/>est; idem convenit fi febris stt, fed non continua. Ubi<text:line-break/></text:span><text:span text:style-name="T26">ea non intermittat, </text:span><text:span text:style-name="T21">abstinendum a-purgatione, a cibo<text:line-break/>et sorbitione, aqua potui danda, vitandum vinum, fed<text:line-break/>non </text:span><text:span text:style-name="T18">ο'ξυγλυχίς.</text:span></text:p>
      <text:p text:style-name="P18"><text:span text:style-name="T21">Purgare </text:span><text:span text:style-name="T18">φαρμαχιύίίν</text:span><text:span text:style-name="T11"> </text:span><text:span text:style-name="T26">dixit. Consuerit enim Hippo-<text:line-break/>crates usurpare id vocabulum non ubi quaevis medica-<text:line-break/>menta adhibet, sed solum ubi purgantia. Praecipit autem<text:line-break/>ut veratrum eodem die detur vel posteriori priusquam in-<text:line-break/>flammatio in affectis partibus oriatur atque homo febri-<text:line-break/>citet. Sed si febris praevenerit, siquidem levis est, ve-</text:span></text:p>
      <text:p text:style-name="P20"><text:span text:style-name="T26">ratro nihilominus utitur, nos vero neque integro homine<text:line-break/>dare veratrum audemus, si vehemens, non utitur; sed<text:line-break/>maximam abstinentiam imperat; non cibo:, non sorbitione<text:line-break/>utens solam potionem adhibet, neque hanc vini, quod, li-<text:line-break/>cet nusquam potuisset, fugiendum esse manifestum erat. '<text:line-break/>Permittit autem ut aeger ea potione utatur quae dicitur<text:line-break/></text:span><text:span text:style-name="T11">ὸξνγλυκὲς </text:span><text:span text:style-name="T26">vel etiam mulla : haec enim potui, praestat in<text:line-break/>tenuissimo victu et tertium ad haec oxymel quod ex<text:line-break/>mulsa et aceto constat, sed </text:span><text:span text:style-name="T11">όξυγλνκὲς </text:span><text:span text:style-name="T26">favos, lrabesc dulcissi-<text:line-break/>mos maceratos atque incoctos, sicut etiam nunc in Hellade<text:line-break/>componitur, cujus ratio est: favi expresso melle in ollam<text:line-break/>conjiciuntur in qua pura aqua sit; tum inservent, donec<text:line-break/>omnem prorsus humorem in aqua pofuisse videantur. </text:span><text:span text:style-name="T21">Is<text:line-break/></text:span><text:span text:style-name="T26">autem- humor reponitur scrvaturque et aestivo tempore<text:line-break/>blbitur ad sitim tollendam frigida aqua dilutus. Hac ergo<text:line-break/>potione nunc utitur Hippocrates, si ea non est, sumere<text:line-break/>mulsam licet. Sed oxymel ubi nervusae partes vitiatae</text:span></text:p>
      <text:p text:style-name="P20"><text:span text:style-name="T26">sint, alienum est, aceto enim tentantqr, quam rem </text:span><text:span text:style-name="T26">et </text:span><text:span text:style-name="T26">usus<text:line-break/>docuit et ipfe demonstravit. Quibus vero idoneum sit<text:line-break/>oxymel ostendit in libro de ratione victus in morbis acu-<text:line-break/>tis quem male nonnulli inscribunt in Cnidias sententias;<text:line-break/>nonnulli de ptisana, neque etiam hi recte.</text:span></text:p>
      <text:h text:style-name="Heading_20_2" text:outline-level="2">XXX.</text:h>
      <text:p text:style-name="P16"><text:span text:style-name="T21">Sed st nullum periculum est ne tnecrudesuant, sanguis suf-<text:line-break/>fusus, nigrities, proximae partes subvirides sunt citreo<text:line-break/>duritiem.</text:span></text:p>
      <text:p text:style-name="P18"><text:span text:style-name="T26">Vis horum verborum exposita est in eo sermone ubi<text:line-break/>inquit: namque ubi fanguis </text:span><text:span text:style-name="T26">a </text:span><text:span text:style-name="T26">venis transfusus, nigrities<text:line-break/>et quae his proxima sunt subrubicunda sunt et subdura,<text:line-break/>periculum est ne recrudescant. Illis enim sive subrubicundis<text:line-break/>et subduris nunc opponit subvirides et sine duritie. Fiunt<text:line-break/>enim subvirides ubi paulatim in pus vertuntur, duritie</text:span></text:p>
      <text:p text:style-name="P99"><text:span text:style-name="T26">carent, propterea quod inflammatio non est admodum ve-<text:line-break/>hemens; id enim causa fuit, quamobrem effusus sanguis<text:line-break/>verteretur lu pus. <text:tab/></text:span></text:p>
      <text:h text:style-name="Heading_20_2" text:outline-level="2">XXXI.</text:h>
      <text:p text:style-name="P16"><text:span text:style-name="T21">Quod idoneum testimonium est, ubicunque sanguis trans-<text:line-break/>funditur, metuendum este ne malum recrudescat.</text:span></text:p>
      <text:p text:style-name="P18"><text:span text:style-name="T26">Idoneum dixit </text:span><text:span text:style-name="T11">ἀγαθόν, </text:span><text:span text:style-name="T26">quasi certum, stabile, verum,<text:line-break/>perpetuum testimonium posuit pro signo, siquidem testis<text:line-break/>-est nobisqne opinionem facit eorum quae ab Hippocrate<text:line-break/>propositis verbis traduntur. Inquit igitur positum indi-<text:line-break/>cium certum esse ubi sanguis suffunditur, non solum lu<text:line-break/>calce, sed in ceteris partibus etiam, idque jure quum<text:line-break/>non ex partium indicatione, sed ex ipso sanguine trans-<text:line-break/>fuso lutelligatur. Malus autem transfusi sanguinis affectus<text:line-break/>non par affert periculum ; differt enim pro natura par-<text:line-break/>tium quibus suffunditur. Provenit tamen periculum non;</text:span></text:p>
      <text:p text:style-name="P20"><text:span text:style-name="T21">ex iis</text:span><text:span text:style-name="T26"> partibus, sed ex sanguine suffuso qui lu pus non<text:line-break/>. vertitur. Quominus in pus vertatur prohibet ingens </text:span><text:span text:style-name="T21">in-<text:line-break/>flammatio</text:span><text:span text:style-name="T26"> vel sub aliena vinciendi ratione oria vel ob<text:line-break/>succos qui aut copia sui male habent aut corrupti sunt.<text:line-break/>Quibus Hippocrates succurrit purgatione per medicamenta,<text:line-break/>nos per venae sectionem; miramurque ipsum hac sola con-<text:line-break/>tentum non fuisse, quum hoc praesidium noverit atque<text:line-break/>ad hujusmodi casus adhibuerit. Siquidem lu libro de ar-<text:line-break/>ticulis inter alia quibus opus esse censet ad costas colli-<text:line-break/>fas, venam lucidi in cubito jubet.</text:span></text:p>
      <text:h text:style-name="Heading_20_2" text:outline-level="2">XXXI<text:span text:style-name="T67">I</text:span>.</text:h>
      <text:p text:style-name="P21"><text:span text:style-name="T21">Sin durae sunt et. livent, nigritie periclitantur.</text:span></text:p>
      <text:p text:style-name="P18"><text:span text:style-name="T26">Sanguis etiam qui super terram funditur interdum<text:line-break/>diutius conservatur, modo magis flavus fit; modo lu ni-<text:line-break/>griorem,. modo lu evidenter atrum convertitur. Verisimile<text:line-break/>autem est ab aere lu quo continetur sereno, nebuloso, hu-</text:span></text:p>
      <text:p text:style-name="P20"><text:span text:style-name="T26">.mido, sicco, calido aut frigido varie colorari. Praecipua<text:line-break/>vero causa varietatis colorum consistit in ipso sanguine<text:line-break/>qui varius est, sicut in singulis hominibus conspicitur vel<text:line-break/>ad atram bilem magis vel ad flavam seu pallidam vel ad<text:line-break/>pituitam accedens vel etiam aquofus. Id quod illi etiam<text:line-break/>accidit in animalium corporibus, namque a venis trans-<text:line-break/>fufus in varios colores convertitur .et ubi non superetur<text:line-break/>et ubi a partibus quae ipsum continent lu pus vertatur.<text:line-break/>Merito autem hoc tempore lividus apparet. Color enim<text:line-break/>lividus illis interjectus est qui nigri penitus sunt et qui<text:line-break/>floridum colorem </text:span><text:span text:style-name="T21">habent',</text:span><text:span text:style-name="T26"> qualis praesertim est rubicun-<text:line-break/>dus et flavus. Sed et hic coler lividus, inquam, a colore<text:line-break/>florido recedens ad nigrum accedit, qui apparere etiam<text:line-break/>solet ubi quae nigra sunt dum suppurant inalbefcunt.<text:line-break/>Saepe enim videre licet quae nigra funt quum incipiunt<text:line-break/>verti in pus livida se ostendere; tum paulatim nigritie<text:line-break/>amissa ad ignis colorem accedentia albidiora evadere, est</text:span></text:p>
      <text:p text:style-name="P20"><text:span text:style-name="T26">enim pus cinerei coloris, indicat, ergo Hippocrates nunc<text:line-break/>discrimen in. eo sanguine qui transfusus lividum fe osten-<text:line-break/>dit. Nam si cum duritie sic appereat, partas inflamma-<text:line-break/>tione tenentur;, si sine duritie,, inflammatione vacant.<text:line-break/>Quae inflammatione carent naturam robustam demonstrant<text:line-break/>et sanguinem concoquendum esse et in pus vertendum;<text:line-break/>at inflammatio naturae infirmitatem indicat quae ob in-<text:line-break/>flammatarum partium imbecillitatem et multitudinem mali<text:line-break/>succi subsistentis transfusum, sanguinem nec concoquere<text:line-break/>potest nec in pus vertere. Sequitur itaque ut nigrescat<text:line-break/>et corrumpatur.</text:span></text:p>
      <text:h text:style-name="Heading_20_2" text:outline-level="2">XXXlll.</text:h>
      <text:p text:style-name="P16"><text:span text:style-name="T21">Pedem varo expedit ita collocare</text:span><text:span text:style-name="T26"> ut </text:span><text:span text:style-name="T21">reliquo corpore</text:span><text:span text:style-name="T26"> ple-<text:line-break/>rumque </text:span><text:span text:style-name="T21">paulo sublimior habeatur ; sanescit'autem suxa-<text:line-break/>ginta diebus, fi quiescat.</text:span></text:p>
      <text:p text:style-name="P19"><text:span text:style-name="T26">Si pes humilior sit, sanguis qui ex crure 'ad ipsum<text:line-break/>confluet inflammationem excitabit; si sublimior, nihil<text:line-break/>confluet. Atque idcirco sublimior omnino continendus est,<text:line-break/>non tamen multo; dolet enim si diutius hac ratione con-<text:line-break/>tineatur; quae vero dolent in inflammationem incidunt.<text:line-break/>Sublimiter ergo figurandus est, quatenus non doleat. Hoc<text:line-break/>autem comperies, si tendi pedem senties, ubi paulo altior<text:line-break/>contineatur.</text:span></text:p>
      <text:h text:style-name="Heading_20_2" text:outline-level="2">XXXIV.</text:h>
      <text:p text:style-name="P21"><text:span text:style-name="T21">Crus binis ofstbus continetur, quorum alterum altera ab •<text:line-break/>. una parte multo </text:span><text:span text:style-name="T47">f</text:span><text:span text:style-name="T21"> ab altera paulo tenuius est.</text:span></text:p>
      <text:p text:style-name="P18"><text:span text:style-name="T26">Verba haec quibus crus appellat </text:span><text:span text:style-name="T11">κνήμην, </text:span><text:span text:style-name="T26">eorum con-<text:line-break/>firmare sententiam videntur, qui volunt </text:span><text:span text:style-name="T11">πῆχυν, βραχἰονα,<text:line-break/>ϋνήμην, μηρὸν </text:span><text:span text:style-name="T26">vocari ab Hippocrate, non totum id quod<text:line-break/>compositum ex ossibus et partibus superjectis est, sed sola<text:line-break/>ossa. At re vera ex his ipsis verbis colligitur non hoc</text:span></text:p>
      <text:p text:style-name="P19"><text:span text:style-name="T26">modo, sed illo etiam accipi posse; quare nomina haec<text:line-break/>quibus utitur duobus modis accipere licet, sicut accipiunt<text:line-break/>qui ea referunt, modo ad ipsa ossa tantum, modo ad ossa<text:line-break/>simul et partes quibus ossa superconteguntur, sic </text:span><text:span text:style-name="T11">κνήμη<text:line-break/></text:span><text:span text:style-name="T26">appelletur id quod inter pedem est et genu. Duorum<text:line-break/>autem ossium quae in ea parte sita sunt, alterum scilicet<text:line-break/>tibiam Graece appellari </text:span><text:span text:style-name="T11">κνήμην, </text:span><text:span text:style-name="T26">reliquum scilicet suram<text:line-break/></text:span><text:span text:style-name="T11">περόνην, </text:span><text:span text:style-name="T26">ad Traec tibiam .pleniorem esse, suram vero te-<text:line-break/>nuiorem, ac medium quod minime carnosum et per uni-<text:line-break/>versam hanc partem a summo ad imum in longitudinem<text:line-break/>fertur et lu his qui graciles sunt conspicitur, Graece </text:span><text:span text:style-name="T11">ἀν-<text:line-break/>τικνήμιον </text:span><text:span text:style-name="T26">vocatur, tibiae partem esse, non surae; atque<text:line-break/>alia quaecunque ad ossa pertinentia scire licet, omnia ex-<text:line-break/>posuimus in libro quem de ossibus confecimus, ad eos<text:line-break/>qui primas institutiones addiscunt.</text:span></text:p>
      <text:h text:style-name="Heading_20_2" text:outline-level="2">XXXV.</text:h>
      <text:p text:style-name="P16"><text:span text:style-name="T21">Haec ad pedem inter su junguntur communemque appen-<text:line-break/>dicem habent.</text:span></text:p>
      <text:p text:style-name="P19"><text:span text:style-name="T26">Communem non debemus ita accipere quasi continuam<text:line-break/>atque omnino unam, sed quasi utriusque appendices inter<text:line-break/>se jungantur et unius tantum opinionem faciant: ita enim<text:line-break/>inter se conveniunt hae appendice.s, ut una esse videatur-.<text:line-break/>Extremae, vero earum partes potundae qua carne nudan-<text:line-break/>tur, non recte a quibusdam talus nominatur;- perpetua<text:line-break/>enim chorda talum continet ab interiori parte, qui ab<text:line-break/>hac tectus nec visu comprehenditur nec tactu.</text:span></text:p>
      <text:h text:style-name="Heading_20_2" text:outline-level="2">XXXVI.</text:h>
      <text:p text:style-name="P18"><text:span text:style-name="T21">Sed recta in crure dehiscunt, </text:span><text:span text:style-name="T21">"i</text:span></text:p>
      <text:p text:style-name="P18"><text:span text:style-name="T26">Dehiscunt proposita duo ossa rectu in crure, hoc est<text:line-break/>in longitudine cruris non </text:span><text:span text:style-name="T21">fe</text:span><text:span text:style-name="T26"> contingunt neque inter fe,<text:line-break/></text:span><text:span text:style-name="T26">1 </text:span><text:span text:style-name="T26">connectuntur.</text:span></text:p>
      <text:h text:style-name="P7" text:outline-level="2">XXXVII.</text:h>
      <text:p text:style-name="P16"><text:span text:style-name="T26">Ad </text:span><text:span text:style-name="T21">femur autem junguntur et appendicem habent, appen-<text:line-break/>dix vero discrimen.</text:span></text:p>
      <text:p text:style-name="P18"><text:span text:style-name="T26">ln commissura genu caput tibiae longe crassius est<text:line-break/>quam surae, atque idcirco appendix tota esse tibiae vide-<text:line-break/>bitur ipsamque ab exteriori parte sura fulcit. Discrimen<text:line-break/>quod </text:span><text:span text:style-name="T11">διάφνσιν </text:span><text:span text:style-name="T26">vocat id intelligit quod in medio exstat<text:line-break/>nervosum cartilaginosumque, quod processus femoris qui in<text:line-break/>tibia, conjiciuntur distinguit,. fed in ossibus eorum corpo-<text:line-break/>rum quae jam diu: mortua sunt corrumpitur, sic ut ali-'<text:line-break/>quis deciplatur falsumque existimet quod ab Hippocrate<text:line-break/>scribitur. Injuria quidem, quoniam in recenti cadavere<text:line-break/>id semper apparet.</text:span></text:p>
      <text:h text:style-name="Heading_20_2" text:outline-level="2">XXXVHI.</text:h>
      <text:p text:style-name="P16"><text:span text:style-name="T21">Longius autem paulo e fi alterum os quod a parte minimi<text:line-break/>digiti est. ‘Natura ofstum cruris sic fe habet.</text:span></text:p>
      <text:p text:style-name="P19"><text:span text:style-name="T26">Quod inquit longius, ego sic scribendum censeo, lon-<text:line-break/>gius autem paulo est alterum os a parte minimi digiti.<text:line-break/>Quodsi non hoc modof fed ilio Hippocrates scripsisset,<text:line-break/>confirmaret prorsus tibiae appendicem in genu communem<text:line-break/>esse utriusque ossis, non propriam tibiae. Nam simplici-<text:line-break/>ter longius esset </text:span><text:span text:style-name="T26">, </text:span><text:span text:style-name="T26">non ima parte dumtaxat. .</text:span></text:p>
      <text:h text:style-name="Heading_20_2" text:outline-level="2">XXXIX.</text:h>
      <text:p text:style-name="P18"><text:span text:style-name="T21">Laxantur hoc modo a parte pedis, ac tunc modo una cum<text:line-break/>appendice offa ambo, modo appendix tantum movetur,<text:line-break/></text:span><text:span text:style-name="T21">; </text:span><text:span text:style-name="T21">modo alterum os.</text:span></text:p>
      <text:p text:style-name="P18"><text:span text:style-name="T26">Putant medicorum aliqui verbum </text:span><text:span text:style-name="T11">εξαρθρεῖν </text:span><text:span text:style-name="T26">usurpari<text:line-break/></text:span><text:span text:style-name="T21">ad'</text:span><text:span text:style-name="T26"> ea ossa significanda quae tuto loco mota fuut, .sed<text:line-break/></text:span><text:span text:style-name="T11">ὸλισθαίνειν, </text:span><text:span text:style-name="T26">quo verbo luxantur expressit, ad ea quae<text:line-break/>paululum, non tamen ex toto naturali sede excesserunt.<text:line-break/>Verum hl non videntur legisse librum de articulis ubi<text:line-break/>luitio protinus ait: articulum qui cum lato scapularum<text:line-break/>osse committitur, vidi uno modo excidere., nempe in</text:span></text:p>
      <text:p text:style-name="P100"><text:span text:style-name="T26">X.<text:tab/></text:span><text:span text:style-name="T11">'α<text:tab/></text:span><text:span text:style-name="T26">", -</text:span></text:p>
      <text:p text:style-name="P19"><text:span text:style-name="T26">alam, in quo loco verbum excidere </text:span><text:span text:style-name="T11">ὸλισθάνον </text:span><text:span text:style-name="T26">dixit. At-<text:line-break/>qui totum humeri caput </text:span><text:span text:style-name="T21">eo</text:span><text:span text:style-name="T26"> sinu movetur in quo recipitur,<text:line-break/>quum non possit paulum excedere, sicut ipse' Hippocrates<text:line-break/>„ docuit ubi causam adjecit, quam habebimus quum ad eum<text:line-break/>locum veniemus.</text:span></text:p>
      <text:h text:style-name="Heading_20_2" text:outline-level="2">XL.</text:h>
      <text:p text:style-name="P16"><text:span text:style-name="T21">Haec quidem minus molesta sunt quam quae in prima<text:line-break/>palmae parte, homines modo quiescant. Curatio autem<text:line-break/>in utroque casu similis requiritur:' namque, hanc conji-<text:line-break/>cienda in suum locum sunt, intensa perinde atque illa,<text:line-break/>sud valentiorern etiam intensionem requirunt, quatenus<text:line-break/>corpus hac etiam parte- validius esu Plerumque sutis<text:line-break/>duo homines funt qui in diversu contendant, qui ubi<text:line-break/>nequeant abunde extendere, facile est validiorem inten-<text:line-break/>sionem adhibere.</text:span></text:p>
      <text:p text:style-name="P18"><text:span text:style-name="T26">Non modo minus molesta sunt quam quae in prima<text:line-break/>palmae parte, sed multo magis quam quae lu pede. Sed</text:span></text:p>
      <text:p text:style-name="P20"><text:span text:style-name="T26">quoniam de pede et manu communiter tractavit, ideo<text:line-break/>abunde existimat alterius partis dumtaxat meminisse,, quae<text:line-break/>quod ad molestiam pertinet, media est luter crus.et pe-<text:line-break/>dem; quanto enim majorem molestiam affert quam crus,<text:line-break/>tanto mluorem quam pes et praecipue quam calx, de quo<text:line-break/>pauio supra egit.</text:span></text:p>
      <text:h text:style-name="Heading_20_2" text:outline-level="2">XL<text:span text:style-name="T67">I</text:span>.</text:h>
      <text:p text:style-name="P16"><text:span text:style-name="T26">Nam vel </text:span><text:span text:style-name="T21">rotae modiolum defigere oportet vel aliud quid<text:line-break/>stmile, tum molli aliqua re pedem obvolvere bubuUi que<text:line-break/>loris latis circumligare et eorum capita vel ad pistillum<text:line-break/>vel ad aliud lignum devincire e]usque imam partem in<text:line-break/>modiolum demittere, summam recurvare f ' alios vero et<text:line-break/>ab humeri capite et a poplite in contrariam partem<text:line-break/>extendere»</text:span></text:p>
      <text:p text:style-name="P18"><text:span text:style-name="T26">Lignum defigi jubet, quo recipere possit imam par-<text:line-break/>tem vectis, per quem membrum debet ab luferiori parte</text:span></text:p>
      <text:p text:style-name="P20"><text:span text:style-name="T26">extendi. Tibi vero ignotum esse non ' credo rotae mo-<text:line-break/>diolum </text:span><text:span text:style-name="T11">πλήμνην </text:span><text:span text:style-name="T26">ab Ionibus appellari, quum apud poetam<text:line-break/>hoc quoque vocabulum legatur. Commonet autem Hip-’<text:line-break/>pocrates ut ubique ex iis quae ad curationem conducunt<text:line-break/>illis utamur quae in promptu funt. Et nunc etiam me-<text:line-break/>minit modioli rotae qui praesto nobis esse potest ubivis<text:line-break/>gentium, similiter pistillo pro vecte nunc ad extendendum<text:line-break/>utitur. Sed qua via adhiberi haec debeant ipse suis </text:span><text:span text:style-name="T21">ver-<text:line-break/>bis,</text:span><text:span text:style-name="T26"> si animadvertantur, aperte declaravit.</text:span></text:p>
      <text:h text:style-name="Heading_20_2" text:outline-level="2">XLII.</text:h>
      <text:p text:style-name="P21"><text:span text:style-name="T21">Sed a superiori parte adhibere vim licet. .</text:span></text:p>
      <text:p text:style-name="P18"><text:span text:style-name="T26">Vim , hoc est valentem in utram que partem intensio-<text:line-break/>nem, </text:span><text:span text:style-name="T11">ἀνάγκην </text:span><text:span text:style-name="T26">appellavit, ut vehementem ejus potentiam<text:line-break/>indicaret.</text:span></text:p>
      <text:h text:style-name="P7" text:outline-level="2">XL<text:span text:style-name="T62">II</text:span>I.</text:h>
      <text:p text:style-name="P21"><text:span text:style-name="T21">Sed etiam ubi velis alte lignum destgere rotundum ac leve,<text:line-break/>ste ut pars ejus exstet quae inter crura media inter<text:line-break/>anum et naturale demittatur, ut prohibeat Jequi corpus<text:line-break/>. quod a pedibus extenditur.</text:span></text:p>
      <text:p text:style-name="P18"><text:span text:style-name="T26">Rectum statuit lignum hoc firmiter inhaerens, ne cor-<text:line-break/>pus , ut dictum est, a pedibus extentum sequatur, quod<text:line-break/>collocatum sit hoc lignum inter unum et primam natura-<text:line-break/>lis partem, quem locum </text:span><text:span text:style-name="T21">nttsivtov</text:span><text:span text:style-name="T26"> appellat.</text:span></text:p>
      <text:h text:style-name="Heading_20_2" text:outline-level="2">XLIV.</text:h>
      <text:p text:style-name="P21"><text:span text:style-name="T21">Deinde ne corpus inclinetur in crus quod intenditur collo-<text:line-break/>care aliquem a latere oportet qui clunem repellat, ne<text:line-break/>' corpus ducatur.</text:span></text:p>
      <text:p text:style-name="P18"><text:span text:style-name="T26">In plerisque exemplaribus quae nunc proponuntur<text:line-break/>verba proxime positis subjiciuntur, quamquam sine his</text:span></text:p>
      <text:p text:style-name="P20"><text:span text:style-name="T26">universa sententia maneat. Vult enim medium lignum<text:line-break/>statui inter utrumque crus atque ita ab inferiori parte<text:line-break/>affectum crus extendi aliquo sursum clunem repellente,<text:line-break/>ne corpus ea parte trahatur et in alteram partem incli-<text:line-break/>natum permittat crus ducentem sequi; namque . ubi hoc<text:line-break/>accidat, intensionem remitti necesse esu</text:span></text:p>
      <text:h text:style-name="Heading_20_2" text:outline-level="2">XLV.</text:h>
      <text:p text:style-name="P101"><text:span text:style-name="T21">Idem quoque fiet, st ai utramque alam lignum stgatur,<text:line-break/>brachia vero ferventur extensu et alius genu prehendens<text:line-break/>in contrariam partem adducat.<text:tab/>&lt;</text:span></text:p>
      <text:p text:style-name="P18"><text:span text:style-name="T26">Modum alium docet quo prohibere possis ne totum<text:line-break/>corpus extensam membri' partum sequatur’. Figit enim<text:line-break/>lignum ad utramque alam quod corpori objectum homi-<text:line-break/>nem sequi non patiatur, quum partes, inferius extendun-<text:line-break/>tur. Sed nunc nihilominus oportet crus quod ab inferiori</text:span></text:p>
      <text:p text:style-name="P20"><text:span text:style-name="T26">parte extenditur, proprie a genu prehensum lu superio-'<text:line-break/>rem partem attrahi atque itu in diversa diduci.</text:span></text:p>
      <text:h text:style-name="Heading_20_2" text:outline-level="2">XLVI.</text:h>
      <text:p text:style-name="P16"><text:span text:style-name="T26">Nihil </text:span><text:span text:style-name="T21">enim prohibet, st placeat, lora alia ad genu vel ad<text:line-break/>femur alligare, altumque rotae modiolum post caput<text:line-break/>hominis stgere, loraque ad aliquod lignum dare, quod<text:line-break/>in modiolum demittatur.</text:span></text:p>
      <text:p text:style-name="P18"><text:span text:style-name="T26">Ubi velis crus a superiori parte. extendi, ut in di-<text:line-break/>versa diducatur, molini eam rem poteris injectis loris,<text:line-break/>quorum capita ruriiun adducta ad vectem religentur; imae<text:line-break/>autem vectis parti quae haerere pavimento debet, necesse<text:line-break/>est cavum aliquod subjiciatur, cujusmodi est rotae mo-<text:line-break/>. diolus qui obex vecti fit, ut possit in contrariam partem<text:line-break/>attrahere.</text:span></text:p>
      <text:h text:style-name="P7" text:outline-level="2">XLVII.</text:h>
      <text:p text:style-name="P18"><text:span text:style-name="T26">Et ad </text:span><text:span text:style-name="T21">contraria atque ad pedes attrahat.</text:span></text:p>
      <text:p text:style-name="P18"><text:span text:style-name="T26">Ad contraria dixit </text:span><text:span text:style-name="T11">τἀναντία. </text:span><text:span text:style-name="T26">Sed si scriptum inve-<text:line-break/>niremus </text:span><text:span text:style-name="T11">πρὸς τἀναντία, </text:span><text:span text:style-name="T26">quidnam obscurum in verbis aut<text:line-break/>Iententia esset? Verum quia legimus </text:span><text:span text:style-name="T11">τἀναντία </text:span><text:span text:style-name="T26">sine prae-<text:line-break/>positione </text:span><text:span text:style-name="T11">πρὸς, </text:span><text:span text:style-name="T26">quae significat ad, duorum alterum existi-<text:line-break/>mandum est, aut in principio ab eo qui librum descripsit<text:line-break/>omissam fuisse particulam </text:span><text:span text:style-name="T11">εἰς </text:span><text:span text:style-name="T26">vel </text:span><text:span text:style-name="T11">πρὸς </text:span><text:span text:style-name="T26">aut ab ipso Hip-<text:line-break/>pocrate de industria veI quod idem significet vel quod<text:line-break/>vocem </text:span><text:span text:style-name="T11">τἀναντία </text:span><text:span text:style-name="T26">usurpet pro adverbio, quasi dixerit </text:span><text:span text:style-name="T11">ἐναντἰως.</text:span></text:p>
      <text:p text:style-name="P21"><text:span text:style-name="T35">L</text:span><text:span text:style-name="T26"> </text:span><text:span text:style-name="T26">XLVH1.</text:span></text:p>
      <text:p text:style-name="P16"><text:span text:style-name="T21">' Pro modiolo etiam poteris lecto mediocrem trabeculam<text:line-break/>subjicere ejusque utrumque caput stabilire lignisque re-<text:line-break/>curvatis lora extendere.</text:span></text:p>
      <text:p text:style-name="P19"><text:span text:style-name="T26">Ante binis modiolis binisque vectibus in' contrarias<text:line-break/>partes extendebat, uno infra pedem extenso, altero supra<text:line-break/>caput. Sed quoniam, ut retuli, in eo exerceri noe voluit<text:line-break/>ut praesidia in promptu habeamus, alium modum docens<text:line-break/>in similium inventione te exercet; nam si modioli non<text:line-break/>sint, tignum quod lecti super quo aegrotans jacet longi-<text:line-break/></text:span><text:span text:style-name="T26">• </text:span><text:span text:style-name="T26">tudinem aequet subjiciendum est. Cetera omnia eadem<text:line-break/>atque ante efficienda funt: lora enim corpori injicienda<text:line-break/>eo modo quo superius docuit vinciendaque ad ligna qui-<text:line-break/>bus quasi vectibus ad extendendum utimur. Sed pro rno-<text:line-break/>diolis nunc adhibentur extrema longioris tigni quae ca-<text:line-break/>pita dicuntur, ut modice, utrimque lectum excedentia et<text:line-break/>a capite et a pedibus extendentibus lignis lora sinti Tra-<text:line-break/>beculam vero quod lignum in longitudinem lectui fubji-<text:line-break/>citur </text:span><text:span text:style-name="T11">δοκίδα </text:span><text:span text:style-name="T26">dixit, quasi </text:span><text:span text:style-name="T11">μικρὰν δοκὸν, </text:span><text:span text:style-name="T26">id est parvam tra-<text:line-break/>bem, significans.</text:span></text:p>
      <text:h text:style-name="P7" text:outline-level="2">XXIX.</text:h>
      <text:p text:style-name="P16"><text:span text:style-name="T18">- </text:span><text:span text:style-name="T21">Commode item extendens per axiculos ab utraque parte<text:line-break/>collocatos' Sunt etiam aliae extendendi rationes quam<text:line-break/>plurimae.</text:span></text:p>
      <text:p text:style-name="P18"><text:span text:style-name="T26">Axes solitus est appellare </text:span><text:span text:style-name="T18">ονονς,</text:span><text:span text:style-name="T11"> </text:span><text:span text:style-name="T26">quemadmodum ubi<text:line-break/>scribit axis versatio. Nunc vero axiculos nominavit </text:span><text:span text:style-name="T11">ὸνί-<text:line-break/>σκους </text:span><text:span text:style-name="T26">usus momine diminutivo, sicut in superioribus ver-<text:line-break/>bis trabeculam </text:span><text:span text:style-name="T11">δοκἰδα </text:span><text:span text:style-name="T26">dixit parvam trabem significans.<text:line-break/>Exerceri' autem debes-, non solum in iis quae promptu<text:line-break/>sunt'excogitandis atque admovendis, fed etiam in machi-<text:line-break/>namentis quae parantur a medicis ad lias intendendi ra-<text:line-break/>tiones. Axes itaque collocandi sunt non recti in longi-<text:line-break/>tudinem corporis,, sed transversi ab iis quae hinc atque<text:line-break/>. hinc sunt partibus corporis quod curaturi Id autem non<text:line-break/>aliud significat quam alterum ab inferiori parte a pedibus,<text:line-break/>alterum a superiori a capite collocandum esse. Post haec</text:span></text:p>
      <text:p text:style-name="P20"><text:span text:style-name="T26">injectu lora extrema ad axes danda, qui versati crus quod<text:line-break/>curatur in diversas partes diducant.</text:span></text:p>
      <text:h text:style-name="Heading_20_2" text:outline-level="2">L.</text:h>
      <text:p text:style-name="P21"><text:span text:style-name="T21">Optimum autem est, st quis medicinam in magna urbe<text:line-break/>exerceat, paratum</text:span><text:span text:style-name="T26"> habere lignum per </text:span><text:span text:style-name="T21">quod vim omnem<text:line-break/>adhibeamus ad fracta et luxata omnia restituenda, tum<text:line-break/>extendentes tum impellentes. Abunde autem erit lignum<text:line-break/>tale, quales sunt quadratae columnae quernae, quod ad<text:line-break/></text:span><text:span text:style-name="T21">"q </text:span><text:span text:style-name="T21">longitudinem, latitudinem et crafsttudinem pertinet.</text:span></text:p>
      <text:p text:style-name="P18"><text:span text:style-name="T26">Organi cujusdam feu machinamenti quod haberi </text:span><text:span text:style-name="T21">vo-<text:line-break/>luit</text:span><text:span text:style-name="T26"> mentionem facit. In libro autem de articulis qui<text:line-break/>huic subjicitur docet ejus fabricationem. Nos ibi si quid<text:line-break/>obscurum fuerit exponemus; nunc primum est ad ea<text:line-break/>transire quae subdit.</text:span></text:p>
      <text:h text:style-name="P7" text:outline-level="2">LI.</text:h>
      <text:p text:style-name="P21"><text:span text:style-name="T21">Ubi sutis extenderis.</text:span></text:p>
      <text:p text:style-name="P18"><text:span text:style-name="T26">Crus videlicet. De crure enim agens cicca talum<text:line-break/>prolapso inseruit textendendi rationem, sicque rursus ad<text:line-break/>Termonem revertitur quem luitio proposuit.</text:span></text:p>
      <text:h text:style-name="Heading_20_2" text:outline-level="2">LII.</text:h>
      <text:p text:style-name="P102"><text:span text:style-name="T26">Articulus </text:span><text:span text:style-name="T21">facile reconditur. Diducitur enim ab antiqua<text:line-break/>sude, stc ut e regione supra ipsum spectans non haereat.<text:line-break/>jProminenttoribus itaque palmarum partibus dirigendus<text:line-break/>est, partim quod exstat adurgentibus, partim infra ta-<text:line-break/>lum repellentibus. Eo restituto erus , st steri potest, ex-<text:line-break/>tentum alligandum est; stn lora prohibeant, ea salvenda<text:line-break/>, et dum vinculum injicitur in contrarias partes ex-<text:line-break/>tendendum.</text:span></text:p>
      <text:p text:style-name="P18"><text:span text:style-name="T26">Hippocrates articulum </text:span><text:span text:style-name="T11">ἄρθρον </text:span><text:span text:style-name="T26">dixit ; quo moventur<text:line-break/>qui volunt sic apud ipsum vocari extrema ossa quae in</text:span></text:p>
      <text:p text:style-name="P20"><text:span text:style-name="T26">cavis recipiuntur, sic ut totum id appelletur </text:span><text:span text:style-name="T11">διάρθρωσις,<text:line-break/></text:span><text:span text:style-name="T26">ubi committuntur extrema ossium quae in flexu atque<text:line-break/>porrectione moventur. Ex utroque autem osse id quod<text:line-break/>inseritur </text:span><text:span text:style-name="T11">ἄρθρον, </text:span><text:span text:style-name="T26">cavum quod recipit </text:span><text:span text:style-name="T11">κοτύλη </text:span><text:span text:style-name="T26">vel </text:span><text:span text:style-name="T11">γλήνη </text:span><text:span text:style-name="T26">ab<text:line-break/>Hippocrate dicatur. Sed haec nominum disceptatio reji-<text:line-break/>cienda vero. Deinceps vero ostendit luxati restituendi<text:line-break/>rationem universam, sicuti nos in primo horum commen-<text:line-break/>tari orum statim diximus, ubi intendendi usum explicavi-<text:line-break/>mus, demonstrantes non .posse luxata commode restitui,<text:line-break/>nisi ita diducantur ut alterum alteri non inhaereat. Pro-<text:line-break/>tinus autem terminum habes, ad quem usque extendere<text:line-break/>conveniat; namque ubi jam videbuutur eatenus extenta<text:line-break/>esse, ut altero alteri non inhaerente diducantur, exten-<text:line-break/>dere desines.</text:span></text:p>
      <text:h text:style-name="Heading_20_2" text:outline-level="2">LIII.</text:h>
      <text:p text:style-name="P16"><text:span text:style-name="T21">Dandum insuper</text:span><text:span text:style-name="T26"> eodem modo </text:span><text:span text:style-name="T21">vinculum est</text:span><text:span text:style-name="T26"> aeque </text:span><text:span text:style-name="T21">capiti-<text:line-break/>bus ea pane quae exstat imposttis, ibique primo et plue.</text:span></text:p>
      <text:p text:style-name="P19"><text:span text:style-name="T21">rimum circumdandum et pannis plurimis injectu potijst-<text:line-break/>mum adstringendum.</text:span></text:p>
      <text:p text:style-name="P18"><text:span text:style-name="T26">Capita fummatim commemoravit illius vinculi ad fra-<text:line-break/>cturas pertinentis quod ante declaravimus. Meminisse<text:line-break/>autem oportet ea quae in manu, pede, calce talisque suo<text:line-break/>loco excidunt, eq modo vincienda esse quo fracturae, at-<text:line-break/>que idcirco lu hoc libro omnia comprehendi. Causam<text:line-break/>vero qnamobrem ita vinciendum sit, sive fractum </text:span><text:span text:style-name="T21">oa flt,<text:line-break/></text:span><text:span text:style-name="T26">sive prolapsum, in fuperioribus habuimus.</text:span></text:p>
      <text:h text:style-name="Heading_20_2" text:outline-level="2">LIV.</text:h>
      <text:p text:style-name="P21"><text:span text:style-name="T21">Tum hinc atque hinc plurimum.</text:span></text:p>
      <text:p text:style-name="P18"><text:span text:style-name="T26">Hoc etiam docuit in libro de officina medici, quum<text:line-break/>inquit: comprehendatque vinculum integrae partis quam<text:line-break/>plurimum, causa lu prioribus posita est. Satius enim est</text:span></text:p>
      <text:p text:style-name="P103"><text:span text:style-name="T26">succos non soIum exprimi a vitiata parte ad ea loca quae<text:line-break/>juxta sunt</text:span><text:span text:style-name="T26">, </text:span><text:span text:style-name="T26">sed repelli ad ea quae plurimum recedunt et<text:line-break/>longe cohiberi.</text:span></text:p>
      <text:h text:style-name="Heading_20_2" text:outline-level="2">LV.</text:h>
      <text:p text:style-name="P16"><text:span text:style-name="T21">Hunc autem articulum ubi primo devincimus, comprimere<text:line-break/>magis debemus quam in manu.</text:span></text:p>
      <text:p text:style-name="P104"><text:span text:style-name="T44">t</text:span><text:span text:style-name="T26"> </text:span><text:span text:style-name="T26">Moduni comprimendi et fasciarum numerum constituit<text:line-break/>pro magnitudine articulorum, intuitus etiam quam nervis<text:line-break/>. contineantur et quam acris sensus sint; hoc siquidem mi-<text:line-break/>nus comprimi jubet.</text:span></text:p>
      <text:h text:style-name="Heading_20_2" text:outline-level="2">LVI.</text:h>
      <text:p text:style-name="P16"><text:span text:style-name="T21">injecto vinculo pars deligata reliquo corpore sublimior ha-<text:line-break/>beatur. Sic tamen continenda est ut pes minime susu<text:line-break/>pendntur.</text:span></text:p>
      <text:p text:style-name="P18"><text:span text:style-name="T26">Pedem continendum esse reliquo crure paulo Eubli-<text:line-break/>miorem fupra quoque dictum est; Dictum est instiper</text:span></text:p>
      <text:p text:style-name="P20"><text:span text:style-name="T26">ipsum eatenus excitandum, quatenus extenti musculi non<text:line-break/>laborant. Nunc praeceptum adjungit, quod ad tuto con-<text:line-break/>tinendum pertinet, ut pes ne minimum quidem suspeuda-<text:line-break/>tur. </text:span><text:span text:style-name="T26">; </text:span><text:span text:style-name="T26">Id autem fit ubi lana molli undique cingitur; quin<text:line-break/>et pars ejus extrema qua cutis est ipsi subjecta molli ali-<text:line-break/>quo , ut pulvluo, sulcienda est, tum ligno aliquo erectu<text:line-break/>ad quod per mollem habenam vinciatur.</text:span></text:p>
      <text:h text:style-name="Heading_20_2" text:outline-level="2">LVII.</text:h>
      <text:p text:style-name="P105"><text:span text:style-name="T21">Extenuari autem corpus debet, prout osta graviter suo<text:line-break/>loco excidunt. 'Nonnulla enim leviter, nonnulla pluri-<text:line-break/>mum moventur.<text:tab/></text:span><text:span text:style-name="T21">'</text:span></text:p>
      <text:p text:style-name="P18"><text:span text:style-name="T26">In aperto sane est quae paululum excesserunt paryam<text:line-break/>curam exigere, quae plurimum prolapsa funt et majorem<text:line-break/>abstinentiam et cetera quae corpus extenuant.</text:span></text:p>
      <text:h text:style-name="P7" text:outline-level="2">LVIll.</text:h>
      <text:p text:style-name="P16"><text:span text:style-name="T26">Magis omnino </text:span><text:span text:style-name="T21">ac diutius extenuare corpus oportet ubi<text:line-break/>eras quam ubi brachium laeditur, quum illud</text:span><text:span text:style-name="T26"> majus<text:line-break/>sit et </text:span><text:span text:style-name="T21">crafstus quam hoc. Necejse item est corpus quie-<text:line-break/>scere atque jacere, fed salvere articulum tertio quoque.<text:line-break/>die at rursus alligare nikil prohibet, nihil item cogit.<text:line-break/>Reliqua omnia eadem fieri debent quae in prioribus po-<text:line-break/>sita sunt. Quodst homo quiescat et jaceat, abunde sunt<text:line-break/>quadraginta dies, modo offa in suam fedem restituta<text:line-break/>fuerint. Sin quiescere nolit, aegrius crure</text:span><text:span text:style-name="T26"> utetur. </text:span><text:span text:style-name="T21">co-<text:line-break/>geturque</text:span><text:span text:style-name="T26"> diuti/sime vinculum </text:span><text:span text:style-name="T21">adhibere.</text:span></text:p>
      <text:p text:style-name="P18"><text:span text:style-name="T26">Ipfe causam reddidit ejus quod praecepit. Inquit<text:line-break/>enim quum illud majus sit et crassius quam hoc; quibus<text:line-break/>tertium adjicit quod homo cubans consanescat non lugre-<text:line-break/>diens, sicut ubi brachium offenditur. Haec igitur in uni-<text:line-break/>versum pertinere ad omnes articulos arbitramur.</text:span></text:p>
      <text:h text:style-name="P7" text:outline-level="2">LIX.</text:h>
      <text:p text:style-name="P16"><text:span text:style-name="T21">Verum ubi offa ex toto in suam sedem non revertuntur;<text:line-break/>sud aliquid abest, tempore extenuatur coxa, stemur et<text:line-break/>crus, ac st in interiorem partem excidant, exterior pars<text:line-break/>tenuatur / fi in exteriorem, interior.</text:span></text:p>
      <text:p text:style-name="P18"><text:span text:style-name="T26">Si qua integris partibus diu quiescat vel leviter mo-<text:line-break/>veatirr, tenuior fit quam prius esset; motus enim corpora<text:line-break/>calefacit eorumque vim firmat ob quam partes melius<text:line-break/>nutriuntur; sed ubi luxatum aliquid non fuerit perfecte<text:line-break/>restitutum, deterius perficiuntur motus, praecipueque a<text:line-break/>contraria parte illi in quam venit, quandoquidem locus<text:line-break/>ea vacuus relinquitur, quum os in contrariam moveatur.<text:line-break/>Homo igitur facilius illi parti inhaeret in quam articulus<text:line-break/>excidit Superiores enim partes sedem requirunt, quam<text:line-break/>inanis locus non exhibet, sed plenus, quum nihil possit<text:line-break/>inani loco haerere; atque ea de causa crus ab ea parte<text:line-break/>lu quanr articulus erumpit fusiluere corpus folet et tan-</text:span></text:p>
      <text:p text:style-name="P20"><text:span text:style-name="T26">tum musculis qui ea continentur suo munere fungi, hi<text:line-break/>siquidem bene nutriuntur. Inexercitatis vero non satis<text:line-break/>alimenti submluistratur; hi autem in contraria parte con-<text:line-break/>tluentur.</text:span></text:p>
      <text:h text:style-name="Heading_20_2" text:outline-level="2">LX.</text:h>
      <text:p text:style-name="P21"><text:span text:style-name="T21">Pleraque tamen in interiorem partem promoventur. Sed<text:line-break/>- st integra icute utrumque cruris os comminuatur, vali-<text:line-break/>dius intendendum esa St una pars fracturae valde su*<text:line-break/>per alteram .excedat, aliquo utendum est ex propositis<text:line-break/>intendendi modis. Abunde quoque est et per homines<text:line-break/>extendere. Fere autem fatis sunt duo homines robusti<text:line-break/>qui in diversu contendant, unus ab una parte, alter ab<text:line-break/>altera. Extendere autem recta fecundum naturam opor-<text:line-break/>tet at e regione cruris ac femoris tam st hujus quam st<text:line-break/>illius fracti osta extendantur. </text:span><text:span text:style-name="T21">;</text:span></text:p>
      <text:p text:style-name="P18"><text:span text:style-name="T26">Quae excidunt ab inferiori parte, qua cum talo com-<text:line-break/>mittuntur, lu interiorem partem magis prorumpunt. Cujus</text:span></text:p>
      <text:p text:style-name="P20"><text:span text:style-name="T26">rei causa est surae processus qui ab exteriori parte talum<text:line-break/>magis complectitur quam tibiae processus ab interiori.</text:span></text:p>
      <text:h text:style-name="Heading_20_2" text:outline-level="2"><text:span text:style-name="T20">L</text:span>XI.</text:h>
      <text:p text:style-name="P16"><text:span text:style-name="T26">Atque ita </text:span><text:span text:style-name="T21">extensu ambo deligare, utrumvis devinxeris, an<text:line-break/>non eadem cruri, ac brachio accommodantur? Namque<text:line-break/>ubi brachii vel humeri ojsu comminuta deligantur, bra-<text:line-break/>chium suspenditur, atque ubi extensum alligatur, caro<text:line-break/>dUo modo stguratur, dum cubitus stectitur. Nequit enim<text:line-break/>cubitus extensus diu haberi ; non enim salitus est faepe<text:line-break/>in hoc habitu detineri, sud curvatus. Quin quum homines<text:line-break/>ingredi postsint brachio comminuto, necejse habent cubi-<text:line-break/>tum curvare. Crus vero quia ambulando et stando in<text:line-break/>inferiorem partem, nunc ex toto, nunc prope ex toto<text:line-break/>intendi facundum naturam et ferre etiam reliquum cor-<text:line-break/>pus consuevit, idcirco stne molestia extenditur quum<text:line-break/>opus est. Quid quod et in lecto saepius hoc modo con-</text:span></text:p>
      <text:p text:style-name="P19"><text:span text:style-name="T21">tinetur figuratum? Sed ubi frangitur, jtecefsttas horni*<text:line-break/>itis animum' subigit; nequit enim excitari, quare de<text:line-break/>curvando crure aut de furgendo nullum verbum sucit,<text:line-break/>fed ita figuratus quiescit et cubat.</text:span></text:p>
      <text:p text:style-name="P18"><text:span text:style-name="T26">Sive femur sive crus alligetur, praecipit ut utraque<text:line-break/>commissura extendatur, scilicet quae in coxa est et quae<text:line-break/>in genu. Cur ita figurari debeat ipse deinceps adjicit<text:line-break/>evidenti demonstratione usus, cujus mentem facile com-<text:line-break/>prehendes. Horum itaque verborum capita sunt: consuevit<text:line-break/>crus et eorum qui stant et eorum qui ambulant extendi;<text:line-break/>a natura enim corporis ferendi gratia factum ab eadem<text:line-break/>ad hunc habitum praeparatum est; atque ea de,causa in<text:line-break/>cubando plerumque extensum fervatur, sed brachia in in-<text:line-break/>gressu et alloquia fere modice curvata continentur, quan-<text:line-break/>doquidem</text:span><text:span text:style-name="T35">z</text:span><text:span text:style-name="T26">nemo extentis brachiis ambulat, ac propterea ’<text:line-break/>brachio etiam devincto mitella cubitum excipiente am-</text:span></text:p>
      <text:p text:style-name="P20"><text:span text:style-name="T26">balare aeger potest; at crure perfracto priusquam callo </text:span><text:span text:style-name="T26">,<text:line-break/></text:span><text:span text:style-name="T26">firmetur, ingredi' minime licet.</text:span></text:p>
      <text:h text:style-name="Heading_20_2" text:outline-level="2">LXII.</text:h>
      <text:p text:style-name="P21"><text:span text:style-name="T21">Ob has igitur evidentifstmas causas non convenit eodem<text:line-break/>habitu brachium atque crus extendere et vincire. Quod<text:line-break/>st abunde suerit per duos homines adhibita vis, frustra<text:line-break/>laborandum non est: jactantiae enim est uti machina-<text:line-break/>mentis , ubi res non exigit. At st duo homines non su-<text:line-break/>tis extendant, consugiendurn ad</text:span><text:span text:style-name="T26"> eum </text:span><text:span text:style-name="T21">ex propositis in-<text:line-break/>tendendi modis qui expeditifstmus stt. Intensione sutis<text:line-break/>adhibita offa facile restituuntur et in suam sudem com-<text:line-break/>pelluntur prominentioribus palmarum partibus directa<text:line-break/></text:span><text:span text:style-name="T26">j </text:span><text:span text:style-name="T21">atque diducta. Fostquam restitutu suerint, extenta fa-<text:line-break/>sciis alliganda sunt, quae sive a dextra, sive a sinistra<text:line-break/>parte magis attrahi debeant, illis primo involvendae<text:line-break/>sunt» Ordiantur autem ab ea parte qua fractura est,<text:line-break/>primoque ibi circumeant; deinceps ad partem cruris fu~</text:span></text:p>
      <text:p text:style-name="P106"><text:span text:style-name="T21">perlorem porrigantur, quemadmodum ostensum est in<text:line-break/>aliis fracturis. Fasciae vero latiores et longiores., ac<text:line-break/>'multo plures ad crus adhibeantur quam ad brachium.<text:line-break/>Ubi deligatum fuerit, super aliqua re plana mollique<text:line-break/>Collocandum est, ne in hoc vel illud latus depravetur,<text:line-break/>neve in anteriorem, neve in posteriorem partem per-<text:line-break/>vertatur.<text:tab/><text:tab/><text:tab/></text:span></text:p>
      <text:p text:style-name="P18"><text:span text:style-name="T26">Evidentissimas causas appellavit </text:span><text:span text:style-name="T11">προφάσεις, </text:span><text:span text:style-name="T26">quamvis<text:line-break/>causae quas proposuit verae sint, neque id vocabuli ad •<text:line-break/>falsas causas significandas, ut usurpari solet, mutuatur.<text:line-break/>Paulo infra etiam eodem modo ipsum accipit quum inquit,<text:line-break/>ob has igitur evidentissimas causas, si os quod ab exte-<text:line-break/>riori parte est coufringatur, mature homo ingreditur. Id<text:line-break/>quod de sura dixit veram causam reddens, cur ea fracta<text:line-break/>crus celeriter moveatur; atque ubi tibia perfringitur, longo<text:line-break/>spatio opus sit ad hoc ut homo uti crure possit.</text:span></text:p>
      <text:h text:style-name="P7" text:outline-level="2">LXIII.</text:h>
      <text:p text:style-name="P16"><text:span text:style-name="T21">Maxime autem pro valetudine est cervical subjicere ex<text:line-break/>lino aut lana, non durttm, &gt; latum quod medium in lon-<text:line-break/>gitudinem molle stt vel quodpiam</text:span><text:span text:style-name="T26"> tale.</text:span></text:p>
      <text:p text:style-name="P18"><text:span text:style-name="T26">Crus fulciri jussit eo modo quem posuit, cervical<text:line-break/>magis quam canalem adhibens. Proxime autem subdit,<text:line-break/>cujus , rei illos accuset qui canali utuntur,</text:span></text:p>
      <text:h text:style-name="Heading_20_2" text:outline-level="2">LXIV.</text:h>
      <text:p text:style-name="P16"><text:span text:style-name="T21">De canali qui fracto cruri subjicitur incertus sum quid<text:line-break/>dem consilii, subjici necne debeat. Prodest quidem,<text:line-break/>fed non quantum existimant qui illum admoventi non<text:line-break/>enim quiescere cogit, ut arbitrantur. suam neque st<text:line-break/>reliquum corpus in hanc vel illam partem convertatur,<text:line-break/>prohibet canalis, quominus sequatur crus,</text:span><text:span text:style-name="T26"> nisi </text:span><text:span text:style-name="T21">ipfe homo<text:line-break/>caveat-</text:span><text:span text:style-name="T26"> . Neque item </text:span><text:span text:style-name="T21">prohibet quominus stnc corpore</text:span></text:p>
      <text:p text:style-name="P20"><text:span text:style-name="T21">crus in hanc vel illam partem moveatur. Sed et sub-<text:line-break/>jectum lignum immite 'est, nisi molle aliquid in ipsum<text:line-break/>indatur. Est tamen commodifstmum, quando vel sterni<text:line-break/>lectum vel desidere hominem oportet. Licet igitur et<text:line-break/>cum canali et stne eo curationem bene vel male admo-<text:line-break/>'vere. Vulgo stbi persuasum habent medicum culpa<text:line-break/>magis vacare, st canalem subjiciat, quamquam res mi-<text:line-break/>nus artistciosu esu Crus enim rectum prorsus jaceat<text:line-break/>oportet et super plana ac molli aliqua re quum necestse<text:line-break/>stt, contineri vinculum ne pervertatur dum membrum<text:line-break/>jacet quocunque fe vertat et moveatur. Respondeat item<text:line-break/>qui deligatus est eadem qaae supra posita sunt. Nam<text:line-break/>vinculum tale ejje convenit et tumorem in extremis par-<text:line-break/>tibus affurgere et eodem modo laxari ac tertio quoque<text:line-break/>die rescivi et rursus deligari j ad hanc id</text:span><text:span text:style-name="T26"> quod </text:span><text:span text:style-name="T21">alliga-<text:line-break/>tur tenuius inveniri, tum arctius vinciri et pluribus lin-<text:line-break/>teis uti, pedemque non arete comprehendere, nist sua-</text:span></text:p>
      <text:p text:style-name="P20"><text:span text:style-name="T21">ctura ad genu proxima accedat. Debent etiam offa<text:line-break/>modice extendi ac dirigi', quotiescunque vinculum inji-<text:line-break/>citur. Nam st curatio idonea fuerit et tumor ut con-<text:line-break/>venit procedat, alligata sudes tenuior est atque graci-<text:line-break/>lior et osta facilius tractantur et ducentibus magis pa-<text:line-break/>rent. Septimo autem vel nono die ad surulas venien-<text:line-break/>dum est, quemadmodum dictum est in aliis fracturis.</text:span></text:p>
      <text:p text:style-name="P18"><text:span text:style-name="T26">Et nunc etiam quosdam medicos novi qui etiam nune-<text:line-break/>cruri vel femori affecto canalem vel glossocomum subjiciunt,<text:line-break/>ubi femur quidem laesum est universu cruri .;' fed si quod<text:line-break/>inter genu et pedem est laedatur, nonnulli universo cruri<text:line-break/>lignum subjiciunt, nonnulli eam partem dumtaxat glosso-<text:line-break/>como fulciunt. Laedunt qui una femur etiam compre-<text:line-break/>hendunt, fed minus quam alii. Noxas docuit Hippocra-<text:line-break/>tes sic aperte, ut mea explanatione non egeant; verum<text:line-break/>si quid judicavero in verbis ejus fore cuipiam obscurum,</text:span></text:p>
      <text:p text:style-name="P19"><text:span text:style-name="T26">illud explicabo atque ante omnia quid inter canalem et glol-<text:line-break/>focomum intersit. Glossocomutu ab Atticis appellatur arcula<text:line-break/>illa in qua servare homines suledt eas res quas in pretio ha-<text:line-break/>bent et scripta quae recondi volunt, qua nonnulli ad itinera<text:line-break/>utuntur. At nihil refert, sive glossocomium sive glossocornum<text:line-break/>nominetur, sicut neque sive per duplex tt, sive per du-<text:line-break/>plex ssi • Constat autem glossocotnum quod cruri subjicien-<text:line-break/>dum est longius esse debere et angustius quam quae in<text:line-break/>usu sunt. Ejus enim latitudo parum excedere debet cru-<text:line-break/>ris latitudinem seu crassitudinem, scu quomodocunque li-<text:line-break/>heat appellere, ut lana undique adjecta bene crus firme-<text:line-break/>• tur, sic ut loci angustia etiamsi aeger velit crus moveri<text:line-break/>non patiatur, sed ne in dextram partem vel sinistram mo-<text:line-break/>veatur, potest imposita lana efficere; at quominus in su-<text:line-break/>periorem vel inferiorem feratur aut excitetur prohibere<text:line-break/>non potest. Quocirca Hippocrati hujusmodi ligni usus<text:line-break/>non placet, quoniam praeter cetera incommoda durum est,<text:line-break/>nam immite, quod ipse dixit </text:span><text:span text:style-name="T11">ἀργεστερον, </text:span><text:span text:style-name="T26">durum significat</text:span></text:p>
      <text:p text:style-name="P20"><text:span text:style-name="T26">et insuave, quod nihil cedat, quemadmodum cervical et<text:line-break/>ille pulvinus qui quum cubito subjiciatur, </text:span><text:span text:style-name="T11">ύπαγκώνιον </text:span><text:span text:style-name="T26">Graece<text:line-break/>dicitur; haec enim modice cedentis cruri minime insesse<text:line-break/>sunt. Commodum autem est machinamentum hoc, quum<text:line-break/>desidere homo debet vel ad lectum aIterum transferri, ut<text:line-break/>ille in quo jacet sternatur, qua potissimum causa ejus<text:line-break/>usum admittimus. Quamquam alii cervical adhibentes<text:line-break/>habena transveria initio.illi protinus subjecta, atque ubi<text:line-break/>crus in id conjectum fuerit, habenae capitibus inter se<text:line-break/>adversis utrimque ductis in altitudinem cruris et in su-<text:line-break/>periori parte membri inter fe devinctis, fideliter conti-<text:line-break/>neri crus existimant, quoniam cervical, ubi homo ex uno<text:line-break/>lecto ad alterum transfertur, cruri vicem glossocomi prae-<text:line-break/>stat. Adjecerunt nonnulli ad imam ejus partem lignum<text:line-break/>rectum lana superdata ut pes extremus moram habeat,<text:line-break/>ne homo videlicet crus vel ad superiora attrahat vel ad<text:line-break/>inferiora demittat. Ad superiora enim ferri vinculum</text:span></text:p>
      <text:p text:style-name="P20"><text:span text:style-name="T26">non patitur, ad inferiora vero lignum quod plantae </text:span><text:span text:style-name="T21">ad-<text:line-break/>jicitur.</text:span><text:span text:style-name="T26"> Verum ut haec a medicis stabilia praeparentur,<text:line-break/>non tamen prohibetur motio articulorum, quum languens<text:line-break/>possit articulum tali ac genu paulatim dimovere. De co-<text:line-break/>xae enim articulo nihil attinet dicere, quum nec a vin-<text:line-break/>culo nec a glossocomo comprehendatur. Canalis vero in<text:line-break/>ceteris glossocomo similis est, fed figura ipsa differt, quum<text:line-break/>ab exteriori parte teres sit, ab interiori cavus ad exem-<text:line-break/>plum fictilis canalis, unde nomen traxit. Videtur autem<text:line-break/>hic ad propositum usum maxime idoneus: namque nniver-<text:line-break/>fum erus in orbem complectitur magis quam glossoco-<text:line-break/>mum, in quo nonnulla loca inania relinquuntur, postquam<text:line-break/>demissum crus fuerit. Quidam vero medici plures cana- .<text:line-break/>lea paratos habent, ut ad singula membra eo utuntur qui<text:line-break/>idoneus sit, id lignum conquirentes, ex quo cavare eos<text:line-break/>possint firmos, albos et molles. Apud nos autem quidam</text:span></text:p>
      <text:p text:style-name="P20"><text:span text:style-name="T26">medicus ejusmodi canales complures habebat ex tilia con-<text:line-break/>fectos,' sic ut ad singula crura eos'adhiberet qui magni-<text:line-break/>tudini membri responderent non fine vinculis quae, ut<text:line-break/>recensui, a quibusdam cervicalibus superdantur. Sed vin-<text:line-break/>cula in cervicalibus laxantur et compositum urus corrum-<text:line-break/>punt; canales vero dum homo ex uno lecto ad alterum<text:line-break/>transfertur ob ligni mollitudinem, sine ulla compressione<text:line-break/>id continent.</text:span></text:p>
      <text:p text:style-name="P21"><text:span text:style-name="T26">Glossocomium etc.</text:span></text:p>
      <text:p text:style-name="P18"><text:span text:style-name="T26">Ad continendum autem firmiter glossocomum instru-<text:line-break/>mentum a junioribus medicis inventum est, feu famur (eu<text:line-break/>crus fractum sit, cujus structuram usumque subjiciam. Id<text:line-break/>autem non abs re mihi videtur fuisse excogitatum et tam<text:line-break/>si femur quam si crus comminutum sit, ubi callus cir-<text:line-break/>cumdatur commodissime adhibetur. Habeat ab, ima parte<text:line-break/>axem ad quem extremi laquei in diversa extenpentes de-<text:line-break/>ligautur; injiciantur laquei extremis partibus ossis quod</text:span></text:p>
      <text:p text:style-name="P17"><text:span text:style-name="T26">I curatur, fiantque ex duabus habenis, sic ut quatuor uter-<text:line-break/>que capita habeat, bina </text:span><text:span text:style-name="T21">a</text:span><text:span text:style-name="T26"> dextra parte, totidem a sini-<text:line-break/>stra. Ex iis capitibus quae inferioris laquei sunt per<text:line-break/>foramina facta in inferiori parte glossocomi ad axem duci -<text:line-break/>debent quae superioris, primo procedere ad superiora;<text:line-break/>deinde ipsa quoque per latera glossocomi perforata trajici,<text:line-break/>quibus foraminibus trochleae inclusae sint. Utrimque au-<text:line-break/>tem ab exteriori parte glossocomi superioris laquei capita<text:line-break/>ferenda funt ad axem. His enim ita constitutis una axis<text:line-break/>conversio pariter ambos laqueos extendit, deorsum versus<text:line-break/>ilium qui ad inferiora ossis fracti alligatur, sursum alte-<text:line-break/>tum, sic ut ubi crus jacet liceat in posterum quotidie<text:line-break/>hanc laqueorum in diversas partes intensionem corrigere,<text:line-break/>valentius vel lenius extendendo. Laqueum igitur qui in<text:line-break/>inferiori parte est directa ductione axis extendit, eum<text:line-break/>qui in superiori parte intercedente alio motu Graeci </text:span><text:span text:style-name="T11">διὰ<text:line-break/>τῆς μεταληπτικῆς τάσεως </text:span><text:span text:style-name="T26">dicunt.</text:span></text:p>
      <text:h text:style-name="P7" text:outline-level="2">LXV.</text:h>
      <text:p text:style-name="P16"><text:span text:style-name="T21">Cavendum est ne ferulae e regione talorum vel ejus chor-<text:line-break/>dae quae a crure ad pedem tendit imponantur. Con-<text:line-break/>fervent autem osta cruris quadraginta diebus, st recte<text:line-break/>curentur, fed ubi suspicio stt ne quid ojsts dirigi de-<text:line-break/>beat , neve aliqua interim facta fuerit exulceratio, in-<text:line-break/>fra hoc tempus salvere oportet, tum dirigere et rur-<text:line-break/>sus alligare. At st Aterum os abrumpatur, lenius in-<text:line-break/>tendendum est, sud non proptersa omittenda intensio<text:line-break/>est aut negligendu.</text:span><text:span text:style-name="T26"> Potissimum </text:span><text:span text:style-name="T21">nutem vel quum sua~<text:line-break/>ctura primo deligatur vel certe quam celerrime exten-<text:line-break/>denda semper csca sunt, dum in suum locum revertun-<text:line-break/>tur. Quodcunque aurem membrum ostibus non recte<text:line-break/>compositis sub vinculo adstringitur, magis indolescit.<text:line-break/>Reliqua curatio endem est, sta, ojsobds cruris interius<text:line-break/>quod conspicitur su priori parte cruris, quum Graeci<text:line-break/></text:span><text:span text:style-name="T11">ἀντικνήμιον </text:span><text:span text:style-name="T21">dicunt, curationem aegrius admittit et in-<text:line-break/>tensionem postulat valentiorem. Neque latere potest</text:span></text:p>
      <text:p text:style-name="P19"><text:span text:style-name="T21">ubi non recte offa concurrant, totum enim su ostendit<text:line-break/>et stne carne est, multoque tardius homo ingreditur ubi<text:line-break/>hoc fractum est. Quodst exterius os abrumpatur, casus -<text:line-break/>longe tolerabilior est, neque id ita sucile deprehendi-<text:line-break/>tur, quum minus recte</text:span><text:span text:style-name="T26"> componitur, </text:span><text:span text:style-name="T21">quoniam camosum<text:line-break/>est; maturius item aeger pedibus' constsat. Maximam<text:line-break/>enim oneris partem sustinet os quod ab interiori</text:span><text:span text:style-name="T26"> parte<text:line-break/>situm </text:span><text:span text:style-name="T21">est, tum -quia magis laborat et ob ipsum crus et<text:line-break/>ob pondus quod e regione est; femoris enim caput su-<text:line-break/>perius corpus fert, id autem ab interiori cruris parte<text:line-break/></text:span><text:span text:style-name="T26">situm </text:span><text:span text:style-name="T21">est, at non ab exteriori, fed e regione partis<text:line-break/>tibiae j tum quia altera pars totius corporis e regione<text:line-break/>huc propius accedit quam ad exterius</text:span><text:span text:style-name="T26"> or. </text:span><text:span text:style-name="T21">Adde quod<text:line-break/>- os' interius plenius est quam exterius, non secus atque</text:span></text:p>
      <text:p text:style-name="P18"><text:span text:style-name="T21">in brachib, cujus quod e regione minimum digitum<text:line-break/>spectat, tenuius est et longius.</text:span></text:p>
      <text:p text:style-name="P19"><text:span text:style-name="T26">Exstantes ossium partes, cujusrnodi funt tibiae surae-<text:line-break/>que extrema, ferulas non patiuntur. Cautio igitur esse<text:line-break/>debet, ne his locis circumdentur. Imponantur dixit </text:span><text:span text:style-name="T21">ivt-<text:line-break/>dpaq</text:span><text:span text:style-name="T26"> quasi </text:span><text:span text:style-name="T11">ἕδρας </text:span><text:span text:style-name="T26">adjecta praepositione </text:span><text:span text:style-name="T11">ἐν, </text:span><text:span text:style-name="T26">ut clarius rem<text:line-break/>ipsam exprimeret. Haec itaque ossa, quum exstent a came<text:line-break/>minimei tegantur, impositis ferulis premuntur. Magis au-<text:line-break/>tem premi dicuntur non ipsa, fed musculi illis superlujecti,<text:line-break/>tum quidam musculorum fines et cutis. Haec enim col-<text:line-break/>locata inter duo corpora dura, nempe inter ferulas ab<text:line-break/>exteriori parte et os ab interiori premuntur atterunturque<text:line-break/>et saepius ita laeduntur ut exulcerentur. Calci vero a<text:line-break/>posteriori parte versus priorem innectitur chorda quae ab<text:line-break/>uno diducitur ex musculis qui continentur in parte cruris,<text:line-break/>posterioris quae carnosa prominet. Haec quum carnis ma-<text:line-break/>xime expers sit, potissimum lu homine gracili superimpo-<text:line-break/>sitam ferulam non sustinet; fed quum acerrimi sensus sit,<text:line-break/>si comprimatur, inflammatione urgetur. Ea vero quae<text:line-break/>tibiae furaeque tuberculis superinjecta sunt ob duritiem</text:span></text:p>
      <text:p text:style-name="P20"><text:span text:style-name="T26">eorum, quibus, ut dictum est, excipiuntur, compressa eate-<text:line-break/>nus laeduntur ut exulcerentur. Summae autem cutis ex—<text:line-break/>ulcerationes sub comprimentibus ortae </text:span><text:span text:style-name="T11">ἐκθλἰματα </text:span><text:span text:style-name="T26">ab Hip-<text:line-break/>pocrate vocantur.</text:span></text:p>
      <text:h text:style-name="Heading_20_2" text:outline-level="2">LXV<text:span text:style-name="T68">I</text:span>.</text:h>
      <text:p text:style-name="P16"><text:span text:style-name="T21">Varum longioris offis structura in inferiori articulo difst-<text:line-break/>milis esu Non enim similiter flectitur cubitus et poples.<text:line-break/>Ob has igitur evtdentifstmas causas, st os'quod ab ex-*<text:line-break/></text:span><text:span text:style-name="T26">teriori </text:span><text:span text:style-name="T21">parte est. perfringatur, mature homo ingreditur;<text:line-break/>si quod ab interiori, tarde.</text:span></text:p>
      <text:p text:style-name="P18"><text:span text:style-name="T26">Quum ipse in prioribus dixerit, surae os longius<text:line-break/>quemadmodum et in brachio os cubiti; utrumque autem<text:line-break/>e regione minimum digitum spectare et tenuius esse quam<text:line-break/>id cum quo jungitur; deinceps addidit qua ratione inter<text:line-break/>se distent. Explicavimus autem in commentario. de ossi-</text:span></text:p>
      <text:p text:style-name="P19"><text:span text:style-name="T26">bus praeter alia quomodo se habeat utriusque commissura;<text:line-break/>atque insuper radium in brachio cum interiori tuberculo,<text:line-break/>humeri committi ac circa ipsum moveri lu exteriorem vel<text:line-break/>interiorem brachii partem conversum,. sed in crure tibiam<text:line-break/>solam cum femore committi, quia sura nullum motum<text:line-break/>praesict. Nam neque hic articulus in latera ullo modo<text:line-break/>movetur, sicut articulus cubiti, sed curvantur dumtaxat,<text:line-break/>idque non eadem ratione qua articulus cubiti vel humeri<text:line-break/>ambitus trochleam referens in. cavo cubiti recipitur, at in<text:line-break/>genu processus femoris in sinus tibiae se inserunt. Adde<text:line-break/>quod ex cubiti processibus rostrum referentibus posterior<text:line-break/>, in posseriori sinu humeri recipitur ubi maxime articulus<text:line-break/>extenditur ; prior in priori ubi maxime curvatur, quo-<text:line-break/>rum neutrum tibiae accidit; quum nullum penitus pro-<text:line-break/>cessum habeat roltro similem; non enim similiter flectitur<text:line-break/>jcubitus ac poples. Cubiti vero emlueutiam clarum est<text:line-break/>vocasse </text:span><text:span text:style-name="T11">ἀγκῶνα, </text:span><text:span text:style-name="T26">quo nomine usus est etiam in superiori-<text:line-break/>bus de cubito agens quum dixit: est,autem idem cum'</text:span></text:p>
      <text:p text:style-name="P20"><text:span text:style-name="T11">/ </text:span><text:span text:style-name="T26">illo eminentia cubiti cui praecipue innitimur. Eandem<text:line-break/>' eminentiam et </text:span><text:span text:style-name="T11">ώλὲκρανον </text:span><text:span text:style-name="T26">dicunt et </text:span><text:span text:style-name="T11">κύβιτον. </text:span><text:span text:style-name="T26">Sed nunc<text:line-break/>ait: non enim similiter flectitur cubitus et poples, idem<text:line-break/>significans ac si dixisset: illa commissura quae juxta cu-<text:line-break/>biti eminentiam est et illa quae juxta poplitem dissimiliter<text:line-break/>curvantur, cujus rei exemplum infra habet, qua de luxa-<text:line-break/>tis, ubi asserit quae in cubiti articulo sunt molestiora esse.<text:line-break/>Illud autem multis lu locis meminisse oportet exquisitam<text:line-break/>nominum rationem ne ab uno quidem ex vetustis Grae-<text:line-break/>cis servari, quum quibusdam abutantur, quaedam a pro- </text:span><text:span text:style-name="T26">&gt;<text:line-break/></text:span><text:span text:style-name="T26">priis rebus ad alias transferant. Atque poplitis nomen<text:line-break/>tale est quale ipsa ala, quae locum significat sub humeri<text:line-break/>capite; at poples id appellatur, quod a posteriori parte<text:line-break/>ipsi genu opponitur; genu autem notant priorem partem<text:line-break/>hujus articuli universam. Quare si cui hac parte cutis ,<text:line-break/>exulceretur, eum hominem inquiunt teneri ulcere in genu;<text:line-break/>quodsi chorda quae fusi cute os cingit secatur, genu ac-</text:span></text:p>
      <text:p text:style-name="P20"><text:span text:style-name="T26">cepisse vulnus dicunt, non secus etiam si patella vitietur<text:line-break/>quam Graeci et </text:span><text:span text:style-name="T11">μύλην </text:span><text:span text:style-name="T26">et </text:span><text:span text:style-name="T11">ἐπιγονατίδα </text:span><text:span text:style-name="T26">vocant. Ad haec<text:line-break/>qui latera corporis exprimunt modo ab luteriori parte genu,<text:line-break/>modo a posteriori ulcus ortum ajunt. Universum enim<text:line-break/>hunc locum a lateribus genu vocabulo appellant, eadem<text:line-break/>ratione et poplitem et alam et humeri caput. Sic etiam<text:line-break/>cubitum et talos et primam paImae partem ad totum lo-<text:line-break/>cnm significandum usurpant; saepe etiam adjiciunt articu-<text:line-break/>lum capitis humeri aut cubiti, genu, coxae vel talorum.<text:line-break/>Constat igitur Hippocratem varie nominibus uti, aliorum<text:line-break/>majorum exemplo, ut retuli, contempta quam juniores ex-<text:line-break/>colunt curiosa verborum ratione, quae ab iis quae in ea<text:line-break/>versantur exquisita diligentia dicitur.</text:span></text:p>
      <text:h text:style-name="Heading_20_2" text:outline-level="2">LXVII.</text:h>
      <text:p text:style-name="P16"><text:span text:style-name="T21">At st femoris os fractum est, valenter omnino extendi de-<text:line-break/>bet, ne nimii quam res postulat id stat; stquidem plus<text:line-break/>justo intensum non laeditur. Nam osta haec quae per<text:line-break/>vim diducta sunt, st stc recedentia inter fe vinciantur.</text:span></text:p>
      <text:p text:style-name="P107"><text:span text:style-name="T21">non sune poterunt ita diducta vinculis contineri, quin<text:line-break/>celerrime concurrant, quum primum qui extendunt ex<text:line-break/>opere fe receperint. .<text:tab/></text:span></text:p>
      <text:p text:style-name="P18"><text:span text:style-name="T26">Quia maximi funt musculi qui femur circumdant,<text:line-break/>non immerito veretur ne, quod saepe contingit, non satis<text:line-break/>membrum extendatur. Ergo ut audacter extendamus, in-<text:line-break/>tenfio, ait, justo valentior non laedit. Fieri enim in hac<text:line-break/>parte potest, quod suspectum esset in aliis. At quid hoc<text:line-break/>est? ut devinciatur os fractum, dum ipsius partes quae<text:line-break/>pertractantur inter fe recedunt; quas non sucus atque ubi<text:line-break/>membrum naturaliter fe habet coire oportebat nullo re-<text:line-break/>licto inani spatio, in quo ex contracta sanie periculum<text:line-break/>sit, ne os corrumpatur. Si quando enim fracti ossis par-<text:line-break/>tes, quum vehementius intentae fuerint, diductae vin-<text:line-break/>ciantur, non poterunt post injectum vinculum ut in ce-<text:line-break/>- teris locis contineri , in quibus circumactae fasciae mu-<text:line-break/>sculos immobiles fervaut, quod lu femore monet perti-</text:span></text:p>
      <text:p text:style-name="P20"><text:span text:style-name="T26">mescendum non esse ob magnitudinem musculorum, quum<text:line-break/>hoc vinculum non superet, sed cedat. Quam rem pro-<text:line-break/>pterea dixit, quod proprietas est vinculi quidem femur<text:line-break/>tueri</text:span><text:span text:style-name="T26">, </text:span><text:span text:style-name="T26">quomodo deligatum accepit, musculi vero ad suum<text:line-break/>. initium concurrere. Quum contraria igitur sit proprietas<text:line-break/>utriusque, si vinculum superet, naturalis musculorum mo-<text:line-break/>tus cedet, quum fracti ossis partes diductae contineantur;<text:line-break/>fed si musculorum motus vinculo validior fuerit, ipsi ad<text:line-break/>initium contrahentur, atque una trahent et ad superiora<text:line-break/>adducent comminuti ossis partem inferiorem.</text:span></text:p>
      <text:h text:style-name="Heading_20_2" text:outline-level="2">LXV<text:span text:style-name="T68">II</text:span>I.</text:h>
      <text:p text:style-name="P21"><text:span text:style-name="T21">Crafsu enim ac robusta taro vinculum superabit, at non<text:line-break/>separabitur. Id ergo quo de agitur extendi valenter<text:line-break/>oportet , stcque ut in neutram partem convertatur, neve<text:line-break/>'minor vis quam ipsum exigat adhibeatur, quum turpe<text:line-break/>magnopere stt atque incommodum femur brevius red-</text:span></text:p>
      <text:p text:style-name="P19"><text:span text:style-name="T21">dere. Brachium namque st brevius stat, celari</text:span><text:span text:style-name="T26"> poterit,<text:line-break/></text:span><text:span text:style-name="T21">neque noxa magna erit, crus st brevius reddatur, ho-<text:line-break/></text:span><text:span text:style-name="T26">c </text:span><text:span text:style-name="T26">minem </text:span><text:span text:style-name="T21">claudum demonstrabit. Ab integro enim quod<text:line-break/></text:span><text:span text:style-name="T21">- </text:span><text:span text:style-name="T21">longlus erit prodetur, adeo ut illi, qui male curandus,<text:line-break/></text:span><text:span text:style-name="T21">" </text:span><text:span text:style-name="T21">satius fuerit utrumque crus frangi quam alterum: ae-</text:span></text:p>
      <text:p text:style-name="P18"><text:span text:style-name="T21">qua enim in utramque partem inclinaretur. </text:span><text:span text:style-name="T21">. </text:span><text:span text:style-name="T21">Ubi vero<text:line-break/>extensum stt abunde, prominentioribus palmarum parti-<text:line-break/>bus eodem modo quo supra postturn est dirigatur ac de-<text:line-break/>ligetur i fasuiaque capiti injiciatur, ut ante indicavimus, .<text:line-break/>ipsuque sursum versus porrigatur; tum itidem respon-'<text:line-break/>deat ut in superioribus; praeterea et magis urgeatur et<text:line-break/>laxius vinculum sentiat iis partibus quae supra positae<text:line-break/>sunt; ad haec similiter resalvatur ac rursus deligetur,<text:line-break/>ferulaeque eodem modo superaccommodentur. Con-<text:line-break/>fervet autem femur quinquaginta diebus.</text:span></text:p>
      <text:p text:style-name="P18"><text:span text:style-name="T26">Hippocrates usitato vocabulo carnem appellavit quos<text:line-break/>lu superioribus musculos diximus. Nam quaecunque caro<text:line-break/>Ientit musculi pars est, atque haec in mediis musculis</text:span></text:p>
      <text:p text:style-name="P20"><text:span text:style-name="T26">potissimum se ostendit, quum in extremitatibus musculi<text:line-break/>nervosi magis quodammodo sint miuusqne cernis habeant.</text:span></text:p>
      <text:h text:style-name="Heading_20_2" text:outline-level="2">LXIX.</text:h>
      <text:p text:style-name="P16"><text:span text:style-name="T21">Illud etiam scire licet quod</text:span><text:span text:style-name="T26"> famur ab exteriori </text:span><text:span text:style-name="T21">parte gib-<text:line-break/>bum est magis quam ai</text:span><text:span text:style-name="T26"> interiori et a. priori magis</text:span></text:p>
      <text:p text:style-name="P108"><text:span text:style-name="T21">• quam a posteriori. In has igitur partes convertitur, ubi<text:line-break/>&gt;'non</text:span><text:span text:style-name="T26"> recte </text:span><text:span text:style-name="T21">curatur. Quin et in -his partibus minus car-<text:line-break/>nosum est quam in aliis, ut quando pervertitur latere<text:line-break/>minime poststt.' Ergo st quid ejusmodisuspectant stt, tale<text:line-break/>quidpiam moliri oportet, quale traditum est ad humerum<text:line-break/>perversum. </text:span><text:span text:style-name="T21">..<text:tab/>;</text:span></text:p>
      <text:p text:style-name="P18"><text:span text:style-name="T26">Gibbum dixit </text:span><text:span text:style-name="T11">γαΰσος. </text:span><text:span text:style-name="T26">At quod haec vox gibbum<text:line-break/>significet, res ipsa declarat: siquidem femur non omnino<text:line-break/>rcctum est, ied a priori et exteriori parte gibbum, sicut<text:line-break/>a contrariis simum. Utrum vero vox </text:span><text:span text:style-name="T11">γαΰσος </text:span><text:span text:style-name="T26">postrema</text:span></text:p>
      <text:p text:style-name="P19"><text:span text:style-name="T26">syllaba acui an pennltima circumflecti debeat incertum est ;<text:line-break/>non enim frequenti in usu est apud Graecos id verbi.<text:line-break/>Quidam a similitudine ducti penultimam circumflecti vo-<text:line-break/>\ lunt, quemadmodum </text:span><text:span text:style-name="T11">κανσος, μαυρος, γαϋρος; </text:span><text:span text:style-name="T26">quibusdam</text:span></text:p>
      <text:p text:style-name="P18"><text:span text:style-name="T26">Vero magis placet ultimam syllabam acutam esse, quoniam<text:line-break/>omnia nomina duarum syllabarum quae affectum signifi-<text:line-break/>cant acuto sunt accentu in ultima, </text:span><text:span text:style-name="T11">χωλὸς, λορδὸς, στρεβλὸς,<text:line-break/>κυρτὸς, </text:span><text:span text:style-name="T18">βλισαός, </text:span><text:span text:style-name="T21">suasioa</text:span><text:span text:style-name="T26"> nec solum quae duabus syllabis<text:line-break/></text:span><text:span text:style-name="T21">conflant,</text:span><text:span text:style-name="T26"> fed fere quaecunque affectum notant, </text:span><text:span text:style-name="T11">ἀρθριτι-<text:line-break/>κὸς, πλευριτικὸς, ἡπατικός. </text:span><text:span text:style-name="T26">Concedito igitur utro quis<text:line-break/>velit modo pronunciare. At </text:span><text:span text:style-name="T11">γαΰσος </text:span><text:span text:style-name="T26">efferenti tibi ultima<text:line-break/>acuta, eos enim qui librum legunt ire in hanc sententiam<text:line-break/>tantum comperi, si quispiam adversetur existimans de-<text:line-break/>bere penultimam circumflecti, tu quoque utuunque illi<text:line-break/>placet pronunciato. Quodfi alium rursus nactus fueris<text:line-break/>qui malit ultimam acui, tu itidem facito, nomina atque<text:line-break/>accentus parvi pendens, utpote quae nihil ad philosophiam<text:line-break/>conferant et multo mluus ad geometriam, arithmeticen,<text:line-break/>musicen, astronomiam Quare si nulli arti ad suum finem</text:span></text:p>
      <text:p text:style-name="P20"><text:span text:style-name="T26">importuna contemnendaque nominum inquisitione opus est,<text:line-break/>non modo horum hominum non probare studium convenit,<text:line-break/>sed quam maxime deridere.</text:span></text:p>
      <text:h text:style-name="Heading_20_2" text:outline-level="2">LXX.</text:h>
      <text:p text:style-name="P21"><text:span text:style-name="T21">Circumdare autem aliquot lintea oportet aeque in orbem<text:line-break/>circa coxam et ilia, ut inguina etiam et qiiod inter<text:line-break/>anum at naturale est-, </text:span><text:span text:style-name="T18">ηληχάύα </text:span><text:span text:style-name="T21">Graeci vocant, invol-<text:line-break/>vantur.</text:span><text:span text:style-name="T26"> Quod et ob aliam </text:span><text:span text:style-name="T21">causam utile est et ne ex-<text:line-break/>. trernae</text:span><text:span text:style-name="T26"> farulae </text:span><text:span text:style-name="T21">nudam partem offendant.</text:span></text:p>
      <text:p text:style-name="P18"><text:span text:style-name="T26">Coxa, id est os illud lu quod fe inserit femoris ca-<text:line-break/>put, </text:span><text:span text:style-name="T11">ἰσχίον </text:span><text:span text:style-name="T26">Graece nuncupatur, sicut et ipsius cavum </text:span><text:span text:style-name="T11">κο-<text:line-break/>-τύλη. </text:span><text:span text:style-name="T26">Utroque nomine utitur poeta in hoc carmine :</text:span></text:p>
      <text:p text:style-name="P21"><text:span text:style-name="T21">- ' "Evda</text:span><text:span text:style-name="T26"> </text:span><text:span text:style-name="T11">τε ιιηρὸς</text:span></text:p>
      <text:p text:style-name="P18"><text:span text:style-name="T18">ίσχίφ ίνστρΐφίται&gt;, χοτύλφ»</text:span><text:span text:style-name="T11"> δὲ τε μὶν καλὲουσιν.</text:span></text:p>
      <text:p text:style-name="P21"><text:span text:style-name="T26">Ilia dixit </text:span><text:span text:style-name="T11">ἰξύας, </text:span><text:span text:style-name="T26">quae nonnulli accipiunt pro ilium ossibus,</text:span></text:p>
      <text:p text:style-name="P20"><text:span text:style-name="T26">nonnulli pro parte quae super ipfa est quae </text:span><text:span text:style-name="T11">λαπἀρα </text:span><text:span text:style-name="T26">pro-<text:line-break/>prie vocatur,, quod verbum apud poetam repetitur lu eo<text:line-break/>carmine:</text:span></text:p>
      <text:p text:style-name="P21"><text:span text:style-name="T21">ovau </text:span><text:span text:style-name="T18">χατά ίαπάρην.</text:span></text:p>
      <text:p text:style-name="P18"><text:span text:style-name="T26">Equidem de vocabulo </text:span><text:span text:style-name="T11">λαπἀρας </text:span><text:span text:style-name="T26">dicere possum adductus ex-<text:line-break/>. primento et Hippocratis ac poetae usu, tum ipso morbo,<text:line-break/>eam significare partem quae inter ossa pectoris et quae<text:line-break/>proprie appellantur ossa ilium est interjecta, de quo suo<text:line-break/>loco agemus. Quae autem partes </text:span><text:span text:style-name="T11">ἰξύες </text:span><text:span text:style-name="T26">nominentur non est<text:line-break/>multis agam; ob 'id enim quod poeta numero singulari<text:line-break/></text:span><text:span text:style-name="T11">ἰξύαν </text:span><text:span text:style-name="T26">scripsit in illo carmine;: -</text:span></text:p>
      <text:p text:style-name="P109"><text:span text:style-name="T38">1</text:span><text:span text:style-name="T21"><text:tab/></text:span><text:span text:style-name="T21">mpl</text:span><text:span text:style-name="T26"> </text:span><text:span text:style-name="T11">ζώνην</text:span></text:p>
      <text:p text:style-name="P18"><text:span text:style-name="T11">βάλλεται </text:span><text:span text:style-name="T18">ίξύην ίχατύν Ονσάνοις</text:span><text:span text:style-name="T11"> ἀραρυῖαν.</text:span></text:p>
      <text:p text:style-name="P21"><text:span text:style-name="T26">tum ob id quod credibilius est zonam dari inter ilia et<text:line-break/>thoracis ossa, existimet aliquis hanc ipsam partem corpo-<text:line-break/>ris </text:span><text:span text:style-name="T11">ἰξύαν </text:span><text:span text:style-name="T26">appellari. Contra vero ex eo quod Hippocrates</text:span></text:p>
      <text:p text:style-name="P20"><text:span text:style-name="T26">multitudinis numero </text:span><text:span text:style-name="T11">ἰξύας </text:span><text:span text:style-name="T26">dixit,, quodque ad ilium ossa '<text:line-break/>voluit vinculum pertinere, jure arbitrabitur aliquis </text:span><text:span text:style-name="T11">ἰξύας<text:line-break/></text:span><text:span text:style-name="T26">haec ipsa nuncupari.</text:span></text:p>
      <text:p text:style-name="P21"><text:span text:style-name="T26">Deligatio etc.</text:span></text:p>
      <text:p text:style-name="P18"><text:span text:style-name="T26">Quod ad hunc locum attinet, quando superior femo-<text:line-break/>ris pars comminuitur, fascia non solum usque ad inguina<text:line-break/>ferri debet, sed ultra aliquam ex superioribus partibus<text:line-break/>comprehendere. Tales sunt primum coxa, deinde ossa<text:line-break/>ilium</text:span><text:span text:style-name="T21">, postremo</text:span><text:span text:style-name="T26"> ea pars quae sine osse est</text:span><text:span text:style-name="T18">, λαπάραν </text:span><text:span text:style-name="T21">vo-<text:line-break/>cant,</text:span><text:span text:style-name="T26"> quam ubi vis complecti licet, dum ilium ossa etiam<text:line-break/>, devinxeris. Qnibus omissis fasciam protinus ad hanc se-<text:line-break/>dem porrigendam esse minime putu, quum Hippocrates<text:line-break/>maximi fecerit, nullum relinqui locum nudum, fed aeque<text:line-break/>perpetua, donec ex integra parte comprehensum aliquid<text:line-break/>esse videatur, omnia fasciis alligari. </text:span><text:span text:style-name="T18">Πληχάδα</text:span><text:span text:style-name="T11"> </text:span><text:span text:style-name="T26">quidam<text:line-break/>per x scribunt, quidam per </text:span><text:span text:style-name="T11">γ πληγάδα, </text:span><text:span text:style-name="T26">eo vocabulo signi-</text:span></text:p>
      <text:p text:style-name="P20"><text:span text:style-name="T26">fleatur quod inter utrumque crus spatium est, unde Hip-<text:line-break/>pocrates divaricari vocat </text:span><text:span text:style-name="T11">ἐκπεπλῆσθαι καὶ διαπεπλῆσθαι.<text:line-break/></text:span><text:span text:style-name="T26">Nam et poeta </text:span><text:span text:style-name="T11">τοὶ δ' ἐπλήσσοντο πόδεσσι </text:span><text:span text:style-name="T26">dixit, significare vo-<text:line-break/>lens, divaricabant pedibus. </text:span><text:span text:style-name="T26">&lt; •</text:span></text:p>
      <text:h text:style-name="Heading_20_2" text:outline-level="2">LXXI.</text:h>
      <text:p text:style-name="P110"><text:span text:style-name="T21">A qua semper Arirnque sutis recedere debent. Semper<text:line-break/>autem cautio stt, ne imponantur super offa in articulis<text:line-break/>naturaliter prominentia, neque in articulorum vicinia<text:line-break/>super nervum.</text:span><text:span text:style-name="T26"><text:tab/></text:span><text:span text:style-name="T26">, -<text:tab/>. j</text:span></text:p>
      <text:p text:style-name="P18"><text:span text:style-name="T26">Solet Hippocrates ubi de una specie pertractat com-<text:line-break/>plura docere ex iis quae communia funt ac generalia, mo-<text:line-break/>nens ea non esse propria unius speciei , fed ad omnes<text:line-break/>vel multas vel aliquot pertinere. Adjicit autem orationi<text:line-break/>modo particulam </text:span><text:span text:style-name="T21">semper,</text:span><text:span text:style-name="T26"> ut lu propositis verbis, modo<text:line-break/>quod intellexisse pertinet ad multa loca, </text:span><text:span text:style-name="T21">interdum.</text:span><text:span text:style-name="T26"> Hoc</text:span></text:p>
      <text:p text:style-name="P20"><text:span text:style-name="T26">ad omnia utile est; est enim revera quod nunc ab ipsu<text:line-break/>proponitur semper commodissimum non in femore dumta-<text:line-break/>xat, sed in universum in omnibus fracturis quae ferulas<text:line-break/>postulant.. Breviores enim .sint oportet quam ut ad eam<text:line-break/>sedem perveniant quae fascia non excipitur, quod potissi-<text:line-break/>mum observandum ait, ubi ferularum extremitates proxi-<text:line-break/>mae sunt ossium tuberculis.</text:span></text:p>
      <text:h text:style-name="Heading_20_2" text:outline-level="2"><text:span text:style-name="T20">L</text:span>XXII.</text:h>
      <text:p text:style-name="P16"><text:span text:style-name="T26">Tumores vero </text:span><text:span text:style-name="T21">juxta poplitem vel pedem aut alibi sub con-<text:line-break/>stringentibus vinculis asturgentes multa lana succida<text:line-break/>curentur bene carpta et vino et oleo respersu f tum cerata<text:line-break/>inuncti deligentur, atque ubi surulae urgeant citius In- '<text:line-break/>arentur. ' Extenuarentur autem tumores, st sursum ver-<text:line-break/>sus ad surulas tenues fasciae vincirentur , quae ab imis<text:line-break/>partibus orsae ad superiores intenderent.</text:span></text:p>
      <text:p text:style-name="P18"><text:span text:style-name="T26">Tumores., inquit, fub constringentibus vinculis assur-<text:line-break/>gentes, quos </text:span><text:span text:style-name="T11">ἐξαειρενμένονς </text:span><text:span text:style-name="T26">dixit, propterea quod fucci</text:span></text:p>
      <text:p text:style-name="P19"><text:span text:style-name="T26">expressi magno impetu scrantur,' durari debent alligando<text:line-break/>multum lanae succidae bene carptae; item vino atque oleo<text:line-break/>respersae, cutem vero cui haec superimponuntur jubet<text:line-break/>• cerato inungi, atque ad eandem rationem vinculum adbi-<text:line-break/>beri a tumoribus surfum procedens. Fasciandi rationem<text:line-break/>ipse aperuit docens, a qua parte quis inceperit devincire,<text:line-break/>ab eadem transmitti materiam atque depelli. At de facul-<text:line-break/>tate medicamentorum quibus utitur abunde dictum est in<text:line-break/>operibus quae de illis funt. Dicentur et nunc capita eo-<text:line-break/>rum quae in illis fuerunt ostensa. Ergo oleum dolorem<text:line-break/>levat et discutiendi vim habet; vinum siccare potest, </text:span><text:span text:style-name="T21">re-<text:line-break/>pellere</text:span><text:span text:style-name="T26"> et concoquere, item mollire et digerere. Constat<text:line-break/>autem lanam succidam, quam nonnulli </text:span><text:span text:style-name="T11">οἰσυπηρἀν </text:span><text:span text:style-name="T26">vocant, et<text:line-break/>ceratum praeter leniendi vim digerendo quoque esse et<text:line-break/>repellendo. Non sine ratione igitur ab ejusmodi medica-<text:line-break/>mentis praesidium petiit. Quoniam vero tumor fit justo<text:line-break/>major ab iis quae sub vinculis- </text:span><text:span text:style-name="T21">eo</text:span><text:span text:style-name="T26"> exprimuntur, curatio</text:span></text:p>
      <text:p text:style-name="P19"><text:span text:style-name="T26">primum dirigi debet ad id exhauriendum, quod in tumida<text:line-break/>parte praeter naturam subsistit. At quum multa sint quae ,<text:line-break/>-hoc efficiunt, quibusnam utemur e digerentibus, repellen-<text:line-break/>tibus, lenientibus? Digerentibus quidem ac reprimenti-<text:line-break/>bus, quoniam aperte exhauriunt, at lenientibus eo no-<text:line-break/>mine, quod prohibent ne materia prae dolore ad vitiatam<text:line-break/>sedem concitetur ; atque ob hanc causam lenius digeren-<text:line-break/>tia ac reprimentia ad inflammatam partem admovemus:<text:line-break/>nam quae horum utrumque fortiter praestant dolorem<text:line-break/>irritant. His ratiocinationibus ductus Hippocrates lana<text:line-break/>succida usus, hoc est oesypo redundante curationi adjicit<text:line-break/>oleum, vinum ac ceratum lanamque ipsam bene carptam<text:line-break/>esse vult, quo lenior sit et dolorem levet. Quae elota<text:line-break/>quidem est, carpta facile mollitur, at succida ob sordem<text:line-break/>non facile tractatur carpiturque: eoqne fit ut negligenter</text:span></text:p>
      <text:p text:style-name="P21"><text:span text:style-name="T26">. carpta dura dolenti parti luhaereat. Quod Hippocrates<text:line-break/>quum aliquando neglectum animadverteret, addidit bene</text:span></text:p>
      <text:p text:style-name="P20"><text:span text:style-name="T26">carpta. Jam vero copiose ipsam adhibet,, ut vino atque<text:line-break/>oleo madens conservetur, quum facile siccescat quae exi-<text:line-break/>gua imponitur. Ad primum etiam consilium pertinet vin-<text:line-break/>ciendi ratio tumoris, quae ex tumidis partibus, ut dictum<text:line-break/>est, ad superiora succos expellit.</text:span></text:p>
      <text:h text:style-name="Heading_20_2" text:outline-level="2">LXXlll.</text:h>
      <text:p text:style-name="P21"><text:span text:style-name="T21">Hae siquidem via tumor celerrime extenuaretur.</text:span></text:p>
      <text:p text:style-name="P18"><text:span text:style-name="T26">Diceret extenuari membrum, non tumorem qui pro-<text:line-break/>prie loqueretur. Danda siquidem opera est ut tumor ex<text:line-break/>toto evanescat, majores tamen complura sic loquuntur,<text:line-break/>praesertim qui eloquentissimi sint, contempsa quam junio-<text:line-break/>res excolunt, curiosa nominum inquisitione, non exqui-<text:line-break/>sita deligentia, ut ipsi nuncupant qui in ea versantur.<text:line-break/>Sed digni utique essent quos laudaremus, si hac vel ex-<text:line-break/>quisita vel propria, utcunque ipsi nominent, verborum<text:line-break/>inquisitione rem cIarius aperirent quam Hippocrates; sic -</text:span></text:p>
      <text:p text:style-name="P20"><text:span text:style-name="T26">obscura atque humilis est eorum oratio, praestat majorum<text:line-break/>aemulari negligentiam.</text:span></text:p>
      <text:h text:style-name="Heading_20_2" text:outline-level="2">LXXIV.</text:h>
      <text:p text:style-name="P16"><text:span text:style-name="T21">Et ad priorem</text:span><text:span text:style-name="T26"> juncturam </text:span><text:span text:style-name="T21">superferretur. Ad quem deli-<text:line-break/>gandi modum veniendum non est, nist tumor aut pustu-<text:line-break/>lis aut nigritie periclitetur. Sed nihil tale sequitur,<text:line-break/>nist quis fracturam vehementer adstrinxerit aut stverit ,<text:line-break/>dependere aut manu scalpserit aut aliquid cutem attige-<text:line-break/>rit quod ipsum irritaverit.</text:span></text:p>
      <text:p text:style-name="P18"><text:span text:style-name="T26">Una quidem haec scriptura est et ad priorens jun-<text:line-break/>cturam superferretur. Putant tamen expresso tumore alii<text:line-break/>materiam depelli super juncturam, alii ad loca quae juxta<text:line-break/>funt, quorum controversiam dijudicare facile est, si ante<text:line-break/>vintfiendi ratio constituatur. Ubi enim ferulis relaxatis<text:line-break/>tumida pars, ut supra ostensum est, alligetur, aliquid san-<text:line-break/>guinis ad loca quae juxta juncturam funt depelletur, sed</text:span></text:p>
      <text:p text:style-name="P20"><text:span text:style-name="T26">si ferulis fnmmotis atque omni vinculo penitus resoluto<text:line-break/>de integro vinciamus, simul et eam juncturam adhibentes<text:line-break/>quae fracturis accommodatur et eam quae a tumore inci-<text:line-break/>pit succus hac via expressus ultra partem prius deligatam<text:line-break/>ad superiora transferetur.</text:span></text:p>
      <text:h text:style-name="Heading_20_2" text:outline-level="2">LXXV.</text:h>
      <text:p text:style-name="P16"><text:span text:style-name="T21">- Si quis femori canalem</text:span><text:span text:style-name="T38">1</text:span><text:span text:style-name="T21"> subjiciat breviorem quam ut ultra<text:line-break/>poplitem pertineat, noxam magis quam qpem asperet,<text:line-break/>quandoquidem prohibere non poterit quin corpore aut<text:line-break/>crure moto femur quoque, moveatur. Poplite item in-<text:line-break/>sestifstrnus erit, ubi adhibeatur, cogetque id Jieri quod<text:line-break/>minime est opus. Minime namque opus est curvari genu;<text:line-break/>omnia enim devincti cruris ac femoris vincula nec esca-<text:line-break/>rio moverentur, st quis genu curvaret, neque fieri postat<text:line-break/>quin musculi alio atque alio modo figurarentur comrni-<text:line-break/>nutaque ojsu dimoverentur. In primis igitur danda</text:span></text:p>
      <text:p text:style-name="P20"><text:span text:style-name="T21">opera est ut extendatur poples. Videtur autem femur<text:line-break/>in eum canalem utiliter conjice qui a coxa ad pedem esu</text:span></text:p>
      <text:p text:style-name="P21"><text:span text:style-name="T26">sc' </text:span><text:span text:style-name="T26">si tumoribus ad canalem aggressus est quem eviden-<text:line-break/>ter exposuit; mox autem adscribet canalem vel </text:span><text:span text:style-name="T11">διαμπερῆ,<text:line-break/></text:span><text:span text:style-name="T26">hoc est qni totum crus excipiat vel nullo modo subjicien-<text:line-break/>dum esse. Glossocornum vero machinamentum diximus-<text:line-break/>recte fuisse a junioribus repertum.</text:span></text:p>
      <text:h text:style-name="Heading_20_2" text:outline-level="2">LXXVI.</text:h>
      <text:p text:style-name="P16"><text:span text:style-name="T21">Detur item fafcia lenta juxta poplitem eum canali, quo-<text:line-break/>modo et infantes involvuntur in cunis</text:span><text:span text:style-name="T26">; sic </text:span><text:span text:style-name="T21">enim ubi fe-<text:line-break/>mur in superiorem</text:span><text:span text:style-name="T26"> partem sive </text:span><text:span text:style-name="T21">in latus vertatur cum<text:line-break/>canali alligatum melius continebitur. Canalis igitur<text:line-break/>vel totum excipere crus debet vel nullo modo adhiberi.</text:span></text:p>
      <text:p text:style-name="P18"><text:span text:style-name="T26">Quod inquit cqm canali duobus modis exponitur,<text:line-break/>nonnulli existimant canalem extrinsecus fafcia circumdau-</text:span></text:p>
      <text:p text:style-name="P20"><text:span text:style-name="T26">dum, itu ut'haec sit Hippocratis sententia: fasciam dare<text:line-break/>laxam convenit quae utrumque complectatur et hominis<text:line-break/>poplitem et canalem qui ipsum excipt, id est ut ipse po-<text:line-break/>plee non- seorsum, sed una cum canali comprehendatur.<text:line-break/>Alii circumligandum esse poplitem intelligunt, ut crus<text:line-break/>immobile cum canali contineatur, hoc est subjecto etiam-<text:line-break/>nnm canali, quum neque vluculum per sie possit satis<text:line-break/>fideliter continere, neque canalis, fed ambo simul*</text:span></text:p>
      <text:h text:style-name="Heading_20_2" text:outline-level="2">LXXVII.</text:h>
      <text:p text:style-name="P21"><text:span text:style-name="T21">Item maxime videndum est, ut in fractura tam femoris<text:line-break/>quam cruris quantum potest, imus calx optime continea-<text:line-break/>tur? nam si dependente pede erus reliquum fulciatur,<text:line-break/>mecejse est ojsu gibba in priori parte cruris conspici;</text:span></text:p>
      <text:p text:style-name="P21"><text:span text:style-name="T26">. sin calx </text:span><text:span text:style-name="T21">justo sublimior collocetur, reliquo crure leniter<text:line-break/>suspensu os in priori parte cruris justo magis fimum<text:line-break/>necestsurio su ostendet, idque adeo st calx hominis na-.</text:span></text:p>
      <text:p text:style-name="P19"><text:span text:style-name="T21">turaliter est grandior. Ad haec omnia ojsu. tat dius con-<text:line-break/>fervent, ubi non stgurantur naturaliter, neque in eodem<text:line-break/>habitu detinentur f praeterea callui infirmior circumdatur.</text:span></text:p>
      <text:p text:style-name="P21"><text:span text:style-name="T26">/ • . ' •</text:span></text:p>
      <text:p text:style-name="P111"><text:span text:style-name="T26">In superioribus ubi de cubito mitella suspendendo<text:line-break/>pertractavit diximus a quibusdam feribi, brachium sus-<text:line-break/>pensum dempta particula non; a. quibusdam ea adjecta<text:line-break/>brachium non suspensum. Et illos quidem intelligere<text:line-break/>siispensum brachium quod non inhaeret si neque subjectae<text:line-break/>alicui rei insidet; hos vero id quod fideliter sustinetur.<text:line-break/>De crure autem quod fulcitur </text:span><text:span text:style-name="T11">ἠρματισμὲνης </text:span><text:span text:style-name="T26">dixit ducto<text:line-break/>vocabulo a fulcris quae dicuntur Graece </text:span><text:span text:style-name="T11">ἕρματα, </text:span><text:span text:style-name="T26">quorum<text:line-break/>meminit poeta in eo carmine:<text:tab/>.</text:span></text:p>
      <text:p text:style-name="P18"><text:span text:style-name="T11">ύπὸ δ* ῇρεον ἕρματα νηῶν.</text:span></text:p>
      <text:p text:style-name="P21"><text:span text:style-name="T26">Sic igitur accipitur vocabulum </text:span><text:span text:style-name="T11">ἡρματισμὲνης.</text:span></text:p>
      <text:h text:style-name="P2" text:outline-level="1"><text:bookmark-start text:name="bookmark36"/><text:span text:style-name="T26">HIPPOCRATIS DE FRACTURIS<text:line-break/></text:span><text:span text:style-name="T56">LI</text:span><text:span text:style-name="T26">BER ET GA</text:span><text:span text:style-name="T31">L</text:span><text:span text:style-name="T26">ENI IN EUM<text:line-break/>COMMENTARIUS </text:span><text:span text:style-name="T11">Ι</text:span><text:span text:style-name="T17">II</text:span><text:span text:style-name="T11">.</text:span><text:bookmark-end text:name="bookmark36"/></text:h>
      <text:h text:style-name="Heading_20_2" text:outline-level="2"><text:span text:style-name="T68">I</text:span>.</text:h>
      <text:p text:style-name="P16"><text:span text:style-name="T26">-interveniunt haec quibus os </text:span><text:span text:style-name="T21">quidem fractum est, at non<text:line-break/>excidit nec alioquin vulnus accefstt.</text:span></text:p>
      <text:p text:style-name="P18"><text:span text:style-name="T26">Hactenus simplices fracturas proposuit in quibus' ne-<text:line-break/>que os cute excidit, sic ut nudum fe ostendit, neque ullo<text:line-break/>modo vulnus accessit. Constat autem ossa nec excidere<text:line-break/>nec nudari, nisi cutis et superjecti musculi sedentur; fieri</text:span></text:p>
      <text:p text:style-name="P20"><text:span text:style-name="T26">tamen ulcus potest, etiamsi nihil ex comminutis ossibus<text:line-break/>detegatur. Transit ergo jam atque aggreditur ad fractu-<text:line-break/>ras, quibus cernis quoque vulnus accessit, sive id solum<text:line-break/>sit, sive praeter id os etiam nudetur.</text:span></text:p>
      <text:h text:style-name="Heading_20_2" text:outline-level="2">II.</text:h>
      <text:p text:style-name="P16"><text:span text:style-name="T21">Quibus</text:span><text:span text:style-name="T26"> sine </text:span><text:span text:style-name="T21">fragmentis offa stmplict modo comminuta, eo-<text:line-break/>dem die vel certe posteriori reposita sunt atque in suam<text:line-break/>sedem restituta nec testae alicujus exspectatio est quae<text:line-break/>ab ojsu abscedat i . aut quibus vulnus quidem est, sui<text:line-break/>abrupta osta non excidunt, neque stractura talis est ut<text:line-break/>metuendum stt ne testa quaepiam</text:span><text:span text:style-name="T26"> ab </text:span><text:span text:style-name="T21">offe abscedat; his<text:line-break/>omnibus aptifstma deligandi ratio est quae stmplict fra-<text:line-break/>cturae accommodatur.</text:span></text:p>
      <text:p text:style-name="P18"><text:span text:style-name="T26">Fracturae ubi vulnus quoque adjicitur duplicem cu- ,<text:line-break/>rationem docet, alteram quatenus aliquid fracti ossis nu-</text:span></text:p>
      <text:p text:style-name="P20"><text:span text:style-name="T26">datur vel testa urget, quae a contrito osse diducta est;<text:line-break/>alteram quum nihil tale est, sed extra fracturam quae<text:line-break/>recte composita est uno vulnere sulicitatur. Nam si nu-<text:line-break/>dum os cute excidit quod protinus bene compositum fue-<text:line-break/>rit et restitutum, mutandum esse superius genus curatio-<text:line-break/>nis non censet. Verum alia requiritur curatio, ubi vul-<text:line-break/>neri adjecta fractura os excedens restitutum est, neque<text:line-break/>suspicio est. ne aliqua testa a perfractu osse resolvatur;<text:line-break/>alia ubi os tegitur cute, fed exspectatur testa quae refo-<text:line-break/>luta procedente tempore a natura per vulnus expellatur.<text:line-break/>In priori cnsu utitur junctura quam posuit convenire, ubi<text:line-break/>os integra cute perrumpitur; in altero variam curationem<text:line-break/>adscribit, ut mox evidenter ostendet. Satius enim est<text:line-break/>ipsum audire.</text:span></text:p>
      <text:h text:style-name="P7" text:outline-level="2"><text:bookmark-start text:name="bookmark38"/><text:span text:style-name="T11">Ι</text:span><text:span text:style-name="T17">II</text:span><text:span text:style-name="T11">.</text:span><text:bookmark-end text:name="bookmark38"/></text:h>
      <text:p text:style-name="P112"><text:span text:style-name="T21">Nonnulli, atque hi non admodum perstciunt, ulceribus im~<text:line-break/>ponunt aliquod ex purgantibus medicamentis, ut cera-<text:line-break/>tum quod picem habet vel quodpiam ex iis quae cruen-<text:line-break/>tis vulneribus injiciuntur vel quodvis aliud quod com-<text:line-break/>ponere sulcant. Illos autem laudo qui pannos super-<text:line-break/>dantes vino tadesuctoi aut lanam succidam m&gt;el ejus<text:line-break/>generis aliquid devinciunt. Ubi vero ulcera pura sunt<text:line-break/>et jam glutinantur, tunc lintea complura adhibent et<text:line-break/>per ferulas dirigunt. Haec ratio curandi aliquid con-<text:line-break/>fert, neque multum laedit; osta tamen in suum locum<text:line-break/>non similiter reponuntur. Sed hac tiia fiunt aliquanto<text:line-break/>, tumidiora quam par stt.<text:tab/>''</text:span></text:p>
      <text:p text:style-name="P21"><text:span text:style-name="T26">, </text:span><text:span text:style-name="T26">Retuli ad eas fracturas quibus carnis quoque- vulnus<text:line-break/>adjicitur curationem duplicem ab Hippocrate admoveri.<text:line-break/>Nunc ortus ab ea quam primo loco posui, eos primum<text:line-break/>reprehendit qui male ulceri illi medentur, in quo quum</text:span></text:p>
      <text:p text:style-name="P20"><text:span text:style-name="T26">fractum os bene compositum est, nihil aliud quam ipsum<text:line-break/>restat, neque ulla suspicio est ne fragmentum ab osse re-<text:line-break/>solvatur. Quidam, inquit, medici eos qui sic affecti sunt<text:line-break/>inter initia , curant, perinde ac si ulcere sulo detineren-<text:line-break/>tur; ubi hoc moderate habet, tunc ea vinciendi ratione<text:line-break/>utuntur quae ad fracturas pertinet. Caput igitur propo-<text:line-break/>sitorum verborum hujusmodi est. Multus autem est in<text:line-break/>eorum curatione narranda qua nonnulli utuntur, eo, quod<text:line-break/>singula persequatur. Equidem scripsi eos ita curare sicut<text:line-break/>si citra fracturam vulneri mederentur; at ipse quibus<text:line-break/>etiam medicamentis uterentur exposuit facta mentione<text:line-break/>cerati quod picem accipit; tum medicamentorum et quae<text:line-break/>protinus cruentis vulneribus injiciuntur, et quae purgandi<text:line-break/>vim habent, item panni vino madentis. Recte autem<text:line-break/>medicamenta quae cruentis vulneribus injiciuntur </text:span><text:span text:style-name="T21">ivatpa<text:line-break/></text:span><text:span text:style-name="T26">vocat. Namque etiam nunc apud medicos id vocabuli est<text:line-break/>usitatum, quo ea medicamenta nuncupare solent quae<text:line-break/>vulneribus superdantur, ut primum illata sunt et nondum</text:span></text:p>
      <text:p text:style-name="P19"><text:span text:style-name="T26">ex toto sicca, sed adhuc cruenta, hoc est quum eruor,<text:line-break/>Graece </text:span><text:span text:style-name="T11">αὶμα </text:span><text:span text:style-name="T26">dicitur , ex cule ipsa vulnerata seu etiam ex<text:line-break/>carne lu roris speciem destillati Purgans vero rnedica-<text:line-break/>mentum est quod modice siccat, quam rem demonstratum<text:line-break/>. est caput esse lu ulcerum curatione, ac detergendi facul-<text:line-break/>tatern habet qua ulcera pura redditi Hujus generis funt<text:line-break/>mixturae quae ex aerugine aeris et squama componuntur.<text:line-break/>Quarum duplex ratio est, siquidem aerugo ab aliis coqui-<text:line-break/>tur, ab aliis adjicitur cruda; quae crudam accipiunt virides<text:line-break/>dicuntur; quae coctam, rufae, a colere qui in ntrisque fe<text:line-break/>•ostendit. Igitur haec medicamenta purgare ulcera possunt,<text:line-break/>quum mediocrem habeant detergendi facultatem. Hujusce-<text:line-break/>modi esse quae sordem ab ulceribus detrahunt, sicut con-<text:line-break/>tra quae cruentis vulneribus protinus injiciuntur carere<text:line-break/>detergendi facultate indicavimus. Varie autem miscentur<text:line-break/>sicuti priora. At quemadmodum lu illis exempli gratia<text:line-break/>aeris aeruginem attuli, squamam potui et alia similia ea-<text:line-break/>dem ratione proponere. Nunc autem abunde sit illud<text:line-break/>indicasse quod </text:span><text:span text:style-name="T18">ίνουμα</text:span><text:span text:style-name="T11"> </text:span><text:span text:style-name="T26">vocata, quibus abest detergendi fa-</text:span></text:p>
      <text:p text:style-name="P20"><text:span text:style-name="T26">cultas, sunt quae ex bitumine componuntur. Horum exem-<text:line-break/>pli gratia mentionem faciam, quum omnia quae id prae-<text:line-break/>stant in opere de medicamentis fuerint explanata. Cera-<text:line-break/>tum autem quod picem habet luter omnes fere convenit<text:line-break/>lenire dolorem et pus movere. Tunc vero confert quum<text:line-break/>ulcus jam inflammatione tenetur, alioqulu ipfum nemo,<text:line-break/>imponeret, quum neque detergere sordem possit, neque<text:line-break/>nicus glutinare aut ad cicatricem perducere; at panni<text:line-break/>vino madentes ob vluurn ipsum repellunt: dantur enim<text:line-break/>-ad continendum ab iis qui hoc modo medentur, qui ad-<text:line-break/>hibere volunt ulceris causa eas fascias quibus ante inje-<text:line-break/>ctis aliae superdantur. Quae autem scire oporteat eum<text:line-break/>qui recte ulcera curaturus sit posita a nobis sunt quo<text:line-break/>ordine singula requirebant in tertio et quarto libro de<text:line-break/>ratione curandi, atque etiam abunde in expositione libri<text:line-break/>de ulceribus. Quod ad hunc locum pertinet satis est haec<text:line-break/>retulisse: </text:span><text:span text:style-name="T50">narn .de </text:span><text:span text:style-name="T26">curatione propositorum affectuum rursus<text:line-break/>tractandum nobis erit, quum Hippocrates illam- exscque-</text:span></text:p>
      <text:p text:style-name="P13"><text:span text:style-name="T2">tur; nunc meminit aliorum medicorum quos ait non simi-<text:line-break/>liter gravem noxam afferre atque illos quorum mentionem<text:line-break/>facit. Quid igitur est quod errant? siquidem quum id<text:line-break/>primum cognitum fuerit, constabit etiam jure ab Hippo-<text:line-break/>crate scribi illos non admodum perficere aut obesse qui<text:line-break/>ulceri non male provident, fed fracturam initio ncgli-<text:line-break/>gunt, idoneum vinculum postea superdantes , quod prodi-<text:line-break/>tnm est ab initio convenire. Quamobrem,sinquit, ossa<text:line-break/>fiunt tumidiora. Satius igitur est per omne tempus cu-<text:line-break/>rationis comprimi haec atque adstringi, quod praesidii ad<text:line-break/>non paucos dies initio praetermittunt. Asserit enim ubi<text:line-break/>jam futurum est ut ulcera glutinentur, tunc qui sic rne-<text:line-break/>dentur incipere deligare eo modo , quo fracturae conve-<text:line-break/>nit. Constat autem ulcera suppurare, deinde purgari,<text:line-break/>priusquam glutinanda funt,'quod triduo fieri nequit aut<text:line-break/>quatriduo.</text:span></text:p>
      <text:h text:style-name="P7" text:outline-level="2">IV.</text:h>
      <text:p text:style-name="P16"><text:span text:style-name="T21">Quibus tam cruri</text:span><text:span text:style-name="T38">e</text:span><text:span text:style-name="T21"> quam brachii utraque osta suerint corn-<text:line-break/>minuta , breviora etiam jiunt.</text:span></text:p>
      <text:p text:style-name="P113"><text:span text:style-name="T26">1.</text:span><text:span text:style-name="T26"><text:tab/></text:span><text:span text:style-name="T26">j </text:span><text:span text:style-name="T26">. </text:span><text:span text:style-name="T26">“<text:tab/></text:span><text:span text:style-name="T35">i</text:span><text:span text:style-name="T26">‘</text:span></text:p>
      <text:p text:style-name="P18"><text:span text:style-name="T26">Brevitatis Hippocratis proprium est id quod in pro-<text:line-break/>posito sermone desideratur, aperte ex eo quod subjicitur<text:line-break/>indicare. Quam rem nunc fecisse perspicuum esu Prae-<text:line-break/>fatus enim eorum qui superiori ratione curantur ossa reddi<text:line-break/>tumidiora, non definivit omnrumne an aliquorum. At<text:line-break/>nunc ex propositis verbis evidenter colligitur non om-<text:line-break/>nium, sed eorum dumtaxat quibus alterum fractum est,<text:line-break/>quum partes quae juxta fracturam sunt minime ipfurn<text:line-break/>contineant, ut quae per omne corpus curationis nec ad-<text:line-break/>strictae fuerint nec coarctatae. Membrum tamen hreyius<text:line-break/>non redditur, quandoquidem alterum os integrum manet<text:line-break/>quo naturalis longitudo fervatur. Sed ubi utrumque com-<text:line-break/>minuitur, musculi, ut ante exposuimus, contracti ad su-</text:span></text:p>
      <text:p text:style-name="P20"><text:span text:style-name="T26">periores partes vitiata quoque, ossa contrahunt. Quamob-<text:line-break/>rem extendi ea jubet antequam componantur. Sed quia<text:line-break/>sine convenienti junctura composita ossa nequeunt conti-<text:line-break/>neri, ea de causa donec increscat callus curiose deligat.<text:line-break/>Quam rem qui negligunt et ulceris curationi insistunt,<text:line-break/>non Iolum tumidum magis quam naturaliter, conveniat<text:line-break/>membrum residunt, sed brevius etiam efficiunt.</text:span></text:p>
      <text:h text:style-name="Heading_20_2" text:outline-level="2">V.</text:h>
      <text:p text:style-name="P16"><text:span text:style-name="T21">Rursus alti</text:span><text:span text:style-name="T26"> reperiuntur qui lintea </text:span><text:span text:style-name="T21">in ejusmodi casibus a<text:line-break/>principio protinus circumdantes</text:span><text:span text:style-name="T26"> utriusque devinciunt,<text:line-break/></text:span><text:span text:style-name="T21">ulcus vero ipsum relinquunt et nudum effa patiuntur}<text:line-break/>deinde super ipsum imponunt aliquod ex purgantibus<text:line-break/>medicamentis, tum pannis ex vino madentibus ac lana<text:line-break/>succida medentur. Haec quidem curatio aliena est, qua<text:line-break/>qui et in his suacturis at in aliis utuntur, longe aber-<text:line-break/>rare verisimile est. Maxime enim ad ram pertinet nosce</text:span></text:p>
      <text:p text:style-name="P19"><text:span text:style-name="T21">quo pacto injici primo linteum debeat et qua valentif-<text:line-break/>stme coarctart; item quid conferat, qua potifstmum<text:line-break/>parte convenit, quum fasciae</text:span><text:span text:style-name="T26"> caput </text:span><text:span text:style-name="T21">superdare, tum</text:span><text:span text:style-name="T26"> ad-<text:line-break/></text:span><text:span text:style-name="T21">stringerem quidve sequatur incommodi st alia parte at-<text:line-break/>que opus est orsu fascia suerit nec qua maxime expedit,<text:line-break/>' fed hinc vel hinc fuerit arctata. Utriusque vinculi effe-<text:line-break/>ctum in superioribus demonstravimus, cujus testimonium<text:line-break/></text:span><text:span text:style-name="T21">, </text:span><text:span text:style-name="T21">est ipfa medicina. Illi enim qui stc deligatus suerit<text:line-break/>necejsu est ulcus in tumorem asuurgere.</text:span></text:p>
      <text:p text:style-name="P18"><text:span text:style-name="T26">Eorum nunc meminit qui summopere laedunt et quae<text:line-break/>ab his admoveantur plane docet; tum errores ipsorum<text:line-break/>aperte redarguit, sic ut meae expositionis non egeant qui<text:line-break/>in iis quae ab ipso afferuntur laborare non recusent.</text:span></text:p>
      <text:h text:style-name="Heading_20_2" text:outline-level="2">VI.</text:h>
      <text:p text:style-name="P16"><text:span text:style-name="T21">Nam st carnosa pars quae' fana est hinc atque hinc vin-<text:line-break/>ciatur, media</text:span><text:span text:style-name="T26"> non </text:span><text:span text:style-name="T21">comprehensu ea pars quae relicta fine</text:span></text:p>
      <text:p text:style-name="P19"><text:span text:style-name="T21">vinculo suerit, maxime turgebit minusque erit sui coloris.<text:line-break/>Quo pacto igitur ulcus haec effugiet.</text:span></text:p>
      <text:p text:style-name="P18"><text:span text:style-name="T26">Hippocrates quamlibet carnosam partem appellat<text:line-break/></text:span><text:span text:style-name="T11">χρῶτα, </text:span><text:span text:style-name="T26">ut supra quoque'indicavimus. Nunc illud ani-<text:line-break/>' madvertendum est, quod qui rationalem medicinam </text:span><text:span text:style-name="T21">pro-<text:line-break/>fitetur,</text:span><text:span text:style-name="T26"> ubi praesidium idoneum esse cornperit, non ex-<text:line-break/>fpectat longum usum. Putant autem ubi ulcus sine vin-<text:line-break/>culo dimittentes utrimque fasciam circumagunt, excitari<text:line-break/>inflammationem et ulcus male affici ex mala conditione<text:line-break/>affectus, at non ex ea quam adhibent curatione, cujus<text:line-break/>primus auctor </text:span><text:span text:style-name="T21">fe</text:span><text:span text:style-name="T26"> ipsum falsa ratione decepit; successores<text:line-break/>, vero usitatam . hanc curationem edocti servarunt eo quod<text:line-break/>mutare non auderent. Ex quo magnum malum sequitur.<text:line-break/>Id illis merito evenit qui artes usu sine ratione pertra-<text:line-break/>ctant : dna enim ratio est, qua fretus aliquis rei uatura<text:line-break/>demonstrante mutare lentat quae male fuerant longo usu</text:span></text:p>
      <text:p text:style-name="P20"><text:span text:style-name="T26">recepta. Qua ergo ratione motus Hippocrates ipsorum<text:line-break/>curationem mutavit? non Hercule probabili assumptione<text:line-break/>aut aliena, sed quae scientiam faceret ac necessaria esset.<text:line-break/>Quod si corporibus bene valentibus sub ea vinciendi ra-<text:line-break/>tione materia utrimque lu medium spatium inter partes<text:line-break/>devinctas expressa inflammationem excitat, qui non longe<text:line-break/>magis id faciet aegrotantibus.</text:span></text:p>
      <text:h text:style-name="Heading_20_2" text:outline-level="2">Vll.</text:h>
      <text:p text:style-name="P16"><text:span text:style-name="T21">,Igitur necestse est decoloretur ulcus et materia ad ipsum<text:line-break/>exprimatur, tum lacrimet ac minime suppuret; ojsu vero<text:line-break/>et quae abscestura non escent abscedant. </text:span><text:span text:style-name="T21">•</text:span></text:p>
      <text:p text:style-name="P18"><text:span text:style-name="T26">Quae accidant ubi male ulcus devincitur hoc loco<text:line-break/>declaravit. Cuncta autem ab inflammationis magnitudine<text:line-break/>proficiscuntur; quandoquidem ob hanc ulceris labra in ex-<text:line-break/>teriora vertuntur, perinde atque ea quae proprie oris Ia-<text:line-break/>bra nominantur, ubi inflammatione vexentur. Totus autem</text:span></text:p>
      <text:p text:style-name="P20"><text:span text:style-name="T26">locus mali coloris non injuria conspicitur, quod et ipsum<text:line-break/>conflet ex immodica inflammatione provenire. Destillat<text:line-break/>vero ab ulcere tenuis et cruda sanies similiter ac lacrimae<text:line-break/>ab oculis inflammatis. Inde translatione usus dixit lacri-<text:line-break/>mare ulcus, ubi sic afficitur. Praeterea succi qui inflanr-<text:line-break/>mationem excitarunt crudi permanent, dum ea vinculi<text:line-break/>ratio admovetur. Sed et offa necesse est procedente </text:span><text:span text:style-name="T21">tem-<text:line-break/>pore</text:span><text:span text:style-name="T26"> vitiari. His enim crudorum succorum abundantia ma-<text:line-break/>defactis mirum non est, si qua particula abscedat, ubi qui<text:line-break/>sic medetur ab alieno vinculo non desistat. Singula quae<text:line-break/>in universo sermone restant evidentissima fient, si quis, ut<text:line-break/>diximus, animum adjungat, tum in memoria habeat quae<text:line-break/>supra ostensa sunt. Eo enim haec omnia pertinent et<text:line-break/>quemadmodum ipse Hippocrates admonet, his illa con-<text:line-break/>firmantur.</text:span></text:p>
      <text:h text:style-name="P7" text:outline-level="2"><text:span text:style-name="T20">V</text:span>ll<text:span text:style-name="T20">I.</text:span></text:h>
      <text:p text:style-name="P21"><text:span text:style-name="T21">'Ulcus item,</text:span><text:span text:style-name="T26"> pulsi affiigetur </text:span><text:span text:style-name="T21">atque igneum erit, tumor item<text:line-break/>coget cataplasmata superdari, quod incommodum stmi~<text:line-break/>liter afferunt qui utrimque deligant, quum praeter alium<text:line-break/>pulsum inutile quoque onus adjiciant. Fascias tandem<text:line-break/>sulvunt ubi ulcus recrudescere conspiciunt et reliquo tem-<text:line-break/>pore stne junctura medentur. Nec fecus curant quoque,<text:line-break/>st aliud vulnus nacti stnt. Siquidem haec evenire mi-<text:line-break/>nime censent, eo quod hinc atque hinc deligaverint et<text:line-break/>nudum vulnus reliquerint, fed aliquod aliud infortunium<text:line-break/>causuntur. Quodst hanc deligandi viam penitus alienam<text:line-break/>' </text:span><text:span text:style-name="T38">e</text:span><text:span text:style-name="T21">ff</text:span><text:span text:style-name="T38">e</text:span><text:span text:style-name="T21">f frequentari vero</text:span><text:span text:style-name="T26"> a </text:span><text:span text:style-name="T21">compluribus, tum maxime ad<text:line-break/></text:span><text:span text:style-name="T26">t. </text:span><text:span text:style-name="T21">rem pertinere eam dediscere, aperte non cognovistem,<text:line-break/>‘non tam multa fcripststem. Adde quod haec testan-,<text:line-break/>tur quae supra exposita sunt maximene an minime ad-<text:line-break/>strtngendurn stt recte suista tradita. Oportet autem, ut<text:line-break/>surnmatim dicam, ubi nullum exspectatur os quod re-<text:line-break/>cejsurum stt similiter curare, atque ubi stne ulcere fra-</text:span></text:p>
      <text:p text:style-name="P20"><text:span text:style-name="T21">ctura e[i. Extendenda enim aeque ojsu sunt ac diri-<text:line-break/>genda et eodem modo vincienda. Ad haec ulcus cerato<text:line-break/>quod picem habeat inungendum, tenuive panno duplici,<text:line-break/>contegendum</text:span><text:span text:style-name="T26"> proximaeque </text:span><text:span text:style-name="T21">partes albo cerato illinendae.<text:line-break/>Fasciae vero ceteraque scindenda paulo latiora quam<text:line-break/></text:span><text:span text:style-name="T26">si ulcus non </text:span><text:span text:style-name="T21">i 'et et qua parte primum dantur, latiora<text:line-break/>multo danda quam ulcus, quam quae angustiora sunt<text:line-break/>instar zonae ipsum cingant, quod minime expedit, siri-*<text:line-break/>mus enim circuitus totum ulcus complecti debet. </text:span><text:span text:style-name="T26">' </text:span><text:span text:style-name="T26">b.</text:span></text:p>
      <text:p text:style-name="P18"><text:span text:style-name="T26">Indicavit paulo supra sub hac vinciendi ratione' tu-<text:line-break/>morem exprimi ad ipsa ulcera. Tumorem vero </text:span><text:span text:style-name="T18">οΐδος<text:line-break/></text:span><text:span text:style-name="T26">nuncupat, sic ut sermo talis sit. Sanguis qui sub aliena<text:line-break/>vinciendi ratione utrimque ad ipsum ulcus exprimitur,<text:line-break/>tumorem facit praeter naturam, huncqne et </text:span><text:span text:style-name="T18">οίδος</text:span><text:span text:style-name="T11"> </text:span><text:span text:style-name="T26">et oi-<text:line-break/></text:span><text:span text:style-name="T11">δημα </text:span><text:span text:style-name="T26">solitus est appellare. Tumori autem quum pulsus<text:line-break/>accedit atque ardor, inflammationem perficit, quae proprie</text:span></text:p>
      <text:p text:style-name="P19"><text:span text:style-name="T11">φλεγμονὴ </text:span><text:span text:style-name="T26">superius appellata est, quod vocabulum non sic<text:line-break/>accipiebatur apud veteres; eo siquidem notabunt omnem<text:line-break/>ardorem, quemadmodum saepenumero declaravimus. Ab<text:line-break/>Erasistrati vero saeculo consuevit usurpari ad illos tumores<text:line-break/>significandos, quibus non modo ardor accedit, sed renixus<text:line-break/>etiam et pulsus, necelsarioqne rubent Ruborem efficit<text:line-break/>ingens ardor, renixus et pulsus a multitudine oritur. Po-<text:line-break/>terat Hippocrates igneum ulcus dicere </text:span><text:span text:style-name="T11">πυρετῶδες, </text:span><text:span text:style-name="T26">quasi<text:line-break/>febricitans, dixit autem </text:span><text:span text:style-name="T11">πυρῶδες </text:span><text:span text:style-name="T26">furnpto vocabulo ab igne<text:line-break/>quem Graeci </text:span><text:span text:style-name="T11">πῆρ </text:span><text:span text:style-name="T26">vocant, quo ardorem, ut mea fert opi-<text:line-break/>nio, nobis reduceret lu memoriam, quoniam et febris quae<text:line-break/></text:span><text:span text:style-name="T11">πυρετὸς </text:span><text:span text:style-name="T26">Graece nuncupatur ab eodem vocabulo ducitur,<text:line-break/>quum nihil aliud sit febris natura quam igneus calor.</text:span></text:p>
      <text:h text:style-name="Heading_20_2" text:outline-level="2">IX.</text:h>
      <text:p text:style-name="P16"><text:span text:style-name="T21">Feratur item sufcia praeter ulcus ad panes etiam quaa<text:line-break/>supra sunt atquc insuo.</text:span></text:p>
      <text:p text:style-name="P19"><text:span text:style-name="T26">Veteres quum superiorem atque inferiorem partem<text:line-break/>significare volunt, raro </text:span><text:span text:style-name="T11">ἔνθεν καὶ ἔνθεν </text:span><text:span text:style-name="T26">scribunt. His<text:line-break/>enim vocabulis plerumque exprimunt partes utrimque a-<text:line-break/>lateribus sitas, Hippocrates tamen hic antiquam exponendi<text:line-break/>figuram usurpavit.</text:span></text:p>
      <text:h text:style-name="Heading_20_2" text:outline-level="2">X.</text:h>
      <text:p text:style-name="P18"><text:span text:style-name="T21">Ergo caput fasciae injiciatur</text:span><text:span text:style-name="T26"> e </text:span><text:span text:style-name="T21">regione ulceris et laxius<text:line-break/>paulo attrahatur, quamst fractura escet citra ulcus. Ctr-<text:line-break/></text:span><text:span text:style-name="T26">/ cumagatur autem eo modo quo </text:span><text:span text:style-name="T21">supra</text:span><text:span text:style-name="T26"> positum </text:span><text:span text:style-name="T21">est,</text:span><text:span text:style-name="T26"> sint-<text:line-break/>que </text:span><text:span text:style-name="T21">fasciae molliores semper quam st integra cute os ejset<text:line-break/>abruptum; neque pauciores quam prius duximus, scd<text:line-break/>aliquanto plures-, homini vero quum involutus suerit<text:line-break/>' videantur aptifstme inhaerentes, non. tamen adstrictac,<text:line-break/>afferatque super plagam maxime inhaereret tum eodem<text:line-break/>tempore quo supra indicavimus ipsus et bene insidentes<text:line-break/>et laxiores sentiat; deinde tertio quoque die salvantur</text:span></text:p>
      <text:p text:style-name="P19"><text:span text:style-name="T21">et rursus diligentur. In ceteris similiter agendum, ut<text:line-break/>in superioribus; hic tantum latius quam ibi coarctentur,<text:line-break/>Quod st stat quae rationi consentanea sunt, locus in quo<text:line-break/>plaga est et reliqua etiam sub vinculo comprehensu sum-<text:line-break/>per graciliora fe ostendunt. Jam vero et pus ocius orie-<text:line-break/>tur quam st alia curatio admoveatur, carunculae prae-<text:line-break/>terea quae in ulcere nigrescunt et emoriuntur, celerius<text:line-break/>sub curatione hae resalventur et recedent quam sub alia;<text:line-break/>atque ulcus celerius cicatricem recipiet st kac via quam<text:line-break/>. si alio modo curetur. Cuncta haec propterea stent,<text:line-break/>quod et locus exulceratus et quae juxta sunt extenuentur,</text:span></text:p>
      <text:p text:style-name="P114"><text:span text:style-name="T26">• </text:span><text:span text:style-name="T11">*7ξιν </text:span><text:span text:style-name="T26">semper intelligrt Hippocrates e regione' modo </text:span><text:span text:style-name="T21">ia<text:line-break/></text:span><text:span text:style-name="T26">longitudinem corporis , modo in latitudinem, veluti nunc<text:line-break/>quum voluit primae fasciae caput dari super dextram veI<text:line-break/>sinistram ulceris partem, dein super ipfum ulcus involvi,<text:line-break/>sic ut universum complectatur, neque ullam partem nu-<text:line-break/>dam relinquat.<text:tab/>si</text:span></text:p>
      <text:h text:style-name="P7" text:outline-level="2">XI.</text:h>
      <text:p text:style-name="P18"><text:span text:style-name="T21">Reliqua curatio este debet perinde ac st ojsu citra plagam<text:line-break/></text:span><text:span text:style-name="T26">&gt; perfaingantur, nisi </text:span><text:span text:style-name="T21">quod ferulae non sunt imponendae,<text:line-break/>Quamobrem pluribus fasciis hic opus est quam alibi,<text:line-break/>quum et minus adstringendum stt et surulae tardius cir-<text:line-break/>, cumdandae.</text:span></text:p>
      <text:p text:style-name="P115"><text:span text:style-name="T26">’r-,<text:tab/>’<text:tab/>X</text:span></text:p>
      <text:p text:style-name="P18"><text:span text:style-name="T26">Interdicit ne ferulae imponantur, ubi fracto ossi vul-<text:line-break/>nus accessit, veritus, ne comprimant, atque ob eam prae-<text:line-break/>cipit ne arctius super has fasciae deligentur, fed utraque<text:line-break/>de causa pluree </text:span><text:span text:style-name="T26">- </text:span><text:span text:style-name="T26">imponantur.. Memento autem ipfum im-<text:line-break/>perasse ut pluree injicerentur, propterea quod et minus<text:line-break/>coarctantur et ad ferulas tardius venitur.</text:span></text:p>
      <text:h text:style-name="Heading_20_2" text:outline-level="2">XI<text:span text:style-name="T68">I</text:span>.</text:h>
      <text:p text:style-name="P16"><text:span text:style-name="T26">Tamen si </text:span><text:span text:style-name="T21">ferulae superaccommodentur, e-regione ulceris<text:line-break/>minime circumponantur, detur que opera ut laxiores</text:span></text:p>
      <text:p text:style-name="P19"><text:span text:style-name="T21">stnt, ne vehementer adstrictae</text:span><text:span text:style-name="T26"> premant, quam rem </text:span><text:span text:style-name="T21">in<text:line-break/>superioribus quoque proposuimus. Tenuiori autem cibo<text:line-break/>diutiia contenti stnt , quibus a principio carnis quoque<text:line-break/>vulnus ac ce scit vel ojsu cute exciderunt et ut una com-<text:line-break/>plexione complectar gravisumae fracturae rationem vi-<text:line-break/>etus tenuiorem amant et diuturniorem.</text:span></text:p>
      <text:p text:style-name="P18"><text:span text:style-name="T26">E regione nunc intelligit in longitudinem; lu hanc<text:line-break/>siquidem ferulae imponuntur. Supra loquutus est, ut qui<text:line-break/>ferulas fnmmovebat; nunc ut is qui nonnunquam ipsas<text:line-break/>accipit. Inquit tamen, si ferulae superaccommodentur.<text:line-break/>Quid ipfe in ejusmodi casibus .facere consueverit et in ipso<text:line-break/>crure etiam non est quod contendam, quum rem minime<text:line-break/>definiverit. Exponam tamen id quod facio. In illis fra-<text:line-break/>cturis quibus in longitudinem membri carnis quoque vul-<text:line-break/>nus accidit, ferulas utrimque a lateribus vulneris adhibeo;</text:span></text:p>
      <text:p text:style-name="P20"><text:span text:style-name="T26">fed si hoc transversum fuerit, non patitur ferulas super-<text:line-break/>dari, praesertim ubi grandius sit.</text:span></text:p>
      <text:h text:style-name="Heading_20_2" text:outline-level="2">XIII.</text:h>
      <text:p text:style-name="P16"><text:span text:style-name="T21">Eandem vero curationem requirunt ulcera quae non a<text:line-break/>principio fracturae, fed vel ob lintea nimium arctata<text:line-break/>vel ob impositas ferulas, 'aliave de causu sub curatione<text:line-break/>postea .oriuntur. Cognoscitur autem ubi ulcus sub est ex<text:line-break/>dolore et pulsu, item ex tumore qui tunc extremis par-<text:line-break/>tibus indurescit; et st digito presuerii, exprimitur ac<text:line-break/>rursus</text:span><text:span text:style-name="T26"> cito </text:span><text:span text:style-name="T21">revertitur. Igitur fi quid tale suspectum stt,<text:line-break/>salvere oportet; atque ubi vel ea pars cui superdantur<text:line-break/>illae fasciae quae primae injiciuntur vel altera quae de-<text:line-break/>vincta suerit pruriat, invicem alterius cerati inungenda<text:line-break/>est, eo quod picem habeat.</text:span></text:p>
      <text:p text:style-name="P18"><text:span text:style-name="T26">De ulceribus nunc agit quae procedente tempore<text:line-break/>fracto ossi ob circumpositas ferulas superveniunt. Docet</text:span></text:p>
      <text:p text:style-name="P20"><text:span text:style-name="T26">ergo quibus de causis fiant quibusque indiciis cognoscan—<text:line-break/>tnr, ubi jam orta funt; post haec praecipit ne per con-<text:line-break/>' suetum tempus alligatas esse fascias sinamus, sed celerius<text:line-break/>fubtrahentes idoneam curationem quam ipse evidenter ex-<text:line-break/>posuit admoveamus. </text:span><text:span text:style-name="T26">' s</text:span></text:p>
      <text:h text:style-name="Heading_20_2" text:outline-level="2">XIV.</text:h>
      <text:p text:style-name="P16"><text:span text:style-name="T21">At si nihil ejusmodi stt, fed ipsum ulcus irritatum, nigrum<text:line-break/>valde</text:span><text:span text:style-name="T26"> aut fardidum </text:span><text:span text:style-name="T21">reperiatur, tum caro purulenta, fu-<text:line-break/>turumque etiam stt ut nervi excidant. Hos non conve-.<text:line-break/>nit ex toto nudare, neque suppurata haec timere, sed<text:line-break/>in ceteris eadem ratione mederi, atque ubi initio vulnus<text:line-break/>adjectum est.</text:span></text:p>
      <text:p text:style-name="P18"><text:span text:style-name="T26">Nudare dixit </text:span><text:span text:style-name="T11">αναψύχειν, </text:span><text:span text:style-name="T26">hoc est vinculum detrahere<text:line-break/>fracturae idoneum, ut ulcus nutriatur. ' Non enim vult<text:line-break/>nulla re imposita nudum prorsus ipsum relinqui, sed ad-</text:span></text:p>
      <text:p text:style-name="P20"><text:span text:style-name="T26">jiciens non convenit ex toto nudare, mediam curationem<text:line-break/>indicat, esset autem media hujusmodi quaepiam. Si in<text:line-break/>vulnere aliquod ex propositis signis apparet, imperat ut<text:line-break/>quam primum solvatur junctura fractis ossibus accommo-<text:line-break/>data et uno atque altero die curatio quam ulcera postu-<text:line-break/>lant adhibeatur, membrumque rursus deligetur, quernad-<text:line-break/>modum subjecta verba demonstrant.</text:span></text:p>
      <text:h text:style-name="Heading_20_2" text:outline-level="2">XV.</text:h>
      <text:p text:style-name="P16"><text:span text:style-name="T21">Tantum fasciae laxae admodum ordiantur a tumore qui<text:line-break/>in extremitatibus est, deinde semper sursum versus cir-<text:line-break/>cumagantur , neque* Alo modo coarctentur, insideant<text:line-break/>item ulceri comrnodifstme, alibi vero laxius vinciantur.<text:line-break/>Sin autem haec prima lintea munda non angusta et<text:line-break/>eorum quae circumdari folent, ubi ferulae imponuntur<text:line-break/>vel numerum aequent vel non multo pauciora stnt.</text:span></text:p>
      <text:p text:style-name="P19"><text:span text:style-name="T26">Imperat hoc loco nt vinculum orsum a tumore qui<text:line-break/>in extremis membris assurgit inde ita feratur, ut nihil<text:line-break/>nudum relinquat donec ad ipsam fracturam qua parte<text:line-break/>exulceratio est porrigatur, ita ut in unum committatur<text:line-break/>vinculum quod tumorem curat et quod fracturam devincit,<text:line-break/>unaque sit utriusqne intensio quae paucis circuitibus ab—<text:line-break/>solvatur. Jubet autem fasciam commodissime ulceri insi-<text:line-break/>dere, hoc est laxam esse eatenus nt nullo modo adstrin-<text:line-break/>gatur; super ceteras vero partes atque adeo juxta fractu-<text:line-break/>ram magis edicit, ut minime coarctetur. Perpetuum enim<text:line-break/>esse voluit arctius eam partem vinciri, unde sanguis ex-<text:line-break/>primi debet; monet autem ut in extremitatibus quae tu-<text:line-break/>midae sunt fascia laxius alligetur, ad id consilium dirigens<text:line-break/>ut vinculum in unum committatur. At non propterea-<text:line-break/>caput totius curationis illi committit; non enim id est<text:line-break/>quod in hoc casu remedio sit fractis partibus, ubi nigrae<text:line-break/>, funt atque emoriuntur, fed tumori de quo ad verbum</text:span></text:p>
      <text:p text:style-name="P19"><text:span text:style-name="T26">scripsit ,tumor extremis partibus indurescit et si digito<text:line-break/>presseris, exprimitur ac rursus cito revertitur. Haec tu-<text:line-break/>rnoribus superveniunt; jure igitur non aeque eos negligit,<text:line-break/>atque ubi molles sint nec ad eosdem dirigit praecipuum<text:line-break/>' totius curationis consilium.</text:span></text:p>
      <text:h text:style-name="Heading_20_2" text:outline-level="2">XVI.</text:h>
      <text:p text:style-name="P16"><text:span text:style-name="T21">Ulceri abunde est pannum, inducere albo cerato inunctum,<text:line-break/>stve caro stve nervus cadere debeat: his enim acria su-<text:line-break/>perdare non expedit, fed mitia non sucus atque adustis.<text:line-break/>Insuper tertio quoque die salvere convenit ac rursus de-<text:line-break/>vinciret tuni ferulas vitare et magis quam ante con-<text:line-break/>quiescere atque abstinere. Scire etiam oportet, ubi fu-<text:line-break/>turum stt M vel baro vel nervus excidat, hac ratione<text:line-break/>vitium minus supere et celerius multo excidere, ac pro-<text:line-break/>ximas partes fieri longe graciliores quam . si ulcus lin-<text:line-break/>teis refolutis 'quopiam ex medicamentis purgantibus nu-</text:span></text:p>
      <text:p text:style-name="P20"><text:span text:style-name="T21">triatur. Jam vero ubi excidat quod purulentum est ci-<text:line-break/>tius</text:span><text:span text:style-name="T26"> caro </text:span><text:span text:style-name="T21">increscet ei cicatrix maturius inducetur hoc<text:line-break/>paeto quam st alio succurramus. Haec omnia igitur<text:line-break/>eo pertinent, ut sciamus recte et cum moderatione de-<text:line-break/>ligare. Eo etiam confert idoneus habitus, reliqua victus<text:line-break/>ratio et st ascia quam aptiststrna.</text:span></text:p>
      <text:p text:style-name="P18"><text:span text:style-name="T26">Declaravit ipse adustorum exemplo cur acrium me-<text:line-break/>dicamentorum usus ejusmodi vulneribus noceat, si quidem<text:line-break/>orsa funt ex calidorum atque acrium succorum mixtura.'<text:line-break/>Cur quo simul etiam ostenditur albo cerato acrius esse id<text:line-break/>quod picem habet: pix enim eo est acrior cera quo calidior.</text:span></text:p>
      <text:h text:style-name="Heading_20_2" text:outline-level="2"><text:span text:style-name="T33">X</text:span><text:span text:style-name="T26">VII.</text:span></text:h>
      <text:p text:style-name="P21"><text:span text:style-name="T26">At si quis </text:span><text:span text:style-name="T21">deceptus recenti vulnere nullo modo existimans<text:line-break/>forer ut os recedat, quod recejsturum stt, eam vinciendi<text:line-break/>. rationem adhibeat quam stmplices suacturae postulant,<text:line-break/>ejusmodi medicinam non debet pertimescere, quandoqui-</text:span></text:p>
      <text:p text:style-name="P19"><text:span text:style-name="T21">dem nuUum ingens malum apportabit, dum pofstt modo<text:line-break/>recte et citra noxam manu devincire.</text:span></text:p>
      <text:p text:style-name="P18"><text:span text:style-name="T26">Timere, inquit, non oportet modum alligandi fractu-<text:line-break/></text:span><text:span text:style-name="T26">' </text:span><text:span text:style-name="T26">rae idoneum, quamvis recessuri ossis indicia se ostendunt.<text:line-break/>Quaenam illa sint proximis verbis addisces.</text:span></text:p>
      <text:h text:style-name="Heading_20_2" text:outline-level="2">XVIII.</text:h>
      <text:p text:style-name="P16"><text:span text:style-name="T26">Denuntiant </text:span><text:span text:style-name="T21">autem suturum estse ut sub curatione hac ojsu<text:line-break/>recedant, quod pus ex ulcere amplius prostuit</text:span><text:span text:style-name="T26"> et </text:span><text:span text:style-name="T21">vide-<text:line-break/>tur ad exitum sustinare.</text:span></text:p>
      <text:p text:style-name="P18"><text:span text:style-name="T26">Ubi copiosius quam pro ulceris modo pus feratur,<text:line-break/>verendum est ne subjectum os vitiatum sit; </text:span><text:span text:style-name="T21">fed</text:span><text:span text:style-name="T26"> si praeter<text:line-break/>id videtur ad exitum festinare quod </text:span><text:span text:style-name="T11">όργἀν </text:span><text:span text:style-name="T26">dixit, hoc est<text:line-break/>-si festinanter a vitiata parte expellatur, jam ecrta res esu<text:line-break/>At, unde cognoscemus membrum festinare ad expellendum?<text:line-break/>Primum ex oris plagae quae inter fe non committuntur;</text:span></text:p>
      <text:p text:style-name="P20"><text:span text:style-name="T26">sed dehiscunt et in interiora vertuntur; deludi ex homr-<text:line-break/>nis sensu qni exiguum . quendam motum sentire sibi in<text:line-break/>altioribus partibus videtur, ubi ceteras non fensu, non<text:line-break/>animo advertens hunc unum observet, cui haec super-<text:line-break/>veniunt.</text:span></text:p>
      <text:h text:style-name="Heading_20_2" text:outline-level="2">XIX.</text:h>
      <text:p text:style-name="P21"><text:span text:style-name="T21">Resolvere igitur ac deligare frequentius oportet</text:span><text:span text:style-name="T26"> ob hu-<text:line-break/>moris abundantiam, </text:span><text:span text:style-name="T21">quum alioquin febres excitentur et<text:line-break/>ulcus cum his quae proxima sunt,, st nimirum vinculis<text:line-break/>' coarctentur, emarcescant.</text:span></text:p>
      <text:p text:style-name="P116"><text:span text:style-name="T26">Humoris abundantiam, ut solitus est, appellat </text:span><text:span text:style-name="T11">πλάδον,<text:line-break/></text:span><text:span text:style-name="T26">feu tenui habitu sit, seu crasso quale nunc est pus, quod<text:line-break/>quando pars quaepiam ab osse recessura est, dixit copio-<text:line-break/>sius evadere.<text:tab/></text:span><text:span text:style-name="T26">i ,<text:tab/>-</text:span></text:p>
      <text:h text:style-name="P7" text:outline-level="2">XX.</text:h>
      <text:p text:style-name="P16"><text:span text:style-name="T26">Ergo ubi </text:span><text:span text:style-name="T21">exspectatio est tenuium partium quae ab oste<text:line-break/>recedant, haud multum expedit variare, fascia tantum<text:line-break/>laxior circumligetur, ne pus retineatur, fed exitum fa-<text:line-break/>cilem habeat et dum os recedat, saepius salvatur ac<text:line-break/>deligetur, ferulaeque omni modo vitentur.</text:span></text:p>
      <text:p text:style-name="P18"><text:span text:style-name="T26">In quibusdam exemplis simpliciter legitur variare non<text:line-break/>adjecta particula multum, sed verisimilius sit illam adjici<text:line-break/>debere: nam quum ratio fracturae alligandae tribus modis<text:line-break/>varia sit muteturque, non diceret simpliciter; aut expe-<text:line-break/>dit variare, quandoquidem addita etiam particula multum,<text:line-break/>dicet aliquis Hippocratem falsa praedicasse, propterea quod<text:line-break/>imperet nunc ut fascia laxior involvatur, ut saepius re-’<text:line-break/>solvatur ac deligetur, ut ferulae non imponantur, et quarto<text:line-break/>id quod in universum ab ipfo praecipitur, ut fasciarum<text:line-break/>numerus augeatur, ubi vel laxius deligantur vel ferulae<text:line-break/>omittuntur. Sed quod servatur est modus ille vinciendi</text:span></text:p>
      <text:p text:style-name="P20"><text:span text:style-name="T26">t</text:span></text:p>
      <text:p text:style-name="P18"><text:span text:style-name="T26">qui pertinet ad fracturas cujus habita ratione dixit in<text:line-break/>curatione, haud multum expedit variare. Fasciis- enim<text:line-break/>utendum quae primo lujiciuntur, quarum una a vitiata<text:line-break/></text:span><text:span text:style-name="T26">' </text:span><text:span text:style-name="T26">parte orsa, ubi ter fuerit super ipsam voluta, desinat lu<text:line-break/>superiori parte, eoque modo feratur quo ante propofuit;<text:line-break/>altera item quae fuper priorem fertur ab eadem parte in-<text:line-break/>cipiat, tum deorium ducta ad superiora revertatur minus-<text:line-break/>que arctetur. Panni quoque extrinsecus inducendi est eun-<text:line-break/>dem modum quo in prioribus declaravit et super hos fa-<text:line-break/>sciae dandae. Quae omnia docuit ubi vinculum fracturae<text:line-break/>idoneum indicavit. At si suspicio est ne grandior ossis<text:line-break/>testa recedat, non amplius ad quem modum fracturae po-<text:line-break/>stulant devincit, ut primis verbis subjiciet. Jure igitur<text:line-break/>hic scripsit, haud multum expedit variare. Quodsi de-<text:line-break/>tracta particula multum legamus. audiemus ipfurn asseren-<text:line-break/>tem, non mutandam esse rationem deligandi quae ad </text:span><text:span text:style-name="T21">fra-<text:line-break/>cturas</text:span><text:span text:style-name="T26"> positu esu Nihil enim movet, quum similiter atque<text:line-break/>lu ea fasciis illis utatur quae primo injiciuntur et deligare</text:span></text:p>
      <text:p text:style-name="P19"><text:span text:style-name="T26">incipiat, ac primo circumagat posteaque adducat, item<text:line-break/>pannos aeque injiciat et alliget, quod nihil est aliud quam<text:line-break/>eandem rationem servare.</text:span></text:p>
      <text:h text:style-name="Heading_20_2" text:outline-level="2">XXI.</text:h>
      <text:p text:style-name="P18"><text:span text:style-name="T21">At quibus grandius fragmentum exspectas ab ojsu recesu<text:line-break/>surum, stve. initio praesensuris stve postea cognoveris,<text:line-break/>non amplius eadem medicina opus est, sed quod ad in-<text:line-break/>tendendum membrum ac dirigendum pertinet idem steri<text:line-break/>debet, se anni vero duplices stnt, non angustiores quam<text:line-break/>- ' ut dodrantis dimidium aequent, qua in re contemplari<text:line-break/>quoque vulnus cujusmodi stt</text:span><text:span text:style-name="T26"> oportet,* </text:span><text:span text:style-name="T21">tum quod ad<text:line-break/>longitudinem paulo breviores quam ut his fractum mem-,<text:line-break/>brum complectantur, multo autem longiores quam ut<text:line-break/>fernel; totque numero stnt quot res postulat. Tincti<text:line-break/>autem in vino nigro austero primum medii superdentur .<text:line-break/>perinde ac fasciae, quae a mediis orsuc in utramque<text:line-break/>partam attrahuntur t post haec ad figuram asciae dex~</text:span></text:p>
      <text:p text:style-name="P20"><text:span text:style-name="T35">f</text:span><text:span text:style-name="T26"> </text:span><text:span text:style-name="T26">In libro de officina medici de circuitu fasciae inquit, -<text:line-break/>simplex orbicularis ascia. Est ascia brevis ille circuitus,<text:line-break/>qui rectus incipiens ad latus attrahitur, nondum tamen<text:line-break/>est obliquus, desinitque ad similitudinem asciae qua fabri<text:line-break/>utuntur. Namque a recta linea paulum recedens curva-<text:line-break/>tur , unde nomen asciae traxit. In hanc igitur figuram<text:line-break/>praecipit ut panni super fractum membrum imponantur,<text:line-break/>eorumque capita ducantur, non secus atque ubi fasciae a<text:line-break/>mediis orsae vinciuntur, hoc est ut panni super membrum<text:line-break/>medii primum dentur, deinde eorum capita per vitiatum<text:line-break/>locum feruntur-, non in orbem, sed paululum inclinari<text:line-break/>sic ut a contraria parte atque ‘inceperint ad </text:span><text:span text:style-name="T11">χ </text:span><text:span text:style-name="T26">literae simi-<text:line-break/>litudinem inter se committantur. Quod non fieret, si<text:line-break/>.circumagerentur in orbem: nam quae ita procedunt plane</text:span></text:p>
      <text:p text:style-name="P19"><text:span text:style-name="T26">inter se coeunt. Pannorum longitudinem indi canit quum<text:line-break/>inquit, paulo breviores quam ut bis fractum membrum<text:line-break/>complectantur, multo autem longiores quam ut semel.<text:line-break/>Praecipit enim membrum ab his saepius excipi, sic ut<text:line-break/>. singuli femel ipsum amplectantur. • At non continerent<text:line-break/>firmiter, si qua parte committuntur, eadem finirentur,<text:line-break/>• neque ultra procederent aliamque membri particulam com-<text:line-break/>plecterentus. Fere autem totius membri dimidium se-<text:line-break/>cundo pannis involvendum esse intelligit, quum inquit,<text:line-break/>paulo breviores quam ut bis fractum membrum comple-<text:line-break/>ctantur, multo autem longiores quam ut femel. Quod<text:line-break/>fiane continget ubi hi dimidium membri ambitum amplexi<text:line-break/>desinant. Quare si panni pedalis, ut puta longitudinis<text:line-break/>totum membrum femel involvant, duplo longiores esse<text:line-break/>conveniet ad hoc’ ut bis praestare idem possint; fed si<text:line-break/>secundo ultra dimidium non ferantur, eo longiores sint<text:line-break/>quam ut femel totum membrum excipiant quo breviores<text:line-break/>funt quam ut idem bis efficiant! Erunt autem sic sesqui-</text:span></text:p>
      <text:p text:style-name="P20"><text:span text:style-name="T26">pedales. Diligenter igitur contemplari membri crassitudi-<text:line-break/>nem oportet et de ipsa pannorum longitudinem conjectare,<text:line-break/>eosque tantos admovere ut primo circuitu totum, fecundo<text:line-break/>dimidium dumtaxat complectantur. Ubi minus tuae con-<text:line-break/>jecturae confidas, si eos super integrum membrum ludu-<text:line-break/>cas, ad unguem longitudluem reperies. Dubium autem<text:line-break/>non est quin panni ita cohaerere inter se debeant, ut<text:line-break/>nullum inter ipsos inane spatium relinquatur. Hos dofcet<text:line-break/>ex vino madefieri, quod colore nigrum sit, gustu auste-<text:line-break/>rum ; habitu vero quale illiusmodi vinum est, plenum'<text:line-break/>videlicet: nam ex cunctis vini generibus ad haec vitia id<text:line-break/>optimum est quod nigrum et austerum esu Communis<text:line-break/>enim illi gratis est, ob quam in ulcerum vinculis ingeri-.<text:line-break/>tur/ praeterquam quia minus mordet quam aliud vinum<text:line-break/>ex adstringentibus, quod permagni in ejusmodi curatione<text:line-break/>refert. Ostensum enim est sub dolore inflammationem fe<text:line-break/>concipere, quare potius est quod modice quam quod ve-<text:line-break/>hementer austerum est, quandoquidem hoc dolorem mo-</text:span></text:p>
      <text:p text:style-name="P19"><text:span text:style-name="T26">vet, quum carnem ultra debitum cogat cornprimatque.<text:line-break/>Quamobrem nec id utiliter adhibetur, quod tenuium par-<text:line-break/>tium, quale album est aut flavum aut rufum, quum ad<text:line-break/>altiores partus exulceratae carnis penetret dolorique sit<text:line-break/>eam comprimens atque adstringens; at plenum cujusmodi<text:line-break/>nigrum est ad carnem altius non defcendit, sed illam re-,<text:line-break/>frigerando- et contrahendo qualitatem dumtaxat impertit.<text:line-break/>Repellit itaque succos qui jam recepti sunt et eos qui lu-<text:line-break/>fluunt coercet. Ratio igitur eligi vinum hortatur quod<text:line-break/>nigrum sit et austerum; quamobrem ubi velis etiam expe-<text:line-break/>- rimento comprobare, periculum faciens ejus facultatis in<text:line-break/>maximis gravissimisque vulneribus verum dixisse me cog-<text:line-break/>nosces. Dictum autem est etiam in superioribus, oportere<text:line-break/>ulcus ex eo continenter madere , quandoquidem ubi fu-<text:line-break/>perinjecla lintea paulatim siccentur atque incalescant ulcus<text:line-break/>inflammari necesse est, potissimum aestate. Quo tempore<text:line-break/>quum pontifices Pergami apud nos semper gladiatores da-<text:line-break/>rent, eos qui gravissime vulnerati fuerant curari , multi-</text:span></text:p>
      <text:p text:style-name="P20"><text:span text:style-name="T26">plicem pannum vulneribus inducens istiusmodi vino ma-<text:line-break/>dentem ; extrinsecus vero superimponens spongiam mollem,<text:line-break/>deinde totum fere diem noctemque perfundens. Vulne-<text:line-break/>rato autem membro pellem subjeci leniter a pedibus sinua-<text:line-break/>tam, per quam procederet infusum vinum et quasi per<text:line-break/>canalem efflueret atque inani pelvi receptum regestumque<text:line-break/>rursus infunderetur. Extra alios usus quos vinum hoc<text:line-break/>praestat fere nullum odorem movet, id quod inter cetera<text:line-break/>commodissimum est; quum ex estis quod odoratum est<text:line-break/>maxime caput tentet; nigrum et austerum neque etiam eo<text:line-break/>nomine officit, sed si nullum excitat odorem, ille exiguus<text:line-break/>est, quum natura frigidum sit. Ostendimus autem in li-<text:line-break/>bro de simplicium medicamentorum facultate, vinum au-<text:line-break/>sterum natura frigidum esse ac terrestre. Tale igitur quum<text:line-break/>ex mixtura constet frigida terrestri que, calidos vapores<text:line-break/>ad superiora minime transmittit. At quum plerisque </text:span><text:span text:style-name="T21">eo-<text:line-break/>rum</text:span><text:span text:style-name="T26"> qui icti funt hujus praesidii utendi copia non sit,<text:line-break/>quo nos ad gladiatores usi fumus, diximus inter initia</text:span></text:p>
      <text:p text:style-name="P19"><text:span text:style-name="T26">protinus horum commentariorum inungendum osse liqui-<text:line-break/>dum ceratum, quo simplices fracturae, illinuntur, quod<text:line-break/>vino longe imbecillius est, satis tamen efficere potest id<text:line-break/>.quod res exigit.</text:span></text:p>
      <text:h text:style-name="Heading_20_2" text:outline-level="2">XXII.</text:h>
      <text:p text:style-name="P16"><text:span text:style-name="T21">Imponantur autem</text:span><text:span text:style-name="T26"> hi </text:span><text:span text:style-name="T21">super ipsum ulcus, et hinc atque<text:line-break/>hinc neque ullo modo adstringantur, fed catenas insi-<text:line-break/>dant ut ulcus sulciant.</text:span></text:p>
      <text:p text:style-name="P18"><text:span text:style-name="T26">Nunc rursus hinc atque hinc </text:span><text:span text:style-name="T11">ἔνθεν καὶ ἔνθεν </text:span><text:span text:style-name="T26">dixit,<text:line-break/>ut longitudinem membri, non ut latitudinem indicet. Ser-<text:line-break/>vat autem commune praeceptum, ut vincula non purum<text:line-break/>super integram partem ferantur, ubi ingens vitium est ut<text:line-break/>quum maxime.</text:span></text:p>
      <text:h text:style-name="P7" text:outline-level="2">XXIII.</text:h>
      <text:p text:style-name="P117"><text:span text:style-name="T26">Ad ulcera </text:span><text:span text:style-name="T21">vero admoveatur ceratum quod picem habeat<text:line-break/>vel aliquod ex iis medicamentis quae cruentis vulneri-<text:line-break/>bus injiciuntur, vel aliud ex iis quae idonea sunt., quae<text:line-break/>perfundantur.<text:tab/></text:span><text:span text:style-name="T38">J</text:span><text:span text:style-name="T21">_</text:span></text:p>
      <text:p text:style-name="P18"><text:span text:style-name="T26">Summa curationis in perfusione sita est primis die-<text:line-break/>bns, quibus et exprimere ab ulcerata parte convenit quid-<text:line-break/>quid humoris in ea jam contractum-suerit et id prohibere<text:line-break/>quod a superiori parte concurrit. </text:span><text:span text:style-name="T11">Α </text:span><text:span text:style-name="T26">tertio die ceratum<text:line-break/>quod picem accipit expeditius est, quo maturantur quae<text:line-break/>in ulcere collecta sunt. At Hippocrates cerato initio cum<text:line-break/>vini proprietate utitur, quod ulceratas partes attingi nolit<text:line-break/>a vino puro, sed medium' aliquid interjici ne qua illis<text:line-break/>injuria propter adstringentem vini facultatem accedat.<text:line-break/>Non enim medetur vulneribus ensis ictu simpliciter illatis,<text:line-break/>sed quibus juxta omnis caro plus minusve quodammodo<text:line-break/>necesse est atteratur, siquidem sub quo ictu frangitur os;</text:span></text:p>
      <text:p text:style-name="P20"><text:span text:style-name="T26">caro etiam atteritur. Merito igitur super ipsa ulcera im-<text:line-break/>poni quoque voluit aliquod medicamentum ex iis quae<text:line-break/>statim cruentis vulneribus injiciuntur, ut attrita curet ac'<text:line-break/>mitiora efficiat. Praecipit autem ut idonea legantur, quae<text:line-break/>id quod extrinsecus infunditur admittant; idoneum autem<text:line-break/>hoc loco </text:span><text:span text:style-name="T11">σύντροφον </text:span><text:span text:style-name="T26">dixit.</text:span></text:p>
      <text:h text:style-name="Heading_20_2" text:outline-level="2">XXIV.</text:h>
      <text:p text:style-name="P21"><text:span text:style-name="T21">, Si aestas suerit, panni subinde vino madestant. Super-<text:line-break/>detur hieme multa lana succida vino atque oleo respersu.</text:span></text:p>
      <text:p text:style-name="P18"><text:span text:style-name="T26">Quia vitia haec ubi vehementer frigefiunt interdum<text:line-break/>nervorum dissensione periclitantur et vinum tum habitu<text:line-break/>tum natura frigidum infunditur, propterea veritus ne quid<text:line-break/>hieme gravius accidat, quum frigidae medicinae temporis<text:line-break/>quoque frigus accedat, occurrit immodico frigori lanam<text:line-break/>multam inducens, tinctam vino, cui olei paulum adjectum</text:span></text:p>
      <text:p text:style-name="P19"><text:span text:style-name="T26">sit; imperatque nt ea succida sit, quo per oefypum aliquid<text:line-break/>calefaciat et modice refrigeret.</text:span></text:p>
      <text:h text:style-name="Heading_20_2" text:outline-level="2">XXV.</text:h>
      <text:p text:style-name="P16"><text:span text:style-name="T21">Subjiciaturque pellis stc stgurata; ut humor per ipsurn<text:line-break/>facile descendat et quod effunditur recipiatur.</text:span></text:p>
      <text:p text:style-name="P18"><text:span text:style-name="T26">Pellem </text:span><text:span text:style-name="T11">ἰξάλην </text:span><text:span text:style-name="T26">vocavit, quo nomine caprinane tan-<text:line-break/>tum significetur, an alia quaeris, quaerere lu arte hac<text:line-break/>supervacuum est, quum non verborum expositio, sed vi-<text:line-break/>tiornm curatio proposita sit. In qua nosse id sufficit,<text:line-break/>quod subjicere pellem oportet raram, non densam per<text:line-break/>quam feratur quasi per canalem non modo id quo per-<text:line-break/>funditur membrum, fed etiam sanies quae abluitur, eam-<text:line-break/>que a pedibus ut fupra posuimus figurare. </text:span><text:span text:style-name="T26">•'</text:span></text:p>
      <text:h text:style-name="P7" text:outline-level="2">XXV<text:span text:style-name="T63">I</text:span>.</text:h>
      <text:p text:style-name="P16"><text:span text:style-name="T21">Meminisce etiam debemus exulcerari, ejusmodi partes, st<text:line-break/>diu in eodem habitu perseverent et, aegerrime ad suni-<text:line-break/>tatem postea perduci.</text:span></text:p>
      <text:p text:style-name="P16"><text:span text:style-name="T26">। </text:span><text:span text:style-name="T26">Quae cingunt os sacrum, quod et latum appellant,<text:line-break/>calefacta atque exefa lu torporem incidunt et ultra cutem<text:line-break/>exulcerantur, eaque, exulceratio difficulter curatur, quum<text:line-break/>fub cute sint cartilaginosae ossium extremitates, quae nu-<text:line-break/>datae cicatricem vix recipiunt.</text:span></text:p>
      <text:h text:style-name="Heading_20_2" text:outline-level="2">XXVII.</text:h>
      <text:p text:style-name="P118"><text:span text:style-name="T21">In iis qui aliquo ex superioribus modis vel ex</text:span><text:span text:style-name="T26"> iis qui </text:span><text:span text:style-name="T21">post-<text:line-break/>ea subjicientur sub vinculis nequeunt ad sanitatem per-<text:line-break/>duci, eo potistimurn incumbendum est ut pars comminuta<text:line-break/>recte contineatur, atque e regione corporis ea obser-<text:line-break/>vationem ut ad superiora magis spectet quam ad<text:line-break/>inferiora.<text:tab/>'</text:span></text:p>
      <text:p text:style-name="P19"><text:span text:style-name="T26">Praecipit ut crus omnino e regione corporis contis<text:line-break/>neatur, fed extrema parte paulo sublimius. De his enim<text:line-break/>superius jam posui, ex humiliori habitu ad crus plurimum<text:line-break/>materiae concurre, ex sublimiori dolorem excitari. Hac<text:line-break/>igitur de causa ubique cavendus est humilior membri ha-<text:line-break/>bitus , superior vero hactenus; accipiendus, quatenus cruri<text:line-break/>dolorem nondum affert.</text:span></text:p>
      <text:p text:style-name="P119"><text:span text:style-name="T26">- <text:tab/>—</text:span></text:p>
      <text:h text:style-name="Heading_20_2" text:outline-level="2">XXVlll.</text:h>
      <text:p text:style-name="P16"><text:span text:style-name="T26">(tuodsi </text:span><text:span text:style-name="T21">bene expediteque rem agere quis velit, necejsu est<text:line-break/>machinationibus utatur, ut fracti</text:span><text:span text:style-name="T26"> offis </text:span><text:span text:style-name="T21">intensio justa stt<text:line-break/>ac minime violenta, praecipue autem ad crura machi~<text:line-break/>nationibus opus esu Quidam sane reperiuntar, qui<text:line-break/>quoties crus abruptum est et alligatum, extremum pe-<text:line-break/>dem ad lectum devinciunt aut ad lignum quod juxta<text:line-break/>lectum defigunt. Hi ergo omnia mala efficiunt, nec<text:line-break/>quidquam boni, eo quod nihil ad extendendum confe-<text:line-break/>rat vinculum pedis, quoniam nihilominus reliquum cor-</text:span></text:p>
      <text:p text:style-name="P19"><text:span text:style-name="T21">pus ad pedes fertur, atquc ea de causu non amplius<text:line-break/>extenditur i neque etiam ad continendum e regione ali-<text:line-break/>quid conducat, sud potius pervertat. Reliquo enim .<text:line-break/>corpore in hanc vel illam partem conversu vinculum<text:line-break/>non prohibebit, quominus pes atque esca quibus conti-<text:line-break/>netur, reliquum corpus sequantur} quod st nullo modo<text:line-break/>vinciatur, minus utique pervertetur, minus enim relin-<text:line-break/>quetur, ubi reliquum corpus moveatur.</text:span></text:p>
      <text:p text:style-name="P120"><text:span text:style-name="T26">Intensione quae per organa adhibetur; quam in' his<text:line-break/>latius et jam exposuit et nunc exponit, aeque totum mem-<text:line-break/>brum extendi, neque ullam fini particulam perverti su-<text:line-break/>perius ostendimus. Quae, vero scribit de iis qui pedem<text:line-break/>vinciunt plana funt. Pergamus ergo jam </text:span><text:span text:style-name="T21">ad</text:span><text:span text:style-name="T26"> sermonem de<text:line-break/>orbibus. </text:span><text:span text:style-name="T26">-<text:tab/>-</text:span></text:p>
      <text:p text:style-name="P21"><text:span text:style-name="T26">z</text:span></text:p>
      <text:h text:style-name="P7" text:outline-level="2">XXIX.</text:h>
      <text:p text:style-name="P18"><text:span text:style-name="T21">Si quis e cono Aegyptio binos orbes</text:span><text:span text:style-name="T26"> faat, </text:span><text:span text:style-name="T21">qualibus utun-<text:line-break/>tur qui diu in magnis compedibus detinentur, stntque<text:line-break/>Orbes hi undique tunicis involuti ditioribus quidem a<text:line-break/>fractura, ab articulo humilioribus, tumidi praeterea et<text:line-break/>^molles, accommodentur autem unus quidem.super ta-<text:line-break/>los, infra genu alter; a lateribus vero utrimque ha-<text:line-break/>beant ex simplici vel duplici loro exiguos quast sinus,<text:line-break/>alios utrimque e talis, alios a genu, stnusque superioris<text:line-break/>orbis e regione iUis respondeant qui in inferiori. Deinde<text:line-break/>cornea bacula ejusdem magnitudinis prehendat, scilicet<text:line-break/>digiti crastitudine et ea longitudine ut quum flectuntur<text:line-break/>diducere Osca</text:span><text:span text:style-name="T26"> possint, sic ut non inhaereant.</text:span></text:p>
      <text:p text:style-name="P18"><text:span text:style-name="T26">Sermo de orbibus quos Hippocrates excogitavit mini<text:line-break/>ita clarus videtur, ut mea explanatione minime opus sit.<text:line-break/>. Sed quoniam nonnulli saepius dixerunt nescire se quo-</text:span></text:p>
      <text:p text:style-name="P20"><text:span text:style-name="T26">modo fe habeant quae ab Hippocrate traduntur, incertum<text:line-break/>est quid agam, lis enim qui negarunt intelligere fe Hip-<text:line-break/>pocratem, orbes ipsus monstrari, ac librum legens sier-<text:line-break/>nonem planum feci,- singula ejus verba accommodans ad .<text:line-break/>eam orbis partem quam monstrabam, de qua ipfe tracta-<text:line-break/>verat. In libro autem non licet orbes demonstrare, sio<text:line-break/>ut nefniam qua via hanc orationem aperiam: si quis enim<text:line-break/>Hippocratis verba quae plana funt comprehendere nequeat,<text:line-break/>nec mea etiam comprehendet. Ea igitur saepius legat ac<text:line-break/>diligenter consideret. Certum enim frio eum qui hoc<text:line-break/>faepius fecerit, si ante non intellexit, omnino intellectu-,<text:line-break/>rum; equidem quidquid lucis addere potero non omittam.<text:line-break/>Orbes igitur non debemus tales intelligere, quales sunt<text:line-break/>pilae quibus pueri ludunt: illae enim vere orbes funt,<text:line-break/>fed quos Hippocrates parari jubet a compedibus, ut ipse<text:line-break/>retulit, non abhorrent, quorum afferre similitudinem licet.<text:line-break/>Eos enim concipito anguibus similes vel farcimini. Ergo<text:line-break/>quemadmodum coqui intestinorum sinus similagine inser-</text:span></text:p>
      <text:p text:style-name="P19"><text:span text:style-name="T26">cientes vel carne concisa vel alio ejus generis quopiam<text:line-break/>' farcimen parant, sic tu quoque corium suito, quod inane<text:line-break/>intestinum repraesentet, et molli aliqua re impleto. Prae-<text:line-break/>cipit autem ut corium sit Aegyptium, id est validum et<text:line-break/>molle. Quod si in Italia vel Thracia aut ubivis gentium<text:line-break/>ejusmodi corlum habeas, Aegyptium ne quaerito. Sit<text:line-break/>autem assutum corium ita longum, ut compedum modo<text:line-break/>talos complecti in orbem possit. Alter praeterea orbis ad<text:line-break/>regionem-quae sub genu est similiter, detur; his enim bi-<text:line-break/>nis opus est ad singula membra quae curantur. Quorum<text:line-break/>item multa paria difparis magnitudinis habeantur, ut prout<text:line-break/>unicuique conveniunt, huic quidem majores, illi vero mi-<text:line-break/>nores injiciantur. Hae autem tunicae quas </text:span><text:span text:style-name="T11">σφαίρας, </text:span><text:span text:style-name="T26">id est<text:line-break/>orbes vocavit ex toto esse in orbem non debent, neque<text:line-break/>paris latitudinis aut altitudinis, sed qua cuti haerent<text:line-break/>paulatim patescentes quodammodo; qua vero attolluntur,</text:span></text:p>
      <text:p text:style-name="P20"><text:span text:style-name="T26">rotundae. Neque etiam exquisitae tales, fed ab interiori<text:line-break/>parte magis in altitudinem attollantur, inde in orbis fpe-<text:line-break/>ciern desidant, dum ad cutem perveniant a parte exteriori;<text:line-break/>Ea pars quae desidit lu inferiori orbe ad pedem propius<text:line-break/>accedat, in superiori ad genu. Orbibus igitur ut dictum<text:line-break/>est constitutis quaedam appendices lunectantur, quas in<text:line-break/>utroque vult duas esse binas in inferiori orbe, quarum<text:line-break/>sinus sursum spectent ad genu; binas in superiori, quarum<text:line-break/>sinus contra deorsum convertantur* Hae autem a lateri-<text:line-break/>bus assuantur ab ea nimirum parte quae maxime attolli-<text:line-break/>tur, hinc una atque inde altera, in quas conjici vult<text:line-break/>quatuor bacula extrema, quae ubi conjecta fuerint eodem<text:line-break/>paene momento paulatirn curentur, ut dum ad naturalem<text:line-break/>rectum habitum redeunt orbes compellant, superiorem ad<text:line-break/>summum membrum, inferiorem ad imum. Hoc enim facto</text:span></text:p>
      <text:p text:style-name="P20"><text:span text:style-name="T26">fracturae partes in diversa extentae recte componuntur<text:line-break/>servanturque. Imperat autem ut ob firmitatem ligni ba-<text:line-break/>cula e corno accipiantur, constatque ad hunc usum ex eo<text:line-break/>utilius adhiberi. Glossocomurn vero machinamentum mem-<text:line-break/>bris in contrarias partes diducendis aptissimum esse in<text:line-break/>fuperiori commentario indicavi, ubi exscqnutus fuin ejus<text:line-break/>structuram.</text:span></text:p>
      <text:h text:style-name="Heading_20_2" text:outline-level="2">XXX.</text:h>
      <text:p text:style-name="P16"><text:span text:style-name="T21">Magna cura ne imae fustium partes cuti insidant, fed<text:line-break/>extremis orbibus. Parentur autem baculorum paria tria<text:line-break/>vel plura , stntque alia aliis aliquanto longiora brevio-<text:line-break/>rave, ut ubi magis extendere volumus commode pcjsu<text:line-break/>mus, demittanturque bine atque hinc a talis. </text:span><text:span text:style-name="T21">'m-</text:span></text:p>
      <text:p text:style-name="P18"><text:span text:style-name="T26">Insidere dixit </text:span><text:span text:style-name="T11">ἐγκε’λσαι </text:span><text:span text:style-name="T26">quasi inhaerere significans.</text:span></text:p>
      <text:p text:style-name="P21"><text:span text:style-name="T26">Edicit enim ne bacula, quae ad orbes data ipsos, alte-</text:span></text:p>
      <text:p text:style-name="P121"><text:span text:style-name="T26">rum ad superioraj alterum ad inferiora compellunt, cu-<text:line-break/>tem tangant, sed sublimiora ipsis orbium sinibus inhae-<text:line-break/>reant. Cornea vero accipi jussit ob firmitatem , ut quum<text:line-break/>induntur vehementer inflexa rursus dirigantur et ad pri-<text:line-break/>stinum habitum reducantur, neque dubium est et fursum<text:line-break/>et deorsum orbes per haec eatenus compelli, quatenus<text:line-break/>extenta in longitudinem procedant.<text:tab/>,, </text:span><text:span text:style-name="T26">'</text:span></text:p>
      <text:h text:style-name="Heading_20_2" text:outline-level="2">XXXI.</text:h>
      <text:p text:style-name="P16"><text:span text:style-name="T21">Haec st recte parentur juste intendant, tum pariter e re-<text:line-break/>gione nec fractura aliquod tormentum sentiet: nam st<text:line-break/>quid exprimatur partim ad pedem, partim ad sumar<text:line-break/>transmittetur, Commodius autem</text:span><text:span text:style-name="T26"> bacula </text:span><text:span text:style-name="T21">collocantur </text:span><text:span text:style-name="T18">α<text:line-break/></text:span><text:span text:style-name="T21">talis hinc atque hinc, nc</text:span><text:span text:style-name="T26"> situm </text:span><text:span text:style-name="T21">cruris impediant et ut<text:line-break/>fractura bene oculis subjiciatur et sucile curetur.</text:span></text:p>
      <text:p text:style-name="P19"><text:span text:style-name="T18">ΛιχαΙως,</text:span><text:span text:style-name="T11"> </text:span><text:span text:style-name="T26">id est juste, dixi ab Hippocrate poni pro<text:line-break/></text:span><text:span text:style-name="T11">ἴσως, </text:span><text:span text:style-name="T26">id est aequaliter, sed idem significare videbitur<text:line-break/></text:span><text:span text:style-name="T11">όμαλιΰς, </text:span><text:span text:style-name="T26">id est aequaliter et </text:span><text:span text:style-name="T11">ἴσως, </text:span><text:span text:style-name="T26">id est pariter, quod<text:line-break/>proxime subjicitur. Verum </text:span><text:span text:style-name="T11">ἴσως </text:span><text:span text:style-name="T26">lu partibus unius rei<text:line-break/>accipitur, sed </text:span><text:span text:style-name="T11">ὸμαλῶς </text:span><text:span text:style-name="T26">minimum in duabus rebus. Nunc<text:line-break/>autem quod inquit juste intendet, intelligeudum est de in-<text:line-break/>tensione quae per duos orbes in contrarias partes adhibe-<text:line-break/>tur et de corneis baculis in eos demissis. Quod vero<text:line-break/>subdit pariter de ea lutenfione quam singula praestant,<text:line-break/>puta orbis qui a talis est, si per se aestimetur, dein is<text:line-break/>qui juxta genu, post haec ea pars quae a dextro baculo,<text:line-break/>delu quae a sinistro.</text:span></text:p>
      <text:h text:style-name="Heading_20_2" text:outline-level="2">XXXll.</text:h>
      <text:p text:style-name="P16"><text:span text:style-name="T26">Nihil autem prohibet, si quis </text:span><text:span text:style-name="T21">velit vel duo bacula supe-<text:line-break/>riora inter se jungerc vel aliquid etiam superinjicere,<text:line-break/>sto tamen nt quod superinjicitur a fractura attollatur.<text:line-break/>Si orbes igitur levei</text:span><text:span text:style-name="T47">f</text:span><text:span text:style-name="T21"> firmi, molles ac novi suantur ct</text:span></text:p>
      <text:p text:style-name="P19"><text:span text:style-name="T21">bacula recte extendantur, ut jam proposuimus, ‘ machi-<text:line-break/>natio maxime idonea est; fed st quid horum non recte<text:line-break/>habeat, oberit magis, quam proficiet. Perpetuum au-<text:line-break/>tem est alias etiam machinationes vel recte vel nullo<text:line-break/>modo adhibendas este.</text:span><text:span text:style-name="T26"> Turpe </text:span><text:span text:style-name="T21">enim est et ab artistcio<text:line-break/>plurimum abhorret machinationibus utentem ipsu ma-<text:line-break/>chinatione destitui.</text:span></text:p>
      <text:p text:style-name="P122"><text:span text:style-name="T26">Quatuor erant bacula, ab utraqne parte cruris duo,<text:line-break/>unum superius, alterum inferius; duo, inquit, quae a supe-<text:line-break/>riori parte funt alligari inter se possunt, ut maneant recta,<text:line-break/>ne dum magna vi curvantur luter se adversa ad proxima<text:line-break/>loca convertantur.</text:span></text:p>
      <text:h text:style-name="Heading_20_2" text:outline-level="2">XXXIll.</text:h>
      <text:p text:style-name="P9"><text:span text:style-name="T5">Plenque tamen medicorum fracturae, seu integra </text:span><text:span text:style-name="T7">CU</text:span><text:span text:style-name="T5">tis stt-,<text:line-break/>feu vulnus etiam accejserit, primis diebus lana sucejda<text:line-break/>medentur, neque id videtur ab arte alienum. Quicun-</text:span></text:p>
      <text:p text:style-name="P19"><text:span text:style-name="T21">que sune racentionbus fracturis protinus, ubi lintea non<text:line-break/>sunt coguntur lanam imponere, maxime venia digni<text:line-break/>sunt t siquidem linteis exceptis nihil est quod multo com-<text:line-break/>modius quam lana super vitia haec alligetur. Ea vero<text:line-break/>copiose danda est, tum bene carpta, non aspera: pauca<text:line-break/>enim et mala parum quoque prostcit. Sed qui uno </text:span><text:span text:style-name="T21">r<text:line-break/></text:span><text:span text:style-name="T21">die aut altero vinciendam lanam censent, tertio autem<text:line-break/>et quarto lintea injicientes, tunc maxime adstringunt at~<text:line-break/>que extendunt </text:span><text:span text:style-name="T21">i </text:span><text:span text:style-name="T21">medicinalis artis sunt ignari atque ad-<text:line-break/>modum imprudentes. In universum enim omnia vulnera<text:line-break/></text:span><text:span text:style-name="T26">t </text:span><text:span text:style-name="T26">tertio et quarto </text:span><text:span text:style-name="T21">die minime vexanda sunt omnisque<text:line-break/>opera specilli fugienda est his diebus et quibuscunqua<text:line-break/>aliis recrudescunt. In summa enim vulnera pleraque<text:line-break/>tertio aut quarto die recrudescunt, tum quae inflamma-<text:line-break/>tione, tum quae sordibus graviter excipiuntur, aut fe-<text:line-break/>brem inferunt, quo praecepto nullum aliud tradi potest<text:line-break/>utilius. Nam quae sunt in medendi arte gravifstma.</text:span></text:p>
      <text:p text:style-name="P20"><text:span text:style-name="T21">quibus id non stt commune ? </text:span><text:span text:style-name="T26">Non </text:span><text:span text:style-name="T21">'enim pertinet ad<text:line-break/>ulcera tantum, fed ad alios quoque morbos complures.</text:span></text:p>
      <text:p text:style-name="P18"><text:span text:style-name="T26">Propositum auctoris est pravam emendare cousuetudi-<text:line-break/>nem medicorum, qui satius existimabunt non protinus a<text:line-break/>principio fractum membrum extendere,fed primum duo-<text:line-break/>bus aut tribus diebus lenientes</text:span><text:span text:style-name="T26">, </text:span><text:span text:style-name="T26">tertio aut quarto die a<text:line-break/>principio vim adhibere.. Hippocrates vero eurandi ratio-<text:line-break/>nem docet huic maxime contrariam, nempe initio mem-<text:line-break/>brum extendendum esse, tertio et quarto die leniendum.<text:line-break/>Quodsi quae hic scribuntur singula consideres, plana erunt;<text:line-break/>aperte enim loquitur.</text:span></text:p>
      <text:h text:style-name="Heading_20_2" text:outline-level="2">XXXIV.</text:h>
      <text:p text:style-name="P16"><text:span text:style-name="T26">Nisi si quis </text:span><text:span text:style-name="T21">dicat alios quoque morbos</text:span><text:span text:style-name="T26"> esie </text:span><text:span text:style-name="T21">ulcera, quod<text:line-break/>quodammodo verisimile esu</text:span></text:p>
      <text:p text:style-name="P19"><text:span text:style-name="T26">Verisimile dixit </text:span><text:span text:style-name="T11">ἐπιεικὲς, </text:span><text:span text:style-name="T26">quasi probabile. Id autem<text:line-break/>propterea posuit, quia nonnulla a ratione prorsus abhor-<text:line-break/>renti Quo igitur argumento movebitur qui alios morbos<text:line-break/>ulcera esse affirmet?' Morbi sane qui dolorem asserunt<text:line-break/>probabiliter admodum adnumerari ulceribus possunt. In-<text:line-break/>dicavi enim dolorem inde oriri et quod continuum solva-<text:line-break/>tur, ubi fecatur, extenditur aut contunditur et quod im-<text:line-break/>moderatum incidat temperamentum.' Atqui solutionem<text:line-break/>continui ad ulcus spectare cuivis manifestum est, sed im-<text:line-break/>moderato temperamento, ubi subita mutatio accidat, ali-<text:line-break/>quam fieri continui solutionem in opere de simplicium<text:line-break/>medicamentorum facultate demonstravimus, Calorem qui-<text:line-break/>dem constat penetrare et quasi excedere , quod continuum<text:line-break/>est; frigus item quod vehemens est, quum subito cogit<text:line-break/>quae saluta sunt, aliquam creare solutionem, lu eodem<text:line-break/>opere ostensum. Juxta hoc igitur non folum probabile,<text:line-break/>sed verum quoque erit dolorem omnem ad ulcerum genus<text:line-break/>pertinere. At non aeque vere atque id quod propositum</text:span></text:p>
      <text:p text:style-name="P19"><text:span text:style-name="T26">est, non tamen absurde morbi omnes poterunt ulceris<text:line-break/>nomine appellari, quandoquidem cum plerisque morbis<text:line-break/>dolor conjungitur a quibus sermo transferetur' ad omnes,<text:line-break/>quum ratione quis contendet, totum corpus omnino vel<text:line-break/>immoderato affici temperamento vel contendi, extendi<text:line-break/>aut evidenler secari; deinde conficiet a quolibet immode-<text:line-break/>- rato temperamento continuum aliquid solvi, ald quod<text:line-break/>quamquam evidenter sensui non subjicitur, rationali tamen<text:line-break/>contemplatione veram esse comprobatur?- Hoc adeo ma-<text:line-break/>. gis accidit in iis quae extenduntur, contunduntur et com-<text:line-break/>primunturi haec siquidem proxime accedunt ad ea quae<text:line-break/>divelluntur,'quae res continui solutio est.</text:span></text:p>
      <text:h text:style-name="Heading_20_2" text:outline-level="2">XXXV.</text:h>
      <text:p text:style-name="P18"><text:span text:style-name="T21">Saepenumero alii aliis germani sunt.</text:span></text:p>
      <text:p text:style-name="P18"><text:span text:style-name="T26">Quos consuevimus similes dicere, conjunctos aut cog-<text:line-break/>natos, Hippocrates solet appellere germanos» Quo voca-</text:span></text:p>
      <text:p text:style-name="P19"><text:span text:style-name="T26">bulo summam rerum conjunctionem consortiumque signifi-<text:line-break/>cat; nam quum multi inter se cognati sint, nulli magis<text:line-break/>proprie cognati dicuntur quam germani. Eos igitur qui<text:line-break/>maxime conjuncti sunt, quasi eandem conjunctionem ha-<text:line-break/>beant quam germani, eo verbo nuncupat.</text:span></text:p>
      <text:h text:style-name="Heading_20_2" text:outline-level="2">XXXVI.</text:h>
      <text:p text:style-name="P16"><text:span text:style-name="T21">Quicunque verit existimant lana utendum este, donec ad<text:line-break/>septimum diem ventum suerit ,</text:span><text:span text:style-name="T26"> dein </text:span><text:span text:style-name="T21">extendendum, diri-<text:line-break/>gendum et fasciis vinciendum, non ita videntur impru-<text:line-break/>dentes, Tunc enim inflammationis impetus conquievit,<text:line-break/>atque ojsu ab his diebus laxantur et facile tractari post-<text:line-break/>sunt. Hae tamen curatione longe melior est quae a<text:line-break/>principio vinculum adhibet, sub qua septimus dies mem-<text:line-break/>brum exhibet ex toto alligandis ferulis idoneum, quod<text:line-break/>sub hae multo posterius contingit.</text:span></text:p>
      <text:p text:style-name="P19"><text:span text:style-name="T26">lllis in superiori fermone reprehensis qui tertio aut<text:line-break/>quarto die adhiberent vinculum fracturae accommodatum,<text:line-break/>ad eos nunc trausit qui post septimum diem ad id veniunt,<text:line-break/>quos mluus errare indicat, ut qui partes extendant non<text:line-break/>ita inflammatas. Sed qui tertio aut quarto die idafficiunt,<text:line-break/>quo tempore luflammatio, quum maxime vigeat, lenienti—<text:line-break/>bus eget, eos lu non mediocri errore versari ostendit.</text:span></text:p>
      <text:h text:style-name="Heading_20_2" text:outline-level="2">XXXVII.</text:h>
      <text:p text:style-name="P16"><text:span text:style-name="T21">Alia etiamnuni affert incommoda quae omnia persequi<text:line-break/>longum est.</text:span></text:p>
      <text:p text:style-name="P18"><text:span text:style-name="T26">Longitudinis temporis accufavit eam curationem quae<text:line-break/>nonnisi post septimum diem vinculo utitur. fracturis ac-<text:line-break/>commodato. Nunc subdit in alia'quoque compellere in-<text:line-break/>commoda, quae ne multus sit omittit. Nos satius duci--<text:line-break/>mus ea subjicere, moti ab iis quae in fuperioribus de-</text:span></text:p>
      <text:p text:style-name="P19"><text:span text:style-name="T26">monstravimus. Ubi fractura mediocris sit, partes sub hac<text:line-break/>vinciendi ratione tumidiores fiunt, ut supra etiam osten-<text:line-break/>dimus. Quodsi os asperius et gravius perfringatur, peri-<text:line-break/>culum quoque est in eo casu ne corrumpatur, si vinculum<text:line-break/>quod ad -fracturas pertinet dum transeat septimus dies<text:line-break/>differatur. Hoc enim jubet a primo adhiberi, quoniam<text:line-break/>in utramque partem a fractura exprimit superantem san-<text:line-break/>guinem, qui si diutius ibi subsistat, nonnnnquam efficit<text:line-break/>ut ossa vitiosa sanie plurimum irrigata corrumpantur.</text:span></text:p>
      <text:h text:style-name="Heading_20_2" text:outline-level="2">XXXVIll.</text:h>
      <text:p text:style-name="P16"><text:span text:style-name="T21">Quibus osta fracta et cute excedentia restitui nequeunt,<text:line-break/>hoc modo'in suam sudem collocantur.</text:span></text:p>
      <text:p text:style-name="P18"><text:span text:style-name="T26">Solent Graeci qui Asiam incolunt usurpare verbum<text:line-break/></text:span><text:span text:style-name="T11">καταστῆσαι, </text:span><text:span text:style-name="T26">ut significent in suam sedem collocare. Unde<text:line-break/>mihi, videtur Hippocrates ducere nomen </text:span><text:span text:style-name="T11">κυταστάσεως </text:span><text:span text:style-name="T26">per</text:span></text:p>
      <text:p text:style-name="P20"><text:span text:style-name="T11">σ </text:span><text:span text:style-name="T26">tertiam syllabam scribens, sic ut idem significet quod<text:line-break/></text:span><text:span text:style-name="T11">καθίδρυσις, </text:span><text:span text:style-name="T26">quod vocabulum nihil aliud sibi vult quam.<text:line-break/>aliquid in suam sedem collocare, quam rem </text:span><text:span text:style-name="T11">καιάστασιν<text:line-break/></text:span><text:span text:style-name="T26">dixit. Male igitur scribunt nonnulli </text:span><text:span text:style-name="T11">κατάτασιν </text:span><text:span text:style-name="T26">absque </text:span><text:span text:style-name="T11">σ,<text:line-break/></text:span><text:span text:style-name="T26">non enim per 'inteusionem, quam </text:span><text:span text:style-name="T11">κατάτασις </text:span><text:span text:style-name="T26">notat, sed et<text:line-break/>per impulsum nudata ossa in suum locum reconduntur.</text:span></text:p>
      <text:h text:style-name="Heading_20_2" text:outline-level="2">XXXIX.</text:h>
      <text:p text:style-name="P16"><text:span text:style-name="T21">Ferramenta facere oportet ad</text:span><text:span text:style-name="T26"> similitudinem vectium </text:span><text:span text:style-name="T21">qui-<text:line-break/>bus in lapidicinis utuntur, laxiora ex una parte, angu-<text:line-break/>stiora ex altera, quae terna habeantur aut etiam plura,<text:line-break/>ut fempar adjici aptifstma pojstnt. Quibus demifsts ostsu<text:line-break/>eodem paene momento quo intenduntur impellenda sunt.<text:line-break/>Innitantur autem ab imo inferiori ofst, a summo supe-<text:line-break/>riori; atque ut uno verbo dicam , non aliter quam st<text:line-break/>vectis ad lapidem vel lignum fortiter impellendum ad-<text:line-break/>moveatur. Sint autem ferramenta quantum fieri potest<text:line-break/>strrnifstrna ne stectantur. Haec itaque curatio maximum</text:span></text:p>
      <text:p text:style-name="P19"><text:span text:style-name="T21">momentum habet, st ferramenta idonea stnt et impulsus<text:line-break/>conveniens adhibeatur.</text:span></text:p>
      <text:p text:style-name="P18"><text:span text:style-name="T26">Constat fabricanda esse ferramenta ad figuram vectium<text:line-break/>quibus in lapidicinis utuntur, non tamen aeque magna,<text:line-break/>quum quae ad impellenda ossa adhibentur ab iis non ab-<text:line-break/>horreant quae ad urgendos dentes comparantur. Verum<text:line-break/>ad ossa impellenda parari multa debent, quorum alia aliis<text:line-break/>pleniora vel tenuiora sint vel minora ab extrema parte,<text:line-break/>qua maxime fuum effectum praestant, fed qua via uti<text:line-break/>eisdem ferramentis conveniat, Hippocrates ipfe evidenter<text:line-break/>declarati Si quis ejus verba non intelligit, alia exposi-.<text:line-break/>tione aut interpretatione non indiget, sed oculorum scnfu:<text:line-break/>quaedam enim res natura tales funt, ut aliqui nec discere<text:line-break/>nec doceri eas possint, nisi in conspectum adducantur.</text:span></text:p>
      <text:h text:style-name="P7" text:outline-level="2">XL.</text:h>
      <text:p text:style-name="P16"><text:span text:style-name="T21">Ex universis enim machinationibus quae ab hominibus ax-<text:line-break/>cogitae sunt, hae tres sunt omnium valentifstmae, axis<text:line-break/>versatio , impulsus per vectem et cuneus adactus. Nam-<text:line-break/>que homines stne aliquo uno vel stne omnibus nullum<text:line-break/>opus quod maximam vim postulet perficiunt; quare<text:line-break/>non parvi faciendus 'est impulsus hic, stquidem osta vel '<text:line-break/></text:span><text:span text:style-name="T26">hae via vel </text:span><text:span text:style-name="T21">nulla alia reconduntur. Sed st id os quod<text:line-break/>super alterum excedit vecti idoneum locum non praestet,<text:line-break/>sttque ita acutum ut vectis effugiat; scalpro excavan-<text:line-break/>dum , donec vecti 'locus stat cui strmiter haereat. Im-<text:line-break/>pellere autem oportet atque extendere eodem die vel<text:line-break/>postridie, fed non tertio; quarto vero vel quinto minime.<text:line-break/>Idam st his diebus lacefstt osta ne queant in suam se-<text:line-break/>dem reverti,, inflammatio superveniet, ac nihilominus,<text:line-break/>etiam Ubi restituantur.</text:span></text:p>
      <text:p text:style-name="P18"><text:span text:style-name="T26">Axes nuncupantur ab Hippocrate vocabulo </text:span><text:span text:style-name="T18">ονου </text:span><text:span text:style-name="T21">et<text:line-break/></text:span><text:span text:style-name="T11">ὸνίσκον. </text:span><text:span text:style-name="T26">Horum itaque , versationem ait validissimam esse,</text:span></text:p>
      <text:p text:style-name="P17"><text:span text:style-name="T11">/ </text:span><text:span text:style-name="T26">sicut et vectis impulsum et cunei admotionem, quam vocat<text:line-break/></text:span><text:span text:style-name="T11">σφήνωσιν, </text:span><text:span text:style-name="T26">quae lignorum per cuneos diductionem divisio-<text:line-break/>nemque significat.</text:span></text:p>
      <text:h text:style-name="Heading_20_2" text:outline-level="2">XL<text:span text:style-name="T68">I</text:span>.</text:h>
      <text:p text:style-name="P16"><text:span text:style-name="T21">Atqui multo magis nervorum distensio excitabitur, st os<text:line-break/>restituatur, quam st restitui nequeat. Quod quidem ig-<text:line-break/>norare non oportet, nam st condito oese nervorum dis-</text:span></text:p>
      <text:p text:style-name="P16"><text:span text:style-name="T26">• tensio </text:span><text:span text:style-name="T21">superveniat, in angusto spes esa Praestat autem<text:line-break/>iterum expellere, st potest citra molestiam steri.</text:span></text:p>
      <text:p text:style-name="P18"><text:span text:style-name="T26">Causam quamobrem his omnibus vitiis inflammatio -<text:line-break/>accedat, ubi ossa condantur, ipfe deinceps omnem perse-<text:line-break/>quitur , semel ipsam explicasse contentus, non secus atque<text:line-break/>alia multa quae lu medicina maximum pondus habent,<text:line-break/>nt qui transferendum nobis sermonem censeat ad cetera<text:line-break/>ejusdem naturae omnia. Ecce tibi adscribam ejus verba, qui-<text:line-break/>bus universum hoc quod ad multa singularia pertinet exponit.</text:span></text:p>
      <text:h text:style-name="P7" text:outline-level="2">XLII.</text:h>
      <text:p text:style-name="P18"><text:span text:style-name="T21">sueque enim iis quae juste laxiora sunt nervorum distensio<text:line-break/>aut rigor</text:span><text:span text:style-name="T26"> siipernafeitur, </text:span><text:span text:style-name="T21">sed iis quae ultra debitum in-<text:line-break/>tenduntur. Quod ad hunc locum attinet, propositis die-<text:line-break/>bus irritare non convenit, fed operam dare ut ulcus<text:line-break/>quam minime inflammatione tentetur et quam maxime<text:line-break/>suppuret. Atque' ubi septem dies vel paulo plures trans-<text:line-break/>ierint, st febris non stt atque ulcus inflammatione va-<text:line-break/>cet, tunc minus prohibemur eniti ad reponendum, ubi<text:line-break/>Voti compotes fieri poste non desperemus, quoniam, stne<text:line-break/>,. effectus spe non Convenit et</text:span><text:span text:style-name="T26"> sibi et </text:span><text:span text:style-name="T21">alteri molestiam af-<text:line-break/>ferre. Ergo st ojsu in suum sudem collocentur, quae<text:line-break/>curatio admovenda stt jam declaratum est, stve abfcesu<text:line-break/>sura credamus stve non. Quodst absuestura ojsu videan-<text:line-break/>tur, ut dixi, fasciae in imnibus his ordiri a mediis de-<text:line-break/>bent, plerumque- quemadmodum illite quae primae cir-<text:line-break/>cumdantur in utramque partem attractae.</text:span></text:p>
      <text:p text:style-name="P19"><text:span text:style-name="T26">Ostensum est in libro de motu musculorum, singulos<text:line-break/>musculos suo munere fungi, ubi verius suum initium con-<text:line-break/>trahuntor. Quae res quando invitis nobis accidit ob in-<text:line-break/>flammationis magnitudinem nervi distenduntur. Cur igi-<text:line-break/>tur si reponantur rssa quae fracta aut luxata inter se<text:line-break/>cesserunt, musculorum dissensio sequitur? Quaestio ex eo<text:line-break/>praesertim diluitur, quod membrum redditur brevius,<text:line-break/>quum fractum vel luxatum os cute excedit, sed postquam<text:line-break/>in suum locum reposita sunt quae nudata erant suam lon-<text:line-break/>gitudinem recipiunt. In quo casu coguntur musculi, quos<text:line-break/>inflammatio exercet una cum tuto membro distendi. Duo-<text:line-break/>bus igitur modis distenduntur et sub inflammatione et<text:line-break/>nunc, quum ad pristinam longitudinem revertuntur.</text:span></text:p>
      <text:h text:style-name="Heading_20_2" text:outline-level="2">XL<text:span text:style-name="T63">III</text:span>.</text:h>
      <text:p text:style-name="P16"><text:span text:style-name="T21">Attendenda insuper est st gura ulceris, ne sub vinculo hiet<text:line-break/>ac divaricetur.</text:span></text:p>
      <text:p text:style-name="P19"><text:span text:style-name="T26">Translatione usus duo haec verba usurparet, hiare<text:line-break/>scilicet, quod </text:span><text:span text:style-name="T11">σήρεσθαι </text:span><text:span text:style-name="T26">dixit, ducto quidem verbo a la- -<text:line-break/>biis oris, et divaricari, quod </text:span><text:span text:style-name="T11">ἐκπλήττεσθαι </text:span><text:span text:style-name="T26">a cruribus plu-<text:line-break/>rimum inter se diductis. Diducta 'enim crura divaricata<text:line-break/>dicimus, labia vero quum sine.motu maxillae inter sc di-<text:line-break/>stant, hiantia. Namque ubi os sic aperitur ut labia non<text:line-break/>coeant, dentes vero inter fe committantur, hlare dicitur.'<text:line-break/>Cavet autem ne orae vulneris diductae vinciuntur; vult<text:line-break/>enim eas contrahi cutis partibus suum situm recipientibus,<text:line-break/>quandoquidem subjectum mulculorum ulcus hac via nii-<text:line-break/>nime comprimetur et maxime tegetur. Scire enim licet<text:line-break/>quaecunque cute conteguntur, hac- eadem delectari nihil-<text:line-break/>que nudari innocenter. At quid mirum est, si ea quibus<text:line-break/>cutis proprium atque lunatum velamentum est, semper<text:line-break/>velamento gaudent innato ceterisque omnibus laeduntur?<text:line-break/>Equidem quum nihil ex cute praeciderem, sed eam ab -</text:span></text:p>
      <text:p text:style-name="P20"><text:span text:style-name="T26">ulterioribus partibus super locum inducerem, a quo de-<text:line-break/>tracta erat, agglutinatam vidi et, quod magis admiratione<text:line-break/>dignum est, quum locus jam nigritie occuparetur. Illud<text:line-break/>item longe admirabilius, quod non modo adolescentibus,<text:line-break/>fed senibus non paucis cutem ita detractam protinus ubi<text:line-break/>in plaga nigresceret faepe agglutinavi. At nuda caro, si<text:line-break/>sine cute relinquatur, aegre ad cicatricem perducitur,<text:line-break/>praeterquam quod morsum omnino sentit et sordida red-<text:line-break/>ditur: medicamenta enim quae luflammationem coercent<text:line-break/>ac leniunt, cujusmodi est quod </text:span><text:span text:style-name="T11">πάρνγρον </text:span><text:span text:style-name="T26">et quod </text:span><text:span text:style-name="T11">τετρα-<text:line-break/>φἀρμακον </text:span><text:span text:style-name="T26">nuncupatur, affectam ' partem ab inflammatione<text:line-break/>tuentur, sed ulcus sordidum efficiuut; quae vero ulcus<text:line-break/>purgant ob detergendi facultatem mordent. Sed ubi pars<text:line-break/>a qua detracta cutis est eadem contegatur, nulli ejusmodi<text:line-break/>noxae patet, quod simile est atque ubi pustulae sub variis<text:line-break/>causis ortae in tumorem assurgunt et interdum gravem</text:span></text:p>
      <text:p text:style-name="P19"><text:span text:style-name="T26">afferunt dolorem. Acutu enim acu, ut nosti; eas aperio,<text:line-break/>ut exitum habeant colleetoque ibi humore leniter expresso<text:line-break/>superjectam cutem relinque. Hae deinde iterum implentur<text:line-break/>, praecluso foramine, impletaeque eodem modo aperiuntur:<text:line-break/>humore expresso cutis ad carnem compellitur fervaturque,<text:line-break/>dum quod sub ea ex ulceratum est ad cicatricem perveniat.<text:line-break/>Haec dixisse volui, ut aperte ostenderem ulcus quodlrbet in-<text:line-break/>nata cute contegendum esse. Hic autem non qnodcumque<text:line-break/>tractatur, sed quod alte penitus insedit, qtturn raro tota ab<text:line-break/>ossibus discussa sit; non enim cute excederent, nisi prius<text:line-break/>universam carnem incidissent. Hanc igitur melius est<text:line-break/>proxima cute velari, namque ubi nuda sit contactu me-<text:line-break/>dicamentorum quibus nutritur, si oleum accipiant et ul-<text:line-break/>cus mitius reddant, sordida evadit; sin purgent sordem<text:line-break/>et detergendi vim habeant, morsum sentit. At ubi inje-<text:line-break/>cta medicamenta per culem suam facultatem carni exul-<text:line-break/>ceratae impertiant, nulla ipfotum particula penetrante</text:span></text:p>
      <text:p text:style-name="P20"><text:span text:style-name="T26">proderunt quidem, sed nullum afferent ex superioribus in-<text:line-break/>commodis. niure igitur Hippocrates magni momenti exi-<text:line-break/>stimat oras hujusmodi ulcerum contrahi, id quod bene uti-<text:line-break/>que cedet, si diligenter figura ulceris animadvertatur. Si<text:line-break/>-una enim ora in alterum latus inclinetur, fascia inde<text:line-break/>orsa .ad contrarium convertenda est ; si pariter utrumque,<text:line-break/>media primo injici debet, atque ora, vulneris inter se<text:line-break/>committi.</text:span></text:p>
      <text:h text:style-name="Heading_20_2" text:outline-level="2">X<text:span text:style-name="T68">L</text:span>IV.</text:h>
      <text:p text:style-name="P16"><text:span text:style-name="T21">Fafcia commode quibusdam a dextra parte attrahitur,<text:line-break/>quibusdam a sinistra, aliis in utramque partem ducitur.<text:line-break/></text:span><text:span text:style-name="T26">Quaecunque autem </text:span><text:span text:style-name="T21">ojsu reverti in suam sedem non po-<text:line-break/>tuerunt, haec scire licet absuestura este, non sucus etiam<text:line-break/>ea quae ex toto carne sunt nudata. Nudatur autem<text:line-break/>quibusdam pars</text:span><text:span text:style-name="T26"> /aperior, </text:span><text:span text:style-name="T21">plerisque vero emoritur caro<text:line-break/>quae circa fracturam esu</text:span></text:p>
      <text:p text:style-name="P19"><text:span text:style-name="T18">Συντρόφα,ς</text:span><text:span text:style-name="T11"> </text:span><text:span text:style-name="T26">dixit ut commode significaret,, inutili trans-<text:line-break/>latione usus, quod mihi libuit notasse, quandoquidem elo-<text:line-break/>quentissimus quisque translationem usurpat, nt rem aper-<text:line-break/>tius declarans exponati</text:span></text:p>
      <text:h text:style-name="Heading_20_2" text:outline-level="2">XLV.</text:h>
      <text:p text:style-name="P18"><text:span text:style-name="T21">Ojsu quaedam sub scactura diuturna aliis putrescunt, aliis<text:line-break/>minime, et quibusdam gravius, quibusdam levius; tum<text:line-break/>modo grandia, modo exigua osta infestantur. Ob haec<text:line-break/>: </text:span><text:span text:style-name="T21">' </text:span><text:span text:style-name="T21">igitur quae posita sunt non licet uno verbd explicare, quo<text:line-break/>tempore ahsceffura stnt; nonnulla enim et quod exigua<text:line-break/>sunt, et quod in summo continentur, celerius excidunt;<text:line-break/>nonnulla non excidunt, sud aresucta et putria jquamam<text:line-break/></text:span><text:span text:style-name="T21">' • </text:span><text:span text:style-name="T21">remittunt-, praeter haec multum curatio alia ab alia<text:line-break/>differt. Fere tamen offa illst celerrime abscedunt in<text:line-break/>quibus celerrime pus apparet, et celerrime etiam at-<text:line-break/>que optime caro increscit; caro enim</text:span><text:span text:style-name="T26"> quae in </text:span><text:span text:style-name="T21">vitiata</text:span></text:p>
      <text:p text:style-name="P19"><text:span text:style-name="T21">parte succrescit, plerumque os attollit. Ambitus ergo to-<text:line-break/>tius ofstf, st quadraginta diebus abscedit, optime absce-<text:line-break/>det,</text:span><text:span text:style-name="T26"> quum </text:span><text:span text:style-name="T21">nonnulla ufque ad sexagesimum perveniant.<text:line-break/>Rariora quidem ojsu maturius abscedunt, firmiora se-<text:line-break/>rius, alia quae minora sunt intra tempus multo brevius<text:line-break/>atque alia aliter.</text:span></text:p>
      <text:p text:style-name="P21"><text:span text:style-name="T21">A ' ' ' •</text:span></text:p>
      <text:p text:style-name="P18"><text:span text:style-name="T26">Ossa quae putrescunt </text:span><text:span text:style-name="T11">σεσάπρισται </text:span><text:span text:style-name="T26">dixit verbo ducto<text:line-break/>a nomine </text:span><text:span text:style-name="T11">σαπρου. </text:span><text:span text:style-name="T26">Nominant autem quaecumque corrupta<text:line-break/>. sunt </text:span><text:span text:style-name="T11">σαπρὰ, </text:span><text:span text:style-name="T26">idqne non recte, quaecumque enim et vetu-<text:line-break/>sta et diuturna sunt ab ipso dicuntur </text:span><text:span text:style-name="T11">σαπρἀ.</text:span></text:p>
      <text:h text:style-name="Heading_20_2" text:outline-level="2">XLV<text:span text:style-name="T68">I</text:span>.</text:h>
      <text:p text:style-name="P16"><text:span text:style-name="T26">ilis autem de </text:span><text:span text:style-name="T21">causis os praecidendum esu Si rejtltui ne-<text:line-break/>quit et parum quid excedere videatur, abscindere non<text:line-break/>licet; st noxium stt et carnem aliqua ex parte vulneret<text:line-break/>ac molestiam ajscrat nudatumque stt, hoc quoque abfcin-</text:span></text:p>
      <text:p text:style-name="P19"><text:span text:style-name="T21">dendum esu Reliqua vero ndn multum reseri praeci-<text:line-break/>dantur necne. Scire, enim certum licet ojsu quae carne<text:line-break/>nudata sunt ex tota et arida omnia penitus abscefsura.<text:line-break/></text:span><text:span text:style-name="T26">Ea </text:span><text:span text:style-name="T21">vero praecidi non oportet a quibus suuama resal~-<text:line-break/>venda est, ex propositis autcm indiciis conjiciendum<text:line-break/>est quae penitus. absuejsura stnt. Ad horum curatio-<text:line-break/>nem pannis utendum est ac vini perfusione, stcut ante<text:line-break/>indicavimus in cfsibus quae abscefsura sunt, cavendum-<text:line-break/>que ne frigida aliqua re a principio perfundantur;<text:line-break/>nam periculum est ne cum febre gravis horror sequa-<text:line-break/>tur, neve nervorum distentionem asperant, praesertim<text:line-break/>ulceribus. Illud item ignorare non oportet, quod mem-<text:line-break/>bra in quibus utraque osta comminuta sunt, dum inter<text:line-break/>fe cedentia curantur, et ea quibus fragmentum</text:span><text:span text:style-name="T26"> a </text:span><text:span text:style-name="T21">toto<text:line-break/>ojsts ambitu recedit , mecesue est breviora stant.</text:span></text:p>
      <text:p text:style-name="P21"><text:span text:style-name="T26">Cansas appellavit </text:span><text:span text:style-name="T11">προφάσεις. </text:span><text:span text:style-name="T26">Patet autem ab eo hic<text:line-break/>quoque sic vocari non falsas, fed veras caulas. Uni ver-</text:span></text:p>
      <text:p text:style-name="P19"><text:span text:style-name="T26">sus autem sermo de ossibus putribus planus est, quum im-<text:line-break/>perat, ut id ex ipsis praecidatur quod in causa est cur<text:line-break/>non condantur, ut quod proximam carnem pungit, atque,<text:line-break/>nt ipfe ait, molestiam affert, hoc est cum -perturbatione<text:line-break/>atque tormento reponitur. Addit insuper futurum pror-<text:line-break/></text:span><text:span text:style-name="T26">- </text:span><text:span text:style-name="T26">sus ut ea ossa abscedant quae nudata protinus restituta<text:line-break/>non fuerunt et quae inaruerunt.</text:span></text:p>
      <text:h text:style-name="Heading_20_2" text:outline-level="2">XLVII.</text:h>
      <text:p text:style-name="P16"><text:span text:style-name="T21">Quibus femoris vel humeri os excefstt fere non evadunt,<text:line-break/>funt enim offa haec grandia et medullosa; adde quod<text:line-break/>multa ac magna simul lacerentur, nervi suilia et, mu-<text:line-break/>sculi ac venae. Quodst reponantur, sulet nervorum<text:line-break/>distensio supervenire i st non reponantur, acutae bilio-<text:line-break/>sueque febres cum singultu ac nigritie. Non minus<text:line-break/>evadunt quibus nec reponere fentamus; magis adhuc<text:line-break/>evadunt quibus inferior pari ofsts quam' quibus superior</text:span></text:p>
      <text:p text:style-name="P19"><text:span text:style-name="T21">excefstt. Evadere etiam poscunt quibus reponuntur, raro<text:line-break/>tamen. Multum enirn. curatio multumque natura cor-<text:line-break/>poris alia ab alia distat, quod ad facile serendum at-<text:line-break/>tinet. Multum quoque refert an ab exteriori humori<text:line-break/>fernorisve parte osta excesuerint: multae enim et gran-<text:line-break/>des venae per interiorem partem seruntur, quarum non-'<text:line-break/>nullae vulneratae hominem jugulant, </text:span><text:span text:style-name="T26">per - exteriorem<text:line-break/></text:span><text:span text:style-name="T21">vero pauciores intendunt. In 'ejusmodi igitur casibus<text:line-break/>periculi meminijste oportet quod proprie circumstat, id-<text:line-break/>que in tempore praedicere. Quodst restituere cogaris<text:line-break/>_speresque pe id adsequuturum, - neque ofsu nimium inter<text:line-break/>se ceseerint, neque musculi contracti stnt (consueverunt<text:line-break/>enim ad suum initium recurrere</text:span><text:span text:style-name="T26">) haec </text:span><text:span text:style-name="T21">quoque per ve-<text:line-break/>ctem impellendo extendendoque in suam sedem reponito.</text:span></text:p>
      <text:p text:style-name="P18"><text:span text:style-name="T26">Constat, quibus ossa haec nudantur, non tam ossium<text:line-break/>quam musculorum, nervorum, arteriarum, ac venarum ma-<text:line-break/>gnitudine periclitari; ad haec quoniam propiora sirut ner-</text:span></text:p>
      <text:p text:style-name="P20"><text:span text:style-name="T26">vorum musculorumque initiis. , Diximus autem in opere<text:line-break/>de musculis,' ubi ossa inter fe cesserint, eos facile in fe<text:line-break/>ipsus contrahi, id quod saepius adduximus. Cetera si ani-<text:line-break/>mum adjungas in aperto sunt.</text:span></text:p>
      <text:h text:style-name="Heading_20_2" text:outline-level="2">XLVI<text:span text:style-name="T63">II</text:span>.</text:h>
      <text:p text:style-name="P16"><text:span text:style-name="T26">Ubi restituantur, </text:span><text:span text:style-name="T21">veratrum molle potui dandum est eodem<text:line-break/>die; fi eodem die restituuntur, alioquin ne tentare qui-,<text:line-break/>dem oportet; ulcus vero curandum est non aliter<text:line-break/>quam calvariae offa ubi comminuuntur, Nihil setgl-<text:line-break/>dum imponendum, a cibo penitus abstinendum.</text:span></text:p>
      <text:p text:style-name="P18"><text:span text:style-name="T26">Incertum est quid sibi velit molle, patet autem vel<text:line-break/>qualitatem potionis vel modum significare. Nemo autem<text:line-break/>de modo exiguo molle proprie dictum existimaret, nec<text:line-break/>qua ratione Hippocrates praeparari ipsum velit facile in-<text:line-break/>telligitur. Nos sane radiculam ex oxymelle interdum de-</text:span></text:p>
      <text:p text:style-name="P19"><text:span text:style-name="T26">dimus, in quam veratri radicum furculi dumtaxat per to-<text:line-break/>tum diem ac noctem fuissent infixi. Huiusmodi autem<text:line-break/>purgatio per veratrum levior esu Ipsa autem res com-<text:line-break/>prehendi sane no*n putest, quum non adjecerit quo pacto<text:line-break/>'dari debeat. Scimus enim et veteres medicos et junio-<text:line-break/>res, et qui inter hos funt sumendi veratri varias ratio-<text:line-break/>nes prodidisse.</text:span></text:p>
      <text:h text:style-name="Heading_20_2" text:outline-level="2">XLIX.</text:h>
      <text:p text:style-name="P16"><text:span text:style-name="T21">Si homo naturaliter amara bile redundat, sustineri debet<text:line-break/>potione aquae cui oxyglicis odorati paulum adspersum<text:line-break/>fuerit; fed st amara bile non redundet, contentus stt<text:line-break/>aquae potu. Siquidem continenti febre laboret, non mi-<text:line-break/>nus quatuordecim diebus koc victu utatur;</text:span><text:span text:style-name="T26"> sin </text:span><text:span text:style-name="T21">febre va-<text:line-break/>cet, septem.</text:span></text:p>
      <text:p text:style-name="P18"><text:span text:style-name="T26">Contrariam huic fcripturam habet Artemidorus qui<text:line-break/>Capito cognominatus est, volens, ubi amara bilis non fu-</text:span></text:p>
      <text:p text:style-name="P19"><text:span text:style-name="T26">peret dandum oxyglices, ubi superet, aquam. Scripsit<text:line-break/>autem hoc modo : si homo naturaliter amara bile non<text:line-break/>redundet, sustineri debet potione aquae cui oxyglicis odo-<text:line-break/>rati paulum adsperium fuerit; fed si amara hile redun-<text:line-break/>det, contentus sit aquae potu. Quidam alii cum Artemi-<text:line-break/>doro scripturam hanc superiori propositam habent, quam-<text:line-break/>quam </text:span><text:span text:style-name="T21">in</text:span><text:span text:style-name="T26"> libro de ratione nictus in morbis acutis Arte-<text:line-break/>, midorus ipfe eum locum, ubi Hippocrates agit de po-</text:span></text:p>
      <text:p text:style-name="P18"><text:span text:style-name="T26">tione. Quae ita scribit: alioquin nec sitim tollit, fed'<text:line-break/>amara efficitur, biliosis enim naturaliter bilem facit et<text:line-break/>praecordiis aliena est; infestissima vero est potissimum que<text:line-break/>bilem facit et vires convellit, . quum inani corpore adsu-<text:line-break/>mitur. Qui locus quum a quibusdam ita scribatur, </text:span><text:span text:style-name="T21">bi-<text:line-break/>lem enim naturaliter</text:span><text:span text:style-name="T26"> facit et praecordiis aliena est, Arte-<text:line-break/>midorus </text:span><text:span text:style-name="T21">ipfe</text:span><text:span text:style-name="T26"> priori scripturae </text:span><text:span text:style-name="T21">potias</text:span><text:span text:style-name="T26"> subscripsit, lu qua<text:line-break/>adjicitur </text:span><text:span text:style-name="T21">biliosis,</text:span><text:span text:style-name="T26"> atque ita legit, </text:span><text:span text:style-name="T21">biliosis dumtaxat bilem<text:line-break/>Jacere.</text:span><text:span text:style-name="T26"> Quo pacto igitur nunc dat aquam bibere, quibus<text:line-break/>amara bilis abundat, nisi forte si existimat amara bile</text:span></text:p>
      <text:p text:style-name="P123"><text:span text:style-name="T26">redundantes, quos Hippocrates vocat </text:span><text:span text:style-name="T11">πικροχόλους, </text:span><text:span text:style-name="T26">alios esse<text:line-break/>atque biliosos. Sed nemo est qui nesciat, illos vocari </text:span><text:span text:style-name="T11">πι-<text:line-break/>κροχόλονς, </text:span><text:span text:style-name="T26">in quibus amara bilis redundat; namque altera<text:line-break/>hilis, quae nigra conspicitur, acida est; quae vero pallida<text:line-break/>-et flava, amara. Patet autem ob vitia quibus languens<text:line-break/>detinetur, vinum removeri; si quis autem amara bile<text:line-break/>redundet naturaliter, quum ab aquae potione plurimum<text:line-break/>• laedatur, quemadmodum dictum est in opere de ratione<text:line-break/>victus in morbis acutis, huic tantum permittit dari pau-<text:line-break/>lulum omnino oxyglicis, quam mixturam nominant etiam<text:line-break/></text:span><text:span text:style-name="T11">ἀπόμελι. </text:span><text:span text:style-name="T26">Eligit autem id quod dulce </text:span><text:span text:style-name="T21">eft,</text:span><text:span text:style-name="T26"> ne tentet par-<text:line-break/>tee nervosas. Nam- quod magis acidum est magis nocet,<text:line-break/>ac praesertim ubi ex meile constat et aceto, non ex fanis, </text:span><text:span text:style-name="T44">x<text:line-break/></text:span><text:span text:style-name="T26">ut, supra indicavimus, quo modo in Hellade quidem at-<text:line-break/>que Eli potissimum componitur. Nos in aliis regionibus<text:line-break/>ex faris conficimus, acetum melli adjicientes, post haec<text:line-break/>incoquentes donec eorum qualitates in unitatem coierint<text:line-break/>atque aceti vis frangatur.<text:tab/>'<text:tab/>.</text:span></text:p>
      <text:h text:style-name="P7" text:outline-level="2">L.</text:h>
      <text:p text:style-name="P124"><text:span text:style-name="T21">Deinde paulatim pro ratione ad quemlibet victum revera<text:line-break/>tatur. Quibus item recondita ostsu non fuerint, eadem<text:line-break/>purgatio convenit, eodem modo vulnus nutriendum et<text:line-break/>eadem abstinentia servanda. Pars item corporis quae<text:line-break/>tumida est extendi non debet, sud contrahi potius ut<text:line-break/>spatium in ulcere laxius stt. Ojsu autem longiori tem-<text:line-break/>pore abscedunt , quemadmodum supra dictum</text:span><text:span text:style-name="T26"> esi. Ca-<text:line-break/></text:span><text:span text:style-name="T21">vere autem</text:span><text:span text:style-name="T26"> oportet, </text:span><text:span text:style-name="T21">praesertim st bella cautio est, stqui-<text:line-break/>dem spes in angusto est et pericula multa circumstant ;<text:line-break/>atque ubi offa non reponantur, medicus videtur arte<text:line-break/>desutui; ubi reponantur, homo ad interitum magis<text:line-break/>praecipitatur quam liberetur.<text:tab/></text:span><text:span text:style-name="T21">,</text:span></text:p>
      <text:p text:style-name="P125"><text:span text:style-name="T26">Antea quoque diximus quamlibet victus rationem<text:line-break/>quae exquisitae contraria est ah Hippocrate </text:span><text:span text:style-name="T11">φαύλην </text:span><text:span text:style-name="T26">nun-<text:line-break/>cupari.<text:tab/>, </text:span><text:span text:style-name="T26">-t</text:span></text:p>
      <text:h text:style-name="P7" text:outline-level="2">LI.</text:h>
      <text:p text:style-name="P16"><text:span text:style-name="T21">Ubi ojsu genu vel toto loco mota sunt, vel paulum cxcej-<text:line-break/>surunt, casus multo mitior</text:span><text:span text:style-name="T26"> est,. </text:span><text:span text:style-name="T21">quam ubi ea quae in<text:line-break/>cubito sunt vel toto loco moventur.</text:span></text:p>
      <text:p text:style-name="P18"><text:span text:style-name="T26">Quum ossa toto loco moventur </text:span><text:span text:style-name="T11">όλισθἠματα </text:span><text:span text:style-name="T26">dicit, </text:span><text:span text:style-name="T26">'<text:line-break/></text:span><text:span text:style-name="T26">quum paulum excidunt, </text:span><text:span text:style-name="T11">διακινήματα. </text:span><text:span text:style-name="T26">Mitionem vero ca-<text:line-break/>sum </text:span><text:span text:style-name="T11">εύηθὲστερον </text:span><text:span text:style-name="T26">appellavit, juxta propriam significatio-<text:line-break/>nem verbi </text:span><text:span text:style-name="T11">εύήθους, </text:span><text:span text:style-name="T26">quo significatur bonos habens mores.<text:line-break/>Nam si stolidus Graece vocatur </text:span><text:span text:style-name="T11">εύήθης, </text:span><text:span text:style-name="T26">similiter dicitur<text:line-break/>atque </text:span><text:span text:style-name="T11">γλυκεῖα </text:span><text:span text:style-name="T26">et </text:span><text:span text:style-name="T11">καλλείας. </text:span><text:span text:style-name="T18">Γλυκίικν</text:span><text:span text:style-name="T11"> </text:span><text:span text:style-name="T26">quidem vocant suem<text:line-break/>ubi diis immolatur, ut blande rem appellent; </text:span><text:span text:style-name="T11">καλλείαν<text:line-break/></text:span><text:span text:style-name="T26">vero simiam. Nam ab hoc quoque vocabulo cavent, quod<text:line-break/>testatur Callimachus quum ait, a vocabulo ferae per ho-<text:line-break/>ram caveto. </text:span><text:span text:style-name="T35">1</text:span></text:p>
      <text:h text:style-name="Heading_20_2" text:outline-level="2">Ll<text:span text:style-name="T68">I</text:span>.</text:h>
      <text:p text:style-name="P16"><text:span text:style-name="T21">Nam, pro magnitudine tenuior est ariiadrts femoris quam<text:line-break/>bumeri.</text:span></text:p>
      <text:p text:style-name="P20"><text:span text:style-name="T26">Commissura genu duobus ossibus continetur inter se<text:line-break/>' commissis, femoris scilicet ac tibiae. Sed sicut in ceteris<text:line-break/>commissuris necesse est quoddam cavum esse, lu quod </text:span><text:span text:style-name="T21">fe<text:line-break/>inscrat</text:span><text:span text:style-name="T26"> caput ossis quod recipitur, atque ipsum caput ro-<text:line-break/>tundum esse, ut prompte facileque in cavum conjiciatur,<text:line-break/>ita etiam in commissura genu extremum quidem femur<text:line-break/>iusinuatur, tibiae vero caput recipit. Nam quum haec<text:line-break/>femori subjecta sit, duo ejus tubercula duobus canis ad-<text:line-break/>mittit respondentibus, quae media apte distinguuntur car-<text:line-break/>tilagine quadam nervosa. Merito igitur Hippocrates ex<text:line-break/>ossibus quae inter fe committuntur articulum vocat, non<text:line-break/>id quod proximum processum accipit, fed quod in cavo<text:line-break/>recipitur. Nunc autem, inquit, tenuior est articulus fe-<text:line-break/>moris quam humeri, quoniam ubi articulus </text:span><text:span text:style-name="T21">hic,</text:span><text:span text:style-name="T26"> id est •<text:line-break/>imum femoris caput cum tibia committitur tenuior est,<text:line-break/>hoc est minus tumet; non tamen simpliciter est minor<text:line-break/>humero, qua cum cubito conjungitur, sed si proportione</text:span></text:p>
      <text:p text:style-name="P19"><text:span text:style-name="T26">aestimetur. Nam si imum femoris caput magnitudini fe-<text:line-break/>moris responderet, longe majus esset, fed res aliter habet.<text:line-break/>Multo enim majus est femoris os quam humeri, imum<text:line-break/>vero femur paulo majus est quam imus humerus.</text:span></text:p>
      <text:h text:style-name="Heading_20_2" text:outline-level="2">LIII.</text:h>
      <text:p text:style-name="P126"><text:span text:style-name="T21">Atque hic unus justam naturam habet, eamdemque rotun-<text:line-break/>dam. Brachii autem articulus magnus et gradus plu-<text:line-break/>res habens.<text:tab/>_</text:span><text:span text:style-name="T26"> </text:span><text:span text:style-name="T26">r. ;</text:span></text:p>
      <text:p text:style-name="P18"><text:span text:style-name="T26">Femoris articulus qui in genu est folus, inquit, ju-<text:line-break/>stam naturam habet. Constat autem, ut saepenumero in-<text:line-break/>dicavimus, justum ab ipso intelligi quod aequale est. Si<text:line-break/>formemur itaque diligenter qua ratione dicat hunc unum<text:line-break/>naturam aequalem habere, inveniemus nullas in eo par-<text:line-break/>tes excedere, quum omnes inter fe similes sint, quumque<text:line-break/>unam tantum commissuram habeant. Igitur quia femur</text:span></text:p>
      <text:p text:style-name="P20"><text:span text:style-name="T26">ea parte in duos rotundos processus finitur aequalis ma-<text:line-break/>gnitudinis ac figurae,- qui lu duos tibiae sinus aequales<text:line-break/>conjiciuntur, et quia utrumque extremiim, femoris scilicet<text:line-break/></text:span><text:span text:style-name="T21">ac</text:span><text:span text:style-name="T26"> tibiae, situm est e regione totius ossis, ea de causa jure<text:line-break/>quis&gt; dicet articulum hunc justam naturam habere. Su-<text:line-break/>perius enim femoris caput quod cum coxa committitur<text:line-break/>neque e regione femoris est, siquidem videtur in interio-<text:line-break/>rem partem projectum, neque magnitudini ejus respondet,<text:line-break/>quum multo plenius sit femur quam humerus, ac nihilo-<text:line-break/>minus summum caput humeri longe minus sit quam fe-<text:line-break/>moris ; at neque ipsum humeri caput e regione humeri<text:line-break/>situm est. Quodsi ceteras spectes commissuras, nullam in-<text:line-break/>venies habere omnem aequalitatem, quam in genu propo-<text:line-break/>fuimns. Ac non longe abieris, extrema tibia quae surae<text:line-break/>juncta cum talo committitur neque appendices neque si-<text:line-break/>nus habet ossibus respondentes. , Necesse enim fuit, si ita<text:line-break/>fe habere debuit, quemadmodum tibia longe crassior est</text:span></text:p>
      <text:p text:style-name="P19"><text:span text:style-name="T26">quam sura, sic ejus appendicem et ab luteriori parte com-<text:line-break/>missurae, qua cava est, et ah exteriori qua gibba majorem<text:line-break/>esse. Sed res aliter habet. Quin </text:span><text:span text:style-name="T26">et </text:span><text:span text:style-name="T26">ipse talus non sim-<text:line-break/>plicem figuram repraesentat qua committitur, sed variam<text:line-break/>.partesque habet plurimum inter se disserentes. Invenies<text:line-break/>autem ab his non abhorrere commissuram cubiti et radii<text:line-break/>eum manu. Quodst omnis persequi velim, cogar longius<text:line-break/>labi et multo magis si ceterorum articulorum omnium na-<text:line-break/>turam exponam, ut maxillae vertebrarum et ossis quod<text:line-break/>latum appellatur. Satius igitur duxiorem fummatim bre-<text:line-break/>vique sermone complectens ad alia transire. Is sermo sic<text:line-break/>habet. De natura omnium ossium scriptus est a nobis<text:line-break/>• liber unus, ubi uniuscujusque magnitudinem, figuram com-<text:line-break/>missuramque explicavimus, quem si quis prae manibus ha-<text:line-break/>beat, inveniet vere hoc loco propositum esse, inter com-<text:line-break/>missuras omnes solam quae in genu est ad unguem justam<text:line-break/></text:span><text:span text:style-name="T44">x</text:span><text:span text:style-name="T26"> </text:span><text:span text:style-name="T26">esse. Quum propositum ipsi fuerit genu et cubiti com-</text:span></text:p>
      <text:p text:style-name="P19"><text:span text:style-name="T26">missuram inter se conferre, quumque ostenderit casus genu<text:line-break/>• mitiores esse quam cubiti, hanc rem conjicere volens<text:line-break/>dixit: nam pro magnitudine tenuior est articulus femoris<text:line-break/>quam humeri, et insuper adjecit, atque hic justam natu-<text:line-break/>. ram habet. Quod abunde fuisset, si genu cum cubiti com-</text:span></text:p>
      <text:p text:style-name="P21"><text:span text:style-name="T26">missura dum laxat comparasset. Sed quoniam orationi ad-<text:line-break/>jecit unus quum inquit, atque hic unus justam habet na-<text:line-break/>turam, cogitur articulorum omnium naturam referre,<text:line-break/>quam nullus simplicem habet; scd tum .figurae ac magni-<text:line-break/>tudinis inaequalis, tum partium dissimilium. Nune igitur<text:line-break/>quum ad cubiti commissuram veniat ostendatque partes<text:line-break/>ejus dissimiles esse et inaequales, nos quoque verba ejus<text:line-break/>fequuti quae proponuntur singula explicabimus. Magnum<text:line-break/>ergo esse inquit humeri caput in cubiti commissura, id-<text:line-break/>que non immerite. Latefcit enim hac parte pluraque ha-<text:line-break/>bet capita inaequalia, quae </text:span><text:span text:style-name="T11">κονδύλους </text:span><text:span text:style-name="T26">Graeci dicunt. At<text:line-break/>nullum eorum caro recipitur, quemadmodum evenit in</text:span></text:p>
      <text:p text:style-name="P127"><text:span text:style-name="T26">genu, nisi gibbum quoddam quod inter ea medium est et<text:line-break/>trochleae imaginem repraesentat! quum ex magnis tuber-<text:line-break/>culis humeri quod interius est cum nullo osse conjunga-<text:line-break/>tur, quod ab exteriori parte est committatur cum radio<text:line-break/>in funimum ejus sinunr conjectum. Hactenus humerum<text:line-break/>videmus excipi cubito ac radio.<text:tab/>Sed alio rursus modo</text:span></text:p>
      <text:p text:style-name="P18"><text:span text:style-name="T26">humerus cubiti processus excipit, quum ab utraque parte<text:line-break/>quantum satis est sinuetur, minus quidem a priori, magis<text:line-break/>a posteriori, quum et cubito processus, quos a rostri simi—<text:line-break/>litudine Graeci et feminino genere </text:span><text:span text:style-name="T11">κορώνας </text:span><text:span text:style-name="T26">et neutro<text:line-break/></text:span><text:span text:style-name="T11">κόρωνα </text:span><text:span text:style-name="T26">vocant, non sint aeque magni, quique </text:span><text:span text:style-name="T21">a</text:span><text:span text:style-name="T26"> posteriori<text:line-break/>parte est major sit. Quocirca cubiti commissura varia et<text:line-break/>inaequalis est ac dissimilium partium; atque ob hanc cau-<text:line-break/>fam recte ait Hippocrates justum esse articulum in genu,<text:line-break/>in cubito non item. Sed cur dixit, et plures recessus ha-<text:line-break/>feet? an, eo quia voluit cubitum cum genu conferre?</text:span></text:p>
      <text:p text:style-name="P18"><text:span text:style-name="T26">Sunt enim lu genu duo recessus tibiae dumtaxat, sicut et<text:line-break/>duo femoris tubercula, fed in cubiti commissura unus est</text:span></text:p>
      <text:p text:style-name="P17"><text:span text:style-name="T11">. </text:span><text:span text:style-name="T26">magnus cubitu recessus qui duobus processibus termina-<text:line-break/>tur; uno quidem breviori a priori parte, a posteriori al-<text:line-break/>tero magis oblongo. Ipse autem humerus duobus recessi-<text:line-break/>bus excavatur quasi foveis quibusdam, in quos conjici<text:line-break/>diximus cubiti processus; exsculptus item est alio recessu,<text:line-break/>qui medius trochleam repraesentat.</text:span></text:p>
      <text:h text:style-name="Heading_20_2" text:outline-level="2">LlV.</text:h>
      <text:p text:style-name="P16"><text:span text:style-name="T26">Ad </text:span><text:span text:style-name="T21">haec oststum cruris longitudo similis est, sed</text:span><text:span text:style-name="T26"> quod ab<text:line-break/></text:span><text:span text:style-name="T21">exteriori parte est, paululum excedit, idque non est<text:line-break/>animadversione dignum, nihilque magni momenti pro-<text:line-break/>hibet. Ab hoc oritur exterior chorda quae juxta po-<text:line-break/>plitem stta esu</text:span></text:p>
      <text:p text:style-name="P18"><text:span text:style-name="T26">Paulo majus esse ait exterius os, quod </text:span><text:span text:style-name="T11">περόνην, </text:span><text:span text:style-name="T26">id<text:line-break/>est suram dicunt. Quod et lu superioribus jam posuit,<text:line-break/></text:span><text:span text:style-name="T44">t</text:span><text:span text:style-name="T26">quum simplicis fracturae cruris curationem tradidit. Nos<text:line-break/>autem quod eo loco diximus nunc etiam repetimus, ima</text:span></text:p>
      <text:p text:style-name="P20"><text:span text:style-name="T26">parte suram tibia longiorem esse, a genu autem magis di-<text:line-break/>cendum est tibiam esse longiorem. Non enim conjungi-<text:line-break/>tur femur cum sura, verum, ut paulo ante diximus, caput<text:line-break/>surae, quod ab exteriori parte est in cavo tibiae ab ea-<text:line-break/>dem parte recipitur. Sed qua de causa dixerit a sura<text:line-break/>nihil quod magni momenti sit prohiberi manifestum est<text:line-break/>iis qui librum de usu partium legerint, ubi ostendimus<text:line-break/>in omnium articulorum fabricatione duplex fuisse consi-<text:line-break/>lium, nempe ut permittat membrum sine impedimento<text:line-break/>suos usus praestare, prohlbeatque ( quod Hippocrates dixit<text:line-break/></text:span><text:span text:style-name="T11">κώλυμα) </text:span><text:span text:style-name="T26">ne suo loco ossa moveantur. Ut permittat quidem<text:line-break/>membrum suos usus praestare efficiunt et cava in summo exi-<text:line-break/>flentia et ligamenta laxa; stabilem commissuram reddunt<text:line-break/>cava admodum sinuata altioresqne oras habentia, tum firmio-<text:line-break/>ris naturae ligamenta brevioraque j ad haec robustae chordae<text:line-break/>valentesque cingentes commissuram a parte, exteriori. Sura<text:line-break/>igitur ad firmitatem commissurae genu nihil confert, nisi •<text:line-break/>paululum quid, id quod expressit his verbis, ab hoc ori-<text:line-break/>tur chorda quae juxta poplitem sita esu Ad ejus autem</text:span></text:p>
      <text:p text:style-name="P19"><text:span text:style-name="T26">exquisitam cognitionem non debes exspectare dum corpus<text:line-break/>incidatur, quum in omnibus gracilibus evidenter quoque<text:line-break/>fe ostendat ante corporis sectionem. At quam ob rem<text:line-break/>chordas, id est extremos musculos, quum in nervos dege-<text:line-break/>nerant, </text:span><text:span text:style-name="T11">τένοντας </text:span><text:span text:style-name="T26">vocet, saepeuumero declaravimus. Chorda<text:line-break/>haec ab exteriori parte poplitis sita ab eadem commissu-<text:line-break/>ram quoque adstringendo ad hujus partis firmitatem con-<text:line-break/>ducit prohibetque ne femur in eam prorumpat.</text:span></text:p>
      <text:h text:style-name="Heading_20_2" text:outline-level="2">LV.</text:h>
      <text:p text:style-name="P16"><text:span text:style-name="T21">Sed brachii osta inaequalia sunt, quodque brevius est<text:line-break/>multo plenius est, quod, tenuius plurimum ultra articu-<text:line-break/>lum fertur atque excedit.</text:span></text:p>
      <text:p text:style-name="P18"><text:span text:style-name="T26">Inaequalia dixit brachii ossa, non quod cum crure<text:line-break/>haec conferat, quasi crus inaequalia ossa non habeat,<text:line-break/>quippe quum in eo posuerit longius esse quod ab exte-;<text:line-break/>riori situm est, fed quod exterius os tibiam excedat, mi-</text:span></text:p>
      <text:p text:style-name="P128"><text:span text:style-name="T26">nimum tamen, cubitus vero plurimum.' Nam si diligen-<text:line-break/>ter summa pars cruris inspiciatur, sura videtur paulo mi-<text:line-break/>,uor quam tibia, eamque in imo crure aperte longior con-<text:line-break/>spicitur. Ergo quia sura in summa parte paulo minor<text:line-break/>est, prout lu prima excedit, cubitus autem- tota sua emi-<text:line-break/>nentia radium excedit, idcirco dixit, ultra articulum ferri<text:line-break/>articulum nominans vel commissuram universam vel ex-<text:line-break/>tremum humeri quod cavo cubiti C literam referenti in-<text:line-break/>seritur.<text:tab/><text:tab/></text:span></text:p>
      <text:h text:style-name="Heading_20_2" text:outline-level="2">LVI.</text:h>
      <text:p text:style-name="P16"><text:span text:style-name="T21">Nervis item illigatur qua parte offa inter fe conjungun-<text:line-break/>tur, majorem vero partem tenet articulus.</text:span></text:p>
      <text:p text:style-name="P18"><text:span text:style-name="T26">Ligamenta nunc nervos appellat, ubique autem eos<text:line-break/>ita vocat, lata vero ligamenta et quest membranas cicca<text:line-break/>commissuram nominari nervos patebit ex iis quae proxi-<text:line-break/>me subjicit. Sed et absque illis evidentissimum est, nul- '</text:span></text:p>
      <text:p text:style-name="P19"><text:span text:style-name="T26">lum ex iis qui proprie nervi nominantur ad os perti-<text:line-break/>nere: hoc siquidem proprium est ligamentorum, ac pro-<text:line-break/>pterea chordarum, qurim hae naturam habeant mixtam ex<text:line-break/>nervis ac ligamentis. Haec autem omnia absolute tradita<text:line-break/>funt a nobis lu libro de motu musculorum. Sed nunc<text:line-break/>ad id veniendum est quod lu propositis, verbis exfequitur.<text:line-break/>Illigatur, inquit, id cubiti quod excedit, id est eminentia<text:line-break/>cubiti ligamentis commissuram comprehendentibus, qua<text:line-break/>parte ossa inter fe junguntur, cubitus scilicet et radius.<text:line-break/>Quod idcirco’ protulit quia ultra hunc locum totum id<text:line-break/>- quod lu .posseriorem projectum est carnis est expers, neque<text:line-break/>ligamentis commissurae aliquo modo comprehenditur; ipsi<text:line-break/>-enim innectitur latescens chorda musculi illius qui cubiti<text:line-break/>commissuram extendit.</text:span></text:p>
      <text:h text:style-name="Heading_20_2" text:outline-level="2">LV<text:span text:style-name="T63">I</text:span>I.</text:h>
      <text:p text:style-name="P18"><text:span text:style-name="T21">Pluribus autem nervis ad humerum alligatur id os quod</text:span></text:p>
      <text:p text:style-name="P20"><text:span text:style-name="T21">tenuius est quam quod craffius. Natum igitur horum<text:line-break/>articulorum atque ofstum talis est.</text:span></text:p>
      <text:p text:style-name="P18"><text:span text:style-name="T26">Ex his verbis colligi diximus totius commissurae li-<text:line-break/>gamenta </text:span><text:span text:style-name="T11">—ἄρα, </text:span><text:span text:style-name="T26">id est nervos ab Hippocrate nominari,<text:line-break/>quae quidem ab imo humero orta summo cubito ac radio<text:line-break/>ea parte innectuntur. Evenit enim in omni commissura,<text:line-break/>ut lata ligamenta quae ipsam comprehendunt ita commu-<text:line-break/>nia sint ossium quae inter fe committuntur, ut crassae<text:line-break/>membranae videantur. Haec autem capiti radii etiam<text:line-break/>junguntur, sed magna ex parte cubito. Atque ea de causa<text:line-break/>dixit, • pluribus autem nervis ad humerum alligatur id os<text:line-break/>quod tenue est, quam quod crassum, hoc est cubitus, quam<text:line-break/>radius: siquidem ambo ad humerum alligantur per liga-<text:line-break/>menta innexa, quae nunc retuli </text:span><text:span text:style-name="T11">νεῆρα, </text:span><text:span text:style-name="T26">id. est nervos, ab<text:line-break/>Hippocrate appellari, sed pluribus alligatur cubitus.</text:span></text:p>
      <text:h text:style-name="P7" text:outline-level="2">LV<text:span text:style-name="T63">II</text:span>l.</text:h>
      <text:p text:style-name="P16"><text:span text:style-name="T21">Ob cujus naturae modum offa quae in genu articulo sunt<text:line-break/>suepius excidunt et facilius reconduntur.</text:span></text:p>
      <text:p text:style-name="P18"><text:span text:style-name="T26">Ossium enim quibus utraque commissura continetur<text:line-break/>structura arctior est in cubito, laxior in genu. Huc ac-<text:line-break/>cedit quod multi processus multique sinus luter fe eom-<text:line-break/>missi undequaque commissuram cubiti adstringnnt, at in<text:line-break/>genu femoris tubercula in exiguos ac resupinatos, tibiae<text:line-break/>sinus conjiciuntur. Jure igitur articulus hic magis prola-<text:line-break/>bitur et celerrime revertitur.</text:span></text:p>
      <text:h text:style-name="Heading_20_2" text:outline-level="2">L<text:span text:style-name="T63">I</text:span>X.</text:h>
      <text:p text:style-name="P16"><text:span text:style-name="T21">Inflammatio vero non magna supernafcitur, neque arti-<text:line-break/>culi vinculum.</text:span></text:p>
      <text:p text:style-name="P18"><text:span text:style-name="T26">. Oritur inflammatio vi qua ossa expelluntur quaque<text:line-break/>in suam sedem collocantur, sed lu genu quum utrumque</text:span></text:p>
      <text:p text:style-name="P19"><text:span text:style-name="T26">facile et sine magna vi incidat, inflammatio non oritur;</text:span></text:p>
      <text:p text:style-name="P16"><text:span text:style-name="T26">. quae quum absit, articuli vinculum non sequitur. Sub<text:line-break/>quo quum neque facile extendatur, neque facile curvetur, -<text:line-break/>aegre post curationem movetur. Fit autem hujusmodi<text:line-break/>vinculum ea de causa, quia articulus inflectitur ob ner-<text:line-break/>voe ac ligamenta quibus continetur, quae sub immodica '<text:line-break/>inflammatione extenduntur. Quocirca articulus ob quas-<text:line-break/>dam inflammationis reliquias ita aegre mobilis redditur,<text:line-break/>ut alligatus esse videatur. Nam quum chordae ac liga-<text:line-break/>menta quae ipsum illigant comprehenduutque et extendi</text:span></text:p>
      <text:p text:style-name="P16"><text:span text:style-name="T26">. et in omnibus prompte sequi musculos articulum moventes<text:line-break/>non- possint, sed propter duritiem in contrariam partem<text:line-break/>attrahant, affectus vinculo similis proficiscitur. Verum in<text:line-break/>cubiti commissura quum tenues extremitates processuum<text:line-break/>cubiti interdum confringantur, et ubi excedunt et ubi<text:line-break/>conduntur,, quurnque multorum concursus sit,' vinculum<text:line-break/>articuli gravius oritur et curatu difficilius.</text:span></text:p>
      <text:h text:style-name="P7" text:outline-level="2">LX.</text:h>
      <text:p text:style-name="P16"><text:span text:style-name="T21">Plerumque autem in interiorem partem movetur, interdum<text:line-break/>in exteriorem, nonnumquam in poplitem, quae muta-<text:line-break/>tiones universae difficiles non sunt. Sed st</text:span><text:span text:style-name="T26"> in exterio-<text:line-break/>rem </text:span><text:span text:style-name="T21">vel in interiorem</text:span><text:span text:style-name="T26"> partem </text:span><text:span text:style-name="T21">erumpat, super sedile<text:line-break/>aliquod humile collocare hominem oportet, crure subli-<text:line-break/>miori quidem, fed non inulto.</text:span></text:p>
      <text:p text:style-name="P18"><text:span text:style-name="T26">Qua parte articulus magis adstringitur, ea minus ela-<text:line-break/>brturi Perfecte igitur a priori parte adstringitur, qua<text:line-break/>patella est, quam nonnulli medici, qnum toti genu oppo-<text:line-break/>sita sit, </text:span><text:span text:style-name="T11">ἐπιγονατίδα </text:span><text:span text:style-name="T26">Graece merito appellant. Hanc ab ex-<text:line-break/>teriori parte continet lata quaedam chorda, cujus initium<text:line-break/>est a ligamentis quae a priori parte femoris funt; ea vero<text:line-break/>per tutam patellam fertur ac tibiae capiti innectitur.<text:line-break/>Priorem igitur partem commisturae genu et patella </text:span><text:span text:style-name="T26">et<text:line-break/></text:span><text:span text:style-name="T26">chorda, quae, ut dictum est, ad tibiae caput pertinet, opti-</text:span></text:p>
      <text:p text:style-name="P20"><text:span text:style-name="T26">'me tuentur, sed posteriorem exquisite rotundam adstrin-<text:line-break/>git caput ejus musculi quo curvatur crus. Est quidem<text:line-break/>hic musculus exiguus atque ob eam causam ipsa commif-<text:line-break/>sura absconditus latet eos qui-corpora incidunt; maxime<text:line-break/>autem crassum caput habet, quod validissimis ligamentis<text:line-break/>adnumeratur. Supersunt duae partes in commissura genu,,<text:line-break/>exterior et interior, quae nulla tali re sepiuntur quali<text:line-break/>prior et- pesterior: atque idcirco femur in eae prolabitur,<text:line-break/>magis tamen in luteriorem, ut quae minus fepta sit.</text:span></text:p>
      <text:h text:style-name="Heading_20_2" text:outline-level="2">LXI.</text:h>
      <text:p text:style-name="P16"><text:span text:style-name="T21">Fere fatis est modice extendere crus scilicet ab inferiori<text:line-break/>parte, famur a contraria.</text:span></text:p>
      <text:p text:style-name="P18"><text:span text:style-name="T26">Quum extendendi aperte mentionem fecisset, de re-<text:line-break/>ponendo nihil meminit, ut de re quae plana sit, quod<text:line-break/>. optime noverimus perpetuum esse in articulis omnibus re-</text:span></text:p>
      <text:p text:style-name="P129"><text:span text:style-name="T26">ponendis ad contrariam partem ejus in quam venit pro-<text:line-break/>lapsum articulum repellere. At ubi reponimus, si quae-<text:line-break/>dam eminentia ossis non longa exstat, os quod reponen-<text:line-break/>dum est dirigere convenit; quod etiam docet non fecus;<text:line-break/>ac fecerit in cubiti commissura. Nihil autem de genu ar-<text:line-break/>ticulo meminit, quum in poplitem prolabitur, quoniam<text:line-break/>eadem ratione conditur atque ubi in exteriorem vel iu-<text:line-break/>teriorem partem movetur: membro enim in diversa di-<text:line-break/>ducto articulus qui excidit in priorem partem adurgen-<text:line-break/>dus esu<text:tab/></text:span><text:span text:style-name="T26">"</text:span></text:p>
      <text:h text:style-name="P2" text:outline-level="1"><text:bookmark-start text:name="bookmark42"/>HIPPOCRATIS DE MEDICI OFFI-<text:line-break/>CINA L<text:span text:style-name="T57">I</text:span>BE<text:span text:style-name="T20">R</text:span> ET GALENI IN EUM<text:line-break/>COMMENTARIUS I.<text:bookmark-end text:name="bookmark42"/></text:h>
      <text:h text:style-name="Heading_20_2" text:outline-level="2">Galeni praefatio.</text:h>
      <text:p text:style-name="P166"><text:span text:style-name="T26">Nledicum hoc opus de me-<text:line-break/>dici officina inscripsit. Satius autem erat de rebus ad<text:line-break/>medicam officinam spectantibus inscripsisse, quemadmodum<text:line-break/>nonnulli Dioclis, Philotimi et Mautiae operibus titulum<text:line-break/>imposuerunt. Etenim quum hi viri de eodem subjecto in<text:line-break/>singulis libris scripserint, plurimis quidem citra praeposi-<text:line-break/>tionem et articulum inscriptio, medici </text:span><text:span text:style-name="T21">officina</text:span><text:span text:style-name="T26"> simpliciter<text:line-break/>data est; paucis vero et cum praepositione et cum arti-</text:span></text:p>
      <text:p text:style-name="P19"><text:span text:style-name="T26">culo de rebus </text:span><text:span text:style-name="T21">ad medici officinam spectantibus</text:span><text:span text:style-name="T26"> titulum<text:line-break/>. tradiderunt. At eorum quidem libri plura praecepta do-<text:line-break/>cent; hic vero Hippocratis post eorum ex quibus chi-<text:line-break/>rurgia completur enumerationem de deligatione orationem<text:line-break/>percurrit, yqui vir eam operationem quoque exerceri pri- -<text:line-break/>mum imperat, atque etiam hujus muneris exercitatio in<text:line-break/>lignis ad hominum speciem insculptis, aut certe in pue-<text:line-break/>rorum corporibus fieri potest. At sane ipse liber ante<text:line-break/>particulares interpretationes haec nos praefari coegit.<text:line-break/>Quae vero me nequaquam liber impellit, fed qui trans-<text:line-break/>scribentes perquam facile ad quamcnmque sententiam ipse<text:line-break/>voluerint, majorem opera prodiderunt, ea jam tibi per-<text:line-break/>censeo. Quidam enim etiam vetustissima volumina ante<text:line-break/>trecentos annos scripta invenire studuerunt, quae partim<text:line-break/>quidem in libris, partim vero in chartis, partim demum<text:line-break/>in tiliace&gt;s membranis, quemadmodum apud nos Pergami<text:line-break/>conservabant. Quare 'haec omnia a primis interpretibus<text:line-break/>tradita perpendere constituimus, quo tum e plurimi tum</text:span></text:p>
      <text:p text:style-name="P19"><text:span text:style-name="T26">fide dignissimis legitima monumenta reperta conseqnere-<text:line-break/>mur. Resque milii mea exspectatione cessit opportunior.<text:line-break/>Omnia namque opera, paucis exceptis, etiam interpretum<text:line-break/>commentaria sibi mutuo consentire nactus sum. Quare<text:line-break/>mihi contigit eorum audaciam admirari, qui nuper ac non<text:line-break/>pridem commentaria scripiscrunt aut omnium Hippocratis<text:line-break/>- librorum suam editionem fecerunt, ex quibus numeran-<text:line-break/>tur Dioscorides et Artemidorus Capito cognominatus, qui<text:line-break/>multa in vetusiis operibus innovarunt. Atque mihi de<text:line-break/>commentariis prolixa esse comparuit oratio, si omnium<text:line-break/>- operum mentionen fecerimus. Quare satius este duxi ve-<text:line-break/>tusta solum describere, paucis quibusdam eorum quae pau-<text:line-break/>Iulum -mutata fuerunt additis. Additis quoque ipsorum<text:line-break/>auctorum scriptis, quae cum praecedentibus hujus libri<text:line-break/>explanatoribus convenere. Hi vero quatuor exsistunt,<text:line-break/>quorum duo Zeuxis et Heraclides in/omnes Hippocratis<text:line-break/>libros commentaria fcripscrunt; at non in omnes, sed ob-<text:line-break/>fcnros Bacchius et Asclepiades. Ac de his quidem satis.</text:span></text:p>
      <text:p text:style-name="P130"><text:span text:style-name="T26">Quo tamen clarius exordium pateat, a principio repeten-<text:line-break/>tes paucis agemus quasi nihil praefati. Liber Hippocra-<text:line-break/>tis qui de medici officina inscribitur, in principio quidem<text:line-break/>communem totius operis praefationem sortitur, ut paulo<text:line-break/>post sum demonstraturus, ob idque nonnulli ipsum omnium<text:line-break/>primum jure legendum esse censueruut, similem profiten-<text:line-break/>tes doctrinam quam quidam posteriores in suis quas in-<text:line-break/>scribunt introductionibus tradiderunt. Postea vero com-<text:line-break/>muni prooemio quae in medici officina edi queunt . ope-<text:line-break/>rationes, eas medicam artem ediscere incipientibus utilis-<text:line-break/>simas edocet. Quod autem haec ita sese habeant, tibi si<text:line-break/>mentem ipsorum verborum explicationibus accurate adhi-<text:line-break/>bueris innotescet.<text:tab/></text:span><text:span text:style-name="T26">.</text:span></text:p>
      <text:h text:style-name="Heading_20_2" text:outline-level="2">I.</text:h>
      <text:p text:style-name="P16"><text:span text:style-name="T26">An </text:span><text:span text:style-name="T21">stmilia an difstmilta principio a maximis, a stacilli—<text:line-break/>rnis, a quibuscumque quoquoversum cognitis.</text:span></text:p>
      <text:p text:style-name="P19"><text:span text:style-name="T26">Sive prospere valere, sive sanitatem, sive quid aliud<text:line-break/>hujusmodi artis medicae finem esse quispiam concesserit,<text:line-break/>is ipse finis propter se a viris hanc artem profitentibus<text:line-break/>studio conservatur. Atque constat theoriam quamdam esse<text:line-break/>huic perdiscendam, qui nostrum qui secundum naturam<text:line-break/>est aut affectum aut dispositionem aut structuram aut<text:line-break/>aliam quamcumque quis vocare voluerit, constitutionem<text:line-break/>instauraturus esu At non propter se cetera omnia ad ar-<text:line-break/>tem spectantia aut' discimus aut docemus aut denique<text:line-break/>auscultamus, sed quod eorum unumquodque sit ad finem<text:line-break/>utile. Ut quam primum diagnosticam artis partem, - quam<text:line-break/>semioticam recentiores vocitant, therapeuticam rectu me-<text:line-break/>dicinam facturis priorem didicisse necesse est, ut plane<text:line-break/>morborum differentias in aegrotantibus agnofcant, quum<text:line-break/>simile quiddam consequantur. Nihil autem in sequenti<text:line-break/>oratione dissentaneum erit exhortari, oppositum ei quae<text:line-break/>fecundum naturam est nostri corporis diipositioni affectum<text:line-break/>utroque vocabulo nominare, quemadmodum et increbuit<text:line-break/>consuetudo Graecis omnibus, qui interdum quidem univer-</text:span></text:p>
      <text:p text:style-name="P19"><text:span text:style-name="T26">sum id genus </text:span><text:span text:style-name="T11">νόσημα </text:span><text:span text:style-name="T26">morbum, interdum vero </text:span><text:span text:style-name="T11">πάθος </text:span><text:span text:style-name="T21">af-<text:line-break/>fectionem</text:span><text:span text:style-name="T26"> vocitant. Nunc igitur generalissimus diagnosti-<text:line-break/>cae scopus docetur, quemadmodum therapeuticae partis<text:line-break/>- medicinae. Ut enim in therapeutica contraria contrario-<text:line-break/>ram funt remedia, nimirum totius communis curationis<text:line-break/>.exsistit scopus, sic in diagnostica illa artis parte commu-<text:line-break/>nissimus scopus est, posse dignoscere, quatenus partes ae-<text:line-break/>grotantis corporis quam optime valentium partibus sunt<text:line-break/>similes, quemadmodum ipse Hippocrates in prognostico<text:line-break/>pronunciavit: </text:span><text:span text:style-name="T21">praestantifsimum est</text:span><text:span text:style-name="T26"> explorare, primum </text:span><text:span text:style-name="T21">qui-<text:line-break/>dem utrum aegrotantis facies sanorum suciei stt stmilis,<text:line-break/>maxime vera an stbi ipst aeger stmilis exsistat aliqua ex<text:line-break/>parte.</text:span><text:span text:style-name="T26"> Id ipsum et in libro de articulis declaravit, ubi<text:line-break/>parti corporis fecundum naturam constitutae affectam par-<text:line-break/>tem conferri imperat. Non enim simpliciter loquutus est<text:line-break/>illic comparationem esse oportere, sed hominis affecti par-<text:line-break/>tes dextras cum sinistris conferri jussit alienis articulis,<text:line-break/>lioc est aliorum hominum minime inspectis. Id ipsum</text:span></text:p>
      <text:p text:style-name="P19"><text:span text:style-name="T26">sane te quoque nunc facere vult, quum dicit: </text:span><text:span text:style-name="T21">an similia,<text:line-break/>an difsimilia principio a maximis, afacillimis</text:span><text:span text:style-name="T26"> j. ac si ita<text:line-break/>dixisset, laborantium corpora quam primum ab initio de-<text:line-break/>center dignoscenda sunt, tum quatenus similia sint sano-<text:line-break/>; rum corporibus, tum quatenus dissimilia. Hoc enim agen-<text:line-break/>tes a maximis quidem facultate, cognitu vero facillimis<text:line-break/>morborum dignotionem adscquemur. Quandoquidem nosse<text:line-break/>nos oportet alia quidem maxima, alia vero facillima non<text:line-break/>esse; fed iisdem signis contingere facultate quidem' maxi-<text:line-break/>mis esse, ad dignotionem vero facillimis: ut in progno-<text:line-break/>stico statim per initia hisce verbis conscriptum est: </text:span><text:span text:style-name="T21">nares<text:line-break/>acutae, oculi concavi, collapsu tempora t</text:span><text:span text:style-name="T26"> et quae deinceps<text:line-break/>hujusmodi prodita funt. Haec enim tum maximas ad<text:line-break/>praenotionem vires fortiri, qui mediocriter in artis me-<text:line-break/>dicae operationibus versati suerint, eorum nemo ignorat,<text:line-break/>tum dignotionem facillimam habere'; id norunt etiam om-<text:line-break/>nes artis imperiti. Nullam enim aliam corporis partem<text:line-break/>facie priorem intuetur, quum quis statim ad infirmum ac-</text:span></text:p>
      <text:p text:style-name="P20"><text:span text:style-name="T26">cesserit. Aegrotus itaque si sibi ipse conseratur ( ut im-<text:line-break/>peravit Hippocrates) certiorem quoque dignotionem exhi-<text:line-break/>bet, atque sic tum a maximis tum simul a facillimis du-<text:line-break/>cto exordio; jam quod artis est perpenderit. At fortassis<text:line-break/>aliquis decipietur in his quibus natura funt nares acutae,<text:line-break/>oculi concavi et collapsa tempora. Verum si laborantis<text:line-break/>corpus plerisque hominum corporibus simile comperiamus,<text:line-break/>nullum huic perniciosum morbum aut affectum inesse ma-<text:line-break/>nifesta prodet diguotio. Si vero prout ab Hippocrate<text:line-break/>fcriptum est, inspexerimus et cetera universi corporis si-<text:line-break/>gna, etiam si salutaria prodeant, talem natura laborantis<text:line-break/>faciem esse augurati, accuratioris dignotionis gratia, qui<text:line-break/>antea ipfum noverunt, eos tamen percunctabirnur, quibus<text:line-break/>nos adstipulati certiorem praenotionem confequemur; non<text:line-break/>tamen peraeque scientia partam ac si ipsi laborantem no-<text:line-break/>vissemus, imo vero ac si cum eo societatem inivissemus.<text:line-break/>Qui namque nunc praeter naturam fe habet, quod dum<text:line-break/>multoties faustate fruentem conspexerimus, eo nos digno-</text:span></text:p>
      <text:p text:style-name="P20"><text:span text:style-name="T26">tionis modi discrepantium in ipfo signorum peritiores </text:span><text:span text:style-name="T21">ef-<text:line-break/>ficti.</text:span><text:span text:style-name="T26"> Detur enim nos tum audiisse tum conjecturis ex-<text:line-break/>plorasse laborantem nares quidem acutas, oculos vero<text:line-break/>concavos habere, familiaris dumtaxat modum agnoscit.<text:line-break/>Sed et hujus rei functio praecipue medicis est; non enim<text:line-break/>solum quod praeter naturam corpus afficiatur, nobis utile<text:line-break/>est dignoscere, verum etiam quatenus neres naturali sua<text:line-break/>conformatione sint acutiores, et quatenus oculi magis<text:line-break/>concavi et collapsu tempora ceteraeque partes singulae,<text:line-break/>quarum quae simili maxime contraria est, eam non sim-<text:line-break/>pIiciter pravam, fesi pravissimam prouunciavit. At ma-<text:line-break/>xime contrarium est quod plane a naturali constitutione<text:line-break/>recessit. Quare ut quae pars simili maxime contraria est,<text:line-break/>hanc non simpliciter gravem, sed gravissimam effatus est;<text:line-break/>si gravem minus et magis protulit, quatenus plus minusve<text:line-break/>contraria proditur. Quae igitur in facie signa conspiciun-<text:line-break/>tur, et facillime dignoscenda funt, et maximas vires scr-<text:line-break/>tiuntur, tum quae per initia protinus recensuit, tum quae<text:line-break/>in oculis leguntur, ea deinceps scriptis prodit. At non</text:span></text:p>
      <text:p text:style-name="P20"><text:span text:style-name="T26">pauca ex iis quae non in prognostico ab ipso pronunciata<text:line-break/>sunt, partim non esse'maxima, partim non facillima,<text:line-break/>partim denique simul utrumque habentia, neque maxima,<text:line-break/>neque facillima, tibi exploranti declarantur, de quibus<text:line-break/>plura quidem in illius libri explicatione narrata sunt;<text:line-break/>nunc autem pro exemplo pauca narrabuntur. Nam supi-<text:line-break/>num jacere, brachia quoque et crura peraeque resolutis<text:line-break/>jacentia sortiri, id non ob pravum aegrotantis affectum,<text:line-break/>sed ob mollitiem aut extuberantem luxum accidit. </text:span><text:span text:style-name="T21">Qua-<text:line-break/>le</text:span><text:span text:style-name="T26"> nisi ipsius aegri mores noverimus, decipiemur. Quos<text:line-break/>autem omnes invisimus, eorum mores nosse nobis non<text:line-break/>datur. Quamobrem et paucis ipsi tandem perquirendi<text:line-break/>sunt, quos comperimus interdum quidem non magnum<text:line-break/>denunciare, ut in decubitu; interdum vero maxima, ut<text:line-break/>in moderatis hominibus, quum truculentiorem conspectum<text:line-break/>ac loquutionem exhibeant, ac praeterea crepitantem fla-<text:line-break/>tum edant: aut enim dolorem aut alentis alienationem<text:line-break/>significant, quos alias id facere quibusdam auscultantibus</text:span></text:p>
      <text:p text:style-name="P19"><text:span text:style-name="T26">puderet. Verum si nullam praesentium rationem habe-<text:line-break/>rent, nullius rei foret signum. Quocirca hic etiam no-<text:line-break/>visse aegrotantis mores oportet, quemadmodum et in ven-<text:line-break/>trem obdormientium consuetudinem eorumque naturam qui<text:line-break/>dormientes dentibus strident aut oculis plane conniveut.<text:line-break/>Haec enim ubi decumbentis inores aut naturam medicus<text:line-break/>praenoverit; aut ab aliquo eorum qui ipfos norunt resci-<text:line-break/>verit,. dignotionem obtinet; interdum quoque bona, in-<text:line-break/>terdum prava signa consequitur. Prava quidem, ut quae<text:line-break/>urina nigra, aut sputum nigrum, aut atra bilis morbis in-<text:line-break/>cipientibus conspicitur, quae tum maximas vires, tum fa-<text:line-break/>cillimam dignotionem habent. Bona vero, ut e contrario<text:line-break/></text:span><text:span text:style-name="T26">' </text:span><text:span text:style-name="T26">in morbis acutis, facilis spiratio, et urina, sedimentum al-<text:line-break/>bum, laeve et aequale consequuta, quae ad salutem vires<text:line-break/>habent maximas. Haec itaque de signis ad dignotionem<text:line-break/>spectantibus, satis enunciata sunt, .quo futura sint exempla<text:line-break/>eorum quae maximas habent vires et cognitu sunt facil-<text:line-break/></text:span><text:span text:style-name="T26">_ </text:span><text:span text:style-name="T26">lima et quoquoversum et quibuscumque modis nobis in-<text:line-break/>notescunt, sine experimento ipsa contigerint, sive ratione</text:span></text:p>
      <text:p text:style-name="P20"><text:span text:style-name="T26">fub conspectum venerint. Non tamen tantam vim ha-<text:line-break/>bent neque promptam dignotionem, nisi prius aegrotan-<text:line-break/>tium consuetudines, mores et naturam noscamus ac sui-<text:line-break/>fcitemur. At mihi deinceps de rebus ad chirurgiam spe-<text:line-break/>ctantibus erit oratio, producenti in medium peripicuitatis<text:line-break/>gratia quoddam exemplum statim per initia libri de arti-<text:line-break/>culis scriptum, qui de brachii luxationibus docet. In hoc<text:line-break/>enim maximum ac facillimum est ad dignotionem, si id<text:line-break/>in ala rotundum ac breve appareat. Nam praeterquam<text:line-break/>brachii caput esse non potest e sua prolapsum articula-<text:line-break/>tione et in alae regionem delatum. Sed epomidis cavitas<text:line-break/>prolapsionis brachii commune signum est et avulsionis<text:line-break/>acromii, quatenus lu altum procedit, atque mox ipsa pars<text:line-break/>affecta conferenda est; . deinde quum propriam naturam<text:line-break/>non habere deprehendatur, brachium excidisse conjectan-<text:line-break/>dum est; Hoc certe signum non quemadmodum quod ab<text:line-break/>axilla desumitur, tum apertam vim tum expeditam digno—<text:line-break/>tiouem exhibet; praeterea vero magis a viribus discedit</text:span></text:p>
      <text:p text:style-name="P20"><text:span text:style-name="T26">signum quod ex motu colligitur. Aeger namque brachium<text:line-break/>fursum tollere non potest, contusis, tensis ac inflammatis<text:line-break/>istic musculis, sicut etiam quum quaedam eorum fibrae al-<text:line-break/>tius avulsae sunt. Ego vero novi hujusmodi quidquam<text:line-break/>nonnunquam obortum, avulsione primum acromio insiden-<text:line-break/>te, postea laxato alterius manus brachio, in palaestra au-<text:line-break/>tern id acciderat. Speculatus autem medicus simili modo<text:line-break/>utrasque manuum epomidas, altera alteri collata, suam<text:line-break/>temere tulit sententiam: vulnus quidem aliquod huic re-<text:line-break/>gioni illatum fuisse asseruit, ac jure hominem dolere, ar-<text:line-break/>ticulum vero illaesum esse. Quare consuluit, derepente<text:line-break/>balneum adire et copioso utentem oleo in solii aqua com-<text:line-break/>morari, eoque egressum laesa parte lanis oleo cum pauca<text:line-break/>cera perfusis operta, tum decumbere tum quietem agere.<text:line-break/>His factis homo totam noctem dolore vexatus est, et mane<text:line-break/>illum eurndemque' medicum et quosdam alios arcessivit<text:line-break/>ex iis sane qui citra rationem trita via artem exercent,</text:span></text:p>
      <text:p text:style-name="P20"><text:span text:style-name="T26">ille pridie temeritate deceptus articulum fecundum natu-<text:line-break/>ram se habere inconsulto protulerat. Quum ergo ad </text:span><text:span text:style-name="T21">ae-<text:line-break/>grotantem</text:span><text:span text:style-name="T26"> accederet ac duos., alios medicos ipso imperitio-<text:line-break/>res conspiceret, ut parvi ductus moleste tulit, id ipsum<text:line-break/>tamen dissimulans sententiam roganti promptius adhuc ob<text:line-break/>indignationem asseruit, articulationm secundum naturam<text:line-break/>esse, quum utrasque epomidas similes inveniret, quodque<text:line-break/>prius vulnerati humeri quaedam inflammatio ortum habe-<text:line-break/>ret. Quare perfusum aqua copiosa calida laborantem, af-<text:line-break/>fuso fusinde oleo multo jussit lanas rursus involutum si-<text:line-break/>militer quiescere. Quum autem his factis nihil juvaretur,<text:line-break/>ego tertio die vocatus sum, qui conspiciens humerum do-<text:line-break/>lore vacuum, magis cavam epomidem habere; tumenti ob<text:line-break/>auctam inflammationem humeri affecti epomide,.humerum<text:line-break/>qui fecundum naturam fe habere videbatur, sursum </text:span><text:span text:style-name="T21">reces-<text:line-break/></text:span><text:span text:style-name="T26">sisse. itaque concitatus ego tum hoc indicio, tum eo quod<text:line-break/>per congruentem curationem homo nihil levaretur, inje-</text:span></text:p>
      <text:p text:style-name="P20"><text:span text:style-name="T26">ctis sub inflammati humeri axillam digitis, in ipsa cominus<text:line-break/>brachii caput comperi. Verumtamen certioris dignotlonis<text:line-break/>gratio alterius quoque humeri alam - inspexi. Quod vero<text:line-break/>in ea nullus ejusmodi tumor esset, brachium luxatum esse<text:line-break/>pronunciavi et medicos ignorasse, quod alterius manus<text:line-break/>acromium avulsum fuisse minime novissent; deinde vul-<text:line-break/>neratum humerum, ac si secundum naturam se haberet,<text:line-break/>compararent. Nobis autem discere licet, inquam, ex ae-<text:line-break/>groto sciscitantibus, an alterius manus acromium aliquando<text:line-break/>' plagam acceperit. Ille principio quid diceret non habebat,<text:line-break/>possea recordatus fe quondam ex vehiculo decidentem et<text:line-break/>vulneratum fuisse concessit, et facile luna oleo inebriata<text:line-break/>tribus aut quatuor diebus super ictam partem imposita<text:line-break/>laboris expertem evasisse. Sed quorsum haec a me dicta<text:line-break/>sunt? quo demonstrem quantum dignitate inter se signa<text:line-break/>discrepent, quibus morborum manus cognitio proditur.<text:line-break/>Non enim posse manum affectam attollere, multis quoque<text:line-break/>aliis pluribus commune. Etenim tendones hic mufculo-</text:span></text:p>
      <text:p text:style-name="P20"><text:span text:style-name="T26">rum etiam saepenumero ipsi musculi scirrho, phlegmone<text:line-break/>et praeterea contusione aut alia ruptione, vel etiam qui-<text:line-break/>busdam ipsorum fibris abruptis, laesi ad sublimem manus<text:line-break/>elationem redduntur impotes. Has autem ob ipsas causas,<text:line-break/>imo non solum per hosce, verum etiam ceteros manus<text:line-break/>motus doloribus vexantur. Sinus vero epomidis ossi di-<text:line-break/>vulso quoque communis esu At rotundus durusque in ala<text:line-break/>praeter naturam tumor satis idoneum prolapsi humeri si-<text:line-break/>gnum esu Quare qui soli ipsi fidem habuerit, [is nequa-<text:line-break/>quam aberraverit; quin et facillimam in eo dignotionem<text:line-break/>obtinet; quem solum oportet extuberationem contingere,<text:line-break/>immissis in alam digitis, qua humeri caput evidenter agno-<text:line-break/>scetur. Sed musculorum affectus, quod neque sursum hu-<text:line-break/>merum attollere queant, neque citra dolorem movere,<text:line-break/>'exercitatam rationem suminamquq animadversionem exi-<text:line-break/>gunt. Incedit igitur horum signorum cognitio cum iis<text:line-break/>quae tum maximis pollent viribus, tum cognitu facillimis,<text:line-break/>sive quis empiricam, sive rationalem medendi artem pro-</text:span></text:p>
      <text:p text:style-name="P20"><text:span text:style-name="T26">fiteatur. ' Empiricus enim inspiciens quas syndroinas aut<text:line-break/></text:span><text:span text:style-name="T21">concursui</text:span><text:span text:style-name="T26"> vocitat, quae sunt symptomatum acervationes,<text:line-break/>quum rnultoties eadem uno tempore spectaverit, peraeque<text:line-break/>omnia meminit, Atque quum ex hac observatione mul-<text:line-break/>torum concursuum experientiam habeat, tunc indicium fe-<text:line-break/>cit , se nonnulla quidem in multis concursibus, , quaedam<text:line-break/>vero in uno solo symptomata conspexisse sicque in rerum<text:line-break/>tum communium, tum propriarum speculationem venit,<text:line-break/>quam rem sequitur notitia signorum viribus discrepantium.<text:line-break/>Quod enim in multis quidem aut omnibus concursibus<text:line-break/>conspectum est, longe iis cedit quae in uno solo compa-,<text:line-break/>ruere;, quod vero lu paucis, minus is cedit, ac praecipue<text:line-break/>quod in duobus. - Verum tamen quemadmodum et propria<text:line-break/>observavit et memoriae prodidit empiricus medicus, ita et<text:line-break/>communia- Haec, etenim passim et ubique una cum pro-<text:line-break/>priis obfervat quaecumque illis oboriuntur. Qui vero ra-<text:line-break/>tione nititur multo magis celeriusque singulorum morbo-<text:line-break/>rum signa comperit, et ubi propria sint et ubi commu-</text:span></text:p>
      <text:p text:style-name="P18"><text:span text:style-name="T26">• ’ ’’ ’ ' -</text:span></text:p>
      <text:p text:style-name="P19"><text:span text:style-name="T26">nia; nec velut empiricus diuturnum tempus, imo nullum<text:line-break/>diem horam ve moratur. - Speculatus enim brachium c<text:line-break/>propria regione excidisse et ad axillam invectum esse, pri-<text:line-break/>rnurn quidem quod hic contra naturam tumor appareat<text:line-break/>mente perpendit. Deinde vero quod cavus epomidis 10-<text:line-break/>cus sit, brachii capite prius ipsi insidente exutus, lu alae<text:line-break/>regionem translato. Praeterea quod scapulae cervix bra-<text:line-break/>chio incumbens manum sursum tolli prohibent. Tum<text:line-break/>etiam quod musculi vehementer extensi admodum dolue-<text:line-break/>rint, quum brachium ita movere praemoliuntur. Simili-<text:line-break/>ter quoque quod, quum ad costas partem affectam addu-<text:line-break/>- cere tentant, eam vexari doloribus acciderit. \ Atque sic<text:line-break/>passim et ubique non modo quae maximas vires scrtiun-<text:line-break/>tur, verum etiam et cetera signa noverit. Hac enim una<text:line-break/></text:span><text:span text:style-name="T21">via</text:span><text:span text:style-name="T26"> cuncta luveniuntur; altera quum ignorentur non fa-<text:line-break/>cillime, scd demonstratione comprehendimus. In ala nam-<text:line-break/>que brachii caput magnam im habet et facillime digno-</text:span></text:p>
      <text:p text:style-name="P20"><text:span text:style-name="T26">scitur, at musculorum affectus majorem inspectionem po-<text:line-break/>stnlant. Verum tamen et ipsi utrique tum dignotionis fa-<text:line-break/>cilitati, tum viribus tumoris axillae cedentes, eadem spe-<text:line-break/>culatione artis peritis medicis in cognitionem veniunt.<text:line-break/>Merito igitur Hippocrates ante alia artis opera, hoc est<text:line-break/>ante praenotionem et curationem morborum dignotionem<text:line-break/>(quam juniores significationem appellitant) similium ac<text:line-break/>dissimilium speculatione construi voluit. Merito etiam et<text:line-break/>vi maximis et dignotione facillimis, ad haec etiamnum<text:line-break/>tertio his passim et ubique cognitis, dignitate vero et di-<text:line-break/>gnotionis facilitate cedentibus. His itaque praefatus, a<text:line-break/>quibus morborum dignotiones obeundae funt, hoc est,<text:line-break/>quod et per similia et dissimilia fecundum naturam se ha-<text:line-break/>bentibus, qualia haec sint/ 'sequenti textq, ad eorum do-<text:line-break/>ctrinam prolatis his verbis deflectit.</text:span></text:p>
      <text:h text:style-name="P7" text:outline-level="2">II.</text:h>
      <text:p text:style-name="P21"><text:span text:style-name="T21">Quae et videre et tangere et audire decet.</text:span></text:p>
      <text:p text:style-name="P18"><text:span text:style-name="T26">Quum aequum censuerit artis partem diagnosticam<text:line-break/>morborum dignotiohi dicatam' omnium primam per </text:span><text:span text:style-name="T21">ea<text:line-break/></text:span><text:span text:style-name="T26">exerceri quae iu aegrotantis corpore tum similiter, tum<text:line-break/>dissimiliter afficiuntur, prout sanis conferuntur et prout<text:line-break/>sunt quaedam et maxima et facillima, quaedam cum ipsis<text:line-break/>necessario noscuntur; nunc jam (quemadmodum commen-<text:line-break/>tatus sum) quaenam illa sint, his verbis docet: </text:span><text:span text:style-name="T21">quae et<text:line-break/>videre et tangere et audire decet.</text:span><text:span text:style-name="T26"> Videre quidem licet<text:line-break/>quae sub visum, tangere quae sub tactum , ett audire<text:line-break/>quae sub auditum cadunt. Enimvero quod de facie per<text:line-break/>initia prognostici scriptum est, videre licet, nares acutas,<text:line-break/>oculos concavos et collapsa tempora; tangere, aures fri-<text:line-break/>gidas; videre simul et tangere cutem faciei duram, ari-<text:line-break/>dam et obtentam; audire quae in libri ferie pronunciata<text:line-break/>sunt, sternutamentum, tussim; flatum, strepitum aut lo-</text:span></text:p>
      <text:p text:style-name="P19"><text:span text:style-name="T26">quentem praeter naturam aegrotum, aut vocem cum deli-<text:line-break/>rio, aut stridulam, aut raucam, aut ejusmodi quopiam vi-<text:line-break/>tio affectam. In morbis ad chirurgiam spectantibus cer-<text:line-break/>nere quidem licet quae nigrescunt, quae rubent, quae quo-<text:line-break/>cumque modo naturalem suum colorem immutant aut tuen-<text:line-break/>tur. Ad haec etiamnum ut in humeri articulo epomidis<text:line-break/>quidem cavitatem et acromii extensionem ridere licet;<text:line-break/>caput vero lu ala tangere;. audire denique eos qui in la-<text:line-break/></text:span><text:span text:style-name="T11">ί </text:span><text:span text:style-name="T26">horantis corpore- strepitus eduntur, quemadmodum qui in<text:line-break/>thorace persurato, spiritu per vulnus effiante strepitant.</text:span></text:p>
      <text:h text:style-name="Heading_20_2" text:outline-level="2">II<text:span text:style-name="T68">I</text:span>.</text:h>
      <text:p text:style-name="P131"><text:span text:style-name="T21">Quae et visu et tactu et auditu ei naribus et lingud et<text:line-break/>mente sentire licet.</text:span></text:p>
      <text:p text:style-name="P18"><text:span text:style-name="T26">Cum sensibus omnibus externis intellectum serie col-<text:line-break/>locavit, hoc est intelligentiam, quam et mentem et ani-<text:line-break/>, mum vulgo et rationem homines vocitant. Quia vero et</text:span></text:p>
      <text:p text:style-name="P19"><text:span text:style-name="T26">in voce quaedam ratio est, propter ea illam sejungentes<text:line-break/>philosophi praedictam rationem mente conceptam appel-<text:line-break/>lant; qua ratione rebus cognitis et consentanea et repu-<text:line-break/>gnantia comprehenduntur; divisio quoque; et compositio,<text:line-break/>et resolutio et demonstratio et quaecumque sunt ejusmodi<text:line-break/>, cetera. Cur vero narium et linguae sensuum seorfum<text:line-break/>prius imrnemor, hoc in textu, </text:span><text:span text:style-name="T21">quae et</text:span><text:span text:style-name="T26"> videre et </text:span><text:span text:style-name="T21">tangere<text:line-break/>et audire licet,</text:span><text:span text:style-name="T26"> postea horum quinque cum menle memi-<text:line-break/>nerit , decenter quaeritur. Atque sane et a multis non-<text:line-break/>nulla quidem absurda memoriae indigna; quaedam vero<text:line-break/>probabilia et commemoratione- digna enarrata sunt, ducto<text:line-break/>hinc exordio. Hippocratem asserunt nobis praecepisse, ut<text:line-break/>ex eonrm quae sub sensus cadunt similitudine ac dissimi-<text:line-break/>litudine morborum dignotiones constitueremus. Sensilis<text:line-break/>vero proprie dicuntur quae ad dignotionem non alias </text:span><text:span text:style-name="T21">vi-<text:line-break/>res</text:span><text:span text:style-name="T26"> desiderant, fed soli quae sensu fit cognitioni submini-<text:line-break/>strant. Atque haec sensilia dici volunt, , non tamen pro-<text:line-break/>prie ipsa appellatione quae pluribus sensibus simul tum</text:span></text:p>
      <text:p text:style-name="P20"><text:span text:style-name="T26">memoria, tum ratione, quum compositam et maxime con-<text:line-break/>tiactam vocitant dignotionem instituunt. Itaque colorem<text:line-break/>ex iis quae praecipua sensilia dicuntur esse ferunt, quem-<text:line-break/>admodum saporem, odorem, vocem, praeterea duritiem,<text:line-break/>mollitudinem, calorem, frigus, et uno nomine qualitates<text:line-break/>omnes tractabiles; neque vero malum, malum punicum,<text:line-break/>neque pirum, neque aliam substantiam, totam sensu no-<text:line-break/>tam esse proferunt, sed ut Plato dicebat, opinione cum<text:line-break/>sensu bruto omniaque esse opinabilia; et propterea quae-<text:line-break/>dam plerumque in ipsorum dignotionibus decipi, quum<text:line-break/>vel colorem tantum, vel figuram, vel haec ambo rei prius</text:span></text:p>
      <text:p text:style-name="P16"><text:span text:style-name="T26">, conserenti consimilia conspiciant- Etenim mala, mala pa-<text:line-break/>nica, pira, - uvas, nuces, juglandes, et alia multa cibaria,<text:line-break/>ex cera formata; priusquam et odore percipiantur et gu-<text:line-break/>stentur tanganturque, a veris non discrepantia videri. Qui-<text:line-break/>vero ciinctis praepollet sensibus, eum • ipsorum usu falli<text:line-break/>minime posse. Cunctis autem praepollere fensibus citra</text:span></text:p>
      <text:p text:style-name="P19"><text:span text:style-name="T26">memoriam et enumerationem difficile, et hane neque fen-<text:line-break/>sus, neque memoriae, sed cognitionis et mentis munus<text:line-break/>esse. Quum igitur pronunciavit Hippocrates: </text:span><text:span text:style-name="T21">quae, et vi-<text:line-break/>dere et tangere et audire licet,</text:span><text:span text:style-name="T26"> eum exempli auctoritate<text:line-break/>ipscrum sensilium mentionem fecisse proferunt. Quum<text:line-break/>vero tum simpliciter, tum proprie a sensilibus digressus ad<text:line-break/>totam naturam, transiit, jure tunc ipsum et scnsus omnes<text:line-break/>et cum ipsis mentem commemorasse, ita ut universa ora-<text:line-break/>tio sit hujusmodi. Ad morborum dignotionem medicum<text:line-break/>decet a similium ac dissimilium inspectione. auspicari, qui<text:line-break/>interdum simplicium dumtaxat qualitatem, interdum om-<text:line-break/>nium corporis partium comparationem efficiat. Enimvero<text:line-break/>liaec explicatio ratione non caret. Est et altera quaedam<text:line-break/>hunc in modum. Hippocratem, quum inquit, </text:span><text:span text:style-name="T21">quae et vi-<text:line-break/>dere et tangere et audire licet, de</text:span><text:span text:style-name="T26"> medice sermonem fe-<text:line-break/>cisse proserunt; quum vero quae sequuntur pronunciat;<text:line-break/></text:span><text:span text:style-name="T21">quae autem visu, auditu, tactu, odoratu, gustu et mente</text:span></text:p>
      <text:p text:style-name="P17"><text:span text:style-name="T21">sentire linei,</text:span><text:span text:style-name="T26"> est aegrotantem ipsum orationem confluxisse,<text:line-break/>ut medicus dignotionem investiget non solum ex iis quae<text:line-break/>ipse, sed et ex iis quae aeger vidit, tangit, audit, odora-<text:line-break/>tur, gustat et mente afficitur, duin sapit aut delirat. Nam<text:line-break/>ex aegrotantis mente medicum ad dignotionem juvari,<text:line-break/>quod is aeger deliret aut sapiat, cognoscitur. Nonnulli<text:line-break/>hunc textum, </text:span><text:span text:style-name="T21">quae visu, tacta, auditu, naribus et lingua<text:line-break/></text:span><text:span text:style-name="T26">de ipso aegroto, hunc autem et </text:span><text:span text:style-name="T21">mente</text:span><text:span text:style-name="T26"> de medico pro-<text:line-break/>nunciatum esse augurantur. Ex iis enim quae decumbens<text:line-break/>videt, audit, tangit, odoratur et gustat, medici mentem<text:line-break/>aliquid ratiocinari de laborantis gustu, quemadmodum et<text:line-break/>de morbo conjicere. Nam si aegro ipsi gustanti amara<text:line-break/>omnia videantur, veluti ictero laborantibus, linguam hile<text:line-break/>saturatam este; si falsa, ' pituita salsa; si acida, ipsa<text:line-break/>acida. Sic </text:span><text:span text:style-name="T21">et</text:span><text:span text:style-name="T26"> aegrum dicunt sui sudoris interdum in ea<text:line-break/>diffluentis qualitatem sentire. Hoc pacto explicantibus ad-<text:line-break/>versari videtur, quod odoratum medici praeterierit, etiam-</text:span></text:p>
      <text:p text:style-name="P20"><text:span text:style-name="T26">si ipso ad mulsa utatur. Etenim ex dejectionibus, urinis,<text:line-break/>sputis, ulceribus elospsa laborantis respiratione, odoratus<text:line-break/>sensu ad dignotionem utitur. At sorte datur hunc a li-<text:line-break/>bratio praetermissum, sicut et alia multa, quae in multis<text:line-break/>et Hippocratis et. aliorum libris partim omissa, partim<text:line-break/>evidenter depravata comperiuntur. Quin etiam ejusmodi<text:line-break/>explicationem quidam scripserunt, qui non idem his ver-<text:line-break/>bis significari profitentur, </text:span><text:span text:style-name="T21">quae videre, tangere et audire<text:line-break/>licet; ac</text:span><text:span text:style-name="T26"> illis: </text:span><text:span text:style-name="T21">visu, auditu et tactn' sentiuntur.</text:span><text:span text:style-name="T26"> Videre<text:line-break/>namque licet, tangere et audire re minime comprehensa,<text:line-break/>'sentire vero citra comprehensionem non item. At hujus-<text:line-break/>modi sensus explicatio Seniri- est Stoici, quum propterea<text:line-break/>admisit Iphicianus Quinti discipulus qui sitoicam philoso-<text:line-break/>phiam sectatus esu Verum quod proserunt est ejusmodi.<text:line-break/>Altera quidem pars textus de solo docet rerum genere,<text:line-break/>ex quibus dignotiones oriuntur; altera vero de eo quod .<text:line-break/>per se accurate discussum et exploratum est; ac si ita</text:span></text:p>
      <text:p text:style-name="P19"><text:span text:style-name="T26">scripserat. Decebat constitui dignotlones tum a similibus,<text:line-break/>tum dissimilibus rei secundum naturam exsistentis, quae<text:line-break/>in aegrotantis corpore conspiciuntur. Haec autem sunt<text:line-break/>et quae sub fensus cadunt,..et ex iis ipsis non quae</text:span></text:p>
      <text:p text:style-name="P16"><text:span text:style-name="T26">•prave videntur aut prave audiuntur aut omnino aliquo<text:line-break/>sensu prave sentiuntur, sed quae probe et singulorum sen-<text:line-break/>suum comprehensione et mente percipiuntur; abusum vero<text:line-break/>Hippocratem fuisse dicunt vocabulo, </text:span><text:span text:style-name="T21">sentiuntur,</text:span><text:span text:style-name="T26"> de mente<text:line-break/>verba facientem; ac proinde lu prima sententiae parte<text:line-break/>unius fensus, vel duorum fuisse memorem. Universum enim<text:line-break/>eorum genus sub exemplo demonstravit. In secunda </text:span><text:span text:style-name="T21">varo </text:span><text:span text:style-name="T21">;<text:line-break/></text:span><text:span text:style-name="T26">textus parte omnium sensuum cum mente meminisse, quo<text:line-break/>solidam et exploratam enunciationem redderet. Nam corn-</text:span></text:p>
      <text:p text:style-name="P16"><text:span text:style-name="T26">' mune est omnibus comprehensione objectorum species<text:line-break/>excipere. Sed quum quod pollicitus sum praestiterim, et<text:line-break/>quae e nonnullis apposite dicta sunt, ad hoc attulerim,<text:line-break/>ne videretur Hippocrates eadem saepius pronunciasse, jam<text:line-break/>opportunum mihi quidem tempus est orationis seriem se-</text:span></text:p>
      <text:p text:style-name="P20"><text:span text:style-name="T26">ctari</text:span><text:span text:style-name="T11">; </text:span><text:span text:style-name="T26">tibi vero superiores sententias scrutato omnium<text:line-break/>/optimam eligere. Meminit autem </text:span><text:span text:style-name="T11">γνώμης </text:span><text:span text:style-name="T26">vocabulum ac-<text:line-break/>cepisse, ut apud veteres, quod idem atque mens sive etiam<text:line-break/>intelligentia significat. Quum igitur ad hoc mulla sint<text:line-break/>testimonia, pauca in medium proferam. Critias in primo<text:line-break/>aphorismo haec scribit: </text:span><text:span text:style-name="T21">nec quae reliquo corpore, nec<text:line-break/>quae mente intelligit.</text:span><text:span text:style-name="T26"> Et iterum: </text:span><text:span text:style-name="T21">Homines, an sumus ali-<text:line-break/>quis stt mente, cognoscunt.</text:span><text:span text:style-name="T26"> Et in priore de colloquiis li-<text:line-break/>hro: si </text:span><text:span text:style-name="T21">ipfe exercitatus ita saifses, ut tua menta valeres,<text:line-break/>minime stc ab ipsu tibi injuria steret.</text:span><text:span text:style-name="T26"> Et in eodem sae-<text:line-break/>penumero et in secundo colloquiorum </text:span><text:span text:style-name="T11">γνώμης </text:span><text:span text:style-name="T26">mentionem<text:line-break/>fecit, sensibus ipsam in' divisione opponens. Quemadmo-<text:line-break/>dum et Antipho in primo de veritate. Ratione qui haec<text:line-break/>novit nequaquam ipse longitudinem visu cernit, neque qui<text:line-break/>longitudinem novit, absque mente novit. Etenim omnis<text:line-break/>bus hominibus tum per corporis sanitatem, tum per mor-<text:line-break/>bum , atque cetera omnia mens imperat. Et Plato ut in<text:line-break/>primo faepe, ita lu quinto de republica immoratus esu</text:span></text:p>
      <text:p text:style-name="P19"><text:span text:style-name="T26">Itaque hujus intelligentiam ut cognoscentis mentem, ita et<text:line-break/>opinantis opinionem esse recte dicimus. Et Lysias in Po-<text:line-break/>liuchum: Ille namque in omnibus rebus quae sua usus<text:line-break/>mente pro nostro populo gessit; multorum bonorum civi-<text:line-break/>tati causa fuisse videbitur et plurimis incommodis hostes<text:line-break/>affecisse. Aeschines quoque, et Socraticus lu Miltiade et<text:line-break/>Hyperides in Dioclem et alii rhetores, medici atque poe-<text:line-break/>tae,. quorum omnium meminisse supervacaneum est, eadem </text:span><text:span text:style-name="T26">&lt;•<text:line-break/></text:span><text:span text:style-name="T26">significatione id vocabulum usurparunt.</text:span></text:p>
      <text:h text:style-name="Heading_20_2" text:outline-level="2">IV.</text:h>
      <text:p text:style-name="P18"><text:span text:style-name="T21">Quae et quibus cognoscuntur, </text:span><text:span text:style-name="T26">omnibus </text:span><text:span text:style-name="T21">datur cognoscere.</text:span></text:p>
      <text:p text:style-name="P21"><text:span text:style-name="T26">Quaeritur et hic decenter quaenam sint aliae praeter<text:line-break/>sensum et mentem facultates a natura nobis concessae,<text:line-break/>quibus exteriora objecta dignoscuntur* Quod enim non<text:line-break/>'omnes enumeraverit, ita intulit: </text:span><text:span text:style-name="T21">quae cognoscuntur, om-</text:span></text:p>
      <text:p text:style-name="P19"><text:span text:style-name="T21">nibus datur cognoscere,</text:span><text:span text:style-name="T26"> Quamobrem nunc ipsum ita pro-<text:line-break/>nunciare dicimus et sane explicabimus, quiddam in pri-<text:line-break/>• mis praelatis, et ad quae deinceps dicenda sunt necessa-<text:line-break/>rium, et jam a multis veteribus proditum, quibus placet<text:line-break/>nullam esse opinionem quam sectarum auctores philosophi<text:line-break/>videntur invenisse, quaecumque vero prioribus seculis saepe<text:line-break/>tradita sunt, una cum aliorum mente interiisse. Non ta-<text:line-break/>men Pyrrhoniarn feclam aut Academicam aut Stoicam<text:line-break/>aut Peripateticam aut quamvis aliam- post Hippocratem<text:line-break/>ortum babuisse censet quisquis rerum ipsarum opinione<text:line-break/>accenditur, quum ipsi Pyrrhonei ad vetustissimos viros pri-<text:line-break/>rnariam suam sectam referant. Quocirca verisimile est<text:line-break/>Hippocratis temporibus, imo vero non verisimile, sed ne-<text:line-break/>cessarium, qui tunc vivebant, eos de naturalibus judiciis<text:line-break/>inter se disceptasse, et hos quidem nullum tale recensuisse,<text:line-break/>quemadmodum Pyrrhonei; illos vero fotum sensum; non-<text:line-break/>nullos hunc nihili ducentes id sane verum sensisse quod<text:line-break/>eircumlertur, </text:span><text:span text:style-name="T21">mens cernit, mens audit, cetera surda et</text:span></text:p>
      <text:p text:style-name="P19"><text:span text:style-name="T21">caeca sunt.-</text:span><text:span text:style-name="T26"> Quosdam utraque judicia statuisse sensilium<text:line-break/>quidem objectorum sensum; comprehensibilium vero men-<text:line-break/>tem. Quosdam demum alias atque alias animae nostrae<text:line-break/>facultates duxisse. Quo igitur eorum insultum effugeret<text:line-break/>Hippocrates, ipfe duarum genere facultatum, sensus et<text:line-break/>mentis, meminit, quas scitis etiam me semper demonstrasse<text:line-break/>sola nos habere cognoscendi judicia. At propter sophistas<text:line-break/>orationi apposuit: </text:span><text:span text:style-name="T21">quae et quibus cognoscendi Jacultas<text:line-break/>data esa</text:span><text:span text:style-name="T26"> Quidam augurantur alterius quidem naturae<text:line-break/>mentem, alterius vero intelligentlam este; alterius quo-<text:line-break/>-que quam mente conceptam rationem appellitant, atque<text:line-break/>his plures etiarnnum facultates introducunt. Nobis vero<text:line-break/>in libris' de communi ratione demonstratum est tres uni-<text:line-break/>versas nobis luesse facultates quibus ad artium et libro-<text:line-break/>rum constructionem utimur, scnsum; mentem et memo-<text:line-break/>riam. Verum memoriam in sensu ac mente percepta et<text:line-break/>recondere et reservare, et rerum ipsis inventarum prom-<text:line-break/>ptuarium quoddam esse ipsamqne singularum rerum natu-</text:span></text:p>
      <text:p text:style-name="P20"><text:span text:style-name="T26">ram non invenire; ad eorum vero quae inquiruntur in-<text:line-break/>ventionem et judicium, tum sensum, tum. mentem nobis<text:line-break/>natura suppetere. Sed </text:span><text:span text:style-name="T50">quum.de </text:span><text:span text:style-name="T26">his ipsis oratio sit, con-<text:line-break/>cedit aliquis aliam quidem esse intelligentiae facultatem,<text:line-break/>alii vero rationis aliam conjiciunt. Nuncque rursus aliam,<text:line-break/>si velint, et mentis et aliam rntelligentiae quae huic, ad-,<text:line-break/>verfus eos par sit, ut evidenter omnes homines dignoscant<text:line-break/>et malum et mespilum et uvam et leguminum corpora,<text:line-break/>sive una animae facultate sivet duobus sive tribus sive ,<text:line-break/>pluribus ipsorum dignotio prodeat. Omnes autem homi-<text:line-break/>nes-peraeque sibi persuaserunt, et motum et causam et<text:line-break/>signum; et haec ipsa praedicta, et mentem et memoriam<text:line-break/>et consilium esse, quae praeter alia multa funditus ever-<text:line-break/>tere conatus est Asclepiades, ac. si nulla sinti His igitur a<text:line-break/>nobis propositis, iam mea quidem sententia dilucidum est,<text:line-break/>cujus rei gratia in fine doctrinae fatis editae adfcripscrit<text:line-break/>Hippocrates: </text:span><text:span text:style-name="T21">quae et quibus cognoscantur, omnibus datur<text:line-break/>cognoscere.</text:span><text:span text:style-name="T26"> Inire decet medicum artis-opera, ducto ab</text:span></text:p>
      <text:p text:style-name="P20"><text:span text:style-name="T26">affectuum dignotione principio, apparentes aegrotantis affe-<text:line-break/>ctus sanorum afscetibus comparantem, et qui similes sint<text:line-break/>et qui dissimiles speculantem, eorum efr aliorum omnium<text:line-break/>cognitionem tum sensu tum mente transcendere; et si<text:line-break/>quam censuerit praeter has aliam communem rerum om-<text:line-break/>nium judicem esse natura facultatem, ac illis peraeque in-<text:line-break/>ventorum judicium, ut etiam cognoscere cuncti homines<text:line-break/>possunt, ut et nos in medicinae operibus habentes tam-<text:line-break/>quam materiam quae sub sensus cadunt, his verbis: quae<text:line-break/></text:span><text:span text:style-name="T21">tangere et audire licet</text:span><text:span text:style-name="T26">; judicandi vero haec facultatem<text:line-break/>duplicem, sensum et mentem, quas eadem textus serie de-<text:line-break/>claravit, quum inquit: </text:span><text:span text:style-name="T21">quae auditu et odoratu et gustu<text:line-break/>sentire licet.</text:span><text:span text:style-name="T26"> Utrisque sane memoriae manifeste subfer-<text:line-break/>vientibus. Si quis vero alsam quandam facultatem intro-<text:line-break/>duxerit, illam nos minime propulerimus, si fnbjectae ma-<text:line-break/>teriae utilis exsistat. His enim pronuncialis: </text:span><text:span text:style-name="T21">quae et qui-<text:line-break/>bus cognoscuntur, omnibus datur cognoscere,</text:span><text:span text:style-name="T26"> et mentem<text:line-break/>complexus est, vel etiam concessit, auguratus aliquam et<text:line-break/></text:span><text:span text:style-name="T21">t</text:span></text:p>
      <text:p text:style-name="P20"><text:span text:style-name="T26">aliam esse judicandi facultatem et ipsam nobis probare.<text:line-break/>Quae igitur hucusque hoc lu Hippocratis libro scripta funt<text:line-break/>ad materiam medicam vulgo referuntur; atque idcirco ipsa<text:line-break/>totius artis prooemium quoddam esse pronunciavi. Dein-<text:line-break/>ceps autem ad chirurgiam processit, et ad ea quae hujus<text:line-break/>funt artis, quae in officina medici aut difcere aut facere<text:line-break/>possunt qui in arte ab initio exercentur. Atque nemo<text:line-break/>existimaverit; explicationem me longiorem praeter meum<text:line-break/>morem fecisse. Quae namque totius artis communes funt<text:line-break/>sententiae, in his, quam in particularibus prolixiorem ap-.<text:line-break/>pellari consentaneum est, ac maxime quum quis aliquo in<text:line-break/>opere ipsas distinxerit, non amplius eas rursum explica-<text:line-break/>turus, quemadmodum et ego primum lu horum librorum<text:line-break/>•Hippocratis explicatione fletui quidem omnia tum sensu<text:line-break/>tum mente dignoscere ; earum vero quas retuli sententia-<text:line-break/>rum nullam amplius mentionem facere. Non tamen tunc,<text:line-break/>neque nunc pro ipsius rei dignitate orationem produxi.<text:line-break/>Quum enim mihi liceat ortam de facultatum animalium</text:span></text:p>
      <text:p text:style-name="P13"><text:span text:style-name="T2">et explicare et simul decernere, utilius duxi qui harum<text:line-break/>accuratiorem notitiam desiderat, eum, ad opus de corn-<text:line-break/>muni ratione remittere. Intercedente vero alia-hac lu<text:line-break/>textu quaestione: a </text:span><text:span text:style-name="T5">stmilis et difstmilis inspectione exor-<text:line-break/>diendum este;</text:span><text:span text:style-name="T2"> propterea quod frequentius articulate non<text:line-break/>omnibus innotescit, si qua sit inter idem ac siimile diffe-<text:line-break/>rentia: hanc quoque consultus omisi, aliis in commenta-<text:line-break/>riis accurate tractatam. Nam ad ejus animadversionem<text:line-break/>etiam alia quaedam coincidunt quae praetermisi et hanc,<text:line-break/>utrum eorumdem vel similium observationes fiant. Et<text:line-break/>certe quidam empirici similia observanda esse profitentur;<text:line-break/>quidam vero accuratiores universae suae sectae discipli-<text:line-break/>nam servantes, eorumdem censent observationes omnes<text:line-break/>esse faciendas, tum pathognomicas appellatas, tum progno-<text:line-break/>sticas, tum therapeuticae; et Dionem phreniticum eum-<text:line-break/>dem esse atque Theonem phrenitide laborantem, quatenus<text:line-break/>ambo phrenitide delirant. Nonnulli vero neque simile<text:line-break/>simpliciter dici profitentur, sed duobus modis et intelligi</text:span></text:p>
      <text:p text:style-name="P20"><text:span text:style-name="T26">et enunciari; uno quidem simile intelligitur, quod nulla<text:line-break/>re dissidet, quemadmodum Castor et Pollux; altero vero<text:line-break/>non hujusmodi, rerum in quo et magis et minus est. Non<text:line-break/>tamen et apud vetustissimos medicos et philosophos, quo-<text:line-break/>rum adhuc exstant opera, hujusmodi similium usurpatio<text:line-break/>comperitur, quum ipsi confuse' et citra distinctionem simi--<text:line-break/>lium appellatione utantur; alias quidem in iis qui for-<text:line-break/>mam sortiuntur minime discrepantem, ut sinistrum oculum<text:line-break/>a dextro, cum ambo in uno homine spectantur; alias<text:line-break/>vero ubi diversis in hominibus, hic quidem glaucus, ille<text:line-break/>vero caesius est, aut niger, aut quatenus oculi; atque hos<text:line-break/>similes esse dijudicant. Satius tamen ipsis et magis con-<text:line-break/>suetum est, glaucnm glauco et caesium caesio, quemadmo-<text:line-break/>dum et nasum aduncum adunco, simum simo et rectum<text:line-break/>recto similem appellere.</text:span></text:p>
      <text:h text:style-name="Heading_20_2" text:outline-level="2">V.</text:h>
      <text:p text:style-name="P21"><text:span text:style-name="T21">Quae autem ad chirurgiam in medici officina spectant.</text:span></text:p>
      <text:p text:style-name="P19"><text:span text:style-name="T26">Hujusmodi breviloquentiae a-consultis perspicue pro-<text:line-break/>cedunt, obscure quid enunciare volentibus. Ubi namque<text:line-break/>nonnunquam unius nominis aut verbi auti duorum aut<text:line-break/>-ad summum trium adjectione dilucidam orationem confi-<text:line-break/>cere daturi qua ratione quis non obscuritatem sectari dixe-<text:line-break/>v iit verbis ita contextis? Ego certe textus typum sum dictu-<text:line-break/>rus, quo quicunque usus fuerit,, dilucidam noverit orationem, -<text:line-break/>Hic autem talis erit. Univerfa medicina ad affectuum digno-<text:line-break/>tiones, fanorum tum similitudine tum dissimilitudine, per<text:line-break/>ea quae et sensu et mente deprehenduntur,'consilium, in-<text:line-break/>ventionem et judicium dirigit. Ego </text:span><text:span text:style-name="T21">vero</text:span><text:span text:style-name="T26"> quae chirurgiae<text:line-break/>sunt exsequar quae in medicatrina discentibus demonstra-<text:line-break/>re et circa morbis affectos operari possumus. Quicumque<text:line-break/>dilucidis verbis explicare velit, ita loqueretur. Scribunt<text:line-break/>autem nonnulli postremam nominis </text:span><text:span text:style-name="T11">κατ’ </text:span><text:span text:style-name="T21">irptpflov</text:span><text:span text:style-name="T26"> medica-<text:line-break/>trinae syllabam per </text:span><text:span text:style-name="T11">η, κατ </text:span><text:span text:style-name="T18">ίητριΐην, </text:span><text:span text:style-name="T21">ac</text:span><text:span text:style-name="T26"> si velis in medi-<text:line-break/>cina, non lu loco quem </text:span><text:span text:style-name="T11">ἰατρεῖον, </text:span><text:span text:style-name="T21">medicatrinam</text:span><text:span text:style-name="T26"> vocitamus,<text:line-break/>interpretari, quasi ita dixerit. Quae ad chirurgiam artis</text:span></text:p>
      <text:p text:style-name="P132"><text:span text:style-name="T21">A<text:tab/>• I</text:span></text:p>
      <text:p text:style-name="P19"><text:span text:style-name="T26">medendi partem spectant, liaee funt. Auctor autem libri<text:line-break/>deinceps declaratur (sive ipfe sit Hippocrates, sive Thesi-<text:line-break/>. salus ejus filius) neque omnes medicae chirurgiae opera-<text:line-break/>tiones, neque res ad medicatrinam spectantes memoriae<text:line-break/>prodidisse, sed ex his ipsis quaecumque tironibus in usu<text:line-break/>sunt. Atque etiam inde libri titulus ari em duxit, quem<text:line-break/>postea Diccles, Philotimus et Mantias constituerunt. Pla-<text:line-break/>nius autem inscribi potuit </text:span><text:span text:style-name="T11">περὶ τῶν κατ’ ἰητρεῖον, </text:span><text:span text:style-name="T26">fi de<text:line-break/>iis quae in medici officina spectantur fiat inscriptio. Mi-<text:line-break/>ror autem Asclepiadem qui titulum quidem </text:span><text:span text:style-name="T11">κατ’ ἰητρείην,<text:line-break/></text:span><text:span text:style-name="T21">quae in medicina spectantur,</text:span><text:span text:style-name="T26"> servandum esse censet; titu-<text:line-break/>lum vero </text:span><text:span text:style-name="T11">περὶ τῶν αύτῶν κατὰ τὸ ἰητρεῖον, </text:span><text:span text:style-name="T21">de iis quae in<text:line-break/>medici officina spectantur significare.</text:span><text:span text:style-name="T26"> Prior enim titulus<text:line-break/></text:span><text:span text:style-name="T11">κατ’ ἰητρίην </text:span><text:span text:style-name="T26">medicinam, non alter qui </text:span><text:span text:style-name="T11">κατ’ </text:span><text:span text:style-name="T18">ιητριίον</text:span><text:span text:style-name="T11"> </text:span><text:span text:style-name="T26">me-<text:line-break/>dici officinam significat, quo quis </text:span><text:span text:style-name="T21">satptiov</text:span><text:span text:style-name="T26"> medici offici-<text:line-break/>nam, </text:span><text:span text:style-name="T11">ἰητρίην </text:span><text:span text:style-name="T26">medicinam morborum medicatricem inter-<text:line-break/>pretetur. Atque profecto hujusmodi de nominibus disce-<text:line-break/>ptationem continent, de quibus pauci solliciti funt, qui</text:span></text:p>
      <text:p text:style-name="P20"><text:span text:style-name="T26">rerum veritatem negotiantur. Quae vero proposita sunt,<text:line-break/>eorum doctrina fequenti oratione exorditur.</text:span></text:p>
      <text:h text:style-name="Heading_20_2" text:outline-level="2">V<text:span text:style-name="T68">I</text:span>.</text:h>
      <text:p text:style-name="P16"><text:span text:style-name="T21">Aegrotans, egens, ministri, machinamenta, lumen, ubi,<text:line-break/>quomodo, quot, quibus, quo pacto, quando, corpus, in-<text:line-break/>strumenta, tempus, modus, locus.</text:span></text:p>
      <text:p text:style-name="P18"><text:span text:style-name="T26">Hoc textu omnia percensuit, a quibus, per quae et<text:line-break/>in quibus chirurgica medicinae pars occupatur. Deinde<text:line-break/>narrat quale praedictorum unumquodque esse deceat, et<text:line-break/>quomodo et quo tempore ad usum duci. Ex his plurima<text:line-break/>manifesta funt, sicut aegrotans, agens, ministri, machina-<text:line-break/>menta, lumen. Et sane ipfe quoque auctor in sequenti-<text:line-break/>bus de iis disseruit, 'quum docuit, quomodo deceat aegro-<text:line-break/>tantem se medico obsequentem praestare; quomodo medi-<text:line-break/>cum circa ipsum agere oporteat; et quomodo huic ad-</text:span></text:p>
      <text:p text:style-name="P20"><text:span text:style-name="T26">stantes subministrare' consentaneum sit. Eodem vero modo<text:line-break/>et de machinamentis et de lumine, quaecumque nos nosse<text:line-break/>deceat, ipse deinceps (criptis prodidit. Post haec autem<text:line-break/>de deligatione longam doctrinam constituit, minime pro-<text:line-break/>ducta orationis forma, stt quaecumque proposito textu<text:line-break/>narrantur, praeterquam aegrotans, agens, ministri, machi-<text:line-break/>namenta, lumen, perpendenda sunt. Atque in primis </text:span><text:span text:style-name="T11">Ο’κου,<text:line-break/></text:span><text:span text:style-name="T26">ubi, primum luter ipsa relatum quod per </text:span><text:span text:style-name="T11">κ </text:span><text:span text:style-name="T26">secundae fyl-<text:line-break/>labae Iones, nos per </text:span><text:span text:style-name="T11">π </text:span><text:span text:style-name="T26">pronunciamus; quod locum, in<text:line-break/>quo quis situs est, significat: proludeque praedictis omni-<text:line-break/>bus non modo id attribui aliquis protulerit. Aegrotans<text:line-break/>namque idoneo loco opus habet (aegrotantia vero vocata<text:line-break/>funt, quibus nimirum succurrit chirurgia). Hoc autem<text:line-break/>non minus medicus, quemadmodum et instrumenta con-<text:line-break/>fentaneum locum desiderant, et ex luminibus quod artisse<text:line-break/>ciofum est, ut id penes nos' sit, </text:span><text:span text:style-name="T21">et</text:span><text:span text:style-name="T26"> quemvis in locum </text:span><text:span text:style-name="T21">fe-<text:line-break/>ratur,</text:span><text:span text:style-name="T26"> Quod deinceps scribitur </text:span><text:span text:style-name="T21">quomodo,</text:span><text:span text:style-name="T26"> </text:span><text:span text:style-name="T11">ῆκως </text:span><text:span text:style-name="T26">per </text:span><text:span text:style-name="T11">κ, </text:span><text:span text:style-name="T26">id</text:span></text:p>
      <text:p text:style-name="P20"><text:span text:style-name="T26">nos per </text:span><text:span text:style-name="T11">π οπως </text:span><text:span text:style-name="T26">pronunciamus. Notat autem non apud<text:line-break/>nos dumtaxat, sed et apud Iones rerum docendarum vel-<text:line-break/>uti qualitatem. Artis namque peritos non solum affectum<text:line-break/>locum scire decet, ubi decumbens aeger aut sedens manu<text:line-break/>curandus est, sed et quomodo figurandus: sic vero et qui<text:line-break/>operatur, et qui ipsi operanti ministranti Machinamento-<text:line-break/>rum quoque positura non solum idoneum habere locum<text:line-break/>pcstulat, sed et per ordinem apparari. Sic singula tum<text:line-break/>medico tum ejus ministris ad manum maxime fuerint.<text:line-break/>Constat autem hinc omisisse instrumenta, ut quae simul<text:line-break/>cum machinamentis mente comprehendi et adnumerari<text:line-break/>queant. Sed rursum quo pacto inordinate eorum memi-<text:line-break/>nerrt paulo post spectabimus. Nunc autem praedictis con-<text:line-break/>tinua explicanda sunt, ubi pronnnciat quot, quibus, quo-<text:line-break/>modo. Haec nimirum singula ad res praedictas referun-<text:line-break/>tur, quas ad chirurgiam apparandas nosse discentes opor-<text:line-break/>tet, quot sint, quibus ex ipsis et quomodo utendum: ut<text:line-break/>quomodo, quum paulo superius voci, ubi, postpositum</text:span></text:p>
      <text:p text:style-name="P20"><text:span text:style-name="T26">pronunciatur in positura; quum vero nunc profertur, in<text:line-break/>usu dispositionem declaret. Illud ergo quomodo pro ad-<text:line-break/>verbio loci ubi collocatur; hoc autem pro articulo seu<text:line-break/>relativo, quod quibusdam instrumentis aut machinamentis<text:line-break/>actiones explicare decernit. Quod ferie dictum est, </text:span><text:span text:style-name="T21">quan-<text:line-break/>do,</text:span><text:span text:style-name="T26"> occasionem aperte declarat, per quam-singulis uti con-<text:line-break/>veniat. Quae vero postea his verbis ita se habent, cor-<text:line-break/>pus, instrumenta, tempus, modus, locus, merito indagatur, ,<text:line-break/>quum sortiantur intelligentiam. Etenim corpus .aegrotan-<text:line-break/>tis aute facultate pronunciatum est, in qua textus parte<text:line-break/>aegrotantis meminit. Atque per quando, tempus; per<text:line-break/>quomodo, modus; et per ubi, locus intelligitur. Cur igi-<text:line-break/>tur his prolatis agnoscitur cum praesenti quoque dictio-<text:line-break/>ne, ipsis praeter ordinem instrumenta inserere, quae prae-<text:line-break/>stautiorem ordinem sortiuntur, si cum machinamentis col-<text:line-break/>locata sint; quum possimus nos, etiamsi nequaquam scripta<text:line-break/>esteut simul cum machinanrentis intelligere? Verum pro<text:line-break/>his machinamentis licet proferre, quod scalpella, terebras,</text:span></text:p>
      <text:p text:style-name="P19"><text:span text:style-name="T26">hamos, scalpros, laminas membranae custodes et qoaecum-<text:line-break/>que' hujusmodi cetera intelligere deceat, quae instrumenta<text:line-break/>.nunc vocitat. Quum autem nos ipsa instrumenta cum<text:line-break/>machinamentis intelligere possimus,, quod genere similia<text:line-break/>ex domestico apparatu ad curationem sunt utilia, ipsa </text:span><text:span text:style-name="T11">ἄρ-<text:line-break/>μενα </text:span><text:span text:style-name="T26">vocitat, qua ratione in opere de ratione victus in<text:line-break/>morbis acutis pronuncians, ubi de balneo disseruit: </text:span><text:span text:style-name="T21">in<text:line-break/>paucis enim domibus</text:span><text:span text:style-name="T26"> </text:span><text:span text:style-name="T11">ἄρμενα </text:span><text:span text:style-name="T21">instrumenta parata et mini-,<text:line-break/>stdi quales decet reperwntur.</text:span><text:span text:style-name="T26"> Scaphas igitur, rotas, pel-<text:line-break/>ves, labra, et quaecumque cetera aegris curandis idonea<text:line-break/>ipsum exponere existimandum esu • In iis quae simul cum<text:line-break/>instrumentis narrata sunt, absurdum immoratur, ltaqne<text:line-break/>fortassis nunc corpus dixit partem affectam, tempus vero<text:line-break/>quod ipsi junctum esu Nam in chirurgicis operationibus</text:span></text:p>
      <text:p text:style-name="P21"><text:span text:style-name="T26">• scire decet, quando curandus affectus evellendus esu Ipfe ,<text:line-break/>namque imperavit, ne tertio aut quarto die membra </text:span><text:span text:style-name="T21">ex-<text:line-break/>tenderentur</text:span><text:span text:style-name="T26"> aut articuli reponerentur. Potest quoque chi-<text:line-break/>rurgiae tempus nunc dixisse. Nam in nonnullis celerrime<text:line-break/>manu operari, nitamur oportet, quum jam maximum ex</text:span></text:p>
      <text:p text:style-name="P20"><text:span text:style-name="T26">frigore sequatur periculum, ut iis qui suuntur accidit:<text:line-break/>cito siquidem in doloris magnitudinem feruntur qui ma-<text:line-break/>nus operationibus; in quibusdam vero, ut suffusionibus<text:line-break/>longiori tempore operatio procedit. Quum enim suffusio-<text:line-break/>nes decubuerunt, paracenterium quamdiu deceat ea rn<text:line-break/>parte continendum est, qua vehementer obfirmatas ipsum<text:line-break/>fustinere decernimus. At nunc modus in affectus ortu<text:line-break/>-dici potest, quum ipse jubeat medicum cognoscere, quo-<text:line-break/>modo aut fractura aut luxatio orta sit, etiam in libro de<text:line-break/>capitis vulneribus ipse modos quibus oboriuntur vulnera,<text:line-break/>his verbis recensuit: </text:span><text:span text:style-name="T21">os autem in capite tot modis vul-<text:line-break/>neratur.</text:span><text:span text:style-name="T26"> Ac deinceps rursum: singulorum </text:span><text:span text:style-name="T21">vero modorum<text:line-break/>plures in vulnere fiunt fracturae species.</text:span><text:span text:style-name="T26"> Paulo post haec<text:line-break/>sequuntur: </text:span><text:span text:style-name="T21">contusionem subierit os salum sin sua ipsius na-<text:line-break/>ture, neque stsuura ulla ofsts contusum! acceserit. Atque<text:line-break/>secundus Jtic modus esu</text:span><text:span text:style-name="T26"> Tutu alium his verbis infert:<text:line-break/></text:span><text:span text:style-name="T21">tertius hic modus est.</text:span><text:span text:style-name="T26"> Ac rursus paulo post: quartus </text:span><text:span text:style-name="T21">hic</text:span></text:p>
      <text:p text:style-name="P19"><text:span text:style-name="T21">modus esu</text:span><text:span text:style-name="T26"> Denique rursum sequitur: </text:span><text:span text:style-name="T21">quintus hic modus<text:line-break/>qui inventu difficillimus apparet.</text:span><text:span text:style-name="T26"> Oportet quoque etiam-<text:line-break/>num loci ipsum meminisse, qui superius ubi adverbium<text:line-break/>locum significare retulit. Quas ob res quidam etiam alie-<text:line-break/>- nam- dictionis hujus explicationem simulque loco contra-</text:span></text:p>
      <text:p text:style-name="P18"><text:span text:style-name="T26">riam esse tradiderunt. Nam pro ipsa dictione, </text:span><text:span text:style-name="T21">locus, ubi<text:line-break/></text:span><text:span text:style-name="T26">praedictum scribunt. Verurntamen hanc scripturam libri<text:line-break/>norunt interpretes, norunt et empiricorum plurimi. Enim-<text:line-break/>vero perspicuitatis gratia nunc rursum ipsam repetam quae<text:line-break/>sic se habet: aegrotans, agens, ministri, machinamenta, lu-<text:line-break/>men, ubi, quomodo, quot, quibus, quando, corpus, instru-<text:line-break/>menta, tempus, modus, locus. Hoc itaque lu textu pro-<text:line-break/>nunciat, ubi, corpus, instrumenta. Primum quidem eorum<text:line-break/>scripsisse hoc in superiori textu ubi simpliciter intelligit.<text:line-break/>Nam ubi tum laborantis corpori tum instrumentis con-<text:line-break/>venire potest, quum hic instrumenta dicantur, quae supra<text:line-break/>machinamenta vocata sunt. Alterum vero </text:span><text:span text:style-name="T21">ubi,</text:span><text:span text:style-name="T26"> quod in de-<text:line-break/>centi loco tum laborantis corpus tum instrumenta collocanda</text:span></text:p>
      <text:p text:style-name="P20"><text:span text:style-name="T26">sint, nunc definisse. Hoc autem in textu cum superiori<text:line-break/>explicatione </text:span><text:span text:style-name="T21">locus</text:span><text:span text:style-name="T26"> in fine totius orationis de corporis af-<text:line-break/>sucta parte dici ridebitur. Quemadmodum enim medici<text:line-break/>corporis partes, sic et locos nominare consueverunt; et </text:span><text:span text:style-name="T26">a<text:line-break/></text:span><text:span text:style-name="T26">quibusdam integra opera de locis affectis inscripta com-<text:line-break/>periuutur. Hactenus rerum demonstrandarum capita dum-<text:line-break/>taxat narrata sunt. Ipsa vero doctrina sequenti oratione<text:line-break/>sumit initium, ac proinde te illis incumbere lubens di-<text:line-break/>gnum esse censeo. Ex iis hucusque propositis si quid non<text:line-break/>probe cognitum fuerit, id non magnum futurum est de-<text:line-break/>trimeutuin.</text:span></text:p>
      <text:h text:style-name="Heading_20_2" text:outline-level="2">VII.</text:h>
      <text:p text:style-name="P16"><text:span text:style-name="T21">Agens aut sedens aut stans commoderate ad su ipsum,<text:line-break/>ad id quod manu tractatur, ad lucis splendorem.</text:span></text:p>
      <text:p text:style-name="P18"><text:span text:style-name="T26">Sententiam dixi ipsum Hippocratem enumerationem<text:line-break/>fecisse rerum, a quibus, per quae, quibuscum et circa </text:span><text:span text:style-name="T26">'</text:span></text:p>
      <text:p text:style-name="P20"><text:span text:style-name="T26">quae, manuarias operationes fieri necesse esu </text:span><text:span text:style-name="T21">A quibus<text:line-break/></text:span><text:span text:style-name="T26">itaque tum medicus tum ministri intelliguntur, Per quae,<text:line-break/>machinamenta. </text:span><text:span text:style-name="T21">Quibuscum,</text:span><text:span text:style-name="T26"> lumen et locus. Circa </text:span><text:span text:style-name="T21">quae<text:line-break/></text:span><text:span text:style-name="T26">manus operationem subeuntis corpus et affecta pars. In<text:line-break/>proposita vero oratione et sequenti haec singula, qualia </text:span><text:span text:style-name="T26">-<text:line-break/></text:span><text:span text:style-name="T26">esse oporteat edocet, minime servato ordine, quo enume-<text:line-break/>rationem fecerat. Prorsus enim ab aegrotante exordium<text:line-break/>duxerat. Id autem priscis omnibus consuetum erat; at-<text:line-break/>que si velis ex ipsis omnibus innumera colliges exempla.<text:line-break/>Ad rem autem praesentem satis fuerit, quod a poeta Ilia-<text:line-break/>dos secundo in enumeratione profertur:</text:span></text:p>
      <text:p text:style-name="P21"><text:span text:style-name="T21">Dic mihi, Musu, virum quis maximus est vel equorum,<text:line-break/>Atridas pariter qui sunt in bella Jequuti.</text:span></text:p>
      <text:p text:style-name="P21"><text:span text:style-name="T26">Priores enim viros, posseriores equos protulit, non tamen<text:line-break/>de viris primum rationes reddidit, fed concinit</text:span><text:span text:style-name="T26">:</text:span></text:p>
      <text:p text:style-name="P19"><text:span text:style-name="T21">Prima 'Pheretiadae debetur gloria equarum.<text:line-break/>Quas avium in morem celeres .Eumelus agebat,<text:line-break/>. Aequales aetate, pares tergoque piloque ;</text:span></text:p>
      <text:p text:style-name="P18"><text:span text:style-name="T21">Monte in Pierio quas enutrirat Apollo.</text:span></text:p>
      <text:p text:style-name="P18"><text:span text:style-name="T21">Insignes ambae et Martis terrore carentes.</text:span></text:p>
      <text:p text:style-name="P18"><text:span text:style-name="T21">Maximus at longe suit Ajax ille virorum<text:line-break/>Indignatus adhuc, dum nulla subibat Achilles<text:line-break/>Proelia: nam pugnans omnes virtute praeibat.</text:span></text:p>
      <text:p text:style-name="P21"><text:span text:style-name="T26">Alibi vero rursum cecinit:</text:span></text:p>
      <text:p text:style-name="P18"><text:span text:style-name="T21">Tristis erat gemitus tono et jactantia vultu.</text:span></text:p>
      <text:p text:style-name="P21"><text:span text:style-name="T26">Ad secundum detulit quod prius occurrerat.</text:span></text:p>
      <text:p text:style-name="P18"><text:span text:style-name="T21">Caedentem et dura miseri qui morte peribant.</text:span></text:p>
      <text:p text:style-name="P21"><text:span text:style-name="T26">In lliados autem septimo volens quasi de industria indi-<text:line-break/>care non esse habendam hujusmodi ordinis rationem, re-<text:line-break/>bus omnibus quinque sequentibus enumeratis. Ad fecun-<text:line-break/>dam enim primum orationem contulit; deinde ad quin-</text:span></text:p>
      <text:p text:style-name="P20"><text:span text:style-name="T26">tam; postea ad quartam</text:span><text:span text:style-name="T26">; </text:span><text:span text:style-name="T26">postremo ad tertiam. Sunt au-<text:line-break/>tem poemata quorum exordio hi versus leguntur :</text:span></text:p>
      <text:p text:style-name="P18"><text:span text:style-name="T21">lloeotii hic Iones prolixa Veste decori</text:span></text:p>
      <text:p text:style-name="P18"><text:span text:style-name="T21">Et Locri et Phthii et qui resplendebat Epeus</text:span><text:span text:style-name="T47">r</text:span></text:p>
      <text:p text:style-name="P18"><text:span text:style-name="T26">Haec certe de orationis ordine nunc semel dixisse suf-<text:line-break/>ficiat, ne quis amplius alibi iis de rebus audire desideret.<text:line-break/>Quae igitur ad agentem, hoc est medicum chirurgum spe-<text:line-break/>etant, ea patescunt omnibus qui mentem ipsi adhibere<text:line-break/>volunt. Nam agentem sive sedeat sive stet, chirurgiam<text:line-break/>facere pronunciat, quum commoderate fefe habet, tum ad-<text:line-break/>fe chirurgicam manum adhibentem, tum ad aegrotantem<text:line-break/>et lumen. Quod consilium fervandurn complectimur in<text:line-break/>singulis pronunciatis, quorum commoderationem deinceps<text:line-break/>decet primo in lucem prodeunte, quod lumen esu</text:span></text:p>
      <text:h text:style-name="Heading_20_2" text:outline-level="2">VIII.</text:h>
      <text:p text:style-name="P21"><text:span text:style-name="T21">Lucis igitur duae sunt species t una communis, altera</text:span><text:span text:style-name="T26"> ar-</text:span></text:p>
      <text:p text:style-name="P20"><text:span text:style-name="T21">tistcialisi Communis in: nabis stta non est, artificialis<text:line-break/>penes nos exsistit.</text:span></text:p>
      <text:p text:style-name="P18"><text:span text:style-name="T26">Atque hic de speciei vocabulo edoctus, id in perpe-<text:line-break/>tuum memento. Veteribus enim est consuetudo et diffe-<text:line-break/>rentias et species et ideas appellare, quae de rerum ge-<text:line-break/>neticarum scetione subjiciuntur. Atque nunc ita pronun-<text:line-break/>ciat Hippocrates duas esse lucis species, ac si duas diffe-<text:line-break/>rentias et duas ideas dixerit. Est autem lux communis,<text:line-break/>qua omnes homines utimur: prima sub dio potissimum;<text:line-break/>secunda in amplissimis sedibus, sublimes fores, Iumine<text:line-break/>plenas habentibus, quales et nunc multis in civitatibus,<text:line-break/>medicinam 'facientibus medicis datas, a medicis facta de-<text:line-break/>nominatione medicinas appellitanti. Artificialis vero lux<text:line-break/>haec fit maxime, quum lucernas, faces, lampadas aut tale<text:line-break/>quid accendimus; deinde quum totas fenestras aut earum<text:line-break/>partem patefacimus aut alias claudimus,- alias aperimus.<text:line-break/>Eadem quoque de foribus ratio eft.</text:span></text:p>
      <text:h text:style-name="P7" text:outline-level="2">IX.</text:h>
      <text:p text:style-name="P10"><text:span text:style-name="T5">Quarum utriusque duplices sunt usus aut ad lucem aut<text:line-break/>sub lucem.</text:span></text:p>
      <text:p text:style-name="P18"><text:span text:style-name="T26">Utriusque speciei lucis, tum communis tum artisicia-<text:line-break/>lis duos esse usus pronunciat, aut ad lucem, aut sub lu-<text:line-break/>cern. Ad lucem vocat, quum luci adversum fuerit quod<text:line-break/>manu curatur, aut spectatur. Sub lucem vero quod paulo<text:line-break/>aversum est, quemadmodum in suffusionibus et cunctis<text:line-break/>oculorum affectibus. Nam oculorum morbi neque accu-<text:line-break/>rate dignosci, neque curari queunt luci adverso aegrotan-<text:line-break/>te; proindeque adversum lumen fugiendum esse. Sub lu-<text:line-break/>cem vero sive aversum a luce aut obliquum corpus figu—<text:line-break/>ratum esse oportet, quod manus operationem subit in ocu-<text:line-break/>lis. At ipfe velim audias, me plane oculos nominare, non<text:line-break/>palpebras: lu hoc enim casu elaborandum est et ad lu-<text:line-break/>cem aversi hominis, quemadmodum in aquularum extra-<text:line-break/>ctione aut pilorum illaqueatione, aut resutura aut deni-</text:span></text:p>
      <text:p text:style-name="P20"><text:span text:style-name="T26">que ubi medicus diductis palpebris non eget. Itaque si<text:line-break/>quis lippiens forte vehementer exulceretur, et quum cura-<text:line-break/>tur </text:span><text:span text:style-name="T21">oculacinum</text:span><text:span text:style-name="T26"> staphyloma vocatum patiatur, ipsum a luce<text:line-break/>prorsus aversum esse decet toto operationis tempore, prae-<text:line-break/>terquam quum medicus oculis- medicamentum admovet.<text:line-break/>In illis enim ipfe citra lucem affectum non videt, nt ne-<text:line-break/>que si unguem excidere voluerit; aut suffusionem subdu-<text:line-break/>cere,, aut quid ejusmodi manu operari, fed obliquum pro-<text:line-break/>ut ad lucem decet, tunc eum qui manus operationem<text:line-break/>subit figurare, ne a luce pupilla laedatur, nec medicus<text:line-break/>arte privetur, hoc est earum quibus medetur partium con-<text:line-break/>spectu. Dilucide vero lucem aversus appellabitur, neque<text:line-break/>ad lucem, neque sub lucem, sed a luce magis vel ad Iu- '<text:line-break/>cem obliquus. Verum Hippocrati loquutionis sub lucem<text:line-break/>quam a luce melior visa est interpretatio.</text:span></text:p>
      <text:h text:style-name="P7" text:outline-level="2">X.</text:h>
      <text:p text:style-name="P16"><text:span text:style-name="T21">Sub lucem quidem et paucus est usus et perspicua mo-<text:line-break/>deratio.</text:span></text:p>
      <text:p text:style-name="P18"><text:span text:style-name="T26">Id antea demonstratum esu Aliarum namque par-<text:line-break/>tium, exceptis oculis nulla hujusmodi manus operationem<text:line-break/></text:span><text:span text:style-name="T21">sub lucem fteri.</text:span><text:span text:style-name="T26"> desiderat. Quoniam vero, ut diximus,<text:line-break/>aversam prorsus esse lucem in manus operationibus fieri<text:line-break/>non potest, inter lucem adversam et aversam aegrum ho-<text:line-break/>minem figurare vult. Non tamen aeque omnibus in mor-<text:line-break/>bis medicum a luce decet averium esse, fed quatenus ipse<text:line-break/>morbus urget. Nam qui oculi ulcere et suppurato et<text:line-break/>acino, aut magna inflammatione aut acri fluxione affi-<text:line-break/>ciuntur, a pauca qudque luce tantopere laeduntur, ut ex<text:line-break/>tempore et doloribus vexentur et in fluxiones incidant;<text:line-break/>et is vero minus a luce infestatur, cui paracentesi suffusio<text:line-break/>evertitur, aut unguis aut encanthis manu curatur. At<text:line-break/>aversionis moderatio, qua a luce aversum esse decet eum</text:span></text:p>
      <text:p text:style-name="P17"><text:span text:style-name="T11">• </text:span><text:span text:style-name="T26">qui curatur, tibi his duobus scopis mentem adhibenti com-<text:line-break/>perietur, quod tum quod ad oculum molitur manus ope-<text:line-break/>ratione medicus dilucide videat, tum curandus aeger non<text:line-break/>magnopere discrucietur, quum uterque scopus contrariam<text:line-break/>figuram indicat, ut praevalentem sicopum consilium dirige.</text:span></text:p>
      <text:p text:style-name="P18"><text:span text:style-name="T26">Si vero neuter praevalere tibi videatur, mediam adver- '<text:line-break/>sionis figuram delige , tum ex his quae plane luci sunt<text:line-break/>adverfae, tum ex illis quae a luce aversae sunt. Ego te<text:line-break/>viam docui, qua usus aversionis moderationem invenies.<text:line-break/>Hippocrates autem pronunciata fert, auguratus omnibus<text:line-break/>moderationem facile patescere, si qui ipsam invenire stu-<text:line-break/>duerint. Non enim imperitos homines, ut nos nunc, sed<text:line-break/>admodum in disciplinis versatos docuit, ut etiam ipsi ex<text:line-break/>eorum quae praemonstrata sunt confequutione talia prom-<text:line-break/>pte comminiscerentur.</text:span></text:p>
      <text:h text:style-name="P7" text:outline-level="2">XI.</text:h>
      <text:p text:style-name="P16"><text:span text:style-name="T21">Quae vero ad lucem spectant ex praesentibus et conferen-<text:line-break/>tibus luminibus,’ ad splendorem quod manu curatur con-<text:line-break/>vertere oportet. , . -</text:span></text:p>
      <text:p text:style-name="P18"><text:span text:style-name="T26">Quo clarissime, prout oporteat, medicus intueatur<text:line-break/>qnaecumque per chirurgiam in laborantis corpore molitur<text:line-break/>medicus, ipsi omnibus in partibus, oculis exceptis, splen-<text:line-break/>didissima lux deligenda esu Est autem lux splendidissima,<text:line-break/>quae subdiali lu loco solis nulla re ipsum obscurante<text:line-break/>praefulget. Verum interdum lu manus curam subeuntis<text:line-break/>domicilio talis locus nullus esu Saepe vero quidem est,<text:line-break/>, lu eo tamen hominem collocare non expedit, hieme per<text:line-break/>frigus, aestate per aestum; utriusque enim tempestatis sua<text:line-break/>noxa est. Praeterea etiam ventos ita cavere oportet, ut<text:line-break/>in his non solum retrorsum idoneum aerem vitemus sae-<text:line-break/>pe, verum etiam ventum januae et fenestrae vicinum af-<text:line-break/>flantem qui operationi subjectum vehementer agitet. In</text:span></text:p>
      <text:p text:style-name="P19"><text:span text:style-name="T26">illis autem ventum maxime altamus, in quibus veremur<text:line-break/>ne quid nervofuni. genus patiatur, quemadmodum rursus<text:line-break/>solem in iis quae putrescunt,, ut qui ad sanguinis ernptlo-<text:line-break/>nern propense feruntur. Praeclare igitur adjecit: ex lu-<text:line-break/>minibus prostantibus et conferentibus. Non enim simpli-<text:line-break/>- citer ex luminibus quae prostant splendorem eligere, sed</text:span></text:p>
      <text:p text:style-name="P18"><text:span text:style-name="T26">et intueri oportet, etiam si quae conferunt lumina, eorum<text:line-break/>sit splendidissimum.</text:span></text:p>
      <text:h text:style-name="Heading_20_2" text:outline-level="2">XII.</text:h>
      <text:p text:style-name="P16"><text:span text:style-name="T21">His exceptis, quae aut latere oportet aut conspicere<text:line-break/>turpe esu</text:span></text:p>
      <text:p text:style-name="P18"><text:span text:style-name="T26">' Non dilucidam hac oratione fuam sententiam inter-<text:line-break/>pretatus est artis peritus, ita ut manu tractandas aegro-<text:line-break/>tantium partes ad lucem convertere non deceat, quaecum-<text:line-break/>que latere congruit,! aut conspicere indecorum est. At<text:line-break/>vero non id imperat, quare hac serie pronunciat.</text:span></text:p>
      <text:h text:style-name="P7" text:outline-level="2">XIII.</text:h>
      <text:p text:style-name="P16"><text:span text:style-name="T21">Sic autem manu curandum, luci adversum; manu vero<text:line-break/>medentem, manu curando adversum ejse oportet , modo<text:line-break/>non obtenebret.</text:span></text:p>
      <text:p text:style-name="P18"><text:span text:style-name="T26">Oportebat enim universam utique sententiam ab ipso<text:line-break/>enunciari: </text:span><text:span text:style-name="T21">quae vero ad lucem spectant ex praesentibus<text:line-break/>pt conferentibus luminibus, ad splendorem quod manu cu-<text:line-break/>ratur convertere oportet,</text:span><text:span text:style-name="T26"> Non tamen purus ac sine tene-<text:line-break/>hris lucis splendor servandus est, sed in quibus latere<text:line-break/>partes aut conspicere indecorum sit, se ipsum ita collo-<text:line-break/>care decet, ut omnes omnino manu curandarum partium<text:line-break/>spectaculo subducantur; sibi vero nequaquam ipsas obte-<text:line-break/>nebret. ' Universae profecto- orationis sententia talis esu<text:line-break/>Quum primum autem aliquis occultationem audire mani-<text:line-break/>festo desiderat, quum circumstantes fubire vult medicus.<text:line-break/>At fortassis quaerendam manus operationum dlsciplinam<text:line-break/>ex praesentibus nonnullos docere noluerit,quum ipsam</text:span></text:p>
      <text:p text:style-name="P20"><text:span text:style-name="T26">ediscere indigni sint; imo sane nec manu curandorum ne-<text:line-break/>cessarios, qui nonnumquam secare nolunt, quae nimirum<text:line-break/>tali manus operatione opus habent: molestia namque<text:line-break/>afficiuntur et adversus medicum tamquam carnificem de-<text:line-break/>bacchantur. Quin etiam saepe necesse fuit, putrem testem<text:line-break/>penitus excidere et nervum transversum totum difcindere,<text:line-break/>ne homo convulsione prehenderetur. Nonnulli idiotae,<text:line-break/>puris affectum conspicere nequeuntj quidam vero loci pu-<text:line-break/>ris corpus plane aperire concedunt, ut in quibus medicus<text:line-break/>his minime perpendentibus abunde locum affectum sucet<text:line-break/></text:span><text:span text:style-name="T21">et</text:span><text:span text:style-name="T26"> pus universum excludat. At id ob laborantium timi-<text:line-break/>ditatem nobis interdum accidit. Quidam enim sunt ad<text:line-break/>manus operationes ita timidi, ut, priusquam sectio fiat,<text:line-break/>doloris exspectati metu lu animi defectum procidant. Ad<text:line-break/>haec medicum oportet de manus operatione pronunciare<text:line-break/>fe postero quidem die decreturum, in praesenti vero ipsam<text:line-break/>missain facere. Nunc autem aqua perfundere, aut spongiis<text:line-break/>fovere, quo partem affectam ad cataplasmatis aut medica-</text:span></text:p>
      <text:p text:style-name="P20"><text:span text:style-name="T26">menti appositionem praeparet, atque interea timidum ho-<text:line-break/>minem minime suspicantem secare. In his sane rebus, ut<text:line-break/>adstantes lateant operationes, has adspici medicus’ prohi-<text:line-break/>buerit; in aliis vero ob laborantis pudorem, quum prae<text:line-break/>multitudine fiant, non a multis affectum spectari, quem<text:line-break/>aut in, sede, aut in pudendis patitur. Hae namque sunt<text:line-break/>partes, quas aegrotantes occultare desiderant, ut et mu-<text:line-break/>liebre genus, tum clunes, tum pectus; quidam praeterea<text:line-break/>et ventris, et multo magis pubis appellatae regiones. ' At<text:line-break/>quidam hic Hippocratem reprehendens id ipsum ridicule<text:line-break/>scripsisse profert. Optantibus enim quae hujusmodi manu-,<text:line-break/>curantur partes minime videri facile est, exclusis domo<text:line-break/>qui intus morantur omnibus, uni medico aut etiam uno<text:line-break/>quopiam, aut duobus amicissimis praesentibus operationes<text:line-break/>committere. Verum qui haec narrat non expertus est mul-<text:line-break/>tos, quos, quemadmodum pudet fuos affectus ab adstanti-<text:line-break/>hus conspici, sic nonnullos adfpectu prohibere et missos<text:line-break/>facere. Saepe vero quidam etiamsi secedere, jussi fuerint</text:span></text:p>
      <text:p text:style-name="P19"><text:span text:style-name="T26">qui aemulantur, qui operatione? ambiunt, qui res aegro-<text:line-break/>tantis scire mnltopere nituntur, nonnulli familiares vel<text:line-break/>/ amici impudenter permanent. Itaque per hujusmodi occa-<text:line-break/>siones laboranti gratiam conferre medicum oportet mini-<text:line-break/>me molestam ipsurnque feorsum ac nullo auscultante pol-<text:line-break/>liceri, ita se manus operationem facturum, ut multos la-<text:line-break/>tuerit. Potest enim, ut dixi, dum aquam perfundit aut<text:line-break/>spongiis fovet, ac si nondum sit operaturus, opus repente<text:line-break/>conficere, iis qui spectare moliuntur etiamnum alia facien-<text:line-break/>tibus. At hujusmodi quaestiones extra medicinae praece-<text:line-break/>pta sunt. Nos autem ex enarratorum confequutione, vel<text:line-break/>etiam ob disceptantium repugnantiam ipsa commemorare<text:line-break/>cogimur. Sed quae praedictis continua serie subjiciuntur,<text:line-break/>ad ea transeundi jam tempus esu</text:span></text:p>
      <text:h text:style-name="Heading_20_2" text:outline-level="2">XIV.</text:h>
      <text:p text:style-name="P16"><text:span text:style-name="T21">«Si enim qui operatur intuebitur et quod eructatur non<text:line-break/>adspicietur.</text:span></text:p>
      <text:p text:style-name="P19"><text:span text:style-name="T26">Atque hic persecta est’ hujusmodi oratio. Sic enim<text:line-break/>qui operatur, quam partem manu curat, intuetur. Haec<text:line-break/>autem ipsa pars ab aliis non cernitur. Non enim profe-<text:line-break/>cto quod utcumque et adfpici et non adfpici parti manu<text:line-break/>curandae convenit, ad medicum refertur.</text:span></text:p>
      <text:h text:style-name="Heading_20_2" text:outline-level="2">XV.</text:h>
      <text:p text:style-name="P16"><text:span text:style-name="T21">Verum sui ratione fedenti quidem pedes secundum eam<text:line-break/>'quae sursum est rectitudinem e directo ad genua stnt,<text:line-break/>diremptum autem minimum consuquuti; genua vero su-<text:line-break/>periora stnt inguinibus paululum diducta pro commoda<text:line-break/>cubitorum</text:span><text:span text:style-name="T26"> positione et </text:span><text:span text:style-name="T21">appositione.</text:span></text:p>
      <text:p text:style-name="P18"><text:span text:style-name="T26">Symmetriam manu operantis pro ratione fucis emen-<text:line-break/>sus ad ejusdem Tymmetriam accedit. Supra namque pro-<text:line-break/>nunciavit: </text:span><text:span text:style-name="T21">agens aut sedens aut stans aut surnmetria ad<text:line-break/>sufe, ad id quod manu tractatur, ad lucis splendorem</text:span><text:span text:style-name="T26"> de-<text:line-break/>inde ad postremum primo profectus et simul cum eo- pro</text:span><text:span text:style-name="T44">;</text:span></text:p>
      <text:p text:style-name="P20"><text:span text:style-name="T26">aegri manu curandi ratione, facta necessario symmetriae<text:line-break/>commemoratione ad manu operantis sui ipsius ratione<text:line-break/>symmetriam se contulit. Ipfuni autem concinnam positu-<text:line-break/>ram habere decet, nihil simplex quum sit, et quid veluti<text:line-break/>articulis distinctum. At si partes contempleris, ut alias<text:line-break/>atque alias variis posituram figuris sortiri potest, sic, in-<text:line-break/>terdum' etiam congruenter sc collocare. Si quis igitur </text:span><text:span text:style-name="T21">fe-<text:line-break/></text:span><text:span text:style-name="T26">dens aut stans crura plurimum inter </text:span><text:span text:style-name="T21">fe</text:span><text:span text:style-name="T26"> diduxerit, praeter<text:line-break/>symmetriam bis inter fe partibus se habuerit, peraeque ac<text:line-break/>si haec plane coegerit ac se tangere fecerit; aut, alterum<text:line-break/>alteri fuperpusuerit aut potius si in longitudinem totum<text:line-break/>crus extenderit aut si pedem, e regione .genu posuerit;<text:line-break/>imo versus posteriorem partem a rectitudine multum se-<text:line-break/>cedentem. Merito igitur Hippocrates quum ipsius operan-<text:line-break/>tis cujusque symmetriam, fui habita ratione constituisset,<text:line-break/>muttiam partium difpositionem definivit. Pedes quidem e<text:line-break/>regione genuum continere imperavit. Quandoquidem vero<text:line-break/>oratio e regione vel e directo duplex est, una quidem</text:span></text:p>
      <text:p text:style-name="P20"><text:span text:style-name="T26">membrorum </text:span><text:span text:style-name="T21">fe</text:span><text:span text:style-name="T26"> in longitudinem extendentium; altera vero<text:line-break/>artuum in altitudinem scse porrigentium, quemadmodum<text:line-break/>quum erecti stamus, jure sursum rectitudinem addit. At<text:line-break/></text:span><text:span text:style-name="T11">ἴξιν </text:span><text:span text:style-name="T26">pro consuetudine semper rectitudinis situm appellitat.<text:line-break/>Quam ob rem pedes ab invicem modice diduci, genuaque<text:line-break/>paulo in inguinum altitudinem excedere imperavit, qui<text:line-break/>scopum habet in omnibus et decorem et ad operationis<text:line-break/>celeritatem et sedis stabilitatem, ita ut qui sedet dimo-<text:line-break/>veri omnino nequeat. Proinde genua et tota omnino fe-<text:line-break/>mora ad usque inguina tantum inter fe intervallum ha-<text:line-break/>bere jussit, quo decore simul et tuto et ad operationes<text:line-break/>decenter, interdum quidem manuum lacertis et alicui cu-<text:line-break/>biti parti incumbat; nonnumquam vero femoribus, in-<text:line-break/>terdum autem ipsas utrimque partes operationibus eden-<text:line-break/>dis instructas sortiri.. Illa namque dictio positione e di-<text:line-break/>recto positarum partium, haec vero appositio oblique ap-<text:line-break/>positarurn sedem declarat.</text:span></text:p>
      <text:h text:style-name="P7" text:outline-level="2">XVI.</text:h>
      <text:p text:style-name="P167"><text:span text:style-name="T26">Festis </text:span><text:span text:style-name="T21">succincta, distincte, aequaliter, similiter, cubitis,<text:line-break/>humeris.</text:span></text:p>
      <text:p text:style-name="P18"><text:span text:style-name="T26">Vestimentum succinctum pro concinne collecto pro-.<text:line-break/>nunciavit, ut id neque inversum neque laxum medici<text:line-break/>corpus induat Distinctum de ipso vestimento dictum est:<text:line-break/>jubet enim id nulla sui parte duplicari. Quod autem in<text:line-break/>feriei fine pronunciatum est, aequaliter, similiter, cubitis,<text:line-break/>humeris, ambiguum est. Aut enim aequaliter et similiter<text:line-break/>ntrarumque manuum cubitos et humerus vestimento in-<text:line-break/>dui imperavit, ita ut ambae manus inter fe conferantur<text:line-break/>(quod plerique comparari vocitant) aut humeros aut cu-<text:line-break/>bitos inter se confert jubens lu utraque manu aequaliter<text:line-break/>et similiter cubitis et humeris 'utriusque ipforum manum<text:line-break/>indutam esse. Enirnvero quod nolit cubitis altiorenr </text:span><text:span text:style-name="T21">ve-<text:line-break/>llis</text:span><text:span text:style-name="T26"> ambitum esse manifestum esu Eos namque nudos </text:span><text:span text:style-name="T21">pa-<text:line-break/>tere</text:span><text:span text:style-name="T26"> indecorum est, non medico dumtaxat qui tam reli-</text:span></text:p>
      <text:p text:style-name="P19"><text:span text:style-name="T26">giosam artem profitetur, sed et forensibus apud frequentem<text:line-break/>turbam causas agentibus, quos ipfos quoque pudere cer-<text:line-break/>. nere licet, quum vestem cubitis altiorem gerunt, ut qui<text:line-break/>ad pancratlum accincti funt. At hujusmodi quoque vellis<text:line-break/>fpecies maxime reprobanda, quae non modo cubiti partes,<text:line-break/>fed et totum brachium refrigerat. Non tamen declaravit<text:line-break/>quousque fupra dextrum cpbiti angulum brachium operire<text:line-break/>deceat. An id tamquam dilucidum quod </text:span><text:span text:style-name="T21">a</text:span><text:span text:style-name="T26"> nobis omnibus<text:line-break/>comperiri potest, omnino praetermisit? Non enim iis ar-<text:line-break/>duum est in singulis operationibus conjicere, quantum in-<text:line-break/>ddmenti oporteat cubitos transcendentis ad cubiti lacer-<text:line-break/>tum exporrectum esse, qui hic observationem fecerint<text:line-break/>quum decoris tum usus ad propositam chirurgiam spe-<text:line-break/>ctantis. Sed quemadmodum paulo ante in quibus quid<text:line-break/>occultandum erat, contrarios esse scopos protuli, ne quod<text:line-break/>manu curatur, conspicuum cernatur, bbscuro aere opus<text:line-break/>esse; ut vero qui manu operatur illud conspiciat clara</text:span></text:p>
      <text:p text:style-name="P20"><text:span text:style-name="T26">luce. Quod autem eorum exfnperat, illi fcopum conce-<text:line-break/>dere; at si utrumque esse tibi videatur, medium omnino<text:line-break/>tenere. Eodem modo et nunc et semper in omnibus </text:span><text:span text:style-name="T21">fa-<text:line-break/>ciendum</text:span><text:span text:style-name="T26"> est, hic ad res contrarias fcopi dirigunt, eos qui-<text:line-break/>dem qui amborum medium semper eligunt, uter vero, si<text:line-break/>praevaleat, ad illum propendentes. Quod igitur ad chi-<text:line-break/>rurgiam spectat, ipsa per se nudam totam manum maxime<text:line-break/>desiderat. Quae vero decoris sunt, ipsam totam obtectam.<text:line-break/>Quam«ob rem utriusque medium perpetuo deligi congruit,<text:line-break/>sed validius urgenti concedere/</text:span></text:p>
      <text:h text:style-name="Heading_20_2" text:outline-level="2">XVll.</text:h>
      <text:p text:style-name="P16"><text:span text:style-name="T26">Ad id autem </text:span><text:span text:style-name="T21">quod manu tractatur procul quidem et prope<text:line-break/>et sursum et deorsum gt h</text:span><text:span text:style-name="T47">u</text:span><text:span text:style-name="T21">c aut illuc aut ad medium.<text:line-break/>Procul autem et props termini sunt cubiti; qui in an-</text:span></text:p>
      <text:p text:style-name="P16"><text:span text:style-name="T21">, teriorern partem genua, in posteriorem costas non pro-<text:line-break/>grediantur. At sursum, summas manus mammis supe~<text:line-break/>rtores non teneat- deorsum vero pectore genibus incurn-</text:span></text:p>
      <text:p text:style-name="P20"><text:span text:style-name="T26">bente </text:span><text:span text:style-name="T21">non inferiores. Summas manus angulares crnn<text:line-break/>humeris stgureti quae in medio sunt, ita fe habent.<text:line-break/>Sed quae huc aut illuc seruntur, non extra sudem. Sed<text:line-break/>pro conversionis ratione corpus et operantem corporis<text:line-break/>partem protendat.</text:span></text:p>
      <text:p text:style-name="P18"><text:span text:style-name="T26">Quum medicum ad se, ad eum qui manu curatur et<text:line-break/>ad lucem respectu aut. sedentem aut stantem sese figurare<text:line-break/>praecepit: ac primum sedentis ad trium quodque facta<text:line-break/>relatione symmetriam docere professus est a luce exorius.<text:line-break/>Deinde ad medici sui ratione symmetriam digressus et<text:line-break/>hanc persecutus ad residuum tertium provehitur. Neque<text:line-break/>enim medicum laboranti manu curando propius sedere de-<text:line-break/>cet, ne loci angustia manuum actiones interturbentur, ne-<text:line-break/>que tantopere dirimi, ut vix laborantem attingat. Hic<text:line-break/>igitur terminos quosdam constituit, quos qui manu ope-<text:line-break/>ratur neque in anteriora neque lu posteriora progredi de-</text:span></text:p>
      <text:p text:style-name="P19"><text:span text:style-name="T26">bet. Meminimus autem de sedente primum ipsi sermonem<text:line-break/>esse. Chirurgum igitur ita ab aegrotante diremptum esse<text:line-break/>jubet, nt is neque anteriores genibus cubitos, neque late-<text:line-break/>ribus posteriores sortiatur. Hos itaque statuit terminos<text:line-break/>intervalli, quod tum ad anteriorem tum ad posteriorem<text:line-break/>partem refertur. Ipsum autem intervallum in longitudi-<text:line-break/>nem nominatur. Quum vero duo supersint intervalla,<text:line-break/>unum in latitudinem, alterum in profunditatem aut alti-<text:line-break/>tudinem (nam utroque vocabulo dicitur) intervalli qui-<text:line-break/>dem in altitudinem terminos constituit, ut neque operatio<text:line-break/>superius mammis summas manus porrigat neque inferius<text:line-break/>. pectore super genua incumbente manus angulares cum hu-<text:line-break/>meris figuret. Angulares autem vocat, quum rectum an-<text:line-break/>guium cubitus cum brachio efficiat. Hic enim medius est<text:line-break/>habitus tum flexionis cubiti ultimae, ad quam manus flecti<text:line-break/>nequaquam potest; tum extensionis extremae ad quam ma-<text:line-break/>num exporrigi erit perarduum. At terminum intervalli</text:span></text:p>
      <text:p text:style-name="P20"><text:span text:style-name="T26">quod per latitudinem in obliquas fit partes, utrobique con- .<text:line-break/>stituebat et in dextram et sinistram, quo facile fiant con-<text:line-break/>versiones, ut sedes non dimoveantur, hoc est corporis par-<text:line-break/>tes quibus et sedemus et substratis sedilibus fulcimur.<text:line-break/>Termini quidem mutua serie diversis temporibus pronun-<text:line-break/>ciati funt. Nam quo tempore longitudinis intervalla do-<text:line-break/>cebat, eo latitudinis et altitudinis intervallo docere non<text:line-break/>potuit, neque quum reliquarum duarum alterutram. At<text:line-break/>ipsum medicum hortatur, mea quidem sententia, haec<text:line-break/>omni tempore mente, prout deceat, inspicere quae pro-<text:line-break/>nunciata sunt omnia; Etenim in omni operatione simul<text:line-break/>usui sunt omnia. Quum ergo medius quidam sit medici<text:line-break/>sedendi status, quando non intuetur, nihil agit; hunc </text:span><text:span text:style-name="T21">fla-<text:line-break/>tura et</text:span><text:span text:style-name="T26"> decorum magis et honestiorem esse consentaneum<text:line-break/>.est, quam si pictor quidam aut plastes ejus imaginem ef-<text:line-break/>finxerit. Quum autem ad chirurgiam accedit, eum mo-<text:line-break/>vere manus oportet, interdum quidem simul et ante et<text:line-break/>sursum; deinde vero sinistrorsum simul et ante et fur-</text:span></text:p>
      <text:p text:style-name="P19"><text:span text:style-name="T26">sum; rursus ex his figuris aut in posteriora manus am-<text:line-break/>bas vele unicam solam ducere. Sic vero interdum vel<text:line-break/>deorsum vel rursus sursum et deorium et retrorsum. Mul-<text:line-break/>tiplici namque facie status submutatur complicatis mutuo<text:line-break/>intervallis. His omnibus commune est sedem tueri, quam<text:line-break/>nonnulli destruunt intervallorum terminos excedentes-<text:line-break/>Etenim si quae pars manu tractatur ita sublimis sit, ut<text:line-break/>supra ipsas mammas manus evehat medicus, cogetur in-<text:line-break/>terdum ipfe e sede sublimior erigi, ut consurgens non-<text:line-break/>dum stet, neque sedeat, sed et in instabili et media inter<text:line-break/>, has figura situs sit. At si quam plurimum in dextram vel<text:line-break/>in sinistram partem secesserit, illis ipsc e sede ita dimo-<text:line-break/>vehitur, ut ab ea lapsurus periclitetur. Quid dicendum<text:line-break/>est, quod ad anteriorem vel posteriorem partem utrisque<text:line-break/>similia obortura sint? tantumque si qua fit in partes in-<text:line-break/>feriores conversio, ea ejus operationem obscurabit qua in<text:line-break/>figura decenti sederit.</text:span></text:p>
      <text:h text:style-name="P7" text:outline-level="2">XVIII.</text:h>
      <text:p text:style-name="P21"><text:span text:style-name="T21">Stantem autem utrisque ex aequo pedibus universtm inst-<text:line-break/>- flere oportet. Sed altero insistentem agere; non eo qui<text:line-break/>ad operantem, manum est, genu ad inguinis altitudinem<text:line-break/>tollere, ut in sedentis statu. Eosdem quoque ceteros<text:line-break/>terminos servare.</text:span></text:p>
      <text:p text:style-name="P18"><text:span text:style-name="T26">Abloluta de sedente chtrurgo oratione ad stantem<text:line-break/>emigrat, idem jubens stantem observare, quod sedenti<text:line-break/>paulo ante imperavit, quia impar est pedum incessus. Al-<text:line-break/>termn enim esse vult ipso sublimiorem, ut e directo in<text:line-break/>ejusmodi statione nullam edat operam, quam ipsissimam in<text:line-break/>omni operatione servaturus est, si quae pars manu curatur,<text:line-break/>neque sublimior sit, neque in longitudinem aut altitudinem<text:line-break/>remotior patet cuique praedictorum memori. Pars enim<text:line-break/>sic elata ut suis ipsius mammis sublimiores manus habere<text:line-break/>cogatur, medicum a sede dimovebit, qui citra symmetriam<text:line-break/>protenditur. Si vero quam plurimum secesserit- ac retror-</text:span></text:p>
      <text:p text:style-name="P20"><text:span text:style-name="T26">sum rursus procedere compulerit, fedem ab initio coget<text:line-break/>relinquere. Quoniam vero alterum pedem voluit re qua-<text:line-break/>dam fulciri, hic quoque altitudinis modum declaravit, ju-<text:line-break/>bens genu eamdem sortiri ad inguina figuram, quam in<text:line-break/>sedentibus pronunciavit. In his autem protulit genua<text:line-break/>paulo fupra inguina collocanda esse, quod hujusmodi se-<text:line-break/>des et tutissima sit et ad operationem aptissima et para-<text:line-break/>tissima. Verum nunc alterum genu sublime solum ad in-<text:line-break/>guina eamdem sortiri figuram censet, ac saepenumero in-<text:line-break/>guina utrorumque crurium parem habere altitudinem.</text:span></text:p>
      <text:h text:style-name="Heading_20_2" text:outline-level="2">XIX.</text:h>
      <text:p text:style-name="P16"><text:span text:style-name="T26">At qui </text:span><text:span text:style-name="T21">tractatur, reliqua corporis parte manu operanti sub-<text:line-break/>serviat aut stans aut sedens, quo quam suciilime ita in<text:line-break/>ea figura</text:span><text:span text:style-name="T26"> positus </text:span><text:span text:style-name="T21">perseveret, observans defluxionem, sub-<text:line-break/>ststentiam, in latus conversionem, declivitatem-,, sto ea<text:line-break/>quam oportet servatur et stgura et forma, operationem</text:span></text:p>
      <text:p text:style-name="P15"><text:span text:style-name="T5">subeuntis in sui deditione, in manus operatione, in ha-<text:line-break/>bitu subsuquenti.</text:span></text:p>
      <text:p text:style-name="P18"><text:span text:style-name="T26">Qui hunc librum interpretati sunt, diversas non citra<text:line-break/>rationem textus explicationes tradiderunt. Etenim qua-<text:line-break/>tuor nominum obscuritas, </text:span><text:span text:style-name="T11">ἡποῤῥίσεως </text:span><text:span text:style-name="T26">desiuxionis dico,<text:line-break/></text:span><text:span text:style-name="T11">ύποστάσεως </text:span><text:span text:style-name="T21">subsidentiae</text:span><text:span text:style-name="T11">, ἐκτρἰψεως </text:span><text:span text:style-name="T26">in latus conversionis;<text:line-break/>est praeterea </text:span><text:span text:style-name="T11">κατανττας </text:span><text:span text:style-name="T21">declivitatis</text:span><text:span text:style-name="T26">, Hippocratem voluisse<text:line-break/>paucis verbis res multas prodere, dissensionis eorum quae<text:line-break/>prouunciata sunt ipsis causam praebuit. Quandoquidem<text:line-break/>quum auctoris ipsa scribentis mens obscura sit et eam<text:line-break/></text:span><text:span text:style-name="T26">. </text:span><text:span text:style-name="T26">opinionibus, conjecturis• magis scrutati, non perspicue<text:line-break/>scientia intuiti in vari.as disseusiones exciderunt. Ego<text:line-break/>vero quod in hisce omnibus facere consuevi, id ita quo-<text:line-break/>que adoriar. Praetermissis enim quae ab ipsis enarrata<text:line-break/>sunt minus probabilibus, aperiam quae inibi probabiliter<text:line-break/>excogitata esse videbuntur, re quadam meae sententiae<text:line-break/>simul addita. Exordiar autem ab obscurorum nominum<text:line-break/>explicatione. Quandoquidem simplex compositi primum</text:span></text:p>
      <text:p text:style-name="P20"><text:span text:style-name="T26">est, ac saepenumero quum simplicium nullum obscurum<text:line-break/>est, ipsorum compositio obscuritatem efficit. Id autem<text:line-break/>profecto in proposita oratione advertitur. Enimvero non-<text:line-break/>nulli </text:span><text:span text:style-name="T11">ύπόῤῥυσιν </text:span><text:span text:style-name="T21">destuxionem</text:span><text:span text:style-name="T26"> in humoribus intellexerunt;<text:line-break/>atque hi bipertiti sunt. Illi quidem in iis qui e corpore<text:line-break/>moventur,. hi vero in his qui extrinsecus infunduntur;<text:line-break/>imo, et ex ipsis nonnulli ipsum Hippocratem eorum me-<text:line-break/>moriam facere censuerunt, qui dum fit operatio effluunt;<text:line-break/>quidam vero eorum qui post manus operationcm. ldem<text:line-break/>vero est et </text:span><text:span text:style-name="T11">ύποστάσεως </text:span><text:span text:style-name="T21">subsidentiae</text:span><text:span text:style-name="T26"> nominum dissidium.<text:line-break/>Quod humorum eflluentiae subsidentia contrarie dicitur,<text:line-break/>merito in parte dissidium excitavit. Alter quidam inter-'<text:line-break/>pretum chorus non de humoribus, fed de solidis animalis<text:line-break/>partibus et </text:span><text:span text:style-name="T11">ύποστασεως </text:span><text:span text:style-name="T26">et </text:span><text:span text:style-name="T11">ύποῤῥύσεως </text:span><text:span text:style-name="T26">vocabulum inter-<text:line-break/>pretatus est, qui putat </text:span><text:span text:style-name="T11">ύπόστασιν </text:span><text:span text:style-name="T21">sursum</text:span><text:span text:style-name="T26"> aut partium se-<text:line-break/>candarum aut totius corporis elationem significare; </text:span><text:span text:style-name="T11">ύπόῤ-<text:line-break/>ῥνσιν </text:span><text:span text:style-name="T26">vero ad imum impetum, ac si </text:span><text:span text:style-name="T11">κατάῤῥυσιν </text:span><text:span text:style-name="T26">protulss-<text:line-break/>sct. • </text:span><text:span text:style-name="T21">Kaiaggft</text:span><text:span text:style-name="T26"> namque hac notatione lu prognostico rela-</text:span></text:p>
      <text:p text:style-name="P20"><text:span text:style-name="T26">tum est, ubi inquit: </text:span><text:span text:style-name="T21">quod st aegri decubitus declivis stt<text:line-break/>et ,a culcitra ad pedet delabatur aeger, deterius.</text:span><text:span text:style-name="T26"> His ita<text:line-break/>expositis testimonium addunt </text:span><text:span text:style-name="T11">ἐκτρέψεως </text:span><text:span text:style-name="T26">et </text:span><text:span text:style-name="T11">καζαντίας </text:span><text:span text:style-name="T26">vo-<text:line-break/>cabula in praedictis ordine subscripta. Enimvero abdu-<text:line-break/>ctionem </text:span><text:span text:style-name="T11">ἔκτρεψιν </text:span><text:span text:style-name="T26">appellavit sive totius corporis sive par-<text:line-break/>tis manus curandae siti </text:span><text:span text:style-name="T18">Καταντίαν </text:span><text:span text:style-name="T21">vero</text:span><text:span text:style-name="T26"> in propriis par-<text:line-break/>tibus declivitatem dici proferunt, quemadmodum in toto<text:line-break/>corpore </text:span><text:span text:style-name="T11">ύπόῤῥυσιν </text:span><text:span text:style-name="T21">subsidentiam.</text:span><text:span text:style-name="T26"> Quum quis enim corpus<text:line-break/>universum in, eadem sede tuetur neque dimovet, aut crus<text:line-break/>aut brachium deorsum propendens efficiet, ejusmodi situm<text:line-break/></text:span><text:span text:style-name="T11">κατάῤῥοπον </text:span><text:span text:style-name="T26">ajuut appellari, vera ipsa per se dicentes; etsi<text:line-break/>in universa oratione consensum non servant. Nam altera<text:line-break/>quaedam etlamnum ipforum omnium duplex orta est con-,<text:line-break/>troversia. Prior quidem .fuit nonnullorum qui arbitrati<text:line-break/>sunt, velle Hippocratem manu curandos tueri, quod qua-<text:line-break/>tuor vocabulis significavit, defluxione, subsidentia, abdu-<text:line-break/>ctione, declivitate; posterior vero non tueri. Nihil au-<text:line-break/>tem interest ad lotius orationis intelligentiam tres esse no-</text:span></text:p>
      <text:p text:style-name="P20"><text:span text:style-name="T26">minis </text:span><text:span text:style-name="T11">ἐκτρίψεως </text:span><text:span text:style-name="T26">scripturas. Nonnulli namque </text:span><text:span text:style-name="T11">ἔκτρεψιν </text:span><text:span text:style-name="T26">sc-<text:line-break/>cundam ejus per </text:span><text:span text:style-name="T11">τρε </text:span><text:span text:style-name="T26">syllabam scribunt; quidam vero </text:span><text:span text:style-name="T11">σ<text:line-break/></text:span><text:span text:style-name="T26">quoque in principio adjiciunt </text:span><text:span text:style-name="T11">ἔκστρεψιν </text:span><text:span text:style-name="T26">scribentes. Non-<text:line-break/>nulii’denique </text:span><text:span text:style-name="T11">ἔκτριψιν </text:span><text:span text:style-name="T26">per r et </text:span><text:span text:style-name="T11">ρ </text:span><text:span text:style-name="T26">et </text:span><text:span text:style-name="T11">ι. </text:span><text:span text:style-name="T26">Nam paulo ante<text:line-break/>unam scribere prodidimus. Haec itaque narrata vocabula<text:line-break/>dilucide patent. A verbo siquidem </text:span><text:span text:style-name="T11">ἐκτρεπὲσθαι ἔκτρεψις,<text:line-break/></text:span><text:span text:style-name="T26">ab </text:span><text:span text:style-name="T11">ἐκτρίβεσθαι ἔκτριψις </text:span><text:span text:style-name="T26">derivatur; quum scripturae hor-<text:line-break/>tentur haec aegrotanti observanda esse. Videntur autem<text:line-break/>simul omnes qui hunc textum explanarunt auctoris sen-<text:line-break/>tentiam ex parte perspexisse, totam tamen omnino com-<text:line-break/>prehendere non potuisse. Si quis enim hujus orationis .<text:line-break/>finem assequi velit, in qua pronunciavit: in </text:span><text:span text:style-name="T21">sui deditione,<text:line-break/>in manus operatione</text:span><text:span text:style-name="T26">, in </text:span><text:span text:style-name="T21">habitu subscquenti.</text:span><text:span text:style-name="T26"> Omnes pro-<text:line-break/>fecto vere sequi videbuntur, quum alias alia tribus tem-<text:line-break/>poribns aegrotanti profutura sint, quibus tamen ipfa om-<text:line-break/>nia conjungi non valuerit. Id autem perspicue distinctis<text:line-break/>tribus temporibus erit manifestum. Primum quidem eo-</text:span></text:p>
      <text:p text:style-name="P20"><text:span text:style-name="T26">rum est, quum morbis affecti se medicis dedunt ad accu-<text:line-break/>ratam morborum dignotionem, quod deditionem nomina-<text:line-break/>vit Secundum vero eorum serie quum medicus circa </text:span><text:span text:style-name="T21">af-<text:line-break/>fectam</text:span><text:span text:style-name="T26"> partem aliquid agit, quod manus operationem vo-<text:line-break/>citavit. Tertium ac ultimum quod subsequentem habitum<text:line-break/>appellavit: tunc'enim lu eadem prius posita figura labo-<text:line-break/>.ranti pars affecta servanda esu Quod ergo in eodem se<text:line-break/>habeat; inde habitus appellationem deduxit In omnibus<text:line-break/>autem tribus temporibus quoddam est cunctis commune,<text:line-break/>quoddam singulis proprium. Commune quidem est omni-<text:line-break/>bus partem affectam immobilem qua sede nititur servare,<text:line-break/>nisi medicus ipsum utcumque niovere tentatus sit. Pro-<text:line-break/>prium vero singulis bonum, unde ad persectam fit mede-<text:line-break/>lam. Iu deditione, ut medicas plane quid curaturus di-<text:line-break/>gnoscat. In manus operatione ut ossa fracta in oppositum<text:line-break/>extendat , decenter conformet atque devinciat. In luxa-<text:line-break/>tionibus ossa in oppositum extendat, reponat et partem<text:line-break/>affectam idonea deligatione complectatur. In fectionibus</text:span></text:p>
      <text:p text:style-name="P20"><text:span text:style-name="T26">ut pus excludat; aut etiam quod putre aliqua in regione<text:line-break/>degit, excidat aut igne adurat. His igitur utilis est et humo-<text:line-break/>rum defluxus et subsidentia. Ille, ubi excitetur; qui namque<text:line-break/>praeter naturam humor exsistit, excernendus est; haec vero<text:line-break/>ubi non excitetur; intus enim noxium humorem perma-<text:line-break/>nere non decet; Interdum autem et subsidentia fit utilis,<text:line-break/>ut, in quibus confertim pus ex magna subsidentia aut hy-<text:line-break/>dropicum- humorem excerni volumus. </text:span><text:span text:style-name="T21">At multo magis a<text:line-break/>fubjectis</text:span><text:span text:style-name="T26"> in manus operatione membris quum subsiden-<text:line-break/>tiam tum defluxum, ut dictum est, observare decet. Eo-<text:line-break/>dem autem modo et in solidis animalis partibus haec pro-<text:line-break/>nunciata laboranti observanda sunt, ut eadem fiant per<text:line-break/>tria tempora, deditionem, operationem et subsequentem<text:line-break/>habitum. Enimvero si quae pars dum eximitur a chirurgo<text:line-break/>provectior sit, sectionem in indecenti parte medicum coget<text:line-break/>efficere, nec modum eumdem aliquando, nec quae servanda<text:line-break/>funt tueri; propterea quod aeger ipsum scalpellum prae-<text:line-break/>venit et effugit et operationem imperfectam redditi quum</text:span></text:p>
      <text:p text:style-name="P20"><text:span text:style-name="T26">alias quidem ipso folo medicus mediam manus operatio-<text:line-break/>nem efficiat, alias vero opus e dimidio factum deserat </text:span><text:span text:style-name="T21">at-<text:line-break/>que</text:span><text:span text:style-name="T26"> etiamnum concitatius obeat. Haec autem deligatis<text:line-break/>accidunt; interdum manus opem subeuntibus, qui nimi-<text:line-break/>rum, quum sibi in ventre fit operatio, tum in spinam se<text:line-break/>attollunt ad latus se convertentes, quod </text:span><text:span text:style-name="T21">in latus abdic-<text:line-break/>atione</text:span><text:span text:style-name="T26"> declaratur. Interdum autem nihil eorum moliun-<text:line-break/>tur, sed musculos vehementer extendunt aut quamdam mu-<text:line-break/>tationem mihi videtur hac loquutione indicasse </text:span><text:span text:style-name="T21">o</text:span><text:span text:style-name="T26"> </text:span><text:span text:style-name="T11">δεῖ, </text:span><text:span text:style-name="T26">quam<text:line-break/></text:span><text:span text:style-name="T21">oportet,</text:span><text:span text:style-name="T26"> hoc textu, </text:span><text:span text:style-name="T21">sic ea quum oportet</text:span><text:span text:style-name="T26"> servatur et sigura<text:line-break/>et forma operationem ferentis. Quantum autem malum<text:line-break/>sit oculi paracentesi curandi, si aeger figuram et formam<text:line-break/>non servet aut ita vehementer dimoveatur aut intendatur,<text:line-break/>ut faciem sanguine suffundat, patet omnibus. Tantumdem<text:line-break/>autem et quum medico capitis 08 excidente, aut caput<text:line-break/>paululum attollat aut deprimat aut in latus convertat,<text:line-break/>chirurgiae sollertiam interturbat. Sic vero etiam evenit,<text:line-break/>si fe vehementer extendat. In figurarum siquidem muta-</text:span></text:p>
      <text:p text:style-name="P20"><text:span text:style-name="T26">tione partis manu curandae- situs immutatur. Aliarum au-<text:line-break/>tem partium tensiones ad sanguinis profluvium conferunt;<text:line-break/>musculorum vero tensiones non solum hac ratione nocent,<text:line-break/>verum etiam partem interdum sublimiorem, interdum hu-<text:line-break/>mitiorem efficiunt. Quum enim attollitur musculus, tum<text:line-break/>os subjicitur; quum vero contrahitur ac deprimitur, tum<text:line-break/>nlceris sedes attollitur, quemadmodum et lu intercostalis<text:line-break/>et alvi regionibus.</text:span></text:p>
      <text:h text:style-name="Heading_20_2" text:outline-level="2">XX.</text:h>
      <text:p text:style-name="P16"><text:span text:style-name="T21">Ungues neque supereminere neque deficere oportet; digito-<text:line-break/>rum vertices ad usum exercere: digitis quidem summis,<text:line-break/>indice fere ad pollicem admoto} tota vero manus<text:line-break/>prona; ambabus autem adversis.</text:span></text:p>
      <text:p text:style-name="P18"><text:span text:style-name="T26">Quum quod ad aegrotantem manu curandum fpectat<text:line-break/>societatis operandi ratione protulerit, iterum deinceps ad<text:line-break/>eam quae de operatoris est munere hocce textu orationem<text:line-break/>dilapsus est. .Ungues igitur ad summorum digitorum sun-</text:span></text:p>
      <text:p text:style-name="P20"><text:span text:style-name="T26">ctrones digitis sane proprias, neque ipsa supereminere, ne-<text:line-break/>que deficere optimum esse, primo de usu partium amplis-<text:line-break/>sime explicavimus, in quo totam summae manus natu-<text:line-break/>ram explanavimus. In praesenti vero dictiones solas satis<text:line-break/>erit luculenter exponere. Qunm autem scriptura sit du-<text:line-break/>plex, utramque explicaturus sum, quarum altera ita se ha-<text:line-break/>bet: </text:span><text:span text:style-name="T21">ungues neque supereminere, neque deficere oportet di-<text:line-break/>gitorum vertices.</text:span><text:span text:style-name="T26"> Nam quae corpuscula venamur, eadem<text:line-break/>ratione summis digitis captu facilia sunt, ad quae colli-<text:line-break/>genda summis digitis operam edimus. Deinde altera sum-<text:line-break/>ma: ad </text:span><text:span text:style-name="T21">usum exercere digitis quidem summis indice fere<text:line-break/>ad pollicem admoto t</text:span><text:span text:style-name="T26"> ut in priore textu de unguium di-<text:line-break/>gitorum magnitudine doctrina sit; in secunda vero de di-<text:line-break/>gitorum usu. Alter vero ejusmodi textus est: </text:span><text:span text:style-name="T21">ungues ne-<text:line-break/>que supereminete neque destcere oportet.</text:span><text:span text:style-name="T26"> Postea in altero<text:line-break/>principio: digitorum summitatibus usus scripto in dandi<text:line-break/>casu nomine summitatibus </text:span><text:span text:style-name="T11">κορυφῇσι, </text:span><text:span text:style-name="T26">ut universa sententia</text:span></text:p>
      <text:p text:style-name="P19"><text:span text:style-name="T26">sit hujusmodi, ungues neque excedant oportet digitorum<text:line-break/>longitudinem, neque ab hac exsuperentur, sed prorsus<text:line-break/>ipfam adaequent: asm eorum summitatibus usus esu Vi-<text:line-break/>debitur autem id falsum, nisi prout decet ipfa percipiat.<text:line-break/>Nonnullae quidem operationes totis manibus efficere con-<text:line-break/>tingit; utraque inann cubitum aut femur aut tibiam aut<text:line-break/>aliquam ejusmodi partem alteram comprehendentes in ad-<text:line-break/>verfa trahimus et intendimus, in quibus operationibus di-<text:line-break/>giti tamquam manus partus agunt, peraeque ac palmae et<text:line-break/>ceterae manus partes. At quam paracentesin facimus et<text:line-break/>surfum aut deorfum consuimus aut unguem tollimus, di-<text:line-break/>gitis ut digitis, non ut digitis manus partibus utimur.<text:line-break/>Simili quoque ratione, quum scalpello aut altero quodam<text:line-break/>ejusmodi instrumento operationem facimus. In omnibus<text:line-break/>itaque digitorum actionibus summis ipsis utendum; et ideo<text:line-break/>. dixi, recte dictum esse, digitorum extremitatibus usus.</text:span></text:p>
      <text:p text:style-name="P18"><text:span text:style-name="T26">Deinde ab altero capite ordiendum est: digitis quidem<text:line-break/>summis, indice fere ad pollicem admoto; una oratione</text:span></text:p>
      <text:p text:style-name="P20"><text:span text:style-name="T26">declarat plurimas musculorum functiones ad magnum di-<text:line-break/>gitum sieri, quem pollicem vocitant; quum index e re-<text:line-break/>gione ita tendit/ ut quod comprehendendum est utrisque<text:line-break/>videlicet fummis capiatur. Tunc enim dumtaxat dictorum<text:line-break/>digitorum agentium usus efL Quin et si quid tribus digi-<text:line-break/>tis comprehendatur, veluti quum scalpello sublinimus aut<text:line-break/>acu pungimus, plurimum quidem operationis illis duobus<text:line-break/>perficitur; aliquid etiam et medius contulerit. Sed tota<text:line-break/>manos prona in chirurgicis operationibus utimur, ejus<text:line-break/>cavo corpus in quo operamur comprehendentes. Digitos<text:line-break/>quidem affectus extendere et componere potest abunde<text:line-break/>manus unica; brachium aut cubitum aut femur aut ti-<text:line-break/>biam non potest. Sed utrisque manibus ad hasce partes<text:line-break/>tractandas sibi invicem occurrentibus utimur, ut mem-<text:line-break/>brum circularim complectantur et cucurbitulam admoven-<text:line-break/>tes univeria manu prona utimur, et quum parvo cauterio<text:line-break/>elidimus et spongiam'imponimus. Aliae quoque multae<text:line-break/>sunt medicinae operationes, de quibus fortassis etiam ob</text:span></text:p>
      <text:p text:style-name="P20"><text:span text:style-name="T26">perspicuitatem supervacanea narrata sunt. Per sie enim<text:line-break/>quisque potest omnes tum digitorum, tum manuum actio-<text:line-break/>nes memoria repetere, quarum aliae ab utrisque, aliae a<text:line-break/>digitis solis aut fola manu obeuntur.</text:span></text:p>
      <text:h text:style-name="Heading_20_2" text:outline-level="2">XXI.</text:h>
      <text:p text:style-name="P16"><text:span text:style-name="T21">Digitum magnum in medio digitorum exortum et polli-<text:line-break/>cem indici oppositum esae.</text:span></text:p>
      <text:p text:style-name="P18"><text:span text:style-name="T26">Non enim aliter datur in actionibus indici magnum<text:line-break/>digitum oppositum esse, misi ejus medium amplum fuerit, </text:span><text:span text:style-name="T26">i<text:line-break/></text:span><text:span text:style-name="T26">Id autem et in ceteris digitis optimum, ut quum in arn-<text:line-break/>bitu quoddam corpus magnum comprehendere oportuerit,<text:line-break/>id undique complectantur qui quam plurimum inter se<text:line-break/>distent..</text:span></text:p>
      <text:h text:style-name="P7" text:outline-level="2">XXII.</text:h>
      <text:p text:style-name="P16"><text:span text:style-name="T21">Morbus autem este per quem - et hi laeduntur, quibus in<text:line-break/>procreatione aut educatione consuevit pollex sub aliis<text:line-break/>digitis contineri patet.</text:span></text:p>
      <text:p text:style-name="P18"><text:span text:style-name="T26">Quum eadem maneat utriusque textus sententia, a<text:line-break/>dilucidiore exordimur. Quibusdam enim placuit ob con-<text:line-break/>fuetndinem in nonnullis approbatis textibus rationem<text:line-break/>ignorare, quum ipsi consueverint ceteris digitis pollicem<text:line-break/>subnectere; proindeque hunc quidem otiantem parvum<text:line-break/>evadere spsumque ejus ad indicem intervallum non auge-<text:line-break/>scere, quae res ad extremae manus morbum terminatur<text:line-break/>peraeque ac si ad laesionem pronunciarit. Quidam ipsum<text:line-break/>proferre arbitrantur rem a morbo procedere, eumque mor-<text:line-break/>luim luxato magno digito oboriri; et ulcere inter curan-<text:line-break/>dum duram circatricem inducente, ita ut qui musculus in-<text:line-break/>terjacet, scirrho obsessus aut aliquo affectu tabefcens et</text:span></text:p>
      <text:p text:style-name="P20"><text:span text:style-name="T26">alimento et incremento destituatur. Interdum etiam in-<text:line-break/>gens. putredo sitam inter digitos carnem demolita est, et<text:line-break/>postea duram cicatricem adstruxit, angustum indicis ad<text:line-break/>pollicis intervallum efficit, ac veluti mutuas reddit copu-<text:line-break/>las, maxime vero quum, ut dixi, dura fiat cicatrix. Quin<text:line-break/>etiam hujusmodi affectus in pueris negligi verisimile esu<text:line-break/>Adultos vero a medicis institutos et magnum digitum emol-<text:line-break/>lire et movere et interjecto loco probum alimentum </text:span><text:span text:style-name="T21">com-<text:line-break/>parare,</text:span><text:span text:style-name="T26"> Ad hoc etiam adultis totum corpus increvisse,<text:line-break/>et si quid laedatur, id solum in atrophiam morbum inci-<text:line-break/>dere; at infantibus in primo incremento quum ipso quo-<text:line-break/>que morbo prehenduntur, et ob morbum digitorum im-<text:line-break/>mobilitate partes affectas non augescere et ob interjectum<text:line-break/>inter digitos totum intervallum parvum evadere. Non-<text:line-break/>nullis quidem hoc inquiunt sorte contingere; quibusdam<text:line-break/>vero ob duram cicatricem et ob durum quendam interje-<text:line-break/>ctornm locorum affectum. Quapropter veluti nonnulla<text:line-break/>fubligatione sustinetur, hoc est prohibetur magnus digitus</text:span></text:p>
      <text:p text:style-name="P20"><text:span text:style-name="T26">ab aliis diduci. Nonnulli siquidem </text:span><text:span text:style-name="T11">κατέχεσθαι </text:span><text:span text:style-name="T21">sustinere<text:line-break/></text:span><text:span text:style-name="T26">verbum sic interpretantur, etiamsi luis illud putissimum<text:line-break/>pugnare videatur. Rorum enim explicatione. non sub<text:line-break/>aliis, sed ab aliis dictum esse oportebat. Nam qui in me-<text:line-break/>dio interseruntur affectus, regionem parvam et colligatam<text:line-break/>efficiunt. De his profecto latu, prout tini videbitur, ju-<text:line-break/>dicio probabilissimum elige, ln dictionibus siquidem sic<text:line-break/>obfcuris divinationem magis quam sapientiam ad expli-<text:line-break/>cationem usurpamus. Nos autem ad priscum textum re-<text:line-break/>vertemur. Eortassis Asclepiades depravatum quoque tex-<text:line-break/>tum suspicatus est, quem integrum textum talem esse con-<text:line-break/>jecit (morbus autem quo et hi laeduntur, quibus in pro.<text:line-break/>creatione aut educatione consuevit, et fequentla) for-<text:line-break/>tasse vero ef ab Hippocrate ita scriptum. Censuit ergo<text:line-break/>Heraclides Tarentinus intelligendos esse affectus, ut totius<text:line-break/>orationis complementum sit ejusmodi: </text:span><text:span text:style-name="T21">morbus autem per<text:line-break/>quem et laedit aspectus quibus in procreatione vel</text:span><text:span text:style-name="T26"> educa-<text:line-break/></text:span><text:span text:style-name="T21">ttone,</text:span><text:span text:style-name="T26"> et quae sequuntur.</text:span></text:p>
      <text:h text:style-name="P7" text:outline-level="2">XXIII.</text:h>
      <text:p text:style-name="P16"><text:span text:style-name="T26">Qui operatur, </text:span><text:span text:style-name="T21">eum operationes omnes exercere decet utris-<text:line-break/>que feorstm manibus et ambabus simul; ambae namque<text:line-break/>sunt</text:span><text:span text:style-name="T26"> similes, </text:span><text:span text:style-name="T21">scopum intuentem recte, decore, cito, ju-<text:line-break/>cunde, concinne, prompte.</text:span></text:p>
      <text:p text:style-name="P18"><text:span text:style-name="T26">Imperat omnes utrisque manibus operationes exer-<text:line-break/>cere. Id enim et ad </text:span><text:span text:style-name="T21">cito</text:span><text:span text:style-name="T26"> et ad decore operandum maxime<text:line-break/>conferti Potuerit sane medicus experiri dextra manu<text:line-break/>dextrum aegrotantis oculum acu compungere vel unguem<text:line-break/>excidere aut quid aliud hujusmodi moliri; proindeque<text:line-break/>apposuit scopum intuentem, recte, decore, cito, jucunde,<text:line-break/>concinne, prompte, ut haec ex ea quam pronunciavit<text:line-break/>--exercitatione suppetant. Quomodo vero ipsorum unum,-<text:line-break/>quodque continget paulo post planum facit. At in re prae-<text:line-break/>- fenti tantum meminisse decet horum doctrinam caput hoc<text:line-break/>sortiri, ut quid unum eorum sit quae prima divisione com-</text:span></text:p>
      <text:p text:style-name="P20"><text:span text:style-name="T26">prehenduntur. Meminerimus quoque quod manus similes<text:line-break/>appellaverit, etiamsi specie non discrepent.</text:span></text:p>
      <text:h text:style-name="Heading_20_2" text:outline-level="2">XXIV.</text:h>
      <text:p text:style-name="P16"><text:span text:style-name="T21">Instrumenta certe et quando ' et qualiter paranda stnt di-<text:line-break/>cetur; ubi oportet, ne operationem remorentur, neque<text:line-break/>his adsumendis impedimento stnt, sed juxta operaturam<text:line-break/>corporis partem prostent; quod st alius ea praebeat, is<text:line-break/>paulo ante paratust quum autem imperaveris, imperata<text:line-break/>faciat.</text:span></text:p>
      <text:p text:style-name="P18"><text:span text:style-name="T26">Quod non solum labia et scamna et quae cetera ma-<text:line-break/>chinamenta sollertiorem structuram sortiuntur, sed et quae<text:line-break/>vulgari nomine </text:span><text:span text:style-name="T11">ἄρμενα, </text:span><text:span text:style-name="T21">instrumenta,</text:span><text:span text:style-name="T26"> vocantur, ea organo-<text:line-break/>rum appellatione comprehendat, hic dilucide cum nomi-<text:line-break/>nis et significationis perceptione declaravit, quod si alius<text:line-break/>ea praebeat; nam in chirurgicis operationibus talia tum<text:line-break/>adsumimus tum ab aliis accipimus.</text:span></text:p>
      <text:h text:style-name="P7" text:outline-level="2">XXV.</text:h>
      <text:p text:style-name="P21"><text:span text:style-name="T26">Adsidentes </text:span><text:span text:style-name="T21">autem aegrotanti quod tractatur, prout datum<text:line-break/>suerit, exhibeant, reliquum autem corpus ita contineant,<text:line-break/>ut totum quiescat immobile et silentes praesecto au-</text:span></text:p>
      <text:p text:style-name="P18"><text:span text:style-name="T26">Textus ita dilucidus est, ut nullam explicationem de-<text:line-break/>sideret.</text:span></text:p>
      <text:h text:style-name="P2" text:outline-level="1"><text:bookmark-start text:name="bookmark50"/>HIPPOCRATIS DE MEDICI OFF<text:span text:style-name="T20">I-</text:span><text:line-break/>CINA LIBER ET GALENI IN EUM<text:line-break/>C<text:span text:style-name="T20">O</text:span>MMENTA<text:span text:style-name="T20">RI</text:span>US <text:span text:style-name="T10">II.</text:span><text:bookmark-end text:name="bookmark50"/></text:h>
      <text:h text:style-name="Heading_20_2" text:outline-level="2">I.</text:h>
      <text:p text:style-name="P16"><text:span text:style-name="T21">j religationis duae sunt species, constructa et quae con-<text:line-break/>struitur. Quae construitur, celeriter, non laboriofe,<text:line-break/>prompte, concinne construatur. Celeriter quo expedian-<text:line-break/>tur operationes; </text:span><text:span text:style-name="T26">non </text:span><text:span text:style-name="T21">laboriose, quo facile elaborentur t<text:line-break/>pramptitudo, ut ad amne praesto stt, eorum concinnitas,<text:line-break/>ut conspectum oblectet. Quibus autem exercitationibus<text:line-break/>haec comparentur, pronunciatum esa</text:span></text:p>
      <text:p text:style-name="P19"><text:span text:style-name="T11">- </text:span><text:span text:style-name="T26">Quaedam profecto communia deligationibus utrisque<text:line-break/>funt; quaedam vero ipsarum alteri propria. Illa quidem<text:line-break/>prompte ac celeriter construendae deligalioni sunt pro-<text:line-break/>pria; haec vero recte, ac decore jam constructae. Cou-<text:line-break/>struendum deligationis genus </text:span><text:span text:style-name="T18">ΐργαζόμινον</text:span><text:span text:style-name="T11"> </text:span><text:span text:style-name="T26">ipse nominat,<text:line-break/>jam constructum </text:span><text:span text:style-name="T11">εἰργασμένον. </text:span><text:span text:style-name="T26">Non laboriose et concinne<text:line-break/>sunt utrisque communia, non laboriose quidem -utrisque,<text:line-break/>tum nomine tum significatione; concinne utrisque nomine,<text:line-break/>significatione vero non peraeque. Nam in ea quae adhuc<text:line-break/>construitur deligatione manuum motu fit concinnitas; in<text:line-break/>ea vero quae jam constructa est ducta fasciarum circum-<text:line-break/>volutione. At pronunciare par est eam quae construitur<text:line-break/>etiamnum fasciarum circumvolutionem concinnam edi in<text:line-break/></text:span><text:span text:style-name="T21">eo</text:span><text:span text:style-name="T26"> quod construitur deligationis genere. Numquid etiam<text:line-break/>non laboriose frequentius datur in ea quae construitur<text:line-break/>quam in ea quae jam constructa est? Nam quae jam con-<text:line-break/>structu est folo sasriarum pressu dolorem affert; quae<text:line-break/>vero construitur ea quoque ratione, imo quod membrum</text:span></text:p>
      <text:p text:style-name="P20"><text:span text:style-name="T26">indecenter contineatur, vel non: interdum enim idcirco<text:line-break/>comprimitur, quum ipsa fasciarum injectio citra laesionem<text:line-break/>perficiatur. At fas est quoque, in hac adserere fasciarum<text:line-break/>tangentium coitum, sive tanget sive non, utrisque comma-<text:line-break/>nem esse; in ea autem quae construitur deligatione, sub<text:line-break/>eam quae manu curatur partem continentibus, sive ipsae<text:line-break/>comprimant sive non. In ea vero quae jam factu est sus-<text:line-break/>pensione .quidem ut in brachii mitella; repositione vero,<text:line-break/>ut in cruris rebus</text:span><text:span text:style-name="T26">' </text:span><text:span text:style-name="T26">ipsi subjectis quibus sulciatur. Non<text:line-break/>parum autem quum deligatio construitur doloris vacui-<text:line-break/>tati confert operandi celeritas quae promptitudine potis-<text:line-break/>simum expletur. Atque haec sane praecipua sunt con-<text:line-break/>struendae deligationis bona et citra "pressum amplexus et<text:line-break/>promptitudinis alacritas. Error enim in figura communis<text:line-break/>quoque est partibus devinctis. Atque ipsi de decenti con-<text:line-break/>struendae deligationis figura nunc instat oratio. Suae sunt<text:line-break/>figurarum virtutes et vilia, quemadmodum et fasciarum, de<text:line-break/>quibus hic dumtaxat praetermissa figura mentionem facit.</text:span></text:p>
      <text:p text:style-name="P19"><text:span text:style-name="T26">Quum itaque prompte construatur deligatio, celeriter opus<text:line-break/>peragitur: ipfe namque promptitudinem, quid nimirum<text:line-break/>valeat his verbis declaravit: </text:span><text:span text:style-name="T21">promptitudo vero ut ad<text:line-break/>omne parata stt.</text:span><text:span text:style-name="T26"> Idque contingit , quum qni nunc deli-<text:line-break/>gat, praenovit nullam sibi ambiguitatem nullamque disce-<text:line-break/>ptationem dum operatur succidere, utrum hoc modo de-<text:line-break/>eeat, aut ulla ratione non deceat fasciam ducere. Liber-<text:line-break/>tas igitur idem exsistens, quod paratissima facillimam ef-<text:line-break/>ficit operationem. Ipse vero prouunciavit doloris vacui-<text:line-break/>tatem ex facile operando oboriri. Constat autem celeri-<text:line-break/>tatem et promptis et celeribus operationibus junctam esse.<text:line-break/>Itaque doloris vacuitas eorum est quae manu curando ae-<text:line-break/>grotanti conducunt, et ob ipsam celeritas promptiludiue<text:line-break/>facillima, si operationibus quoque suppetat. Concinnitas<text:line-break/>autem spectantibus oculis oblectamentum parit, quemad-<text:line-break/>modum serie protulit Hippocrates,' ut quae ex rerum manu<text:line-break/>medenti necessariarum amplitudine pendeat ipsique apud<text:line-break/>vulgus gloriam adaugeat, qua vir ambitiofus evadit ut de-<text:line-break/>liciarum puerilium amator. Vir autem humanus non vi-<text:line-break/>lior quidem redditur; sed laudari desiderat, dans operam</text:span></text:p>
      <text:p text:style-name="P19"><text:span text:style-name="T26">pt apud aegrotos magis fide et auctoritate valeat, quos ea<text:line-break/>re. sibi obsequenliores .conciliabit, quod ipsis perutilius<text:line-break/>exsistit. Hujus ergo auctoritatis apud vulgus captandae<text:line-break/>gratia, non solum medicus/ verum etiam philosophus glo-<text:line-break/>riam aucupari contendit. Magis enim homines juvat,<text:line-break/>quum apud eos et honoratur et admirationi est, ut qui<text:line-break/>quae facit magis imitentur ac ejus imperiis tamquam dei<text:line-break/>cujusdam mandatis obtemperent. Quibus vero exercita-<text:line-break/>fionibus haec comparentur pronunciatum esu Celeriter,<text:line-break/>non laboriose, facile ac prompte, a quibus exercitationi-<text:line-break/>bus operandi facultas medicis suppetat dictum esse pro-<text:line-break/>nunciavit. Etenim pronunciatum est potissimum quidem<text:line-break/>tum ubi scripsit, agentem in. operibus edendis utraquq<text:line-break/>manu exercendum esse, et ambabus simul: ambae siquidem<text:line-break/>sunt similes; tum. ubi docuit, in fu minis digitis exerqen-<text:line-break/>dis pleraque indice quidem ad pollicem admoto, tota, vero,<text:line-break/>- manu prona et ambabus adversis agenda esse..</text:span></text:p>
      <text:h text:style-name="P7" text:outline-level="2">II.</text:h>
      <text:p text:style-name="P16"><text:span text:style-name="T21">Quae constructa est, recte,</text:span><text:span text:style-name="T26"> decore. </text:span><text:span text:style-name="T21">Decore quidem simpli-<text:line-break/>citer, distincte; aut similibus aut aequalibus; aequaliter<text:line-break/>et similiter aut inaequaliter et difstmilibusinaequaliter<text:line-break/>et difstmiliten Species autem hae sunt, stmplex, circu-<text:line-break/>laris, ascia, stmn,</text:span><text:span text:style-name="T26"> oculus, </text:span><text:span text:style-name="T21">rhombus et dimidiatus. Spe-<text:line-break/>cies speciei et partis deligandae affectioni congruat.</text:span></text:p>
      <text:p text:style-name="P18"><text:span text:style-name="T26">Duabus deligationis speciebus constitutis et ipsis vo-<text:line-break/>catis: una quidem quae adhuc fit constituenda; altera<text:line-break/>vero quae jam facta est, constructa, nunc in eo quae hunc<text:line-break/>praecedit textu construendam deligationem quo optime<text:line-break/>construatur percensuit. In hoc vero praesenti constru-<text:line-break/>ctam perlustrat , in quo hanc decore factam </text:span><text:span text:style-name="T21">esse</text:span><text:span text:style-name="T26"> pronun-<text:line-break/>ciat, si tum simpliciter tum distincte processerit; fimpli-<text:line-break/>citer quidem quum ipsi linteum neque impactum est ne-<text:line-break/>que duplicatum inseritur neque 'rugas habet, fed aequabi-<text:line-break/>liter partibus omnibus impositum; distincte vero, quum<text:line-break/>fecundae et tertiae lintei distributiones involvuntur. At-</text:span></text:p>
      <text:p text:style-name="P19"><text:span text:style-name="T26">que hic mihi etiam videtur ex duobus ab eo pronuncra-<text:line-break/>tis quibus deligatio decore constructa etxpletur, alterum<text:line-break/>quidem simpliciter.,.-non prorsus, explicatum tamquam di-_<text:line-break/>lucidum enuuciasse, ut alterum vero distincte quu.m.-ex—<text:line-break/>plicat sequentia, ctmnia intellexisse» Jani vero his men-<text:line-break/>tem adhibe, .memorans^ me paulo ante -.explicasse </text:span><text:span text:style-name="T21">distinete.<text:line-break/></text:span><text:span text:style-name="T26">decenter esse. Appositum est secundum falciae</text:span><text:span text:style-name="T44">:</text:span><text:span text:style-name="T26"> circuitum<text:line-break/>interdum plan® aequalem, ac primo nulla ex parte di ver-<text:line-break/>sum esse, interdum inaequalem.; Fit autem aequalia ex-<text:line-break/>tremis partium fasciae partibus pro latitudine hucusque<text:line-break/>desinentibus, .utalterum neque exsuperet neque desit,, fed<text:line-break/>ex utrisque fit extremum, ac si quoque una quaedam<text:line-break/>esset unius fasciae duplicatae positura. Jam vero ipsi<text:line-break/>similiter tertius fiat circuitus et quartus, si hoc quoque<text:line-break/>sit opus. Itaque et in eo qui rhombus, et in eo qui </text:span><text:span text:style-name="T21">fe-<text:line-break/></text:span><text:span text:style-name="T26">mirirombus vocatur, hanc accurationem fervari oportet,</text:span></text:p>
      <text:p text:style-name="P133"><text:span text:style-name="T26">-<text:tab/>. i -<text:tab/>B.</text:span></text:p>
      <text:p text:style-name="P134"><text:span text:style-name="T26">rhombus.<text:tab/></text:span><text:span text:style-name="T26">e?r </text:span><text:span text:style-name="T26">semirbombus.</text:span></text:p>
      <text:p text:style-name="P19"><text:span text:style-name="T26">Enimv-teid </text:span><text:span text:style-name="T21">catagmaticanr,”suaciurii idoneam,</text:span><text:span text:style-name="T26"> deligationem,<text:line-break/>quum cubito aut brachio aut femori iadstruitur, faciliorem<text:line-break/>''locum occupare contingit. In ipsa namque;imperat piri-<text:line-break/>mam fasciam surfum' distribui, fecundam prius deorsum,<text:line-break/>deinde adverso surfum donec lu idem extremum ad secun-<text:line-break/>dam accedat. Id autem fieri nequit, nisi lateralia linteo-<text:line-break/>rum extrema sibi 'mutuo immutentur. In hac. certe idem<text:line-break/>iterabitur scrvata peti totam deligationem. aequali incllua-<text:line-break/>tione, quam ab orbiculari spira orfarn formavimus. </text:span><text:span text:style-name="T26">• </text:span><text:span text:style-name="T26">Vo-<text:line-break/>casui autem orbicularis quae partem affectam toto orbe<text:line-break/>citra -inclinationem -amplectitur, ln liac igitur .lateralia<text:line-break/>secundae et tertiae circumvolutionis fasciarum extrema<text:line-break/>sibi mutuo subjacent, nullo excedente nulloque sublabente.</text:span></text:p>
      <text:p text:style-name="P21"><text:span text:style-name="T26">.. r t</text:span></text:p>
      <text:p text:style-name="P135"><text:span text:style-name="T26">Orbicularis, sincera et aequalis Ascia sincera, et aequalis,<text:line-break/>deligatio. -<text:tab/></text:span><text:span text:style-name="T44">?</text:span><text:span text:style-name="T26"> .. .</text:span></text:p>
      <text:p text:style-name="P18"><text:span text:style-name="T26">At in declinante deligatione fafciae distributionem aut ad<text:line-break/>inferiores affecti' loci partes devolvi aut ad fuperiores<text:line-break/>. evehi neeesse est. Ut autem in hac perpetuo similem este</text:span></text:p>
      <text:p text:style-name="P19"><text:span text:style-name="T26">declinationem observaveris, ita distincta ac facilis ubique,<text:line-break/>erit deligatio. Quodst jam rebus proditis mentem inten-<text:line-break/>das, jam tibi innotescet orbicularis spicae fasciarum unicum<text:line-break/>esse modum, cui neque plus, neque minus est, non autem<text:line-break/>unicum declinantis. Etenim plus et minus alteram, </text:span><text:span text:style-name="T26">altera<text:line-break/></text:span><text:span text:style-name="T26">declinare contingit. Hic tamen illam quae paululum de-<text:line-break/>clinaverit, asciam, quae multum, simam per translationem<text:line-break/>usurpatis nominibus vocatam. Asciam namque fabri ligna-<text:line-break/>rii quoddam instrumentum appellant, quod in summitate,<text:line-break/>qua ligna incidit, modice incurvum supercilium habet,<text:line-break/>- veluti labrum.</text:span></text:p>
      <text:p text:style-name="P136"><text:span text:style-name="T21">'<text:tab/>E.<text:tab/>' '<text:tab/>' </text:span><text:span text:style-name="T21">vj. -</text:span></text:p>
      <text:p text:style-name="P18"><text:span text:style-name="T26">Lima distincta aequalif- sima distincta inaequalis.</text:span></text:p>
      <text:p text:style-name="P18"><text:span text:style-name="T26">Sima vero loca Graeei vocant in quibus planities col-<text:line-break/>lem copulat; in ipsa copula simum nascitur, quum neutrum<text:line-break/>continentium simum existat. Planities siquidem recta ae-<text:line-break/>qualis est, collis vero acclivis et altus, atque ubi fele<text:line-break/>mutuo copulant, fima figura proditur. Eadem figura fit,<text:line-break/>qua declinis via acclini in ipfarum copula committitur.</text:span></text:p>
      <text:p text:style-name="P19"><text:span text:style-name="T26">Eodem modo sima nasi pars, in qua et medium partium<text:line-break/>quae utrimque in sublime feruntur ortum habet, atque<text:line-break/>tum universus nasus ab ea parte simus nominatur. Mul-<text:line-break/>tas enim scimus tutis corporibus appellationes </text:span><text:span text:style-name="T21">a</text:span><text:span text:style-name="T26"> quibus-<text:line-break/>dam partium .accidentibus oboriri, quomodo et ipsum ho-<text:line-break/>minem simum appellari. Non enim simus sicut crassus<text:line-break/>aut tenuis aut 'albus vel niger, fed velut glaucus vel ra-<text:line-break/>vus vel gibbus dicitur. Ergo in naso quidem et via simi-<text:line-break/>tas proprie nominatur, in deligalione vero ab Hippocrate<text:line-break/>per translationem, quemadmodum et labrum et ascia, cir-<text:line-break/>cuitus fasciarum species." Quum enim jubeat splenia mem-<text:line-break/>bro asciatim involvi, definit orbiculari circuitu eum qui<text:line-break/>sicut fabrilis ascia declinati Noti enim vult magnopere<text:line-break/>obliquum esse spleniorum circuitum ab_ orbiculari multum<text:line-break/>remotum, sed paululum declinantem, quoad sat tutissimum<text:line-break/>/ contusarum partium amplexum efficiant.</text:span></text:p>
      <text:p text:style-name="P19"><text:span text:style-name="T26">At perspicuum est in utroque dictorum circuituum et<text:line-break/>plus et minus inclinationis esse, quum neuter ipsorum-<text:line-break/>simplex fit et uniformis, cujusmodi est orbicularis. In illo<text:line-break/>siquidem orbicularem simplici oppositum • adducit, sed post-<text:line-break/>ea et afciam et simum utcumque per se et seorsum ut<text:line-break/>definitum esu Distincte autem significat, quod discrete et<text:line-break/>feorsim fieri diximus aut quum emnes fasciae circuitus<text:line-break/>eosdem habent latitudinis fines aut inclinationem ordina- _<text:line-break/>tam. Voco a'utem rrdinatam inclinationem, si qut.e cum<text:line-break/>linteorum latitudine conspiciuntur , aeque inter fe distant.<text:line-break/>Atque id continget, quum qui deligat, quam ab initio<text:line-break/>instituit aequalem ubique inclinationem servet.</text:span></text:p>
      <text:p text:style-name="P18"><text:span text:style-name="T26">Quemadmodum autem Artemidorus et Diofcoridee alibi<text:line-break/>priscos textas innovant ac transponunt, ita hic quoque<text:line-break/>casum transmutant videlicet dictionem, simplex orbicula-<text:line-break/>ris, simplex lu orbem scribentes. Rem quidem recte in-<text:line-break/>tellexerunt, fed audacter scripturas' immutarunt. Quae</text:span></text:p>
      <text:p text:style-name="P20"><text:span text:style-name="T26">tamen plurima non probe intellexerunt, ausi funt ea im-<text:line-break/>niutare, quorum nunc propterea mentionem facio, quam-<text:line-break/>vis textus quorum ab initio ad hunc'usque diem decem<text:line-break/>millia mutarunt, non memoraverim, quum hos recte in-<text:line-break/>tellexisse et clarius transscripsisse mihi videantur. Abe-<text:line-break/>rant tamen in parvis, neque mentem auctoris assequuntur;<text:line-break/>verumde his femel dixisse fatis sit. Praefatus autem Hip-<text:line-break/>pocrates.decore quidem, simpliciter, distincte; deinde vero<text:line-break/>bis additis,' similibus et dissimilibus, aequaliter et simili-<text:line-break/>ter; inaequalibus et dissimilibus, inaequaliter et dissimili-<text:line-break/>ter, quasi communem distinctarum deiigationum scopum<text:line-break/>docuit. Aequalia namque et similia corporis membra ae-<text:line-break/>qualiter similiter suas partes fasciam universam devinci<text:line-break/>postulant; inaequalia </text:span><text:span text:style-name="T21">et</text:span><text:span text:style-name="T26"> dissimilia inaequaliter et dissimili-<text:line-break/>ter. Prisca certe exemplaria hujusque, libri interpretes<text:line-break/>non integre scriptas sententias norunt, non additis inae-<text:line-break/>qualiter et dissimiliter, verum his scriptis inaequalibus et<text:line-break/>dissimilibus subaudire quoque volunt inaequaliter et dissi-</text:span></text:p>
      <text:p text:style-name="P19"><text:span text:style-name="T26">militer, ab Hippocrate praetermissa, quod ex pronuntia-<text:line-break/>torum serie manifesta innotescerent. Haec autem inter-<text:line-break/>pretattonis facies brevitatis propria non est, rei erratum<text:line-break/>manifestum. Praestiterit ergo, si hoc modo scripta com-<text:line-break/>perta sint, censere haec veluti alia multa primorum exem-<text:line-break/>plarium erroribus scatere, idque cohtigisse,: quod librarius<text:line-break/>ea praeterierit erroresque hucusque superfuerint. In bra-<text:line-break/>, chro' itaque'aequaliter et-similiter construi possunt circui-<text:line-break/>tue;' qui in femore et cubito digrediuntur, paulo vero<text:line-break/>magis'lu tibias dllabuntur. At in humeri: capite </text:span><text:span text:style-name="T21">et</text:span><text:span text:style-name="T26"> in<text:line-break/>ischio contrariis partibus indigemus, quemadmodum et in<text:line-break/>capitis lateribus. Frons quidem et, nasus orbicularem fa-<text:line-break/>fciae circulum desiderant aequaliter et similiter ductum;<text:line-break/>utet verticis partes, qui etsi non in orbem hic deliga-<text:line-break/>tionem strui postulat, aequaliter et similiter procedentem<text:line-break/>requirit. De his autem in fequentibus diligentius tracta-<text:line-break/>hilur. Nunc vero id testus refidunm accedamus.</text:span></text:p>
      <text:p text:style-name="P137"><text:span text:style-name="T26">' </text:span><text:span text:style-name="T26">E.<text:tab/>&lt;?.<text:tab/></text:span><text:span text:style-name="T21">Ji.</text:span></text:p>
      <text:p text:style-name="P138"><text:span text:style-name="T26">Oculas..<text:tab/>Rhombus.<text:tab/>.Semirliombtis.'</text:span></text:p>
      <text:p text:style-name="P19"><text:span text:style-name="T26">Enimvero Hippocrates explicatis simplicibus quae tres<text:line-break/>funt fasciarum circuitibus, orbiculari.; ascia, sima; dein-<text:line-break/>ceps quorundam compositorum trium meminit, oculi, rhombi<text:line-break/>et dimidiati. Hunc dimidiatum, femirhombum etiam vo-<text:line-break/>citant. Postea vero subtexit: species autem speciei et<text:line-break/>partis devinciendae affectioni congruat;' speciem fafclae<text:line-break/>imperans, tum affectae partis speciei tum per se affectioni<text:line-break/>congruere. Deligationis enim speciem, quam oculum ap-<text:line-break/>pellamus, oculo adhibemus aut procidentiam periclitanti<text:line-break/>vel detentionis topicotum ipsi impositorum gratia; rhom-<text:line-break/>bum vero capiti, quum vel laxatas suturas conciliare vel<text:line-break/>dejecta ulceris labra'cogere vel cutim amplius detractam<text:line-break/>in unum adducere et agglutinare volumus. His autem<text:line-break/>effectu respondet semirhombi usus.</text:span></text:p>
      <text:p text:style-name="P18"><text:span text:style-name="T26">At enim'haec tanquam exempla scriptis prodidit llip-<text:line-break/>pocrates. Simili veto modo-ipsis nos in unaquaque parte<text:line-break/>et affectione congruentem deligationem comperire vel ab</text:span></text:p>
      <text:p text:style-name="P20"><text:span text:style-name="T26">inventoribus discere oportet. Praestat autem doctorem<text:line-break/>non simpliciter imperare, sed et simul viam praecipere<text:line-break/>qua ipse deligationem invenerit. Memoria namque disci-<text:line-break/>pulis, si quando obliviscerentur</text:span><text:span text:style-name="T26">, </text:span><text:span text:style-name="T26">eo modo suppeteret et<text:line-break/>certe, quod non didicerint, id excogitare praesto forem.<text:line-break/>Quas ob res satius fortassis fuerit, etiam nos propriam in<text:line-break/>unico libro de fasciis tum parti cuique corporis tum affe-<text:line-break/>ctioni consentaneis doctrinam construere.</text:span></text:p>
      <text:h text:style-name="Heading_20_2" text:outline-level="2">III.</text:h>
      <text:p text:style-name="P16"><text:span text:style-name="T21">At recte quae stt deligationis duae species, una</text:span><text:span text:style-name="T26"> roboris<text:line-break/></text:span><text:span text:style-name="T21">quae vel cornprejsu veb linteorum multitudine constat.</text:span></text:p>
      <text:p text:style-name="P18"><text:span text:style-name="T26">Quod species differentias appellare consueverit Hippo-<text:line-break/>crates superius divulgatum est. At maximam quaestio-:<text:line-break/>nem dissensionis causam inter libri interpretes excitavit,<text:line-break/>quum, duas species nominatitn non - protulerit, quemadmo-<text:line-break/>dum in aliis antei fecit. Ex his igitur fpeclebus una qui-</text:span></text:p>
      <text:p text:style-name="P139"><text:span text:style-name="T26">dem in constructionis modo sita'est, quam ipfe robur no-<text:line-break/>minavit, quod his verbis declarat: roboris quidem' aut<text:line-break/>compressu aut linteorum multitudine. Est enim quaedam<text:line-break/>in deligatione roboris commoderatio, qua excedente </text:span><text:span text:style-name="T26">quip<text:line-break/></text:span><text:span text:style-name="T26">dem laborantes partium compressu. doloribus cruciantur;<text:line-break/>deficiente vero laxatam structuram fascia suscipit. Alle-<text:line-break/>ram vero rectae deligationis speciem non commemorati<text:line-break/>Postea vero quae de robore scriptis mandavit sic utique<text:line-break/>pronunciavit.<text:tab/>-<text:tab/></text:span><text:span text:style-name="T26">•<text:tab/></text:span><text:span text:style-name="T11">λ</text:span></text:p>
      <text:h text:style-name="Heading_20_2" text:outline-level="2">IV.</text:h>
      <text:p text:style-name="P16"><text:span text:style-name="T26">.Partim quidem </text:span><text:span text:style-name="T21">ipsu deligatio medetur, partim vero<text:line-break/>dentibus subservit.</text:span></text:p>
      <text:p text:style-name="P18"><text:span text:style-name="T26">Hoc autem altera rectae deligationis non est species,,<text:line-break/>sed universe communes sunt omnium deligationum usus.</text:span><text:span text:style-name="T35">1<text:line-break/></text:span><text:span text:style-name="T26">Quandoquidem post haec qua ratione deligationis commo-i<text:line-break/>deratio fervetur, scriptum est; deinde etiam de nodo;<text:line-break/>postea- sequentem doctrinam aufpicatur dicens: probe ta-o</text:span></text:p>
      <text:p text:style-name="P19"><text:span text:style-name="T26">men nosse convenit ad partes declives et acuminatas om-<text:line-break/>nem fasciam labi ac fugere, 'velut in capite surfum, in<text:line-break/>tibia deorsum, et quae deinceps pronunciantur. Postea<text:line-break/>residua ipsius oratio de deligationis qualitate fit, ubi haecce<text:line-break/>via rursum aperitur, qua noscimus unde singulis in par-<text:line-break/>tibus et morbis deligationem ordiri deceat et quam in<text:line-break/>partem omnium postremam deligationis finem ducere;<text:line-break/>praeterea etiam quam et qualem in deligationis medio fa-<text:line-break/>sciarum distributionem moliri oporteat et quos in quaque<text:line-break/>parte circuitus, haec quoque docuit, lu qtiibue enim in-<text:line-break/>quit: </text:span><text:span text:style-name="T21">partes quae moventur, ut articuli, qua inflectuntur,<text:line-break/></text:span><text:span text:style-name="T26">injectionis fasciarum modum locumque percenfuit; simul-<text:line-break/>que etiam quo pacto fasciarum extrema tuto his conti-<text:line-break/>nenda sint serie scripsit; ludeque digressus qui sint fascis-<text:line-break/>rum usus percurrit, ut altera recte constructae deligatio-<text:line-break/>nis species quae praecedenti robori per divisionem oppo-<text:line-break/>nitur, tuta sit totius deligationis qualitas. At perarduum<text:line-break/>est uno communi vocabulo particulares hujus speciei com-</text:span></text:p>
      <text:p text:style-name="P19"><text:span text:style-name="T26">plecti differentias. Propterva fortassis minime tentavit<text:line-break/>etiamnum pergere, neque speciei robori per divisionem<text:line-break/>oppositae vocabula pronunciare. Rem autem ita habere<text:line-break/>ipsa verba testantur, quibus ostendit ipsas varietates quae<text:line-break/>singulis partibus a me sigillarim commemoratis oboriuntur.<text:line-break/>Verum appelletur totum id genus, dilucidae et concisae<text:line-break/>doctrinae gratia, deligationis qualitas: roboris quidem com-<text:line-break/>pressu et linteorum multitudine, quemadmodum sortitudi-<text:line-break/>nis nomen interdum imbecillitatis nomini contrarium </text:span><text:span text:style-name="T21">fla-<text:line-break/>tui</text:span><text:span text:style-name="T26"> dicunt; interdum quod tum roboris tum imbecillitatis<text:line-break/>commune sit, usurpant, sic magnitudinem et alia mulla<text:line-break/>aequivoca nominis communione. Atque nunc eodem modo<text:line-break/>roboris vocabulum usurpatum esu Decet enim affectas<text:line-break/>partes fasciis neque vehementer comprimere neque' ita<text:line-break/>leviter amplecti, ut aegrotus ipsas injectas non sentiat.-<text:line-break/>, Atque etiam linteorum multitudo pro quantitate accipienda</text:span></text:p>
      <text:p text:style-name="P18"><text:span text:style-name="T26">est, ita ut neque multitudo e regione paucitati opposita<text:line-break/>nobis intelligenda siti Commoderatio namque deligationem</text:span></text:p>
      <text:p text:style-name="P140"><text:span text:style-name="T26">rectam efficit. At recta est ipsa deligatio quae proba est,<text:line-break/>nimirum quae confert juvatqne. Equidem quum duae<text:line-break/>deligationes mutua relatione inter se accipiuntur: alteram<text:line-break/>quidem quae validius comprimit, validiorem; alteram vero<text:line-break/>quae imbecillius, imbecilliorem vocabimus, nihil enim ab-<text:line-break/>surdum esu Quum autem deligationem solvere aut vehe-<text:line-break/>mentius intendere opertet vel fasciarum multitudinem au-<text:line-break/>gere aut minuere, in opere de fracturis ipse planissime<text:line-break/>docuit.</text:span></text:p>
      <text:h text:style-name="Heading_20_2" text:outline-level="2">V.</text:h>
      <text:p text:style-name="P21"><text:span text:style-name="T21">In his itaque lex servanda.</text:span></text:p>
      <text:p text:style-name="P18"><text:span text:style-name="T26">Leges in civitatibus quaedam funt rationes, quae ea<text:line-break/>imperant quae facienda sunt prohibentque contraria. His<text:line-break/>legibus similia esse pronunciat quae nunc commemorantur,<text:line-break/>quum nihil conjecturale aut ambiguum contineant aut ut</text:span></text:p>
      <text:p text:style-name="P20"><text:span text:style-name="T26">alia quaedam ad artem medendi speetantia. Idem quoque<text:line-break/>protulit in opere de fracturis, decretum remissa vehemen-<text:line-break/>tia cpmmoderatius efficiens. Non enim absolute loquutus<text:line-break/>est, ad haec itaque lex servanda veluti nunc. Verum haec<text:line-break/>oratio quemadmoduih lex justa de fracturarum curatione<text:line-break/>lata esu</text:span></text:p>
      <text:h text:style-name="Heading_20_2" text:outline-level="2">VI.</text:h>
      <text:p text:style-name="P16"><text:span text:style-name="T21">In lui autem maxime deligationii est ccrmprestsus, qui ita<text:line-break/>stat, «t admota neque decedant neque vehementius inni-</text:span></text:p>
      <text:p text:style-name="P21"><text:span text:style-name="T21">. tantur, fed-concinnentur, non cogantur, minus extrema,<text:line-break/>. minimum media.</text:span></text:p>
      <text:p text:style-name="P18"><text:span text:style-name="T26">Quae de roboris specie docentur in his maxima deli-<text:line-break/>gationis esse praecepta pronunciat, ut admota parti affe-<text:line-break/>etae topica lintea nimirum intelliguntur, neque a cute<text:line-break/>secedant neque ipsam premant, fed concinnentur, hoc est<text:line-break/>firmiter incumbant, non tamen cogant. Declarat autem</text:span></text:p>
      <text:p text:style-name="P20"><text:span text:style-name="T26">hoc verbum cogere, fasciam affectas partes tam vehernen-<text:line-break/>ter amplecti, nt dolorem excitet. Haec eadem praecepta<text:line-break/>de compressus modo, qua morbus est, nullatenus prae-<text:line-break/>terire consentaneum esu Quod in extremitatibus quoque<text:line-break/>hic prorsus prospiciendum est, verum minus quam in me-<text:line-break/>diis. Optimum siquidem est, artem erroris expertem esse;<text:line-break/>si quid leve peccet, id tum -illis oboriri partibus tum<text:line-break/>morbis, quibus et levior laesio oborta est; minime vero<text:line-break/>errare lu quibus laesio lugens est,</text:span></text:p>
      <text:h text:style-name="Heading_20_2" text:outline-level="2">VII.</text:h>
      <text:p text:style-name="P16"><text:span text:style-name="T26">lqodus et silum </text:span><text:span text:style-name="T21">non ferantur deorsum, fed sursum in ex-<text:line-break/>hibitione et praeparatione et deUgatione ei cornprefstone.</text:span></text:p>
      <text:p text:style-name="P18"><text:span text:style-name="T26">Cur nitra ordinem orationi de fasciis haec de his<text:line-break/>attulerit paulo post explorabimus. Nunc autem quod pro-<text:line-break/>nunciat prius intelligere lentemus, interpretibus obortum</text:span></text:p>
      <text:p text:style-name="P19"><text:span text:style-name="T26">est dissidium quod nonnulli simpliciter senserint et fursum<text:line-break/>et deorsum de dimensione, ratione longitudinis enunciari,<text:line-break/>quidam vero affectus ratione, fed neutri dictionem feran-<text:line-break/>tur, neque de nodo neque de filo explicarunt.</text:span></text:p>
      <text:p text:style-name="P141"><text:span text:style-name="T26">S.<text:tab/>X<text:tab/></text:span><text:span text:style-name="T21">L.</text:span></text:p>
      <text:p text:style-name="P142"><text:span text:style-name="T26">Nodus ex uno ea- Nodus ex duobus Retinaculum foris<text:line-break/>pire lu duo crura capitibus fasciae,<text:tab/>injectum.</text:span></text:p>
      <text:p text:style-name="P18"><text:span text:style-name="T26">scisso.</text:span></text:p>
      <text:p text:style-name="P143"><text:span text:style-name="T21">M.<text:tab/>N.<text:tab/>' .</text:span></text:p>
      <text:p text:style-name="P144"><text:span text:style-name="T26">Nodus asciae lu fa- Nodus in cutis fu-<text:line-break/>felis.<text:tab/>turis.</text:span></text:p>
      <text:p text:style-name="P21"><text:span text:style-name="T26">, Omnibus igitur innotefcit nodum vocari quod ex fa-<text:line-break/>sciis construitur, quum vel duo ipsarum extrema sibi mu-<text:line-break/>tuo connectuntur ac devinciuntur aut crus alterum scissum<text:line-break/>est aut tertium ipsis foris adjicitur quod retinaculum ap-<text:line-break/>pellatur. Simili quoque ratione conflet, filum vocari<text:line-break/>quod per acus foramen diductum est, ut aut dissecti cor-<text:line-break/>poris partes inter su conjungat aut extremum fasciae prae-<text:line-break/>fuhjacentihus ipsis partibus consuat. Atque nunc praesens<text:line-break/>. oratio est de filo ad hunc usum parato , quo jubet </text:span><text:span text:style-name="T11">νομὴν</text:span></text:p>
      <text:p text:style-name="P20"><text:span text:style-name="T21">spiram</text:span><text:span text:style-name="T26"> fursum ferri. Quid vero </text:span><text:span text:style-name="T11">νομὴν </text:span><text:span text:style-name="T26">vocet, ex ipso<text:line-break/>didicisse oportet, quu saepe eo nomine usus est ad fascia-<text:line-break/>rum ab initio ad finem usque deductionem. .In fracturis<text:line-break/>enim imperavit utrarumque fasciarum principium supra<text:line-break/>ipsam fracturam 'imponi, </text:span><text:span text:style-name="T21">exinde vero</text:span><text:span text:style-name="T26"> priori quidem dis-<text:line-break/>tributionem sursum fieri, .at fecundae primum quidem<text:line-break/>deorsum, deinde, rursirs sursum </text:span><text:span text:style-name="T11">νομὴν' </text:span><text:span text:style-name="T26">appellans, i. e. dis-<text:line-break/>tributionem, quandam venit fasciarum progressionem,<text:line-break/>quum ipsae ab initio ad finem usque aegrotantis corpori<text:line-break/>obvolvuntur. Simile ergo quiddam et in filo </text:span><text:span text:style-name="T11">νομὴ </text:span><text:span text:style-name="T21">spira<text:line-break/></text:span><text:span text:style-name="T26">significati Quum enim acus et ex partibus superioribus<text:line-break/>ad inferiores valeat trajici et contra ex partibus inferio-<text:line-break/>ribus ad superiores fursum ferri; quumque etiam neutram<text:line-break/>in partem queat propendere, fed citra propensionem ab<text:line-break/>sinistris ad dextras partes aut a , dextris ad •sinistras valeat<text:line-break/>trajici, praecipit omnino ipfam fursum lationem habere.<text:line-break/>Quod si ipfum fasciae extremum</text:span><text:span text:style-name="T44">r</text:span><text:span text:style-name="T26">suppositis dumtaxat ipsius</text:span></text:p>
      <text:p text:style-name="P20"><text:span text:style-name="T26">partibus assuatur, in ea quidem deligatione, ubi oppositis<text:line-break/>partibus non indigemus, ut in cubito, brachio, femore,<text:line-break/>tibia, in quibus etiam necessarium est vel a sinistris par-<text:line-break/>tibus in dextras acum et contra trajicere. Utrobiqne </text:span><text:span text:style-name="T21">vero<text:line-break/></text:span><text:span text:style-name="T26">enitendum est latione ipsius procumbente ita lintei extre-<text:line-break/>mum superjectis circuitibus consuere. At ubi oppositis<text:line-break/>partibus opus est, nt in humero et coxa, opera danda est,<text:line-break/>ut fasciae finis in superiorem lationem ducatur ibique acu<text:line-break/>inferne.sursum trajecta futura hoc modo struatur, ut sub-<text:line-break/>limis pars deligationis deorfum non trahatur, scd submisse'<text:line-break/>fursum feratur, nam in fasciarum sutura utrumque fieri<text:line-break/>potest. Ergo trajecto cum acu filo pars ejus inferior fur-<text:line-break/>fum tollenda, neque superior deorsum deducenda, scopo<text:line-break/>dirigente per superiores deligationis partes inferiores </text:span><text:span text:style-name="T21">at-<text:line-break/>trahi,</text:span><text:span text:style-name="T26"> idqne nos facere jubet et quo tempore qui laborat<text:line-break/>partem affectam medicis ad levationem exhibet, et quo<text:line-break/>circiter ipfam ad manus operationem apparant, et quo de-</text:span></text:p>
      <text:p text:style-name="P20"><text:span text:style-name="T26">ligatio fit, quae tertia chirurgicae operationis pars esu<text:line-break/>Primum tempus in exhibitione nominavit; alterum lu<text:line-break/>apparatu; tertium in deligatione et quartum in compres-<text:line-break/>sione. Quidam autem pro in compressione in posteriore<text:line-break/>habitu scribunt, quod at mihi magis probatur. Etenim<text:line-break/>prius jam ejusmodi tempus in habitu vocavit. Atque per-<text:line-break/>spicuum est, quemadmodum hanc unam partium vincien-<text:line-break/>darum figuram omnibus temporibus servari vult, sic et<text:line-break/>fili et nodi distributionem furfurn perpetuo suam exten-<text:line-break/>sionem habere. Primum quidem quum fasciae extremum<text:line-break/>fecure sursum extenditur et continetur, per illam quoque<text:line-break/>ipsa tota. At illud qupque animadversionem desiderat,<text:line-break/>quod ah Hippocratis interpretibus inobservatum praeter—<text:line-break/>missum est, distributionem et fili et nodi, quemadmodum<text:line-break/>aliis in temporibus, ita et in illo, quo fiese laborantes<text:line-break/>medicis committunt ad superiorem partis affectae regio-<text:line-break/>nem fieri. Ad medicum enim accedunt alii quidem pe-</text:span></text:p>
      <text:p text:style-name="P20"><text:span text:style-name="T26">dites ducti, alii gestati, quatenus ipsis licuerit, modo suf-<text:line-break/>pensis partibus affectis aut devinctis, modo factis utris-<text:line-break/>que. Illis igitur tum fili tum nodi iuest potestas, non<text:line-break/>medicis ipsos inspecturis aut 'curaturis. ' Quare fortassis<text:line-break/>censet etiam illo tempore medicorum penuriam interdum<text:line-break/>esse laborantibus. Etenim in itinere et ruri nonnunqnam<text:line-break/>idiotis ictus aut vuluera et luxationes accidunt, ac tum<text:line-break/>faue ad curationem plurium medicorum consilio opus est,<text:line-break/>accurata consultatione, quibusdam instrumentis aut machi-<text:line-break/>namentis aut linteis aut etiamnum laqueis, quorum nul-<text:line-break/>lius copia et ruri et in itinere suppetit. Quare si eo tem-<text:line-break/>pore se offerat medicus, partes affectas deligabit, suspen-<text:line-break/>det et suppeditatis linteis obvolvet et omnino' sive nodo'<text:line-break/>-sive suturis opus fuerit deligationem contineri, id decen-<text:line-break/>ter efficiet; postea in civitate' rurfns aeger se consuetis<text:line-break/>medicis exhibebit: primum ad eorum quibus afficitur di-<text:line-break/>gnotionem; deinde ad prolapsorum articulorum repositio-</text:span></text:p>
      <text:p text:style-name="P145"><text:span text:style-name="T26">nem aut ossium fractorum conformationem aut vulnerum<text:line-break/>suturam aut convenientem collisorum curationem, quorum<text:line-break/>serie decentem deligationem medici construent et post de-<text:line-break/>ligationem in eadem depositionis figura ut contineatur<text:line-break/>prospicient. .<text:tab/><text:tab/> .</text:span></text:p>
      <text:h text:style-name="Heading_20_2" text:outline-level="2">VllI.</text:h>
      <text:p text:style-name="P16"><text:span text:style-name="T21">Principia non super ulcus injicienda, fed hinc aut illinc<text:line-break/>nodus faciendus.</text:span></text:p>
      <text:p text:style-name="P18"><text:span text:style-name="T26">Quid vocet nodum injicere, id nuper explicatum est.<text:line-break/>Nam in superiori textu filum definitum est; nunc alterum<text:line-break/>dumtaxat memoravit, ut si fieri queat, filum in nodum<text:line-break/>desinat. Etenim in omnibus quae consuuntur partibus<text:line-break/>prorsus 'lu hanc finitur. Non enim acu sola, sed cum<text:line-break/>silo partes consuendae trajiciuntur et mutuis nodis inter<text:line-break/>se sunt proxima, ut siuum cutem transsuimus; nonnun-<text:line-break/>quam vero remota, prout in vinculis multotles accidit ex</text:span></text:p>
      <text:p text:style-name="P20"><text:span text:style-name="T26">multa partium fili collectione, quae in communem nodum<text:line-break/>struitur. Itaque consentaneum est, nunc ipsum edicere<text:line-break/>non lu illam cui ulcus insidet partem, fili capita inji-<text:line-break/>cienda esse, quo edito simul intelligitnr, neque nodum<text:line-break/>super ulcus extendendum. Comprimeretur siquidem non<text:line-break/>solum ulcus ab ipso nodo, verum etiam a fascia ab ipso<text:line-break/>vehementius pressa; quum nodus, si fascium contenturus<text:line-break/>sit, violentius adstringi desideret. Ile vero elsi citra filum<text:line-break/>nodus struitur, fafciae extremis inter se implicitis aut<text:line-break/>quodam externo, ipsum tamen nodum super ulcus injici<text:line-break/>non oportet. Sic enim continget etiam nodum super ul-<text:line-break/>cus impositum ipsum ulcus comprimere, maxime </text:span><text:span text:style-name="T21">vero</text:span><text:span text:style-name="T26"> ubi<text:line-break/>aut tenuis fuerit admota prior safcia aut nitra lanam cir-<text:line-break/>cumvoluta. Nunc sane mihi ridetur Hippocrates nexus<text:line-break/>sive filorum sive habenularum aut fasciarum, quae in no-<text:line-break/>dum desinant, memoriam facere. Nonnulli autem augu-<text:line-break/>rantur ipsum imperare fasciarum principis super ulcus</text:span></text:p>
      <text:p text:style-name="P17"><text:span text:style-name="T11">. </text:span><text:span text:style-name="T26">non imponi. Ex ipsis vero quidam existimarunt scriptu-<text:line-break/>ram vere quidem, non tamen propositae orationi congruere.<text:line-break/>Non enim de fasciis ipsi instituta concluditur oratio. Hunc<text:line-break/>enim textum' quiddam verum et artificiosum continere<text:line-break/>profiteor, quem ita legunt et fasciarum principia injicienda<text:line-break/>sunt non super ulcus, sed hinc aut illinc, hoc est ab<text:line-break/>utraque ejus parte, dextra et sinistra. Sic hic etiam con-<text:line-break/>tinget, ab ipso scriptum in opere de fracturis recte pro-<text:line-break/>nunciatum esse, neque in praesentem orationem pugnare.<text:line-break/>Imperat enim ibi safciarum capita fuper affectam partem<text:line-break/>injici sive fractura morbus sive ulcus fuerit, neque, etiam<text:line-break/>superius neque inferius. Eo namque in libro ad dimen-<text:line-break/>sionem in longitudinem effertur oratio. Nunc autem quum<text:line-break/>non ad hanc longitudinem, fed ad latitudinem refpleiat,<text:line-break/>dixit principia non supra ulcus, fed hinc aut illinc, hoc<text:line-break/>est ah utraque ulceris parte. Huic namque concedit ne-<text:line-break/>que magis fursum neque magis deorsum injicienda esse.</text:span></text:p>
      <text:p text:style-name="P20"><text:span text:style-name="T26">Non tamen hanc scripturam sapiunt hujus libri interpre-<text:line-break/>tes. Jure igitur dubitant;pronunciante Hippocrate: prin-<text:line-break/>cipia non super ulcus injicienda, scd hiuc aut illinc no-<text:line-break/>dus faciendus. Quibusdam etiam placuit fafciarum prin-<text:line-break/>cipia pro extremis intelligere, etsi extremi nomen princi-<text:line-break/>pio generalius est, quod et Plato nos docuit qui eloquitur<text:line-break/></text:span><text:span text:style-name="T11">πέρατα </text:span><text:span text:style-name="T26">extrema, tum principium tum finem esse. Ergo<text:line-break/>si liceat generalius vocabulum pro specialiore rei impo-<text:line-break/>nere,'nobis sane licebit principium, nt et finem </text:span><text:span text:style-name="T11">πέρας </text:span><text:span text:style-name="T26">.<text:line-break/></text:span><text:span text:style-name="T21">extremum</text:span><text:span text:style-name="T26"> nominare, non tamen finem </text:span><text:span text:style-name="T21">principium</text:span><text:span text:style-name="T26"> vocare.<text:line-break/>Quodst principia quidem ad nullum aliud referri possint<text:line-break/>quam ad fascias; fila et habenulas; sique fieri nequeat ut<text:line-break/>hic de fasciarum principiis loquatur, necesse est ipsa et<text:line-break/>filorum et habenularum principia intelligere, ac si velis<text:line-break/>etiam panniculorum : hi enim deligationem quoque plane<text:line-break/>comprehendere valent, . quemadmodum et angustae fafcio-<text:line-break/>lae, quae per extrema inter fe complicatae vinculum<text:line-break/>efficiunt.</text:span></text:p>
      <text:h text:style-name="P7" text:outline-level="2">IX.</text:h>
      <text:p text:style-name="P16"><text:span text:style-name="T11">' </text:span><text:span text:style-name="T26">Nodus </text:span><text:span text:style-name="T21">autem neque in calle nectatur, neque in opere,<text:line-break/>neque illic ubi inane, ne in vanum</text:span><text:span text:style-name="T26"> desidat.</text:span></text:p>
      <text:p text:style-name="P18"><text:span text:style-name="T26">Quum in superiori qui hunc praecedit textu nodum<text:line-break/>construenti imperaverit principia non super ulcus, sed<text:line-break/>alteri regioni admovere, in qua quoque- nodum collocari<text:line-break/>convenit. Nunc autem docet ipsos locos in quibus struere<text:line-break/>nodum oportet. Accedit autem interdum rerum doctrina<text:line-break/>non ex ipsis accidentibus, sic autem nominant quae pos-<text:line-break/>sunt accidere nec tamen acciderunt. Obtigerit autem<text:line-break/>ipsius oratio viribus hujusmodi. Nodum ponere decet,<text:line-break/>non qua ulcus est, sed qua ipsius distributio versus supe-<text:line-break/>riorem regionem fieri voluerit fervatis calle, opere et ter-<text:line-break/>tio quod inane esu Callem quidem vocat partem qua<text:line-break/>actionem sortitur, quum flectitur aut extenditur aut ad<text:line-break/>latera atteritur. Erit vero callis lucidenti pedis planta,<text:line-break/>decumbenti deorsum universum ac potissimum eminentes</text:span></text:p>
      <text:p text:style-name="P19"><text:span text:style-name="T26">ejus partes; praeterea posticae capitis partes, sedenti ima<text:line-break/>pars natium. Si quis autem devinctis manibus acturus<text:line-break/>sit; animadverte qua actione et circa quae externa fun-<text:line-break/>cturus sit. Sic enim ipsa actione callem invenire poteris.<text:line-break/>Hae vero actiones articulationibus fiunt, proinde ipfas<text:line-break/>perpetuo 'vitabis easque maxime quae debent agere aegro-<text:line-break/>• tante devincto. Constat autem probe ipsum consuluisse,<text:line-break/>nodum qui totam deligationem continet minime poni fu-<text:line-break/>per partes quae in motibus figuram immutanti Necessa-<text:line-break/>rium enim erit nodos articulationi superpositos nonnuu-<text:line-break/>quam supra modum laxos fieri, praeterea quacunque in-<text:line-break/>jectione premere. Quod lu orationis fine pronunciavit<text:line-break/></text:span><text:span text:style-name="T11">ἐνεόν </text:span><text:span text:style-name="T26">inane vacuum omnes explicant, ac si irritum pro~<text:line-break/>tulisset. Vocant enim Graeci </text:span><text:span text:style-name="T11">ἐνεούς, </text:span><text:span text:style-name="T26">qui ab ortu et simul<text:line-break/>surdi funt et inarticulate loquuntur. Quemadmodum igi-<text:line-break/>tur hi ad vitae actiones prorsus inutiles sunt, sic ajunt<text:line-break/>ipsum </text:span><text:span text:style-name="T11">ἐνεὸν </text:span><text:span text:style-name="T26">inane nominasse , quod nihil ad deligationem</text:span></text:p>
      <text:p text:style-name="P20"><text:span text:style-name="T26">conserat. At probabile quidem est Hippocratem cum </text:span><text:span text:style-name="T11">κ<text:line-break/>κενεὸν </text:span><text:span text:style-name="T26">scripsisse, corruptam vero dictionem quam primum<text:line-break/>ab initio talem servari, sensus hujus textus id declarat.<text:line-break/>Inane namque est quod a nobis vacuum et vanum appel-<text:line-break/>latur, quod inutile nominant. At quia plerosque scimus<text:line-break/>vel ob ignorantiam aut quod velint peduli videri, nodos<text:line-break/>fasciis inutiles admovere, propterea nunc Hippocrates im-<text:line-break/>perat, ne in vacuum collocetur nodus, hoc est in vacuum<text:line-break/>imponatur, quod plane inutile ac irritum esu Placuit<text:line-break/>autem cuidam interpretum libri Hippocratem per inane,<text:line-break/>locum inanem intellexisse, ut alam, poplitem vel etiam<text:line-break/>inguen quis vocaverit. Ita ex adversio humerum, genu<text:line-break/>et coxam dirimens. Apprimendum enim esse dixit nodum<text:line-break/>corpori, neque suspenso similem esse, ao talem fore lu<text:line-break/>ala et poplite. Si cui profecto id mediocriter pronun-<text:line-break/>ciatum esse videatur, ipsum usurpare conceditur, ln so-<text:line-break/>lidie enim quod aliquatenus probabile est sufficiet</text:span></text:p>
      <text:h text:style-name="P7" text:outline-level="2">X.</text:h>
      <text:p text:style-name="P18"><text:span text:style-name="T26">Nodus </text:span><text:span text:style-name="T21">et filum mollia stnt, non magna.</text:span></text:p>
      <text:p text:style-name="P18"><text:span text:style-name="T26">Hic rursus, quemadmodum in principio duo nomina<text:line-break/>memoriae prodidit; deinde res mutuo sibi oppositas, diri-<text:line-break/>mit, quibus illa inducta esse videntur. Filum quidem vo-<text:line-break/>cat quod cum acu trajicitur', cui materia linum est aut<text:line-break/>lana aut quid ejusmodi. Nodum vero qui ex hahenula-<text:line-break/>rum aut crurum fasciae implicatione efficitur; proindeque<text:line-break/>. constat utrumque ipsorum quod molle sit convenire, nisi<text:line-break/>compressurus sic. Quod vero etiam non magnum esse de-<text:line-break/>ceat quae in operationibus ah ipfo laudatur, celeritas id<text:line-break/>in longis filis esse indicat; particulatim vero lu habenu-<text:line-break/>lis, cruribus et remoris, haec enim ipsis .imposita sunt<text:line-break/>nomina, pendebunt igitur post nodos supervacanea sic<text:line-break/>dicta, quod frustra pendula sint et molestiam per implica-<text:line-break/>tiones contingentibus nonnunquam vulneribus exhibeant.<text:line-break/>Ansulnte autem protulit non magnum ' quum potuerit et</text:span></text:p>
      <text:p text:style-name="P20"><text:span text:style-name="T26">parvum renunciare. Verum quemadmodum magnum vi-<text:line-break/>tandum esu, ob ea quae retuli incommoda,, sic et parvum<text:line-break/>operationis tempore e digitorum ipsi admotorum appre-<text:line-break/>hensionibus interdum elabitur; ob idque moram temporis-<text:line-break/>que longitudinem efficit atque in deligatione ob brevita-<text:line-break/>tem, saepenumero ab eo cum quo devincitur excidit et<text:line-break/>idcirco nos cogit alterum cum ipsis efficere et explorare<text:line-break/>et quum aliquando deligationis factae opinio est, exilis<text:line-break/>nodus postea solvitur deligationis tempore. Rationi igitur<text:line-break/>consentaneum est, quod perpusillum est, quemadmodum<text:line-break/>quod permagnum vitandum esse; eligendum vero ut in<text:line-break/>omnibus, sic et in hoc quod commoderatum, ut interdum<text:line-break/>in aIterius extremorum negatione nominant, quemadmo-<text:line-break/>dum et hic Hippocrates non magnum , etsi non parvum<text:line-break/>dixit, idem tamen declaravit.</text:span></text:p>
      <text:h text:style-name="Heading_20_2" text:outline-level="2">XI.</text:h>
      <text:p text:style-name="P21"><text:span text:style-name="T21">Probe tamen nosce decet, omnem fasciam ad declivia</text:span></text:p>
      <text:p text:style-name="P20"><text:span text:style-name="T21">et acuminata diffugere, ut capitis sursum, tibiae<text:line-break/>deorsum.</text:span></text:p>
      <text:p text:style-name="P18"><text:span text:style-name="T26">Si pro belle tamen nosse in textu fcriptum esset,<text:line-break/>probe tamen scientem, perfecta foret oratio. At suspen-<text:line-break/>dere etiam nunc videtur, etiamsi ad conjunctionem fpe-<text:line-break/>ctet. Ideo quidam quoque ipsi deinceps enarrata conne-<text:line-break/>ctunt, ut sit totus textus ejusmodi: </text:span><text:span text:style-name="T21">probe tamen nosce de-<text:line-break/>cet ai declivia et acuminata susuiam omnem labi, ut tn<text:line-break/>capite quidem sursum, in tibia vero deorsum;</text:span><text:span text:style-name="T26"> deligare dex-<text:line-break/>tras partes ad sinistras et sinistras ad dextras, exceptu<text:line-break/>capite; verum id nullum tenorem habere videtur. Non<text:line-break/>enim propterea construere commemoratas deligationes opor-<text:line-break/>tet, quod nodus partes declives et acuminatas fugere-con-<text:line-break/>sueverit. Nam alia re, ut fere docebimus, dextras partes<text:line-break/>ad sinistras et sinistras ad dextras devincire jussit. Quae<text:line-break/>fequuntur sunt ejusmodi. Probe tamen scientem non latet<text:line-break/>fasciam omnem ad, declivia, et acuminata loca sugere. Haec</text:span></text:p>
      <text:p text:style-name="P20"><text:span text:style-name="T26">ita pronunclata universae fasciationis retentionem in quie-<text:line-break/>suentibus et demissioribus complecti par est et quae his<text:line-break/>succedunt a me paulo post explicanda, ea ipsa manife-<text:line-break/>stius demonstrabit. In praescnti vero quae praeter ordi-<text:line-break/>nem interjecta, sunt, ipsa per </text:span><text:span text:style-name="T21">fe</text:span><text:span text:style-name="T26"> considerabimus.</text:span></text:p>
      <text:h text:style-name="Heading_20_2" text:outline-level="2">XII.</text:h>
      <text:p text:style-name="P16"><text:span text:style-name="T21">Deligare dextras partes ad sinistras oportet et sinistras ad<text:line-break/>dextras, excepto capite. Jit hoc secundum rectitudinem.</text:span></text:p>
      <text:p text:style-name="P18"><text:span text:style-name="T26">In fracturis potissimum praecepti nunc promulgati<text:line-break/>maximus est usus. Semper enim in contrariam partem<text:line-break/>circumvolutio ducenda est, quum ulcus ex altera parte<text:line-break/>suerit, dextra nimirum affecta in sinistram. Si vero haec<text:line-break/>afficiatur, in contrariam, ut quum os totum transversum<text:line-break/>factum est, aequilibrem deligationem construimus, spleniis<text:line-break/>ipsi figura in orbem vocale impositis. Quod igitur pro-<text:line-break/>ponitur est hujusmodi. Quum dextras partes affectas ile-</text:span></text:p>
      <text:p text:style-name="P13"><text:span text:style-name="T2">'ligamus, in sinistras spiram vertimus et contra in dextras<text:line-break/>circumvolvitur, si sinistrae affectae sint, ld autem efficii<text:line-break/>tur, ubi non caput fasciae super affectam partem injici-<text:line-break/>mus, non plane quidem fuper ipfam fracturam aut ulcus,<text:line-break/>sed ex </text:span><text:span text:style-name="T2">his </text:span><text:span text:style-name="T2">hinc atque illinc. Altera vero fafcia quum<text:line-break/>circumagimus in contraria, partem affectam attrahimus<text:line-break/>simulque adstringimus. Postquam vero </text:span><text:span text:style-name="T2">in </text:span><text:span text:style-name="T2">oppositam par-<text:line-break/>tem fascia circumvoluta est, hic non amplius peraeque ad-<text:line-break/>stringimus multoque magis non circumvolvimus, donec </text:span><text:span text:style-name="T2">in<text:line-break/></text:span><text:span text:style-name="T2">orbem circumvolvatur fafcia et in proprium principium<text:line-break/>pervenerit, tunc enim prius manu principium tenebamus.<text:line-break/>Huic iterum illam fasciae partem quae ipsum contingit<text:line-break/>superpositam tuto ita continemus, ut rursum secundum<text:line-break/>incipiat circuitum fuper ipsas partes involutas priori simi-<text:line-break/>lem et lu contrarias partes circumvolvat et coarctet, hanc-<text:line-break/>que denuo peraeque primae circumvolutam, quum iterum<text:line-break/>ad principium redierit, aeque fasciam altera manu remo-<text:line-break/>ratam protendimus, altura coarctamus et in oppositam</text:span></text:p>
      <text:p text:style-name="P19"><text:span text:style-name="T26">partem laesam circumvolvimus. Non solum autem mem-<text:line-break/>brasicc modo devincimus, verum etiam latera, si dextris<text:line-break/>quidem partibus affectus evenerit, his principium injicien-<text:line-break/>tes ad sinistras distributionem faciamus, quomodo pronun-<text:line-break/>ciaturn est; si vero in sinistras inciderit affectus, ab his<text:line-break/>exordio ducto quesi deligationis iter ad dextram partem<text:line-break/>efficimus, fed caput non ita licet in orbem comprehen-<text:line-break/>dere, prohibet enim cervix ipsi insita. Quamobrem sive<text:line-break/>dextrae, sive sinistrae parti insideat morbus qui deligatio-<text:line-break/>nem postulat, fasciam e regione , quod est secundum recti-<text:line-break/>' tudinern injicimus. Per verticem quidem fertur fascia;</text:span></text:p>
      <text:p text:style-name="P18"><text:span text:style-name="T26">inde vero deorsum ad extremam maxillam inferiorem vol-<text:line-break/>vitur; postea sursum ad partem affectam reducitur; mox<text:line-break/>, iterum similiter bis tenere, prout idoneum esse augura-<text:line-break/>mur, adusque finem evolvitur. Is finis in verticem plane<text:line-break/>cadat; quandoquidem firmissimus ad remoram sic is effici-<text:line-break/>tur locus.</text:span></text:p>
      <text:h text:style-name="P7" text:outline-level="2">XIII.</text:h>
      <text:p text:style-name="P16"><text:span text:style-name="T26">Perum contrariae partes </text:span><text:span text:style-name="T21">ex duobus principiis deligendae.<text:line-break/>Si vero ab uno incipiat, ad quod stmile in remoram,<text:line-break/>quale medium capitis et st</text:span><text:span text:style-name="T26"> quid </text:span><text:span text:style-name="T21">aliud hujusmodi.</text:span></text:p>
      <text:p text:style-name="P18"><text:span text:style-name="T26">Duas sententias hic textus complecti potest, ut aut<text:line-break/>de omnibus corporis partibus aut fle solis capitis dicatur.<text:line-break/>Effectus enim excepto capite dextras partes ad sinistras,<text:line-break/>hoc autem e directo devinciendum esse. Ceteras ejus par-<text:line-break/>tes quae inter fe contrariae sunt, quarum haec et poste-<text:line-break/>rior et lu occipitio est, illa et anterior et in fronte ex<text:line-break/>duobus principiis deligare jubet. Ipsae vero sunt ex duo-<text:line-break/>bus principiis deligationes, quum medium totius fasciae<text:line-break/>super affectam partem admoventes, utramque ipfarum par- '<text:line-break/>tium aequalem in oppositum locum ducimus, ltaque fa-<text:line-break/>sciarum quae ita peraguntur , extrema ad frontem eum<text:line-break/>locum ad remoram occipitio firmiorem ducuntur. Si vero<text:line-break/>ipsius oratio de omnibus sit partibus , dicemus contrarias</text:span></text:p>
      <text:p text:style-name="P19"><text:span text:style-name="T26">ab eo vocari partes quae in utraque parte eodem modo<text:line-break/>constituuntur, hoc est quum dextra tum sinistra aut ante-<text:line-break/>rior et posterior, lpfis autem similiter affectis partibus,<text:line-break/></text:span><text:span text:style-name="T44">z</text:span><text:span text:style-name="T26"> </text:span><text:span text:style-name="T26">ut quum quae vocantur caulides accidunt fracturae, ex<text:line-break/>duabus principiis deligationem construes, quemadmodum<text:line-break/>in plagulis asciatim involutis fieri diximus. Quodst, in-<text:line-break/>quit, ab uno principio devinxeris ejusmodi partes, ad eam<text:line-break/>quae ex duobus principiis deligationis similitudinem fascia<text:line-break/>circumvolvenda est, sicque ad stabilem loci remoram' ad-<text:line-break/>ducenda, ut hic finiatur. Pro exemplo autem remorantis<text:line-break/>loci medium capitis adstrinxit, hocce contentus quum paulo<text:line-break/>post accurate universam orationem habiturus sit, docens<text:line-break/>qua parte fasciae finem fieri oporteat, quo tutam deliga-<text:line-break/>tionem immutabilem tueatur. Ceterum verba, ad quod<text:line-break/>simile, de utroque tum de tota fasciae spira tum de fine<text:line-break/>intelligenda sunt.</text:span></text:p>
      <text:h text:style-name="P7" text:outline-level="2">XIV.</text:h>
      <text:p text:style-name="P16"><text:span text:style-name="T21">Quae moventur velut articuli, qua quidem parte inflectun-<text:line-break/>tur quam minimis et levijstmis linteis obvolvenda sunt,<text:line-break/>veluti poples, qua vero parte circumtenduntur, simplici-<text:line-break/>bus et latis, veluti rotula.'</text:span></text:p>
      <text:p text:style-name="P18"><text:span text:style-name="T26">Minime lintea et circa poplitem et huic vicinas par-<text:line-break/>tes obvolvenda esse jubet maximeque contracta. Contra-<text:line-break/>ctum autem in pauculum collectum significat. Oppositam<text:line-break/>, vero partem popliti molam contrario modo devinciri vult.<text:line-break/>Contrario modo est, omnibus contrariis et nulla ex parte,<text:line-break/>quantum conceditur contractis. Vicinas autem popliti<text:line-break/>partes omnes illigari accidit articulis; rotulae vero per<text:line-break/>extensionem ipsi obtingere. Quidam vocant genu opercu-<text:line-break/>lum, ipsam molam, quemadmodum alii nonnulli potellam<text:line-break/>et rotulam. Super hanc igitur, inquit, latam fasciam itu<text:line-break/>extendendam esse, ut ipsam universam complectatur. Nam<text:line-break/>quae ita non circumjacet aut ad superiorem regionem aut</text:span></text:p>
      <text:p text:style-name="P20"><text:span text:style-name="T26">ad inferiorem facile feretur: ad utrumque enim partem<text:line-break/>undique labetur ob rotulae gibbum; Popliti vero coutra-<text:line-break/>ctarn fasciam censet injici, nam neque eam suscipere ne-<text:line-break/>que servare potest quae in latitudinem extenditur.</text:span></text:p>
      <text:h text:style-name="Heading_20_2" text:outline-level="2">XV.</text:h>
      <text:p text:style-name="P21"><text:span text:style-name="T21">Injicere praeterea oportet f asciam, comprehensionis quidem<text:line-break/>. circa haec jacentium gratia; suspensionis vero totius fa-<text:line-break/>sciae in quiescentibus ac demifstoribus corporis partibus,<text:line-break/>ut supra vel infra genu.</text:span></text:p>
      <text:p text:style-name="P18"><text:span text:style-name="T26">Ejusmodi breviloquentiam laudare decet, si uno vo-<text:line-break/>cabulo , quemadmodum et praeiens dilucide se prodit ora-<text:line-break/>tio Sub comprehensionis quidem nomine haec declaratur<text:line-break/>oratio, qua diximus in articulorum delibationibus, earum<text:line-break/>finem tuto extra articulationem vinculo quodam insuper<text:line-break/>addito tuendam esse. Per suspensionis vero vocabulum,<text:line-break/>ut multa sit nobis providentia, ne ad declivia loca deor-</text:span></text:p>
      <text:p text:style-name="P19"><text:span text:style-name="T26">sum fluat fascia neve suriurn refluat ad gibba aut acclivia<text:line-break/>quae prius ipse acuminata vocavit, quum inquit: probe<text:line-break/>tamen Uosse decet ad declivia et acuminata diffugere. At-<text:line-break/></text:span><text:span text:style-name="T26">• </text:span><text:span text:style-name="T26">que sane dilucidum patuit iisdem ipsius verbis praeclare<text:line-break/>a nobis propositum esse, quae nunc prouunciantur iis esse<text:line-break/>continua quae in illo textu traduntur, quo edicebat:<text:line-break/>probe tamen nosse decet omnem fasciam ad declinia et<text:line-break/>acuminata diffugere. Quin et perquam concise idonea<text:line-break/>loca commemoravit, quibus fasciarum extrema admovenda<text:line-break/>funt duobus ea complexus vocabulis, quiescentibus ac de-<text:line-break/>missis. Quiescunt enim quaecunque extra articulationem<text:line-break/>, sunt in ossium quae inter </text:span><text:span text:style-name="T21">fe</text:span><text:span text:style-name="T26"> committuntur altero, ut ad</text:span></text:p>
      <text:p text:style-name="P18"><text:span text:style-name="T26">genu vel in femore vel in tibia. Haec enim loca demis-<text:line-break/>siora sunt. Itaque namque vocant quae eminentibus con-<text:line-break/>trario modo constituuntur, hoc est depressa et demissa.<text:line-break/>' Omne enim </text:span><text:span text:style-name="T11">λαπαρὸν </text:span><text:span text:style-name="T26">depressum est; </text:span><text:span text:style-name="T11">λαπαρὸν </text:span><text:span text:style-name="T26">igitur pro-</text:span></text:p>
      <text:p text:style-name="P18"><text:span text:style-name="T26">prie vacuum significat, ut et </text:span><text:span text:style-name="T11">λαπάξαι </text:span><text:span text:style-name="T26">inanire. Nam</text:span></text:p>
      <text:p text:style-name="P20"><text:span text:style-name="T26">quod Homero scribitur</text:span><text:span text:style-name="T11">’Τλιον ἑξαλαπάξαι εύναιόμενον πτολίε-<text:line-break/>θρον, </text:span><text:span text:style-name="T26">quod est devastare altae bene conditae moenia Tro-<text:line-break/>jae, urbem diripere et evacuare significat. Et </text:span><text:span text:style-name="T11">λαπαρὰ<text:line-break/></text:span><text:span text:style-name="T26">vocant eas corporis partes quae inter ilium, ossa et, nothas<text:line-break/>costas mediae sunt. Jam' vero etiam quod omne depres-<text:line-break/>sum est aut sublidit </text:span><text:span text:style-name="T11">λαπαρὸν </text:span><text:span text:style-name="T26">vocant; quia quod vacuum<text:line-break/>est necessario depressum est, sumpta ex eo translatione<text:line-break/>quod communiter accidit.</text:span></text:p>
      <text:h text:style-name="Heading_20_2" text:outline-level="2">XVI.</text:h>
      <text:p text:style-name="P16"><text:span text:style-name="T26">At </text:span><text:span text:style-name="T21">idonea est, humeri quidem ad alteram axillam circum-<text:line-break/>volutio, inguinis vero circum alterum ilium. Et tibiae<text:line-break/>supra suram. Quibuscunque sursum fuga fasciae, deor-<text:line-break/>sum suspensio , quibus deorsum, contrarium stt.</text:span></text:p>
      <text:p text:style-name="P18"><text:span text:style-name="T26">Scopi totius deligationis quae per </text:span><text:span text:style-name="T21">fe,</text:span><text:span text:style-name="T26"> non administra-<text:line-break/>tionis gratia rerum affectae parti subjectarum circum vul-<text:line-break/>vitur primi et maximi sunt, partem affectam quemadmodum</text:span></text:p>
      <text:p text:style-name="P20"><text:span text:style-name="T26">conformata fuit immobilem continere et ab inflammatione-<text:line-break/>tutam fervare, quae in opere de fracturis abunde docui-<text:line-break/>mus.. Quia vero nequit haec efficere deligatio,. nisi ipsa<text:line-break/>commoretur nec ad inferiores aut superiores partes dimo-<text:line-break/>veatur, propterea illaesis partibus fascias injicere cogimur,<text:line-break/>prout quum ex altera parte tota deligatio surfum dicenda<text:line-break/>est, ipsius suspensio in demissiorem partem trahat. In<text:line-break/>nonnullis autem partibus ab oppositis utilior est suspensio,<text:line-break/>quemadmodum in humero et inguine. Absolute vero im-<text:line-break/>perat in humero quidem, non ad alterum humerum, sed<text:line-break/>axillam; in inguine vero ad alterum ilium circumvolven-<text:line-break/>dam esse fasciam. N</text:span><text:span text:style-name="T35">a</text:span><text:span text:style-name="T26">m neque humerus neque nates cir-<text:line-break/>cuitum tuto servare queunt, sicut axillae atque ile. </text:span><text:span text:style-name="T21">Kt-<text:line-break/></text:span><text:span text:style-name="T11">νεών </text:span><text:span text:style-name="T26">autem, ut paulo ante diximus, appellatur locus inter<text:line-break/>. os thoracis et ischii medius, quod </text:span><text:span text:style-name="T11">κενεὸς </text:span><text:span text:style-name="T26">sit, inanis et<text:line-break/>ossibus vacuus, hoc est depressus, ita vocatus. Constat au-<text:line-break/>tem quod consentire et congruere </text:span><text:span text:style-name="T11">ὸμολογεῖν </text:span><text:span text:style-name="T21">convenire</text:span><text:span text:style-name="T26"> di-<text:line-break/>xerit. Qui namque probis in operibus consentiunt, non</text:span></text:p>
      <text:p text:style-name="P20"><text:span text:style-name="T26">modo nihil contrarium efficiunt aut loquuntur, verum<text:line-break/>etiam suas conferunt operas. His etiam commemorata<text:line-break/>loca in fasciae distributione adstipulantur. Simili quoque<text:line-break/>ratione quum tibia facile labentem surae deligationem sor-<text:line-break/>tiatur , huic qui sursum fertur circuitus conducit, in illa<text:line-break/>nimirum deligatione qua surae devexum comprehendi ne-<text:line-break/>cesse esu In consimili secundum malleolos loco deliga-<text:line-break/>tionis jacet remora quae per ea continet quae inter duas<text:line-break/>eminentias nimirum devexas tum fibulae tum tibiae ex-<text:line-break/>tremitates posita sunt, quas male nonnulli talos vocitanti<text:line-break/>Superior vero locus per suram ipsam idem praestat.</text:span></text:p>
      <text:h text:style-name="Heading_20_2" text:outline-level="2">XVI<text:span text:style-name="T69">I</text:span>.</text:h>
      <text:p text:style-name="P16"><text:span text:style-name="T21">At quibus non datur, quemadmodum in capite, his in<text:line-break/>maxime aequabili loca comprehensiones facere et minime<text:line-break/>obliqua de ligatione uti oportet, quo postrema surmijstme<text:line-break/>circumvoluta fascia quae maxime errabunda sunt con-<text:line-break/>tineat. </text:span><text:span text:style-name="T21">- - -</text:span></text:p>
      <text:p text:style-name="P19"><text:span text:style-name="T26">Quibus partibus non datur remorae locus, neque ap-<text:line-break/>posita quaedam pars ejusmodi, qualem in tibia esse pro-<text:line-break/>tulit neque opposita pars hujus sortis altera, ut in hu-<text:line-break/>mero et inguine, in his qualem oporteat deligationem<text:line-break/>struere docet, nominatimque capitis mentionem faciens<text:line-break/>jubet super ipsas in maxime aequabili loco totius deliga-<text:line-break/>tion is comprehensionem facere, quod est ipsius finem neu-<text:line-break/>tram .in partem inclinantem tueri, per quam directe<text:line-break/>finiendam vel ad frontem vel ad medium totum capitis,<text:line-break/>ubi pars insidet quae bregma vocatur. Nam ubi ad men-<text:line-break/>tum deducitur fascia, ejus finis decenter ad medium ca-<text:line-break/>put reducitur citra inclluationem fursum porrigenda. Quum<text:line-break/>vero in orbem circumvolvitur ad frontem, ipsa quoque<text:line-break/>similiter nullam in partem inclinatus. Nam quae ita, cir-<text:line-break/>cumagitur, ad posteriores partes feretur, occiput vocatum<text:line-break/>inium quod collum et posticam calvariae devexitatem in-<text:line-break/>terjacet. Proptereaque protulit postremam deligationum<text:line-break/>circumvolutionem minime obliquam esse convenire, quia</text:span></text:p>
      <text:p text:style-name="P20"><text:span text:style-name="T26">ante ipsam jam faepe necessario fiunt obliquae, ut asse-<text:line-break/>Otam diversis in locis partem ipsius comprehendant. Ve-<text:line-break/>rum obliquas propter affectum factas circumvolutiones,<text:line-break/>quo postrema contineat nulla ex parte obliquanda. Patet<text:line-break/>igitur et simul istas involutiones ejusmodi securitate im-.<text:line-break/>mutabiles permanere. Quemadmodum ergo in capite, in<text:line-break/>superiori parte genu quae postrema deorsum fit circum-<text:line-break/>volutio accurate citra inclinationem tuenda est: sic certe<text:line-break/>et inguinis et humeri deligationes, in quibus etiam oppo-<text:line-break/>situs partes simul devincire cogimur, postremae circum-<text:line-break/>volutiones orbiculares: citra inclinationem struendae sunt;<text:line-break/>in ilibus quidem utrisque, ubi inguen ligare constituimus,<text:line-break/>in utraque vero ala, ubi humerum. His denique conscn-<text:line-break/>tanea est quae in cubiti dearticulatione seu luxati cubiti<text:line-break/>instauratione datur deligatio.</text:span></text:p>
      <text:h text:style-name="Heading_20_2" text:outline-level="2">XVIII.</text:h>
      <text:p text:style-name="P21"><text:span text:style-name="T21">Quibus autem neque comprehensio neque suspensio Linteo-</text:span></text:p>
      <text:p text:style-name="P19"><text:span text:style-name="T26">♦</text:span></text:p>
      <text:p text:style-name="P21"><text:span text:style-name="T26">rum commode </text:span><text:span text:style-name="T21">fe habent, suspensiones stlis per involu-<text:line-break/>tionem aut suturam sucere oportet.</text:span></text:p>
      <text:p text:style-name="P18"><text:span text:style-name="T26">Quod enumerat est ejusmodi., Quibus in partibus aut<text:line-break/>affectibus arduum est ipsis linteis extremae deligationis et<text:line-break/>comprehensionem et suspensionem adstrui; in his filis quae<text:line-break/>orbiculari deligationi circumvolvantur vel quae deligatio-<text:line-break/>nis extremum consuant comprehensiones efficiendae sunt.<text:line-break/>Quod autem absurdum esset partem corporis eam quae<text:line-break/>linteis quidem fit comprehensionem et suspensionem diffi-<text:line-break/>cilem habere, faciliorem vero quae filis, nihil ego cum<text:line-break/>interpretibus habeo dicendum, praeterquam aliquas esse<text:line-break/>partes quae talem minime ferant deligationem. Verum<text:line-break/>novi quosdam, quibus etiamsi paululum affecta pars mota<text:line-break/>esset, dolor vehementissimus oboriebatur, quemadmodum<text:line-break/>si cui pridem ex lapsu spinae partes ita aegrotent, ut ipfe<text:line-break/>ne momento doloris illius vehementiam ferre queat. Coacti<text:line-break/>sunt itaque medici tunicam illi detrahere, non exutis, fed</text:span></text:p>
      <text:p text:style-name="P20"><text:span text:style-name="T26">diruptis primum suturis omnibus. Postea vero permultis<text:line-break/>qui totum corpus continerent quaesitis, hominem suspen-<text:line-break/>dere super cathedra lata aequabiliter porrectum, paniculo<text:line-break/>super injecto , quod lanae tantulum habeat. Haec igitur<text:line-break/>imperavimus, posteaquam aegrotus a continentibus mini-<text:line-break/>stris e strato erectus est, celeriter super id in longitudi-<text:line-break/>nem imponere erectique laborantis spinae subjicere. . Nos<text:line-break/>autem alterum lanae hapsum oleo calido inebriatum con-<text:line-break/>sequi post'tunicae ablationem, spinae quam primum admo-<text:line-break/>vimus et super stratum hapsum- cum panniculo hominem<text:line-break/>collocavimus. Sicque prima quidem inebriati hapsi ex-<text:line-break/>trema, utrumque unum ad priorem corporis partem ad-<text:line-break/>duximus; deinde ad ipsa succi hapsi et post ea- lintei ex-<text:line-break/>trema inter se suturis conjunximus. Quodsi quis non fu-<text:line-break/>turis, sed filis dumtaxat deligationis tutelam efficere vo-<text:line-break/>luerit, eatenus ipsa omnium prima subter panniculum ex-<text:line-break/>tendat. Non enim post deligationem id efficiendum est.</text:span></text:p>
      <text:p text:style-name="P20"><text:span text:style-name="T26">Huic quoque similis operatio in ischii partibus, interdum<text:line-break/>quoque in femore, alias et in brachio, interdum etiam<text:line-break/>in posteriori cervicis regione fuccedet.</text:span></text:p>
      <text:h text:style-name="Heading_20_2" text:outline-level="2">XIX.</text:h>
      <text:p text:style-name="P21"><text:span text:style-name="T21">Fafciae mundae stnt, leves, molles, tenues.</text:span></text:p>
      <text:p text:style-name="P18"><text:span text:style-name="T26">Materiam fasciarum hic docet, mundis, lenibus, mol-<text:line-break/>libus ac tenuibus fasciis uti jubens. Mundis quidem, ne<text:line-break/>morsus ex forde nascatur, neve surdes humorum corpus<text:line-break/>irrorantium ad cutim usque permeare vim prohibeat; le-<text:line-break/>vibus, ne locus affectus-gravetur. Tenuibus, quod hae<text:line-break/>leniores et molliores sint, quodque facile perfusiones etiam<text:line-break/>transmittant. Mollibus, ne premant. At constat has sin-<text:line-break/>gulas dotes conducere, ne pars affecta in phlegmonem<text:line-break/>incidat</text:span></text:p>
      <text:h text:style-name="P7" text:outline-level="2">XX.</text:h>
      <text:p text:style-name="P16"><text:span text:style-name="T21">Circumvolvere ambabus stmul manibus oportet et utrisque<text:line-break/>feorstm exercere.</text:span></text:p>
      <text:p text:style-name="P18"><text:span text:style-name="T26">Quod superius de omnibus chirurgiae operibus uni-<text:line-break/>verse pronuuciavit ipsa volens exercere et utrisque feor-<text:line-break/>sim et 'ambabus simul manibus efficere, id nunc de fola<text:line-break/>circumvolutione scripsit. Nam ad operationis celerita-<text:line-break/>tem quae in doloribus'maximi est momenti, hujusmodi<text:line-break/>manuum exercitatio magis conducit. Quum duae quidem<text:line-break/>manus simul fasciam bicipitem in deligationibue circum-<text:line-break/>volvant , altera vero sola in celeris; imo et in his quum<text:line-break/>utraque in parte alteram excipiat. Nam in fasciis quidem<text:line-break/>bicipitibus ambae manus uno tempore peraeque operantur.<text:line-break/>Sibi namque mutuo succedunt-: altera quidem praecipuam<text:line-break/>deligationis partem fafciam circumvolvens perficit; altera<text:line-break/>vero ad hujus ministerium utiliter usurpatur.</text:span></text:p>
      <text:h text:style-name="P7" text:outline-level="2">XX<text:span text:style-name="T64">I</text:span>.</text:h>
      <text:p text:style-name="P16"><text:span text:style-name="T26">Decenti vero uti </text:span><text:span text:style-name="T21">fascia ad partium latitudinem et crajst-'<text:line-break/>tudinem sueta conjectura.</text:span></text:p>
      <text:p text:style-name="P18"><text:span text:style-name="T26">Ad partium devinciendarum latitudinem et crassitudi-<text:line-break/>nem ratione habita decentem ipsas deligationes fasciam<text:line-break/>comperire jubet. Quum autem deligatio recte cousirua-<text:line-break/>tur, per ea quae prius pronunciata sunt, quibus docuit<text:line-break/>unde ipsa exordiri deceat, qua ratione fascias parti affe-<text:line-break/>ctae circumvolvere, quasque cum ipsa partes comprehen-<text:line-break/>dere, quaque finem constituere et quomodo in his nodos<text:line-break/>et fila adbibere , sciendum est ipsum ex bis nihil prodere.<text:line-break/>Nam neque ex earum quae devinciuntur-partium latitu-<text:line-break/>dine, neque ex crassitudine quidquam rerum productarum<text:line-break/>- deprehenditur, fed ex ipso morbo et partis figura cui<text:line-break/>morbus insidet. Nunc igitur rationi consonum est ipsum<text:line-break/>docere quae bona per deligationem oboriantur, ubi nos<text:line-break/>ex partium devinciendarum latitudine et crassitudine do-</text:span></text:p>
      <text:p text:style-name="P19"><text:span text:style-name="T26">cumentum deprehendimus. Ex his enim linteorum tum<text:line-break/>longitudo tum latitudo percipitur. In parvulo quidem<text:line-break/>puero, exempli gratia, consentaneum est fascias usurpan-<text:line-break/>das esse longitudine breves et latitudine angustas; in magno<text:line-break/>vero juvene et longas, et latas. In ceteris denique pro<text:line-break/>eorum ratione quae magnum et parvum corpus interja-<text:line-break/>cent. Si namque pars devincienda inter utrumque tum<text:line-break/>latitudine tum crassitudine medium plane sortiatur, fascias<text:line-break/>quoque medias et crassitudine et latitudine inter ea lintea<text:line-break/>• parabimus, quibus in magno et parvo corpore usi sumus..</text:span></text:p>
      <text:p text:style-name="P21"><text:span text:style-name="T26">Verum si extremorum alteri propius suerit, in eo ipsarnm<text:line-break/>modum, augentes et imminuentes variabimus.</text:span></text:p>
      <text:h text:style-name="Heading_20_2" text:outline-level="2">XXII.</text:h>
      <text:p text:style-name="P146"><text:span text:style-name="T21">Circumvolutionis capita, dura, aequalia, distincta stnt.<text:line-break/>•<text:tab/>-<text:tab/></text:span><text:span text:style-name="T21">i</text:span></text:p>
      <text:p text:style-name="P18"><text:span text:style-name="T26">Spira priusquam, laboranti corpori circumvoluta sic,,<text:line-break/>duabus !ubstat fasciis, quum ex ipsis circum locum asse-</text:span></text:p>
      <text:p text:style-name="P20"><text:span text:style-name="T26">ctum struitur deligatio. Verum fasciarum capita quaecun-<text:line-break/>que sint utrisque sunt communia. Sive etiam fasciarum<text:line-break/>principia sive extrema capita nunc dici intelligautur sive<text:line-break/>ntraque, his praeterea etiamnum adde porrectas in ipfa-<text:line-break/>rum latitudinem oras, haec omnia utrisque fasciarum spi-<text:line-break/>ris communia funt et quas utrasque glomeratas ipfae con-<text:line-break/>tinent, quasque corpori injectas suscipiunt. Quocirca id<text:line-break/>quidem, etiamsi libri interpretes in controversiam addu-<text:line-break/>xerint , explicare non arduum esu Etenim de glomeratis<text:line-break/>ac de corpori circumvolutis vera est oratio. Quin etiam<text:line-break/>omnia extrema fafciarum intelligimus, non ut nonnulli<text:line-break/>quidem consuerunt, ea quae in longitudinem, nonnulli<text:line-break/>vero ea quae in latitudinem porriguntur. Verum illa de<text:line-break/>solis externis fafciis dicta esse exposuerunt, haec quae<text:line-break/>coarctantur, de" spira ab ipso Hippocrate praedicari puta-<text:line-break/>runt. Conflet igitur fasciam, priusquam corpori injecta<text:line-break/>sit, coarctandam esse, sic enim facilius comprehendetur,<text:line-break/>quia tenuior et tenuiores habet circumvolutiones, pro-</text:span></text:p>
      <text:p text:style-name="P20"><text:span text:style-name="T26">pterea extensione distenditur, constringi namque aliter non<text:line-break/>potest. Quod autem sola ipsius capita constringenda sint,<text:line-break/>plane falsum est. Non enim haec folum, sed tota fascia<text:line-break/>coarctanda est. Quare, in rebus ambiguis quae mea sit<text:line-break/>sententia jam proferam. Capita quidem omnia fasciae<text:line-break/>extrema intelligenda sunt, tum quae in longitudinem ipsi<text:line-break/>sunt. Ea vero non proprie dicta esse dura existimandum<text:line-break/>est; proindeque obscuritatem pronunciatum habuisse. Su-<text:line-break/>pra namque fascias mundas, leves et molles praefatus, qua<text:line-break/>ratione nunc eas duras pronunciat? Arbitror autem hoc<text:line-break/>durae vocabulo usum fuisse congruenter rei quae declara-<text:line-break/>tur. Nam plerumque in linteorum extremis quae quatuor<text:line-break/>funt duo quidem in longitudinem, duo vero lu latitndi-'<text:line-break/>nem reliqua vel solum stamen comperitur, quum ipsum<text:line-break/>trama simul ad extremum usque non sequitur vel trama<text:line-break/>sola sine stamine. Praeterea vero aut alterum eorum quae<text:line-break/>commemorata sunt extremo molle incumbit aut cuidam<text:line-break/>parti incumbit, alteram vero transcendit. Hujusmodi</text:span></text:p>
      <text:p text:style-name="P20"><text:span text:style-name="T26">linteorum spicae capita aliis capitibus molliora sunt, in<text:line-break/>quibus ad extremum usque stamen tramae adaequatur et<text:line-break/>horum mollitiei contrariam esse arbitror decenter glome-<text:line-break/>ratarum, ut protuli, duritiem. Satius autem erat pronun-<text:line-break/>ciasse </text:span><text:span text:style-name="T21">non molles,</text:span><text:span text:style-name="T26"> quemadmodum superius de nodo pro-<text:line-break/>nunciavit, </text:span><text:span text:style-name="T21">non magnum.</text:span><text:span text:style-name="T26"> Nam quae inter incommoderata<text:line-break/>'funt media, prout retuli, utramcumque incommoderatio-<text:line-break/>nem negatione declarare. consueverunt. Speciem igitur<text:line-break/>capitum quae dura pronunciata funt quisque probabilissi-<text:line-break/>mam acceperit, tum quod' nihil aliud ne mediocriter pro-<text:line-break/>babile dicendum habeat, tum quod pronunciatus error<text:line-break/>circum lintea in alio -nullo opere ab ipso explicatus fue-<text:line-break/>rit. Aequale vero significari vult quod, in toto citra discri-<text:line-break/>men simile esu Id fit quum linteorum pars nulla durior<text:line-break/>aut mollior est aut nulla latior aut angustior ,et tibi nulla<text:line-break/>pars quidquam quod desit aut corrosum sit sortiatur. At-<text:line-break/>que id maxime velut in texturis visum esu Distincta<text:line-break/>vero fiunt, quum peraeque lu omnibus partibus extensa</text:span></text:p>
      <text:p text:style-name="P20"><text:span text:style-name="T26">sunt lintea, neque aliqua -parte porrecta aut implicata,<text:line-break/>altera vero duplicata aut involuta accipiemus.</text:span></text:p>
      <text:h text:style-name="Heading_20_2" text:outline-level="2">XXIII.</text:h>
      <text:p text:style-name="P16"><text:span text:style-name="T21">Prolapsura sune, quum cito procidunt, deteriora sunt, sed<text:line-break/>haec ita, ut neque premant neque procidant.</text:span></text:p>
      <text:p text:style-name="P18"><text:span text:style-name="T26">Incondita quidem oratio omnino est, quomodocunque<text:line-break/>quis dictionem </text:span><text:span text:style-name="T11">ἀποπεσόντων </text:span><text:span text:style-name="T26">quum </text:span><text:span text:style-name="T21">procidunt</text:span><text:span text:style-name="T26"> acceperit.<text:line-break/>Nam sive pro Atticorum consuetudine pronunciatam esse<text:line-break/>auguremur, qui cafum genitivitn participii pluralem pro<text:line-break/>tertia pluralis imperativi persona usurpant, huic, modo<text:line-break/>simili equi ad Dolicbum accesserunt; sive in genitivo casu<text:line-break/>a recto' </text:span><text:span text:style-name="T21">prolapsi, </text:span><text:span text:style-name="T26">soloecismum audierimus. Si namque<text:line-break/>nos in priori significatu edoceamur, talis futura est ora-<text:line-break/>tio: </text:span><text:span text:style-name="T21">prolapsura quum cito procidunt, deteriora;</text:span><text:span text:style-name="T26"> nisi ma-<text:line-break/>lueris decidant, quod </text:span><text:span text:style-name="T21">prolapsura</text:span><text:span text:style-name="T26"> dictio neutro in genere<text:line-break/>plane sit. Hoc autem in numero multitudinis acceptum</text:span></text:p>
      <text:p text:style-name="P20"><text:span text:style-name="T26">Graece verbo jungitur in singulari et plurali, ln allero<text:line-break/>vero significato hujusmodi erit oratio: prolapfura deteriora<text:line-break/>sunt ipsis cito prolabentibus. At satius sane fuit sic tex-<text:line-break/>tum scripsisse: prolapsura deteriora sunt, quum cito pro-<text:line-break/>cidnnt. Et quemadmodum ex 'aliis quibusdam, ita ex hac<text:line-break/>oratione conspicuum est hunc librum, priusquam fuisset<text:line-break/>editus, rebus a .veritate alienis scatuisse, propterea partim<text:line-break/>quidem qui hunc librum scripsit prae literae unius vel<text:line-break/>duarum detractione aut additione aut immutatione errores<text:line-break/>admisit quales mullos conscribunt. Partim vero secundus<text:line-break/>bibliographus, quod quaedam obscuris literis auctor ipse<text:line-break/>scriptis mandaverit, non minus obscure, luo nullatenus<text:line-break/>' recte conjiciens aberravit. Partim charta obtruncata aut<text:line-break/>litera labefactata aut alio quodam sinistro cafu obliterata;<text:line-break/>fortassis autem quod nonnulli in appellata liturarum trans-<text:line-break/>positione peccaverint, aliique quod ex prisca scriptura in<text:line-break/>posteram scripturam a veteri diversam commutationem fe-<text:line-break/>cerint; ex his omnibus fit ut errorum multitudo multis</text:span></text:p>
      <text:p text:style-name="P19"><text:span text:style-name="T21">in</text:span><text:span text:style-name="T26"> exemplaribus accumulata sit. Qui profecto de his et<text:line-break/>femel disserere audiverit, eum meminisse decet, in singu-<text:line-break/>lis enim erroribus eadem repetere longum esu Conceden-<text:line-break/>tes autem incorruptum textum esse hujusmodi, prolapsura<text:line-break/>fane quum cito procidunt, deteriora funt, inquiremus de<text:line-break/>quibus haec proferantur, utrum de quibusdam corporis<text:line-break/>partibus, an de fasciis aut topicis quae partibus affectis<text:line-break/>ad curationem admoventur, cujus sortis funt cataplasmata,<text:line-break/>medicamenta, linamenta et laquei. Nam praeter haec<text:line-break/>tria genera hujusmodi nullum conspicitur quod ab affe-<text:line-break/>ctis corporibus excidere valeat. Atque etiam ab hujus<text:line-break/>: libri interpretibus eorum unumquodque explicatum est,<text:line-break/>non fola tria, quamquam si cui singula probabilia esse<text:line-break/>apparuerint, omnia quoque videri poterunt. At vero mihi<text:line-break/>linamenta quidem vel fola saepe, ut ad sanguinis proflu-<text:line-break/>' vium imposita vel etiam medicamentis quibusdam imbuta<text:line-break/>vel extrinsecus ipsis ad remoram admota, non praeter<text:line-break/>rationem hoc in textu percipi videntur. Conducit enim</text:span></text:p>
      <text:p text:style-name="P20"><text:span text:style-name="T26">ea prorsus decidere, non tamen cito prolabi, quemadmo-<text:line-break/>dum neque laqueos, sed quum partis suppuratione peracta<text:line-break/>caro' producta fuerit et circa venas sanguinem fundentes</text:span></text:p>
      <text:p text:style-name="P16"><text:span text:style-name="T26">' increverit. Atque eodem modo crustas a cauteriis aut<text:line-break/>medicamentis inurentibus inductas cito cadere non oportet,<text:line-break/>fed multis post admotis medicamentis, quae partim liquida<text:line-break/>putrescentibus partibus effunduntur, partim arida quae<text:line-break/>lienosis aut hydropicis imposita magnopere prosunt, quum<text:line-break/>cito non profabuntur. Quae ceteris quoque partibus et<text:line-break/>affectibus imponuntur medicamenta ex eorum genere quae<text:line-break/>glutinosa echecolla nominantur, si diu imrnorentur, admo-</text:span></text:p>
      <text:p text:style-name="P16"><text:span text:style-name="T26">• dum juvant. Etenim ad fracturas et armorum luxationes,<text:line-break/>quae multoties oboriuntur, praeterea podagricos, ischiadi-<text:line-break/>cos, nephriticos et omnes arthriticos cruciatus, cephalaeas<text:line-break/>quoque et ceteros non paucos affectus medicamenta con-<text:line-break/>tulisse experti fumus, nisi celerius deciderint. Ex his<text:line-break/>autem ipsis quaecunque glutinantia vocantur, quod solutu </text:span><text:span text:style-name="T35">1<text:line-break/></text:span><text:span text:style-name="T26">difficile agglutinata sint et corpori adhaerescant, nullam</text:span></text:p>
      <text:p text:style-name="P19"><text:span text:style-name="T26">deligationem desiderant. Quaedam vero nisi faiciis con-<text:line-break/>tineantur, decidunt, de quibus ipsi nunc est oratio. Di-<text:line-break/>cit itaque : </text:span><text:span text:style-name="T21">fed haec ita ut neque premant neque procidant t<text:line-break/></text:span><text:span text:style-name="T26">ac si quoque ita pronunciaverit. Quaecunqne vero </text:span><text:span text:style-name="T21">me-<text:line-break/>dicamenta</text:span><text:span text:style-name="T26"> cito procidere non confert , haec ita vincienda<text:line-break/>sunt, ut </text:span><text:span text:style-name="T21">a</text:span><text:span text:style-name="T26"> deligatiot|e pars affecta non oneretur, sed firme<text:line-break/>contineatur, quod peraeque valet ac non decidere. Quod<text:line-break/>igitur ad ea spectat medicamenta quae foris admoventur,<text:line-break/>id fatis explanavit oratio. De partibus autem corporis<text:line-break/>deinceps perspiciamus, num etsi his verum est, quaecun-<text:line-break/>que omnino prolapsura funt celeriter prolabi non oporteat.<text:line-break/>Nonnulli siquidem hanc orationem falsam existimant pu-<text:line-break/>trescentibus partibus decepti, quas celeriter excidere con-<text:line-break/>venit. Id autem sane quod pronunciatur per se verum est,<text:line-break/>non tamen illi repugnat. Differt enim multopere quod<text:line-break/></text:span><text:span text:style-name="T26">' </text:span><text:span text:style-name="T26">prolapsurum est ab eo quod excidere oportet. Saepe nam-<text:line-break/>que ossium schidia et squamulae tempore decidunt. Atque<text:line-break/>praestat ipsa a natura impulsa paulatim dato tempore</text:span></text:p>
      <text:p text:style-name="P20"><text:span text:style-name="T26">quam medicamentis excitata aut dissoluta instrumentis ex-<text:line-break/>cidere. Nam quaecunque violentia confertim divelluntur,<text:line-break/>fistulosas cavitates efficiunt. Quaecunque vero aut callo<text:line-break/>quodam aut carne subcrescente prolapsura prolapsionem<text:line-break/>desiderant, quam primum plena conspiciuntur et cicatrice<text:line-break/>celeriter obducuntur, ipsis admoto exsiccante et adstrin-<text:line-break/>gente medicamento;. At nervosa quaedam et membranosa<text:line-break/>corpora saepius excidunt; citra quidem periculum majori<text:line-break/>tempore suppurantia; vehementioribus vero medicamentis<text:line-break/>sive acribus coacta aut instrumento aliquo aut nostris di-<text:line-break/>gitis avulsa reliquarum partium condolentiae et inflamma-<text:line-break/>tiones, febres, deliria et convulsiones invehunt. Jam vero<text:line-break/>ad reliquum tertiumque devenimus genus eorum quae pro-<text:line-break/>labi diximus, quae sunt, ut nonnullis placuit, fafciae.<text:line-break/>Has igitur quum laxae,et prolapsurae sunt, omnino deci-<text:line-break/>dere proferunt, quas longiori tempore prolapsionem habere<text:line-break/>magis conducit Verum hoc falsum est; praestat enim<text:line-break/>male involutas affectis partibus fascias non tempore, sed</text:span></text:p>
      <text:p text:style-name="P20"><text:span text:style-name="T26">quam celeriter excidere. Neque vero ipsae quoad exci-<text:line-break/>derint exspectandae sunt, fed . ipsi quam primum soluta<text:line-break/>deligatione rursum alia deligatio construenda esu Unde<text:line-break/>eorum qui sic explicaverint nonnulli satius esse concedunt<text:line-break/>laxatas fascias celeriter excidere. Quod autem ita pro-<text:line-break/>nunciatur mutilum est, nisi ad rem eandem referatur et<text:line-break/>quiddam aliud simul intelligatur, ut universa oratio sit<text:line-break/>hujusmodi: prolapsura quum diutius subjacent, deteriora<text:line-break/>funt celeriter prolabentihus. Hoc autem concesso, exci-<text:line-break/>dere ae aliis fasciis enuuciari non creditur. Quis enim<text:line-break/>in sponte prolapsuris tanto tempore exspectat, quum ce-<text:line-break/>leriter solvere et concinne devincire queat ? Alii vero in<text:line-break/>contrariam sententiam abducti veram quidem orationem<text:line-break/>protulerunt, sed violentur dictionem explicarunt, Quo-<text:line-break/>modo namque violentum non est sic accipere? At pro-<text:line-break/>lapfura deteriora quidem sunt non prolabentibus. Prae-<text:line-break/>stiterit autem ipsis celeriter excidere, quo priore orationis<text:line-break/>parte iu unam sententiam coercita; prolapsura deteriora</text:span></text:p>
      <text:p text:style-name="P20"><text:span text:style-name="T26">funt. Rurfus autem </text:span><text:span text:style-name="T44">(</text:span><text:span text:style-name="T26">ab altero principio orsi legamus:<text:line-break/>quum celeriter prelabuntur,' quod est cito excidunt. Si<text:line-break/>vero violenter, ut diximus, explicatio ipsa existit juxta<text:line-break/>figuram loquutionis quae articulata vocatur. Atque etiam<text:line-break/>hujus rei simus memores, falsum esse quod in universum<text:line-break/>dicitur prolapsura sane deteriora: multa siquidem ad uti--<text:line-break/>litatem prolapsionem habent, Melius est igitur, ut dixi-<text:line-break/>, mus, pro iis quae foris admoventur et omnibus prolapsu-<text:line-break/>ris partibus orationem accipi, quae fascias et postremam<text:line-break/>nuper explicatam interpretationem abjicit,</text:span></text:p>
      <text:h text:style-name="Heading_20_2" text:outline-level="2">XXIV.</text:h>
      <text:p text:style-name="P21"><text:span text:style-name="T21">Quae spectat deligatio aut subligatio aut utraque haec sunt.</text:span></text:p>
      <text:p text:style-name="P18"><text:span text:style-name="T26">Haec sunt subaudire decet, postea deinceps legere<text:line-break/>subligatio quidem caufa est, qua quae abscesserunt addu-<text:line-break/>cautur et quae cetera sequuntur. Usus autem est verbo<text:line-break/></text:span><text:span text:style-name="T11">ἔχεται</text:span><text:span text:style-name="T21">spectat,</text:span><text:span text:style-name="T26"> quo significat quasi appetit, occupat, inleu-</text:span></text:p>
      <text:p text:style-name="P20"><text:span text:style-name="T26">dit. Quae rursus omnia idem facultate declarant, quae<text:line-break/>nimirum sint deligationis vires et quae opera. Voco au-<text:line-break/>tem nunc opera non operas, fed affectus, quemadmodum<text:line-break/>domus aedificatoris opus, fabri lectus, textoris vestimen-<text:line-break/>tum. Itaque in deligatione ac praesertim catagmatica (ad<text:line-break/>fracturas) antefplenia fasiciae duae obvolvuntur, aliae vero<text:line-break/>post injecta splenia. Proprium quidem nomen primis dua-<text:line-break/>bus imposuit Hippocrates, quas hypodesmidas </text:span><text:span text:style-name="T21">subsasuiolas,<text:line-break/></text:span><text:span text:style-name="T26">ipsam vero quae sub ipsis struitur deligationem vocitavit.<text:line-break/>Audiamus deinceps ipsum dicentem quae praestare queat<text:line-break/>sive proprie subligatio sive.communiter deligatio nominata.<text:line-break/>Decebat profecto priore textu explicare quas ob res a.<text:line-break/>medicis deligatio struatur, quomodo per initia partitus<text:line-break/>est, quum alias quidem mederi asserat, alias vero meden-<text:line-break/>tibus inservire. Tum has oh causas qua via construenda<text:line-break/>deligatio praedictorum unicuique medebitur. Ad sanatio-<text:line-break/>nis siquidem scopum respicientes decentem deligationem<text:line-break/>inveniemus. Ipsum autem scopum curatnius affectus indi-</text:span></text:p>
      <text:p text:style-name="P20"><text:span text:style-name="T26">cabit, non tamen ita scripsit Hippocrates, verum quum<text:line-break/>de deligatione qualem construere oporteat huc usque-disse-<text:line-break/>ruit, ad ipsius opera et facultates accessit.</text:span></text:p>
      <text:h text:style-name="Heading_20_2" text:outline-level="2">XXV.</text:h>
      <text:p text:style-name="P16"><text:span text:style-name="T21">Subligatio quidem causu est, ut aut quae abscejsterunt ad*<text:line-break/>ducantur aut expajsu coarctentur aut contracta didu-<text:line-break/>cantur aut perversu dirigantur aut contraria.</text:span></text:p>
      <text:p text:style-name="P18"><text:span text:style-name="T26">Quae abfcesserunt omnia hic vocat, quae corpore fe-<text:line-break/>cundum naturam se habente quibusdam aliis partibus<text:line-break/>uniebantur aut ipsas contingebant. Eo vero qui praeter<text:line-break/>naturam est habitu, non amplius unitatem et contractum<text:line-break/>tuetur. Unitas quidem omnibus fracturis, ulceribus, fif-<text:line-break/>furis et contusionibus contraria opitulatur; contactus vero<text:line-break/>abscessibus, sinibus, inflationibus et tumoribus. Expassa<text:line-break/>vero appellitat quae plurimam inter </text:span><text:span text:style-name="T21">fe</text:span><text:span text:style-name="T26"> distantiam surtiun-<text:line-break/>tur. ld autem duobus modis contingit aut ipsis totis aut</text:span></text:p>
      <text:p text:style-name="P20"><text:span text:style-name="T26">labris solis diductis. Porro curationis scopi sunt abscessa<text:line-break/>adducere, expassa </text:span><text:span text:style-name="T21">coarctate,</text:span><text:span text:style-name="T26"> perversa dirigere,- quod pro-<text:line-break/>nunciatis omnibus commune est, quum instaurare ac diri-<text:line-break/>gere Graeci dicant quascunque partes quocunque modo<text:line-break/>ejectas ad moderatum statum reducimus. Hi sane funt<text:line-break/>deligationis scopi. Ipforum autem scoporum vis non. haec<text:line-break/>fola, verum etiam interdum contraria efficit, llla quidem,<text:line-break/>quum instaurat; contraria vero, quum delinquit. Jure<text:line-break/>igitur in orationis extremo protulit aut contraria. Pro—<text:line-break/>positum erat enim ipsi quid efficere valeat subligatio pro-;<text:line-break/>nunciare, non de scla optima disserere. In principio sane<text:line-break/>hujus orationis, quae spectat deligatio aut subligatio aut<text:line-break/>utraque, de omni deligatione, non de optima solum ora-<text:line-break/>tionem habuit. Si quis tamen de optima sola deligatione<text:line-break/>hic orationem esse velit, in ejus extremo, additio hanc<text:line-break/>sententiam conscquetur. Quemadmodum in habitu prae-<text:line-break/>ter naturam alia abscessa alia expassa alia perversa<text:line-break/>sunt. Eodem modo alii affectus contrarii oboriuntur.</text:span></text:p>
      <text:p text:style-name="P20"><text:span text:style-name="T26">Nam sano existente corpore commoderate se habente om-<text:line-break/>nis pravus affectus in commoderationis jactura procreatur.<text:line-break/>Ergo si quaecunque naturalem structuram sortita cum qui-<text:line-break/>busdam coierint aut quaedam contigerint, quum vel uni-<text:line-break/>tatem vel contactum perdiderint, ipsa aegrotare et contra<text:line-break/>naturam se habere similiter dixerimus. Quae vero neque<text:line-break/>coalefcebant neque se contingebant, quo etiam in unum<text:line-break/>coeant et sese contingant, eadem aegrotare concitaverint.<text:line-break/>Quare haec directionis contraria sunt. Contrarium vero<text:line-break/>(copis indicabitur. Verum quaedam cum ratione pugnare<text:line-break/>videbuntur ceu perversis opposita, quae directa vacantur.<text:line-break/>Quapropter oportebit, quantum praedicta oratione coili-<text:line-break/>gitur, et haec pervertere quod non amplius idoneae deli-<text:line-break/>gationis, fed alienae opus existit. Si quis meminerit </text:span><text:span text:style-name="T21">eo-<text:line-break/>rum</text:span><text:span text:style-name="T26"> quae de femore et brachio tradidit Hippocrates, his<text:line-break/>directionem praeter naturam esse noverit, cujus pars ex-<text:line-break/>terior et anterior natura gibba sit. At aliquem latuit aut<text:line-break/>femur aut brachium eaulice </text:span><text:span text:style-name="T21">tramverstmvs</text:span><text:span text:style-name="T26"> fractum esse.</text:span></text:p>
      <text:p text:style-name="P19"><text:span text:style-name="T26">Primo quidem directum conformavit; deinde vero callo<text:line-break/>glutinandum hac lu figura obvolvit-; verum quum natu-<text:line-break/>rali ossium habitui mentem adhibuit ipsumqup servare me-<text:line-break/>minit. Si nondqm callo inducto coierit, aquam cum oleo<text:line-break/>copioso perfudit. . Deinde vehementer extensum primo<text:line-break/>quidem perfregit, ut ab initio fractum erat; postea vero<text:line-break/>in naturali figura conformavit; tum demum fractum os<text:line-break/>hac in figura cassescere naturae commisit. Quare verum<text:line-break/>est non folum imprudentes medicos per vitiosas deligatio-<text:line-break/>nes pronis enarratis contraria aegrotantibus efficere, verum<text:line-break/>etiam fapientissimos consulto, quae praeter naturam dupli-<text:line-break/>catas in contrarium adducentes ipsi advertunt; quae vero<text:line-break/>coaluerunt, eorum' coalitum dissoIvunt. Vidimus enim<text:line-break/>nonnullorum exuloeratione etiam digitos coalefcere et<text:line-break/>labra et palpebras. Hi sane sunt dictorum affectuum<text:line-break/>curationis scopi. Propriam autem horum singulorum<text:line-break/>deligationem serie docet, atque in primis de fasciis<text:line-break/>quales parari oporteat praesenti oratione pronunciat.</text:span></text:p>
      <text:h text:style-name="P7" text:outline-level="2">XXVI.</text:h>
      <text:p text:style-name="P16"><text:span text:style-name="T18">- </text:span><text:span text:style-name="T21">Jam vero susuiae parandae sunt, leves, tenues, molles,<text:line-break/>mundae, latae, nullas suturas, nullas exstantias haben-<text:line-break/>tes , atque ita validae ut extensionem serant paulaque<text:line-break/>fortiores, non aridae, fed liquore' madentes, quo quae-<text:line-break/>que inebriari consueverunt.</text:span></text:p>
      <text:p text:style-name="P18"><text:span text:style-name="T26">Jam vero de fasciis minime integra pronunciavit, quo </text:span><text:span text:style-name="T26">.<text:line-break/></text:span><text:span text:style-name="T26">etiam patet tum hunc librum nequaquam ab Hippocrate,<text:line-break/>imo neque ab ejus filiis ad editionem accurate digestum<text:line-break/>fuisse, quod post Hippocratis obitum nemo, ne etiam brevi<text:line-break/>oratione aliquo in opere de iis disserere vifus sit. Verum<text:line-break/>aut qua nunc aut qua ante pronunciata sunt amputavit.<text:line-break/>Etenim antea ita scripsit: fasciae mundae, leves, tenues,<text:line-break/>molles. Nunc et eodem tempore constituit ipfas latas esse<text:line-break/>oportere, nullas futuras, nullas exstantias habentes neque<text:line-break/>solum hucusque validas, ut violentius extensae rumpan-<text:line-break/>tur, verum etiam amplius, hoc est solidae et robustae</text:span></text:p>
      <text:p text:style-name="P19"><text:span text:style-name="T26">sint securioris comprehensionis gratia. At vero imperat<text:line-break/>neque suturas inaequaliter procumbentes sortiri neque vo-<text:line-break/>catas exstantias iis quae ordiuntur texturis accidunt, in-<text:line-break/>terdum de industria, interdum inconsulto oblongae exstant<text:line-break/>eminentiae, modo ex ipfa trama, modo etiam ex purpura.<text:line-break/>Sed et in attextis vestibus quas </text:span><text:span text:style-name="T11">παρυφὰς </text:span><text:span text:style-name="T26">vocitant, consul-<text:line-break/>tae id semper elaborant mulieres. Haec autem omnia<text:line-break/>cavere jubet. At quod latas esse fascias oporteat, ad ea<text:line-break/>id spectat quae oscitanter explicantur. Si quis enim prout<text:line-break/>ad angustias appulerit, meminerit improbare cum iis con-<text:line-break/>ferens quae ulterius quam deceat latiores sunt. Si vero<text:line-break/>ad commoderatas, quod a commoderato ad utrasque tum<text:line-break/>additione tum detractione aberrat, id omne vitiosum esu<text:line-break/>At de tenuium, levium, mollium et mundarum usu fupe-<text:line-break/>rius dictum est. Quod pronunciat non aridae, sed liquore<text:line-break/>madentes, quo quaeque inebriari consueverunt, id quoque<text:line-break/>de safciis pronunciatur. Nec ratio sententiae abdita est.<text:line-break/>- Censet enim nunquam ipsas aridas ac duras ulla in de-</text:span></text:p>
      <text:p text:style-name="P20"><text:span text:style-name="T26">ligatione promoveri, sed madentes, humore inebriatae,<text:line-break/>quo singuli qui curantur affectus connutriantur, hoc est<text:line-break/>amice foveantur. Etenim cerato liquido simplici et picato<text:line-break/>et vino nigro austero perfundi tum in opere de fracturis<text:line-break/>tum de articulis ipfe imperavit. Aridae vero fasciae, prae-<text:line-break/>terquam quod eam quae a perfusione manat utilitatem non<text:line-break/>fortiantur, partes etlamnum quibus injectae sunt, incen-<text:line-break/>dentes earum calorem augent; proindeque ex proximis<text:line-break/>locis ad partem affectam humores attrahunt. Quod autem<text:line-break/>ad tumorum procreationem malum sit maximum, id patet<text:line-break/>omnibus.</text:span></text:p>
      <text:h text:style-name="Heading_20_2" text:outline-level="2">XXVII.</text:h>
      <text:p text:style-name="P16"><text:span text:style-name="T26">Cuae </text:span><text:span text:style-name="T21">certe ita absuejserunt, ut sublimia sudem attingant,<text:line-break/>non tamen comprimant. Lx suna vero parte exordien-<text:line-break/>dam et ad ulcus stniendum , nt quod subest</text:span><text:span text:style-name="T26"> essiundatur,<text:line-break/>aliud </text:span><text:span text:style-name="T21">autem non colligatur.</text:span></text:p>
      <text:p text:style-name="P19"><text:span text:style-name="T26">Sive fracti ossis partes praeter naturam sive unitate<text:line-break/>dirupta aut ingenti illato vulnere, ab invicem secesserint,<text:line-break/>.ipsae quoad sese contingant., in unum ducendae sunt ne-<text:line-break/>que tamen se invicem premant. Etenim partes ita con-<text:line-break/>stitutae tum dolore tum inflammatione obsidebuntur. Ipsi<text:line-break/>vero nunc de iis qui ventriculi vocantur potissimum est<text:line-break/>oratio, tanquam exempli gratia. Id enim in scriptis fe-<text:line-break/>quentibus dilucide declaravit. . At hucusque ut sublimia<text:line-break/>sedem attingant, non autem premant, communis oratio est<text:line-break/>eorum et ad cetera omnia refertur, quorum contactus aut<text:line-break/>unitas soluta sit. Quae vero hunc textum subsequuntur'<text:line-break/>natura, ex sana vero parte, exordiendum et ad ulcus<text:line-break/>finiendum; haec de tumoribus apertissime pronunciata sunti<text:line-break/>Ab his enim saniem evacuari oportet, nullum vero ad<text:line-break/>partem humorem conglutinationis tempore aflluere. Hoc<text:line-break/>autem continget nobis faciendum sinu ad expressionem<text:line-break/>usque comprimentibus. Et paniatim deligationem adufque<text:line-break/>sinus os sulventlbus, ipsumque apertum in declivi figura</text:span></text:p>
      <text:p text:style-name="P20"><text:span text:style-name="T26">servantibus. Quum itaque mundos sinus fecerimus, eos<text:line-break/>conglutinare'volentes enarrata ratione deligabimus. At<text:line-break/>avulsum acromium et sublatam ipsius partem vi compri-<text:line-break/>mimus cogimnsque. Nullum siquidem ex ejusmodi com-<text:line-break/>pressione futurum est incommodum, quemadmodum neque<text:line-break/>de clavicula fracta, quum alterum multo magis quam<text:line-break/>ipsam minusque hanc quam acromium comprimemus, ce-<text:line-break/>teras vero fracturas minime comprimemus inflammationes<text:line-break/>veriti. Ego quidem de omnibus abscessibus verba feci, Hip-<text:line-break/>pocrates vero exempli gratia de solis sinibus in quibus de-<text:line-break/>ligationum cornmoderationem peripicue demonstravit, quum<text:line-break/>efiatnr: sublimia, hoc est abscessa sedem quidem attingere,<text:line-break/>non tamen comprimere oportet ; sedem videlicet id pro- •<text:line-break/>fessus quod abscesso corpori subjectum est. Denique quod<text:line-break/>ipsi admovetur, id tum adhaerere tum insidere debet.<text:line-break/>Enimvero nisi prius per initia partem pars altera conti-<text:line-break/>gerit, nequaquam unitatem inierit. ' Quae si quidem non<text:line-break/>presse fele contigerint, eorum redditur unitas. Constat</text:span></text:p>
      <text:p text:style-name="P20"><text:span text:style-name="T26">autem neminem simpliciter consulere sinus conglutinatio-<text:line-break/>nem postulantes ita devinciri. Eos enim prius, oportet<text:line-break/>ab inflammatione immunes, deinde mundos aut siccos red-<text:line-break/>dere; tum demum si quas carnes tabuisse contigerit, illas<text:line-break/>prius reficere. Ita sane neque fissa neque contusa quae<text:line-break/>generis sunt ulcerum firnulque sinuum, prodita deligatione<text:line-break/>statim ab ortu curantur, sed cum inflammatione vacant et<text:line-break/>sicca prius existunt. Utrisque ipsis inesse dico continui<text:line-break/>folutionem quae carnosae parti oboritur, cum quadam<text:line-break/>sanguinis in ejus mediam regionem affusione, quod abs-<text:line-break/>cessui, tum sinui est commune. At enim quae pars ita<text:line-break/>afficitur, quo usque in externa superficie aperta sit, abf-<text:line-break/>cedere ipsa dicitur, tumque per se affectus abscessus vo-<text:line-break/>catur. Verum ipfo parte aliqua sic aperto, nt contentus<text:line-break/>humor excernatur, affectus non amplius abscessus, sed<text:line-break/>jam sinus nominatur, ltaque hujusmodi omnes affectus<text:line-break/>perpetuo quidem eleligationes petunt, non tamen perpetuo<text:line-break/>similes. Quandoquidem ipsis superveniente inflammatione</text:span></text:p>
      <text:p text:style-name="P20"><text:span text:style-name="T26">neque deligatione opus est ex prima ratione, quemadrno-<text:line-break/>dum .neque quum adsunt suppurationes. Quum autem<text:line-break/>sinus ipse jam factus est increvitque caro, commoderata<text:line-break/>admodum deligatione opus est, fede abscessa non contin-<text:line-break/>gente.- Nam per osculum medicamenta purgantia et ape-<text:line-break/>rientia immittenda sunt. Quum denique conglutinatione<text:line-break/>opus est, quod nunc Hippocrates denunciat, propria strui -<text:line-break/>tur deligatio. Haec autem necessario scripsit, ne quis<text:line-break/>subauscultans arbitraretur velle Hippocratem sinus omnes<text:line-break/>ita deligere. Demonstratum enim est non omnes, fed<text:line-break/>qui nullum una cum ipsis affectum 'neque inflammationem<text:line-break/>neque carnis putrefactionem, neque sordem neque humo-</text:span><text:span text:style-name="T35">!</text:span><text:span text:style-name="T26">.<text:line-break/>rem in ipsis concretum sortiuntur, quoniam uniformes<text:line-break/>ipsi per se solam sui ipsorum curationem admittant. De<text:line-break/>hujusmodi rebus definitis abunde in libris methodi me-<text:line-break/>dendi dictum est.</text:span></text:p>
      <text:h text:style-name="P7" text:outline-level="2">XXVlll.</text:h>
      <text:p text:style-name="P21"><text:span text:style-name="T21">Recta quidem in rectum deliganda sunt, obliqua vero ob-<text:line-break/>lique in figura doloris experte, in qua neque constrictio<text:line-break/>neque decefsto futura stt, JEx qua quum ad suspensio-<text:line-break/>nem aut posituram stt transitus, non transmutent, scd<text:line-break/>- stmilia haec fartiantur musculos, venas, nervos, afsu,<text:line-break/>belle composita, belle contenta belleijue suspensa</text:span></text:p>
      <text:p text:style-name="P18"><text:span text:style-name="T26">Non affectas corporis partes per recta et obliqua nunc<text:line-break/>pronunciat, sed abscessus de quibus adducto ex ipsis unius<text:line-break/>situs exemplo doctrinam efficit, la enim aut omnino re-<text:line-break/>ctus est aut obliquus, ad latitudinem partis in qua </text:span><text:span text:style-name="T21">pro-<text:line-break/>creatur</text:span><text:span text:style-name="T26"> relatus. At ex me percipe rectum declivem, ob-<text:line-break/>liquum vero qui talis non exstat. Rectum autem sinum<text:line-break/>appellavit cujus osculum inferioribus partibus, fundum<text:line-break/>vero superioribus inesu Obliquum vocitat cujus os ad<text:line-break/>latera deflectitur. Oboriuntur etiam omnino sinus con-<text:line-break/>trario situ positi qui fundum inferne, osculum superne</text:span></text:p>
      <text:p text:style-name="P20"><text:span text:style-name="T26">surtiuntur. Nos vero ipsi ipsos jam dividimus secundum<text:line-break/>sundum effluvii saniei causa. Quodsi osculum in inferio-<text:line-break/>ribus corporis partibus non plane praevenerit, sed in ob-<text:line-break/>liquis. exstiterit, idonea partis figura invenienda est,.com-<text:line-break/>modusque deligationis modus quo ejus sanies excernatur.<text:line-break/>Tanta enim est in talibus figurae facultas, ut nos multo-<text:line-break/>ties, quod osculum fuperne esse videbatur, figura subrnu-<text:line-break/>tata, inferne </text:span><text:span text:style-name="T21">procedere</text:span><text:span text:style-name="T26"> fecerimus. Itaque femur cui sinus<text:line-break/>inerat osculum quidem inguini vicinum, fundum vero<text:line-break/>prope genu habens sanavimus, cum tali figura ut genu<text:line-break/>inguine sublimius esset, idque facile ac citra dolorem,<text:line-break/>cessit, molli pulvino popliti supposito. Ita vero et surae<text:line-break/>sinus, quibus orificium popliti propinquum erat, fanavi-<text:line-break/>mns, extremum pedem poplite sublimiorem collocantes..<text:line-break/>Praeterea cubitum sinu affectum mitella suspendentes, simili<text:line-break/>modo faepeuumero curavimus, summa manu cubito altiore<text:line-break/>posita. Ita quoque cubiti flexu affecto, ut ipsum sinus </text:span><text:span text:style-name="T21">a</text:span></text:p>
      <text:p text:style-name="P19"><text:span text:style-name="T26">partibus quidem superioribus brachium, ah inferioribus<text:line-break/>vero cubitum obsideat, maxime idonea est quae nunc figura<text:line-break/>-pronunciata est, in qua cubiti flexus utraque esse humi-<text:line-break/>. lior collocatur, cubiti inquam et brachii. Atque hic dua-<text:line-break/>, bus utimur fasciis quae ambae ad flexus cubiti osculum<text:line-break/>finiuntur; exordiuntur vero ab affectionibus, si sinus plane<text:line-break/>rectus sit, deligationem efficies non propendentem, per-<text:line-break/>aeque ac si fractum membrum devincias, quod rectum<text:line-break/>debeat contineri. Si vero ad latus propendeat, tua deli-.<text:line-break/>gatio sinus propeusionem fectetni* talemque figuram imi-<text:line-break/>tetur, qua sanies excernatur. Quo vero in statu partem<text:line-break/>affectam depositurus es, in eo quoque deligationem con-<text:line-break/>strue adsequutus quae partes figuram immutaverint, ipsis<text:line-break/>maximam laesionem succedere. In iis enim nonnulla quae<text:line-break/>attollebantur fubsidere; nonnulla vero quae deprimeban-<text:line-break/>tur adsurgere necesse est. Continget igitur necessario sub-<text:line-break/>latas quidem partes a fasciis comprimi, depressas vero</text:span></text:p>
      <text:p text:style-name="P20"><text:span text:style-name="T26">quum laxatae sint non contineri. Enimvero in iis quae<text:line-break/>premunt fasciis constrictionem pronunclavit Hippocrates<text:line-break/></text:span><text:span text:style-name="T11">ἀπόσφιγξιν, </text:span><text:span text:style-name="T26">in iis quae laxantur decessionem </text:span><text:span text:style-name="T11">ἀπόστασιν,<text:line-break/></text:span><text:span text:style-name="T26">ac in tali figura propriam sinui deligationem nos con-<text:line-break/>struere imperat, in qua neque decessio neque constrictio<text:line-break/>sit, quum decessione partes affectae situm figuratum im-<text:line-break/>mutare cogantur. Si namque simpliciter solo deligatlonis<text:line-break/>tempore obliquorum' sinuum curam habituri furnus,-obli-<text:line-break/>qua deligatio’ admoveatur, quam repositio auf suspensio<text:line-break/>commutatione tueri nort potest. Quae partes devinciuntur,<text:line-break/>earum quaedam constringendae sunt, quaedam laxandae.<text:line-break/>Quae partes situm in ipsis figuris permutant, eas ipse no-<text:line-break/>minarim prodidit musculos vocans, venas, nervos et ossa.<text:line-break/>Hae namque sunt quae corporis molem efficiunt. Nos<text:line-break/>autem quum venas dicimus, pro vetere consuetudine non<text:line-break/>eas dumtaxat quas nunc nominamus, verum etiam arterias<text:line-break/>intelligimus. Mens igitur orationis haec est, cujus, sic-,<text:line-break/>gula verba non admodum obscura funt. Fortassis tamen</text:span></text:p>
      <text:p text:style-name="P20"><text:span text:style-name="T26">opportunius fuisset ea paucis explicare, Suspensionem<text:line-break/>brachii nominat ipsius a deligatione repositionem lu lata</text:span></text:p>
      <text:p text:style-name="P16"><text:span text:style-name="T26">• mitella quae totum cubitum excipit, posituram vero cruris.<text:line-break/>Liquido quoque constat suspensionem sub eo comprehendi<text:line-break/>genere quod posituram significat quodque nunc in oratio-<text:line-break/>nis fine conscribit. Belle quidem posita .nuncupavit quae<text:line-break/>concinne reponuntur; belle vero contenta quae 'concinne<text:line-break/>suspenduntur, primum vocabulum ad crura, alterum ad<text:line-break/>brachia referens.</text:span></text:p>
      <text:h text:style-name="Heading_20_2" text:outline-level="2">XXIX.</text:h>
      <text:p text:style-name="P16"><text:span text:style-name="T21">Suspensu vero aut posita estsu decet in figura non laedente,<text:line-break/>quae fecundum naturam stnt. In quibus autem abfcesu<text:line-break/>ferint, contraria.</text:span></text:p>
      <text:p text:style-name="P18"><text:span text:style-name="T26">Non aliud sane doloris expers et aliud quod secun-<text:line-break/>dum naturam est, sed unum et idem utrique et fecundum<text:line-break/>naturam existenti et doloris’ experti contigit. Ea de re</text:span></text:p>
      <text:p text:style-name="P19"><text:span text:style-name="T26">quidem in opere de fracturis abunde dictum esu Nunc<text:line-break/>vero hoc in decenti libro explicabitur: lu quibus autem<text:line-break/>decesserint, contraria. Quidam scripserunt: in quibus non<text:line-break/>decesserint, addita negatione, asseruntque in quibus non<text:line-break/>decesserit eorum quae enunciata funt aliquid deligationis'<text:line-break/>effatu dignum, in quibus decesserit contrarium. At deli-<text:line-break/>gationis ratio praedicta fuit, a sana quidem parte ipsum<text:line-break/>exordiri, fuper ulcus vero desinere qui coarctationem dis-<text:line-break/>folvat. Contrarius incipiet ab ulceratis ac fractis parti-<text:line-break/>bus, superne ad inferiorem regionem deligationem remit-<text:line-break/>tens. Qui vero absque negatione conscriptum textum<text:line-break/>explicant, Hippocratem hortari cenfent, ut quem quae<text:line-break/>praeter naturam succlucta funt aut etiam commissa dece-<text:line-break/>dere volumus, fuperiorem deligationis rationem immute-<text:line-break/>. mus. Imo fane</text:span><text:span text:style-name="T35">:</text:span><text:span text:style-name="T26"> ubi conclune juncta diducere desidera-<text:line-break/>mus, quocunque modo non decenter concurrerint, contra-<text:line-break/>ria vinciendi ratione nobis opus esse peripicuum est.<text:line-break/>Quin etiam in permultis magnis vulneribus, in quibus</text:span></text:p>
      <text:p text:style-name="P20"><text:span text:style-name="T26">cute conglutinatu fundum minime conglutinatum manserit<text:line-break/>aut labra in se invicem lutus duplicata in unum coie-<text:line-break/>rint. In fraeturis quoque, quod hae a quibus fracti ossis<text:line-break/>extrema ad fundum diducta funt, cutis labris -sint consi-<text:line-break/>miles, ubi ,quae adjuncta sunt, quo decedant oportere,<text:line-break/>id et patet omnibus; nec non etiam quia, quod enarra-<text:line-break/>tum est illis accidit ossibus quae et interiores in fe cavi-<text:line-break/>tates aut insignes cavernas obtinent, ipfaque per fe cogno-<text:line-break/>scimus et eadem ita utilia, ut quae vitiose productu nunc<text:line-break/>aliquis arguerit, quod quum proposita- oratione nullum<text:line-break/>concentum habeant. Nam lu ea scriptum est: in quibus<text:line-break/>autem decesserint contraria. At non idem hac oratione:<text:line-break/>in quibus autem decesserint; atque illa: a quibus vero ut<text:line-break/>decedant, dat operam. Oportebat igitur ipsos, quemad-<text:line-break/>modum priores negationem praeposuisse verbo decesserint,<text:line-break/>sicque orationem propriae sententiae consentaneam reddi-<text:line-break/>dissent; eosdemque ipsam scriptam pro arbitrio exposuisse:<text:line-break/>scriptu enim, ut nunc scripta est, alienam explanationem</text:span></text:p>
      <text:p text:style-name="P19"><text:span text:style-name="T26">confecerunt. Non igitur in proposita oratione te ea docet<text:line-break/>quae abscedere volumus. De his enim deinceps dicturus<text:line-break/>esu Verum de iis quae abscedunt nondum perfecte abs-<text:line-break/>cesserunt vel etiam de iis quae perfecte abscesserunt non-<text:line-break/>durn tamen in sinum jam mutata sunt. Haec namque<text:line-break/>primum curationem postulant, quae dolorem sedet et quod<text:line-break/>, lu pns commutatur maturet. Deinde vero quum suppu-<text:line-break/>raverint apertionem qua excludantur. • Tum deinceps si<text:line-break/>quid inflammationis partibus excretum humorem -conti-<text:line-break/>nentibus supersit, id eximatur et postea, ut protuli, et<text:line-break/>siccare et carnem procreare decet, rnoxque ita congluti-<text:line-break/>nare, ipso sinu solo relictu nnlloque pravo affectu ipsi<text:line-break/>juncto. Neque enim phlegmone neque sordes necne hu-<text:line-break/>mor superfluus adest neque carnium penuria. Ergo nihil<text:line-break/>mirum est, si consules in iis quae abscesserint contraria<text:line-break/>moliri. Nam quicunque non oscitanter in artis operibus<text:line-break/>versatus est;novit in iis qui maturuisse queunt abscessibus<text:line-break/>damnorum esse, nihil quidquam humoris purulenti noxium</text:span></text:p>
      <text:p text:style-name="P20"><text:span text:style-name="T26">excerni. Etenim satius et, expeditius est intus ipsi ma-<text:line-break/>nenti prodesse reliquum, neque omnino deligationem morbi<text:line-break/>ratione pars affecta postulat. Ad id enim adhibetur de-<text:line-break/>ligatio, non quod ipsa curare queat, sed ut curantibus<text:line-break/>inserviat. - Differt ergo abscessuum curatio a cunctis sinuum<text:line-break/>curationibus. Nam in illis quidem abscessibus confert,<text:line-break/>quoad maturaverint nihil humoris excerni; in his vero<text:line-break/>sinibus excretis omnibus nihil intus relinqui. Praeterea<text:line-break/>his in abfcessibus nullo prorsus osculo opus esse; in sini-<text:line-break/>bns vero osculum idque apertum exi siere et quae absce-<text:line-break/>dunt, haec cataplasmatis tum thumectantibus tum calefa-<text:line-break/>cientibus maturari; sinus vero vehementer siccantibus et<text:line-break/>purgantibus puros et siccos reddi. Ad haec sinus praedicti<text:line-break/>deligatione curandi sunt; at abfcessus non alias curantibus<text:line-break/>inservientem sub iis deligationem promovemus. Afclepia-<text:line-break/>des autem quum haec verba in quibus contraria abscesse-<text:line-break/>riut explicat, de deligatione universam intelligentlam esse<text:line-break/>vult. Quod si in figura devincias, in qua neque coarcta-</text:span></text:p>
      <text:p text:style-name="P20"><text:span text:style-name="T26">tio neque decessio fuerit, hoc totum fecundum naturam<text:line-break/>est. ln quibus vero deligatio decesserit, in his contraria<text:line-break/>effice, hoc est in contraria figura deligationem construe.<text:line-break/>Atque sic ad verbum scribit: quaecunque in figura, fascia<text:line-break/>figurae partis impositae decesserit, contraria huic figurae<text:line-break/>deligationem adstrue. Exemplo, quum experrecto cubito<text:line-break/>brachium devinctum sit, fafcia non commoretur, fed abf-<text:line-break/>cedat, contrariam porrectioni figuram exstrue. Alloqui,<text:line-break/>hoc est inflexo cubito ipsum rursus devincto. Quoniam<text:line-break/>vero fecundum naturam porrecta figura cruribus est, etiamsi<text:line-break/>inflexis cruribus devinctis ipsa porrigere jusserit, quum<text:line-break/>musculi alios in locos emigrent, fastua tamen ab illis abs-<text:line-break/>cedet, a quibus musculi recesserunt, quum contrariam<text:line-break/>inflexo cruri figuram feceris, quandoquidem, hoc est quum<text:line-break/>crura porrexeris, devincienda sunt. Quod opus et in<text:line-break/>figura collocandum ac imrnemorandum esu Atque haec<text:line-break/>ex textu Asclepiadis prodita funt. Jam vero mihi ad aI-<text:line-break/>terurn textum emigrandi datur oratio.</text:span></text:p>
      <text:h text:style-name="P7" text:outline-level="2">XXX.</text:h>
      <text:p text:style-name="P16"><text:span text:style-name="T21">At in quibus expajsa contrahere oportet, in ceteris quidem<text:line-break/>eodem modo. Ex longo vero quodam intervallo contra-<text:line-break/>ctio ' et ex accefsu ducto comprefsto facienda, primo<text:line-break/>minimum, postea magis, Terminus operationis mutuus<text:line-break/>potifstmum contactus. </text:span><text:span text:style-name="T21">,</text:span></text:p>
      <text:p text:style-name="P18"><text:span text:style-name="T26">Quae pronunciavit Hippocrates tum eorum fummaria<text:line-break/>confulto recordemur, quod orationi occurrant, cujus est<text:line-break/>exordium: deligatio quidem causa est, ut quae abfcesse-<text:line-break/>runt adducantur, tum eorum quae hactenus ab ipso pro-<text:line-break/>lata esse sumus memores. Sic enim subaudiemus tum quod<text:line-break/>propositae orationi deesse videtur tum ut eo addito haecce<text:line-break/>sententia eliciatur: at in quibus expassa contrahere opor-<text:line-break/>teat, lu ceteris eadem agemus. Ex longo intervallo ac-<text:line-break/>cessum promovebimus, et quae cetera hujusmodi protulit, .<text:line-break/>At expassa ab ipso pronunciari intelligendum est, quae<text:line-break/>quum ulterius quam deceat ab luvicem discedant, utroque</text:span></text:p>
      <text:p text:style-name="P20"><text:span text:style-name="T26">labro etiam separata sunt, quod in vulneribus fieri con-<text:line-break/>spicitur, vehementer interdum oborta inflammatione. Quum<text:line-break/>enim carnis divisio magnam subeat altitudinem inciso trans—<text:line-break/>verfo musculo; deinde neque conglutinatio neque unio<text:line-break/>producta sit, sed ingens succedat phlegmone,, qua tensa<text:line-break/>cutis utrimque continuum id labrum attrahat, ab utraque<text:line-break/>parte expassa dabitur. Talem vero ideam sortiuntur labra<text:line-break/>inflammata et palpebrae et praeputium atque etiam capi-<text:line-break/>tis cutis, quum a quibusdam laesa ad terebrationem op-<text:line-break/>portune accedit phlegmone expassorum formam repraesen-'<text:line-break/>tant. Idque plerumque accidit potissimum, si cute laefa<text:line-break/>spatium quod in medio est linamentis impleamus. Ita<text:line-break/>vero et in transversa musculorum sectione, quum ad pro-<text:line-break/>ftindum usque procedit, interdum rem agimus aut ob san-<text:line-break/>guinis eruptionem linteis concerptis inditis quae linamenta<text:line-break/>nominamus aut quod cutim coalescere’ quidem metuamus<text:line-break/>’ aut contractas musculi partes utrimque non conglutinari.</text:span></text:p>
      <text:p text:style-name="P21"><text:span text:style-name="T26">Hujusmodi fane affectus omnes aliam curationem postu-</text:span></text:p>
      <text:p text:style-name="P19"><text:span text:style-name="T26">lant quae phlegmonae medeatur. Verum nunc ipsi propo-<text:line-break/>situm non est universas morborum curationes scriptis pro-<text:line-break/>dere, sed eain quae proprie chirurgia vocatur. Expasso-<text:line-break/>rnrn igitur deligatio non alia, sed'eadem quae absceden-<text:line-break/>tiuin est. Nam </text:span><text:span text:style-name="T21">a</text:span><text:span text:style-name="T26"> sanis partibus exorditur et paulatim ad<text:line-break/>cutem venit manifesto laborantem ulcere. Sed in eo dif-<text:line-break/>sulent, quod lu expassis longiori principio quam lu abf-<text:line-break/>cedentibus exordiatur, quodque compressionem ad expassas<text:line-break/>usque partes intendat. Ergo in sinibus deligationem ab<text:line-break/>eorum fundo incepisse et quae in expassis struitur, ipsam<text:line-break/>, ab iis tanquam radice principium sumere eonfentaneum</text:span></text:p>
      <text:p text:style-name="P18"><text:span text:style-name="T26">est. Verum procul ab liumidis partibus cutim ad ulcus<text:line-break/>paulatim adducere nec in ulceribus deligationem contra-<text:line-break/>here, sed sensim intendere primam circumvolutionem et<text:line-break/>cutis circuitione compressionem efficere. Postea vero ma-<text:line-break/>gis vocabulum nonnulli de una operatione explicant, non-<text:line-break/>nulli vero de pluribus. De una quidem operatione, si<text:line-break/>primum vocabulum accipiamus, deligationis principium</text:span></text:p>
      <text:p text:style-name="P19"><text:span text:style-name="T26">significabitur, si vero de pluribus, primam deligationem<text:line-break/>universam primum vocabulum declarabit. Sed utrumque<text:line-break/>verum est, alias in aliis affectibus non genere fed magui-<text:line-break/>tudine discrepantibus. Leniorem siquidem labrorum ever-<text:line-break/>sionem etiam unica deligatione ad eum qui secundum<text:line-break/>naturam est statum ducere contendimus; vehementiorem<text:line-break/>vero non prima deligatione coercemus. Tunc enim tem-<text:line-break/>• poris inflammationis curationem praecedere oportet, non</text:span></text:p>
      <text:p text:style-name="P18"><text:span text:style-name="T26">expassarum partium instaurationem. </text:span><text:span text:style-name="T26">&lt; </text:span><text:span text:style-name="T26">In orationis autem fine<text:line-break/>eam ob rem addidit, terminus potissimum contractus. Quan-<text:line-break/>doquidern medicus quae interfe compacta sunt ea magis in<text:line-break/>unum cogere potest quam ut se solum contingant. Sed ita<text:line-break/>. mutuo coacta colliduntur , dolorem concitant et inflamma-<text:line-break/>tionern augent. Ergo expassa inter </text:span><text:span text:style-name="T21">fe,</text:span><text:span text:style-name="T26"> quoad se contingant,<text:line-break/>adducenda sunt, sed non ultra id. At haec oratio duobus<text:line-break/>modis scribitur. In quibusdam codicibus terminus maxime,<text:line-break/>hancque scripturam agnovit Asclepiades; in aliis vero ter-</text:span></text:p>
      <text:p text:style-name="P20"><text:span text:style-name="T26">minus maxime contactus et per maxime scriptura quemad-<text:line-break/>modum polior est, ita et vetustior.</text:span></text:p>
      <text:h text:style-name="Heading_20_2" text:outline-level="2">XXXI.</text:h>
      <text:p text:style-name="P16"><text:span text:style-name="T21">Quorum contracta diducenda sunt cum</text:span><text:span text:style-name="T26"> znsiammatione </text:span><text:span text:style-name="T21">con-<text:line-break/>traria ratione, citra hanc eodem apparatu et contraria<text:line-break/>deligatione utendum esa</text:span></text:p>
      <text:p text:style-name="P18"><text:span text:style-name="T26">Contracta expassis contraria ratione statuuntur. Ex-<text:line-break/>passorum siquidem labra plurimum inter se in contrarias<text:line-break/>sedes recedunt, ita ut alterum lu dextram decedat, reli-<text:line-break/>quum in sinistram regionem demigret. His autem versa<text:line-break/>vice contracta inter fe congrediuntur, nt vel alterum al-<text:line-break/>teri incumbat vel solum alterutrum quodammodo duplice—<text:line-break/>tur vel nt quae - involuta funt implicentur. Et accidit<text:line-break/>interdum ob inflammationem etiam id fieri contrario affe-<text:line-break/>ctni consimile, in quo partes expassorum ab invicem di-</text:span></text:p>
      <text:p text:style-name="P19"><text:span text:style-name="T26">ductae plurimum in contrarias sedes recedunt. Nihil mi-<text:line-break/>rum est inflammationem ut contrarium affectum horum<text:line-break/>aut similium accidentium procreationem esse; Non enim<text:line-break/>in partibus vehementer inflammatis, ambo evenire consue-<text:line-break/>verunt et expassa et contracta esse corpora. In oculis<text:line-break/>enim externarum paIpebrarum cutis vehementi obsidetur<text:line-break/>inflammatione, eoque excessu,-ut proximum spatium oc-<text:line-break/>cuparfe queat, palpebrae eversionem ob inflammationem<text:line-break/>edi manifeste conspicitur. Quum autem mediocriter in-<text:line-break/>flammatione quidem afficitur cutis, si vehementer interior<text:line-break/>tunica ad iridem usque porrecta relinquitur, tunc concidit<text:line-break/>introrsum palpebra.' Quumque ambabus palpebris hic af-<text:line-break/>fectus accidit, praeclusio seu phimosis appellatur morbus,<text:line-break/>. quum ita laborans oculum aperire nequiret. Hoc ipsum<text:line-break/>genus morbi nonnumquam labra, praeputium et sedem<text:line-break/>obsidet, eorurnque eadem causa esu Quum enim exter-<text:line-break/>nae eorum partus vehementi inflammatione laborant, ever-<text:line-break/>tuntur. Eaedem quoque affectiones pudendis muliebribus</text:span></text:p>
      <text:p text:style-name="P19"><text:span text:style-name="T26">accidunt. His par et vulneribus et omnibus quomodo-<text:line-break/>cunque ulceratis oboriri contingit. Externis siquidem par-<text:line-break/>tibus inflammatis ulcerum labra evertuntur, lu interiorem<text:line-break/>regionem recidentia, atque tunc ipsa labra tabescere, ex-<text:line-break/>tenuari ac flaccescere necessum est* Ad quos haec oratio?<text:line-break/>Nonne vera est? Quomodo namque' aliter fieret, nisi quis<text:line-break/>supponat labra lu interiorem regionem prompte deferri?.<text:line-break/>At ipsarum partium interiorum inopia ob atrophiam tabi-<text:line-break/>dam per chirurgiam subjectas carnes plus satis excidendas<text:line-break/>et putredinem eas partes corrumpentem accidit. Ergo<text:line-break/>hujusmodi affectibus deligatio decenter constructa prodest,<text:line-break/>quos tamen ob inflammationem per se non solum non<text:line-break/>juvat, verum etiam onerando laedit. Sed quia medica-<text:line-break/>- mentis inflammationi medentibus subservit, propterea ne-</text:span></text:p>
      <text:p text:style-name="P18"><text:span text:style-name="T26">cessaria proditur. Quamobrem pronunciavit Hippocrates<text:line-break/>contractas partes cum inflammatione diducere juvat, nobis<text:line-break/>contraria facientibus', quod est deligationem vitantibus.<text:line-break/>Quoniam non nisi propter magnam necessitatem ad topica</text:span></text:p>
      <text:p text:style-name="P20"><text:span text:style-name="T26">quaedam inflammatis partibus superinjecta, ut a quibus<text:line-break/>speramus haec citra' deligationem immorari posse, nullo<text:line-break/>modo fasciam ut aliquod super propositum tupicum con-<text:line-break/>tingat, injicimus, ipsam ex tenuissimis et levissimis linteis<text:line-break/>construimus et circuitibus quantum fieri potest paucissimis<text:line-break/>vel etiam unico solo utimur, ld ipsum autem multos<text:line-break/>medicos latuit, qui externis partibus inflammatis, qua<text:line-break/>tumor esset, super cataplasmata crassa imposuerunt, duros<text:line-break/>et graves panniculos, multas lanas et fasciarum multitu-<text:line-break/>dinem, quae per se omnia maxime funt adversa in inflam-<text:line-break/>mationibus quae ab onerantibus oblaeduntur. . Jam </text:span><text:span text:style-name="T21">ivero<text:line-break/></text:span><text:span text:style-name="T26">contracta si citra inflammationem sint, in iis fasciarum<text:line-break/>praeparationem eandem ac'priorem esse imperat; deliga-<text:line-break/>tionern vero expassorum deligationi contrariam. Hanc si-<text:line-break/>quidem ducto fasciarum procul ab sanis partibus principio<text:line-break/>reducta vero circuitu ad expassas partes fascia et adaucta<text:line-break/>paulatim compressione construximus, lllam contractarum<text:line-break/>partium deligationem ab affecto Ioco incipientes et cir-</text:span></text:p>
      <text:p text:style-name="P17"><text:span text:style-name="T11">- </text:span><text:span text:style-name="T26">cumagimus et ad eam quae juxta locum est cutim redu-<text:line-break/>oimus. Addendum hic quod ab Hippociate praetermissum<text:line-break/>esu Non enim universam eorum quos memorat affectuum<text:line-break/>curationem scribere constituit, sed sola manu operantem.<text:line-break/>Ego vero ut integra sit oratio residuum addam. Quum<text:line-break/>quid horum quae contracta sunt diduxerimus, subjectum<text:line-break/>locum in quem labra, deciderunt implere linamentis opor-<text:line-break/>tet vel decenti medicamen tu, quousque circumstanti cuti<text:line-break/>aequata sint contracta corpora, moxque dictam deligatio-<text:line-break/>nem construere.</text:span></text:p>
      <text:h text:style-name="P5" text:outline-level="1"><text:bookmark-start text:name="bookmark56"/>HIPPOCRATIS DE MEDICI OFFI-<text:line-break/>CINA LIBER ET GALENI IN EUM<text:line-break/>COMMENTARIUS III.<text:bookmark-end text:name="bookmark56"/></text:h>
      <text:h text:style-name="Heading_20_2" text:outline-level="2">I.</text:h>
      <text:p text:style-name="P10"><text:span text:style-name="T2">J erverfa </text:span><text:span text:style-name="T5">dirigenda sunt, cetera iisdem modis. Quae de-<text:line-break/>ce suerunt, ea subligatione,</text:span><text:span text:style-name="T2"> agglutinatione, </text:span><text:span text:style-name="T5">suspensione<text:line-break/>adducenda. Contraria contrario modo.</text:span></text:p>
      <text:p text:style-name="P21"><text:span text:style-name="T26">Perversiones oboriuntur, quum quid interdum e pro-<text:line-break/>pria sede in externas corporis partes secedit; interdum</text:span></text:p>
      <text:p text:style-name="P20"><text:span text:style-name="T26">vero quum in* aliquod corporis spatium'luterius illabitur,<text:line-break/>quemadmodum in nasio. ’ Siquidem in exteriorem’ regio-.<text:line-break/>nem aut ossium ipsius aut alarum pars secedat, ab exte-<text:line-break/>riori parte fit perversio ; si vero in interiorem meatum<text:line-break/>procedat , in hunc nasus distorquetur. Palam est his in<text:line-break/>omnibus communem curationis scopum auxilia indicatu-<text:line-break/>rum. 'At communis fuit scopus omnibus contraria con-<text:line-break/>trariorum esse remedia. Quapropter nunc etiam quae de-<text:line-break/>cesserunt, tum per alia praesidia, de quibus disserere<text:line-break/>propositum non est, tum praecipue per fascias adducenda<text:line-break/>funt. Ipfe vero docuit fasciarum injiciendarum locos ad<text:line-break/>haec utiles. Deligationem quidem, ut etiam antea fcri—'<text:line-break/>psit, et ad. ea quae abscesserunt et quae expassa et quae<text:line-break/>contracta sunt, utilem; agglutluationem vero, ut in libro<text:line-break/>de articulis, ad nasum et maxillam; suspensionem autem,<text:line-break/>ut lu libro de fracturis, ubi protulit: nam suos utrum-<text:line-break/>que aut inferius solum fractum sit, devinctus vero mitella '<text:line-break/>quadam manum exceptam ac appensam habeat et amplis-</text:span></text:p>
      <text:p text:style-name="P19"><text:span text:style-name="T26">sima fasciae pars fracturam contineat; huic vero et inde<text:line-break/>manus suspensa sit; huic necesse est comperiri os alterum<text:line-break/>ad partem superiorem perversum sortienti. Si vero ita<text:line-break/>fractis ossibus summam manum in mitella etiam ad cubiti<text:line-break/>flexum usque contineat, reliqua vero pars cubiti suspensa •<text:line-break/></text:span><text:span text:style-name="T35">!</text:span><text:span text:style-name="T26"> non sit, ipse ad inferiorem partem os perversum habere<text:line-break/>comperietur. Oportet igitur, in mitella molli latitudinem<text:line-break/>• sortita maximam cubiti partem et manus juncturam' ae-</text:span></text:p>
      <text:p text:style-name="P21"><text:span text:style-name="T26">qualiter suspendi. Haec igitur oratio vitiosam docet sus-<text:line-break/>pensionem quae perversionem efficit et perversorum cura-<text:line-break/>tiouem indicat. , Agedum, alicui deorsum cubitus perver-<text:line-break/>tatur, hunc ipsi supposita deorium angusta fascia suspen-<text:line-break/>demus; si vero in superiora perversus fuerit, revocantem<text:line-break/>in inferiora suspensionem promovebimus, qua partes jun-</text:span></text:p>
      <text:p text:style-name="P16"><text:span text:style-name="T26">. </text:span><text:span text:style-name="T26">cturae et flexurae vicinas mitella complectitur. Quod<text:line-break/>autem interjectum est instabile, quemadmodum etiam si<text:line-break/>carpo , lu superiora perversio contigerit, ad inferiora re-<text:line-break/>vocanlem deligationem adducemus; quae cubiti partes com-</text:span></text:p>
      <text:p text:style-name="P20"><text:span text:style-name="T26">plectatur et quod carpo vicinum est extremum instabile<text:line-break/>relinquimus. Ad haec autem et </text:span><text:span text:style-name="T21">sia</text:span><text:span text:style-name="T26"> ea quae ad cubiti fle-<text:line-break/>xum in superiora fit perversione eam quae solum hunc<text:line-break/>instabilem relinquat, suspensionem adducemus quae, eadem<text:line-break/>e loco, perversu deorsum revocet- Verum in paucis multa<text:line-break/>contraham, si quaedam nondum perversa pervertant, ea-<text:line-break/>dem contrario modo perversa dirigunt. His vero conii-<text:line-break/>mile per tibiam et femur lu universi cruris posituris per-<text:line-break/>vertitur ac dirigitur. Quod enim in manu suspensio, id<text:line-break/>in crure positura efficit; atque suspensionis nomine etiam<text:line-break/>positura subaudienda esu Quod autem lu textus fine pro-<text:line-break/>n uncia tum est, contraria contrario modo, id de praedictis<text:line-break/>deligationibus explicari potest: praedictis siquidem affecti-<text:line-break/>bus assiore contraria pronunciare ipsum interpretamur,<text:line-break/>quae contrario modo devinciuntur ea instaurari, hoc est<text:line-break/>iis quae praeter naturam directa sunt abscedentibus. Sed<text:line-break/>prius prodita mihi de his dicta funt in libro de medica-<text:line-break/>trina. Prima omnium scripta est oratio de naturalibus</text:span></text:p>
      <text:p text:style-name="P20"><text:span text:style-name="T26">judiciis quibus universi homines et ad artium omnium<text:line-break/>tractationem et ad totius vitae administrationem utuntur;<text:line-break/>necessaria siquidem erant non solum ad ea quae nunc pro-<text:line-break/>ponuntur chirurgiam fpectantia, verum etiam ad omnes<text:line-break/>in medicina morborum dignotiones, quas certe notas et<text:line-break/>signa nominant, qui dignoscendi judicia definierunt? Se-<text:line-break/>cundus deinde commentarius in praecedenti libro scriptus<text:line-break/>est docens' ex quibus expleatur medicinae pars quae manu<text:line-break/>nudetur. Tertia demum quae de deligatione agit docet,<text:line-break/>qualem esse deligationem oporteat, nobis indicationem tum<text:line-break/>a partis affectae natura tum ab ipsius affectu sumentibus.<text:line-break/>In praesenti oratione quae nobis de fracturis enunciata<text:line-break/>est, doctrinam eorum adstruit, quae generali affectui con-<text:line-break/>tinuitatis solutioni subjacent. Sic enim ego solitus suin<text:line-break/>hoc morbi genus appellare. Quae vero corpora sic affecta<text:line-break/>funt, abscedentia vocat Hippocrates. Quare et eorum<text:line-break/>affectus abscessus merito nominabitur, fietque una quae-<text:line-break/>dam generis morborum species, quam proprie abscessum</text:span></text:p>
      <text:p text:style-name="P20"><text:span text:style-name="T26">et apostema vocitant. Haec igitur ipsa nunc commemo-<text:line-break/>rationis. eorum gratia quae superius explicaveram a me<text:line-break/>scriptis prodita funt. Jam vero deinceps datur exordiendi<text:line-break/>tempus.</text:span></text:p>
      <text:h text:style-name="Heading_20_2" text:outline-level="2">II.</text:h>
      <text:p text:style-name="P16"><text:span text:style-name="T21">Spleniorum longitudinem, latitudinem, crafsttudinem, mul-<text:line-break/>titudinem. Longitudo, quanta est deligatio. Latitudo<text:line-break/>trium aut quatuor digitorum. Crafsttudp triplica aut<text:line-break/>quadruplica. Multitudo dum circumdant neque exsupe-<text:line-break/>ret neque desaiiati</text:span></text:p>
      <text:p text:style-name="P18"><text:span text:style-name="T26">lu libro de fracturis qui nunc idem prostat primum<text:line-break/>eorum meminit, quae apposita splenia vocantur, ipsa qui-<text:line-break/>dem jubens' esse deligationi aequalia longitudine ac per<text:line-break/>illam excipi, ut ipsam fulciant et immobilem retineant.<text:line-break/>Latitudine vero sint trium aut quatuor digitorum hominis<text:line-break/>ejus nimirum qui deligatur. Crassitudine autem aut tri-</text:span></text:p>
      <text:p text:style-name="P19"><text:span text:style-name="T26">plicia aut quadruplicia. Ubi quidem firmiori fulcimento<text:line-break/>deligatio indiget, quadruplicia, ubi vero tali non opus<text:line-break/>est, triplicia fatis esse augurantur. Liquido constat, ossa<text:line-break/>magis comminutu ampliorem stabilitatem desiderare, Sple-<text:line-break/>nioium, inquit, multitudinem tantam esse oportet, ut<text:line-break/>quod deligatur membrum in orbem amplectatur. Non<text:line-break/>enim sane claviculae aut costae fracturas in orbem am-<text:line-break/>plecti datur. Verum in nonnullis fracturae magnitudo<text:line-break/>spleniorum numerum indicabit. In clavicula tribus sple-<text:line-break/>niis quadruplicatis uti plerumque consuevimus, duo qui-<text:line-break/>dem prima ad </text:span><text:span text:style-name="T11">κ </text:span><text:span text:style-name="T26">literae similitudinem injicientes, ut fuper<text:line-break/>osse comminuto amborum medium qua inter fe copulan-<text:line-break/>- tur quibusdam incumbat. Tertio denique ipsis et extrin-<text:line-break/>secus imposito, id in corporis longitudinem porrectum<text:line-break/>ipfa subjectu adstringit et fractam claviculae partem coarctat.</text:span></text:p>
      <text:h text:style-name="P7" text:outline-level="2">III.</text:h>
      <text:p text:style-name="P16"><text:span text:style-name="T21">At quibus ad directionem adhibentur, longitudinem, in</text:span><text:span text:style-name="T26"> or-<text:line-break/>bem </text:span><text:span text:style-name="T21">convolutione, latitudinem et crafsttudinem desuctu<text:line-break/>conjectare stc oportet, 'ut non consurtirn compleamus.</text:span></text:p>
      <text:p text:style-name="P18"><text:span text:style-name="T26">Miror primum quidem quomodo spleniorum usum non<text:line-break/>docuerit; deinde viam qua quis ipsum consequatur, Enim-<text:line-break/>vero is usus duplex existit, tum fasciarum prius injecta-<text:line-break/>rum retentio, his ipsis expletio, quas et acuminatas et<text:line-break/>extenuatas ipfe vocare consuevit, quales sunt cubiti </text:span><text:span text:style-name="T11">ρτόρή<text:line-break/></text:span><text:span text:style-name="T26">carpum et tibiae prope pedem partes. - lu his enim im-<text:line-break/>perat in orbem splenia complecti, ut post exteriorum fa-<text:line-break/>sciarum injectionem par esset crassitudini deligatio. Quum<text:line-break/>ergo duo sint admotionis spleniorum usus, tum retentio<text:line-break/>tum expletio, quam ipse directionem appellat, hortatur<text:line-break/>ipse tanta este longitudine, ut quod deligatur corpus com-<text:line-break/>plecti in orbem possint; crassitudine vero et latitudine</text:span></text:p>
      <text:p text:style-name="P20"><text:span text:style-name="T26">partium nimirum indigentia. Longitudine quidem si al-<text:line-break/>tiora fuerint, quam ut partem lu orbem amplectantur,<text:line-break/>alterum ipsorum extremum alteri superpositum illius mem-<text:line-break/>bri' partem aliis utrimque partibus eminentiorern objicere<text:line-break/>necesse est, ita ut inaequalis exstet deligatio, proptereaque<text:line-break/>laxior. Sin breviora fuerint quam eorum &lt;. extrema se<text:line-break/>mutuo'' tangant, interpositum quoddam inane spatium re-<text:line-break/>linquunt, ac proinde inaequaliter iterum contrario modo<text:line-break/>deligatio reddetur. Ut enim in longioribus gibbum ali-<text:line-break/>quem et eminentiam, sic et in his brevioribus et defectum<text:line-break/>quendam et cavitatem cepisse spatium necessarium erit.<text:line-break/>At horum spleniorum applicationem non femel universam,<text:line-break/>sed sensim construi imperat. Tenuiora siquidem crassitu-'<text:line-break/>dine, superiora injici oportebit; crassiora vero inferiora.<text:line-break/>Si affatim unum injeceris, tibi erit eo in spatio deligatio,<text:line-break/>qualis membro ab exordio exstitit.</text:span></text:p>
      <text:h text:style-name="P7" text:outline-level="2">IV.</text:h>
      <text:p text:style-name="P16"><text:span text:style-name="T26">Ex </text:span><text:span text:style-name="T21">linteis praevinctae fasciae duae sunt: prima a parte<text:line-break/>laesu in superiores, fecunda a parte laesu in inferiores<text:line-break/>desinit.</text:span></text:p>
      <text:p text:style-name="P18"><text:span text:style-name="T26">Supra quoque a me proditum est, subligationes ipsum<text:line-break/>nominare quae ante spleniorum fascias omnium primae<text:line-break/>affecto corpori injiciuntur. In primo de fracturis libro<text:line-break/>fcriptus est utriusque impositionis usus. Prior quidem ;<text:line-break/>ipsorum est non folurn influxum prohibere, fed et contenti<text:line-break/>in affecta parte humoris quiddam in superiorem locum<text:line-break/>repellere. Alter vero excedentem partis affectae sangui-<text:line-break/>nem ad membri extremum protrahere. Communis deni-<text:line-break/>que utriusque usus est formae restitutum os, minime per-<text:line-break/>versum continere.</text:span></text:p>
      <text:h text:style-name="P7" text:outline-level="2">V.</text:h>
      <text:p text:style-name="P16"><text:span text:style-name="T26">Ad </text:span><text:span text:style-name="T21">laesus partes comprimere maxime, extremas minime,<text:line-break/>ceteras pro ratione oportet.</text:span></text:p>
      <text:p text:style-name="P18"><text:span text:style-name="T26">Horum etiam ratio in commentariis de fracturis ex-<text:line-break/>plicata esu In universum enim lu omni deligatione, ubi<text:line-break/>subjecta caro magis adstringitur, humor in ea contentus<text:line-break/>ad proximae partes propellitur, ubi minus hic excipitur,<text:line-break/>quod ab iis procedit quae vehementius comprimuntur.</text:span></text:p>
      <text:h text:style-name="Heading_20_2" text:outline-level="2">VI.</text:h>
      <text:p text:style-name="P21"><text:span text:style-name="T21">Deligatio vero multum integrae partis obvolvat.</text:span></text:p>
      <text:p text:style-name="P147"><text:span text:style-name="T26">Ratio quoque hujus consilii manifesta. Nam quod<text:line-break/>integrae partis multum amplectatur deligatio et confor-<text:line-break/>mati ossis retentio securior fit et affectae partis sanies </text:span><text:span text:style-name="T26">in<text:line-break/></text:span><text:span text:style-name="T26">proximas partes valentius exprimitur et a superioribus<text:line-break/>defluxus-magis prohibetur.<text:tab/></text:span><text:span text:style-name="T26">_</text:span></text:p>
      <text:h text:style-name="P7" text:outline-level="2">VII.</text:h>
      <text:p text:style-name="P16"><text:span text:style-name="T21">Fasciarum autem multitudinem, longitudinem, latitudinem<text:line-break/>metiri decet. Multitudinem a laesione non superari ne-<text:line-break/>que- ferulis cdmprefstonem estsu neque onus neque pro-<text:line-break/>pensionem neque effeminationem fasciae.</text:span></text:p>
      <text:p text:style-name="P18"><text:span text:style-name="T26">Alii fere omnes faiclas a subfasciis non distinxerunt.<text:line-break/>Hippocrates vero injectas prius ipsi corpori fascias subsa-<text:line-break/>scias </text:span><text:span text:style-name="T18">νπονεσμΐΰας</text:span><text:span text:style-name="T11"> </text:span><text:span text:style-name="T26">nominat, fascias vero </text:span><text:span text:style-name="T11">ἐπιδέσμονς, </text:span><text:span text:style-name="T26">quae<text:line-break/>spleniis foris superinjiciuntur. Harum igitur quanta este<text:line-break/>debeat multitudo et longitudo et latitudo., hoc in textu<text:line-break/>emetitur. Multitudinem quidem imperat tantam esse, ut<text:line-break/>ipsum os conformatum tuto contineat. Illud enim pro-<text:line-break/>nunciatum a laesione non. evinci, hoc est quod si non<text:line-break/>evincant fasciae , contrarium ipsis accidat et evinci et su-<text:line-break/>perari a laesione, hoc est a laesa parte. Nam si ipsis ac-<text:line-break/>cidat evincere, quod immobilem consurmationem tueatur,<text:line-break/>si ipfa conformatio aliquantulum mota fuerit, fafcias quis-</text:span></text:p>
      <text:p text:style-name="P20"><text:span text:style-name="T26">piam superari jure protulerit. Hic textus neque ferulis<text:line-break/>compressionem esse talis erit, si pauciores quam deceat<text:line-break/>fafcias esse contigerit, articulorum compressio quae vio-<text:line-break/>lentia est et appressus exstabit laesionem protensurus. Quod<text:line-break/>fi tot fascias construas, ut aegrotantem oneres, ita quoque<text:line-break/>in commoderatione peccaveris. Observato igitur utroque<text:line-break/>fasciarum scopo multitudinem conjice. Fasciarum scopi<text:line-break/>duo sunt, ut ipsae neque premant neque onerent, imo<text:line-break/>neque propensionem ipsis esse fasciarum multitudine pro-<text:line-break/>nunciavit. Propensio vero </text:span><text:span text:style-name="T21">a</text:span><text:span text:style-name="T26"> propendente in alterutram<text:line-break/>partem vel dextram vel sinistram tota deligatione nomi-<text:line-break/>natur. Id ipsum quod propendet multitudinis fasciarum<text:line-break/>incommoderatione contingit. Effeminationem autem, vo- ,<text:line-break/>cabulum ab ipso pronunciatum, nonnulli quidem de par-<text:line-break/>tibus interpretati sunt, in quibus affectus tanquam par-<text:line-break/>tium quae imbecilles et molles ob injectarum extrinsecus<text:line-break/>fasciarum multitudinem evasurae sunt. Nonnulli vero de<text:line-break/>ipsa deligatione quae tanquam invalida redditur. Concidit</text:span></text:p>
      <text:p text:style-name="P19"><text:span text:style-name="T26">enim impositarum ferularum retentio ob subinjectorum<text:line-break/>linteorum multitudinem.</text:span></text:p>
      <text:h text:style-name="Heading_20_2" text:outline-level="2">VllI.</text:h>
      <text:p text:style-name="P16"><text:span text:style-name="T21">Longitudo autem et latitudo trium aut quatuor aut quin-<text:line-break/>que aut sex; cubitorum quidem longitudo, digitorum<text:line-break/>vero latitudo stt.</text:span></text:p>
      <text:p text:style-name="P18"><text:span text:style-name="T26">Tot digitorum et cubitorum laborantis videlicet de-<text:line-break/>vluciendi propriorum deligationem imperat; neque vero,<text:line-break/>torminum ipsius longitudinis et latitudinis unum solum<text:line-break/>statuit, propterea quod nulla deligationis longitudo in<text:line-break/>omnibus est aequalis, fed pro fracturae magnitudine fa-<text:line-break/>sciarum immutari multitudinem, longitudinem et latitudi-<text:line-break/>nem decernit. Hac in universa oratione deligationis po-<text:line-break/>stremum est, quam in libro de.fracturis construi eo tem-<text:line-break/>pore consulit; quo pars affecta prorsus inflammatione<text:line-break/>foluta ad ferulas porrigitur.</text:span></text:p>
      <text:h text:style-name="P7" text:outline-level="2">IX.</text:h>
      <text:p text:style-name="P18"><text:span text:style-name="T21">Tot stnt quoque stabilimenti circumvolutiones, ut ne premant.</text:span></text:p>
      <text:p text:style-name="P18"><text:span text:style-name="T26">Stabilimenti fascias circumvolvere toties imperat, quo-<text:line-break/>ties earum unaquaeque circumierit. Illud autem ut ue<text:line-break/>premant de adstrictionis ipsarum modo planum facit. Ea-<text:line-break/>tenus enim stabilimentum super fascias coarctari oportet,<text:line-break/>quatenus tuto imrmorentur, fed non premant. Quid igi-<text:line-break/>tur praestantius quam textus partes inter se conjungere,<text:line-break/>ut talis prodeat oratio: stabilimenti circumvolutiones fa-<text:line-break/>ciendae funt, ut ne premant; quod premant quam pluri- ,<text:line-break/>mae. Praestat fortassis pro </text:span><text:span text:style-name="T11">τοσαύτη </text:span><text:span text:style-name="T21">tot</text:span><text:span text:style-name="T26"> legere </text:span><text:span text:style-name="T11">τοιαῆτα </text:span><text:span text:style-name="T21">ta-<text:line-break/>lia,</text:span><text:span text:style-name="T26"> tertia litera' </text:span><text:span text:style-name="T11">σ </text:span><text:span text:style-name="T26">a principio lu i commutata. Nam qua-<text:line-break/>litate magis quam quantitate stabilimenti circumvolutio-<text:line-break/>nes deligationis commoderationem continent.</text:span></text:p>
      <text:h text:style-name="P7" text:outline-level="2">X.</text:h>
      <text:p text:style-name="P21"><text:span text:style-name="T26">.Mollia, </text:span><text:span text:style-name="T21">non erasu.</text:span></text:p>
      <text:p text:style-name="P18"><text:span text:style-name="T26">Haec omnia videlicet praecipit mollia non crassa ad-<text:line-break/>hiberi, cavens quemadmodum supra de linteis diximus,<text:line-break/>ita et hinc subjectorum corporum compressionem.</text:span></text:p>
      <text:h text:style-name="Heading_20_2" text:outline-level="2">XI.</text:h>
      <text:p text:style-name="P16"><text:span text:style-name="T21">Haec omnia pro longitudine et latitudine et crajsttudine<text:line-break/>partis aspectae.</text:span></text:p>
      <text:p text:style-name="P18"><text:span text:style-name="T26">Id antea jam dictum est in alia rerum materia prae-<text:line-break/>fenti consimili. Meminisse etiam oportet quidquid longi-<text:line-break/>tudine vel latitudine vel crassitudine vel numero linteo-<text:line-break/>rum dicatur, ad affectae partis longitudinem, latitudinem<text:line-break/>et crassitudinem relationem habere.</text:span></text:p>
      <text:h text:style-name="P7" text:outline-level="2">XII.</text:h>
      <text:p text:style-name="P16"><text:span text:style-name="T26">Ferulae autem sint leves, </text:span><text:span text:style-name="T21">aequales, in extremis sanae,<text:line-break/>hinc et illinc paulo minores deligatione, crafstfstmae qua<text:line-break/>exstat fractura.</text:span></text:p>
      <text:p text:style-name="P18"><text:span text:style-name="T26">Quemadmodum.splenia, sic ferulae deligationis stabi-.<text:line-break/>Iimenta et fulcimenta sunt. Verum splenia quidem hy-<text:line-break/>podefmidum, ferulae vero internarum omnium, ita ut<text:line-break/>quatuor sint universa, quorum singula proprium usum prae-,<text:line-break/>stant. lnprirnis enim interiores hypodefmides conforma-<text:line-break/>tum os continent et affectam partem inflammari profii-<text:line-break/>lient; deinde splenia ipsa ne dilabantur ; . postea ferulas<text:line-break/>stabiliunt quas Hippocrates et leves et aequales esse prae-<text:line-break/>cipit. At levi asperum et aequali inaequale contrarium<text:line-break/>esu , Atque quod afperum est omnino inaequale existit, •<text:line-break/>nor; tamen quod inaequale necessario est asperum, quem-<text:line-break/>admodum nec via inaequalis propalam et aspera esu Nam<text:line-break/>inaequalis tum esse tum appellari potest, asperos adfcenfus</text:span></text:p>
      <text:p text:style-name="P20"><text:span text:style-name="T26">et descensus fortita; proindeque ferulas leves quidem esse<text:line-break/>oportet, non tamen etiam aequales. Hae siquidem si qua-<text:line-break/>dam tenus lu transversas partes perversae sint aut lu su-<text:line-break/>periorem vel inferiorem locum aequales utique non erunt,<text:line-break/>iis non erit aequalitas, fed levitas fortassis esse poterit.<text:line-break/>At fracturae conducit neque asperas neque perversas este<text:line-break/>ferulas, nam utroque modo comprimunt. Supra modum<text:line-break/>vero perversae deligationes simul per fe quoque perver-<text:line-break/>tunt. Hac autem perversa, fracta quoque pars simul per-<text:line-break/>vertitur; simas autem in extremis ferulas esse consulit.<text:line-break/>Potest id simum nomen significare ferulas paulatim in in-<text:line-break/>feriori parte derasas. Nam quae ad finem usque aequali<text:line-break/>funt crassitudine, aequalem ibi deligationem ceteris omni-<text:line-break/>hus partibus efficiunt, quod effici non oportet. .Consulit<text:line-break/>enim in medio arctius deligatione adstringi, indeque ver-<text:line-break/>sus extrema laxari, illa vero omnibus laxiora esse. Ve-<text:line-break/>rutn et ipsas longitudine minores esse deligatione jubet,</text:span></text:p>
      <text:p text:style-name="P17"><text:span text:style-name="T11">, </text:span><text:span text:style-name="T26">ut post deligationem cutim minime tangant, quae quod<text:line-break/>humores fasciis expressos excipiat, saepius tumet. Sed<text:line-break/>crassiores ipsas fracturae ferulas inesse consulit, quando-<text:line-break/>quidem hic locus sub ipsis potissimum deligationem desiderat.</text:span></text:p>
      <text:h text:style-name="Heading_20_2" text:outline-level="2">XIII.</text:h>
      <text:p text:style-name="P16"><text:span text:style-name="T21">Quaecunque partes incurvae et excarnes natura sunt, in<text:line-break/>his quae prominent cavendae sunt ferulae, ut in digitis<text:line-break/>et malleolis aut postturd aut brevitate.</text:span></text:p>
      <text:p text:style-name="P18"><text:span text:style-name="T26">Cavere jubet ossium eminentiis apponi ferulas. Id<text:line-break/>autem duplici fit ratione, vel nobis nullo modo ferulas<text:line-break/>fecundum dictas deligationis partes admoventibus vel bre-<text:line-break/>viores imponentibus, quam ad eminentiam accedant, imo<text:line-break/>quae desinunt, priusquam illam attingant. Atque prae-<text:line-break/>- stantrus est quiddam sic agere. Recensuit autem imponenti<text:line-break/>ferulas cavendum esse, ne,ulla prorsus laesio positura ob-</text:span></text:p>
      <text:p text:style-name="P19"><text:span text:style-name="T26">oriatur et brevitate longitudini pars detrahatur. Hac po-<text:line-break/>tentia pronunciat aut caveat ferulas positura partem emi-<text:line-break/>nentem tangere aut illud, breviores imponere.</text:span></text:p>
      <text:h text:style-name="Heading_20_2" text:outline-level="2">XIV.</text:h>
      <text:p text:style-name="P148"><text:span text:style-name="T21">Stabilimentis deligationem fulcire, non comprimere primum<text:line-break/>oportet.<text:tab/>'<text:tab/>,<text:tab/></text:span><text:span text:style-name="T21">\<text:tab/>-</text:span></text:p>
      <text:p text:style-name="P18"><text:span text:style-name="T26">Stabilimentorum fascias fubseqnentlum memoriam etiam<text:line-break/>alia oratione paulo ante prodidit, non tamen dictis </text:span><text:span text:style-name="T26">illis<text:line-break/></text:span><text:span text:style-name="T26">addidit, ea injicienda esse, sed </text:span><text:span text:style-name="T26">ordinis </text:span><text:span text:style-name="T26">series nobis hoc<text:line-break/>demonstravit. Nunc autem pronunclat, fulcire </text:span><text:span text:style-name="T26">oportet,<text:line-break/></text:span><text:span text:style-name="T26">quod </text:span><text:span text:style-name="T26">et </text:span><text:span text:style-name="T26">firmare ac stabilire, non comprimere, hocque </text:span><text:span text:style-name="T26">in,<text:line-break/></text:span><text:span text:style-name="T26">prima deligatione moliri, itant aeger sequentibus diebus<text:line-break/>rogatus respondeat fere nullam prorsus compressionem sen-<text:line-break/>tire, quum possimus nos ferulas stabilimentis eoarctare.</text:span></text:p>
      <text:p text:style-name="P21"><text:span text:style-name="T26">‘ </text:span><text:span text:style-name="T26">Nonnulli vero in propositi textus fine non scripsere pri-<text:line-break/>mum, sed </text:span><text:span text:style-name="T26">in </text:span><text:span text:style-name="T26">fequentis initio, ut sit hujusmodi: primo</text:span></text:p>
      <text:p text:style-name="P19"><text:span text:style-name="T26">ceratum molle, laeve et purum involve. Satius autem<text:line-break/>fuit ablativum casum a grammaticis vocatum accipere,<text:line-break/>cerato molli, levi et puro, talernque orauonem construere.<text:line-break/>Primo circa partem- fractam cum ipso fasciam involvere<text:line-break/>oportet.</text:span></text:p>
      <text:h text:style-name="Heading_20_2" text:outline-level="2">XV.</text:h>
      <text:p text:style-name="P18"><text:span text:style-name="T21">Cerato molli et laevi et pura utendum.</text:span></text:p>
      <text:p text:style-name="P18"><text:span text:style-name="T26">Non enim solum fasciis ipsis aridis injectis affectae<text:line-break/>partis cutim cerato perungendam esse vult, sed etiam in<text:line-break/>singulis fasciae circumvolutionibus adesse, qui fasciam </text:span><text:span text:style-name="T21">ce-<text:line-break/>rato</text:span><text:span text:style-name="T26"> illinat. Nam si solam cutim cerato illinas et circui-<text:line-break/>tus,aridos admoveas, eo praesidio partem affectam priva-<text:line-break/>bis, quod brevi per ceratum erat conscquutura; quum<text:line-break/>linteum ipfum quod hurnectat ceratum esse veli t, nam<text:line-break/>perfusionis vice eo utitur; quum perfusio idem implere</text:span></text:p>
      <text:p text:style-name="P20"><text:span text:style-name="T26">queat. Verum per ceratum id tutius praestabitur, ac po-<text:line-break/>tissimum ubi medicus aegrotanti semper assidere non potest<text:line-break/>neque ministrum laboriosum sedule curam gerere. At<text:line-break/>ceratum non molle dumtaxat, verum etiam purum esse<text:line-break/>consulit, hoc est nlbil quidquam in se continere inferre-<text:line-break/>que tripolis et sordium nihilque terrenae, arenosaeque aut<text:line-break/>alterius praeter ceram substantiae. Id autem quam pri-<text:line-break/>mum etiam laeve erit, nisi propter eas quae vocitant in-<text:line-break/>cerationes, laeve latius quam purum pateat. Scriptum<text:line-break/>autem est non solum laeve </text:span><text:span text:style-name="T11">λεία, </text:span><text:span text:style-name="T26">sed etiam </text:span><text:span text:style-name="T11">λεἰη </text:span><text:span text:style-name="T26">per alte-<text:line-break/>ram syllabam, si quis Iiteram prope syllabam </text:span><text:span text:style-name="T11">η </text:span><text:span text:style-name="T26">proferat;<text:line-break/>atque sic Icribere volunt quicunque puritatis significatione<text:line-break/>laeve contineri arbitrantur. Ipsum autem laeve arido<text:line-break/>contrarium definire asserunt, non tamen illud esse.</text:span></text:p>
      <text:h text:style-name="P7" text:outline-level="2">XVI.</text:h>
      <text:p text:style-name="P16"><text:span text:style-name="T21">Aquae calor et copia spectanda sunt. Calor quidem su-<text:line-break/>pra manum medici ferri pofstt, copia itero ubi laxan-<text:line-break/>dum et attenuandum, maxima; ubi vero carne implen-<text:line-break/>dum et emolliendum moderata optima esu</text:span></text:p>
      <text:p text:style-name="P18"><text:span text:style-name="T26">Ad fracturarum curationem etiam de aqua necessaria<text:line-break/>est oratio. In fracturarum igitur solutionibus omnes me-<text:line-break/>dici fracturas aqua* calida perfundunt, nimirum ex ea<text:line-break/>subsidium palam expertu Verum et in hujus usu error<text:line-break/>est duplex, unus quidem in qualitate, alter vero in quan-<text:line-break/>titale, quum vel calidiore vel frigidiore quam deceat aqua<text:line-break/>utitur medicus. In quantitate, quum aut 'longiori aut<text:line-break/>minori tempore fracturas perfundit. Symmetriae igitur in<text:line-break/>qualitate judicatricem ipsius medici manum constituit. Suam<text:line-break/>namque manam aqua perfundens', quam fracturae infufu-<text:line-break/>rus est, commoderatam aquae perfusionem potest conjectu-<text:line-break/>ris assequi. Dico vero pro amplitudine commoderationem</text:span></text:p>
      <text:p text:style-name="P19"><text:span text:style-name="T26">quae ad communem hominum, -non ad laborantis ideam<text:line-break/>refertur. Interdum enim huic et ipsi aegrotanti commo-<text:line-break/>deratio apparebat. Ergo perfusa curando laboranti prima<text:line-break/>irrigatione sciscitari poteris ex eo, utrum frigidior aut<text:line-break/>calidior videatur quam commoderatio postulet; sicque affu-<text:line-break/>fae calidae aut frigidae modico temperatam aquam prout<text:line-break/>aegrotanti congruat efficies. Itaque judex temperamenti<text:line-break/>aquae nostra manus est,- quae primum quidem illud con-<text:line-break/>sequetur; deinde vero ipsius laborantis sensus, quod et<text:line-break/>. praecipiuum et perfectissimum primumque probi tempera-<text:line-break/>menti signum decretorium est. Quantus autem sit aquae<text:line-break/>usus, distinctiones habet communes et ad frictionem et<text:line-break/>omnia quaecunque calefaciunt auxilia. Haec enim admota<text:line-break/>non solum ad partem calefactam e proximis locis evocare<text:line-break/>consueverunt, verum etiam discutere. Proptereaque aqua<text:line-break/>qualitate calida percipitur, quia tum corporis modum tum<text:line-break/>diuturniorem et breviorem usum fortitur. Si namque<text:line-break/>vacuum universum corpus exstiterit, plus discutit quam</text:span></text:p>
      <text:p text:style-name="P19"><text:span text:style-name="T26">evocet. Rursum vero contra si repletum, magis attrahit,<text:line-break/>quam discutiat. Proindeque pauco tempore admota magis<text:line-break/>implet, quam evacuet. Si vero longiori tempore injecta<text:line-break/>fuerit, discutit magis . quam impleat. Ratione igitur pro-<text:line-break/>nunciavit: copia, ubi laxandum fuerit et attenuandum,<text:line-break/>maxima; ubi vero molliendum et carne implendum, mo-<text:line-break/>derata optima. Quae vacuantur, ea plane attenuari fequi-<text:line-break/>tur, non tamen ea plane laxari quae extenfa'funt, fed per<text:line-break/>altera media. Qtiaecunque enim plenitudine tenduntur;<text:line-break/>cujusmodi funt omnia quae inflammatione obsidentur, eva-<text:line-break/>• cuatione laxantur; quae vero- concretione ex frigore, ca-<text:line-break/>lefactione, quae denique siccitate tensa sunt, humiditate.<text:line-break/>Ad haec pronunciala quintum potest calidam aquam effi-<text:line-break/>cere, quum uberius corpori infunditur, proindeque ea<text:line-break/>laxare probe docuit. Ne vero mireris, si dixerimus,<text:line-break/>aquam calidam supervacaneas hurniditates evacuare simul-<text:line-break/>que solida corpora humectare. Nam aliis in libris utrum-<text:line-break/>que verum esse demonstratum esu IIis igitur aqua calida</text:span></text:p>
      <text:p text:style-name="P20"><text:span text:style-name="T26">pollet facultatibus. Pauca quid praestare possit proferre<text:line-break/>simpliciter non licet. Si quis enim aut bis aut ter cum<text:line-break/>spongiis perfusiones aut fotus admovisse contentus sit,<text:line-break/>hujusmodi usus omnino est irritus. Sed fi, ut ipfe loqui-<text:line-break/>tur, moderata quis aquae perfusione utatur, carnem pro-<text:line-break/>creabit, molliaque reddet quae hocmraesidium postulant.<text:line-break/>Quorsum vero hanc orationem adjecerim, quae hoc praesi-<text:line-break/>dium postulant, ex me percipe. Nonnulla siquidem cor-<text:line-break/>pora talis aquae usus neque emollire neque carne implere<text:line-break/>potest. Nam et macilento et simul repleto corpori mode-<text:line-break/>rata aquae dalidae perfusio supervacaneo humore partem<text:line-break/>calefactam implebit. Si vero et emaciatum et minime<text:line-break/>plenum sit, carnem procreabit et simul molle conficiet.<text:line-break/>Nam carnis procreatio fit iis in partibus, quibus caro ad-<text:line-break/>nasci et increscere futura est,-quum inter calorem et fri-<text:line-break/>gus temperamentum sortiuntur et sanguis qualitate integer<text:line-break/>et quantitate coinmoderatus ad eas confluit. Haec ambo<text:line-break/>moderata aquae commoderate calidae perfusione oboriun-</text:span></text:p>
      <text:p text:style-name="P149"><text:span text:style-name="T26">tur. Quandoquidem sanguinem ad eam quae perfunditur<text:line-break/>partem attrahit et temperatam in ea praecedentem carnem<text:line-break/>efficit, si frigida prius erat, calefaciendo, si calida, refri-<text:line-break/>gerando. Haec namque calorem ad exteriora evocat, prae-<text:line-break/>terea utili humore madefacit ob idque refrigerat, quern-<text:line-break/>admodum aquae fluviales et balnea. Haec etenim eas cale-<text:line-break/>faciuUt qui itinere incedentes intereunt, etiamsi vehemen-<text:line-break/>ter refrigeratos esse contigerit, exustos vero non laedunt.<text:line-break/>Videntur enim temperatis aquis acceptis delectari minus a<text:line-break/>balneo sitientes. Ita igitur et aquae calidae affusio, si<text:line-break/>moderate assumatur, carne explet, quapropter et mollio-<text:line-break/>rem efficit partem. Mollis enim est caro recens compacta<text:line-break/>sanguine nuper concreto, generationem fortita nuper coa-<text:line-break/>ctis caseis consimilem.<text:tab/></text:span><text:span text:style-name="T26">.</text:span></text:p>
      <text:h text:style-name="Heading_20_2" text:outline-level="2">XVII.</text:h>
      <text:p text:style-name="P21"><text:span text:style-name="T21">Moderatio vero in persusumc stt, dum pars adhuc attol-</text:span></text:p>
      <text:p text:style-name="P19"><text:span text:style-name="T21">litur, priusquam concidat, stnire oportet. Primum enim<text:line-break/>attollitur, postea attenuatur.</text:span></text:p>
      <text:p text:style-name="P18"><text:span text:style-name="T26">Modus perfusionis aquae calidae carnem procreantis<text:line-break/>et emollientis omnino est, ut cesset, priusquam perfusa<text:line-break/>pars concidere incipiat. Inprimis enim attollitur, hoc<text:line-break/>est in tumorem naturali majorem assurgit, tum quia con-<text:line-break/>tentus in eo sanguis funditur tum quia a superjacentibus<text:line-break/>partibus eo influit, post haec’extenuatur, magna portione<text:line-break/>fanguinis tum superne delapsi, quam circumfusi discussa.</text:span></text:p>
      <text:h text:style-name="Heading_20_2" text:outline-level="2">XVIll.</text:h>
      <text:p text:style-name="P16"><text:span text:style-name="T21">JPasttura stt mollis, aequabilis, sursum tendens, eminenti-<text:line-break/>bus corporis partibus, velut calcaneo et qoxa, ut neque<text:line-break/>retorqueantur neque pervertantur.</text:span></text:p>
      <text:p text:style-name="P18"><text:span text:style-name="T26">Hanc orationem nonnulli quidem unicam universam<text:line-break/>legunt, nonnulli vero bipartitu dividentes, utramque ipsius</text:span></text:p>
      <text:p text:style-name="P20"><text:span text:style-name="T26">partem seorsum explicant. Prior itaque pars ita circum-<text:line-break/>scripta est, ut unam perfectam habere queat sententiam.<text:line-break/>Nam partium positura, si et generarim intelligatur et sus-<text:line-break/>pensio comprehendatur, ut manus si etiam speciatim, ut<text:line-break/>solius cruris, optima semper mollis est et aequabilis et<text:line-break/>surfum tendens. Mollis quidem, ne laborans ex illa parte<text:line-break/>ita prematur simulque inflammatione periclitetur, . ob or-<text:line-break/>tum,ex compressione dolorem, neve simul coactus aeger<text:line-break/>figuram immutare, fractum membrum pervertat, quod im-<text:line-break/>mobile multa in quiete servari debuit. inaequalis vero<text:line-break/>positura dolorem concitat simulque membrum pervertit,<text:line-break/>quibus in partibus instabile redditur; in quibus vero com-<text:line-break/>primitur, aequabilem merito posituram approbat;- quae si<text:line-break/>surfum tendat, membrum fluxionibus minime obnoxium<text:line-break/>tuetur; si deorsum propendeat, fluxionem excitans inflam-<text:line-break/>mationis causa fit. Itaque prior pare propositae orationis<text:line-break/>est , quod unam sententiam habere posse probeque secun-<text:line-break/>dum ipsam pronunciatum esse jam declaratum sit. Altera</text:span></text:p>
      <text:p text:style-name="P20"><text:span text:style-name="T26">vero si quis fane ipsam per </text:span><text:span text:style-name="T21">fe</text:span><text:span text:style-name="T26"> legat, hujusmodi sensum<text:line-break/>habitura est: eminentibus corporis partibus velut calcaneo<text:line-break/>et coxae positura optima est, ut neque reflectantur neque<text:line-break/>pervertantur. Quia vero non est additum positura optima<text:line-break/>est, propterea mutilam esse sententiam quidam existimant<text:line-break/>cogunturque priori parti ipfam connectere. Rursus autem<text:line-break/>si priori haec connexa sit, apparet non amplius universalis<text:line-break/>esse oratio, fed de solis prominentibus positurae partibus.<text:line-break/>At sane qui his auscultarunt empirici, ut qui nunc ipsa<text:line-break/>aliis rationibus animadvertentes univerfalem fieri protu-<text:line-break/>lerunt. Quin etiam non solum hoc in libro, sed et aliis<text:line-break/>multis demonstrant Hippocratem una vel duabus rebus ra-<text:line-break/>tiones universales docere, quum quod docetur id eviden-<text:line-break/>ter praestat iis rebus conspici quae ejusdem sunt generis,<text:line-break/>quemadmodum et nunc ex calcaneo et coxa. Quum enim<text:line-break/>omnium ejusmodi partium quaedam affecta sit, earum, in-<text:line-break/>quam , quae molliter et aequabiliter jacere postulant in<text:line-break/>figura fursum porrectae posituram habere debent, potlssi-</text:span></text:p>
      <text:p text:style-name="P20"><text:span text:style-name="T26">mum fuperemineutes corporis partes quae his, indigent,<text:line-break/>qualis est calcaneus et coxa. Saepius a me dictum est,<text:line-break/>hujusmodi interpretationem explicationis ansam praebere,<text:line-break/>alteram alteri et quod alicui visum est alteri probabile<text:line-break/>apparere. Quamobrem de opinione quam quis habet, quod<text:line-break/>veram esse deceat, sententiam pronunciare non oportet.<text:line-break/>Hoc igitur meminisse nos oportet, quod etiam profecto<text:line-break/>agnoscimus in dissidentibus explanationibus, quum lu ipsis<text:line-break/>speculatio servetur, eos diu exercendos non esse, qui ad<text:line-break/>artis utilitatem emigrant, in qua morari melius est, quem-<text:line-break/>admodum etiam nunc facere praestantius. Consentientibus<text:line-break/>enim omnibus oportere partium posituram mollem esse et<text:line-break/>aequabilem et surfum porrectam, potissimum vero quae<text:line-break/>prominent, qualis coxa et calcaneump ea deinceps scqni-<text:line-break/>mur quibus pronunciat: ut neque reflectantur neque per-<text:line-break/>vertanturi Rursus hic quoque quae ad artem spectat uti-<text:line-break/>litas de partium prominentium positura' est, peritiam con-<text:line-break/>sequi, si sublimiores quam deceat exstiterint, quod acci-</text:span></text:p>
      <text:p text:style-name="P20"><text:span text:style-name="T26">det membrum reflecti; si vero humiliores, perverti; ac<text:line-break/>maxime si prima alta sit. At quae extra artem in oratione<text:line-break/>sunt, etiamnum plura scbolia desiderant, ln libro de fra-<text:line-break/>cturis perfecte tractatum est, quemadmodum et in aliis<text:line-break/>omnibus quae recensuit praeceptis, sic et de calcanei po-<text:line-break/>situra, ubi ait: calcanei autem summa cura admodum sus-<text:line-break/>cipienda est, nt commodam posituram sortiatur. Atque<text:line-break/>nonnulli omnia in omnibus scribere consueverunt et alias<text:line-break/>aliis in libris pronunciatas sententias id praeceptum com-<text:line-break/>plexas adscribere, quod per duos dies continuos confer-<text:line-break/>tim.non conficeretur. Atque ea're apud eos qui sic ex-<text:line-break/>plicant nemo librum quam anno legit celerius aut duobus<text:line-break/>annis. Atque jam quum in libros de fracturis et de ar-<text:line-break/>ticulis commentarios struxerimus, hic sola commemoratio<text:line-break/>necessaria esu Si quis </text:span><text:span text:style-name="T21">vero</text:span><text:span text:style-name="T26"> illis in libris legerit quam<text:line-break/>celerrime percurrens quod nunc a nobis proponitur ad<text:line-break/>ulteriora processerit a nobis expertis doctus fusas discipli-<text:line-break/>nas perfectos artifices efficere, non quae per compendia</text:span></text:p>
      <text:p text:style-name="P20"><text:span text:style-name="T26">traduntur. Nos tamen ejusmodi doctrinae etiam inutiles<text:line-break/>esse profitemur, quae nonnullam universae speculationis<text:line-break/>collectionem paucis complectuntur.</text:span></text:p>
      <text:h text:style-name="Heading_20_2" text:outline-level="2">XIX.</text:h>
      <text:p text:style-name="P16"><text:span text:style-name="T21">Canalis toti cruri potius quam dimidio admovendus esu<text:line-break/>Ad affectionem autem spectandum et ad cetera</text:span><text:span text:style-name="T26"> quae-<text:line-break/></text:span><text:span text:style-name="T21">cunque manifeste laedunt.</text:span></text:p>
      <text:p text:style-name="P18"><text:span text:style-name="T26">Hilce verbis eloquitur, ut qui libros de fracturis et<text:line-break/>articulis legerint, in quibus illud manifestum cuilibet con-<text:line-break/>spicuum esse pronunciat. Quaedam enim hoc modo toti<text:line-break/>hominum generi manifesta funt; quo etiam ante hunc<text:line-break/>textum pronunciata. Etenim omnes fractum membrum<text:line-break/>molliter et aequabiliter esse collocandum intelligunt. Non<text:line-break/>tamen praescivere canalem, prout collocatur, laedere. De<text:line-break/>ipso in illo textu scripsit, cujus initium in libro de fra-<text:line-break/>cturis ita legitur : nam de canalibus qui fractis cruribus</text:span></text:p>
      <text:p text:style-name="P20"><text:span text:style-name="T26">subjiciuntur, quid consulam animi pendeo. Quamobrem<text:line-break/>autem jure sit dubius recenset. Ac rursus eodem libro in<text:line-break/>altero textu cujus exordium est: si quis profecto ipsi fe-<text:line-break/>mori canalem subjecerit. Atque multis interjectis circa<text:line-break/>orationis finem pronunciat: aut igitur canalis totus adhi-<text:line-break/>bendus est aut non subjiciendus. Haec sententia decrevit<text:line-break/>canalis usum necessarium non esse. Si quis tamen eo uti<text:line-break/>voluerit, inguine tenus non adusque genu universo cruri<text:line-break/>subjiciendum esse. Ex illis igitur manisestum est nobis et<text:line-break/>quod nunc proponitur, jure ipsum per se patet. Quan-<text:line-break/>tum enim in dictione </text:span><text:span text:style-name="T11">ἠ </text:span><text:span text:style-name="T26">valoris est et vocem accipere<text:line-break/>tanquam disjunctivam enuntiari conjunctionem oportet, ,<text:line-break/>sed illam pro negatione positam este novimus. Vult enim<text:line-break/>universo cruri ita nos canalem citra laesionem subjicere,<text:line-break/>quomodo Homerus cecinit:</text:span></text:p>
      <text:p text:style-name="P18"><text:span text:style-name="T21">Tutari populum nobis, non perdere mens est,<text:line-break/></text:span><text:span text:style-name="T26">et Thucydides:</text:span></text:p>
      <text:p text:style-name="P18"><text:span text:style-name="T21">Glacies vero asistuebat.</text:span></text:p>
      <text:p text:style-name="P19"><text:span text:style-name="T26">Ubi pro </text:span><text:span text:style-name="T11">ούκ ἠ </text:span><text:span text:style-name="T26">posuit. Spectandum autem esse docet<text:line-break/>etiam morbum, cujus gratia canalis admoveatur et quae-<text:line-break/>cunque laedere solent. Morbus quidem est gravis ossium<text:line-break/>cruris fractura, ad cujus.curationem crure plane immobili<text:line-break/>opus esu Canalis siquidem a quibusdam commendatur, ut<text:line-break/>illis temporibus utilis futurus, lu quibus aeger e lecto<text:line-break/>assurgit, quod etiam haec rursus adsunt, quibus vel ae-<text:line-break/>• ger secessum desiderat vel strati duritiem non ferens de-<text:line-break/>serit priorem et ad alterum stratum jam transvehitur, quod<text:line-break/>ipfe in 'libro de fracturis declaravit. Declaravit quoque<text:line-break/>’ quod canalis adusque genu admotus minime crus moveri<text:line-break/>prohibeat, molestus est et saepius comprimit. Qui vero<text:line-break/>tum ad morbum intueris, cujus gratia canalis admovetur,<text:line-break/>tum ad eas 'quas excitat laesiones, te interdum canalem<text:line-break/>usurpare hortatur, interdum minime. Nam si ei eo ob-<text:line-break/>ortae laesiones ipsa utilitate majores fuerint canalis vitan-<text:line-break/>dus est; si vero noxam exsuperet utilitas, toti cruri non<text:line-break/>adusque genu dumtaxat adhibendus est.</text:span></text:p>
      <text:h text:style-name="P7" text:outline-level="2">XX.</text:h>
      <text:p text:style-name="P16"><text:span text:style-name="T21">Deditio ac distentio et conformatio et quae cetera secun-<text:line-break/>dum naturam sunt.</text:span></text:p>
      <text:p text:style-name="P18"><text:span text:style-name="T26">Deditionem esse, quum aeger se ipsum medico curan-<text:line-break/>dum exhibet, antea dictum esu Primum sane hocce tem-<text:line-break/>pore medicus obortum ipsum affectum agnoscit, deinde ad<text:line-break/>curationem accingitur. At forma quadam partem affectam<text:line-break/>figurari oportet, hancque formam fecundum naturam par-<text:line-break/>tis esse rationi consentaneam. Nam ab ea quae praeter<text:line-break/>naturam est forma, nequaquam, parva laesio contingeret.<text:line-break/>A deditione quidem partem solam intendere oportet, quum<text:line-break/>ita fit demissa, ut, solam sui retentionem in superioribus<text:line-break/>partibus desideret. Constat igitur et hoc tempore satius<text:line-break/>esse laboranti, eam quae secundum naturam est formam<text:line-break/>tueri. Huic fuccedit conformationis •tempus , in quo etiam<text:line-break/>hanc ipsam formam servari conducit; Denique fubsequi-<text:line-break/>tur depositionis et suspensionis tempus, quas ambas nomi-</text:span></text:p>
      <text:p text:style-name="P150"><text:span text:style-name="T26">natim non commemoravit, sed his verbis, et quae cetera,<text:line-break/>significavit.</text:span></text:p>
      <text:h text:style-name="Heading_20_2" text:outline-level="2">XXI.</text:h>
      <text:p text:style-name="P16"><text:span text:style-name="T26">Natura </text:span><text:span text:style-name="T21">vero tnest operibus; operis actione quid velit con-<text:line-break/>jectandum est. Ad haec autem ex quiescente, ex com-<text:line-break/>muni , ex consuetudine. Ex quiescente quidem ac re-<text:line-break/>misto rectitudines spectandae funt, velut in manus figura.<text:line-break/>Ex communi extensio et instexio, veluti figura cubiti<text:line-break/>cum brachio angularis proxima. Ex .consuetudine, quod<text:line-break/>non alias figuras facilius ferre queant, veluti crura<text:line-break/>extensionem'. Ab ea namque stgura plurimum tempus<text:line-break/>sucillime consequerentur quae ipsum non immutant.</text:span></text:p>
      <text:p text:style-name="P18"><text:span text:style-name="T26">Quandoquidem fuperiori textu loquutionis </text:span><text:span text:style-name="T21">fecundum<text:line-break/>naturam</text:span><text:span text:style-name="T26"> mentionem fecit, merito nunc quae sit ipsa na-<text:line-break/>tura et quae certa hujus indicia explanat atque pronuu-<text:line-break/>eiat: natura vero inest operibus; operis actione quid ve-</text:span></text:p>
      <text:p text:style-name="P20"><text:span text:style-name="T26">Iit conjectandum esu Ac si ita dixerit: quae secundum<text:line-break/>naturam est figura, in actionibus scopus ipsarum est et<text:line-break/>usus, ob quem agunt. Ad haec autem, hoc est ad ea<text:line-break/>quae nunc sunt proposita; deditionem, distensionem, con-<text:line-break/>formationem et posituram laborantis tanquam nullam actio-<text:line-break/>nem affecta parte obeuntis. Alios scribit inventionis figu-<text:line-break/>rae secundum naturam scopos, quos ipfe deinceps percur-<text:line-break/>rit: ex quiescente, ex communi, </text:span><text:span text:style-name="T44">t</text:span><text:span text:style-name="T26">ex consuetudine. Ex<text:line-break/>quiescente quidem dicit, quum nihil prorsus agit, sed<text:line-break/>otiatur, unde rectitudines colligi denunciat, sicut in manu<text:line-break/>docuit/os cubiti volens subjicio os radii superjacere. Ex<text:line-break/>communi interjectam inflexionis et extensionis summae figu-<text:line-break/>ram quam prope angularem figuram cubiti cum brachio esse<text:line-break/>profert vocarique angularem figuram, quae ad rectum fit<text:line-break/>angulum, hoc est ut quae cubiti os cum brachii effere-<text:line-break/>ctum essormet angulum. Quum autem omnia vetusta,<text:line-break/>exemplaria </text:span><text:span text:style-name="T21">prope</text:span><text:span text:style-name="T26"> additum contineant et qui librum ex—</text:span></text:p>
      <text:p text:style-name="P19"><text:span text:style-name="T26">planaruut hanc scripturam agnoscant, duobus modis quod<text:line-break/>dicitur vitiosum est, si quis angularem figuram ad acutum<text:line-break/>angulum acceperit, quum nimirum acutus angulus nomi-<text:line-break/>netur qui recto minor sit Nam ubi recta linea supra<text:line-break/>rectam lineam erecta angulos deinceps luter se aequales<text:line-break/>efficit, uterque aequalium angulorum rectus esu Sed qui<text:line-break/>recto minor est, acutus vocatur, quemadmodum qui majoi,<text:line-break/>obtusus.-' Ac proinde rectus angulus secundum magnitudi-<text:line-break/>nem est, qui magis et minus non sortitur. Amplissima<text:line-break/>sane est numero multitudo angulorum tum acutorum tum<text:line-break/>obtusorum. Rectus enim angulus indeclinabilis existit.<text:line-break/>• Quandoquidem recta linea supra rectam lineam incum-<text:line-break/>bens, rectum tunc duorum aliorum angulorum ortum essi-<text:line-break/>cit , quum neutro propendens instet. Rectam autem li-<text:line-break/>neam vocavit, quae rectum officit angulum ad alleram<text:line-break/>superjectae rectae lineae partem. Atque ipsius propensio-<text:line-break/>nes majores aut minores habentur multitudine innumerabiles.</text:span></text:p>
      <text:p text:style-name="P151"><text:span text:style-name="T26">O.</text:span><text:span text:style-name="T21"> </text:span><text:span text:style-name="T26">Angulus obtu</text:span><text:span text:style-name="T34">sus.<text:line-break/>P. </text:span><text:span text:style-name="T26">Acutus.<text:line-break/></text:span><text:span text:style-name="T34">Q. </text:span><text:span text:style-name="T26">Angulus re</text:span><text:span text:style-name="T34">ctus<text:line-break/></text:span><text:span text:style-name="T55">R.</text:span><text:span text:style-name="T26"> Acuti pl</text:span><text:span text:style-name="T55">u</text:span><text:span text:style-name="T26">res.</text:span></text:p>
      <text:p text:style-name="P20"><text:span text:style-name="T26">Quicunque ergo rectum angulum explicare voluerit,<text:line-break/>prope acutum esse dicere non potest. Praecedit enim recti<text:line-break/>intelligentia , sequitur vero acuti, quod, ut enuntiavi, re-<text:line-break/>ctus sit unus, acuti vero numero infiniti. Acutum ergo<text:line-break/>aliquem angulum prope rectum esse quisquam merito di-<text:line-break/>xerit. Quum enim plurimi sint anguli, illum prope esse<text:line-break/>rectum intelligemus, qui a recto paululum discedit neque<text:line-break/>admodum concursum rectarum linearum angulum ipsum<text:line-break/>• construentium snbacnantem habet. Eodem vero modo ex<text:line-break/>quam plurimis quoque qui dantur angulis eos intelligemus<text:line-break/>prope rectum esse, quicunque linearum rectarum rectos<text:line-break/>'angulos construentium concursum modice obtusum conti-<text:line-break/>nent. At prope acutum esse aliquem angulum incompre-<text:line-break/>hensibile quidem est, tum quod angulus non sit unus qui<text:line-break/>angulatam figuram sortitur, tum praeterea quod angulatas<text:line-break/></text:span><text:span text:style-name="T11">ἐγγώνια </text:span><text:span text:style-name="T26">per duplex yy aut directas </text:span><text:span text:style-name="T11">εύγώνια </text:span><text:span text:style-name="T26">per </text:span><text:span text:style-name="T11">εύ </text:span><text:span text:style-name="T26">fyl-<text:line-break/>labam figuras Graecorum nemo vocaverit, angulum acu-<text:line-break/>turn non habet. Sed quae rectum angulum sortiuntur</text:span></text:p>
      <text:p text:style-name="P20"><text:span text:style-name="T26">figurae, eas </text:span><text:span text:style-name="T11">εύγωνίας </text:span><text:span text:style-name="T26">per </text:span><text:span text:style-name="T21">tv</text:span><text:span text:style-name="T26"> diphthongum et </text:span><text:span text:style-name="T11">ἐγγωνίας </text:span><text:span text:style-name="T26">per<text:line-break/></text:span><text:span text:style-name="T11">γγ </text:span><text:span text:style-name="T26">duas Iiteras vocitant. An igitur necesse est </text:span><text:span text:style-name="T11">ἐγγώνιον<text:line-break/></text:span><text:span text:style-name="T26">angulatam accipere figuram quae ad rectum angulum con-<text:line-break/>stituitur, quaeque fieri consuevit, quum rectum angulum<text:line-break/>cubitus cum humero efficit? Querere vero cur Hippo-<text:line-break/>crates </text:span><text:span text:style-name="T21">prope</text:span><text:span text:style-name="T26"> addidit. Quemadmodum igitur saepius loqui<text:line-break/>consuevimus, etiam nunc respondebimus. Obscurae qui-<text:line-break/>dem orationes effectricem scientiae explanationem non<text:line-break/>habent. Sed si quid probabile sit simulque verum sit quod<text:line-break/>praedicatur neque auctoris libri sententiae repugnet, acci-<text:line-break/>piendum esu Huic igitur scopo incumbens experiar hanc<text:line-break/>vocem prope explicare. Dico vero angulatam, quum una<text:line-break/>sit, figuram et magis et minus non suscipere. Nos autem<text:line-break/>potissimum quidem non posse hujusmodi manus figuram<text:line-break/>construere, qua quis affirmaverit citra propensionem ullam,<text:line-break/>rectum ossium commissurae dari angulum, fed fatis nobis<text:line-break/>esse, si non procul ab eo figuram formaverimus. Quando-<text:line-break/>quidem non decernit talem esse univerfae manus figuram.</text:span></text:p>
      <text:p text:style-name="P20"><text:span text:style-name="T26">Demonstrabo siquidem ipsius quae fecundum naturam est<text:line-break/>figuram, recto angulo proximam esse, sed paululum ad<text:line-break/>obtusum decedere, quod est ad extensionem propendere.<text:line-break/>Demonstratio vero propositi mihi ab iis praeceptis oborie-<text:line-break/>lur, quae ipfe etiam scriptis tradidit Hippocrates. Nam<text:line-break/>ex quiescente, dixit, et consuetudine profitetur nos eas -<text:line-break/>quae secundum naturam sunt figuras invenire. Haec ambo<text:line-break/>conjuncta fcopuin unum compositum efficiunt, ac si quis,<text:line-break/>ita dixerit: quibus in figuris quum otiamur, singulas cor-<text:line-break/>poris partes habere consuevimus, hae in curationibus eli-<text:line-break/>gendae sunt. Constat enim primum idonearum figurarum<text:line-break/>scopum indolentiam esse. Hac sane praetermissa doloribus<text:line-break/>laborantium neminem alia in figura plurima temporis<text:line-break/>vicissitudine partem affectam collocasse manifestum esu<text:line-break/>Itaque si homines otiari consideraveris, plerumque manus<text:line-break/>inter summam extensionem et extremam flexionem non<text:line-break/>plane medias comperies, sed quae ad extensionem pro-<text:line-break/>pendeant. lllud autem accidit in altera figurarum oppo-</text:span></text:p>
      <text:p text:style-name="P19"><text:span text:style-name="T26">sitione. Quum enim omnes homines defessi sunt, sese ex-<text:line-break/>pandunt et habitum doloris maxime vacuum eligunt, ad<text:line-break/>quem medium luter plane supinum et summe pronum aq-<text:line-break/>cedunt, ad pronum tamen paululum declinare coguntur.<text:line-break/>Quum igitur vellet Hippocrates haec explicare nec habe-<text:line-break/>ret quo sermonem extenderet, prope addidit. Ceterum<text:line-break/>figurarum manus omnium quae doloris maxime vacua esse<text:line-break/>'. nunc a me pronunciatur, ipsam accurate norunt etiam<text:line-break/>quicunque hujusmodi artis operum periti sunt, si hanc<text:line-break/>orationem perceperint, iique potissimum quod per se </text:span><text:span text:style-name="T21">ve-<text:line-break/>ritatem</text:span><text:span text:style-name="T26"> agnoscant. Obstringi vero eum oportet, qui quem-<text:line-break/>cunque librum explicat et auctoris sententiam et rei pro-<text:line-break/>positae veritatem tueri-, in quibus dubia est propter obs-<text:line-break/>curitatem auctoris sententia. Quod verum est, id tueri<text:line-break/>oportet: sic enim et discentibus oborietur utilitas. Hunc<text:line-break/>igitur scopum in omnibus explicationibus servare nitimur.<text:line-break/>Nonnulli explanatores etiamsi velint ipfum assequi, ne-<text:line-break/>queunt, nt qui operum artis sint expertes et ad suphisti-.</text:span></text:p>
      <text:p text:style-name="P20"><text:span text:style-name="T26">cam peritiam deflectant,. quique verbo tenus medici </text:span><text:span text:style-name="T21">vo-<text:line-break/>cantur,'</text:span><text:span text:style-name="T26"> evaferint, ob quos etiam qui ratione probe utun-<text:line-break/>tur, eo.s vulgus habet suspectos. Haec profecto meminisse<text:line-break/>neceste est, etiamsi paucres- in orationem cadant. Jam<text:line-break/>vero emigrandi tempus est nobis ad propositae orationis<text:line-break/>tenorem accessuris. Quemadmodum inter supinum et pro-<text:line-break/>num habitus minime dolorem excitat, cui plurimo vitae<text:line-break/>tempore paene omnes consueti sunt, ita etiam hic ad ex-<text:line-break/>tensionis crurum figuram accedit. In hac enim plurimum<text:line-break/>tempus crura immutabilia continere possumus. Quod au-<text:line-break/>tem etiam necessarium non sit in alterum habitum minus<text:line-break/>doloris vacuum membrum immutare, cum propria demon-<text:line-break/>strationis causa in commentariis de -musculis demonstravi-<text:line-break/>mus , id non demonstrationem</text:span><text:span text:style-name="T21">, fed</text:span><text:span text:style-name="T26"> commemorationem de-<text:line-break/>siderat, quemadmodum et illud quod celeriter ad eundem<text:line-break/>habitum rursum revertamur. At causam aperire neceste<text:line-break/>non est, quum longiorem orationem postulet. Satius enim '<text:line-break/>est servata Hippocratis ad unguem sententia pro causae</text:span></text:p>
      <text:p text:style-name="P19"><text:span text:style-name="T26">explicatione aliud quidquam utilius proferre, quod juve-<text:line-break/>nibus conferat, quae causa a nobis libro de motu mufcu-<text:line-break/>lorum conscripta est. Nam in humeri cum cubito arti-<text:line-break/>culatione fecundum naturam est habitus inter excedentium<text:line-break/>extremorum utrumque medius, ultra quem neque manum<text:line-break/>extendere . neque magis etiamnum flectere possumus. At-<text:line-break/>que apparet contingitque ossibus carne nudatis aut cubiti<text:line-break/>cavitate, quam duae cornices circumscribunt. Completa<text:line-break/>vero est etiam modo quodam cardinato humeri ambitu,<text:line-break/>quem medii condyli complectuntur. Iu extremis exten-<text:line-break/>, sionibus posterior cubiti cornix posteriorem humeri ca-<text:line-break/>vitatem subit, quemadmodum anterior per extremas flexio-<text:line-break/>nes anteriorem. Quicunque vero alteram habent a natura<text:line-break/>posteriorem cavitatem summa extensione ulterius ad exte-<text:line-break/>oriorem regionem cubitum reducunt; quemadmodum con-<text:line-break/>tra qui parcius quam deceat cavitatem sortiuntur, . non<text:line-break/>plane cubitum extendunt. Ut autem articulationis stru&gt;<text:line-break/>cturae non omnibus funt similes neque certae in omnibus<text:line-break/>extensionis circumfcriptiones, sic neque medium idem erit</text:span></text:p>
      <text:p text:style-name="P20"><text:span text:style-name="T26">in omnibus. Quare quum summae extensionis et flexio-<text:line-break/>nis habitum secundum naturam esse dicimus, non plane<text:line-break/>ad unguem fed in latitudine medium hoc tibi intelligen-<text:line-break/>dum est, quod commune vocat Hippocrates. Verum quem-<text:line-break/>admodum impossibile est in medio habitu manum exquisi-<text:line-break/>tissime collocare, cui aniculae crassitudinem demere aut<text:line-break/>addere nequeas, sic manus ab hoc medio non procul figu-<text:line-break/>randa est. Quamobrem artificiosa conjectura ab artis ex-<text:line-break/>perte differt, quod artificiosa ad exquisitam commodera-<text:line-break/>tionem prope accedat,, idiotae vero quam plurimum non-<text:line-break/>nunquam oberret. Posset itaque Hippocrates hujus rei<text:line-break/>gratia decernere figuram prope angularem servandam esse,<text:line-break/>angularem vocans quae ad rectum est angulum, ut qui<text:line-break/>nos ipsam conjecturis non procul ab exquisita commode-<text:line-break/>ratione consequuturos esse censeat. Ego vero quod pro-<text:line-break/>tuli me juvenes docturum maximae utilitatis profecto ex-<text:line-break/>positurus sum, consuetudinem nimirum ad omnia lu me-<text:line-break/>dicina ita maximam facultatem habere, ut ipsa a prae-</text:span></text:p>
      <text:p text:style-name="P20"><text:span text:style-name="T26">stantissimis medicis natura adscititia nominata sit. Atque<text:line-break/>videtur Hippocrates semper ipsam inter scopos maxime<text:line-break/>necessarios statuere et ipsi secundum indicationis imperium<text:line-break/>tribuere, idque priori videlicet indicationis a natura pe-<text:line-break/>titae imperio inserins esse et per se habitus formam, nempe<text:line-break/>in. omnibus aegrotis introducere, imo pro cujusque con-<text:line-break/>fuetudinibus penitus variare. Nonnullos quidam amice<text:line-break/>visi totum diem sedentes, qui artes sedentarias profiten-<text:line-break/>tur, quosdam vero stantes aut ambulantes; quare merito<text:line-break/>censui ego magis iis extensum crus figurandam esse, qui<text:line-break/>plurimo tempore hanc tenere figuram consueverunt, quem-<text:line-break/>admodum contra minus extensum quibus univerium diem<text:line-break/>crus discubuit. Atque experimento re comprobata hanc<text:line-break/>ipsam cornperi qualem speravi De manibus quoque ea-<text:line-break/>dem ratione dicendum est, prope angularem figuram ipsas<text:line-break/>formandas esse, sed ad angulum obtusiorem vel acutiorem<text:line-break/>ex consuetudinibus . futuendam indicationem. Quia vero<text:line-break/>omnia rationis inventa homines experimento dijudicant,</text:span></text:p>
      <text:p text:style-name="P20"><text:span text:style-name="T26">propterea quae res testimonio comprobata est, jam certam<text:line-break/>praenotionem habet, haec inventa minime negantem. Ita-<text:line-break/>que hoc praeceptum ab amicis omnibus exploratum jam<text:line-break/>constans ad haec lu usum jam receptum esu Ergo Hip-<text:line-break/>pocratem diximus voluisse quoque habitum angulatum pro<text:line-break/>consuetudinem differentiis immutare, mutationem vero exi-<text:line-break/>guam, hoc est prope angulatam formam constituere.</text:span></text:p>
      <text:h text:style-name="Heading_20_2" text:outline-level="2">XXII.</text:h>
      <text:p text:style-name="P16"><text:span text:style-name="T26">At </text:span><text:span text:style-name="T21">in mutatione ex distensione ad habitum aut posituram,<text:line-break/>haec fe habent similia, mufculi, venae, nervi, offa aut<text:line-break/>maxime bene posita</text:span><text:span text:style-name="T26"> et </text:span><text:span text:style-name="T21">bene stgurata.</text:span></text:p>
      <text:p text:style-name="P18"><text:span text:style-name="T26">Haec superius etiam pronunciata funt; si quis autem<text:line-break/>ea prorfus detraxerit, doctrina non laedetur. Accidit enim<text:line-break/>in hujusmodi libris, qui rerum mulsarum interpretationem<text:line-break/>brevi oratione continent, aliter atque- aliter interdum au-</text:span></text:p>
      <text:p text:style-name="P20"><text:span text:style-name="T26">ctorem res ipsas scribere, fe spectantem quibus dictioni-<text:line-break/>bus ipse magis sit usurus; postea librarium earum non-<text:line-break/>nullas in marginibus , nonnullas etiam in fronte scriptas<text:line-break/>cornperisse et universas in libri fundo conscripsisse, quo<text:line-break/>potissimum ordine merito impositas este ipse censuerit.<text:line-break/>Quod igitur in proposita oratione declaratur, id ejusmodi<text:line-break/>est. Plura diximus esse curando aegro tempora. Primum<text:line-break/>accessionis quo ad medicum accedit qui aliqua in figura<text:line-break/>partem affectam prorsus habet. Alterum deinde deditio-<text:line-break/>nis quo scsc medicis exhibet, quis ipsi affectus acciderit<text:line-break/>et qua praeparatione ad curationem opus fuerit cognituris.<text:line-break/>Tertium deinceps praeparationis eorum est tempus. Huic<text:line-break/>succedit porrectionis, a quo mox in fracturis quidem con-<text:line-break/>formationis tempus; in luxationibus vero repositionis, post<text:line-break/>hoc illud deligationis. Postremum denique omnium fuf-<text:line-break/>pensionis quidem in manu, depositionis vero remorantis<text:line-break/>in crure et in dorsi et capitis regionibus tempus existit.<text:line-break/></text:span><text:span text:style-name="T21">"E&amp;v habitum</text:span><text:span text:style-name="T26"> itaque pronuhciavit lu proposito </text:span><text:span text:style-name="T11">παρὰ τὸ</text:span></text:p>
      <text:p text:style-name="P19"><text:span text:style-name="T11">ἔχειν </text:span><text:span text:style-name="T26">a verbo habere, quod eo post deligationem tempore<text:line-break/>peritiam devinciendarum statum contineat. Huic e regione<text:line-break/>posituram opposuit partium depositarum quae tres nume-<text:line-break/>rantur, crura, caput et tota spina. Quare hic habitum<text:line-break/>nostrum mente percipiemus, quemadmodum in ceteris,<text:line-break/>qualis in claviculis, manibus, lateribus et scapulis, utris-<text:line-break/>que malis et si qua pars sit hujusmodi. Decernit enim<text:line-break/>in enarratarum partium mutatione nonnullas recte jacere,<text:line-break/>-quae nimirum posituras subire queunt, eas perbelle con-<text:line-break/>tinendas esse. Quae partes collocatae sunt, eas belle po-<text:line-break/>sitas nominavit, bene vero figuratas, alias. Ceterae nam-,<text:line-break/>que pro dictorum temporum ratione diversae sunt. Ce-<text:line-break/>terum communis in omnibus unus et idem est naturalis<text:line-break/>partium status, ad quem eum inspicere jubet, qui integro<text:line-break/>tempore factaiu deligationem diutius servandam conjicit.<text:line-break/>Si namque aliam figura deligationem struxerimus, in aliam<text:line-break/>quoque postremo tempore musculorum, nervorum-et ve-</text:span></text:p>
      <text:p text:style-name="P20"><text:span text:style-name="T26">narum positura mutabitur neque etiam erunt bene dispo-<text:line-break/>sita neque bene conformata.</text:span></text:p>
      <text:h text:style-name="Heading_20_2" text:outline-level="2">XXIII.</text:h>
      <text:p text:style-name="P16"><text:span text:style-name="T21">JJtstensto maxime decet maxima, crafstfstma, aequalia et<text:line-break/>ubi ambo fracta stnt; deinde minus, ubi subjectum j<text:line-break/>minime ubi superius.</text:span></text:p>
      <text:p text:style-name="P18"><text:span text:style-name="T26">Distensio, inquit, maxime fit illis in partibus, quibus<text:line-break/>maxima et crassissima ossa funt et quae ipfa ambiunt cor-<text:line-break/>pora, hoc est musculi. Hi namque funt, qni maxime di-<text:line-break/>stendi desiderant , quod et maxime ad sue capita contrahi<text:line-break/>natura consueverint. Hujusmodi vero pars femur est,<text:line-break/>deinde brachium et tibia, postea cubitus, postremo quae<text:line-break/>partes summae manui et pedi connectuntur, exceptis hic<text:line-break/>in spina positis. Quin etiam quum pronunciat, uni ossa<text:line-break/>assecla sunt, ea sane magis distendere oportet, qualis est<text:line-break/>cubitus et radius. Quum vero minime, id est levissime</text:span></text:p>
      <text:p text:style-name="P20"><text:span text:style-name="T26">et moderatissime; ubi superius, quemadmodum in manu<text:line-break/>radius. At haec omnia in opere de fracturis luculenter<text:line-break/>explicavimus.</text:span></text:p>
      <text:h text:style-name="Heading_20_2" text:outline-level="2">XXIV.</text:h>
      <text:p text:style-name="P16"><text:span text:style-name="T21">Distentio moderato magis sucta, noxia, pueris exceptis.<text:line-break/>Partes paulum acclives habere.</text:span></text:p>
      <text:p text:style-name="P18"><text:span text:style-name="T26">In pueris quidem minus cornmoderato distentio fit,<text:line-break/>sive in fracturis sive in luxationibus sola repulsam ferat,<text:line-break/>conformationis quidem in fracturis, repositionis vero lu<text:line-break/>luxationibus. Verum haec etiamsi laesionem propriam non<text:line-break/>habeant, in quibus tamen vehementiores ipsa dolores ex-<text:line-break/>citat, inflammationes deinceps et febres et convulsiones<text:line-break/>nonnunquam et paraIyfes affert, quemadmodum Erasistra-<text:line-break/>tus in humeri articulo vehementius extenso se vidisse nar-<text:line-break/>rat; sed minus pueri quam ceteri vehementiori extensione,<text:line-break/>tum ob corporum humiditatem tum mollitiem oblaeduntur.</text:span></text:p>
      <text:p text:style-name="P20"><text:span text:style-name="T26">Ut enim lora humentia quidem et mollia corporibus citra<text:line-break/>molestiam amplius extendantur, dura vero et arida per-<text:line-break/>rumpantur, eodem modo et musculi et nervi quum ma-<text:line-break/>dent et molles sunt, facile tensionibus obsequuntur neque<text:line-break/>vehementer dolent neque obrumpuntur. Duri vero et<text:line-break/>aridi, quod citra magnam violentiam extendi nequeant,<text:line-break/>magnos dolores perferunt, non solum in iis quae modum<text:line-break/>excedunt tensionibus, sed etiam in comrnoderatis. At in<text:line-break/>hoc ipso cafu musculorum et nervorum fibrae convellun-<text:line-break/>tur' alirumpunturque. Non horum quidquam pueris ob-<text:line-break/>oritur neque ipsis succedunt inflammationes et per eas<text:line-break/>febres et deliria 'et convulsiones et paralyses. Ipfe igitur<text:line-break/>de pueris verba fecit,- sed haec ad eunuchos et feminas,,<text:line-break/>et ad eos qui natura aut consuetudine madent et molli<text:line-break/>carne funt. Nam hujusmodi corporum, temperamenta et<text:line-break/>facile tensioni obsequuntur et nulla hinc et inde noxa<text:line-break/>immoderatius extensus fubsequi consuevit. At quibuscun-</text:span></text:p>
      <text:p text:style-name="P20"><text:span text:style-name="T26">que natura vel consuetudine corpus luduruit, vix tensioni<text:line-break/>cedunt, atque propterea etiam eoe minus a medicis ex-<text:line-break/>tendi ipse pronunciat, magnas siquidem laesiones ab im-<text:line-break/>m oderat ioribus tensionibus subeunt. Partes paulum accli-<text:line-break/>ves habere decet. Atque haec oratio praecedentibus du-<text:line-break/>plici de causa similiter' pronunciatum Prima ob fecurita-<text:line-break/>tem, secunda et ne paululum doleant. Contraria namque<text:line-break/>ob dolorem laedunt.</text:span></text:p>
      <text:h text:style-name="Heading_20_2" text:outline-level="2">XXV.</text:h>
      <text:p text:style-name="P152"><text:span text:style-name="T21">Articulationii exemplum aequivocum, conjugatum, simile,<text:line-break/>sunum.<text:tab/>•<text:tab/><text:tab/> </text:span><text:span text:style-name="T21">.</text:span></text:p>
      <text:p text:style-name="P18"><text:span text:style-name="T26">Non aequivocum, fed univocum dixisse melius fuit.<text:line-break/>Qui namque funt ejusdem nominis, eos non aequivocos<text:line-break/>appellavit. Homo siquidem homini univocus existit, Hip-<text:line-break/>pocrates Hippocrati ef canis terrestris terrestri, quemad-<text:line-break/>modum marinus marino* Quaecunque igitur nomina fpe-</text:span></text:p>
      <text:p text:style-name="P20"><text:span text:style-name="T26">clem unam in multis singularibus significant, de iis uni-<text:line-break/>voce species praedicatur; quaecunque vero de specie dif-<text:line-break/>ferentibus praedicantur, mos nobis est dicendi aequivoce<text:line-break/>praedicari. Quae speciei subjiciuntur et quae a subjectis<text:line-break/>significantur aequivoca nominari. Num igitur manus ma-<text:line-break/>nni comparata eandem speciem habens tanquam aequivoca<text:line-break/>esse diceretur? Haec autem de vocabulis controversia<text:line-break/>quibusdam non magna aestimatione digna videtur. Quae<text:line-break/>sequuntur magni lu arte medica momenti sunt; te nam-<text:line-break/>que hortantur, quum affecta corpora suam in sedem re-<text:line-break/>stitueris, exemplo uti aequivoca, conjugatu, simili et sano:<text:line-break/>aequivoco quidem, ubi brachium cum brachio confertur,<text:line-break/>cum cubito cubitus, femur cum femore, tibia cum tibia.<text:line-break/>Conjugatio vero in uno eodemque homine, non in aliis<text:line-break/>hominibus; quod praeceptum etiam lu libro de articulis<text:line-break/>declaravit his verbis; non alienos articulos conspicere.<text:line-break/>Gonjugato autem adjecit simila, potest enim conjugatum<text:line-break/>qnidem esse quod confertur, non tamen simile. Alterum<text:line-break/>siquidem brachium multoties aliquo affectu tabuit aut crus</text:span></text:p>
      <text:p text:style-name="P13"><text:span text:style-name="T2">valgum varumve accidit, ideoque rursus sanum attulit, ne<text:line-break/>vi verbi quinto praetermissa omnino nihil quidquam nos<text:line-break/>persecte perciperemus. Conjugatum enim sanum prorsus<text:line-break/>est, si simile aut simili proximum aut utcunque membrum<text:line-break/>eodem modo affectum esse contigerit. Hoc autem in aliis<text:line-break/>homini bus,ssed illud desiderabimus similiter verbo sanum<text:line-break/>adjunctum esse.</text:span><text:span text:style-name="T9">r</text:span><text:span text:style-name="T2"> Satis erat dumtaxat sanum in se ipso<text:line-break/>dicere et quod complectetur simile. Ergo fortassis quum<text:line-break/>utrum que ipse scripserit Hippocrates, ut in aliis operibus<text:line-break/>eum scripsisse contigit, nou eorum alterum, imo non<text:line-break/>utrumque scripsisse.</text:span></text:p>
      <text:h text:style-name="Heading_20_2" text:outline-level="2">XXVI.</text:h>
      <text:p text:style-name="P16"><text:span text:style-name="T21">Frictio potest salvere, ligare, came implere, minuere.<text:line-break/>Dura ligare, mollia salvere, multa minuere, moderata<text:line-break/>carne implere.'</text:span></text:p>
      <text:p text:style-name="P19"><text:span text:style-name="T26">Ligare quidem exponit densare, solvere vero rare-<text:line-break/>facere et mollire, minuere denique extenuare. Duram<text:line-break/>siquidem frictionem profecto consentaneum est frictam car-<text:line-break/>nem sibi ipsi similem efficere, dum ipsam densat et atte-<text:line-break/>rit; ita vero et mollem frictionem sibi ipsi similem car-<text:line-break/>nem constituere, ac si durae contraria praestet. Multam<text:line-break/>autem quod ulterius discutiat extenuare rationi consonum<text:line-break/>esu Paucam autem multae'oppositam non plane corpus<text:line-break/>reficere, neque carne implere, sed moderatam, quod su-<text:line-break/>peritis quoque docuit in textu de aquae calentis usu.<text:line-break/>Nam omnino pauca frictio peraeque ac brevis aquae per-<text:line-break/>fusio, quod sensum feriat, nihil efficit. Tamdiu igitur<text:line-break/>carnis procreandae gratia fricandum est, quoad certa ipfa<text:line-break/>indicia portenderint, quae de moderata perfusione prodita<text:line-break/>fuerunt in textu, ubi pronunciat: dum pars etiamnum<text:line-break/>attollitur, priusquam concidat, finire oportet, Primum<text:line-break/>enim attollitur, postea extenuatur; quod autem eorum<text:line-break/>quae ad frictionis effectus spectant nihil ab Hippocrate<text:line-break/>negligentia praetermissum sit, a tue libro secundo de sa-</text:span></text:p>
      <text:p text:style-name="P153"><text:span text:style-name="T26">nitate tuenda demonstratum esu Quod </text:span><text:span text:style-name="T21">vera</text:span><text:span text:style-name="T26"> multos Iatet,<text:line-break/>illud sane nosse oportet, quod scilicet Graeci non eam<text:line-break/>quae ex inferioribus partibus ad superiores ducitur fiictio-<text:line-break/>nem </text:span><text:span text:style-name="T11">ἀνάτριψιν </text:span><text:span text:style-name="T26">appellant, sed omnem quae simpliciter<text:line-break/>etiamnnm peragitur; atque perrarum est </text:span><text:span text:style-name="T11">τρἰψιν </text:span><text:span text:style-name="T26">vocabulum<text:line-break/>apud eos invenire. Quandoquidem ipsis est consuetudo<text:line-break/></text:span><text:span text:style-name="T11">ἀνάτριψιν </text:span><text:span text:style-name="T26">appellare, quod nos hic </text:span><text:span text:style-name="T21">qpittsuptv</text:span><text:span text:style-name="T26"> frictionem<text:line-break/>vocamus.<text:tab/>-</text:span></text:p>
      <text:h text:style-name="Heading_20_2" text:outline-level="2">XXVII.</text:h>
      <text:p text:style-name="P18"><text:span text:style-name="T26">Deligare vero oportet inprimis quidem ut deligatus<text:line-break/>dicat, se maxime comprimi qua parte laesio est, extremis<text:line-break/>vero partibus minime. Et se firmatum esse, non com-<text:line-break/>pressum linteorum copia, non vi, hoc vero die ac nocte<text:line-break/>paulo magis, postridie minus, tertia laxa. Reperlatur au-<text:line-break/>tem postero die in extremis tumor mollis. Tertio die<text:line-break/>devinctum solutum gracilius sit, idque per omnes deliga-<text:line-break/>tiones; postera deligatione an decenter deligatum appa-<text:line-break/>ruerit , discendum esu Hinc autem magis ac pluribus</text:span></text:p>
      <text:p text:style-name="P19"><text:span text:style-name="T26">comprimatur, tertio adhuc magis, rtemque pluribus. Se-<text:line-break/>ptimo a prima deligatione soluta ossa gracilia et laxa de-<text:line-break/>prehendantur. At 'ferulis alligata si gracilia citra pruri-<text:line-break/>- - tum et ulcus exstiterint, ad viginti a laesione dies sincere<text:line-break/>• oportet. Si quid vero Inspectum sit in medio tempore<text:line-break/>et ferulas tertia quoque confirmare convenit. Suspensio,<text:line-break/>depositio, deligatio, quo eodem in statu sint, observanda<text:line-break/>sunt.</text:span></text:p>
      <text:p text:style-name="P18"><text:span text:style-name="T26">Fulcimenta Graecos </text:span><text:span text:style-name="T11">ἕρματα </text:span><text:span text:style-name="T26">et </text:span><text:span text:style-name="T11">ἑρμάσματα </text:span><text:span text:style-name="T26">stabilimenta<text:line-break/>et fulturas appellare et eo constat, quod ita poeta concinit:</text:span></text:p>
      <text:p text:style-name="P21"><text:span text:style-name="T21">Navis fulcimenta subegit.</text:span></text:p>
      <text:p text:style-name="P16"><text:span text:style-name="T26">.Ipsi quadrat </text:span><text:span text:style-name="T11">ἡρμόσθαι </text:span><text:span text:style-name="T26">fulcire, quod idem ac formare et sta-<text:line-break/>bilire significat. Hoc igitur non linteorum copia magis<text:line-break/>quam ni oboritur. Jubet autem proprie pressum ex deliga-<text:line-break/>tione caveri. Verum de his disseruimus et fequentibus<text:line-break/>continentur, in commentariis operum tum de fracturis</text:span></text:p>
      <text:p text:style-name="P20"><text:span text:style-name="T21">tum de articulis</text:span><text:span text:style-name="T26"> perfectissime scripta sunt. Quare rursum<text:line-break/>abdita et obscura interpretari et hunc in commentarium<text:line-break/>transferre quae abunde,- proindeque manifeste in illis ex-<text:line-break/>plicata sunt, decere non arbitror.' Turpe namque mini<text:line-break/>est manifeste explanata rursum ceu fabulas enarrare. Qui<text:line-break/>omnium maxime potuit mentis conceptum non meum<text:line-break/>dumtaxat verbis explicare, infert, lis itaque praetermissis,<text:line-break/>etenim qui commentarios operum de fracturis'et articulis<text:line-break/>legerunt ipsis dilucide patent, continua persequor.</text:span></text:p>
      <text:h text:style-name="Heading_20_2" text:outline-level="2">XXVIII.</text:h>
      <text:p text:style-name="P16"><text:span text:style-name="T26">.Figurarum </text:span><text:span text:style-name="T21">summa, consuetudines, naturae cujus que mem-<text:line-break/>brorum, species et currendi, incedendi, standi et de-<text:line-break/>cumbendi ratione, ex actione et remifstone. '</text:span></text:p>
      <text:p text:style-name="P18"><text:span text:style-name="T26">Liquido constat, ipsa oratione scriptum Tiunc libium*<text:line-break/>post ejus auctoris obitum typis mandatum fuisse. Qui<text:line-break/>namque hujusmodi libros exscribunt, si qua duobus modis</text:span></text:p>
      <text:p text:style-name="P20"><text:span text:style-name="T26">auctore conscripta sint aut in margine aut fronte posita<text:line-break/>perpendendi gratia quis utrorum melius mentem suam<text:line-break/>explicet, omnia in ipfo opere describere consueverunt.<text:line-break/>Quis enim credere putest eum voluisse hoc in libro bis<text:line-break/>eadem scribere, nulla necessitate rationi consentanea co-<text:line-break/>gente; praeterea vero magis ubi summam breviloquentiam<text:line-break/>secsatus esu Sed quum majoribus nostris placuerit ejus-<text:line-break/>modi textus explanare, nos quoque ipsis obscquernur.<text:line-break/>Quum igitur summa figurarum aeque ac scopos pronuncia-<text:line-break/>verit, ad quos respicientes nos in unaquaque parte pro-<text:line-break/>prium ipsi habitum comperturos esse perspicuum est. Ce-<text:line-break/>terum confuetudines hujusmodi scoporum unum esse supe-<text:line-break/>rius quoque hoc in textu docuit: Deditio, distensio, </text:span><text:span text:style-name="T21">con-<text:line-break/>formatio</text:span><text:span text:style-name="T26"> et quae cetera secundum naturam sint. Natura<text:line-break/>vero inest operibus; operis actione quid velit conjectan-<text:line-break/>dum est. Ad haec autem ex quieficente, ex communi, ex<text:line-break/>consuetudine. Ex quiescente quidem ac remisso rectitudi-<text:line-break/>nes (pedandae sunt, velut in manus, figura. Ex communi</text:span></text:p>
      <text:p text:style-name="P20"><text:span text:style-name="T26">extensio et inflexio, veluti figura cubiti cum brachio an-<text:line-break/>gulari proxima. Ex consuetudine, quod non alias figuras<text:line-break/>facilius ferre queant, veluti-crura extensionem. Ab ea<text:line-break/>namque figura plurimum tempus facillime consequerentur<text:line-break/>quae ipsam non immutavit. His autem scriptis qua ra-<text:line-break/>tione laboriosa illis deteriora in proposita oratione nequa-<text:line-break/>quam iterum scripsit? Praeposuit siquidem in ea et consue--<text:line-break/>tudines et naturas cujusque membri; deinde vero species<text:line-break/>lroc est ipsius differentias ex actionibus vult cognosci. Qui-<text:line-break/>dam verbo species adscripscrunt verbum membrorum, ut<text:line-break/>ita exstet oratio, species membrorum. De cruribus certe<text:line-break/>exempli gratia dixit, currendi, incedendi et standi ratione.<text:line-break/>Praeterea sui addidit et decumbendi, quod idem erit ac<text:line-break/>verbum superius scriptum, quiescendi. Quin etiam bis<text:line-break/>serie subjunxit, ex actione, ex remissione. Actionem pro<text:line-break/>singularibus currendi, incedendi et standi actionibus ac-<text:line-break/>cepit: remissionem vero pro quiescendi statu; quare ni-<text:line-break/>hil amplius hac in sententia quam actionem et quietem</text:span></text:p>
      <text:p text:style-name="P19"><text:span text:style-name="T26">percensuit. Neque vero quia textus initio artuum naturas<text:line-break/>nominavit, propterea easdem imo tertiam summarum figu-<text:line-break/>ram enunciasse existimandum est, nullumque aliud cer-<text:line-break/>tum naturae indicium praeter actiones tradidisse. Quod<text:line-break/>totum sic habet, quemadmodum in textu paulo ante pro-<text:line-break/>- ducto scriptum esu In omnibus curationis affectuum chi-<text:line-break/>rurgiconim temporibus servandus est secundum naturam<text:line-break/>partis habitus. Hic autem inquit, ex quiescente et otiaute,<text:line-break/>hoc est quum quis conquiescit; ex communi, hoc est ex<text:line-break/>'medio quod inter extrema statuitur; atque ex consue-<text:line-break/>tudine, ,qua perspicuum est actionem et quietem compre-<text:line-break/>, hendi. Haecque duo certa generalissima habitus secundum<text:line-break/>naturam cuique parti oborti indicia conscquemur, quae<text:line-break/>sunt tum inter extrema medium tum ipsa consuetudo.<text:line-break/>Ego-vero in libris de motibus musculorum de his amplius<text:line-break/>disseruimus et quam ex anatome partium invenimus tum<text:line-break/>eos, qui secundum naturam sunt habitus demonstravimus,<text:line-break/>ut etiam in. libro de articulis ipfe docuit Hippocrates.</text:span></text:p>
      <text:p text:style-name="P19"><text:span text:style-name="T26">Potest autem alius aliis utens nominibus de propositis re-<text:line-break/>bus dicere diversa conspici, veluti etiam quum quis di-<text:line-break/>xerit citra dolorem, non alium habitum inveniet praeter-<text:line-break/>quam eum in quo quiescere consuetum est et is ipse qui<text:line-break/>inter extrema sit medius. Verum et indicatione sumta a<text:line-break/>partium structura hic idem invenitur.</text:span></text:p>
      <text:h text:style-name="Heading_20_2" text:outline-level="2">XXIX.</text:h>
      <text:p text:style-name="P18"><text:span text:style-name="T21">Nam ustui roborat, otium colliquat.</text:span></text:p>
      <text:p text:style-name="P18"><text:span text:style-name="T26">Hoc etiam tanquam in exemplari conspicitur quod<text:line-break/>auctor libri scriptis prodidit. Idem fortassis quum pro-<text:line-break/>ducere desideraret in libro qui ad editionem ab eo scri-<text:line-break/>bebatur et in aliis transscriptis ita scriptum invenitur, cur<text:line-break/>usus roborat, otium vero colliquat? proponente sibi per<text:line-break/>quaestionem ipsam sententiam auctore non rebus ad chi-<text:line-break/>rurgiam solam, sed etiam ad diaetam spectantibus utilissi-</text:span></text:p>
      <text:p text:style-name="P19"><text:span text:style-name="T26">mam. Omne igitur corpus </text:span><text:span text:style-name="T21">in otio</text:span><text:span text:style-name="T26"> degentium effeminatur<text:line-break/>et infirmum fit; firmatur autem et roboratur corpus eo-<text:line-break/>rum qui laboribus incumbunt, hoc est qui agunt. Duplex<text:line-break/>vero est orationis fides; experientia quidem omnium qui<text:line-break/>mentem adhibent evidenter apparentibus' et indicatio re-<text:line-break/>rum quae a naturali structura sumitur in commentariis de<text:line-break/>sanitate tuenda explicata. In his autem quae ad chirur-<text:line-break/>. giam pertinent non universo tempore partes affectae fer-<text:line-break/>' vari debent immobiles, quemadmodum nonnulli securitatis<text:line-break/>gratia faciunt, fed ipsae quum inflammationis sint exper-<text:line-break/>tes, moderate dimoveri, hocque in primis molliendum,<text:line-break/>quum affectae parti aqua calida perfunditur; deinceps in<text:line-break/>t -balneis, postea etiam sine his.</text:span></text:p>
      <text:p text:style-name="P154"><text:span text:style-name="T11">Γ<text:tab/></text:span><text:span text:style-name="T26">— ‘<text:tab/><text:tab/><text:tab/></text:span></text:p>
      <text:h text:style-name="Heading_20_2" text:outline-level="2">XXX.</text:h>
      <text:p text:style-name="P18"><text:span text:style-name="T26">An </text:span><text:span text:style-name="T21">compreststone an copia linteorum.</text:span></text:p>
      <text:p text:style-name="P18"><text:span text:style-name="T26">Hoc ipsum quoque per fe typis ab auctore libri fum-<text:line-break/>matim scriptum huc librarius transtulit. At sirpra per-</text:span></text:p>
      <text:p text:style-name="P20"><text:span text:style-name="T26">fpicue persecteque explicatum est, ut nunc praecise ad-<text:line-break/>scribitur. Subaudire namque oportet lintea, ut universa<text:line-break/>oratio salis existat. Compressio fiat magis linteorum mul-<text:line-break/>titudine quam pressu.</text:span></text:p>
      <text:h text:style-name="Heading_20_2" text:outline-level="2">XXXI.</text:h>
      <text:p text:style-name="P16"><text:span text:style-name="T21">Quaecunque vero suggillationes aut contusiones aut vulsio-<text:line-break/>nes aut tumores inflammationis expertes ex vulnere ob-<text:line-break/>oriuntur, ad superiorem partem plurimum,</text:span><text:span text:style-name="T26"> ad </text:span><text:span text:style-name="T21">inferio-<text:line-break/>rem parum deligare oportet, quae manum aut crus non<text:line-break/>propensu sortiantur. Principium fasciarum supra vul~'<text:line-break/>nus ponere maximeque firmare partes extremas minime,<text:line-break/>medias mediocriter. Extremam partem ad superiores<text:line-break/>corporis partes distribuere deligatione, comprefstoner Sed<text:line-break/>et haec copia magis quam robore. His vera potistsi-<text:line-break/>rnum congruunt lintea tenuia, laevia, mollia, pura, lata,<text:line-break/>suna, ut quae stne ferulis it uberiore aquae persusume<text:line-break/>usurpanda funt.</text:span></text:p>
      <text:p text:style-name="P19"><text:span text:style-name="T26">Hippocratis mos suit ex Ionum lingua, </text:span><text:span text:style-name="T11">φλάσματα </text:span><text:span text:style-name="T26">per<text:line-break/></text:span><text:span text:style-name="T11">φ </text:span><text:span text:style-name="T26">contusiones appellare, quae </text:span><text:span text:style-name="T11">θλάσματα </text:span><text:span text:style-name="T26">per </text:span><text:span text:style-name="T11">Θ </text:span><text:span text:style-name="T26">a nobis<text:line-break/>nominantur. Hae vero oboriuntur, quum quid grave in<text:line-break/>corpus decidit, ac si quis dixerit, carnosum genus per-<text:line-break/>rupit. Sugillationes vero i nesse consueverunt, quum con-<text:line-break/>tusa caro in eam quae sub cute est regionem fanguinem<text:line-break/>suffundit, unde hic affectus suffusio vocatur, quae nimi-<text:line-break/>rum- non divisa cute generatur. Patet autem ex ilia, ve-<text:line-break/>nas una cum carne in suffusionem generatione dividi.<text:line-break/>Vulsiones autem oriuntur-in musculorum fibris, ubi am-<text:line-break/>plius extensae funt, ut nonnullae rumpantur, quos affe-<text:line-break/>ctus juniores medici rupturas proprie vocitant. Horum<text:line-break/>tamen primus Hippocrates memor ipse serie oedemata<text:line-break/>scripsit, omnes ita nominare consuevit’ eos qui praeter<text:line-break/>naturam funt tumores. Recentiores eos in inflammationes,<text:line-break/>scirrhos et eos quae proprie oedemata appellitant par-<text:line-break/>tiuntur. Inflammationes autem Hippocrates flagrantias,<text:line-break/>unde nomen calidis tumoribus inditum esu Praeter pro-</text:span></text:p>
      <text:p text:style-name="P20"><text:span text:style-name="T26">positos tumores aIter est, quod erysipelas vocatur et per-<text:line-break/>petuo quidem est cum flagrantia, cum tumore vero non<text:line-break/>perpetuo. Hi igitur omnes morbi nominarim ab Hippo-<text:line-break/>crate constituti; quod ad diaetam ac pharmaciam spectat,<text:line-break/>aliam curationem exigunt,; quod vero ad chirurgiam aliam<text:line-break/>quae ex deligationis ratione fit, quum et potissimum a<text:line-break/>praecedentibus deligationibus artium sortiantur; de qui-<text:line-break/>fcus nunc orationem habet. Is textus, ex vulnere oboriun-<text:line-break/>tui, idem ac exprimuntur vel expelluntur significat. Qui-<text:line-break/>dam ita plane scribunt </text:span><text:span text:style-name="T11">ἐξαίρεται, </text:span><text:span text:style-name="T26">expelluntur, ut nulla sit<text:line-break/>opus explicatione. Ceterum ipsorum' deligationem lu libro<text:line-break/>de fracturis ea parte tumore affecta, hic vero a vulnere<text:line-break/>exorditur. Constat autem ipsum vulnus vocari partis<text:line-break/>laesionem. Atque nunc eatenus catagmaticam deligationem<text:line-break/>submutat, quatenus plurimam fasciarum distributionem ad<text:line-break/>superiora ferri consulit, paucam vero ad inferiora. Ille<text:line-break/>quoque textus, quae manum aut crus non propensa sor-<text:line-break/>tiantur , communis quidem est delibationi eatagmaticae feu</text:span></text:p>
      <text:p text:style-name="P20"><text:span text:style-name="T26">sd fracturas utili, fed hunc tanquam, vim maximam ha-<text:line-break/>bentem in rebus nunc propositis ita scripsit, ne prout<text:line-break/>consuevimus negligentius agentes noununquam magnam<text:line-break/>laesionem concitemus. Quae namque ingentem noxam aut<text:line-break/>opem (ortiuntur neque recte procedunt, haec frequentius,<text:line-break/>commemorare non pigebat Hippocratem; in qulbus </text:span><text:span text:style-name="T21">vero<text:line-break/></text:span><text:span text:style-name="T26">nullam aut exiguam opem aut noxam oboriri novit, huic<text:line-break/>de his femel disseruisse satis esu Iu fracturis igitur ubi<text:line-break/>quam primum hae devinciantur, priusquam inflammatio<text:line-break/>vel alius ex praedictis affectibus affectae parti supervene-<text:line-break/>rit, cautio est similiter ac in his, ne quid in affectam<text:line-break/>sedem affluat, non tamen ut humor in laesa parte conten- '<text:line-break/>tus discutiatur. Quocirca perfusionem iu textu adjunxit,<text:line-break/>non quo illic omnino eam non usurpet , sed quo hic ma-<text:line-break/>gis. Haec enim aqua calida copiosius perfundenda funt,<text:line-break/>ut quod in tumentibus partibus collectum est discutiatur.<text:line-break/>Quamobrem ipfe in sermone de calce cui alto saltu su-<text:line-break/>gillatio quaedam successerat, quum ab ceteris quae ad cu-</text:span></text:p>
      <text:p text:style-name="P20"><text:span text:style-name="T26">rationem praescripsit auxiliis, hoc quoque addidit, aquam<text:line-break/>nimirum calidam copiosam, cujus perfusione, non com-<text:line-break/>pressione pars devincienda securitatem habet. Quare in<text:line-break/>opere de fracturis id ab ipso quoque praescriptum esu In<text:line-break/>propositis vero affectibus usus major est, nt discutiantur<text:line-break/>et non comprimantur. Eam igitur ob causam et absque<text:line-break/>ferulis deligationem molitur; ita ut duobus modis a ca-<text:line-break/>tagmatica deligatione ipsam secreverit, tum quia minus com-<text:line-break/>primi postulat, tum quia maxime in ipsis imperat lintea, le-<text:line-break/>via, tenuia, mollia et pura esse. His enim potissimum indi-<text:line-break/>gent quae parcius quidem comprimenda sunt, liberalius<text:line-break/>vero discutienda. Addidit autem unumquemque ex pro-<text:line-break/>positis affectibus citra inflammationem esse oportere, si<text:line-break/>proposita deligatione curari debeat. Quia vero partes in-<text:line-break/>flammatione laborantes eam quae deligatione fit compiles-<text:line-break/>sionem ne modicam quidem ferunt, propterea ipsas cata-<text:line-break/>plasmatis et assiduis aquae calidae perfusionibus curamus,<text:line-break/>medicamentis quoque liquidis quae nimirum inflammatio-<text:line-break/>nibus auxiliari.queant.</text:span></text:p>
      <text:h text:style-name="P7" text:outline-level="2">XXXII.</text:h>
      <text:p text:style-name="P16"><text:span text:style-name="T26">At vero </text:span><text:span text:style-name="T21">prolapsu aut luxata aut disparata aut avulsu aut<text:line-break/>abrupta aut perversu, qualia vara, alio propendentia,<text:line-break/>ea fafciii deligare opertat; unde quidem excestsuruit re-<text:line-break/>mittendo, quo vero excejserint intendendo, ut ad con-<text:line-break/>traria inclinent deligata,</text:span><text:span text:style-name="T26"> etiam </text:span><text:span text:style-name="T21">priusquam deligata sue-<text:line-break/>rint paulo magis quam ut ex aequo stnt et susuiis et<text:line-break/>spleniis et suspensionibus at stguris, distensione, frictione,<text:line-break/>directione,</text:span><text:span text:style-name="T26"> ad </text:span><text:span text:style-name="T21">haec etiam uberiore persustone.</text:span></text:p>
      <text:p text:style-name="P18"><text:span text:style-name="T26">De his omnibus affectibus tum in opere de fracturis<text:line-break/>tum de articulis ipse docuit amplissime; nunc etiam quem-<text:line-break/>- admodum in ceteris multis, ita et his veluti quoddam<text:line-break/>compendium scribit, quod per se quidem brevitatis causa<text:line-break/>obscurum est; iis vero qui ista opera praelegerint manise-<text:line-break/>- sium. Nos autem etiam quia ipsa prius explicare prae-<text:line-break/>venimus,, propterea nunc pauca recordationis gratia in</text:span></text:p>
      <text:p text:style-name="P20"><text:span text:style-name="T26">medium proferemus. Si quis autem ab opere de officina<text:line-break/>medici auspicetur, hunc decet praeceptorem ad explana-<text:line-break/>tionem recenfere quaecunque in opere de fracturis et ar-<text:line-break/>ficulis ipfe scriptis</text:span><text:span text:style-name="T35">1</text:span><text:span text:style-name="T26"> mandavit Hippocrates, eam commen-<text:line-break/>tario describere et huc conferre. Appellavit igitur in<text:line-break/>proposito textu prolapsa uteri ubi articuli suis sedibus<text:line-break/>exciderunt. ' Laxata vero vocat, quum articulatio illaesa<text:line-break/>est, sed quae eam ambiunt nervosa corpora perversa sunt,<text:line-break/>idque iis accidit qui per vacua incedere dicuntur. Dispa-<text:line-break/>rata, quum ossa quae mutuo se contingunt aut natura ni-<text:line-break/>tra juncturam cohaerent prae affectu quodam diducuntur.!<text:line-break/>ln libris quoque de fracturis et articulis nominalim rne-<text:line-break/>minit ossium quae inter fe diducuntur, in flexura quidem<text:line-break/>cubiti et radii, in extrema manu et internodio eorum quae<text:line-break/>ipsam compositierunt ossium, in crure eorum quae genu<text:line-break/>construunt, in pede denique eorum quae calci sunt pro-<text:line-break/>xima. Avulsa dixit in ossibus quae prodeunt, quemad-<text:line-break/>modum ipse avulsa ab acromio explicat, quum quae ipsa<text:line-break/>colligant divulsu plurimum a se mutuo secesserint,; quae</text:span></text:p>
      <text:p text:style-name="P19"><text:span text:style-name="T26">prius connectebantur. Abrupta vero vocantur a juniori-<text:line-break/>bus abducta et ipsorum meminit in fine libri de fracturis<text:line-break/>et in fibris circa cubiti flexuram et abductum fieri scripsit<text:line-break/>ipfe, qx quo adducti posteri abrupta vocaverunt fracturas<text:line-break/>eas quae prope articulum per tutam ossium crassitudinem<text:line-break/>fiunt, ita ut a fe plurimum disparentur. Atque haec re-<text:line-break/>cenfiores brassicatim factas fracturas vocitant, seu cauli-<text:line-break/>formiter. At perversa nominant quae a luxatis differunt,<text:line-break/>perversa quidem, quatenus articulum quodammodo attin-<text:line-break/>gunt, leviter ipsum pervertunt et e suasede commovent.<text:line-break/>Fiunt quoque unum os, ac praecipue circa tibiam in pue,-<text:line-break/>ris quam deligamus post apparatum instrumentorum utriui-<text:line-break/></text:span><text:span text:style-name="T26">&gt; </text:span><text:span text:style-name="T26">que ipsam dirigentium quae ex tilia vel ex tali aliquo<text:line-break/>ligno ita firmo mollique tenuibus factis asserculis paramus.<text:line-break/>Praeclare ipfe quoque conscripsit, quod inter perversorum<text:line-break/>praeceptiones addiderit, alio propendentia: si namque, ut<text:line-break/>quidam scribunt, qualia vara, haec alio propendentia di-<text:line-break/>camus in omnibus scripturis, alio propendentia, cunctis</text:span></text:p>
      <text:p text:style-name="P20"><text:span text:style-name="T26">adjicere convenit. Tota siquidem articulatio plerumque<text:line-break/>intro et foras propensionem habet, ac praesertim in cru-<text:line-break/>ribus prope genua et prope malleolos. Quae foras pro-<text:line-break/>pendent valga vocantur, quae intro incurva et rara. His<text:line-break/>omnibus enarratis affectibus deligatio congruit, duos sor-<text:line-break/>tita scopos, priorem ut quo pars secessit inde ipsa fasciis<text:line-break/>adducatur et posituram habeat; alterum ut si liceat locus<text:line-break/>laxior sit, quo excipiat quod per deligationem compelli-<text:line-break/>tur. Condonare vero, hoc est remittere, neque hic in-<text:line-break/>tendere oportet fasciam. Sequi decet excesserint in illa<text:line-break/>textus parte in qua essatur; quo vero ut" tuta oratio sit<text:line-break/>hujusmodi; unde quidem excesserint remittendo, hoc est<text:line-break/>fasciam laxando, quo vero excesserint intendendo, ut in<text:line-break/>contraria loco in quem excesserint propendeant. Propen-<text:line-break/>sionis autem in contraria iis quae excesserint terminum<text:line-break/>secundum naturam non constituit. Sic enim deligatio a<text:line-break/>morbo vinceretur, quum pars diuturnae perversioni assue-<text:line-break/>verit, imo ultra naturalem statum partem vult adducere;</text:span></text:p>
      <text:p text:style-name="P155"><text:span text:style-name="T26">hoc enim est quod ,ab ipso dicitur paulo magis quam ut<text:line-break/>ex aequo sint. Nam quod secundum naturam est, id ae-<text:line-break/>quum esu Ceterum imperat nos in contrarium locum<text:line-break/>propensionem ex, omnibus moliri, .qui ad deligationem<text:line-break/>promovemus; quaeque nominatitn ipfe ita nronunciavit et<text:line-break/>fasciis er spleniis et suspensionibus, ad haec praeterea dis-<text:line-break/>tensione, frictione, directione; in his enim omnibus de-<text:line-break/>ligatio ultra naturalem statum in contrariam partem in-<text:line-break/>clinare potest. Sed uberiore uti perfusione actum fcriptis<text:line-break/>addidit uberiore, quod in superioribus omiserat, quod ta-<text:line-break/>men in propositis verbis lutelligere potuit. In illis </text:span><text:span text:style-name="T26">itaque<text:line-break/></text:span><text:span text:style-name="T26">discutiendi gratia, in siis vero emolliendi uberiorem aquae<text:line-break/>calidae perfusionem usurpant.</text:span></text:p>
      <text:h text:style-name="Heading_20_2" text:outline-level="2">XXXIII.</text:h>
      <text:p text:style-name="P16"><text:span text:style-name="T26">.Extenuata </text:span><text:span text:style-name="T21">vero multum sune partis comprehendendo de-<text:line-break/>ligare oportet, ut est astluxa contabesuctae partes am-<text:line-break/>plius quam suapte nalwra extenuatae Aiverstae, alia de-</text:span></text:p>
      <text:p text:style-name="P20"><text:span text:style-name="T21">ligatione permutatae ad incrementum tendant carniumque<text:line-break/>restaurationem resudant.</text:span></text:p>
      <text:p text:style-name="P18"><text:span text:style-name="T26">Textum hunc nonnulli quidem ex libri interpretibus,<text:line-break/>quemadmodum et alios pluree, percurrerunt paucis oblo-<text:line-break/>quuti. Quidam vero hunc dilucide explanare contenden-<text:line-break/>tes a veritate ita aberrarunt, ut mirer qua ratione exte-<text:line-break/>• nuatas partes, hoc est graciles nec nutritas, ad. naturale<text:line-break/>temperamentum adduxerint. Ego vero censeo quaecunque<text:line-break/>in verborum significationibus aut' aliquo quod explanet<text:line-break/>problemate quaeruntur nullam laesionem ad artis opera<text:line-break/>discentibus afferre, etiamsi de iis aliquis male conjecerit,<text:line-break/>nam cucurbitulae opitulantis curationis praescriptae ne-<text:line-break/>cessario laedunt, quod alicui medendi artem profitenti<text:line-break/>magis innotuerit. Quare prout ipfe emaciatas partes scm-<text:line-break/>per curaverim, docturus sum lu primis qua via qui di-<text:line-break/>scunt jam ex eorum quae proferam usu fructum ac emo-<text:line-break/>lumentum percipiant; deinde textum veritati congruere</text:span></text:p>
      <text:p text:style-name="P19"><text:span text:style-name="T26">contendam: in iis enim quae brevi fcripta sunt enitar<text:line-break/>profecto rerum veritatem omnino tueri et fenis senten-<text:line-break/>tiam, ,si fieri possit, lusce consentaneam demonstra ve. Si<text:line-break/>vero tandem hoc agere non detur, juvenis fane jam </text:span><text:span text:style-name="T21">ve-<text:line-break/>ritatem</text:span><text:span text:style-name="T26"> agnoscat. Quum ergo partium macies quibusdam<text:line-break/>oboriatur, hi plerumque ex diuturna laborantium quiete<text:line-break/>- aut catagmaticae ipsorum deligationis modo in hos affectus</text:span></text:p>
      <text:p text:style-name="P18"><text:span text:style-name="T26">veniunt. Sive enim quies partium in otio decumbentium<text:line-break/>imbecillas vires prodat, sive deligatio earum quae devlu-<text:line-break/>cinntur partium sanguinem exprimat, illa quidem in su-<text:line-break/>periorem'regionem, haec vero in inferiorem alimentum<text:line-break/>ipsarum adimit. Quare et curatio hujus affectionis gene-<text:line-break/>' rationi contraria instituenda est, ipsas partis affectae vires<text:line-break/>roborantibus ipsique copiosum sanguinem suppeditantibus:<text:line-break/>vires siquidem roborantur et moderatis frictionibus et per-<text:line-break/>fusionibns et motionibus, ln utroque genere qualitate et<text:line-break/>copia moderatio necessaria est motionibus. Quo vero san-<text:line-break/>guis uberius affluat et frictione utendum est, quae vires</text:span></text:p>
      <text:p text:style-name="P20"><text:span text:style-name="T26">quoque roborant. Sed omnia moderata esse oportet et in<text:line-break/>quantitate et qualitate. Non enim fatis est dumtaxat fri-<text:line-break/>. ctionem aut motum aut aquae calidae perfusionem neque<text:line-break/>copiosam neque omnino paucam adesse, sed lu iis oportet<text:line-break/>frictionem quidem in durae et mollis, paucae et copiosae<text:line-break/>medio consistere. Temperata vero aqua luter eam quae<text:line-break/>nondum calefacit, tepida vocatur et eam quae jam mor-<text:line-break/>det et dolores excitat, quae certe fervida nominatur, me-<text:line-break/>dia sit. In quantitate quoque eam nimirum inter copio-<text:line-break/>sam et paucam mediam esse decet. Verum et de quan—<text:line-break/>titate antea quoque orationem habuit, his verbis: dum<text:line-break/>pars adhuc attollitur, priusquam concidat, finire oportet.<text:line-break/>Hocce tempore si pars consimili modo conferatur, rubra<text:line-break/>maxime conspicitur. Quaecunque igitur gracilia et atro-<text:line-break/>pha fiunt, omnia magis exsanguia quam quae secundum<text:line-break/>naturam se habent, evidenter apparent, vixque fricanti-</text:span></text:p>
      <text:p text:style-name="P19"><text:span text:style-name="T26">bus et aquam calidam persuadentibus rubescunt. Scopus<text:line-break/>quantitatis est quo parti rubor concilietur. Hoc idem<text:line-break/>tempus tumidiorem partem prodit. Sed si perseveret qui<text:line-break/>fricat aut perfundit, tumor considit et rubor finitur.<text:line-break/>Quin etiam extenuatorum morbum curatu facilem aut<text:line-break/>' difficilem fore portendet, tum- rubor facile aut vix exci-</text:span></text:p>
      <text:p text:style-name="P18"><text:span text:style-name="T26">tatus tum pars in tumorem sublata. Haec autem conse-<text:line-break/>quutis praescribo frictionem ex quibusdam medicamentis<text:line-break/>hnmidis aegre calefacientibus a me paratam, maxime vero<text:line-break/>ex iis quae thapsiae non vetustae modicum accipiant. Sed<text:line-break/>et ex medicamentorum picantium aliquo hujusmodi ma-<text:line-break/>al lentas partes oblino, quae funt picea quaedam vel dro-<text:line-break/>'pastica si audieris nominari, intelliges et picantia, imo et'<text:line-break/>dropaces, ac tibi liceat quomodocunque volueris appellare.<text:line-break/>Non enim mihi propositum juvenes his lu commentariis<text:line-break/>Attici linum docere, fed perutilis artis medendi opera per-<text:line-break/>sequi, atque haec sunt picantium medicamentorum, quae<text:line-break/>ad praedictos scopos pertinent. Si namque primus eorum</text:span></text:p>
      <text:p text:style-name="P20"><text:span text:style-name="T26">usus partem prompte tumidam et rubram effecerit, jam<text:line-break/>decenter cessandum esu Alioqui et secundo die pars illi-<text:line-break/>nienda, etiam tertio, in quibusdam quotidie, in nonnullis<text:line-break/>tertio aut etiam quarto quoque die, prout locum affectum<text:line-break/>potissimum indigere conspexeris. At </text:span><text:span text:style-name="T21">vero</text:span><text:span text:style-name="T26"> interdum pro<text:line-break/>scoporum ratione non praescribo calidam reddi partem<text:line-break/>quae fricatur aut picatur, quandoquidem istud sub rubore<text:line-break/>comprehenditur; eodem enim tempore et in ruborem et<text:line-break/>in calorem progreditur. Ego ea quidem ratione quum<text:line-break/>medeor iis quae praeter naturam sunt gracilitatibus., per-<text:line-break/>raro deligatione usus ' sum. Quod si quandoque ea usus<text:line-break/>fuerim, prout Hippocrates dixit, deligavit, ipsius verbis<text:line-break/>addictus quibus dicit, diversa deligatione. Nam quod pro-<text:line-break/>nunciat diversa, huic catagmaticam deligationem opposuit,<text:line-break/>quae vehemen.tiorem partibus affectis" compressionem ex-<text:line-break/>citat. Diversa itaque deligatio prima protinus fasciarum<text:line-break/>injectione a catagmatica differt. Non enim nos ipsi parti<text:line-break/>curandae principium imponimus, quemadmodum ulceribus/</text:span></text:p>
      <text:p text:style-name="P20"><text:span text:style-name="T26">fracturis, sugillationibus, contusionibus et quibuscunque<text:line-break/>ceteris, paulo superius commemoratis facere consuevimus.<text:line-break/>Deinde veret partem affectam non comprimere, sed eam<text:line-break/>relaxare. Comprimere quidem potissimum partem sanam,<text:line-break/>unde principium duximus; deinceps autem tibi imperat<text:line-break/>distributionem fasciae a parte integra ad laesam usque di-<text:line-break/>stentionem sortiri. Quum autem ad affectam partem ac-<text:line-break/>cesserit, soluta fasciarum spira utendum. Hieme siquidem<text:line-break/>ipsi fascia convolvenda est, quae .non calefaciat, laxa ni-<text:line-break/>mirurn nec minimum habeat compressionis. Aestate vero<text:line-break/>partem sanam devincio, quo contentus in ea sanguis ad<text:line-break/>eam quae resectionis indiget premendo emittatur. Quae<text:line-break/>vero pars curatur, ipsam deligatione calefacere ac discu-<text:line-break/>tere alienum est. Quum autem totum erus aut totum,<text:line-break/>brachium atrophum valde marcuerit, oppositum membrum<text:line-break/>deligo,' ducto ab imis partibus principio, deinde revocata<text:line-break/>ad crus inguine tenus fascia, lu brachio ad alam usque<text:line-break/>et humeri caput. Eo namque modo venae crurnm nutri-.</text:span></text:p>
      <text:p text:style-name="P19"><text:span text:style-name="T26">ces a magna vena per inferiores partes adusque os sacrum<text:line-break/>derivantur. Et brachiorum nutrices per superiores partes<text:line-break/>adusque claviculas. Quum igitur ex altera vena fangui-<text:line-break/>nis affluxus in. compar membrum aditu prohibitus est, ad<text:line-break/>alterum procedit sanguis. Quamobrem deligatio sano cruri<text:line-break/>injecta constringenda est, quousque n'on ita premat, ut<text:line-break/>dolorem excitet. Sed certe pars affecta nuda sit oportet<text:line-break/>- aut pauca lana ad inguen usque obtegenda, quo tempore</text:span></text:p>
      <text:p text:style-name="P21"><text:span text:style-name="T26">frigus ambientis fuerit, Abfente vero frigore et nudam<text:line-break/>esse confert et assidue sindonibus fricari, deinde medica-<text:line-break/>mentis calefacientibus foveri, si loci aegre incalescunt. At<text:line-break/>quam primum quod calefaciat oleum folum cui insit mix-<text:line-break/>tum cerae paucissimum idoneum est; id enim diutius im-<text:line-break/>moratur minusque discutit. Eadem ratione haec omnia<text:line-break/>in brachiis praescribuntur. Etenim pars illaesa devincienda<text:line-break/>est, quemadmodum crus; laesa vero et frictione, et motu<text:line-break/>vehementer calefaclenda-. Atque ubi aeger omnino stupi-<text:line-break/>dus non est, ipsum id rogare praestat, utrum in ea quae</text:span></text:p>
      <text:p text:style-name="P20"><text:span text:style-name="T26">curatur parte calorem concitatum sentiat, an ipsum cessasse<text:line-break/>aperte sibi videatur. Quod si desiisse respondeat, altero<text:line-break/>eorum uti quae ipsam partem calefaciant ac roborent. Ea<text:line-break/>vero quatuor existunt genere; frictio per lintea, aquae<text:line-break/>calidae perfusio, frictio per calidum medicamentum vel<text:line-break/>per oleum et simplicis dropacis inunctio. Si vero pats<text:line-break/>curanda tibi valde refrixisse videatur, dropax vicarius<text:line-break/>esto, qui adjectum bitumen habeat, sulphuris ignem non<text:line-break/>experti modicum 'et pyrethrum. Quod igitur emaciata<text:line-break/>corpora itu curanda suut, novimus ex iis quos curavimus<text:line-break/>quam plurimis. Si vero Hippocratis textum probe </text:span><text:span text:style-name="T21">ex-<text:line-break/>plicem,</text:span><text:span text:style-name="T26"> nequaquam tolerare possum omnem obscurae </text:span><text:span text:style-name="T21">ora-<text:line-break/>tionis</text:span><text:span text:style-name="T26"> explanationem, quatenus veritatis fidem praeter-<text:line-break/>greditur neque habet quod certam scientiam pariat. Tex-<text:line-break/>tum autem explico, non ut plerique in tali scriptura:. ut<text:line-break/>ex affiuxu contabefactae partes amplius quam ex sua na-<text:line-break/>tura extenuatae siut. Vitiosam enim sententiam sortiun-<text:line-break/>tur. Sed ut nonnulli scribunt cum articulo hisce verbis,</text:span></text:p>
      <text:p text:style-name="P20"><text:span text:style-name="T26">ut ex affiuxu contabefactae partes. Vocat enim contabe-<text:line-break/>factas extenuatas propter tum motus cessationem tum nu-<text:line-break/>tritionis penuriam. Has ipsas inquit ex sanguinis accursu,<text:line-break/>quod est ac si ex affiuxu dixerit, sanandas esse; appellante<text:line-break/>nimirum ad partes affectas sanguine uberiore, quam si<text:line-break/>secundum naturam haberet, quanto egere videbatur. Sic<text:line-break/>' enim accidet lu incrementum partes extenuatas evocare<text:line-break/>superioris deligationis usu diversae, cujus diversitatem<text:line-break/>paulo ante demonstravimus, quin etiam facultatem diver-<text:line-break/>sam necessario sequi. Illa siquidem prius ab aflecta parte<text:line-break/>sanguinem expellit, quem ipsa copiosiorem suggerit, si<text:line-break/>secundum naturam habuerit Qui namque in ipsa parte<text:line-break/>sanguis continetur et secundum naturam habet, idoneum<text:line-break/>est, ideoque non opus erat liberalius affluere quam qui et<text:line-break/>ad uutritionem et ad discussionem vel difllationem consum-<text:line-break/>pturus esu Nunc vero vacua et exsangui parte laborante<text:line-break/>multo copiosiorem esse oportet eum qui affiuit, quo non<text:line-break/>folum ut alatur quemadmodum in lecunda valetudine, ve-</text:span></text:p>
      <text:p text:style-name="P19"><text:span text:style-name="T26">rum etiam reficiatur. Sed et alimenti penuriam hic ma-<text:line-break/>jorem fuisse necessarium est, quod pars continuo calefiat.<text:line-break/>Quaecunque enim ad curationem' celebrantur remedia,<text:line-break/>ipsam calefaciunt, frictio, motus, medicamentum vix ad-<text:line-break/>motam dropax picem continens et aqua calida. Hac enim<text:line-break/>usus est Hippocrates fortassis ob eam quae tunc temporis<text:line-break/>aderat balneorum penuriam. ' Mihi vero hocce suculo quae<text:line-break/>balnei labris imponitur aqua fatis esse videtur idonea et<text:line-break/>ad partes curandas moderate calefaciendas et ad tensivam<text:line-break/>lassitudinem tollendam. Jam vero partes ipsae in consue-<text:line-break/>. tis actionibus exercendae funt, hocque quotidie non femel<text:line-break/>universim, verum saepenumero, quemadmodum frictio ad-<text:line-break/>hibenda est, quousque partes incaluerint, deinde cessanda.<text:line-break/>Equidem ita textui veram curationem accommodo, cujus<text:line-break/>ni et operationibus demonstrari recreatas sexcentorum de-<text:line-break/>ligatione ac diuturno otio extenuatorum partes. Verum<text:line-break/>per tempus licuerit interpretum libri mentem aperire,</text:span></text:p>
      <text:p text:style-name="P19"><text:span text:style-name="T26">quorum plerique, ut retuli, circumitione dumtaxat usi<text:line-break/>inexplicatum textum reliquerunt. Pauci vero conati sunt<text:line-break/>in ipsa oratione universam fententiam de ipsa deligatione<text:line-break/>hoc modo explanare. Hippocratem imperare loquuntur<text:line-break/>extenuatorum curationem a deligatione incipiendam esse,<text:line-break/>quo partes contabesacfae, hoc est extenuatae magis quam<text:line-break/>ante emaciatae fuerant, in contrarium habitum mutatio-<text:line-break/>nem sortiantur. Multos enim morbos ita curari auguran-<text:line-break/>tur afferuntque exempla tum eorum qui nauseosi vomito-<text:line-break/>rio medicamento sanitatem recuperarunt, tum eorum qui<text:line-break/>assidue deorsum acria dejicientes medicamento purgante con-<text:line-break/>valuerunt; nonnullorum etiam qui tussientes medicamentis<text:line-break/>vehementiorem tussim cientibus fanati sunt. At eorum<text:line-break/>nonnulli sententiae in aphorismis pronunciatae quae ad<text:line-break/>verbum sic habet: interdum vero ubi in tetano citra ul-<text:line-break/>cus, juvene carnoso, aestate media, frigidae, copiosae<text:line-break/>perfusio caloris revocationem efficit. Si igitur, inquiunt,<text:line-break/>non. solum per auxilia morbis contraria, verum etiam per</text:span></text:p>
      <text:p text:style-name="P20"><text:span text:style-name="T26">similia curationes fiant, nunc etiam eodem modo Hippo-<text:line-break/>crates nos hortatus est, extenuata curare ab ea deliga-<text:line-break/>tione ducto exordio, quae magis ipsa corpora extenuare<text:line-break/>potest, quod ex humoris accursione contingere proferunt,<text:line-break/>quum partes plurimum paulatimqne sub deligatione con-<text:line-break/>tabescentes recurrentibus iterum humoribus recreationes<text:line-break/>fubeant et insigni carne ipsis inclusa induantur, qnum. vi-<text:line-break/>deant qui sic explanant, diversa deligatione, nullo modo<text:line-break/>a se explicationem consequi posse, diverfo habitu scribunt.<text:line-break/>Quare tres inter se disserentes scripturae redduntur: una<text:line-break/>quidem diverso habitu. Etenim in nonnullis exemplaribus<text:line-break/>sic scriptum repetitur;. Qui igitur scribunt diverso ha-<text:line-break/>bitu, non ad deligationem, sed ad affectam partem ora-<text:line-break/>tionem referunt, quam narrant alterum sortitam habitum •<text:line-break/>quo antea frnebaltir; ad alimenti copiam deflectere eum-<text:line-break/>que habitum ipsi comparari deligatione multum extenuante,<text:line-break/>quomodo parte» quae emaciatae fuerant non amplius ipsa<text:line-break/>deligatione in extenuationem deveniant. Sed nunc for—</text:span></text:p>
      <text:p text:style-name="P20"><text:span text:style-name="T26">tassis quid per ipsam futurum sit explorare jubet. Quum<text:line-break/>enim deligatio catagmatica appellata communis, ut paulo<text:line-break/>antedemonstratum est, etiam aliis affectibus, in quibus<text:line-break/>fuerunt fnggillationes, contusiones' et rupturae partes ex-<text:line-break/>tenuet. Quod igitur per ipsam • deligationem. partibus<text:line-break/>atrophia laborantibus refectionis conciliandae exordium<text:line-break/>futurum est? Quare nonnulli textum ita scripserunt: ut<text:line-break/>ex affiuxu partium contabefactarurn amplius quam sponte<text:line-break/>naturae extenuatae sint; orationis absurditatem effugisse<text:line-break/>interpretati sunt, partes fuapte- natura extenuatas esse.<text:line-break/>Atque quod nunc praecipitur, id non omnibus extenua-<text:line-break/>tionibus esse commune patet, fed solum spontaneis. Haec<text:line-break/>autem communis et universalis doctrinae oratio ad pau-<text:line-break/>cum ordinem tendit. Paucissima namque sunt, et rarissima<text:line-break/>quae ob aliam causam in atrophiam incidunt; cetera om-<text:line-break/>nia ob diuturnam deligationem, simulque -partium affecta-<text:line-break/>rnm otium hunc in affectum deveniunt. Etenim horum<text:line-break/>magis quam aliorum quorundam Hippocratem meminisse</text:span></text:p>
      <text:p text:style-name="P19"><text:span text:style-name="T26">consentaneum est, quum in praedictis existant. Nam ha-<text:line-break/>ctenus ipse docuit et de fracturis et quibusdam aliis asse-<text:line-break/>ctionibus, quae consimilem deligationem postulant. His<text:line-break/>igitur succedere partium maciem intuitus merito docere<text:line-break/>contendit quemadmodum </text:span><text:span text:style-name="T21">ipsa curanda</text:span><text:span text:style-name="T26"> sit. Quod autem<text:line-break/>: fane maximi momenti est, si quis eos arguere velit qui<text:line-break/>deligatione extenuante uti Hippocratem existimant, illud<text:line-break/>equidem explicabo. Propositum nobis est extenuatas par-<text:line-break/>tes reficere. Hoc antem fieri non potest, nisi earum vires<text:line-break/>roborentur et uberis materiae suppeditatio sit. Quum<text:line-break/>vero deligationem Hippocratem, promovere volunt, ea<text:line-break/>fanguinis quidem affiuxum prohibet et vires imbecillas<text:line-break/>efficit. Ego vero quam dixi ah Hippocrate diveriam ap-<text:line-break/>, pellari, ceu quae nimirum ad construendam reducta est,<text:line-break/>eam extenuationes diversis ab his modis efficere. A fanis<text:line-break/>siquidem partibus, non ab affectis principium ducendum<text:line-break/>est deligationis quae ex multis injectionibus ipsam essicien-<text:line-break/>tibns ita compactam, ut prope dolorem comprimat, quo-</text:span></text:p>
      <text:p text:style-name="P19"><text:span text:style-name="T26">usque dolor nullus excitetur,‘ inflammationem procreatu-<text:line-break/>rus et adusque partem affectam paulatim compressione ex-<text:line-break/>saluta provehatur. Praeterea vero quod sanum crus una<text:line-break/>cum aegro devincire conveniat, ad ipforum explanationem<text:line-break/>nullam habet rationem, quo non multopere colliquescant<text:line-break/>extenuatae partes deligationem asserunt. Hippocratem ad-<text:line-break/>, mittere. Ad hoc autem non solum nihil conferre aIterurn<text:line-break/>crus deligatum , imo etiam oblaedit. Qui namque sanguis<text:line-break/>ad illud prius ferebatur, nunc universus ad affectum de-<text:line-break/>pellitur. Quod si exempla proponant quorum superiorem<text:line-break/>explicationem tradiderunt, patet improbitas, quum nullam<text:line-break/>similitudinem sortiantur cum his quae ab Hippocrate do-<text:line-break/>centur. Ut enim integra ratiocinatio excerni confulit<text:line-break/>quidquid plane causam molitur, quod nimirum ventriculi<text:line-break/>tunicis adeo infartum est, ut vix evelli queat. Ita vero<text:line-break/>et quae acria paulatim confluunt et ventrem proritantmd<text:line-break/>exclusionem derepente sui vacuationem ratione indicant;<text:line-break/>quemadmodum et quae moderatam tussim concitant, vehe-</text:span></text:p>
      <text:p text:style-name="P19"><text:span text:style-name="T26">mentiore universim expurgantur. Ilis autem simile nihil<text:line-break/></text:span><text:span text:style-name="T26">. </text:span><text:span text:style-name="T26">habet quod ab ipsis profertur augurantibus, extenuatum<text:line-break/>locum magis colliquandum esse, quo recreationis ducat<text:line-break/>exordium. Nam neque fasciis tabescentium partium vires<text:line-break/>roborari neque his materiae alimentariae suppeditatio fieri<text:line-break/>potest. Quod autem de tetano laborantibus ipsi commemo-<text:line-break/>rant, illud maxime brutum esu Demonstrant enim fese artis<text:line-break/>Hippocratis imperitos esse, quum ille pronunciat medendi<text:line-break/>methodi esse contraria contrariis tolli. • At nonnulli verbi<text:line-break/>vim ignorantes ad controversiam conversi sunt, quod com-<text:line-break/>mune fecerunt omnibus qui inconsiderate contradicunt at-<text:line-break/>que ea calumniari contendunt quae nullo prorsus modo<text:line-break/>didicerunt, lllud enim praeceptum, contraria contrariorum<text:line-break/>funt praesidia , per ea quae in artis operibus pronunciat<text:line-break/>Hippocrates nequaquam evertitur, imo adstruitur. ln ipso<text:line-break/>quoque aphorifmo, ut quibusdam perfufam aquam frigi-<text:line-break/>dam caloris revocationem efficere, sic iisdem haec calorem<text:line-break/>folvere docuit. Hunc vero calorem qui frigidis -affectibus<text:line-break/>medetur, interdum frictionibus promovemus, interdum</text:span></text:p>
      <text:p text:style-name="P20"><text:span text:style-name="T26">calefacientibus medicamentis aut exercitationibus aut aqua-<text:line-break/>rum calidarum infusionibus, atque ubi vehementiori calore<text:line-break/>opus est, etiam bitumine, ut saepius retuli, vel picatione<text:line-break/>ejus quod calefactione indigebat, interdum etiam et aquae<text:line-break/>frigidae perfusione, imo sane et quaecunque cetera cale-'<text:line-break/>faclendi facultate donata sint tum partibus tum affectibus<text:line-break/>quibus calore promovendo opus'est, perpetuo funt utilia.<text:line-break/>Sed aqua frigida, prout frigida, quantum in fe est, raro<text:line-break/>utilis atque soli corpori calorem nativum robustum habenti<text:line-break/>utiliter adhibetur. Quandoquidem carnosus est aeger, in-<text:line-break/>quit, huic quandoque prodest frigida, non tamen huic<text:line-break/>omni tempore, sed aestatis. Quis enim non novit aut<text:line-break/>quis non protulit ex iis qui de frigidae potione scripse-<text:line-break/>runt, ipsam duo efficere, ani laesionem ex persrigeratione<text:line-break/>aut uberioris caloris ab alto reversionem. Itaque si ab-<text:line-break/>unde calidum fuerit corpus, tunc 'accidit ipsius calorem a<text:line-break/>calore non evinci densata cule, sedfappressa respiratione<text:line-break/>augefcere. Si vero minus calidum sit quam ut occur-</text:span></text:p>
      <text:p text:style-name="P19"><text:span text:style-name="T26">santi frigidae obsistat, vi caloris ad altum usque redeuntis<text:line-break/>- aegri ex perfrigeratione prehenduntur affectibus. Fortassis<text:line-break/>autem haec supervacanea nunc a me commemorata sunt,<text:line-break/>quae aliis in locis-, ut dixi, demonstrata sunt. Quae igi-<text:line-break/>lur prima medentur, primo contraria sint oportet. Prima<text:line-break/>autem dicuntur quae videlicet nullo medio iis apponun-<text:line-break/>tur, quae medio aliquo indigent, quaeque per accidens<text:line-break/>non primo auxiliantur. Nugantur autem qui alui subdu-<text:line-break/>ctionem et medicamenta tussim moventia et frigidae per-<text:line-break/>fusionem commemorant. Optima quidem ratione interdum<text:line-break/>haec fiunt, nihil tamen rei hocce textu a nobis proposi-<text:line-break/>tae simile sortiuntur. Hac enim in oratione demonstran-<text:line-break/>, dum est quomodo mediocriter attenuans deligatio aut ro-<text:line-break/>bur attenuatis partibus efficiat aut uberioris sanguinis affiu-<text:line-break/>xum conciliet. Dum autem haec demonstrare nequeunt,<text:line-break/>frustra ad exempla scribenda consugiunt neque exemplo<text:line-break/>propterea demonstrationem scientificam efficiunt. Nam in<text:line-break/>commentario de exemplis ante haec exemplorum usum</text:span></text:p>
      <text:p text:style-name="P19"><text:span text:style-name="T26">nullum esse demonstravimus, quod non aegrotantibus cog-<text:line-break/>nitionis gratia ipsa narremus, ut existimant nonnulli, ac<text:line-break/>potissimum quicunque rhetoribus similes ad explanationem<text:line-break/>ipsis utuntur tota via aberrantes, quemadmodum etiam<text:line-break/>tibi enunclant Platonem per inductiones plerumque de-<text:line-break/>monstrationes conllruere. Demonstratum siquidem est, illum<text:line-break/>perspicuitatis gratis isses inductiones usurpare. Cuicunque<text:line-break/>igitur placuerit, tum inductionis tum exempli vim perci-<text:line-break/>pere, is propriam utriusque orationem adeat a nobis alibi<text:line-break/>descriptam. Nunc autem ad propositum revertamur hisce<text:line-break/>in libris versatos hortati, ut quum quae nos hucusque<text:line-break/>docuimus accurate legerint, ad sequentium explanationem<text:line-break/>accedant quae praecedentium a nobis enucleatorum fidem<text:line-break/>, faciat. Jam ad ipsam progrediamur. Ut vero tota magis<text:line-break/>dilucide pateat non ipsam universam simul et semel de-<text:line-break/>scripturus, sed sigillarim explanationem ita facturus sinu.</text:span></text:p>
      <text:p text:style-name="P21"><text:span text:style-name="T26">/ • . .</text:span></text:p>
      <text:h text:style-name="P7" text:outline-level="2">XXXIV.</text:h>
      <text:p text:style-name="P16"><text:span text:style-name="T21">Praestat autem superiorem partem, ut tibiae et femorum<text:line-break/>simulque alterum crus cum suno crure deligare, quo<text:line-break/>similius stt, ac peraeque conquiescat puriterquc alimento<text:line-break/>prohibeatur idque suscipiat.</text:span></text:p>
      <text:p text:style-name="P18"><text:span text:style-name="T26">Paulo superius pronunciavit partium emaciatarum de-<text:line-break/>ligationem a catagmatica diversam construendam esse. Haec-<text:line-break/>enim praetenditur, ut sanguinis affluxum prohibeat, deinde<text:line-break/>ut qui in affectis partibus continetur, tum sursum tum<text:line-break/>deorsum deturbet; praeterea ut ipsae partes quiescant<text:line-break/>neque plane moveantur. Hujusmodi siquidem deligatione<text:line-break/>partes affectas quibusdam prorsus ab inflammatione tutas<text:line-break/>exstitisse contingit, llla vero construitur nunc non ut<text:line-break/>fanguinis affluxum prohibeat neque ut contentum ipsis in<text:line-break/>partibus evacuet, neque ut eas immotus tueatur, imo ut<text:line-break/>his contraria omnia sariat, ltaque fascia, quemadmodum<text:line-break/>supra docuimus, a sanis quibusdam partibus ordienda est.</text:span></text:p>
      <text:p text:style-name="P19"><text:span text:style-name="T26">Sed eam has partes comprimentem ex ipsis quidem sin-<text:line-break/>guinem ad extenuatas partes exprimere oportet, eas tamen<text:line-break/>penitus exhaurire prohibendum esu Tibia igitur aut cu-<text:line-break/>bito affecto idoneum fuerit ab inguine aut ala deligatio-<text:line-break/>nis principium ducere. Crure vero aut brachio affecto<text:line-break/>oppositum membrum devincire necessarium est, deligatione<text:line-break/>ab imis partibus incepta et ad inguen vel alam usque ad-<text:line-break/>scendente. Si quando tamen cubitus aut tibia vehemen-<text:line-break/>ter afficiatur, praestat utcunque crus vel brachium deligare,<text:line-break/>quo huic similiter illaesum crus superposita parte laesa<text:line-break/>alimento prohibeatur neque nutriatur. Idcirco dixit Hip-<text:line-break/>pocrates: ut tibiae et femorum., simulque alterum erus<text:line-break/>• cum sano crure deligare, ut pariter, inquit, conquiescat,<text:line-break/>id est otiosum sit alterum crus, atque illud quod affectum<text:line-break/>est et peraeque alimentum intercipiatur. Illud vero, id-<text:line-break/>que alimentum suscipiat, posuit, quia quod membrum de-<text:line-break/>vincitur, noluit ita alimento prohiberi, ut nulla, pars<text:line-break/>ipsius prorsus admittatur. Quod si quis vehementer ad-</text:span></text:p>
      <text:p text:style-name="P19"><text:span text:style-name="T26">stringat, omnino ferri alimentum ita prohibebit, ut'quam<text:line-break/>primum partem emori periculum sit. Quodsi hoc tandem<text:line-break/>non oboriatur, alimentum quidem ut femoris, sic et tibiae<text:line-break/>partibus omnino auferetur. Nobis igitur propositum est<text:line-break/>non femur extenuare, sed tibiam reficere. .Quoniam vero<text:line-break/>deligationis ratio partem minus nutritam necessario essicit,<text:line-break/>hujusmodi noxam aliquamdiu admittimus; deinde quum<text:line-break/>' jam tibia mediocriter carnem habuerit, communem nirius-<text:line-break/>que curam et providentiam movemus. Quare hic ab ea-<text:line-break/>rum explanatione discedendum ess qui existimant Hippo-<text:line-break/>cratem imperare cum extenuata parte superpositam atque<text:line-break/>alterum crus extenuari, ut facilium partium macies oc-<text:line-break/>cultetur neque in aperto sit neque probe nutritorum com-<text:line-break/>paratione deprehendatur. Non enim folum Hippocrates,<text:line-break/>imo neque vulgarium medicorum quisque hac deligatione<text:line-break/>nos probe mederi cenfueritr</text:span></text:p>
      <text:h text:style-name="P7" text:outline-level="2">XXXV.</text:h>
      <text:p text:style-name="P21"><text:span text:style-name="T26">Linteorum numero , </text:span><text:span text:style-name="T21">non prejsu.</text:span></text:p>
      <text:p text:style-name="P18"><text:span text:style-name="T26">Atque jam antea saepius imperavit ita facere, in qui-<text:line-break/>bus plane vult partem deligatam citra dolorem tueri.</text:span></text:p>
      <text:h text:style-name="Heading_20_2" text:outline-level="2">XXXV<text:span text:style-name="T70">I</text:span>.</text:h>
      <text:p text:style-name="P16"><text:span text:style-name="T21">Laxando primum quod maxime deceat tum frictione quae<text:line-break/>carne impleat, utendo, tum persustone citra surulas.</text:span></text:p>
      <text:p text:style-name="P18"><text:span text:style-name="T26">Primum vel tempore vel viribus pronnnciavit. Tem-<text:line-break/>pore quidem aut unius deligationis aut sequentium inter<text:line-break/>se collutarum. Quia vero haec omnia vera sunt, propter ea<text:line-break/>quod pronunciatur dilucidum est, nisi fortassis haec omnia<text:line-break/>nos intelligere yolens ita scripserit. Quam primum igitur<text:line-break/>in prima deligatione, quoniam hanc diutius fieri oportet,<text:line-break/>primam quidem linteorum injectionem suffulcire, sequentia</text:span></text:p>
      <text:p text:style-name="P19"><text:span text:style-name="T26">vero ea parte quae refectione indiget probabile fuerit.<text:line-break/>Vicibus quidem de parte curanda pronunciatum esse,<text:line-break/>tempore vero de prima deligatione. Quod si de omnibus<text:line-break/>fasciis sibi invicem admotis textum percipiamus, mens erit<text:line-break/>hujusmodi. Si in primis deligationibus cum integra parte<text:line-break/>partem quoque affectam devinxeris, interdum aeger ipsam<text:line-break/>partem omnino nudandam praebebit. Hoc igitur ipsum<text:line-break/>primum agendum est in iis potissimum quae restauratione<text:line-break/>opus habent; quamobrem mluus probe nutriuntur. At<text:line-break/>quum sanguis ad partem affectam tum frictione attrahitur,<text:line-break/></text:span><text:span text:style-name="T35">:</text:span><text:span text:style-name="T26"> tum aliis quae paulo ante diximus caro in ipsa tum libe-<text:line-break/>ralius tum celerius creabitur. Porro Hippocrates et fri-<text:line-break/>ctiones et perfusiones aquae calidae meminit, non tamen<text:line-break/>medicamenti meminit, quoniam hic chirurgiae lblius agno-<text:line-break/>Icit praesidia. Neque enim profecto existimandum est ab<text:line-break/>eo praetermissiiin fuisse, partes ipsas mediocriter non ad-<text:line-break/>usque lassitudinem promovendas esse. Quandoquidem di-</text:span></text:p>
      <text:p text:style-name="P19"><text:span text:style-name="T26">scipulos ea docuit quae funt ejusdem generis et motus<text:line-break/>omnis emaciatarum partium frictione concitatus ad id </text:span><text:span text:style-name="T21">ge-<text:line-break/>nas</text:span><text:span text:style-name="T26"> spectat. Quum vero etiam crus alterum peraeque ac<text:line-break/>integram affecti membri partem quiescere jusserit, manifesta<text:line-break/>censuit frictione motum ciendum esse. Fieri namque potest<text:line-break/>humerum absque brachio et tibiam absque femore moveri.<text:line-break/>Qui maciei medetur neque humero neque tibia immobili<text:line-break/>opus habet; possunt enim haec ita ex suppositis cum motu<text:line-break/>curari. Quum autem eorum via per affectas partes pro-<text:line-break/>cedat, illa quae ante peritura sunt praeoccupant. Etenim<text:line-break/>frictionibus et picationibus et calefacientium medicamen-<text:line-break/>torum appositionibus praevalet ars viribus. Plurimum<text:line-break/>vero sanguinis ad membra confluere extremis partibus ca-<text:line-break/>lesactis maximum tibi erit indicium concitatus ibi calor<text:line-break/>et rubor. Perfectam quidem horum curationem jam habes<text:line-break/>. his a me adductis quae Hippocrates pronnnciavit et cale-<text:line-break/>facientium medicamentorum admotionem, cujus generis est<text:line-break/>picatio. Hippocrates autem hoc in libro medicamenti</text:span></text:p>
      <text:p text:style-name="P20"><text:span text:style-name="T26">plane non meminit, etiamsi nonnullos affectus commemo-<text:line-break/>raverit, qui medicamentorum ope medelam postulant, lu<text:line-break/>quorum numero funt sugillationes, luxationes, avulsiones.<text:line-break/>Quapropter in ipso utilem chirurgiae partem fervare pro-<text:line-break/>pofuit, hancque non universam, ut dixi, sed artem discere<text:line-break/>incipientibus maxime necessariam ac utilissimam.</text:span></text:p>
      <text:h text:style-name="Heading_20_2" text:outline-level="2">XXXVII.</text:h>
      <text:p text:style-name="P16"><text:span text:style-name="T21">Fulcimenta porro ac stabilimenta velut pectori, costis, ca-<text:line-break/>piti et his quaecunque sunt hujusmodi, ceteris admovenda<text:line-break/>sunt. 'Partim quidem pulsuum gratia, ut ne concutian-<text:line-break/>tur, partim vero et ob juncturarum distantias in capitis<text:line-break/>ofstbus firmandas. Ad tujstm autem et sternutamentum<text:line-break/>aut aliam motionem, qualia thoraci et capiti stabili-<text:line-break/>menta admoventur, in , quibus omnibus eaedem deliga-<text:line-break/>tionif cOmmoderattones screandae sunt. Qua namque<text:line-break/>parte laesiones sunt,- maxime comprimendum esu Sub-<text:line-break/>jicienda igitur lana mollis quae affectui congruat,- Ea</text:span></text:p>
      <text:p text:style-name="P20"><text:span text:style-name="T21">vero deligatione utendum quae non amplius compriniat<text:line-break/>quam ut ne pulsus concutiantur aut juncturarum distan-<text:line-break/>tiae ad extrema su mutuo contingant neque circa ster-<text:line-break/>nutamenta et tuffes partes affectas agitari perhibeat,<text:line-break/>fed ita stabilimento stt, </text:span><text:span text:style-name="T26">ut </text:span><text:span text:style-name="T21">neque cogantur neque con~<text:line-break/>cutiantur.</text:span></text:p>
      <text:p text:style-name="P18"><text:span text:style-name="T26">Quandoquidem Hippocrates neque laxari neque com-<text:line-break/>primr deligationem imperat, tum de assutis tum exterius<text:line-break/>obvolutis fasciis peraeque ac de ipfa quam ex linteis con-<text:line-break/>struimus deligatione loquutus esu Hinc constat ipsum a<text:line-break/>. fulcire vocabulo fulcimentorum significatum sumpsisse.<text:line-break/>Quemadmodum etiam poeta memoriae prodidit:</text:span></text:p>
      <text:p text:style-name="P21"><text:span text:style-name="T21">Subducunt sulcrn carinis.</text:span></text:p>
      <text:p text:style-name="P18"><text:span text:style-name="T26">Quare aut fulcimenta aut firmamenta eum protulisse nihil<text:line-break/>luter esu Videtur autem multoties quidem hac voce ful-<text:line-break/>cire usus esse et in fafcjis et in spleniis et stabilimentis</text:span></text:p>
      <text:p text:style-name="P20"><text:span text:style-name="T26">fulciendis quae' firmare significat. In omnibus autem tex-<text:line-break/>tibus interpretes fulcire et firmare ejusdem significationis<text:line-break/></text:span><text:span text:style-name="T21">'efle</text:span><text:span text:style-name="T26"> docuerunt. Verum'tamen hic agnoscitur mutua serie<text:line-break/>subscripta duo haec vocabula tum fulcimenta tum firma-<text:line-break/>menta indicare quiddam ex iis diversum significari. Nurn<text:line-break/>is igitur fulcimenta nominavit quae ad ipsorum deligatio-<text:line-break/>nem partis affectae, jnio bilis tuendae gratia et subster-<text:line-break/>nuntur et obvolvuntur : primo quidem fascias quae primae<text:line-break/>injiciuntur et alios quosdam usus sortiuntur; deinde sple-<text:line-break/>nia quae et ipsa sunt, non modo fracturae, verum etiam<text:line-break/>fasciarum fulcimenta, postea fascias quae ipsis exterius<text:line-break/>ferulis fuperinjiciuntur et panniculos. Haec enim omnia,<text:line-break/>•ut contineant quae ante involuta circumponuntur, fulci-<text:line-break/>mentorum usum obtinent, non eorum dumtaxat, fed et<text:line-break/>fracturarum ratione. Verum stabilimenta mihi videtur<text:line-break/>appellare quaecunque citra deligationem affectae partis<text:line-break/>universae foris admoveantur ex sinistra aut dextra parte<text:line-break/>aut superiori vel inferiori. At. nunc voco superiorem et</text:span></text:p>
      <text:p text:style-name="P20"><text:span text:style-name="T11">. </text:span><text:span text:style-name="T26">inferiorem pro ratione longitudinis corporis. In ea siqui-<text:line-break/>dem dimensione quae corpulentiae fit ratione substrata<text:line-break/>quidem ab inferiore parte sunt, superinjecta vero qualia-<text:line-break/>cunque -sint a superiori. Interdum vero quod vehementer<text:line-break/>ab inferiori circumdatur, id rectum a superiori erigitur.<text:line-break/>Caput autem pulvinis, cervicalibus, lanis , pannis molli-<text:line-break/>bus. Tubi etiam fractis ossibus utrimque admoti firma-<text:line-break/>menta quaedam sunt. Pilam vero ex lana globosa sub<text:line-break/>axillam impositam, quum humeri articulus exciderit, ac<text:line-break/>impulsum eum deligamus, licet et fulcimentum et firma-<text:line-break/>mentum appellare. Et ideo deligatur, ut hoc ipso </text:span><text:span text:style-name="T21">eva-<text:line-break/>dat</text:span><text:span text:style-name="T26"> pars deligationis universae- Quaecunque fulcimenta<text:line-break/>profecto foris toni imposita tum admota thoraci et capiti,<text:line-break/>firmamenta magis quam fulcimenta vocanda funt. Haec<text:line-break/>autem a medicis excogitata funt propter necessarios par-<text:line-break/>tium motus, quorum nonnulli secundum naturam funt, ut<text:line-break/>respiratio in thoracis meningum pulsibus. Nonnulli vero<text:line-break/>contra naturam, ut tussis, sternutamentum; singultus et</text:span></text:p>
      <text:p text:style-name="P19"><text:span text:style-name="T26">praeterea per vehementes capitis dolores in temporum<text:line-break/>arteriis, et quae palpitationes frequentius in hypochondriis<text:line-break/>oboriuntur. Accidit etiam interdum et alias partes stabi-<text:line-break/>limentis indigere, atque haec stabilimenta construenda funt,<text:line-break/>interdum ipsa sola,- ut in temporum arteriis per vehe-<text:line-break/>, mentes cephaIalgias aut hypochondriorum palpitationibus<text:line-break/>aut vulneribus haemorrhagiam minantibus; interdum vero<text:line-break/>’ lanam fascia comprehendimus; nonnunqnam etiam citra<text:line-break/>' fascias simpliciter firmamus. Firmamus quidem thoracem</text:span></text:p>
      <text:p text:style-name="P156"><text:span text:style-name="T26">et cervicem 'lana et caput mollibus pulvinis aut levibus<text:line-break/>sacculis calidum milium continentibus, ubi firmandum<text:line-break/>simul et fovendum esu Maxillam vero luxatam repositam<text:line-break/>mollibus fulcimentis exterius admotis interdum firmamus.<text:line-break/>Quum ergo fulcimenta et firmamenta praecipue, nominata<text:line-break/>communem., scopum sortiantur, jure libri hujus interpre-<text:line-break/>tes unum et idem ab, utroque significari putant. Nos quo-<text:line-break/>qne ipsi, multoties hisce nominibns citra difcrimen utimur.<text:line-break/>Is autem communis, quem paulo ante memoravi, scopus<text:line-break/>.<text:tab/>. t<text:tab/>-</text:span></text:p>
      <text:p text:style-name="P19"><text:span text:style-name="T26">est, ut partes in motibus minime concutiantur. Sed quum<text:line-break/>proprium quoddam, quod proxime declarari, discrimen<text:line-break/>inter haec consistat, ubi accuratius loqui volumus, firma-<text:line-break/>menta quidem dicemus quae extra deligationem sunt, ful-<text:line-break/>cimenta vero quae in illa ipsa deligatione continentur.<text:line-break/>Sicque definiemus ea quae sunt in partibus necessario mo-<text:line-break/>ventibus, quarum motus cessare nobis non est, firmamenta<text:line-break/>aut stabilimenta vocari; quae vero in immotis, fulcimenta.<text:line-break/>Crus siquidem aut brachium movere nostrae est potestatis,<text:line-break/>thoracem vero aut meningas, minime. Palpitatio etiam<text:line-break/>aliqua in parte oborta penes nos non est, quemadmodum<text:line-break/>neque tussis neque sternutamentum neque singultus et quod<text:line-break/>maxime possibile est resistere ipsis sufficienti tempore. Po-<text:line-break/>stea namque vim inserunt, quum causas sui procreatrices<text:line-break/>vehementer sortiuntur, quibus soli robustissimi viri ob-<text:line-break/>sistere possunt, eorumque generationem prohibere videntur.<text:line-break/>Verum aliter scripsit Hippocrates in proposita sententia.</text:span></text:p>
      <text:p text:style-name="P20"><text:span text:style-name="T26">quum de pulsibus locutus est, ut ne concutiant. Atque<text:line-break/>praeterea in commissurarum quidem capitis diductione hoc<text:line-break/>fulcimentorum vocabulo deinceps usus esu In tussibus<text:line-break/>vero et sternutamentis, ac denique in capitis et thoracis<text:line-break/>motibus, firmamentorum nomine. Itaque commissurarum<text:line-break/>diductio in capitis fit futuris vocatis, quum proprie qui-<text:line-break/>dem capitis commissurae mutuo contactu fe tangentes bar-<text:line-break/>moniae nominentur, per metaphoram vero futurae.’ Ossa<text:line-break/>namque, cranii ad unguem inter fe compacta sunt, ob id-<text:line-break/>que ipsorum compositio per harmoniam compages jure di-<text:line-break/>cetur et ab eorum, quae fuuntur, similitudine suturae.<text:line-break/>Hae autem facilius interdum diducuntur, nonnunquam etiam<text:line-break/>dolorem inferunt, quum quae ipsum pericranium </text:span><text:span text:style-name="T21">mem-<text:line-break/>branae</text:span><text:span text:style-name="T26"> durae meningi eonhectunt, inflammantur. Saepius<text:line-break/>etiam venulae quaedam exiles, quae per futuras transeunt,<text:line-break/>inflammationem patiuntur; hinc affectus, durae meningis<text:line-break/>super inflammatas partes concidentis motus dolorem affert.</text:span></text:p>
      <text:p text:style-name="P20"><text:span text:style-name="T26">Consimiliter quoque quibusdam lu inflammationibus arte-<text:line-break/>riarum motus dolorem efficit. Atque hujusmodi affectus<text:line-break/>accuratam firmamentorum commoderationem postulant,.ut<text:line-break/>neque ita laxa partibus, quae moventur, affectis procum-<text:line-break/>bentia ipsa facile concutiantur, proindeque dolorem in-<text:line-break/>ducant; neque rursus eadem firmamenta ulterius quam<text:line-break/>deceat firmata . comprimant et dolores exacerbent Ipsa<text:line-break/>autem circumjectionis fasciarum commoderatio ab ipso supe-<text:line-break/>rius enunciata est; et in aliis quibusdam affectibus fracturae<text:line-break/>aetatem et deligationem desiderantibus decenter fieri. Quam-<text:line-break/>obretn hic dixit:' horum </text:span><text:span text:style-name="T21">autem eaedem deligationis corn-<text:line-break/></text:span><text:span text:style-name="T26">moderationes, </text:span><text:span text:style-name="T21">horum autem</text:span><text:span text:style-name="T26"> prolatione, quae nunc pronun-<text:line-break/>ciata sunt, intelligit; easdem vero atque in praedictis com-<text:line-break/>moderationes esse profitetur- Deinceps etiam ipsarum com-<text:line-break/>moderationum memoriam refert hisce prolatis: </text:span><text:span text:style-name="T21">qua namque<text:line-break/>parte laesiones maxime</text:span><text:span text:style-name="T26"> fani, comprimendum' est; hoc est ubi<text:line-break/>insidet affectus. Nam vox </text:span><text:span text:style-name="T11">ῇ, </text:span><text:span text:style-name="T26">ubi vel </text:span><text:span text:style-name="T21">qua,</text:span><text:span text:style-name="T26"> pro adverbio loci<text:line-break/>nunc usurpatur. :Quamobrem et aspero spiritu et circum-<text:line-break/>flexo accentu proferenda esu Itaque quod affectus fulciendo</text:span></text:p>
      <text:p text:style-name="P20"><text:span text:style-name="T26">aut firmando confert, admovere jubet, fasciad nimirum<text:line-break/>circumvolutionem faciendam esse pronunciat, quae non<text:line-break/>• magis premat,- quam ut pulsus partes non concutiant,<text:line-break/>quod est prae angustia arteriarum pulsantium motum pro-<text:line-break/>hibere: hoc enim'est doloris causa. Alium praeterea po-<text:line-break/>suit terminum, proprie ad suturarum diductiones perti-<text:line-break/>'nentem, de quibus ita loquitur: aut </text:span><text:span text:style-name="T21">juncturarum distan-<text:line-break/>tiae ad extrema se mutuo contingant; </text:span><text:span text:style-name="T26">extrema vocans,<text:line-break/>quibus amplius commissurae se tangere nequeunt. Intel-<text:line-break/>ligitur autem ex hoc vehemens et immoderata compressio.<text:line-break/>Quemadmodum enim ossium commissuram diduci non opor-<text:line-break/>tet, ita neque summe comprimi. Etenim hoc quoque<text:line-break/>praeter naturam esu Hi ergo funt vehementis pressus ter-<text:line-break/>mini; imbecillis autem fequuntur fines: neque circa </text:span><text:span text:style-name="T21">ster-<text:line-break/>nutamenta et tuffes,</text:span><text:span text:style-name="T26"> ac si dixerit, neque in sternutamen-<text:line-break/>tis et tussibus affectae simul partes concutiantur, agiten-<text:line-break/>turque, quod nihil eas contineat, in quo vehementes<text:line-break/>motus laxas nec stabilitas partes vehementius quam ut</text:span></text:p>
      <text:p text:style-name="P157"><text:span text:style-name="T26">affectis partibus congruat, earum dolores exacerbent.<text:line-break/>Caeterum commoderatio firmamentorum ea est, quam in<text:line-break/>textus fine scripsit hisce verbis: </text:span><text:span text:style-name="T21">ut neque cogantur neque '<text:line-break/>concutiantur,</text:span><text:span text:style-name="T26"> hoc est ut neque violenter premantur neque<text:line-break/>in motibus concutiantur, Jhoc est ut neque arctius neque<text:line-break/>laxius fasciatae sint.<text:tab/></text:span><text:span text:style-name="T26">&gt;<text:tab/>,</text:span></text:p>
      <text:h text:style-name="P5" text:outline-level="1"><text:bookmark-start text:name="bookmark64"/>GALENUS DE MUSCULORUM DIS-<text:line-break/>SECTIONE AD TIRONES.<text:bookmark-end text:name="bookmark64"/></text:h>
      <text:p text:style-name="P21"><text:span text:style-name="T26">Ivlusculorum dissectionem sine reprehensione conscripsit<text:line-break/>nemo, multo tamen aliis accuratius Marinus. Verum cum<text:line-break/>nec uno tantum libro nec ordinatirn de omnibus ipfe ex-<text:line-break/>posuerit, Pelopis et Lyci et Aeliani musculorum dissectio<text:line-break/>lu pretio habita esu Pelops igitur in tertio Hippocrati-<text:line-break/>carum institutionum libro' una cum omnibus aliis corpo-<text:line-break/>ris partibus musculos quoque dissecuit. Lycus maximum<text:line-break/>de iisdem librum composuit. Aelianus lu eo libro, quem</text:span></text:p>
      <text:p text:style-name="P19"><text:span text:style-name="T26">veluti compendium voluminum anatomicorum, a patre<text:line-break/>conscriptorum, ferit, simul cum aliis cunctis particulis,<text:line-break/>musculorum quoque et ipse scripsit dissectionem. Longior<text:line-break/>autem evasit Lyci liber, quod et prolixius omnia inter-<text:line-break/></text:span><text:span text:style-name="T26">' </text:span><text:span text:style-name="T26">pretetur, quodque logicas quaestiones iis, quae ex dissectione<text:line-break/>apparent, commiscuerit, ac praeterea quod de affectibus<text:line-break/>multos sermones habuerit, quorum quaedam nulla in re<text:line-break/>musculorum dissectionibus accommodantur. Aelianus sane<text:line-break/>et Pelops fola </text:span><text:span text:style-name="T21">ea,</text:span><text:span text:style-name="T26"> quae apparent, persecuti fuere, quod et<text:line-break/>ego nihilo secius nunc facere decrevi. Nam de musculo-<text:line-break/>.. rum motu alibi duobus commentariis tractatum a me fuit.</text:span></text:p>
      <text:p text:style-name="P18"><text:span text:style-name="T26">De utilitate vero simul cum reliquis omnibus in magna<text:line-break/>illa narratum est tractatione, quae de partium usu inscri-<text:line-break/>pta est. Ac praeterea quonam quis modo optime non in<text:line-break/>. musculis tantum, sed in, aliis etiam animalispartibus disse-<text:line-break/>candis fe exerceat, in anatomicis exercitationibus traditur.<text:line-break/>Quare nihil quidquam privatim scribere statueram de mu-<text:line-break/>sculorum dissectione, sed ubi quaecunque omnia per disse-<text:line-break/>ctionem a nobis inventa sunt, in unum volumen con-</text:span></text:p>
      <text:p text:style-name="P20"><text:span text:style-name="T26">gererem: tunc quoque quae a superioribus medicis in<text:line-break/>musculis dissecandis pratermifla vel non recte inventa suere,<text:line-break/>manifestare decreveram. Cum tamen nonnulli amici per-<text:line-break/>fe ipsos fefe vellent exercere, commentarios non a re<text:line-break/>quosdam habere eorum, quae me indicante inspexere,<text:line-break/>.voluerunt, meque ut hunc librum exponerem impulerunt.<text:line-break/>In quo quaecunque in musculorum apparent dissectione<text:line-break/>doceo. Nullam autem' de actione demonstrationem adhi-<text:line-break/>beo , sed capita dumtaxat eorum, quae in aliis libris de-<text:line-break/>monstrata sunt, in memoriam revoco. Si quae vero Ly-<text:line-break/>cus praetermiserit vel negligenter fcripferit, eorum me<text:line-break/>aliquam intentionem facere voluerunt, quandoquidem hic<text:line-break/>clarissime omnium atque optime musculos dissecuisse cre-<text:line-break/>ditur. Haec igitur sunt, quae hic liber pollicetur. Sed<text:line-break/>jam ad eorum narrationem veniamus. Qui se in rnufcu-<text:line-break/>lorum dissectione exercere cupit, suffocata in aqua simia,<text:line-break/>primum ipsam excoriet, quemadmodum lu anatomicis ad-<text:line-break/>ministrationibus dicimus. Nam in hoc multi errarunt,</text:span></text:p>
      <text:p text:style-name="P19"><text:span text:style-name="T26">cuilibet hoc opus imponentes. Hi autem et alia dilaniant<text:line-break/>multa et confundunt, veluti maxime et tenuem latumque<text:line-break/>musculum, qui sub cute colli situs est, quem si quis no-<text:line-break/>; lit musculum appellare, sed musculo similem naturam sive<text:line-break/>substantiam sive quomodocunque velit vocare, id faciat<text:line-break/>licet. Incipit hic musculus in priore quidem parte ex<text:line-break/>labiorum et maxillarum, lu posteriori vero ex spinae re-<text:line-break/>gionibus, toti cuti, quae circa collum est, in orbem sub-<text:line-break/>tensus, tenuis membranosusque existens, ita ut propterea<text:line-break/>lateat, ac membrana potius quam musculus esse videatur,<text:line-break/>quo ufque una cum cute conspiciatur: nam si ab hac se-<text:line-break/>paratur, maniscstus evadit. Nullus vero ab hoc musculo<text:line-break/>detinetur articulus, quandoquidem nec in articulum etiam<text:line-break/>inseritur; verum maxillas ac cutim, quibuscum coaluit,<text:line-break/>solas movet. Ejus autem motus etiam ante dissectionem<text:line-break/>in nobis ipsis evidens est ac clerus, cum maxillas a se<text:line-break/>ipsis mutuo ad latera citra inserioris maxillae motionem</text:span></text:p>
      <text:p text:style-name="P19"><text:span text:style-name="T26">orisque motionem adducere volumus. Et in iis, quibus<text:line-break/>spasmorum insultus instat; 'hic musculus primus omnium<text:line-break/>intenditur. Et qui cynici vocantur spasmi, hujus praeci-<text:line-break/>pue musculi affectio sunt. A nobis autem clarae instru-<text:line-break/>clionis causa myodes </text:span><text:span text:style-name="T21">platysma</text:span><text:span text:style-name="T26"> (musculiscrmis extensio<text:line-break/>in latum) appelletur. Itaque toti collo circumjectus est:<text:line-break/>descendit autem lu anteriore parte usque ad claviculas.<text:line-break/>Ab utraque vero parte juxta scapularum spinas usque ad<text:line-break/>initium dorsi (metaphreni). Quod inter hanc insertionem<text:line-break/>et originem interjacet, membranofnm existens rectum, per<text:line-break/>mediam, quae in collo est, spinam extenditur. Hoc-igi-<text:line-break/>- tur corpus anatomici, cum animal male excoriarent, ig-</text:span></text:p>
      <text:p text:style-name="P158"><text:span text:style-name="T26">norarunt. Sed jam tempus est ut ad faciei musculos<text:line-break/>accedam.<text:tab/></text:span><text:span text:style-name="T26">i -</text:span></text:p>
      <text:p text:style-name="P21"><text:span text:style-name="T21">De suciei musculis.</text:span></text:p>
      <text:p text:style-name="P21"><text:span text:style-name="T26">Labiorum musculi, qui et exacte labiorum cuti per-<text:line-break/>miscentur, quatuor numero sunt, duo ex superioribus<text:line-break/>- partibus; utrimque nimirum altus a malis obliqui disce-</text:span></text:p>
      <text:p text:style-name="P20"><text:span text:style-name="T26">dentes et duo ex inferioribus ah extrema maxilla, ubi est<text:line-break/>mentum; utraque etiam nimirum parte unus, alter a dex-<text:line-break/>tra, alter a sinistra. Sane si ambo superiores tensi fue-<text:line-break/>rint, superius labium sursum trahitur; sin alter solus, ad<text:line-break/>eum attrahitur labium. Ita quoque de inferioribus dicen-<text:line-break/>dum. Nam si ambo extensi fuerint, deorsum trahitur la-<text:line-break/>bium; sin alter dumtaxat, versus illam attrahitur. De<text:line-break/>labiorum vero versus anteriora motu; de quo nullam<text:line-break/>omnino mentionem fecerunt anatomici, in alio dicetur<text:line-break/>libro, in quo etiam de omnibus aliis obscuris - dubiisve<text:line-break/>motibus tractabo.</text:span></text:p>
      <text:p text:style-name="P21"><text:span text:style-name="T21">De musuults qui ad nasi alas sunt.</text:span></text:p>
      <text:p text:style-name="P18"><text:span text:style-name="T26">Duo sunt alii usquequaque . exigui musculi, qui a<text:line-break/>malis incipientes utrimque unus, in sibi respondentem nasi<text:line-break/>alam inseruntur, ipsam aperientes, A nullo autem mu-<text:line-break/>sculo nasus contrahitur, sed cum'• praedicti musculi ab</text:span></text:p>
      <text:p text:style-name="P20"><text:span text:style-name="T26">actione cessant, mediam tunc ipse acquirit constitutionem.<text:line-break/>Nullus vero est musculus, qui nasum a praedicta apertione<text:line-break/>ad majorem abducat, sed in vehementioribus inspirationi-<text:line-break/>bus alae spiritus impetum insequuntur. • Deorsum porro<text:line-break/>trahitur nasus, labiis propter appensionem cedens.</text:span></text:p>
      <text:p text:style-name="P18"><text:span text:style-name="T21">De mufculofa frontis natura, quae sub cute esu</text:span></text:p>
      <text:p text:style-name="P18"><text:span text:style-name="T26">Et sane frontis cuti musculosa quaedam natura tenuis<text:line-break/>subtenditur, ipsique cuti coalita est, ideoque tota, quae in<text:line-break/>fronte est, cutis etiam maxilla quiescente movetur.</text:span></text:p>
      <text:p text:style-name="P21"><text:span text:style-name="T26">..De </text:span><text:span text:style-name="T21">oculorum musculis,</text:span></text:p>
      <text:p text:style-name="P18"><text:span text:style-name="T26">Musculi, qui circa oculi besim siti funt, sive quis<text:line-break/>unum esse dicat sive duplicem sive etiam duos vel tres<text:line-break/>coalitos, ad firmandum certe oculum conferunt, cum prae-<text:line-break/>sertim pusillum rliquod corpus recte obtutu accurate no-</text:span></text:p>
      <text:p text:style-name="P19"><text:span text:style-name="T26">bis sit inspiciendum. Alii autem omnes oculum moven-<text:line-break/>tes sex numero sunt, quorum quatuor rectis motibus prae-<text:line-break/>sunt, reliqui duo oculum circumvertunt. Sed hi a magni<text:line-break/>anguli regionibus prodeuntes in parvum pertingunt. Ex<text:line-break/>aliis quatuor unus oculum surfum, alter deorsum, tertius<text:line-break/>ad nasum, quartus extrorsum trahere solet velut ad par-<text:line-break/>vum angulum. Quicunque vero non fex, fed quinque<text:line-break/>affirmant esse hos mufculos (id quod etiam Lycus opina-<text:line-break/>batur) ii non in numero solum eorum, sed lu actionibus<text:line-break/>quoque cognoscendis errant.</text:span></text:p>
      <text:p text:style-name="P18"><text:span text:style-name="T21">De musculis maxillam inferiorem moventibus.</text:span></text:p>
      <text:p text:style-name="P18"><text:span text:style-name="T26">Quatuor musculorum paria maxillam inferiorem mo-<text:line-break/>vent, ac sursum quidem trahunt, qui temporales vocan-<text:line-break/>tur et qui intra os siti sunt. Ad latera vero adducunt,<text:line-break/>qui in buccis sunt locati, quos masseteras f. mansorios.</text:span></text:p>
      <text:p text:style-name="P19"><text:span text:style-name="T26">nomine ab utilitate imposito, appellant. Deorsum trahunt<text:line-break/>reliqui duo, sed hi angusti prolixique sunt, qui post in-<text:line-break/>fraque aures incipientes et per collum in anteriora pro-<text:line-break/>cedentes, atque deinde in idem mutuo, ut maxillae in-<text:line-break/>serantur, coeuntes, ipsam cum tenduntur aperiunt. Hi<text:line-break/>soli.inter omnes musculos ambas quidem extremitates car-<text:line-break/>nosas habent, mediam vero exquisitum tendinem. Ex<text:line-break/>- reliquis tribus paribus, quae robusta simul et magna sunt,<text:line-break/>temporales ab utroque latere unus, ad extremas maxillae<text:line-break/></text:span><text:span text:style-name="T11">κορώνας </text:span><text:span text:style-name="T26">perveniunt et maxillae ipsi ad processum coronoi-<text:line-break/>dem validis aponeurosibus inseruntur, per quas tum ma-<text:line-break/>xillam furfum trahunt tum os claudunt. Quapropter et<text:line-break/>hos mufculos interdum masseteras appellant non recen-<text:line-break/>tiores tantum, fed et antiquiores medici, quemadmodum<text:line-break/>etiam Hippocrates. Prope vero eam partem, qua praedi-<text:line-break/>ctorum musculorum tendines expullulant, transversum os</text:span></text:p>
      <text:p text:style-name="P19"><text:span text:style-name="T26">extrinsecus impositum circumpositumque est, quod </text:span><text:span text:style-name="T21">jugum<text:line-break/></text:span><text:span text:style-name="T26">(os zygomaticum) appellatur.</text:span></text:p>
      <text:p text:style-name="P21"><text:span text:style-name="T21">De tertia fyaygtn claudente.</text:span></text:p>
      <text:p text:style-name="P18"><text:span text:style-name="T26">Qui vero intrans sunt musculi, latis cavisque ma-<text:line-break/>xillae inserioris partibus incumbunt: ad palatum vero<text:line-break/>adscendunt, cavis quae inibi funt ossibus, quae a processibus,<text:line-break/>quos ad alarum similitudinem circumdantur, inferti, llis<text:line-break/>musculis validus quidam tendo hoc in loco inest. Tota<text:line-break/>vero horum musculorum transversa pars cum musculis<text:line-break/></text:span><text:span text:style-name="T26">„ </text:span><text:span text:style-name="T26">temporalibus coalefcit. Et-sane eandem, quam tempora-<text:line-break/>les, actionem obeunt, inferiorem nempe maxillam in in-<text:line-break/>teriore parte surfum trahentes. Quidam eos partem quan-<text:line-break/>dam temporalium esse existimant, ut Marinus, nonnulli<text:line-break/>autem peculiari modo eos separant, uti Aelianus et Pelops.<text:line-break/>Lycus autem cum hos prorsus ignorasset, illos reprehendit,<text:line-break/>qui quatuor esse temporales musculos dicunt*</text:span></text:p>
      <text:p text:style-name="P20"><text:span text:style-name="T21">De majseteribus trigonis.</text:span></text:p>
      <text:p text:style-name="P18"><text:span text:style-name="T26">Reliqui autem duo musculi extrinsecus secundum in-<text:line-break/>ferioris maxillae longitudinem insident; praetervecti vero<text:line-break/>atque inserti duobus ipsorum capitibus ad malas et os<text:line-break/>jugale adscendunt, bini revera utrimque existentes, non<text:line-break/>unus. Mutuam enim in mandendo excipiunt tum actio-<text:line-break/>nem' tum usum, alter in priorem, alter in posteriorem<text:line-break/>partem maxillam movens. Iidem etiam musculi in tem-<text:line-break/>porales intra os jugale coalescunt.</text:span></text:p>
      <text:p text:style-name="P21"><text:span text:style-name="T21">De musculis qui a capite in scapulas inferuntur.</text:span></text:p>
      <text:p text:style-name="P18"><text:span text:style-name="T26">Ablata prima omnium musculosa latitudine, qu&lt;r duo<text:line-break/>musculi ex osse capitis, quod in occipite est, utrimque<text:line-break/>unus, se mutuo tangentes exoriri videntur, alter a dextris<text:line-break/>animalis partibus, a sinistris alter. Est autem eorum </text:span><text:span text:style-name="T21">ex-<text:line-break/>artas</text:span><text:span text:style-name="T26"> gracilis latusque per transversam lineam ad aures<text:line-break/>procedens; ad utramque tamen aurem haud pervenit, fed</text:span></text:p>
      <text:p text:style-name="P20"><text:span text:style-name="T26">multo brevior esu Hinc duo musculi inchoantes magis<text:line-break/>magisque perpetuo dilatantur; ac tandem scapularum spi-<text:line-break/>nis usque ad acromion utrobique inseruntur, aliquid etiam<text:line-break/>clavicularum comprehendentes. Hos mufculos ante disse-<text:line-break/>ctionem in gymnasticis evidenter videre possumus • ple-<text:line-break/>nissimi enim corpuleutissimique sunt, ac totam cervicem<text:line-break/>occupant. Horum officium non est, ut Lycus una cum<text:line-break/>plerisque aliis dissectoribus deceptus affirmabat, neque enim<text:line-break/>caput ad scapulas detrahunt, sed ipfas ad illud trahunt.<text:line-break/>Hoc autem in anatomicis administrationibus demonstratur,<text:line-break/>in quibus etiam de plerisque aliis motibus, qui superiores<text:line-break/>medicos latuerunt, abunde persequimur; ac methodum<text:line-break/>etiam qua singuli motus inveniri debeant, docemus. Post<text:line-break/>musculorum praedictorum exortum dissectum aliud quod-<text:line-break/>dam subjacet musculorum gracilium et longorum par gra-<text:line-break/>cile et latum in exortu, semper tamen dum progreditur,</text:span></text:p>
      <text:p text:style-name="P20"><text:span text:style-name="T26">teretior evadit, ac in tenuem tendinem nervi instar exacte<text:line-break/>teretem finiens ad principium basis scapularum inseritur:<text:line-break/>qur tendo ab intrinsecis partibus propter basin provectus<text:line-break/>atque ad ejus usque dimidiam partem procedens sic jam<text:line-break/>in ipsum basis os inseritur. Usus autem ejus scapularum<text:line-break/>basin recta ad caput attrahere» Hunc etiam tendinem<text:line-break/>Lycus ignoravit.</text:span></text:p>
      <text:p text:style-name="P21"><text:span text:style-name="T21">De musculis scapulas moventibus.</text:span></text:p>
      <text:p text:style-name="P18"><text:span text:style-name="T26">Septem sunt musculi, qui utramque movent scapulam.<text:line-break/>Duo quidem ab occipite deorsum obliqui feruntur, de<text:line-break/>quibus superius dixi. Tertius autem a transverso processu<text:line-break/>primae vertebrae exoritur: quartus ab osse guttur ambiente:<text:line-break/>et duo alii ex spina dorsi exortum habentes. Septimus a<text:line-break/>lumbo adscendens ad humeri articulationem maximus mu-<text:line-break/>sculus, cujus naturam omnem in sequentibus in ea libri<text:line-break/>parte declarabo, in qua de musculis articulum humeri</text:span></text:p>
      <text:p text:style-name="P19"><text:span text:style-name="T26">moventibus tractabo. Sane musculus, qui a prima verte-<text:line-break/>bra exoritur, in extremitatem spinae scapularum, qua<text:line-break/>sublimior ipsa est, apud acromion in tertiam fere ipsius<text:line-break/>universae partem inseritur. Est autem carnosus minime-<text:line-break/>' que latus musculus hic, scapulamque ad transversas colli</text:span></text:p>
      <text:p text:style-name="P18"><text:span text:style-name="T26">partus adducit. Hujus musculi non actionem solum, sed'<text:line-break/>exortum quoque et'insertionem ignoravit Lycos, incipere<text:line-break/>eum ab iis calvariae processibus, qui a columnae similitu-<text:line-break/>dine ftiloides vocantur, atque ad-acromium pervenire pu-<text:line-break/>- tans. At qui ab osse guttur ambiente exortum habet, lu<text:line-break/>eam praecipue altioris costae scapularum partem inscritur,<text:line-break/>ubi principium processus illius habetur, qui ancyroides<text:line-break/>(s. coracoidee) nominatur. Augustus autem et longus est<text:line-break/>hic musculus, scapulamque in priorem regionem cervicis<text:line-break/>versus proprium principium adducit, id quod omnium<text:line-break/>musculorum est commune. Qui vero a lumbo in humeri<text:line-break/>dearticulationetn adscendit musculus, ac toti basi cavisque</text:span></text:p>
      <text:p text:style-name="P19"><text:span text:style-name="T26">scapulae partibus secundum humiliorem cossem adhaeret,<text:line-break/>ex inferiori et priori parte totam fcapulam his apprehen-<text:line-break/>- sionibus deorsum ac in priora ad se ipsum trahit. Ex<text:line-break/>reliquis duobus musculis, a quibus solis fcapulam moveri<text:line-break/>arbitratur Lycus, alter quidem in superficie'ex omnibus<text:line-break/>thoracis vertebris exoriens lu inferiorem spinae fcapula-<text:line-break/>rurn partem inseritur, alter vero sub lioc ipso situs, exori-<text:line-break/>tur quidem et ipse ex septem thoracis vertebris et ex<text:line-break/>quinque etiam ipsius cervicis: inseritur autem in totam<text:line-break/>eam basis partem, quae cartilaginea est» Uterque igitur<text:line-break/>ipsorum retro abducit scapuIam, sed prior una etiam<text:line-break/>deorsum trahit, secundus sielut ad cervicem surfum trahit:’<text:line-break/>si vero ambo simul tensi suerint, retro versus spinam dorsi<text:line-break/>totam fcapulam ad septem superiores thoracis vertebras,<text:line-break/>quibus etjam ipsi exporrecti funt, abducuntur.</text:span></text:p>
      <text:p text:style-name="P20"><text:span text:style-name="T21">De musculis caput moventibus.</text:span></text:p>
      <text:p text:style-name="P18"><text:span text:style-name="T26">Motiones propriae capitis, quae quiescente cervice<text:line-break/>fiunt, brevissimae ac duplices sunt, quemadmodum dupli-<text:line-break/>ces etiam funt ejus dearticulationes; altera qua ipsum ad<text:line-break/>latera circumvertitur, altera qua in priora annuit et lu<text:line-break/>posteriora abnuit. Ejusdem vero capitis motiones, quae<text:line-break/>una cum totius cervicis motu fiunt, longiores sunt, de<text:line-break/>quibus diffusius paulo post'narrabo. Nunc de sibi pro-<text:line-break/>priis musculis agam. Post praedictum par gracilium rnu-<text:line-break/>sculorum, quos et ipsus ex occipitis osse exorientes sca-<text:line-break/>pulam attollere diximus, alterum deinceps par est, exor-<text:line-break/>tum transversum simul et carnosum latumque usque ad au-<text:line-break/>res obtinens. Huic alterum quoddam coalescit, principium<text:line-break/>a regione, quae sub auribus est, sumens. Haec paria per<text:line-break/>totam cervicem ad anteriores partes oblique feruntur, at-<text:line-break/>que in primo quidem exortu mediocriter coalescunt, lu<text:line-break/>subscquenti deinceps loco magis dehiscunt. Ob idque</text:span></text:p>
      <text:p text:style-name="P19"><text:span text:style-name="T26">aliquibus fortasse duo musculi ab utroque cervicis latere,<text:line-break/>non unus esse videbuntur. Amborum sane similis est uti-<text:line-break/>litas , motus et fibrarum positio. Uno tantummodo disse-<text:line-break/>runt, quod prioris musculi fibrae a primo exortu caruo,-<text:line-break/>fae existentes, ejuscemodique ad finem usque perdurantes<text:line-break/>in claviculae os inseruntur: secundi vero tum principium<text:line-break/>veluti ligamentum habent, tum finem veluti tendinem, qui<text:line-break/>sane ad pectoris os terminatur. Dividi vero quoquomodo<text:line-break/>et hic secundus musculus ab homine, qui subtiliter adeo<text:line-break/>rem partiri velit, in binos potest.' Scinditur enim aliquo<text:line-break/>modo circa collum, ut et adhaereat, ejusque partes ap-<text:line-break/>pensas tangat. Altera ergo pars, quae prior est, ossi pe-<text:line-break/>ctoris nervoso fine inseritur: altera in claviculae princi-<text:line-break/>pium carnosam inscrtionem facit; quae inter hunc ipsiim<text:line-break/>. ad pectorale os terminantem et supradictnm ah occipite</text:span></text:p>
      <text:p text:style-name="P21"><text:span text:style-name="T26">orientem, media posita esu Hic totus musculus unus qui-<text:line-break/>dem motu et utilitate est statuendus: motus enim ipsius</text:span></text:p>
      <text:p text:style-name="P20"><text:span text:style-name="T26">est obliquus, utilitasque est, ut caput in anteriorem par-<text:line-break/>tem circumagat. ' Non unus vero, quod non omnino ad-<text:line-break/>modum sit continuus, quodque exortus et insertiones haud<text:line-break/>similes omnes rectasque habeat. Nam ejus sunt duo ex-<text:line-break/>ortus, carnosus quidem, qui ex occipite est; nervosior vero<text:line-break/>quodammodo, qui sub aure. Insertiones item sunt, cujus-<text:line-break/>modi nunc jam diximus: altera quae ad claviculam per-<text:line-break/>venit, carnofa, altera, quae in. os pectorale inseritur, ner-<text:line-break/>vosa. Sed in his non magnopere errarunt anatomici. Quod<text:line-break/>vero arbitrati ipsi fuerint, musculi illius ab occipite ena-<text:line-break/>, suentis portionem toti ipsius claviculae longitudini inferi,<text:line-break/>non parvum profecto circa apparentia conspectuique subjecta<text:line-break/>peccatum commisere. Id tamen non Lycos modo, sed et<text:line-break/>alii quoque celebres viri affirmarunt, quamquam sane ne-<text:line-break/>dum totam musculus hic claviculam, fed ne dimidiam qui-<text:line-break/>dem occupat, Hujusce igitur paris musculi magni admo-<text:line-break/>dum funt, ut etiam ante dissectionem in omnibus homini-<text:line-break/>bus, ac praesertim in gymnasticis, facile dignosci possint.</text:span></text:p>
      <text:p text:style-name="P20"><text:span text:style-name="T26">Qui vero retro ex occipitio enascuntur, multo his minores<text:line-break/>funt atque numero, quam plures. Sunt autem duo,- ut<text:line-break/>quispiam dicat, ipsorum genera, alterum colli et capitis<text:line-break/>commune, alterum solius capitis. Quod ergo colli et ca-<text:line-break/>pitis est commune, in octo dividitur musculos, ab utraque<text:line-break/>nimirum spinae parte quatuor, quorum primum par latos<text:line-break/>in occipite exortus oblinens, angustior in descensu reddi-<text:line-break/>tur, fitque utriusque singillatim musculi figura ad simili-<text:line-break/>tudinem trianguli rectanguli, cujus quidem basis sit ipse<text:line-break/>ex capite exortus: altera autem costa, quae ad rectum<text:line-break/>angulum accedit, sit spinae apex, id est acantha; reliqua<text:line-break/>vero tertia sit illa, quae has ambas conjungit. Ergo ex<text:line-break/>praedictis manifestum est, horum musculorum fibras obli-<text:line-break/>quas esse, a capitis lateribus ad posteriora inverias. Hi<text:line-break/>fane musculi, ex utraque parte unus, tanquam plicae<text:line-break/>quaedam ac- laminae ipsis superjacent expansu Quibus<text:line-break/>sublatis tria quidem aliquando musculorum paria manifeste<text:line-break/>apparent, saepius tamen duo, quorum alterum, secundum</text:span></text:p>
      <text:p text:style-name="P20"><text:span text:style-name="T26">spinam extensum , musculos leniter latos habet, qui obii-<text:line-break/>qui ab occipitis osse ad spinae latera feruntur; alterum<text:line-break/>teretes, cum musculi illi e contrario fibras habeant, ex<text:line-break/>transversis nimirum capitis partibus, nude etiam exortum<text:line-break/>obtinent, in spinam tendentes. Quando vero tria riden-<text:line-break/>tur paria, unum propter spinam extenditur, alterum pro-<text:line-break/>pter transversos processus vertebrarum, tertium inter utram-<text:line-break/>que medium collocatum esu Saepenumero tamen omnes<text:line-break/>horum omnium exortuum musculorum fibras videre licet<text:line-break/>a posterioribus in anteriora oblique tendentes, ut'tandem<text:line-break/>omnes finiant in eam vertebrarum partem, abi transversi<text:line-break/>sunt earum processus. Sane si hos musculos sustuleris, in<text:line-break/>conspectum tibi exquisite venient paria illa musculorum,<text:line-break/>quae in capitis dearticulatione habentur. Sunt autem hoc<text:line-break/>in loco utrimque quatuor exigui musculi: duo quidem,<text:line-break/>qui a capitis osse ex communi principio secundum occi-<text:line-break/>pitis extremitatem exoriuntur, dearticulationem tangentes,<text:line-break/>quorum alter nervosior in posteriorem secundae vertebrae</text:span></text:p>
      <text:p text:style-name="P20"><text:span text:style-name="T26">processum porrigitur, apud insertionem angustior redditus;<text:line-break/>alter obliquus in transversum primae vertebrae processum<text:line-break/>inseritur. Tertius vero alius ambos hos conjungit a trans-<text:line-break/>versu primae vertebrae processu in posteriorem secundae<text:line-break/>pertingens, inseritur sane hic musculus in ipsius processus<text:line-break/>latera: quemadmodum qui prior dictus est, in ipsam pro-<text:line-break/>cessus summitatem, quam acantiiam S. spinam sive apicem<text:line-break/>appellant. Huic ipsi alter parvus subjacet musculus, ab<text:line-break/>occipitis osse in primam vertebram insertus.' Horum no-<text:line-break/>vissirne memoratorum musculorum exiguorum, numero<text:line-break/>octo existentium , actio atque, munus est ipse capitis mo~-<text:line-break/>tus circa dearticulationem solam: sicuti eorum, qui his<text:line-break/>incumbunt, actio est, ut caput una cum cervice tota mo-<text:line-break/>veant. Caput igitur solum abnuendo, recta musculi illi<text:line-break/>agunt, qui in primam et secundam vertebram recti pro-<text:line-break/>cedunt. Cum parva vero ad altera inclinatione movent<text:line-break/>ceteri quatuor, quorum duo a capite exorti leniterque<text:line-break/>obliqui defcendentes, id ad latera abducunt. Reliqui vero</text:span></text:p>
      <text:p text:style-name="P20"><text:span text:style-name="T26">duo, dum agunt, eam obliquam extensionem, quae ex op-<text:line-break/>positorum sibi musculorum nuper dictorum motu facta<text:line-break/>fuerat, in caput cum continuis partibus primae vertebrae<text:line-break/>ad situm secundum naturam reducunt. Jamque comper-<text:line-break/>tum est, quod in unoquoque horum musculorum pari, si<text:line-break/>unus tantum agat musculus, motus capitis fit obliquus;<text:line-break/>sin ambo simul, motus rectus unicus efficitur. Sic sane<text:line-break/>in iis-, qui his incumbunt musculis, totam cervicem oocu-<text:line-break/>pantibus, obliqui quidem obliquum ipsum abnuendo mo-<text:line-break/>vent: recti vero rectum id faciunt. Jam in iis etiam<text:line-break/>musculis errarunt dissectores, qui nec numerum nec posi-<text:line-break/>tionem nec actionem nec usum nec denique figuram eo-<text:line-break/>rum scripsere. Duo praeterea ex prioribus partibus sunt<text:line-break/>musculi, caput una cum cervice moventes, validi' sane ac<text:line-break/>longi. Progrediuntur autem hi musculi ad quintam usque<text:line-break/>thoracis vertebram, omnibus cervicis vertebris anteriori<text:line-break/>in parte superstrati, stomachoque, id est gulae, subjecti.</text:span></text:p>
      <text:p text:style-name="P20"><text:span text:style-name="T26">Horum exortus ex inferioribus capitis partibus est, carno-<text:line-break/>fus existens, eam que regionem occupans, quae inter capi-<text:line-break/>tis dearticulationem et inferiorem suturae lambdoidis finem<text:line-break/>continetur. Hi musculi cum toti agunt</text:span><text:span text:style-name="T21">, caput cum cer-<text:line-break/>vice</text:span><text:span text:style-name="T26"> flectunt. Cum vero superior tantum eorum portio, ,<text:line-break/>quae a capite in primam et fecundam inseritur vertebram,<text:line-break/>actione fungitur, ipsum solum caput annuendo movet.<text:line-break/>Sane haec portio peculiarem aliquando claramque -habet<text:line-break/>circumscriptionem delineationemve, quae posterioribus exi-<text:line-break/>guis illis musculis proportione respondet. Sunt praeterea<text:line-break/>ex transversis partibus circa capitis articulum alia duo<text:line-break/>paria musculorum parvorum, alterum primam vertebram<text:line-break/>eapiti, alterum secundam primae counectehs. Haud scm-<text:line-break/>per autem manifesta horum musculorum actio est, ut ipsas ,<text:line-break/>solas primae vertebrae articulationes ad latera annuendo<text:line-break/>moveant. Ex his omnibus musculis, qui capitis dearticu-<text:line-break/>lationem in orbem circumdantes coronant,' duos folos</text:span></text:p>
      <text:p text:style-name="P20"><text:span text:style-name="T26">Lycus novit, caeteros vero omnes ignoravit, quemadmo-’<text:line-break/>dum etiam posteriores octo occipitis, quos cervicis ac ca-<text:line-break/>pitis communes esse asseruimus. Verum hos, quod a fpi-<text:line-break/>nalibus musculis separare nequiret: reliquos sub his ab-<text:line-break/>sconditos merito ignoravit.</text:span></text:p>
      <text:p text:style-name="P21"><text:span text:style-name="T21">De musculis asperae arteriae.</text:span></text:p>
      <text:p text:style-name="P18"><text:span text:style-name="T26">Asperae arienae quatuor funt peculiares musculi,<text:line-break/>ipsam contrahentes et coarctantes, cum extenti fuerint, os<text:line-break/>hyoidee et ipfum guttur revellentes. Ex his musculis qui<text:line-break/>majores funt, principium quidem ab inferiori rectae lineae<text:line-break/>ossis hyoidis termino fumunt secundum totius arteriae lon-<text:line-break/>gitudinern protracti: insertionem vero in os pectorale se-<text:line-break/>cundum internas ejus partes moliuntur. Tibi quoque ali-<text:line-break/>' quando bifidi videbuntur esse musculi isti duo. Alii vero<text:line-break/>duo ex transversis inferioribusque thyreoidis cartilaginis<text:line-break/>partibus exorti, in pectoris </text:span><text:span text:style-name="T21">os</text:span><text:span text:style-name="T26"> ni ipsi terminant, arteriam</text:span></text:p>
      <text:p text:style-name="P20"><text:span text:style-name="T21">a</text:span><text:span text:style-name="T26"> lateribus complectentes. Meminisse autem oportet, de<text:line-break/>simiis omnia haec dici. Nam de difcrimiue, quod inter-<text:line-break/>has et cetera animalia est, in anatomicis admluistrationi-<text:line-break/>bus dicitur.</text:span></text:p>
      <text:p text:style-name="P21"><text:span text:style-name="T21">De propriis gutturis st laryngis musculis.</text:span></text:p>
      <text:p text:style-name="P18"><text:span text:style-name="T26">Duo quidem musculi in prioribus cartilaginis fcnti-<text:line-break/>formis partibus, alter e dextris, e sinistris alter, recti </text:span><text:span text:style-name="T21">fe-<text:line-break/>cundam</text:span><text:span text:style-name="T26"> ejus longitudinem incumbunt, ab humilioribus<text:line-break/>ossis larnbdoidis partibus exorti, hi ad superiora et ante-<text:line-break/>riora cartilaginem attrahunt. Duo vero alii musculi a<text:line-break/>posterioribus sc.nt.isormis. cartilaginis extremitatibus utrin-<text:line-break/>que unus exorientes gulae inseruntur, ipfam perinde ac<text:line-break/>sphincteres comprehendentes: hi cartilaginem cogunt atque<text:line-break/>adstringuut. Duo idem alii bifidi primae et secundae car-<text:line-break/>-tilaginis fines conjungunt coguntque; post quos quatuor<text:line-break/>alii ex fecunda 'cartilagine in tertiam devenientes illi qui-</text:span></text:p>
      <text:p text:style-name="P19"><text:span text:style-name="T26">dem retrorsum., hi vero in latera dearticulationem dila-<text:line-break/>tanti post hos ipfos quoque duo alii sunt, haud prius<text:line-break/>apparentes, quam guttur sit apertum, qui ei quidem cur-<text:line-break/>tilagini, quae scutiformem cartilaginem perpetuo cum ary-<text:line-break/>taenoide conjungunt, reliqua vero, quae innominata dici-<text:line-break/>. tur, non perpetuo. Actionem hi musculi habent praedi-<text:line-break/></text:span><text:span text:style-name="T26">. </text:span><text:span text:style-name="T26">ctis quatuor oppositam. Est praeterea circa tertiae carti-<text:line-break/>laginis basin musculus unus bifidus vel duo connati vel<text:line-break/>quomodocunque nominare volueris, qui non in omnibus,<text:line-break/>sed in aliquibus insunt animalibus, cartilaginem cogentes,<text:line-break/>gutturque claudentes. Sane anatomici lu plerisque prae-<text:line-break/>dictorum musculorum errarunt.</text:span></text:p>
      <text:p text:style-name="P21"><text:span text:style-name="T26">De </text:span><text:span text:style-name="T21">musculis, qui sunt in summa manu.</text:span></text:p>
      <text:p text:style-name="P18"><text:span text:style-name="T26">Duo sunt musculorum genera in internis summae </text:span><text:span text:style-name="T21">ma-<text:line-break/>nos</text:span><text:span text:style-name="T26"> partibus, parvi quidem necessario omnes, inter </text:span><text:span text:style-name="T21">fe</text:span></text:p>
      <text:p text:style-name="P20"><text:span text:style-name="T26">tamen non parum tum in aliis tum in magnitudine dif-<text:line-break/>crepantes. Quinque ergo sunt, qui oblique introrsum<text:line-break/>fursumque digitos movent, singuli singulis distributi. Sex-<text:line-break/>tus magnum digitum, quem etiam antichefra appellant,<text:line-break/>indici adducit Septimus parvum digitum a reliquis lon-<text:line-break/>gissime abducit. Horum igitur musculorum, qui sursum<text:line-break/>introrsumque totos digitos inclinant, quatuor quidem ab<text:line-break/>indumentis eos tendines ambientibus, qui primum tertium-<text:line-break/>qne articulum flectere dicebantur, incipientes, iu tenuem<text:line-break/>tendinem mediocriter teretem finiunt, toti transversae seu<text:line-break/>laterali parti secundum unumquemque digitum inferti,<text:line-break/>propter quod praedicte motu eos movent. Quintus vero,<text:line-break/>qui magnum digitum longissime ab indice abducit, caput<text:line-break/>habet primo carpi ossi appensum: qui musculus postquam<text:line-break/>in tendinem aeque ac alios tenuem finierit, magno itidem<text:line-break/>digito inseritur, eandemque motionem molitur. Qui vero</text:span></text:p>
      <text:p text:style-name="P20"><text:span text:style-name="T26">hunc ipsum indici adducit, contrarium huic obliquo mo-<text:line-break/>tum obtinens, ex aequo trahit digitum in suum ipsius ca-<text:line-break/>put, in metacarpum, qui ante medium digitum est, inseri-<text:line-break/>tur. Similem autem huic'motionem habet alius musculus,<text:line-break/>qui a primo carpi osse, quod positura humile est, exoriens,<text:line-break/>in imas partes parvi digiti inseritur, manu nimirum se-<text:line-break/>cundum • naturam figurata ipsum abducens maximopere a<text:line-break/>parameso si digito annulari. Jure igitur musculus iste et<text:line-break/>qui maximum ab indice abducit, aliis quinque musculis<text:line-break/>multo sunt minores, quippe quibus in brachiale appendi,<text:line-break/>quo longior motus fiat, opus sit. Quibus una cum ten-<text:line-break/>dinibus ablatis alii musculi lu postbrachiali positi in con-<text:line-break/>spectum venient, omnibus certe dissectionis professoribus<text:line-break/>mihique etiam'diutius ignorati, qui a ligamento ossa bra-<text:line-break/>chialis circumprehendente secundum eam praecipue par-<text:line-break/>tem, ubi et brachiale desinit et postbrachiale incipit, ex-<text:line-break/>ortum futuentes, in primam cujnscunque digiti dearticu-</text:span></text:p>
      <text:p text:style-name="P20"><text:span text:style-name="T11">. </text:span><text:span text:style-name="T26">lationem accedunt, bini singulis dicati digitis atque utro-<text:line-break/>_ hique in mediam regionem inserti, ut lateris etiam aliquid<text:line-break/>complectantur: ob idque ipfum cum quadam in latos in-<text:line-break/>elinatione primum uniuscujusque digiti articulum flectunt,<text:line-break/>quem etiam articulum per ligamentum magnos tendines</text:span></text:p>
      <text:p text:style-name="P16"><text:span text:style-name="T26">• circumplectens flecti dicebamus, ln ' magno vero digito<text:line-break/>non similis ex toto est ipfe praedictorum musculorum<text:line-break/>numerus eo, qui magnum digitum longissime ab aliis ab-<text:line-break/>ducunt: unus enim longior est, inseriturque digito prope<text:line-break/>secundam dearticulationem, non omnino manifeste illam<text:line-break/>movens, </text:span><text:span text:style-name="T21">fed</text:span><text:span text:style-name="T26"> magis primam. Reliqui vero deinceps fecun-<text:line-break/>dam dearticulationem flectunt; alter quidem praedictum<text:line-break/>majorem tangens, sursumque vergere flexionem faciens:<text:line-break/>alter post hunc leniter in latus inclinans. Omnium au-<text:line-break/>teni praedicturum undecim musculorum munus-atque ossi-</text:span></text:p>
      <text:p text:style-name="P20"><text:span text:style-name="T26">'cium est, nt coarticulationem, quae ab unoquoque post-<text:line-break/>brachialis osse cum brachiali est, eo usque flectant, quous-<text:line-break/>que ea flecti apta esu Brevissimum autem hoc esu Nam<text:line-break/>quae in hoc loco sita sunt ossa, mutuo sibi ipsis sunt<text:line-break/>coarticulala, non quemadmodum digitorum ossa, dearticu-<text:line-break/>lata.' Quapropter et prima magni digiti articulatio, evi-<text:line-break/>dentem certe habet motum, quae vero est ipsius postbra-<text:line-break/>chialis cum brachiali, latentem penitnsque obscurum ob-<text:line-break/>tinet. Sane nonnunquam in magno digito duo soli mu-<text:line-break/>sculi apparent, qui simili modo, quo ceterorum musculorum<text:line-break/>musculi, se habent, illique etiam saepenumero ita inter se<text:line-break/>sunt coaliti, ut unus in unoquoque digito esse videatur.</text:span></text:p>
      <text:p text:style-name="P21"><text:span text:style-name="T21">De musculis qui sub claviculis postti funt.</text:span></text:p>
      <text:p text:style-name="P18"><text:span text:style-name="T26">Sub unaquaque clavicula positus est musculus, qui<text:line-break/>clare non confpici potest prius quam clavicula ablata fuerit.<text:line-break/>Est autein latus carnosus uterque ipsorum, lu ossa duo<text:line-break/>sertionem secundum naturam moliens, in ipsam nimirum</text:span></text:p>
      <text:p text:style-name="P19"><text:span text:style-name="T26">claviculam'et primam thoracis-costam parvam, quam non-<text:line-break/>nulli fubclaviculam appellant. Claviculae igitur in illis<text:line-break/>connatus est partibus, quae ad acromium adlcendunt: ipsi<text:line-break/>vero primae costae coalitus est, qua ipsa cum pectoris; osse<text:line-break/>coarticulatur. De horum igitur musculorum actione du-<text:line-break/>bitant quidam anatomicorum, nonnulli vero scapulam exi-<text:line-break/>stimant * * • veluti Lycus in, aliis etiam animalibus,<text:line-break/>quaecunque claviculas non habent. Nam bos musculos<text:line-break/>- cum eo scapularum processu,, qui anchoraeformis dicitur,<text:line-break/>coalescere censet, maxime prosecto aberrans. In hornini-<text:line-break/>bus vero caeterisqne animalibus claviculas habentibus cum<text:line-break/>hoc dicere non posset, tanquam ligamenti usum ipsis tri-<text:line-break/>buit. Haud ita tamen se habet rei veritas, quin potius<text:line-break/>musculi hi eandem, quam intercostales musculi, habent<text:line-break/>utilitatem. Sicuti enim eorum quilibet suis ipsorum fibris<text:line-break/>extrinsecis humiliorem costam ad superiorem attrahit, ita<text:line-break/>etiam hi primam costam ad claviculam attollunt.</text:span></text:p>
      <text:p text:style-name="P20"><text:span text:style-name="T21">De musculis propriis offis lambdoidis, quod et hyoidei<text:line-break/>(se bypstl°A</text:span><text:span text:style-name="T38">e</text:span><text:span text:style-name="T21">t) vocatur.</text:span></text:p>
      <text:p text:style-name="P18"><text:span text:style-name="T26">Os capiti gutturis incumbens nonnulli quidem hyoi-<text:line-break/>des, nonnulli lamdoides nominanti Est autem rectu hujus<text:line-break/>ossis linea sccundum colli longitudinem extensa, os leniter<text:line-break/>latum, quatuor vero reliquae lineae obliquae sunt et a<text:line-break/>praedicto lato osse secundum duas conjugationes exoriun-<text:line-break/>tur: a superioribus quidem partibus altera conjugatio, quae<text:line-break/>tenuium gracilimnque est, veluti sunt scriptorii extrema:<text:line-break/>ab inferioribus vero altera, quae est mediocriter latorum.<text:line-break/>Verum graciles duae costae per ligamenta teretia ac tenuia<text:line-break/>extremitatibus eorum 'processuum, quos ab acus et scri-<text:line-break/>ptorii et styli imagine acuforrnes nominant, colliguntur.<text:line-break/>Reliquas verp duas inferiores duo vincula valide.- cum car-<text:line-break/>tilagine arytaenoide copulant. Et sane dno etiam musculi<text:line-break/>lati os hyoidee inferiori maxillae conjungunt, ex trans-<text:line-break/>versis rectae lineae ipsius ossis hyoidis partibus enati,<text:line-break/>atque in transverfas et jam inferialis maxillae partes post</text:span></text:p>
      <text:p text:style-name="P19"><text:span text:style-name="T26">musculorum ipsi maxillae propriorum exortum inserti. Alii<text:line-break/>vero musculi in extremam maxillam mutuo inter se colli-<text:line-break/>gati veniunt. Horum principium est superior terminus<text:line-break/></text:span><text:span text:style-name="T26">, </text:span><text:span text:style-name="T26">rectae lineae ipsius lambdoidis ossis. Alii autem duo mu-<text:line-break/>fculi a radice ossis styloidis incipiunt, atque in rectas<text:line-break/>lambdoidis ossis lineas inferno termino utrinque unus in-<text:line-break/>feruntur. Haec quidem tria musculorum paria ipsius ossis<text:line-break/>lambdoidis propriae sunt, brevibus quidem motionibus<text:line-break/>ipsum moventes. Atque una quidem a, basi processus sty-<text:line-break/>Ioidis incipit, in posteriorem regionem id abducens: </text:span><text:span text:style-name="T26">reli-<text:line-break/></text:span><text:span text:style-name="T26">quae duae in maxillae inferioris latera adscendunt atque<text:line-break/>ad ipsam maxillam sursum id attrahunt. Ceteri </text:span><text:span text:style-name="T26">vero<text:line-break/></text:span><text:span text:style-name="T26">musculi ab osse hyoide exortum obtinentes, aliarum </text:span><text:span text:style-name="T26">par-<text:line-break/></text:span><text:span text:style-name="T26">ticularnm causa facti fuerunt. Hi quidem in scapulas, </text:span><text:span text:style-name="T26">ut<text:line-break/></text:span><text:span text:style-name="T26">eas moverent, quemadmodum superius diximus: -alii </text:span><text:span text:style-name="T26">in<text:line-break/></text:span><text:span text:style-name="T26">linguam, ut de ipsa quoque dicetur; et ultra hos </text:span><text:span text:style-name="T26">reli-<text:line-break/></text:span><text:span text:style-name="T26">quus faucibus extrinsecus insidet, sive quis ipsum unicum,<text:line-break/>fed bifidum appellare velit sive duos mutuo sibi adnatos.</text:span></text:p>
      <text:p text:style-name="P20"><text:span text:style-name="T26">quod et mihi fatius esse ridetur. Hi asperam arteriam<text:line-break/>adstringunt et os lambdoides retrahunt.</text:span></text:p>
      <text:p text:style-name="P21"><text:span text:style-name="T21">De musculis linguam moventibus.</text:span></text:p>
      <text:p text:style-name="P18"><text:span text:style-name="T26">Sicuti sane praeceptor noster Pelops 'in linguae disse-<text:line-break/>ctione scribit, musculi bubulae linguae sedecim sunt. No-<text:line-break/>bis vero, ut ab initio libri dictum est, in simiae corpore<text:line-break/>oh similitudinem, quam cum homine habet, exercitationem<text:line-break/>facere statutum est. Ex musculis igitur linguam moven-<text:line-break/>tibus duo quidem a basibus processuum styloidum inci-<text:line-break/>pientes, angusti longique progredientes in transverfas lin-<text:line-break/>guae partes, utrimque unus, inseruntur, obliquorum mo-<text:line-break/>tunm praesides. Reliqui vero omnes tum ex osse caput<text:line-break/>gutturis ambiente, hyoide et lambdoide appellato, exoriun-<text:line-break/>tur: tum in linguam quatuor fane, secundum duo nimi-<text:line-break/>rum paria inseruntur, evidenterfpsam moventes. Quin-<text:line-break/>tus bifidus existens, atque ex superiori rectae lineae ossis</text:span></text:p>
      <text:p text:style-name="P20"><text:span text:style-name="T26">hyoidis termino incipiens, sub linguam inseritur, secun-<text:line-break/>dum illius longitudinem ad extremum usque inferioris<text:line-break/>maxillae in ipsum mentum, quod vocant, qua maxillae<text:line-break/>ossa inter </text:span><text:span text:style-name="T21">fe</text:span><text:span text:style-name="T26"> coalescunt, pertingens.. Hic musculus sursum<text:line-break/>ad maxillam (os hyoides) retrahit, illis oppositus, qui id<text:line-break/>ipsum ad pectoris os deorsum trahunt. Nullam vero ma-<text:line-break/>nifestam in lingua motionem efficit. Sed qui evidenter<text:line-break/>ipsam movent, quatuor reliqui sunt, quorum duo ex Iu-<text:line-break/>perioribus ossis hyoidis partibus, unde et praedictus (ille<text:line-break/>bifidus musculus), verum in ipsius lateribus quodammodo<text:line-break/>magis exoriuntur. Reliqui vero duo deinceps ex trans-<text:line-break/>versis humililursque rectae lineae costis enascuntur. In-<text:line-break/>feruntur autem majores quidem in mediam linguae regio-<text:line-break/>nem perpetuo se mutuo tangentes, .usque ad eam omnes<text:line-break/>anterius in locum linguae pervenerint, quem </text:span><text:span text:style-name="T21">vinctum ap- </text:span><text:span text:style-name="T21">,<text:line-break/></text:span><text:span text:style-name="T26">pellant (fraehulum linguae); minores vero in latera, inter<text:line-break/>hos- et eos, qui ab utraque basi processuum acuformium<text:line-break/>si styloidum procedunt. Sane horqm singulorum mufcu-</text:span></text:p>
      <text:p text:style-name="P19"><text:span text:style-name="T26">Iorum motiones ipsi positui respondent, obliquorum' quia<text:line-break/>dem obliquae, rectorum vero rectae, quemadmodum et<text:line-break/></text:span><text:span text:style-name="T26">' </text:span><text:span text:style-name="T26">transversurum transversae. Et sane clarioris ‘doctrinae<text:line-break/>gratia, qui a processibus styloidibus prodeunt</text:span><text:span text:style-name="T35">1</text:span><text:span text:style-name="T26"> musculi;<text:line-break/>transversi seu laterales vocentur: qui vero ah</text:span><text:span text:style-name="T35">?</text:span><text:span text:style-name="T26"> obliquis<text:line-break/>ossis lambdoidis partibus, obliqui, sicuti qui a superiori<text:line-break/>ejusdem lambdoidis ossis termino enascuntur, recti.appel-<text:line-break/>lentur. Subjiciuntur vero praedictis omnibus musculis ex<text:line-break/>imis partibus illi, qui fibras transversas habent, a tota<text:line-break/>lingua exorti, atque in maxillae os fere totum praeter<text:line-break/>quam lu mentum inserti. Facultatem porro musculi hi<text:line-break/>omnes attollendi curvandiqne linguam obtinent.</text:span></text:p>
      <text:p text:style-name="P21"><text:span text:style-name="T26">De </text:span><text:span text:style-name="T21">musculis faucium.</text:span></text:p>
      <text:p text:style-name="P18"><text:span text:style-name="T26">Locus quidam praejacet gulae gutturique communis,<text:line-break/>lu quem utriusque osculum adscendit, qui quoniam angu-<text:line-break/>stus oblongusque est, isthmus appellatur. Corpus vero</text:span></text:p>
      <text:p text:style-name="P20"><text:span text:style-name="T26">hunc locum ambiens, fauces f. pharynx nuncupatur, in<text:line-break/>quibus faucibus musculus utrimque unus habetur, tunc<text:line-break/>munere fuo fungens, cum vox editur aut deglutitio fit.<text:line-break/>Horum duorum musculorum caput prope eos musculos<text:line-break/>positum est, qui ab inferioribus partibus in linguae Iatera<text:line-break/>rdscenduut.</text:span></text:p>
      <text:p text:style-name="P21"><text:span text:style-name="T21">De musculis cervicem moventibus'</text:span></text:p>
      <text:p text:style-name="P18"><text:span text:style-name="T26">Ergo cervicis capitisque communes musculi superius<text:line-break/>enarrati fuere. Tres quidem primi paris eorum, qui ab<text:line-break/>occipite prodeunt: una vero aliud eorum, qui gulae fub-<text:line-break/>jacent. Nam ut uno verbo dicam, quicunque musculi a<text:line-break/>capite exorti, toti cervici inseruntur, ambabus partibus<text:line-break/>funt communes. De propriis vero cervicis musculis in<text:line-break/>hoc capite agendum. Duo ab utraque ipsius parte sunt<text:line-break/>musculi, alter posterior potius, alter prior dicendus. Sane<text:line-break/>posterior ex, transversa primae vertebrae eminentia exori-<text:line-break/>tur, eo praecipue loco, abi ea convexissima esu Nam ex<text:line-break/>priori potias eminentia musculus ille, de quo superius di-</text:span></text:p>
      <text:p text:style-name="P19"><text:span text:style-name="T26">ctum est, exoritur, qui in fcapulae spinam adfceuditi Po-<text:line-break/>sterior autem hic cervicis musculus, de quo nunc agere<text:line-break/>institui, ad fcapulam usque devenit, ex. omnibus vertebris<text:line-break/>per validae ligamenta enatus, ut pluree. musculi esse vi-<text:line-break/>' deantur, inferiorque ipsius terminus thoracis musculo</text:span></text:p>
      <text:p text:style-name="P18"><text:span text:style-name="T26">iu scapulae simis collocato exacte continuus est. Alter,<text:line-break/>vero cervicis prior musculus principium a perforato se-<text:line-break/>cundae vertebrae processu sumit, simulque: cum aliis cer-<text:line-break/>vicis musculis exoritur, postea vero illinc per axillam ad<text:line-break/>: quintam usque thoracis costam pervenit, sextam quando-<text:line-break/>que etiam attingens,' ejnsque portio quaedam in primam<text:line-break/>cossem claviculae succedentem inseritur. Teres autem quo-<text:line-break/>dammodo magis est hic musculus et longus. Et sane ejus<text:line-break/>actio, qua cervini inseritur, est, ut ipsam in priora obli-<text:line-break/>quam flectat: qua vero ad thoracis vertebras pervenit, nt<text:line-break/>illum dilatet. Quare praestiterit ut vel duos musculos</text:span></text:p>
      <text:p text:style-name="P20"><text:span text:style-name="T26">inter fe unitos una cum praedictis existimemus esse, vel<text:line-break/>si unus est statuendus, eum inter thoracis musculos cen-<text:line-break/>feamus. llle enim thoracem dilatare evidenter conspicitur,<text:line-break/>non ita tamen evidenter cervicem annuendo movere. Op-<text:line-break/>positam vero ipsi motionem habet praedictus musculus, in<text:line-break/>latera et ipse ac ad posteriora magis totam cervicem fle-<text:line-break/>ctens. • Quodst ambo una tendantur, media totius cervicis<text:line-break/>flexura in latera efficitur. Si vero anteriores tantum<text:line-break/>musculi, qui ntrohique funt, dexter nimirum et sinister,<text:line-break/>tendantur, totam profecto cervicem in priora annuere: sin<text:line-break/>posteriores, in. posteria renuere compellunt. Quodsi omnes<text:line-break/>quatuor simul tendantur , cervix tunc in nullam vergens<text:line-break/>partem recta evadit, quemadmodum lu ea etiam spasmi<text:line-break/>specie contingit, quae tetanus Graece dicitur.</text:span></text:p>
      <text:p text:style-name="P20"><text:span text:style-name="T21">De musculo in stmis scapularum</text:span><text:span text:style-name="T26"> sito </text:span><text:span text:style-name="T21">'thoracem </text:span><text:span text:style-name="T21">.&lt; .<text:line-break/></text:span><text:span text:style-name="T21">dilatantem</text:span></text:p>
      <text:p text:style-name="P159"><text:span text:style-name="T26">Musculum qui magna dilatatione thoracem dilatat, in<text:line-break/>ntraque parte unum sive scapulae et thoracis communem<text:line-break/>appellare ipsum quis velit sive thoracis solius ex iis, qui<text:line-break/>fecundum scapularn sunt, nihil intererit. Enascitur hic a<text:line-break/>scapulae basi, toti thoraci extensus.- Haec sane ipsius pars<text:line-break/>delitefcit, ut ipsum intueri prius non possis, quam scapu-<text:line-break/>lam auferas. Totum vero deinceps quod sequitur, con-<text:line-break/>fpicuum est, quod nimirum thoraci ad eum ufque muscu-<text:line-break/>lum, qui a cervice in sextam costam descendit,-inseritur.<text:line-break/>Sed et duas quoque nothas costas musculus hic jam prope<text:line-break/>cartilagineos processus confcendrt. Ejus autem insertio<text:line-break/>haud continua, est, sed veluti in exiguos quosdam muscu-<text:line-break/>los singulis costis singulos partita ac discissa. Deinceps<text:line-break/>vero post univerfas hujus musculi priores extremitates,<text:line-break/></text:span><text:span text:style-name="T26">- •<text:tab/>’<text:tab/>'<text:tab/>t-*". <text:tab/><text:tab/> '<text:tab/>’</text:span></text:p>
      <text:p text:style-name="P20"><text:span text:style-name="T26">exortus principium sumit maximus musculorum abdominis<text:line-break/>discissis et ipfe exortibus appensus.</text:span></text:p>
      <text:p text:style-name="P21"><text:span text:style-name="T21">De musculis humeri articulum moventibus.</text:span></text:p>
      <text:p text:style-name="P18"><text:span text:style-name="T26">Postquam musculos fcapulam moventes abstuleris, post-<text:line-break/>que hos illum etiam, qui in simus fcapulae partibus situs<text:line-break/>est, quem nuper sermone persecutus fui: facillime jam<text:line-break/>•musculorum omnium brachium moventium numerum de-<text:line-break/>. prehendes. Nam cum undecim in universum omnes sint,<text:line-break/>tres a pectore' in brachium adfcendentes, duos ab ilium<text:line-break/>regionibus et quinque ex scapuIa ipsa prodeuntes conspi-<text:line-break/>cies, sicuti undecimum post hos omnes, qui fuperhumera-<text:line-break/>Iem occupat. Sibi enim mutuo musculi hi, qua humera-<text:line-break/>ria vena est, connati sunt: aponeurosesque sibi mutuo vi-<text:line-break/>cinas in brachium infra ipsius caput in priorem partem<text:line-break/>inferuut, per rectam praecipue lineam, quae superne<text:line-break/>deorsum tendit. Atque graciliorem quidem aponeurosin<text:line-break/>producit musculus a pectoris osse prodiens: teretiorem</text:span></text:p>
      <text:p text:style-name="P20"><text:span text:style-name="T26">vero quodammodo carnosioremque atque ab exterioribus<text:line-break/>hujnsce partibus edit musculus ab epomide exoriens. Porro<text:line-break/>exortus seu originis principium istius quidem musculi tum<text:line-break/>clavicula tum scapulae spina est: tum etiam superficiariae<text:line-break/>ejusdem scapulae regiones fere omnes, quaecunque versus<text:line-break/>humiliorem ipsius costam vergunt. Alterius vero musculi<text:line-break/>principium est totum pectorale os.. Nam inde prodeuntes,<text:line-break/>alter quidem veluti scissus cicca summum humerum, totum<text:line-break/>brachii caput comprehendit; alter vertr-humerariae venae<text:line-break/>exporrectus est et priorem axillae partem carnosam ipfe<text:line-break/>efficit, fereque in toto pectore carnosus musculus iste est<text:line-break/>atque ab ipso toto pectore exoritur. Satius vero fuerit,<text:line-break/>duos ipsum musculos, non unicum statuere. Qui igitur a<text:line-break/>pectoris osse exoritur, qui et aliis, qui in ipso pectoris<text:line-break/>osse existunt, musculis est minor, libras omni superiori ad-<text:line-break/>versas quodammodo oppositasque habet. Nam in fuperie-<text:line-break/>rem quidem partem adscendunt ad propriam aponeurosin,<text:line-break/>deorsum incipientes. Reliquae vero omnes exortum qui-</text:span></text:p>
      <text:p text:style-name="P20"><text:span text:style-name="T26">ddm his superiorem ex ipfo pectoris osse habent. Fernn-<text:line-break/>lur autem in aponeurosin transversae quidem, quae a sub-<text:line-break/>limibus ossis pectoris partibus enafcuntur: leniter vero<text:line-break/>obliquae, quae ab humilibus ejusdem ossis partibus exoriun-<text:line-break/>tur. Ex reliquis duobus alter quidem ab extrinscca in-<text:line-break/>fimaque hujus ossis regione prodiens, secundum plurimas<text:line-break/>quidem partes praedicto illi musculo bifido ac magno con-<text:line-break/>natus est, demumque in membraneum tendinem finiens,-<text:line-break/>prioribus brachii partibus inseritur, in ipsum praecipue<text:line-break/>anterius supercilium cavitatis,' quod a majori capite mu—<text:line-break/>sculi in brachio existentis occupatur , qui secundum inter-<text:line-break/>nam regionem, venae quae in ipsu conspicue apparet, </text:span><text:span text:style-name="T21">ex-<text:line-break/>porrigitur.</text:span><text:span text:style-name="T26"> Alter vero musculus, qui antequam magnus sit<text:line-break/>dissectus non apparet, a superioribus partibus enafcens,<text:line-break/>ex secundo quidem et tertio et quarto et quinto et sexto<text:line-break/>pectoris ossibus exoritur atque ad altissimam capitis bra-<text:line-break/>chii regionem, qua ad claviculam .spectat, adscendit, illinc-<text:line-break/>que ligamento illi membranosio articulum ambienti inseri-</text:span></text:p>
      <text:p text:style-name="P19"><text:span text:style-name="T26">tur, validiorem "ane quam praedictus musculus appneu-<text:line-break/>rosin obtinens. Duo vero sunt, qui ab inferioribus par-<text:line-break/>tibus sursum feruntur; quorum alter crassissimus longrssi-<text:line-break/>musque omnium musculorum brachium moventium est,<text:line-break/>alter gracillimus quidem est, longitudine'tamen ab altero<text:line-break/>haud superatur. Hic igitur a dissectoribus merito ignora-<text:line-break/>tus fuit;- nam dum male cutis excoriatur, musculus hic<text:line-break/>obscuratur corrumpiturque. De magno vero musculo nul-<text:line-break/>lus est, qui non scripscrit; fed alter magiis, alter minus<text:line-break/>exacte ejus naturam explicavit. Gracilis igitur a cute,-<text:line-break/>qnae circa ilia nothasque' costas est, adscendens, ex ipsis<text:line-break/>praecipue membranis, sub cutim exissent ibus, exortum ha-<text:line-break/>bet; perpetuo vero dum ad axillam adscendit, crassitndi-<text:line-break/>nem quandam acquirens, in membranosum tendinem, finit,<text:line-break/>duobus aliis, quibuscum etlarn coalescit, insidens, quorum<text:line-break/>' duorum musculorum alter ex humillimo pectoris musculo,<text:line-break/>alter ex altera illius musculi bifidi portione gignitur. Re-</text:span></text:p>
      <text:p text:style-name="P20"><text:span text:style-name="T26">liquus vero musculorum ab imis regionibus furium ad<text:line-break/>humeri dearticulationem adscendentium, qui et maximus<text:line-break/>est, ab illis vertebris, quibus nothae costae dearticulantur,<text:line-break/>incipit atque spinali musculo et inseriori humilioris sca-<text:line-break/>pulae costae termino insertus, in priora leniter obliquus<text:line-break/>fertur, aliquo usque musculis humiliori scapularum costae<text:line-break/>incumbentibus adnatus: et cum e directo maxillae perve-<text:line-break/>nerit, rectus ad ipfam adscendit, illicque per tendinem<text:line-break/>haud ignobilem leniter latum brachio secundum internas<text:line-break/>aponeurofeos magni musculi partes insertus musculus hic<text:line-break/>duobus coalescit musculis, ei nimirum, qui secundum axil-<text:line-break/>lam supersternitur et ei, qui in gibbi cubiti dearticulatio-<text:line-break/>nem pertingit, de quibus in sequentibus agetur. Qui<text:line-break/>vero ab ipfa scapula nafcuntur quinque musculi, in latos<text:line-break/>tendines cum omnes finiant, in brachium et ipsi inserun-<text:line-break/>tur * partem * nt connatus quidem praedicto mu-<text:line-break/>sculo prope aponeurosin, qui ex infima parte humilioris</text:span></text:p>
      <text:p text:style-name="P20"><text:span text:style-name="T26">costae incipiens, moxqne ex posterioribus et internis par-<text:line-break/>tibus brachium subiens, tandem in ipsum altiore simul<text:line-break/>et prolixiore gracilioreque insertione praedictique musculi<text:line-break/>insertioni conjuncta scse inserit. Ipsa igitur ex internis<text:line-break/>brachii partibus existit, praedictam aponeurosin attingens.<text:line-break/>Enimvero elatior haec ipsa est in ipsum jam brachii caput<text:line-break/>ex internis partibus insertus tendo musculi simum scapu-<text:line-break/>larum occupantis, validus latusque existens. Aponeurosis<text:line-break/>vero ejus musculi, a quo regio inter spinam scapulae et<text:line-break/>ejusdem costam sublimiorem media interjacens, occupatur,<text:line-break/>in ipsum brachii capitis altissimum inseritur, non in eam<text:line-break/>certe ipsius partem, quae versus claviculam spectat, in<text:line-break/>quam alter praedictus inserebatur: sed lu eam omnem,<text:line-break/>quae extrinsecus a grandiore capite illius musculi, qui in<text:line-break/>gibbi cubiti dearticulationem devenit, divisa esu Con-<text:line-break/>junctam vero huic praedictae aponeurosin musculus ille in<text:line-break/>insertione efficiens (qui ex infernis spinae scapulae par-<text:line-break/>tibus enascitur ac totam eam regionem, quae inter ejus-</text:span></text:p>
      <text:p text:style-name="P19"><text:span text:style-name="T26">dem scapulae spinam et humiliorem costam media sita, est,<text:line-break/></text:span><text:span text:style-name="T26">• </text:span><text:span text:style-name="T26">occupat) tendinem lu. brachii caput jam quoquo modo<text:line-break/>extrorsum magis injicit. Qui vero huic ipsi continuus est,<text:line-break/>musculus, qui et forsan particula ipsius esse censebitur, in<text:line-break/>- externas exacte, brachii partes tendinem mittit. Exoritur<text:line-break/>vero hic musculus a superioribus humilioris costae scapu-<text:line-break/>lae partibus a dimidia fere ipsius parte, ubi ea gibbosissima<text:line-break/>acutissimaque esu Horum omnium musculorum motiones<text:line-break/>hae funt. Musculus epomida occupans brachium sursum<text:line-break/>per rectam praecipue lineam attollit. Ex iis vero, qui<text:line-break/>ab utraque hujus parte siti sunt, ab ipsa nimirum scapula<text:line-break/>enati, is qui prope altiorem costam existit, attollit qui-<text:line-break/>dem; sed ad interiora inclinans. Ex illis autem, qui prope<text:line-break/>humiliorem costam collocati sunt, major quidem et ipse<text:line-break/>attollit, verum ad exteriora; qui vero tanquam ejus-par-<text:line-break/>ticula est, oblique brachium ad exteriora abducit. Has<text:line-break/>autem motiones excipiunt intrinsecus quidem musculi a<text:line-break/>pectore adscendentes sive tres sive quatuor ipsus dicere</text:span></text:p>
      <text:p text:style-name="P19"><text:span text:style-name="T26">velis; extrinsecus vero, ille, qui ab inseriore humilioris<text:line-break/>costae termino adscendit. Ex musculis autem a pectore<text:line-break/>nascentibus et ad interiora brachium' admoventibus, qui<text:line-break/>.alsissimus est, caput magis brachii attrahit, qui vero ma-<text:line-break/>ximus bipartitusque est, totum brachium pectori adducit.<text:line-break/>Igitur si omnes a peetore enati musculi tam superiores<text:line-break/>quam inferiores ex aequo tendantur, medius efficitur<text:line-break/>motus, si alter dumtaxat agat, altior quidem altiorem,<text:line-break/>humilior vero humiliorem adductionem efficit. Qui vero<text:line-break/>fecundum mammam situs est musculus, brachium pectori<text:line-break/>adducit deorfumque detrahit. Post hos autem qui in su-<text:line-break/>perficie est, tenuis musculus, versus ilia sensim ad latera<text:line-break/>detrahit, qui vero post hunc ipsum est maximus, brachium<text:line-break/>ad costas rectum extendit. Reliqui vero duo deinceps,<text:line-break/>ab ipsa scapula musculi excipiunt, ad exteriora posteriora-<text:line-break/>que membrum circumagentes: alter quidem a simis fcapu-<text:line-break/>lae enatus, brachii caput ad posteriora circumvertens,</text:span></text:p>
      <text:p text:style-name="P20"><text:span text:style-name="T26">alter vero, ab inferiore humilis costae termino exortus,<text:line-break/>eam praecipue partem, in qua inseri dicitur, ad exteriora<text:line-break/>abducens. Ambo vero simul agentes brachii circumdu-<text:line-break/>ctionem, quae fit in duplicatione, efsiciunt.</text:span></text:p>
      <text:p text:style-name="P21"><text:span text:style-name="T21">De parvo musculo qui in humeri dearticulatione situs esu</text:span></text:p>
      <text:p text:style-name="P18"><text:span text:style-name="T26">Parvus omnino musculus in humeri dearticulatione<text:line-break/>occultatur, qui ' una cum minore capite musculi illius<text:line-break/>magni, qui in brachio est, exoriens sub brachii caput in<text:line-break/>media regione inseritur, qua aponeurosis illius musculi,<text:line-break/>qui a sima scapularum parte enascitur, illiusque etiam; qui<text:line-break/>toti humiliori costae adnascitur, sitae sunt. Hunc muscu-<text:line-break/>lum quispiam tum portionem illius magni, qui in brachio<text:line-break/>est, tum vero etiam ipsum per fe privatim statuere posset:<text:line-break/>nonnihil enim obliquae extensioni conducit.</text:span></text:p>
      <text:p text:style-name="P20"><text:span text:style-name="T21">De musculis dearticulationem, quae in gibbo cubiti est,<text:line-break/>moventibus.</text:span></text:p>
      <text:p text:style-name="P18"><text:span text:style-name="T26">Dearticulatio, quae in gibbo cubiti est, a quatuor mu-<text:line-break/>scolis, totum brachii os in orbem ambientibus movetur.<text:line-break/>Priores, sane duo articulum non recto exquisite flexu utri-<text:line-break/>que flectunt, sed alter introrsum. alter extrorsum incli-<text:line-break/>nando. Nam alter in radii, alter in ulnae seu cubiti os<text:line-break/>inseritur, uterque simul membranulo ligamento dearticula-<text:line-break/>tionem amplectente ad natus. Si vero simul tenduntur<text:line-break/>ambo: medius flexus fit, nimirum qui ad fummnm hume-<text:line-break/>rum adducit, ltaque major ille musculus introrsum magis<text:line-break/>flectens evidenter etiam ante dissectionem conspicitur,<text:line-break/>totam priorem brachii partem complectens. Incipit sane<text:line-break/>a sublimiore cervicis scapulae supercilio et a processu illo,<text:line-break/>qui ab anchorae similitudine ancyroides appellatur : fuper-<text:line-break/>cilio quidem per ligamentum validum ac teres, processu<text:line-break/>vero ancyroidi per aliud ligamentum tenuius simul atque</text:span></text:p>
      <text:p text:style-name="P20"><text:span text:style-name="T26">exquisite teres copulatus. Exoritur vero cum ipso carni-<text:line-break/>formis quaedam substantia parvo musculo similis, lpsa<text:line-break/>autem articulum transgrediens sub brachii caput inseritur,<text:line-break/>hinc ligamentum progrediens, per aliud principium bra-<text:line-break/>chio inseritur fupra mediam ipfam regionem, qua hujusce<text:line-break/>musculi caput fieri'incipit, quod in fe ipso etiam aliud<text:line-break/>ligamentum continet. Hinc autem descendens musculus<text:line-break/>per priores partes brachii, ipsum usque ad medium bra-<text:line-break/>chii tangit: abhinc sublimis alteri musculorum, qui inibi<text:line-break/>funt, incumbens, lu dearticulationem gibbi cubiti infeii-<text:line-break/>tur. Alter vero primum quidem prope brachii caput ex-<text:line-break/>oritur: deinceps vero per exteriores partes obliquus in<text:line-break/>priores usque ad gibbi cubiti dearticulationem pertingit<text:line-break/>et demum in ulnae seu cubiti os inseritur insertionem<text:line-break/>moliebatur. Musculorum autem gibbi cubiti dearticulatio-<text:line-break/>nem extendentium , alterum quidem principium ab humi-<text:line-break/>lis costae scapularum dimidio, quod scilicet versus hume-</text:span></text:p>
      <text:p text:style-name="P19"><text:span text:style-name="T26">rum adscendit, incipiti alterum vero post brachii caput<text:line-break/>ex posterioribus ipsius partibus exoritur, quae cum mutuo<text:line-break/>coaluerint, maximum tibi musculum, qui in gibbum cu-<text:line-break/>hiti lato tendine inseritur, effecisse videbuntur. Sed si<text:line-break/>superioribus exortibus * secundum fibrarum rectitudinem<text:line-break/>mentem adhibueris, bifidus tibi tendo hic apparebit, qui<text:line-break/>exteriorem quidem partem a primo membrato musculo,<text:line-break/>alteram vero a secundo obtinet. Sane ambo hi musculi<text:line-break/>gibbi cubiti. dearticulationem extendunt. Verum primus<text:line-break/>'una etiam extrorsum inclinat, alter vero introrsum et<text:line-break/>ipfe leniter inclinationem facit. Musculi- vero secundo<text:line-break/>nominati portio (bifidus enim musculus iste est) tota car-<text:line-break/>nea permanens, brachii ossi in orbem adnata, in posterio-<text:line-break/>rem gibbi cubili partem inseritur, rectam quodammodo<text:line-break/>magis extensionem circa os cubiti introrsum leniter ver-<text:line-break/>gentem efficiens. In simiis porro alia etiam quaedam in.<text:line-break/>gibbi.cubiti dearticulationem repetitur insertio, quae ob-<text:line-break/>liquam inclinationem versus exteriora efficit* -Nam in</text:span></text:p>
      <text:p text:style-name="P20"><text:span text:style-name="T26">exteriores dearticulationis partes inseritur, a transversa<text:line-break/>maximi musculorum in humero existentiurn divisione in-<text:line-break/>cipiens, quem a spina et costis adscendere diximus.</text:span></text:p>
      <text:p text:style-name="P21"><text:span text:style-name="T21">De mufculii qui in cubito sunt,</text:span><text:span text:style-name="T26"> a quibus </text:span><text:span text:style-name="T21">radius et bra-<text:line-break/>chiale digitique moventur.</text:span></text:p>
      <text:p text:style-name="P18"><text:span text:style-name="T26">Pro diversis doctrinae modis diversus nonnunquam<text:line-break/>flatui potest musculorum circa cubitum numerus,'veluti in<text:line-break/>anatomicis admluistrationibus ostendimus. Nam si exacte<text:line-break/>Ioqui velimus, decem et septem erunt; si vero tirones<text:line-break/>instituere, quindecim. Sunt autem ab internis cubiti par-<text:line-break/>tibus septem musculi collocati, qui nec plores nec pau-<text:line-break/>ciores numerari possunt. In exteriore autem regione mi-<text:line-break/>nimus quidem numerus octo est , si vero connati musculi<text:line-break/>discindantur separeuturque, maximus erit decem, medius<text:line-break/>novem. . Jam vero perspicuum est, quod figurata ita manu,<text:line-break/>ut cubiti seit ulnae os subjiciatur, radii vero superpona-<text:line-break/>tur , quatenus aliquid lutra vel extra cubitum esse dicunt</text:span></text:p>
      <text:p text:style-name="P19"><text:span text:style-name="T26">anatomici, inferius nullus omnino musculus cubito sub-<text:line-break/>sternitur, superius vero unus radio incumbit, in quo om-<text:line-break/>nes errarunt. Verum nos aperte ipsum declarabimus, qui<text:line-break/>hunc exterioribus aliis novem connumeramus. Digitos<text:line-break/>enim quatuor pollice excepto musculus unus magnus ex-<text:line-break/>tendit fecundum mediam praecipue totius cubiti regionem<text:line-break/>situs, quatuor tendines lu.unum quemque digitum singu-<text:line-break/>los producens. Duo vero musculi ab 'utraque hujusce<text:line-break/>musculi parte siti sunt, quorum alter parvos digitos obii-<text:line-break/>que ab aliis abducit, alter tres reliquos his adducit. Si<text:line-break/>vero exacte loqui -velis, duos musculos hoe esse sibi, mutuo<text:line-break/>- connatos affirmabis. Hi ergo omnes ab uno ligamento<text:line-break/>velantur apud ipsa praecipue tendinum capita exorto prope<text:line-break/>inferiorem cubiti et -radii extremitatem. Unumquodque<text:line-break/>autem caput tendines producit, digitis, quos movent, na-<text:line-break/>mero aequales. Alii praeterea ab utraque horum parte<text:line-break/>funt musculi, quorum alter cubito extrinsecus porrectus,<text:line-break/>in postbrachiale seu paImam, qua versus parvum digitum</text:span></text:p>
      <text:p text:style-name="P19"><text:span text:style-name="T26">spectat, per unum tendinem inseritur, alter in eam post-<text:line-break/>brachialis regionem, quae ante indicem mediumque digi-<text:line-break/>tum est, per duos inseritur tendines : tertius autem prae-<text:line-break/>ter hos per unum tendinem </text:span><text:span text:style-name="T21">-in</text:span><text:span text:style-name="T26"> primum os carpi apud<text:line-break/>magnum digitum insertionem molitur. Enitnvero ab his<text:line-break/>tribus musculis brachiale extenditur: secundum quidem<text:line-break/>parvum digitum, ubi extrema manus veluti in pronam<text:line-break/>figuram inclinatur, fecundum vero magnum, ubi in lupi-,<text:line-break/>nam. Musculus autem qui inter hos'medius est, mediam<text:line-break/>inter hos ambos brachialis extensionem efficit, quemadmo-<text:line-break/>dum etiam si reliqui duo musculi una agant, mediam<text:line-break/>x quoque manus constitutionem acquirit. Sane musculo qui<text:line-break/>brachiale apud magnum digitum (ut dictum est) movet,<text:line-break/>alter adnatus est musculus, ut ambo unus dici possint,<text:line-break/>qui in primum os magni digiti devenit, illudque lu alte-<text:line-break/>ram partem ea movet motione, quae obliquae quinque<text:line-break/>digitorum motioni a tribus, ut diximus, musculis factae,<text:line-break/>proportione respondet. Ligamentum porro et haec ambo<text:line-break/>capita in radii sublimitate, aliaque etiam duo brachiale</text:span></text:p>
      <text:p text:style-name="P160"><text:span text:style-name="T26">moventia complectitur. Si vero ambo simul extendantur,<text:line-break/>extensionem in neutram partem inclinantem magnus di-<text:line-break/>: gitus suscipit. Reliqui vero e musculis cubiti extrinsecis<text:line-break/>adhuc supersunt, tum qui superioribus radii partibus ob-<text:line-break/>liquus inseritur, totus carnosus: tum etlam qui superius<text:line-break/>ipsi prolixus incumbit, exacto, nec ipse finiens tendine.<text:line-break/>Ejus siquidem extremitas carnofa permanet, lato leniter<text:line-break/>tendini membranoso mixta atque in inferiorem radii ex-<text:line-break/>tremitatem, qua ad brachiale spectat, lu intrinseca ipsius<text:line-break/>parte inseritur, sicuti caput habet, quod ad brachii os<text:line-break/>' pertingit. Caeterorum porro’ praedictorum musculorum<text:line-break/>superiora capita hoc se habent modo. Ab extrinseco ca-<text:line-break/>pite brachii, quod et condylum nominant, tres mutuo<text:line-break/>connati exoriuntur musculi. Atque altissimue quidem qua-<text:line-break/>tuor digitos extendit, humillimus brachiale apud parvum<text:line-break/>digitum, medius vero inter hos ambos, digitos duos exi-<text:line-break/>guos extendit. Duo vero reliquorum trium digitorum<text:line-break/>musculi in quadam fui ipsorum parte uniti atque coaliti<text:line-break/></text:span><text:span text:style-name="T26">.<text:tab/>• .1<text:tab/>’<text:tab/>? •</text:span></text:p>
      <text:p text:style-name="P19"><text:span text:style-name="T21">a</text:span><text:span text:style-name="T26"> toto propemodum cubito exoriuntur,, alter quidem in<text:line-break/>, duos digitus, medium et indicem, e regione, quae apud<text:line-break/>brachiale est, sese injiciens, alter vero in magnum digi-<text:line-break/>tum exnia, quae fupra hanc ipsam est, ea, inquam, quae<text:line-break/>in gibbi cubiti dearticulationem adfcendit. Huic exortus<text:line-break/>principium est illa fui ipsius portio, quae capiti subjecta<text:line-break/>' 'esu Hocipsu principio paulo iuferius musculus ille ex-<text:line-break/>oritur, qni magnum digitum movet per eam regionem,<text:line-break/>quae inter cubitum et- radium media est, deorsum tendens.<text:line-break/>Sublimior vero hoc ipfo (tum exortum a radio obtinens,<text:line-break/>tum totam etiam regionem, quae post exortum est, occu-<text:line-break/>pans) est, qui brachiale apud magnum digitum extendit.<text:line-break/>Qui vero in eam postbrachialis partem, quae ante indicem<text:line-break/>mediumque digitum est, inseritur; extrinsecus quidem uni-<text:line-break/>verso radii ossi incumbit, exortum originemve a superio-<text:line-break/>ribus partibus externi condyli brachii obtinens, primo<text:line-break/>omnium dictu musculo quatuor digitos extendenti subje-<text:line-break/>• ctatn. Hic musculus perpetuo quidem et ipsum brachium</text:span></text:p>
      <text:p text:style-name="P19"><text:span text:style-name="T26">in primo exortu attingit, parum </text:span><text:span text:style-name="T21">a</text:span><text:span text:style-name="T26"> condylo ad superiora<text:line-break/>adsceodensr nonnunquam tamen etiam longius 'adscendere<text:line-break/>videtur. Neque enim ad unguem semper praedictos ex-<text:line-break/>ortus musculi hi servant, verum aliquando, rarissime </text:span><text:span text:style-name="T21">ta-<text:line-break/>men,</text:span><text:span text:style-name="T26"> aliquid etiam vel superiorum vel earum etiam par-<text:line-break/>tium, quae ad latera sunt; sibi assumunt. Sane caput<text:line-break/>fupra hos Trahet musculus illi, qui ipsius radii proprius<text:line-break/>est, per totum eum desuper extensus, cujus actio est, ut<text:line-break/>Iupinam manum reddat. Reliquus vero alius musculus est<text:line-break/>radii, in externa regione silus, obliquus sane, ac fuperio-<text:line-break/>ribus ipsius partibus, non, quemadmodum nuper dictus,<text:line-break/>inferioribus insertus. Ideoque uterque ipsorum eam radii<text:line-break/>partem, in quam inseritur, moveti Si vero ambo simul<text:line-break/>. agant, supinam tunc constitutionem manus suscipit, .Ex-<text:line-break/>oritur sane hic musculus tum ex eo ligamento mejnbra-<text:line-break/>noso, quod circa articulum est; itum ex cubiti extremita-<text:line-break/>tibus hoc ipsum ligamentum tangentibus , quas et qui<text:line-break/>omnium exteriorum musculorum brachiale moventium hu-<text:line-break/>millimus existit, post primum exortum conscendens, - toti</text:span></text:p>
      <text:p text:style-name="P19"><text:span text:style-name="T26">cubito adnascitur. Ejusmodi igitur positionem et naturam<text:line-break/>et motionem exteriores cubiti musculi obtinent, £x iis<text:line-break/>autem, qui intra cubitum sunt,-musculis, septem numero<text:line-break/>existentibus, . duo quidem brachiale, duo vero digitos fle-<text:line-break/>ctunt: totidem autem alii radium in pronum circumagunt;<text:line-break/>reliquus vero unus, qui omnium gracillimus est, summa<text:line-break/>sub cute porrigitur, per medium praecipue membrum a<text:line-break/>superiore ad inseriorem partem tendens atque in teretem<text:line-break/>tendinem , qua primum ipse a musculo enascitur, longe<text:line-break/>fupra brachiale finiens, ejusmodique usque ad hrachiasc<text:line-break/>perdurans, usque adeo postea dilatatur, ut toti interiori<text:line-break/>extremae manus cuti pilis nudatae subnascatur. Nihil<text:line-break/>'vero sane, quod consideratione dignum sit, musculus hic<text:line-break/>-movet. Quamquam omnes dissectores, qui ante nos fue-<text:line-break/>runt, singulos ab hoc musculo digitos contrahi flectique<text:line-break/>arbitrati sunt. Hic igitur musculus primus omnium disse-<text:line-break/>candus est, quippe qui primus omnium sub cute porriga-<text:line-break/>. tur. Post hunc vero tres alii deinceps sibi mutuo sccun-</text:span></text:p>
      <text:p text:style-name="P21"><text:span text:style-name="T26">dum longitudinem, siti'funt, universam internam cubiti</text:span></text:p>
      <text:p text:style-name="P19"><text:span text:style-name="T26">regionem occupantes. . Ex his, qui exacte positione me-<text:line-break/>dius est, praedicto musculo fubjacet, validus sane atque<text:line-break/>in quatuor digitos distributus. ' Ab utraque vero hujus<text:line-break/>‘parte musculus unus est, alter lu brachiale, alter in post-<text:line-break/>brachiale simplici tendine insertus, atque hi duo musculi<text:line-break/>brachiale flectunt, alter quidem cum inclinatione ad su-<text:line-break/>pinum, nimirum qui in eam brachialis regionem, quae<text:line-break/>ante parvum digitum est, scse injicit, alter vero cum de-<text:line-break/>clinatione in pronum, is scilicet, qui lu eum postbrachia-<text:line-break/>lis locum, qui ante indicem est, inseritur. Ambobus vero<text:line-break/>agentibus, medius in nullamque inclinans partem flexus<text:line-break/>fit illius, quae ad brachiale est, dearticulationis. Tribus<text:line-break/>• vero bis musculis dissectis, alter invenitur maximus mu-<text:line-break/>fculus medio subjectus, quinque et ipfe digitos flectens,<text:line-break/>nempe per unum tendinem tum primum tertiumque qua-<text:line-break/>tuor digitorum articulum, tum fecundum tertiumque ma-<text:line-break/>gni digiti os movet. Sane hujusce musculi tendinibus<text:line-break/>magnis alterius praedicti musculi tendines supervehuntur,</text:span></text:p>
      <text:p text:style-name="P19"><text:span text:style-name="T26">singuli singulis digitis praeterquam magno digito; veluti'<text:line-break/>dictum est, inferti. . Postquam autem prope medias arti-<text:line-break/>culationes accesserint,, parvus tendo utrinque sibi suhje-<text:line-break/>, clum magnum tendinem comprehendens, in principium</text:span></text:p>
      <text:p text:style-name="P21"><text:span text:style-name="T26">-ossium, quae in dearticulatione sunt, lu medio inseritur.<text:line-break/>Primus vero et tertius articulus a majore tendine flectun-<text:line-break/>tur, non eodem tamen utrique modo, quippe tertium ar.-<text:line-break/>ticulum tendo per sie ipsum flectit, primum vero per li-<text:line-break/>gamentum. Quod ergo universi tendines, qui digitos mo-<text:line-break/>vent, teretes veluti nervi exissent, probe dissectores tra-<text:line-break/>diderunt; non tamen superiora tendinum capita musculo-<text:line-break/>rumque numerum exactefcripserunt, ita, ut neque radii •<text:line-break/>motores musculos quidam ipsorum.ostenderint, inter quos<text:line-break/>etiam suit Aelianus. De his‘ igitur paulo post dicetur.<text:line-break/>Ex praedictis vero quinque musculis, qui brachiale apud<text:line-break/>parvum digitum flectit, ab interiore condylo brachii in-<text:line-break/>cipit, cubitum etiam contingens; qui vero idem brachiale</text:span></text:p>
      <text:p text:style-name="P20"><text:span text:style-name="T26">apud magnum digitum flectit, ex superioribus partibus<text:line-break/>ipsius condyli incipit, lnter ambo vero haec principia.<text:line-break/>origo exortusve illius musculi, qui in manus cutem per-<text:line-break/>venit, collocanti Huic vero ipsi .exortui duo magni mn.<text:line-break/>sculi subjacent; totam eam regionem, quae inter cubitum<text:line-break/>et radium media est, replentes. Horum ergo minor, qui<text:line-break/>et medius exacte situs est, ab interiore brachii capite ex-<text:line-break/>oritur, quoquo etiam modo et hic cubitum tangens. Ma-<text:line-break/>ximus vero huic substernitur, mediam cubiti radiique re-<text:line-break/>gionem universam occupans, ambobus ossibus connatus:<text:line-break/>tum ipsi cubito apud partes, quae propter gibberum sunt,<text:line-break/>'tum brachiali circumnascens. Verum haec ipsius musculi<text:line-break/>pars e directo illius insertionis, quae in parvum digitum<text:line-break/>fit, sita esu Est vero et alia ipsius pars, quae idem prin-<text:line-break/>cipium cum praedicto musculo quatuor digitos movente<text:line-break/>sortitur; haec autem musculi pars indici digito e directo<text:line-break/></text:span><text:span text:style-name="T44">z</text:span><text:span text:style-name="T26">praecipue esu Tertia vero pars, quae sane, maxima est,<text:line-break/>regionem, quae.inter cubitum et radium media est, occu-</text:span></text:p>
      <text:p text:style-name="P19"><text:span text:style-name="T26">pat. Ex obliquis vero musculis radium moventibus alter<text:line-break/>tum ex interiore condylo brachii exoritur, . capiti ejus<text:line-break/>musculi connatus, qui ex sublimioribus condyli partibus<text:line-break/>exoriens, brachiale apud magnum flectit: tum in radii os<text:line-break/>devenitad mediam fere ejus regionem in superiore parte<text:line-break/>exporrectus. Sane musculus hic ipso longe minor est,<text:line-break/>' longitudineque brevissimus, transversam fere (fibrarum) lu<text:line-break/>partibus brachiali vicinis positionem obtinens, atque am-<text:line-break/>borum ossium, cubiti nimirum et radii extrema copulans,<text:line-break/>leniter obliquus, a cubito in radium'inclinans. Hic mu-'<text:line-break/>fculus, manum in supinum</text:span><text:span text:style-name="T26">, </text:span><text:span text:style-name="T26">quemadmodum ante dictus in<text:line-break/>pronum, circumagit.</text:span></text:p>
      <text:p text:style-name="P21"><text:span text:style-name="T21">De musculis thoracis.</text:span></text:p>
      <text:p text:style-name="P18"><text:span text:style-name="T26">Ex thoracis musculis qui intercostales appellantur,<text:line-break/>duo et viginti funt fibras nacti longitudine .contrarias;</text:span></text:p>
      <text:p text:style-name="P19"><text:span text:style-name="T26">neque enim; quemadmodum musculi a spina in pectoris<text:line-break/>os finiunt, ita etiam eorum fibrae; </text:span><text:span text:style-name="T21">fed</text:span><text:span text:style-name="T26"> a costa in costam<text:line-break/>oblique contraria inter fe positione exteriores et interio-<text:line-break/>res ad x literae similitudinem inseruntur. Exteriores ergo<text:line-break/>fibrae a superioribus in inferiores costarum paries proce-<text:line-break/>dentes, thoracem dilatant, quae vero in profundo sitae<text:line-break/>funt, ipfum contrahunt. His vero contrariae funt, quae<text:line-break/>.fecundum cartilagineas costarum partes, eas inquam, quae<text:line-break/>ad pectorale os vergunt, habentur, Nam quae, in fuper-<text:line-break/>ficie sunt, contrahunt;, quae in profundo, dilatanti (At<text:line-break/>in notharum costarum musculis ad extremum usque eadem<text:line-break/>est fibrarum natura: hae siquidem nusquam inflectuntur.)<text:line-break/>Altera vero exiguorum musculorum conjugatio primas </text:span><text:span text:style-name="T21">co-<text:line-break/>llas</text:span><text:span text:style-name="T26"> surfum trahit, quemadmodum duae aliae decimam<text:line-break/>undecimamque detrahunt. Duodecima enim costa extra<text:line-break/>septum transversum obliquo abdominis musculo minori<text:line-break/>connata est, nonnunquam tamen circumscriptionem pro-<text:line-break/>prii ac peculiaris mulculi ipsam detrahentis habere con-</text:span></text:p>
      <text:p text:style-name="P20"><text:span text:style-name="T26">fpicitur. Aliae vero tres musculorum conjugationes, a<text:line-break/>cervice descendentes, thoracem dilatant: maxima, quae in<text:line-break/>sinus scapularum est: minor, quae ante hanc conjugatio-<text:line-break/>nem : minima, quae posterius collocatur. Superiora porro<text:line-break/>principia primae quidem memoratae conjugationis est prima<text:line-break/>cervicis vertebra, sicuti secundae secunda: tertia vero per<text:line-break/>ligamentum membranulum . </text:span><text:span text:style-name="T21">ex</text:span><text:span text:style-name="T26"> apice tum dimidiae partis<text:line-break/>ultimae colli vertebrae tum duarum primarum dorsi ver-,<text:line-break/>tebrarum enascitur. Sane prima conjugatio ad nothas us-<text:line-break/>que costas procedit; secunda ad quintam usque, tertia vero<text:line-break/>licet tertiae costae adnascatur, valide tamen in quatuor<text:line-break/>etiam succedentes inseritur. Omnes hi musculi atque ul- ‘<text:line-break/>tra hos etiam septum transversum thoracem dilatant. Con-<text:line-break/>trabunt autem tum intercostales musculi dimidiis ipsarum<text:line-break/>fibris: tum qui spinalibus musculis fecundum costarum<text:line-break/>radices sunt exporreeti: tum superior rectorum mufculo-<text:line-break/>rum abdominis portio: tum denique qui cosses ultimas<text:line-break/>detrahunt. Thoracis etiam contractioni conducunt non-</text:span></text:p>
      <text:p text:style-name="P161"><text:span text:style-name="T26">nunquam abdominis musculi. De his vero omnibus in<text:line-break/>commentariis de causis respirationis ostensum est, quae si<text:line-break/>quis perlegat, evidenter fere omnium memoratorum mu-<text:line-break/>fculorum actionem cognofcet, quam superiores dissectores<text:line-break/>ignorarunt.<text:tab/></text:span><text:span text:style-name="T26">'</text:span></text:p>
      <text:p text:style-name="P162"><text:span text:style-name="T26">De </text:span><text:span text:style-name="T21">musculis fpinalibus.<text:tab/>. </text:span><text:span text:style-name="T21">ec</text:span></text:p>
      <text:p text:style-name="P18"><text:span text:style-name="T26">Musculi spinales a fecunda quidem cervinis vertebra<text:line-break/>incipiunt: verum aut tot numero sunt, quot et ipsae ver-<text:line-break/>tebrae a secunda incipiendo , sibi ipsis mutuo connati aut<text:line-break/>unus maximus ab utraque spinae parte e pluribus muscu-<text:line-break/>lis conflatus. Omnium horum musculorum fibrae leniter<text:line-break/>obliquae sunt, quae si paululum tendantur, unamquamque<text:line-break/>ex continuis sibi vertebris ad se ipsas inclinant. Si </text:span><text:span text:style-name="T21">vero<text:line-break/></text:span><text:span text:style-name="T26">ambae, tum quae a dextris tum quae a sinistris cujnsque<text:line-break/>vertebrae funt, tendantur, recta tunc permanens in nullam<text:line-break/>partem vergens spina in posteriora recurvatur et si per<text:line-break/>totam spluam ita fiat, cum moderata quidem tensione,</text:span></text:p>
      <text:p text:style-name="P20"><text:span text:style-name="T26">tota extenditur: valentius autem ipsis tensis, retrorsum<text:line-break/>recurvatur, affectionem gibbositati, quae vocatur, contra-<text:line-break/>riam acquirens.</text:span></text:p>
      <text:p text:style-name="P21"><text:span text:style-name="T21">De musculis spinam flectentibus.</text:span></text:p>
      <text:p text:style-name="P18"><text:span text:style-name="T26">In superiori quidem parte universa ad quartam usque,<text:line-break/>nonnunquam ad quintam thoracis vertebram duo sunt<text:line-break/>musculi, quos stomacho subjici diximus, spinam flecten-<text:line-break/>tes. In inferioribus vero , quae fecundum lumbos sunt,<text:line-break/>tota interior lumborum regio duos maximos habet muscu-<text:line-break/>los, quos omnes anatomici ipsas nominant. Sane fupra<text:line-break/>septum transversum ' isti musculi ad decimam , aliquando<text:line-break/>vero ad undecimam thoracis vertebrarum inferuntur, eam<text:line-break/>spinae partem, quae fecundum ipsos est, flectentes, ld<text:line-break/>vero, quod inter hos et praedictos interjacet, quod certe<text:line-break/>thoracis medium est, nullum peculiarem musculum obti-<text:line-break/>nuit, fed simul cum partibus utrinque existentibus movetur.</text:span></text:p>
      <text:p text:style-name="P20"><text:span text:style-name="T21">L)e musculis abdominis.</text:span></text:p>
      <text:p text:style-name="P18"><text:span text:style-name="T26">Octo in abdomine sunt musculi,, utrinque quatuor,<text:line-break/>- Omnium quidem exteriores ac primi, qui a. thorace oh-<text:line-break/>liqui descendunt, maximi omnium, qui inibi sunt, muscu-<text:line-break/>lorum. Secundi sub his, qui ab ilibus adlcendunt. Ter-<text:line-break/>tii istis contigui recti sunt. Quarti, qui peritonaeo con-<text:line-break/>nati transversi sunt. Verum recti toti carnosi existunt, a<text:line-break/>pectore ad, pubis usque ossa experrecti et circa quidem<text:line-break/>umbilicum, ac paulo etiam ulterius sibi mutuo adjacent,<text:line-break/>feseque tangunt; abhinc vero coalescunt ac tandem in,<text:line-break/>pubis ossa inseruntur. Eorum vertex tendo est membra-<text:line-break/>nosus, ad thoracis principium adscendens. Id, tamen-dis-<text:line-break/>. sectores ob id jure latuit,, quod, qui in pectore sunt mu-<text:line-break/>sculi, sibi ipsi incumbunt. Nam si auferantur, membra-<text:line-break/>nosus hic tendo evidenter, tum cum summo pectorali osse,<text:line-break/>tum cum transversis etiam ejusdem ossis partibus uni ver-<text:line-break/>sis, qua ipsum cartilagineis costarum partibus, ecarticula-</text:span></text:p>
      <text:p text:style-name="P20"><text:span text:style-name="T26">tur, coaluscere conspicitur, ad primam usque costam, cui<text:line-break/>appensus est, adfcendens. In hac eadem costa est et aliud<text:line-break/>praedicti musculi carnnsum caput, quod tendinem in hunc<text:line-break/>ipsum injicit. Exortum aulem cum parvi illius musculi<text:line-break/>lu claviculis existentis insertione conjunctum habet. Et<text:line-break/>fane infra quoque ad hypochondrium intercurrens divi-<text:line-break/>densve linea lu ipso albicans inspicitur; postquam totum<text:line-break/>illud, quod fuperius est ad claviculam usque, alius muscu-<text:line-break/>lus statui potest, - costarum coarticulationes contrahens.<text:line-break/>Qui'vero a thorace ad abdomen deferuntur musculi duo,<text:line-break/>incipiunt quidem plerumque a sexta costa, enascuntur<text:line-break/>vero- et ex omnibus succedentibus costis, ex distantibus<text:line-break/>nimirum principiis singulas propagines fecundum unam-<text:line-break/>quamque costam prope eam regionem, qua os lu cartila-<text:line-break/>gluem degenerat, sortiti, in inferioribus partibus anterio-<text:line-break/>ris musculi thoracis et ejus, qui lu scapularum simis<text:line-break/>collocature Dum autem ipsi attenuantur, tum per inania<text:line-break/>loca f. ilia deferuntur, tum ilium ossibus infiguntur, in</text:span></text:p>
      <text:p text:style-name="P20"><text:span text:style-name="T26">membranosos tendines terminati, per hos ipsus autem ten-<text:line-break/>dines pubis ossibus inguinibusque inseruntur. In hoc vero<text:line-break/>loco perforati sunt, ac per id foramen tum musculus ille,<text:line-break/>qui ad utrumque testiculum defcendit, cui cremasteris<text:line-break/>nomen est inditum, tum etiam una cum hoc musculo<text:line-break/>seminale vas, vena,inquam et arteria et peritonaei pro-<text:line-break/>pago quaedam pertranseuut. Quidquid vero horum mu*<text:line-break/>scutorum ad abdomen ad praedictos musculos rectos ad*<text:line-break/>frendit, paulatim expanditur, hincque in membranosum<text:line-break/>tendinem cessans exterioribus ipsis musculis inseritur: ut<text:line-break/>peculiare operculum ipsorum tale este videatur, quale plu-<text:line-break/>rimis ipsorum membranae esse consueverunt. Tertia vero<text:line-break/>conjugatio obliquorum musculorum contrarias praedictis<text:line-break/>fibras obtinet,, ex inscrioribus nimirum partibus oblique<text:line-break/>adscendentes, carnoso igitur exortu ex ilium ossibus inci-<text:line-break/>piunt, ac ad rectos progrediuntur musculos, illicque<text:line-break/>cessant, transversis musculis in adscensu (sese inserentes,<text:line-break/>costisque quatuor nothis) apud ipsos praecipue cartilagi-</text:span></text:p>
      <text:p text:style-name="P20"><text:span text:style-name="T26">neos eorum processus. Sane et quaedam herum musculo--<text:line-break/>rum membranosa ac tenuis propago rectis abdominis mu-<text:line-break/>scalis infigitur, obliquorum extrinsecorum descendentium,<text:line-break/>qui maximi sunt, processui subjecta. Inferior vero ipso-<text:line-break/>rum aponeurosis subjectorum transversurum aponeurosi<text:line-break/>unita, in pubis ossa, in interioribus jam quodammodo<text:line-break/>eorum partibus inseritur: aeque ac praedictorum muscu-<text:line-break/>lorum aponeurosis perforata. . Intra memoratos obliquos<text:line-break/>musculos transversi musculi habentur (quae est quarta ac<text:line-break/>ultima musculorum abdominalium conjugatio) , qui a no-<text:line-break/>tharum costarum sinibus in internis partibus ipsarum at-<text:line-break/>que a transverso processu vertebrarum lumborum enati,<text:line-break/>ac deinceps membranoso ligamento copulati apud rectam<text:line-break/>tandem spinam ossis ilium in transversam aponeurosin<text:line-break/>membranosam ac tenuem peritonaeo insertam-finiunt. At-<text:line-break/>que id, quod ex liac aponeurosi et peritonaeo constatur,<text:line-break/>multos medicos latet, peritonaeum id esse opinantes.<text:line-break/>Quin et in vocatis gastrorhaphiis tanquam membranam</text:span></text:p>
      <text:p text:style-name="P20"><text:span text:style-name="T26">ipiam consuunt, modumque in suis commentariis scriben-<text:line-break/>tes, quo futura abdominis fieri debeat, tanquam de mem-<text:line-break/>brana disserunt. Itaque aponeurosis ipfa in inferioribus<text:line-break/>partibus peritonaeum relinquit, ipfurnque solum nudum<text:line-break/>ibi apparet. Aponeurosis vero ab extrlufecis partibus<text:line-break/>rectos camofosque musculos cireumambiens extremitati<text:line-break/>superpositorum mufeulorum.nnita, ossibus tandem pubis<text:line-break/>inleritur. Horum octo musculorum usus simul et motus<text:line-break/>in libris de utilitate partium abunde dicti funt. Dicetur<text:line-break/>tamen et nunc eorum summa. Itaque ad exspirationes et<text:line-break/>ad vocatas spiritus cohibitiones atque ad acutas magnas-<text:line-break/>que voces, tum ad vomitus ventrisque dejectiones consc-<text:line-break/>'runt. Eorum iniuper inferior portio, praecipueque illo-<text:line-break/>rum, qui vesicae incumbunt, mingendi actioni conducit.</text:span></text:p>
      <text:p text:style-name="P21"><text:span text:style-name="T21">De musculis in testes descendentibus.</text:span></text:p>
      <text:p text:style-name="P18"><text:span text:style-name="T26">Duo graciles musculi in utrumque testem,perveniunt:<text:line-break/>quorum alter a pubis, alter ab ilium osse per membrano-</text:span></text:p>
      <text:p text:style-name="P20"><text:span text:style-name="T26">sum ligamentum tenue exoritur. Illic vero per meatum,<text:line-break/>qui ad testem devenit, deferuntur, postea dilatati, ery-<text:line-break/>throidem membranam complectuntur.- Ipsiorum officium<text:line-break/>munusque est, testem' sursum attollere, unde nonnulli ipsos<text:line-break/>cremasteres appellant..</text:span></text:p>
      <text:p text:style-name="P21"><text:span text:style-name="T26">De </text:span><text:span text:style-name="T21">musculo qui in. collo vestcae esa</text:span></text:p>
      <text:p text:style-name="P18"><text:span text:style-name="T26">Carnosus musculus in orbem circumjectus est vesicae<text:line-break/>collo: maxima vero ipsius pars inferius subjecta est. Mu-<text:line-break/>frius hic vesicae osculum, quo nihil involuntarie effluat,<text:line-break/>claudit, simulque urinam, quae per ipsum fertur, propellit.</text:span></text:p>
      <text:p text:style-name="P21"><text:span text:style-name="T21">T)e musutdii pudendi.</text:span></text:p>
      <text:p text:style-name="P18"><text:span text:style-name="T26">Duos quidem valde obliquos exiguosque musculos<text:line-break/>pudendum habet, in ejus originem infertos, duos item<text:line-break/>alios connatos aut unum bifidum carnusum, inferne qui-</text:span></text:p>
      <text:p text:style-name="P163"><text:span text:style-name="T26">dem ipsi subjectos magis, nihilo fecius tamen in orbem<text:line-break/>id ipsum complectentes. Horum igitur capita in nullum<text:line-break/>os manifesto perveniunt. Reliquorum vero duorum sic<text:line-break/>dicta lu ossa pubis. Sane praedicti omnes quatuor mu-<text:line-break/>fcnli pudendo tum rigiditatem, dum ipsum tenditur, tum<text:line-break/></text:span><text:span text:style-name="T26">' </text:span><text:span text:style-name="T26">motiones., </text:span><text:span text:style-name="T26">dum </text:span><text:span text:style-name="T26">ad latera vel ad superiora quatitur, prae-<text:line-break/>bere possunt.<text:tab/></text:span><text:span text:style-name="T26">-_</text:span></text:p>
      <text:p text:style-name="P21"><text:span text:style-name="T21">De musuulis sudis.</text:span></text:p>
      <text:p text:style-name="P18"><text:span text:style-name="T26">Extrema sedis ora musculum cuti commixtum obtinet,<text:line-break/>ut vel cuticulofum musculum dicas vel carnosam cutim,<text:line-break/>' hocque praecipue invenire licet lu prioribus partibus.<text:line-break/>Alius vero musculus exacte teres, transversus</text:span><text:span text:style-name="T35">9</text:span><text:span text:style-name="T26">, sedi cir-<text:line-break/>cumjectus est, qui si tendatur, ipsam claudit, atque in<text:line-break/>medio quidem fui ipsius corpore os coccyga vocatum tan-<text:line-break/>git, ab utraque vero parte in pudendi originem terminat.<text:line-break/>Reliqui duo musculi membranosi existentes, exoriuntur</text:span></text:p>
      <text:p text:style-name="P19"><text:span text:style-name="T26">quidem ex internis partibus tum ossium pubis, tum lati<text:line-break/>vocati ossis, inseruntur vero utrinque unus , obliqui sur-<text:line-break/>. fum sedem attollentes, simulque etiam pudendi originem<text:line-break/>iidem musculi trahunt.</text:span></text:p>
      <text:p text:style-name="P18"><text:span text:style-name="T21">De musculis coxendicis dearticulationem moventibus.</text:span></text:p>
      <text:p text:style-name="P18"><text:span text:style-name="T26">Decem quidem funt musculi, qui coxendicis dearti-<text:line-break/>culationem movent, in quibus non parum oberrarunt tum.<text:line-break/>alii dissectores viri, tum Lycus </text:span><text:span text:style-name="T21">ipfe,</text:span><text:span text:style-name="T26"> Quinti discipulus,<text:line-break/>qui ipsos quinque esse opinatus est, intrinsecus quidem<text:line-break/>tres, extrinsecus vero duos, ex quinque autem aliis tres<text:line-break/>quidem omisit, duos vero permutavit, quippe qui actio-<text:line-break/>nem ipsorum ignorabat, positionemque solum considerabat.<text:line-break/>Nam una qum aliis, omnibus mufculis dearticulationem<text:line-break/>genu moventibus femori incumbunt. Non ita tamen se<text:line-break/>habet rei veritas, ut Lycus arbitratur, sed ut nos dice-<text:line-break/>mus. Alter quidem ipsorum , qui et omnium, qui illic<text:line-break/>funt, mufculorum maximus est, introrsum retroriumque</text:span></text:p>
      <text:p text:style-name="P20"><text:span text:style-name="T26">femur adducit. AIler vero introrsum quidem nonnihil<text:line-break/>etiam tibiam, maximopere vero totum femur movet, ita<text:line-break/>ut reliqui tibiam solam moventes octo sint. Si quis vero<text:line-break/>aperte intueri musculos coxendicis dearticulationem , mo-<text:line-break/>ventes voluerit, illi opus erit ut qui circa femur sunt,<text:line-break/>universos, a quibus tibia movetur, prius auferat. Sed<text:line-break/>qui positionis ordo ad eos prius, qui in coxendice sunt,<text:line-break/>nos ducit, hinc etiam nos sermonem inchoabimus. Ipsius<text:line-break/>pfoae, quae haud exiguus musculus est, ab undecima tho-<text:line-break/>racis costa incipiens, interior quidem portio per validum<text:line-break/>ligamentum interiori coxendicis parti inseritur, eo prae-<text:line-break/>cipue in loco, ubi os quidem pubis vocatum incipit, os<text:line-break/>vero ilium definit, exterior autem in- principium ossis<text:line-break/>ilium inseritur. Reliquum vero ipsius psoae universum<text:line-break/>juxta internas ossis ilium partes progrediens, densum<text:line-break/>quendam ex illo osse exortum carnofum suscipit, postea<text:line-break/>cum ambo unicus evadit, per validum tendinem leniter<text:line-break/>latum parvo femoris trochanteri inseritur, totam ipsius.</text:span></text:p>
      <text:p text:style-name="P20"><text:span text:style-name="T26">rotunditatem occupans. Musculus hic flectit simul et in-<text:line-break/>trorsum magis totum femur invertit. Huic etiam prae-<text:line-break/>dicto parvo trochanteri alter quidam exiguus musculus<text:line-break/>colore lividus inseritur, ab ossis .coxendicis basi incipiens,<text:line-break/>prope eam clunium simiae regionem, quae nuda excarnis-<text:line-break/>qne conspicitur. Hujus musculi tendo praedictis existens<text:line-break/>similis, totam inferiorem partem parvi trochanteris com-<text:line-break/>prebendit, nonnihil etiam internae ejusdem occupans.<text:line-break/>Musculus hic humilis adductionis est auctor, qui conspici<text:line-break/>prius non potest, quam maximus ille' omnium musculorum<text:line-break/>qui in femore sunt auferatur, qui toti pubis ossi insidens,<text:line-break/>ac nonnihil etiam coxendicis ex transversis simul imisque<text:line-break/>partibus ad nudam usque excarnemque regionem com-<text:line-break/>prehendens, in totum femur carnosis ipsum ansis ample-<text:line-break/>ciens inseritur. Atque eis quidem fibris, quae ex imis<text:line-break/>partibus apud nudam nimirum excarnemque regionem ex-<text:line-break/>oriuntur, proximeque ad genu dearticulationem perveniunt,<text:line-break/>retrorsum magis femur abducit, est alterum femur simul</text:span></text:p>
      <text:p text:style-name="P20"><text:span text:style-name="T26">leniter adducens; iis vero, quae alsiores sunt, adducit<text:line-break/>solum, sicuti illis, quae altissime sunt, superneque inchoan-<text:line-break/>tes, in primas femoris partes inseruntur, adducit, simul-<text:line-break/>que etiam ipsum sursum attollit. Hoc ergo musculo dis-<text:line-break/>secto, tum praedictus musculus lividus evidenter, tum<text:line-break/>aliae etiam musculorum circumscriptiones haud evidenter<text:line-break/>apparent, aliquando quidem duorum, noununquam vero<text:line-break/>trihm, quos si quis inter musculos numerare voluerit;<text:line-break/>plores quam decem esse musculos coxendicis dearticu-<text:line-break/>lationem moventes affirmabit. Ex potioribus vero natium<text:line-break/>partibus primus quidem est, qui lu fuperficie collocatus<text:line-break/>est musculus, positione usuque musculo epomida occupanti<text:line-break/>proportione respondens. Exacte enim femur extendit, lu<text:line-break/>posteriora trahens. Ex superioribus vero ipsius exortibus<text:line-break/>duo carnosi et unus membranosus existunti Ex carnosis<text:line-break/>major a recta ossis ilium spina incipit, minor a,duobus<text:line-break/>ossibus, ischio et coccyge vocatis, medium vero horum<text:line-break/>quod alnim est, membranosum tutum existit. Hic mufcu-</text:span></text:p>
      <text:p text:style-name="P20"><text:span text:style-name="T26">lus posseriorem capitis femoris partem comprehendit, pa-<text:line-break/>rumqtie etiam ab ipsa progrediens, atque in latum tendi-<text:line-break/>nem declivem finiens posterioribus femoris partibus inse-<text:line-break/>ritur, exquisite hoc in -loco inhaerescens coalescensque<text:line-break/>exortui illius musculi latam et carnofam aponeurosin ha-<text:line-break/>bentis, qtii in externas tibiae partes insertus, genu de-<text:line-break/>articulationem ad exteriora invertit. Sane nec praedictam<text:line-break/>musculi coxendicis insertionem intueri poteris, nisi hunc<text:line-break/>prius musculum dissecueris. Est autem et ejusdem altera<text:line-break/>quaedam carnosa apophysis, quae ad femur inter duos an-<text:line-break/>teriores musculos defcendens, ipsisque etiam aliquo modo<text:line-break/>fele inferens, per membranosum tendinem ex omnibus<text:line-break/>inferioribus illius partibus enatum anteriores musculos<text:line-break/>usque ad genu circumprehendit. Secundus vero sub prae-<text:line-break/>dicto musculo in superficie' collocato alter musculus est<text:line-break/>admodum crassus carnosusque ex omnibus siere extrinfecis<text:line-break/>partibus ossis pubis et ilium enatus, simulque etiam mu-<text:line-break/>sculo ex inferioribus ossis lati partibus exorto ulque ad</text:span></text:p>
      <text:p text:style-name="P19"><text:span text:style-name="T26">coccygem insertus, ac prope quidem ilium os praedicto<text:line-break/>musculo subjacet. Superior vero ipsius portio,, quae ad<text:line-break/>lumbum sursum extenditur, sub cute sua est, cui praedi-<text:line-break/>ctum illud membranosum illius musculi principium cir—<text:line-break/>cumnatum est. Hic musculus in tendinem validum ter-<text:line-break/>minans toti vertici magni trochanteris inseritur, tutum<text:line-break/>ipsum femur simul extendens et ad exteriorem ejus regio-<text:line-break/>nem caput ipsius trahens. Huic musculo alius colore<text:line-break/>lividus musculus subnafcitur, ex internis lati ossis partibus<text:line-break/>exoriens , aponeurosin que praedictae magni musculi apo-<text:line-break/>neurosi connatam gignens, quamquam illa lu priora capi-<text:line-break/>- tis trochanteris adfcendit: liaee post ipsum caput est, ad<text:line-break/>verticem usque trochanteris adscendens, ac nonnihil in-<text:line-break/>ternae regionis simul occupans. Hie musculus furfum<text:line-break/>simul et extrorsum femoris caput trahit. Alius praeterea<text:line-break/>musculus parvus crassusque est, qui ex externis infernis-</text:span></text:p>
      <text:p text:style-name="P19"><text:span text:style-name="T26">que ilium et boxendicis ossis partibus exoriens praedicto<text:line-break/>magno musculo subnascitur, lu validum et ipse tendinem<text:line-break/>latum finiens, internis partibus primi processus magni<text:line-break/>trochanteris usque ad natem insertus. Hic musculus sur-<text:line-break/>' sum simul et extrorsum femoris caput trahit. Duo adhuc<text:line-break/>ex iis, qui femur movent, supersunt musculi, in poste-<text:line-break/>riorem magni trochanteris cavitatem, robustis ac leniter<text:line-break/>latis tendinibus inserti. Exoriuntur sane ex totis pubis<text:line-break/>ossibus alter intrinsecus, extrinsecus alter, atque ejus<text:line-break/>quidem, qui intrinsecus exoritur, insertio in trochanterem<text:line-break/>sublimior est; ejus autem, qui extrinsecus, continua existit.<text:line-break/>Hi mufculi naturale etism foramen ossis pubis occupant,<text:line-break/>in media ipsorum regione membranosum ligamentum exi-<text:line-break/>flentes, ac. in posterioribus quidem partibus in idem mutuo<text:line-break/>coeunt, coxepdicis ossi carnosis ansis ia orbem adnati.<text:line-break/>Musculi hi femoris caput circumagunt, ad interna quidem<text:line-break/>simul et priora primus musculus, ad externa vero et po—</text:span></text:p>
      <text:p text:style-name="P20"><text:span text:style-name="T26">steriora alter. Decimus vero, ultra memoratos musculus<text:line-break/>ab internis femoris partibus locatus, quem quispiam for-<text:line-break/>tassis et tibiam movere affirmabit, evidentissime certe to-<text:line-break/>tum femur iutrorfum adducit. Verum paulo mox qualis-<text:line-break/>nam hic musculus sit., in musculorum genu dearticulatio-<text:line-break/>nem moventium enarratione, quandoquidem inter eorum<text:line-break/>numerum reponitur, declarabimus.</text:span></text:p>
      <text:p text:style-name="P21"><text:span text:style-name="T21">De musculis, genu dearticulationem moventibus.</text:span></text:p>
      <text:p text:style-name="P18"><text:span text:style-name="T26">Novem musculi sunt, qui dearticulationem, quae in<text:line-break/>genu est, movent,, non decem, quemadmodum Lycus una.<text:line-break/>cum plerisque aliis dissectoribus existimabat, unum mu-<text:line-break/>fcnlum ignorans totum, de quo postremo dicturus sum:<text:line-break/>nimirum tum ab eo deceptus musculo, qui ad internum<text:line-break/>femoris condylum ad genu descendit, a maximo etiam<text:line-break/>illo femoris musculo, qui totam internam regionem simul-<text:line-break/>que posterioris non parum occupati Verum hic non so-<text:line-break/>lum non inseritur tibiae ossi (cum tamen omnino inseri</text:span></text:p>
      <text:p text:style-name="P20"><text:span text:style-name="T26">deberet, si ipsam moturus esset), sed ne ipsis etiam, quae<text:line-break/>in dearticulatione sunt, ligamentis, quemadmodum non-<text:line-break/>nulli ex iis musculis facere solent, qui obscurum quen-<text:line-break/>darn motum efficiunt. Vehementes enim motiones uni--<text:line-break/>verfae, musculis dearticulationem praetergressis, succeden-<text:line-break/>ti que membro insertis perficiuntur; parvae vero ubi mu-<text:line-break/>sculi in ligamenta infiguntur. Sed qui luter omnes fe-<text:line-break/>moris musculos maximus est, nequaquam genu dearticula-<text:line-break/>tioni inseritur, quamvis proxime ad ipsam accedat. Quodst<text:line-break/>quis quoquo modo ab hoc musculo dearticulationis liga-<text:line-break/>menta attingi dicat nec ita profecto aequum sit suspicari<text:line-break/>illius dumtaxat dearticulationis ipsum esse proprium, sed<text:line-break/>certe ambarum communem, superioris inquam, quae in<text:line-break/>coxendice et praesentis istius, quae in genu esu Nam<text:line-break/>coxendicis dearticulationem evidenter, vehementerque mo-<text:line-break/>vet, quippe qui exortum ex toto pubis osse et insertio-'<text:line-break/>nem in totum femur molitus est. Motio vero, quae in<text:line-break/>genu est, si sane ulla est, ohscuraalerte omnino est, quan-'</text:span></text:p>
      <text:p text:style-name="P19"><text:span text:style-name="T26">doquidem a minimis ansis peragitur. Verum haec de ma-<text:line-break/>ximo musculo senioris sufficiant. Ex aliis autem musculis<text:line-break/>primus in superficie est angustissimus longissimusque, ex ,<text:line-break/>media ac recta ossis ilium spina enatus, atque per lute-<text:line-break/>riora femoris est genu delatus, illincque in dictum anti-<text:line-break/>cnemion non mullo, post dearticulationem insertus. Hic<text:line-break/>igitur musculus ad interiora simul tiniam flectit et sursum<text:line-break/>ipsam altam quoquo modo attollit atque ad eam figuram<text:line-break/>totum crus agit, in qua praecipue constituitur, cum nos<text:line-break/>subigentes ipsum super alterius femur attollimus, Proxi-<text:line-break/>mus vero huic insertionem in tibiae os non per extremi-<text:line-break/>tatem carnosam,, quemadmodum prior, sed per tendinem<text:line-break/>leniter latum molitur atque incipit quidem ab ossibus</text:span></text:p>
      <text:p text:style-name="P16"><text:span text:style-name="T26">-'pubis: inseritur vero in ipsum maxime anticuemion. In-<text:line-break/>trorsum igitur et hic tibiam invertit, in rectum etiam<text:line-break/>ipsam attollendo. Qui vero plerumque quidem ab lute-<text:line-break/>rioribus partibus, nonnunquam vero paulo infra praedictum<text:line-break/>musculum illi continuus existens, per tendinem similiter</text:span></text:p>
      <text:p text:style-name="P19"><text:span text:style-name="T26">in anticnemiou in feritur, flectit simul atque ad exteriora<text:line-break/>invertit tibiam oblique, quemadmodum et ipse obliquus<text:line-break/>locatur. Nam ex infernis externisque ossis coxendicis<text:line-break/>partibus enatus </text:span><text:span text:style-name="T21">ac</text:span><text:span text:style-name="T26"> deinde per posteriores femoris partes<text:line-break/>oblique experrectus, moxque totam genu dearticulationem<text:line-break/>- praetergressus, in interiora tandem invertitur, obliquusque<text:line-break/>in eam tibiae partem, quae, excarnis visitur , quam sane<text:line-break/>auticnemion appellant, inseritur. Huic musculo, continen-<text:line-break/>tem exortum obtinent tres alii musculi. Alter quidem.<text:line-break/>ab .exterioribus partibus validus admodum, qui sane et per<text:line-break/>externas femoris partes extrinsecus delatus, infra genu in<text:line-break/>externas tibiae partes extrinsecus delatus, infra genu lu<text:line-break/>externas tibiae partes latu gracilique fine carnofo inseri-<text:line-break/>tur , extrorsum ipsam invertens; reliqui vero duo fupe-<text:line-break/>riorem quidem originem ex internis regionibus, quae nu-<text:line-break/>per dictis duabus proximae sunt, moliuntur, ita, nt qua-<text:line-break/>tuor exortus mutuo sibi congredientes ac proximi sint,<text:line-break/>qui ex prioribus partibus basis ossis coxendicis exoriuntur.</text:span></text:p>
      <text:p text:style-name="P19"><text:span text:style-name="T26">Deveniunt autem alter quidem praedictis duobus proximus,<text:line-break/>qui sane maxima ex parte colore lividus invenitur, in'<text:line-break/>internam tibiae regionem haud multo post dearticulationem<text:line-break/>inseritur usque ad externum condylum, unde et muscu-<text:line-break/>lorum in posteriori carnosa tibiae parte (gastrocnemia)<text:line-break/>nollocatorum alter enascitur, quocum etiam musculus, de<text:line-break/>quo nunc edissero, inseritur, tibiamque per illum nonnihil<text:line-break/>ad internas partes simul trahit, praecipueque cum prae-<text:line-break/>durati ipsi fuerint. Hic musculus introrsum simul et pa-<text:line-break/>rumper iextrorsum agit femur. Hunc ipsum musculum<text:line-break/>'superius inter coxendicis articulum moventes decimum<text:line-break/>nominavi, doctrinamque ac institutionem de universa ejus<text:line-break/>natura tradere hucusque distuli inter musculos genu de-<text:line-break/>articulalionem moventes, * de quo superius abunde per-<text:line-break/>tractavi. Reliqui vero tres femoris musculi anteriores<text:line-break/>genu dearticulationem extendunt. Duo quidem in super-</text:span></text:p>
      <text:p text:style-name="P21"><text:span text:style-name="T26">C - - A</text:span></text:p>
      <text:p text:style-name="P19"><text:span text:style-name="T26">sicle siti, validi, in robustum ac latum finiunt tendinem,<text:line-break/>qui insertus in orbemque adnatus universo patellae ossi<text:line-break/>usque ad tibiam progreditur, prioribus ejus partibus scse<text:line-break/>inserens. Qui vero subtus oblitefcit, in patellae princi-<text:line-break/>pium inseritur, ligamentisque, quae circa dearticulationem<text:line-break/>sunt, inhaerescit atque in extremitate quidem non sicut<text:line-break/>praedicti, nervosus existit, sed in prioribus partibus, in -<text:line-break/>interioribus vero carnosus, duplex enim esu Atque ego<text:line-break/>' hunc non unicum musculum, sed duos potius posuissem,<text:line-break/>nisi mihi ah antiquorum doctrina discrepare, ubi magna<text:line-break/>me non cogeret necessitas, praecavissem. Anteriorum vero<text:line-break/>horum musculorum principia quatuor numero sunt, atque<text:line-break/>aliud ex acclivi adscendenteque lirina ossis ilium infra<text:line-break/>eum musculum angustum, qui primus omnium dictus est,<text:line-break/>exoritur; aliud ab externis femoris partibus secundum<text:line-break/>ipsam praecipue . natem. Hoc igitur caput maximum ex<text:line-break/>anterioribus musculum gignit, qui universam exteriorem'</text:span></text:p>
      <text:p text:style-name="P19"><text:span text:style-name="T26">femoris regionemoccupat. Quod vero nunc prius dictum<text:line-break/>est, musculum licet hoc ipso quoquomodo 'minorem, aliis<text:line-break/>tamen magnitudine grandiorem gignit, quippe qui totam<text:line-break/>priorem femoris regionem, nonnihilque' etiam interioris<text:line-break/>occupat, ln idem vero duo hi musculi coeunt, unamque<text:line-break/>aponeurosin efficiunt atque (ut ante dictum est) in pa-<text:line-break/>tellae os deveniunt. . Mufculus vero ille bifidus duplexve<text:line-break/>ipsis subjectus, qui femori in orbem adnascitur, alterum<text:line-break/>quidem caput obtinet, quod primum magni trochanteris<text:line-break/>processum cervicemque capitis femoris regionem infra nu-<text:line-break/>per dictum enascitur, atque hoc ipsum exacte rectum per<text:line-break/>priores femoris partes ad patellam usque devenit, totum<text:line-break/>carnofum-permanens. Alterum vero, quod superne inci-<text:line-break/>, pit, extremitatem membranosam efficiens in internum fe-</text:span></text:p>
      <text:p text:style-name="P18"><text:span text:style-name="T26">moris caput desinit. Quamobrem hi multo magis duo<text:line-break/>musculi censentur quam illi, qui unum efficiunt. Prae-<text:line-break/>dicti ergo omnes musculi desuper per semur deicendentes</text:span></text:p>
      <text:p text:style-name="P164"><text:span text:style-name="T21">t<text:tab/>’ '<text:tab/>'<text:tab/>'</text:span></text:p>
      <text:p text:style-name="P18"><text:span text:style-name="T26">genuque dearticulatiunem moventes, ut ego quidem exi-<text:line-break/>stimo, rectius utique novem dicerentur. At ne in mini-<text:line-break/>mis rebus ab antiquis anatomicis discrepare videamur,<text:line-break/>octo dicantur. Parvus vero • quidam alius musculus sub<text:line-break/>dearticulatione delitescit in ipso poplite, ligamentum ha-<text:line-break/>bens capite validum ac teres, quod prope externum femo-<text:line-break/>ris condylum enascitur, alevenit hic musculus in tibiae<text:line-break/>os, obliquus quodammodo magis per posteriores partes<text:line-break/>dearticulationi supervectus, ad ipsam flectendam natus.</text:span></text:p>
      <text:p text:style-name="P21"><text:span text:style-name="T21">De mufculii qui in tibia sunt, a quibus tum totus pes,<text:line-break/>tum digiti moventur.</text:span></text:p>
      <text:p text:style-name="P18"><text:span text:style-name="T26">Quatuordecim musculi tiniae in orbem circumjecti<text:line-break/>sunt, septem ex posterioribus partibus </text:span><text:span text:style-name="T21">et</text:span><text:span text:style-name="T26"> septem alii ex<text:line-break/>prioribus. Cur autem qui talia magis accurate perpen-<text:line-break/>dunt, octo</text:span><text:span text:style-name="T35">-</text:span><text:span text:style-name="T26"> ipsos esse existimarint, in administrationibus<text:line-break/>anatomicis dicitur.. Igitur ex iis, qui lu posteriore parte<text:line-break/>siti funt musculi, tres in calcanei os finiunt, tres alii tum</text:span></text:p>
      <text:p text:style-name="P19"><text:span text:style-name="T26">digitos tum totius pedis dearticulationem flectunt. Septi-<text:line-break/>mus in tendinem finiens, sub nuda excarneque tota pedis<text:line-break/>parte in latitudinem expansus inseritur. Eorum igitur,<text:line-break/>qui in calcaneum inseruntur, duo a posterioribus partibus<text:line-break/>capitum femoris illic existentium exoriuntur, tertius vero,<text:line-break/>ipsis subjectus ex fibulae osse lu ipso vertice .exortum ha-<text:line-break/>bet. Hic musculus ad finem usque carnosus perdurat, in<text:line-break/>calcanei os in posteriore parte descendens. Duo vero post-<text:line-break/>quam in unum pervenerint ac vocatum gastrocnemion<text:line-break/>. praetergressi suerint., tendinem validum gignentes, calca-</text:span></text:p>
      <text:p text:style-name="P18"><text:span text:style-name="T26">nei fini inseruntur, proxime praedictae insertioni carnusae<text:line-break/>musculi illius, qui ex sura exoritur, Alius vero quartus,<text:line-break/>musculus eundem verticem, quem alter praedictorum mu- .<text:line-break/>fculorum,' is nimirum,- qui ab externo femoris condylo<text:line-break/>exoritur, obtinet, verum in tibiae'ventre ab ipso mani-<text:line-break/>feste separatur et jam in latissimum tendinem finiens pri-<text:line-break/>mum quidem ossi calcanei deorsum dilatatus, postea (ut</text:span></text:p>
      <text:p text:style-name="P19"><text:span text:style-name="T26">dixi) toti pedi substernitur. Hujus utilitas est, ut solidum<text:line-break/>et tensum dummque, ac pilis .etiam nudum sacileque scn-<text:line-break/>tiens pedis plantam efficiat. Eorum vero, qui in calca-<text:line-break/>neum infiguntur,- officium ac usus est, ut simul cum osse<text:line-break/>totum pedem retrorsum abducant. Horum quatuor mu-<text:line-break/>sculorum duo quidem crassitle sere sunt aequales, e qui-<text:line-break/>bus coeuntibus tendo in calcaneum insertus gigni diceba-</text:span></text:p>
      <text:p text:style-name="P21"><text:span text:style-name="T26">' tur. Qui vero fublimiorem carnique similem insertionem<text:line-break/>. in calcaneum sortitus est, dimidia fere est pars utriusque</text:span></text:p>
      <text:p text:style-name="P18"><text:span text:style-name="T26">horum, colore lividus existens. Qui autem tendinem pedi -<text:line-break/>lubinhaerentem gignit, tertia quodammodo est ipsorum<text:line-break/>pars. Reliquorum vero posteriorum trium musculorum<text:line-break/>alter quidem surae ossi adnatus ex (sublimioribus) ipsius<text:line-break/>partibus, qui et major est, in validum quodammodo ten-<text:line-break/>dinem terminans, inter calcanei os et tibiae finem ad<text:line-break/>inferna pedis praetergreditur. Huic autem hoc in loco<text:line-break/>alter tendo adjacet, simulque ad inferna pedis praeter-<text:line-break/>greditur, a musculo ex tibia exorto genitus. Hi igitur</text:span></text:p>
      <text:p text:style-name="P20"><text:span text:style-name="T26">duo tendines in digitos pedis inferuntur; primus quidem<text:line-break/>in medium et annularem, fecundus in parvum et eum,<text:line-break/>qui veluti index esu Magnus enim digitus solus omnium<text:line-break/>ab utrisque propaginem assumit, non quod duo tendines<text:line-break/>in ipsum infigantur, fed quia unus ex utrisque genitus<text:line-break/>sit. Nonnunquam vero medio etiam lu digito hoc usia<text:line-break/>venit. Alius vero quispiam tendo ex alio musculo, per<text:line-break/>medium praedictorum descendente, exortum habens, post.-<text:line-break/>quam proxime ad calcaneum pervenerit, secedit solus ad<text:line-break/>anteriora quodam'lu loco leniter cavo , deorsum in tiniae<text:line-break/>insertione innixus, postea inde inverius rurstis ad inferna<text:line-break/>pedis, in ipfio praecipue tarsu in feritur, dilatatus versus<text:line-break/>magni digiti partes magis retrorsumque etextrorfum le-<text:line-break/>niter pedem invertens. Quemadmodum qui in calcaneum<text:line-break/>infiguntur,, retrorsum simulque extrorsum pedem abduce-<text:line-break/>haut., Videreturque mufculus iste praedicti illius musculi<text:line-break/>portio esse,- quem in parvum'digitum et eum, qui veluti</text:span></text:p>
      <text:p text:style-name="P20"><text:span text:style-name="T26">index est, inferi dixi. Non parva praedicti tendinis por-<text:line-break/>tio in praedictam magni digiti phalangem inseritur, obli-<text:line-break/>que ipsum leniterque extendens. Superiores vero exortus<text:line-break/>hoc se habent modo. Ejus, qui ad duos medios digitos<text:line-break/>pervenit, exortus e surae osse est, fecundum totam ipsius<text:line-break/>longitudinem ex superioribus partibus a vertice summo<text:line-break/>usque ad imum finem principiunique tertii musculi ex iis,<text:line-break/>qui in calcaneum inseruntur, huic in posteriore ac inte-<text:line-break/>riore magis parte adjacet superjacetque: hic enim in po-<text:line-break/>sterioribus magis ipsius cruris regionibus exortum habet.<text:line-break/>Alter vero musculus, qui parvum hunc digitum et eum,<text:line-break/>qui veluti index est, flectit, ex posterioribus tibiae parti-<text:line-break/>bus infra caput principium sumit. Musculus hic crassitu-<text:line-break/>dlue sere dimidia illum , qui medios digitos flectit , supe-<text:line-break/>rat. Tertius vero musculus, qui hujus ipsius pars esse<text:line-break/>existimatur, quique lu tatsum pedis infigitur,, viderique<text:line-break/>non prius potest, quam hi dissecentur, regionem,, quae<text:line-break/>inter tiniam et suram media interjacet, occupat, ambobus</text:span></text:p>
      <text:p text:style-name="P20"><text:span text:style-name="T21">t </text:span><text:span text:style-name="T18">'</text:span></text:p>
      <text:p text:style-name="P18"><text:span text:style-name="T26">ossibus superne deorsum secundum longitudinem adactus;<text:line-break/>Hujus vertex in tibiae capite est, qua ipsa surae conjun-<text:line-break/>gitur et qui enafcitur tendo, conspicuus ante talos evadit.<text:line-break/>Quo in loco (tendines hi) per ligamentum tritnsverium<text:line-break/>validum, quod calcaneum tibiae ligat, constringuntur.<text:line-break/>Posteriores igitur musculi tibiae hoc modo se habent.<text:line-break/>Priores vero, quantum sane ex primis exortibus cognosci<text:line-break/>potest, jure tres esse a nonnullis anatomicis judicati'lue-<text:line-break/>runt. Satius vero fuerit, ipsus septem constituere, quem-<text:line-break/>admodum in anatomicis administrationibus demonstratur.<text:line-break/>Qui igitur totum pedem extendit atque in torsum inse-<text:line-break/>ritur, qui et omnium anteriorum musculorum maximus<text:line-break/>. est, ab exterioribus tibiae partibus ab ipso sane capite<text:line-break/>incipit acj toti ipsi tibiae per longitudinem circumnasci-<text:line-break/>tur. Qui autem ipsi adjacet, parsque ipsius esse judicatur,<text:line-break/>eundem exortum in superiore parte facit, reliqua </text:span><text:span text:style-name="T21">vero<text:line-break/></text:span><text:span text:style-name="T26">universa parte fuper praedictum musculum extrinsecus<text:line-break/>incumbit, neutiqaam tibiam ipsam attingens. Hic muscu-</text:span></text:p>
      <text:p text:style-name="P19"><text:span text:style-name="T26">lus in primum os magni digiti inseritur, ipsum oblique<text:line-break/>leniter surfum trahens- Post hos deinceps aponeurosis est<text:line-break/>in totum magnum digitum, a qua extenditur, secundum<text:line-break/>longitudinem inserta. Hujusce aponeuroseos musculus gra-<text:line-break/>cilis admodum existens exortum ex media inter tibiam<text:line-break/>et suram regione molitur, ambo haec ossa comprehendens.<text:line-break/>Cumque prope magnum digitum fuerit, ligamentum quod-<text:line-break/>dam praetergreditur, quod eam utilitatem habet, quam in<text:line-break/>cruribus circuli, per quos aurigae habenas trajiciunt. Pof-<text:line-break/>fetque hos tres musculos quispiam unum cenfere. Qui<text:line-break/>vero post ipsum est, qui digitos extendit, a surae capite,<text:line-break/>qua ipsa tibiae conjungitur, incipit, totique ipsi adnasci-<text:line-break/>tur, caeteris omnibus prolixior, ac in anteriorum muscu-.<text:line-break/>' lorum medio collocatus. Porro superior primusque hujus<text:line-break/>musculi exortus ligamentum est ex exterioribus tibiae<text:line-break/>partibus enatum apud ipsum exquisite caput. Post hos<text:line-break/>vero alii tres musculi funt, ex surae osse exortum haben-.<text:line-break/>tes: unus magnum pedis digitum flectens., alter gracilis</text:span></text:p>
      <text:p text:style-name="P20"><text:span text:style-name="T26">parvum extrorsurn abducens: tertius totum pedem furfurn<text:line-break/>tendens.. Horum primus ex ipso surae principio exortum<text:line-break/>habet, summa fub cute tensus; illinc vero ad eam pestis<text:line-break/>regionem, quae ante parvum digitum est, pervenit: ex ’<text:line-break/>exterioribus partibus astragalum amplexatus, quo etiam in<text:line-break/>loco in teretem tendinem finiens per inferna pedis in<text:line-break/>primum magni digiti articulum pervenit. Ubi autem<text:line-break/>hujusce musculi exortum cessat, ibi- fecundi ex memoratis<text:line-break/>inufculis caput est nec longe post principium musculus<text:line-break/>iste in tendinem teretem desinit, totus gracilis existens.<text:line-break/>Post hunc vero fere jam proximum est ipsius surae me-<text:line-break/>diam, unde tertius musculus pedem refiinans exoritur,<text:line-break/>Devenit vero et hic ad externas partes; quae propter mal-<text:line-break/>leolum et talum sunt, in unum finiens tendinem, qui po-<text:line-break/>stea in os parvo digito praepositum inseritur. Bifidus au-<text:line-break/>tem ipfe in exortu evadit, inaequalibus sure portionibus,<text:line-break/>per mediumque ipsius transit ille, qui parvum digitum</text:span></text:p>
      <text:p text:style-name="P19"><text:span text:style-name="T26">extrorsum abducit. Tres hi musculi unus esse ob primi<text:line-break/>exortus communitatem a nonnullis judicati fuerunt. Ho-<text:line-break/>vum septem musculorum maximus idetnque crassissimus est,<text:line-break/>qui primus omnium memoratus fuit. Mutuo vero inter<text:line-break/>fe funt aequales fecundus et quintus, ambo in principium<text:line-break/>primi ossis magni digiti descendentes; fecundus quidem<text:line-break/>ex superioribus interioribusque pedis regionibus; quintus<text:line-break/>autem ex infernis partibus. Post praedictos tum medius<text:line-break/>omnium, qui digitos extendit, tum postremus numeratus,<text:line-break/>. qui totam dearticulationem movet, crassitudine fere sunt<text:line-break/>aequales, longitudine vero haud aequales, sed qui digitos<text:line-break/>extendit, longior existit. Reliqui vero duo musculi, tum<text:line-break/>parvus terliusque numeratus, qui in magnum totum digi-<text:line-break/>tum superne, tum sextus, qui in parvum extrinsecus de-<text:line-break/>scendit; crassitudine nec ipsi luter se aequales sunt, sed<text:line-break/>qui in magnum digitum devenit, tripla vel quadrupla est<text:line-break/>crassitudine. Gracilis enim admodum est, qui in parvum<text:line-break/>digitum devenit: longitudine autem mutuo inter se quo-<text:line-break/>dammodo aequales sunt. Itaque in omnibus his musculis</text:span></text:p>
      <text:p text:style-name="P20"><text:span text:style-name="T26">quamvis aliquid dissectores praetermiserint, mentitique ac<text:line-break/>hallucinati fuerint, ne unum tamen'omnino ipsimum ne-<text:line-break/>glexerunt. Eum vero musculum, qui iu poplite est, haud<text:line-break/>fcio, cur omnes praeterierlut, longitudine quidem brevem,<text:line-break/>haud tamen imbecillum et praecipue circa ejus caput,<text:line-break/>quod est ligamentum quoddam robustissimum ab externo<text:line-break/>femoris condylo enatum, hunc vero occultat tum dearti-<text:line-break/>culatio ipfa, tum ligamentum, quod extrinsecus ex femore<text:line-break/>in tibiam porrigitur. Est autem leniter quoddammodo<text:line-break/>obliquus musculus hic, ideoque et tibiae flexionem non'<text:line-break/>exacte rectam, fed sensim ad exteriora inclinantem efficit.<text:line-break/>Quintus decimus ex iis, qui lu tibia funt, musculus hic<text:line-break/>a nobis numeretur, hic inquam, qui inter eos, qui dear-<text:line-break/>trculationem genu movent, postremo dictus fuit.</text:span></text:p>
      <text:p text:style-name="P165"><text:span text:style-name="T21">•<text:tab/></text:span><text:span text:style-name="T21">De musculis qui in pede sunt.</text:span></text:p>
      <text:p text:style-name="P18"><text:span text:style-name="T26">Non, quemadmodum in summa manu, duo tantum<text:line-break/>musculorum genera, utrumque in intrinseca ejus regione</text:span></text:p>
      <text:p text:style-name="P20"><text:span text:style-name="T26">collocatum, inerant, ita etiam in pede se habet. Sed<text:line-break/>certe, qui totos digitos obliquo motu movent, numero<text:line-break/>septem existentes, similem positionem obtinent, ac hi prae-<text:line-break/>terea, qui uniuscujusque digiti primum movent articulum,<text:line-break/>eandem proportionem habent. Duo autem alia ultra haec<text:line-break/>in pede sunt musculorum genera, alterum superne tarso<text:line-break/>incumbens, alterum similiter inferne subjectum. Qui igi-<text:line-break/>tur superne incumbunt, digitos obliquo motu agunt, cujus-<text:line-break/>modi sane motu musculi, qui a cubito descendebant, di-<text:line-break/>gitos manus movebant. Qui vero inferne subjiciuntur,<text:line-break/>fecundum articulum cujusque digiti flectunt.</text:span></text:p>
      <text:p text:style-name="P18"><text:span text:style-name="T21">Quae prius de musculis pedis in lucem edita suerant.</text:span></text:p>
      <text:p text:style-name="P18"><text:span text:style-name="T26">Quoniam amici mei judicarunt de musculis pedis com-<text:line-break/>pendiosius, quam pro aliorum proportione, hoc in libro a<text:line-break/>nobis declaratum suisse, idcirco ea, quae in fecundo ana-<text:line-break/>tomicarum administrationum libro dicta fuerunt, in hunc<text:line-break/>librum legenda transtuli. Quae ita ad verbum fe habent.<text:line-break/>In pede quatuor funt musculorum genera, non quemad-<text:line-break/>modum in manu duo; tria fere in interioribus pedis par-</text:span></text:p>
      <text:p text:style-name="P20"><text:span text:style-name="T26">tibus, unum vero in superioribus, tarso exporrectum. Hi<text:line-break/>sane musculi quinque obliquis digitorum motibus praesunt,<text:line-break/>proportione respondentes septem illis musculis, qui in<text:line-break/>externa manne regione habentur. Qui vero- sub pede siti<text:line-break/>sunt septem et hi cum septenis, qui in manu sunt, pro-<text:line-break/>portione similes sunt, singulos digitos obliquo motu mo-<text:line-break/>ventes, quorum duo quemadmodum in manu a primis bra-<text:line-break/>chialis ossibus exoriebantur, ita et ipsi in pede a primis<text:line-break/>tarsi ossibus exorientes, extrinsecos digitos longissime ab<text:line-break/>aliis abducunt. (Reliqui autem quinque paulo post dicen-<text:line-break/>tur.) Alii autem ex infernis regionibus funt musculi exi-<text:line-break/>gui, qui ex tendinibus digitos flectentibus, priusquam illi<text:line-break/>(tendines) singulatiuz scindantur, exoriuntur. Horum mn-<text:line-break/>sculorum munus est, medium cujusque digiti articulum fle-<text:line-break/>ctere. Scissis enim jam tendinibus alii quoque minores<text:line-break/>musculi innascuntur musculis iis, qui intus in manu ob-<text:line-break/>liquum unicuique digito motum suppeditant, proportione<text:line-break/>respondentes. Quatuor sane et hi numero sunt, quemad-<text:line-break/>modum etiam illi. Accedentibus vero tum duobus illis</text:span></text:p>
      <text:p text:style-name="P20"><text:span text:style-name="T26">praedictis, qui extremos digitos ab aliis longissime abdu-<text:line-break/>cunt, tum uno etiam illo, qui magnum digitum ei, qui<text:line-break/>velut index est, adducit, fotus eorum numerus septenarius<text:line-break/>evadit. Tertium autem aliud est musculorum genus, qui<text:line-break/>subter, pestem ipsis ossibus inferuntur eis, qui in manu<text:line-break/>penitus ab anatomicis ignorati suerunt, proportione respon-<text:line-break/>dentes, quos profecto contueri poteris, si tendines omnes,<text:line-break/>sicut illic, excideris. Horum fane positio omnis, numerus<text:line-break/>atque utilitas pro illorum sunt ratione, quos in manu esse<text:line-break/>praediximus. Duo enim ante primam singulorum digitorum<text:line-break/>dearticulationem collocati mediocriter illos flectunt. Atque<text:line-break/>si simul ipsi agunt, cum nulla in latus inclinatione flectit;<text:line-break/>nonnunquam tamen sibi invicem adeo continui reperiun-<text:line-break/>tur, ut unus esse in unoquoque digito videat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8b</dc:title>
    <dc:subject>Galien</dc:subject>
    <meta:initial-creator>Galien; Kühn, Karl Gottlob (éd.)</meta:initial-creator>
    <meta:keyword>https</meta:keyword>
    <meta:keyword>//archive.org/details/BIUSante_45674x18b</meta:keyword>
    <dc:date>2021-11-02T00:31:39.810009070</dc:date>
    <meta:editing-duration>PT45M31S</meta:editing-duration>
    <meta:editing-cycles>6</meta:editing-cycles>
    <meta:generator>LibreOffice/7.2.2.2$Linux_X86_64 LibreOffice_project/20$Build-2</meta:generator>
    <meta:document-statistic meta:table-count="0" meta:image-count="0" meta:object-count="0" meta:page-count="1026" meta:paragraph-count="2472" meta:word-count="132711" meta:character-count="901292" meta:non-whitespace-character-count="771021"/>
  </office:meta>
</office:document-meta>
</file>